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1.45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14.23mm"/>
    </style:style>
    <style:style style:name="co14" style:family="table-column">
      <style:table-column-properties fo:break-before="auto" style:column-width="9.33mm"/>
    </style:style>
    <style:style style:name="co15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27.52mm"/>
    </style:style>
    <style:style style:name="co17" style:family="table-column">
      <style:table-column-properties fo:break-before="auto" style:column-width="14.09mm"/>
    </style:style>
    <style:style style:name="co18" style:family="table-column">
      <style:table-column-properties fo:break-before="auto" style:column-width="109.4mm"/>
    </style:style>
    <style:style style:name="co19" style:family="table-column">
      <style:table-column-properties fo:break-before="auto" style:column-width="19.37mm"/>
    </style:style>
    <style:style style:name="co20" style:family="table-column">
      <style:table-column-properties fo:break-before="auto" style:column-width="15.15mm"/>
    </style:style>
    <style:style style:name="co21" style:family="table-column">
      <style:table-column-properties fo:break-before="auto" style:column-width="20.41mm"/>
    </style:style>
    <style:style style:name="co22" style:family="table-column">
      <style:table-column-properties fo:break-before="auto" style:column-width="10.94mm"/>
    </style:style>
    <style:style style:name="co23" style:family="table-column">
      <style:table-column-properties fo:break-before="auto" style:column-width="126.77mm"/>
    </style:style>
    <style:style style:name="co24" style:family="table-column">
      <style:table-column-properties fo:break-before="auto" style:column-width="14.36mm"/>
    </style:style>
    <style:style style:name="co25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s" table:style-name="ta1">
        <table:shapes>
          <draw:frame draw:z-index="0" draw:style-name="gr1" draw:text-style-name="P1" svg:width="208.93mm" svg:height="130.67mm" svg:x="9.84mm" svg:y="365.76mm">
            <draw:object draw:notify-on-update-of-ranges="cpus.A2:cpus.A51 cpus.E2:cpus.E51 cpus.I1:cpus.I1 cpus.I2:cpus.I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0.79mm" svg:height="118.56mm" svg:x="8.2mm" svg:y="239.56mm">
            <draw:object draw:notify-on-update-of-ranges="cpus.E2:cpus.E51 cpus.N1:cpus.N1 cpus.N2:cpus.N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2.24mm" svg:height="118.73mm" svg:x="239.14mm" svg:y="236.9mm">
            <draw:object draw:notify-on-update-of-ranges="cpus.F2:cpus.F51 cpus.O1:cpus.O1 cpus.O2:cpus.O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9.59mm" svg:height="174.84mm" svg:x="249.58mm" svg:y="18.53mm">
            <draw:object draw:notify-on-update-of-ranges="cpus.J2:cpus.J51 cpus.K1:cpus.K1 cpus.K2:cpus.K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ser rat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vg. bench</text:p>
          </table:table-cell>
          <table:table-cell office:value-type="string" calcext:value-type="string">
            <text:p>1-Core</text:p>
          </table:table-cell>
          <table:table-cell office:value-type="string" calcext:value-type="string">
            <text:p>8-Core</text:p>
          </table:table-cell>
          <table:table-cell office:value-type="string" calcext:value-type="string">
            <text:p>Mkt. share</text:p>
          </table:table-cell>
          <table:table-cell table:style-name="Default" office:value-type="string" calcext:value-type="string">
            <text:p>Age month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Cost 1-Core</text:p>
          </table:table-cell>
          <table:table-cell office:value-type="string" calcext:value-type="string">
            <text:p>Cost 8-Core</text:p>
          </table:table-cell>
        </table:table-row>
        <table:table-row table:style-name="ro1">
          <table:table-cell office:value-type="string" calcext:value-type="string">
            <text:p>Intel Core i3-9350KF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12</text:p>
          </table:table-cell>
          <table:table-cell office:value-type="float" office:value="11276" calcext:value-type="float">
            <text:p>11276</text:p>
          </table:table-cell>
          <table:table-cell table:formula="of:=SQRT((([.E2]-[.$M$2])*[.$M$5])^2 + (([.F2]-[.$M$3])*[.$M$6])^2)" office:value-type="float" office:value="733.249316399272" calcext:value-type="float">
            <text:p>733,249316399272</text:p>
          </table:table-cell>
          <table:table-cell table:formula="of:=[.I2]/[.J2]" office:value-type="float" office:value="15.3781254858476" calcext:value-type="float">
            <text:p>15,3781254858476</text:p>
          </table:table-cell>
          <table:table-cell/>
          <table:table-cell office:value-type="float" office:value="59.7" calcext:value-type="float">
            <text:p>59,7</text:p>
          </table:table-cell>
          <table:table-cell table:formula="of:=[.I2]/([.E2]-[.$M$2])" office:value-type="float" office:value="145.873221216041" calcext:value-type="float">
            <text:p>145,873221216041</text:p>
          </table:table-cell>
          <table:table-cell table:formula="of:=[.I2]/([.F2]-[.$M$3])" office:value-type="float" office:value="28.6192893401015" calcext:value-type="float">
            <text:p>28,6192893401015</text:p>
          </table:table-cell>
        </table:table-row>
        <table:table-row table:style-name="ro1">
          <table:table-cell office:value-type="string" calcext:value-type="string">
            <text:p>Intel Core i5-9600K</text:p>
          </table:table-cell>
          <table:table-cell office:value-type="float" office:value="190" calcext:value-type="float">
            <text:p>190</text:p>
          </table:table-cell>
          <table:table-cell office:value-type="float" office:value="99.2" calcext:value-type="float">
            <text:p>99,2</text:p>
          </table:table-cell>
          <table:table-cell office:value-type="float" office:value="93.6" calcext:value-type="float">
            <text:p>93,6</text:p>
          </table:table-cell>
          <table:table-cell office:value-type="float" office:value="137" calcext:value-type="float">
            <text:p>137</text:p>
          </table:table-cell>
          <table:table-cell office:value-type="float" office:value="750" calcext:value-type="float">
            <text:p>750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17</text:p>
          </table:table-cell>
          <table:table-cell office:value-type="float" office:value="14831" calcext:value-type="float">
            <text:p>14831</text:p>
          </table:table-cell>
          <table:table-cell table:formula="of:=SQRT((([.E3]-[.$M$2])*[.$M$5])^2 + (([.F3]-[.$M$3])*[.$M$6])^2)" office:value-type="float" office:value="884.933647230119" calcext:value-type="float">
            <text:p>884,933647230119</text:p>
          </table:table-cell>
          <table:table-cell table:formula="of:=[.I3]/[.J3]" office:value-type="float" office:value="16.7594486280657" calcext:value-type="float">
            <text:p>16,7594486280657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I3]/([.E3]-[.$M$2])" office:value-type="float" office:value="191.862871927555" calcext:value-type="float">
            <text:p>191,862871927555</text:p>
          </table:table-cell>
          <table:table-cell table:formula="of:=[.I3]/([.F3]-[.$M$3])" office:value-type="float" office:value="23.4296998420221" calcext:value-type="float">
            <text:p>23,4296998420221</text:p>
          </table:table-cell>
        </table:table-row>
        <table:table-row table:style-name="ro1">
          <table:table-cell office:value-type="string" calcext:value-type="string">
            <text:p>Intel Core i5-9600KF</text:p>
          </table:table-cell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93.6" calcext:value-type="float">
            <text:p>93,6</text:p>
          </table:table-cell>
          <table:table-cell office:value-type="float" office:value="136" calcext:value-type="float">
            <text:p>136</text:p>
          </table:table-cell>
          <table:table-cell office:value-type="float" office:value="763" calcext:value-type="float">
            <text:p>763</text:p>
          </table:table-cell>
          <table:table-cell office:value-type="float" office:value="0.35" calcext:value-type="float">
            <text:p>0,35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854" calcext:value-type="float">
            <text:p>12854</text:p>
          </table:table-cell>
          <table:table-cell table:formula="of:=SQRT((([.E4]-[.$M$2])*[.$M$5])^2 + (([.F4]-[.$M$3])*[.$M$6])^2)" office:value-type="float" office:value="888.765525884077" calcext:value-type="float">
            <text:p>888,765525884077</text:p>
          </table:table-cell>
          <table:table-cell table:formula="of:=[.I4]/[.J4]" office:value-type="float" office:value="14.462757190333" calcext:value-type="float">
            <text:p>14,462757190333</text:p>
          </table:table-cell>
          <table:table-cell table:number-columns-repeated="2"/>
          <table:table-cell table:formula="of:=[.I4]/([.E4]-[.$M$2])" office:value-type="float" office:value="168.466579292267" calcext:value-type="float">
            <text:p>168,466579292267</text:p>
          </table:table-cell>
          <table:table-cell table:formula="of:=[.I4]/([.F4]-[.$M$3])" office:value-type="float" office:value="19.8978328173375" calcext:value-type="float">
            <text:p>19,8978328173375</text:p>
          </table:table-cell>
        </table:table-row>
        <table:table-row table:style-name="ro1">
          <table:table-cell office:value-type="string" calcext:value-type="string">
            <text:p>AMD Ryzen 5 3600X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826" calcext:value-type="float">
            <text:p>826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8</text:p>
          </table:table-cell>
          <table:table-cell office:value-type="float" office:value="12854" calcext:value-type="float">
            <text:p>12854</text:p>
          </table:table-cell>
          <table:table-cell table:formula="of:=SQRT((([.E5]-[.$M$2])*[.$M$5])^2 + (([.F5]-[.$M$3])*[.$M$6])^2)" office:value-type="float" office:value="930.358404057275" calcext:value-type="float">
            <text:p>930,358404057275</text:p>
          </table:table-cell>
          <table:table-cell table:formula="of:=[.I5]/[.J5]" office:value-type="float" office:value="13.8161808867894" calcext:value-type="float">
            <text:p>13,816180886789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5]/([.E5]-[.$M$2])" office:value-type="float" office:value="170.70385126162" calcext:value-type="float">
            <text:p>170,70385126162</text:p>
          </table:table-cell>
          <table:table-cell table:formula="of:=[.I5]/([.F5]-[.$M$3])" office:value-type="float" office:value="18.12976022567" calcext:value-type="float">
            <text:p>18,12976022567</text:p>
          </table:table-cell>
        </table:table-row>
        <table:table-row table:style-name="ro1">
          <table:table-cell office:value-type="string" calcext:value-type="string">
            <text:p>AMD Ryzen 7 3700X</text:p>
          </table:table-cell>
          <table:table-cell office:value-type="float" office:value="169" calcext:value-type="float">
            <text:p>169</text:p>
          </table:table-cell>
          <table:table-cell office:value-type="float" office:value="90.2" calcext:value-type="float">
            <text:p>90,2</text:p>
          </table:table-cell>
          <table:table-cell office:value-type="float" office:value="92" calcext:value-type="float">
            <text:p>92</text:p>
          </table:table-cell>
          <table:table-cell office:value-type="float" office:value="135" calcext:value-type="float">
            <text:p>135</text:p>
          </table:table-cell>
          <table:table-cell office:value-type="float" office:value="928" calcext:value-type="float">
            <text:p>928</text:p>
          </table:table-cell>
          <table:table-cell office:value-type="float" office:value="2.12" calcext:value-type="float">
            <text:p>2,1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9709" calcext:value-type="float">
            <text:p>19709</text:p>
          </table:table-cell>
          <table:table-cell table:formula="of:=SQRT((([.E6]-[.$M$2])*[.$M$5])^2 + (([.F6]-[.$M$3])*[.$M$6])^2)" office:value-type="float" office:value="1010.25084013823" calcext:value-type="float">
            <text:p>1010,25084013823</text:p>
          </table:table-cell>
          <table:table-cell table:formula="of:=[.I6]/[.J6]" office:value-type="float" office:value="19.5090161937438" calcext:value-type="float">
            <text:p>19,509016193743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6]/([.E6]-[.$M$2])" office:value-type="float" office:value="261.739707835325" calcext:value-type="float">
            <text:p>261,739707835325</text:p>
          </table:table-cell>
          <table:table-cell table:formula="of:=[.I6]/([.F6]-[.$M$3])" office:value-type="float" office:value="24.3020961775586" calcext:value-type="float">
            <text:p>24,3020961775586</text:p>
          </table:table-cell>
        </table:table-row>
        <table:table-row table:style-name="ro1">
          <table:table-cell office:value-type="string" calcext:value-type="string">
            <text:p>Intel Core i5-8600K</text:p>
          </table:table-cell>
          <table:table-cell office:value-type="float" office:value="134" calcext:value-type="float">
            <text:p>134</text:p>
          </table:table-cell>
          <table:table-cell office:value-type="float" office:value="93.6" calcext:value-type="float">
            <text:p>93,6</text:p>
          </table:table-cell>
          <table:table-cell office:value-type="float" office:value="89.8" calcext:value-type="float">
            <text:p>89,8</text:p>
          </table:table-cell>
          <table:table-cell office:value-type="float" office:value="131" calcext:value-type="float">
            <text:p>131</text:p>
          </table:table-cell>
          <table:table-cell office:value-type="float" office:value="719" calcext:value-type="float">
            <text:p>719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29</text:p>
          </table:table-cell>
          <table:table-cell office:value-type="float" office:value="15748" calcext:value-type="float">
            <text:p>15748</text:p>
          </table:table-cell>
          <table:table-cell table:formula="of:=SQRT((([.E7]-[.$M$2])*[.$M$5])^2 + (([.F7]-[.$M$3])*[.$M$6])^2)" office:value-type="float" office:value="829.313065132824" calcext:value-type="float">
            <text:p>829,313065132824</text:p>
          </table:table-cell>
          <table:table-cell table:formula="of:=[.I7]/[.J7]" office:value-type="float" office:value="18.9892100608324" calcext:value-type="float">
            <text:p>18,9892100608324</text:p>
          </table:table-cell>
          <table:table-cell table:number-columns-repeated="2"/>
          <table:table-cell table:formula="of:=[.I7]/([.E7]-[.$M$2])" office:value-type="float" office:value="220.869565217391" calcext:value-type="float">
            <text:p>220,869565217391</text:p>
          </table:table-cell>
          <table:table-cell table:formula="of:=[.I7]/([.F7]-[.$M$3])" office:value-type="float" office:value="26.1594684385382" calcext:value-type="float">
            <text:p>26,1594684385382</text:p>
          </table:table-cell>
        </table:table-row>
        <table:table-row table:style-name="ro1">
          <table:table-cell office:value-type="string" calcext:value-type="string">
            <text:p>AMD Ryzen 5 3600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,1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3.56" calcext:value-type="float">
            <text:p>3,56</text:p>
          </table:table-cell>
          <table:table-cell office:value-type="string" calcext:value-type="string">
            <text:p>8</text:p>
          </table:table-cell>
          <table:table-cell office:value-type="float" office:value="11535" calcext:value-type="float">
            <text:p>11535</text:p>
          </table:table-cell>
          <table:table-cell table:formula="of:=SQRT((([.E8]-[.$M$2])*[.$M$5])^2 + (([.F8]-[.$M$3])*[.$M$6])^2)" office:value-type="float" office:value="887.068069541453" calcext:value-type="float">
            <text:p>887,068069541453</text:p>
          </table:table-cell>
          <table:table-cell table:formula="of:=[.I8]/[.J8]" office:value-type="float" office:value="13.0035116763505" calcext:value-type="float">
            <text:p>13,0035116763505</text:p>
          </table:table-cell>
          <table:table-cell table:number-columns-repeated="2"/>
          <table:table-cell table:formula="of:=[.I8]/([.E8]-[.$M$2])" office:value-type="float" office:value="164.082503556188" calcext:value-type="float">
            <text:p>164,082503556188</text:p>
          </table:table-cell>
          <table:table-cell table:formula="of:=[.I8]/([.F8]-[.$M$3])" office:value-type="float" office:value="16.8148688046647" calcext:value-type="float">
            <text:p>16,8148688046647</text:p>
          </table:table-cell>
        </table:table-row>
        <table:table-row table:style-name="ro1">
          <table:table-cell office:value-type="string" calcext:value-type="string">
            <text:p>Intel Core i5-8600</text:p>
          </table:table-cell>
          <table:table-cell office:value-type="float" office:value="61" calcext:value-type="float">
            <text:p>61</text:p>
          </table:table-cell>
          <table:table-cell office:value-type="float" office:value="89.4" calcext:value-type="float">
            <text:p>89,4</text:p>
          </table:table-cell>
          <table:table-cell office:value-type="float" office:value="85.7" calcext:value-type="float">
            <text:p>85,7</text:p>
          </table:table-cell>
          <table:table-cell office:value-type="float" office:value="125" calcext:value-type="float">
            <text:p>125</text:p>
          </table:table-cell>
          <table:table-cell office:value-type="float" office:value="686" calcext:value-type="float">
            <text:p>686</text:p>
          </table:table-cell>
          <table:table-cell office:value-type="float" office:value="0.06" calcext:value-type="float">
            <text:p>0,0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748" calcext:value-type="float">
            <text:p>15748</text:p>
          </table:table-cell>
          <table:table-cell table:formula="of:=SQRT((([.E9]-[.$M$2])*[.$M$5])^2 + (([.F9]-[.$M$3])*[.$M$6])^2)" office:value-type="float" office:value="772.439486302972" calcext:value-type="float">
            <text:p>772,439486302972</text:p>
          </table:table-cell>
          <table:table-cell table:formula="of:=[.I9]/[.J9]" office:value-type="float" office:value="20.387357559066" calcext:value-type="float">
            <text:p>20,387357559066</text:p>
          </table:table-cell>
          <table:table-cell table:number-columns-repeated="2"/>
          <table:table-cell table:formula="of:=[.I9]/([.E9]-[.$M$2])" office:value-type="float" office:value="241.163859111792" calcext:value-type="float">
            <text:p>241,163859111792</text:p>
          </table:table-cell>
          <table:table-cell table:formula="of:=[.I9]/([.F9]-[.$M$3])" office:value-type="float" office:value="27.676625659051" calcext:value-type="float">
            <text:p>27,676625659051</text:p>
          </table:table-cell>
        </table:table-row>
        <table:table-row table:style-name="ro1">
          <table:table-cell office:value-type="string" calcext:value-type="string">
            <text:p>Intel Core i3-8350K</text:p>
          </table:table-cell>
          <table:table-cell office:value-type="float" office:value="67" calcext:value-type="float">
            <text:p>67</text:p>
          </table:table-cell>
          <table:table-cell office:value-type="float" office:value="91.2" calcext:value-type="float">
            <text:p>91,2</text:p>
          </table:table-cell>
          <table:table-cell office:value-type="float" office:value="82.8" calcext:value-type="float">
            <text:p>82,8</text:p>
          </table:table-cell>
          <table:table-cell office:value-type="float" office:value="125" calcext:value-type="float">
            <text:p>125</text:p>
          </table:table-cell>
          <table:table-cell office:value-type="float" office:value="470" calcext:value-type="float">
            <text:p>47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30</text:p>
          </table:table-cell>
          <table:table-cell office:value-type="float" office:value="12905" calcext:value-type="float">
            <text:p>12905</text:p>
          </table:table-cell>
          <table:table-cell table:formula="of:=SQRT((([.E10]-[.$M$2])*[.$M$5])^2 + (([.F10]-[.$M$3])*[.$M$6])^2)" office:value-type="float" office:value="630.484543823241" calcext:value-type="float">
            <text:p>630,484543823241</text:p>
          </table:table-cell>
          <table:table-cell table:formula="of:=[.I10]/[.J10]" office:value-type="float" office:value="20.4683843980448" calcext:value-type="float">
            <text:p>20,4683843980448</text:p>
          </table:table-cell>
          <table:table-cell table:number-columns-repeated="2"/>
          <table:table-cell table:formula="of:=[.I10]/([.E10]-[.$M$2])" office:value-type="float" office:value="197.626339969372" calcext:value-type="float">
            <text:p>197,626339969372</text:p>
          </table:table-cell>
          <table:table-cell table:formula="of:=[.I10]/([.F10]-[.$M$3])" office:value-type="float" office:value="36.5580736543909" calcext:value-type="float">
            <text:p>36,5580736543909</text:p>
          </table:table-cell>
        </table:table-row>
        <table:table-row table:style-name="ro1">
          <table:table-cell office:value-type="string" calcext:value-type="string">
            <text:p>Intel Core i5-7600K</text:p>
          </table:table-cell>
          <table:table-cell office:value-type="float" office:value="120" calcext:value-type="float">
            <text:p>120</text:p>
          </table:table-cell>
          <table:table-cell office:value-type="float" office:value="84.2" calcext:value-type="float">
            <text:p>84,2</text:p>
          </table:table-cell>
          <table:table-cell office:value-type="float" office:value="81.7" calcext:value-type="float">
            <text:p>81,7</text:p>
          </table:table-cell>
          <table:table-cell office:value-type="float" office:value="124" calcext:value-type="float">
            <text:p>124</text:p>
          </table:table-cell>
          <table:table-cell office:value-type="float" office:value="462" calcext:value-type="float">
            <text:p>462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38</text:p>
          </table:table-cell>
          <table:table-cell office:value-type="float" office:value="16477" calcext:value-type="float">
            <text:p>16477</text:p>
          </table:table-cell>
          <table:table-cell table:formula="of:=SQRT((([.E11]-[.$M$2])*[.$M$5])^2 + (([.F11]-[.$M$3])*[.$M$6])^2)" office:value-type="float" office:value="619.380626109665" calcext:value-type="float">
            <text:p>619,380626109665</text:p>
          </table:table-cell>
          <table:table-cell table:formula="of:=[.I11]/[.J11]" office:value-type="float" office:value="26.6023819690522" calcext:value-type="float">
            <text:p>26,6023819690522</text:p>
          </table:table-cell>
          <table:table-cell table:number-columns-repeated="2"/>
          <table:table-cell table:formula="of:=[.I11]/([.E11]-[.$M$2])" office:value-type="float" office:value="256.251944012442" calcext:value-type="float">
            <text:p>256,251944012442</text:p>
          </table:table-cell>
          <table:table-cell table:formula="of:=[.I11]/([.F11]-[.$M$3])" office:value-type="float" office:value="47.7594202898551" calcext:value-type="float">
            <text:p>47,7594202898551</text:p>
          </table:table-cell>
        </table:table-row>
        <table:table-row table:style-name="ro1">
          <table:table-cell office:value-type="string" calcext:value-type="string">
            <text:p>Intel Core i7-6700K</text:p>
          </table:table-cell>
          <table:table-cell office:value-type="float" office:value="128" calcext:value-type="float">
            <text:p>128</text:p>
          </table:table-cell>
          <table:table-cell office:value-type="float" office:value="79.7" calcext:value-type="float">
            <text:p>79,7</text:p>
          </table:table-cell>
          <table:table-cell office:value-type="float" office:value="79.5" calcext:value-type="float">
            <text:p>79,5</text:p>
          </table:table-cell>
          <table:table-cell office:value-type="float" office:value="124" calcext:value-type="float">
            <text:p>124</text:p>
          </table:table-cell>
          <table:table-cell office:value-type="float" office:value="632" calcext:value-type="float">
            <text:p>632</text:p>
          </table:table-cell>
          <table:table-cell office:value-type="float" office:value="1.3" calcext:value-type="float">
            <text:p>1,3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18127" calcext:value-type="float">
            <text:p>18127</text:p>
          </table:table-cell>
          <table:table-cell table:formula="of:=SQRT((([.E12]-[.$M$2])*[.$M$5])^2 + (([.F12]-[.$M$3])*[.$M$6])^2)" office:value-type="float" office:value="727.895844197506" calcext:value-type="float">
            <text:p>727,895844197506</text:p>
          </table:table-cell>
          <table:table-cell table:formula="of:=[.I12]/[.J12]" office:value-type="float" office:value="24.9032882169904" calcext:value-type="float">
            <text:p>24,9032882169904</text:p>
          </table:table-cell>
          <table:table-cell table:number-columns-repeated="2"/>
          <table:table-cell table:formula="of:=[.I12]/([.E12]-[.$M$2])" office:value-type="float" office:value="281.912908242613" calcext:value-type="float">
            <text:p>281,912908242613</text:p>
          </table:table-cell>
          <table:table-cell table:formula="of:=[.I12]/([.F12]-[.$M$3])" office:value-type="float" office:value="35.1980582524272" calcext:value-type="float">
            <text:p>35,1980582524272</text:p>
          </table:table-cell>
        </table:table-row>
        <table:table-row table:style-name="ro1">
          <table:table-cell office:value-type="string" calcext:value-type="string">
            <text:p>Intel Core i3-9100</text:p>
          </table:table-cell>
          <table:table-cell office:value-type="float" office:value="56" calcext:value-type="float">
            <text:p>56</text:p>
          </table:table-cell>
          <table:table-cell office:value-type="float" office:value="98.7" calcext:value-type="float">
            <text:p>98,7</text:p>
          </table:table-cell>
          <table:table-cell office:value-type="float" office:value="80.9" calcext:value-type="float">
            <text:p>80,9</text:p>
          </table:table-cell>
          <table:table-cell office:value-type="float" office:value="122" calcext:value-type="float">
            <text:p>122</text:p>
          </table:table-cell>
          <table:table-cell office:value-type="float" office:value="456" calcext:value-type="float">
            <text:p>456</text:p>
          </table:table-cell>
          <table:table-cell office:value-type="float" office:value="0.06" calcext:value-type="float">
            <text:p>0,0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8912" calcext:value-type="float">
            <text:p>8912</text:p>
          </table:table-cell>
          <table:table-cell table:formula="of:=SQRT((([.E13]-[.$M$2])*[.$M$5])^2 + (([.F13]-[.$M$3])*[.$M$6])^2)" office:value-type="float" office:value="602.763270281128" calcext:value-type="float">
            <text:p>602,763270281128</text:p>
          </table:table-cell>
          <table:table-cell table:formula="of:=[.I13]/[.J13]" office:value-type="float" office:value="14.7852406399007" calcext:value-type="float">
            <text:p>14,7852406399007</text:p>
          </table:table-cell>
          <table:table-cell table:number-columns-repeated="2"/>
          <table:table-cell table:formula="of:=[.I13]/([.E13]-[.$M$2])" office:value-type="float" office:value="143.049759229535" calcext:value-type="float">
            <text:p>143,049759229535</text:p>
          </table:table-cell>
          <table:table-cell table:formula="of:=[.I13]/([.F13]-[.$M$3])" office:value-type="float" office:value="26.2890855457227" calcext:value-type="float">
            <text:p>26,2890855457227</text:p>
          </table:table-cell>
        </table:table-row>
        <table:table-row table:style-name="ro1">
          <table:table-cell office:value-type="string" calcext:value-type="string">
            <text:p>Intel Core i5-9400</text:p>
          </table:table-cell>
          <table:table-cell office:value-type="float" office:value="60" calcext:value-type="float">
            <text:p>60</text:p>
          </table:table-cell>
          <table:table-cell office:value-type="float" office:value="91.4" calcext:value-type="float">
            <text:p>91,4</text:p>
          </table:table-cell>
          <table:table-cell office:value-type="float" office:value="82.3" calcext:value-type="float">
            <text:p>82,3</text:p>
          </table:table-cell>
          <table:table-cell office:value-type="float" office:value="120" calcext:value-type="float">
            <text:p>120</text:p>
          </table:table-cell>
          <table:table-cell office:value-type="float" office:value="662" calcext:value-type="float">
            <text:p>662</text:p>
          </table:table-cell>
          <table:table-cell office:value-type="float" office:value="0.11" calcext:value-type="float">
            <text:p>0,1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524" calcext:value-type="float">
            <text:p>12524</text:p>
          </table:table-cell>
          <table:table-cell table:formula="of:=SQRT((([.E14]-[.$M$2])*[.$M$5])^2 + (([.F14]-[.$M$3])*[.$M$6])^2)" office:value-type="float" office:value="727.828798550868" calcext:value-type="float">
            <text:p>727,828798550868</text:p>
          </table:table-cell>
          <table:table-cell table:formula="of:=[.I14]/[.J14]" office:value-type="float" office:value="17.2073432995997" calcext:value-type="float">
            <text:p>17,2073432995997</text:p>
          </table:table-cell>
          <table:table-cell table:number-columns-repeated="2"/>
          <table:table-cell table:formula="of:=[.I14]/([.E14]-[.$M$2])" office:value-type="float" office:value="207.694859038143" calcext:value-type="float">
            <text:p>207,694859038143</text:p>
          </table:table-cell>
          <table:table-cell table:formula="of:=[.I14]/([.F14]-[.$M$3])" office:value-type="float" office:value="22.9798165137615" calcext:value-type="float">
            <text:p>22,9798165137615</text:p>
          </table:table-cell>
        </table:table-row>
        <table:table-row table:style-name="ro1">
          <table:table-cell office:value-type="string" calcext:value-type="string">
            <text:p>Intel Core i3-9100F</text:p>
          </table:table-cell>
          <table:table-cell office:value-type="float" office:value="174" calcext:value-type="float">
            <text:p>174</text:p>
          </table:table-cell>
          <table:table-cell office:value-type="float" office:value="111" calcext:value-type="float">
            <text:p>111</text:p>
          </table:table-cell>
          <table:table-cell office:value-type="float" office:value="78.6" calcext:value-type="float">
            <text:p>78,6</text:p>
          </table:table-cell>
          <table:table-cell office:value-type="float" office:value="120" calcext:value-type="float">
            <text:p>120</text:p>
          </table:table-cell>
          <table:table-cell office:value-type="float" office:value="445" calcext:value-type="float">
            <text:p>445</text:p>
          </table:table-cell>
          <table:table-cell office:value-type="float" office:value="0.42" calcext:value-type="float">
            <text:p>0,4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6160" calcext:value-type="float">
            <text:p>6160</text:p>
          </table:table-cell>
          <table:table-cell table:formula="of:=SQRT((([.E15]-[.$M$2])*[.$M$5])^2 + (([.F15]-[.$M$3])*[.$M$6])^2)" office:value-type="float" office:value="583.347032220101" calcext:value-type="float">
            <text:p>583,347032220101</text:p>
          </table:table-cell>
          <table:table-cell table:formula="of:=[.I15]/[.J15]" office:value-type="float" office:value="10.5597520168334" calcext:value-type="float">
            <text:p>10,5597520168334</text:p>
          </table:table-cell>
          <table:table-cell table:number-columns-repeated="2"/>
          <table:table-cell table:formula="of:=[.I15]/([.E15]-[.$M$2])" office:value-type="float" office:value="102.155887230514" calcext:value-type="float">
            <text:p>102,155887230514</text:p>
          </table:table-cell>
          <table:table-cell table:formula="of:=[.I15]/([.F15]-[.$M$3])" office:value-type="float" office:value="18.7804878048781" calcext:value-type="float">
            <text:p>18,7804878048781</text:p>
          </table:table-cell>
        </table:table-row>
        <table:table-row table:style-name="ro1">
          <table:table-cell office:value-type="string" calcext:value-type="string">
            <text:p>Intel Core i5-9400F</text:p>
          </table:table-cell>
          <table:table-cell office:value-type="float" office:value="191" calcext:value-type="float">
            <text:p>191</text:p>
          </table:table-cell>
          <table:table-cell office:value-type="float" office:value="96.7" calcext:value-type="float">
            <text:p>96,7</text:p>
          </table:table-cell>
          <table:table-cell office:value-type="float" office:value="81.4" calcext:value-type="float">
            <text:p>81,4</text:p>
          </table:table-cell>
          <table:table-cell office:value-type="float" office:value="119" calcext:value-type="float">
            <text:p>119</text:p>
          </table:table-cell>
          <table:table-cell office:value-type="float" office:value="652" calcext:value-type="float">
            <text:p>652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3</text:p>
          </table:table-cell>
          <table:table-cell office:value-type="float" office:value="9822" calcext:value-type="float">
            <text:p>9822</text:p>
          </table:table-cell>
          <table:table-cell table:formula="of:=SQRT((([.E16]-[.$M$2])*[.$M$5])^2 + (([.F16]-[.$M$3])*[.$M$6])^2)" office:value-type="float" office:value="715.038712238715" calcext:value-type="float">
            <text:p>715,038712238715</text:p>
          </table:table-cell>
          <table:table-cell table:formula="of:=[.I16]/[.J16]" office:value-type="float" office:value="13.7363192116526" calcext:value-type="float">
            <text:p>13,7363192116526</text:p>
          </table:table-cell>
          <table:table-cell table:number-columns-repeated="2"/>
          <table:table-cell table:formula="of:=[.I16]/([.E16]-[.$M$2])" office:value-type="float" office:value="165.632377740304" calcext:value-type="float">
            <text:p>165,632377740304</text:p>
          </table:table-cell>
          <table:table-cell table:formula="of:=[.I16]/([.F16]-[.$M$3])" office:value-type="float" office:value="18.3588785046729" calcext:value-type="float">
            <text:p>18,3588785046729</text:p>
          </table:table-cell>
        </table:table-row>
        <table:table-row table:style-name="ro1">
          <table:table-cell office:value-type="string" calcext:value-type="string">
            <text:p>AMD Ryzen 7 2700X</text:p>
          </table:table-cell>
          <table:table-cell office:value-type="float" office:value="120" calcext:value-type="float">
            <text:p>120</text:p>
          </table:table-cell>
          <table:table-cell office:value-type="float" office:value="84.6" calcext:value-type="float">
            <text:p>84,6</text:p>
          </table:table-cell>
          <table:table-cell office:value-type="float" office:value="81.3" calcext:value-type="float">
            <text:p>81,3</text:p>
          </table:table-cell>
          <table:table-cell office:value-type="float" office:value="118" calcext:value-type="float">
            <text:p>118</text:p>
          </table:table-cell>
          <table:table-cell office:value-type="float" office:value="847" calcext:value-type="float">
            <text:p>847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23</text:p>
          </table:table-cell>
          <table:table-cell office:value-type="float" office:value="15820" calcext:value-type="float">
            <text:p>15820</text:p>
          </table:table-cell>
          <table:table-cell table:formula="of:=SQRT((([.E17]-[.$M$2])*[.$M$5])^2 + (([.F17]-[.$M$3])*[.$M$6])^2)" office:value-type="float" office:value="866.273028553931" calcext:value-type="float">
            <text:p>866,273028553931</text:p>
          </table:table-cell>
          <table:table-cell table:formula="of:=[.I17]/[.J17]" office:value-type="float" office:value="18.2621407784198" calcext:value-type="float">
            <text:p>18,2621407784198</text:p>
          </table:table-cell>
          <table:table-cell table:number-columns-repeated="2"/>
          <table:table-cell table:formula="of:=[.I17]/([.E17]-[.$M$2])" office:value-type="float" office:value="271.355060034305" calcext:value-type="float">
            <text:p>271,355060034305</text:p>
          </table:table-cell>
          <table:table-cell table:formula="of:=[.I17]/([.F17]-[.$M$3])" office:value-type="float" office:value="21.6712328767123" calcext:value-type="float">
            <text:p>21,6712328767123</text:p>
          </table:table-cell>
        </table:table-row>
        <table:table-row table:style-name="ro1">
          <table:table-cell office:value-type="string" calcext:value-type="string">
            <text:p>AMD Ryzen 5 2600X</text:p>
          </table:table-cell>
          <table:table-cell office:value-type="float" office:value="159" calcext:value-type="float">
            <text:p>159</text:p>
          </table:table-cell>
          <table:table-cell office:value-type="float" office:value="90.3" calcext:value-type="float">
            <text:p>90,3</text:p>
          </table:table-cell>
          <table:table-cell office:value-type="float" office:value="78.9" calcext:value-type="float">
            <text:p>78,9</text:p>
          </table:table-cell>
          <table:table-cell office:value-type="float" office:value="117" calcext:value-type="float">
            <text:p>117</text:p>
          </table:table-cell>
          <table:table-cell office:value-type="float" office:value="722" calcext:value-type="float">
            <text:p>722</text:p>
          </table:table-cell>
          <table:table-cell office:value-type="float" office:value="1.28" calcext:value-type="float">
            <text:p>1,28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203" calcext:value-type="float">
            <text:p>11203</text:p>
          </table:table-cell>
          <table:table-cell table:formula="of:=SQRT((([.E18]-[.$M$2])*[.$M$5])^2 + (([.F18]-[.$M$3])*[.$M$6])^2)" office:value-type="float" office:value="759.049115670389" calcext:value-type="float">
            <text:p>759,049115670389</text:p>
          </table:table-cell>
          <table:table-cell table:formula="of:=[.I18]/[.J18]" office:value-type="float" office:value="14.7592557170764" calcext:value-type="float">
            <text:p>14,7592557170764</text:p>
          </table:table-cell>
          <table:table-cell table:number-columns-repeated="2"/>
          <table:table-cell table:formula="of:=[.I18]/([.E18]-[.$M$2])" office:value-type="float" office:value="195.514834205934" calcext:value-type="float">
            <text:p>195,514834205934</text:p>
          </table:table-cell>
          <table:table-cell table:formula="of:=[.I18]/([.F18]-[.$M$3])" office:value-type="float" office:value="18.5173553719008" calcext:value-type="float">
            <text:p>18,5173553719008</text:p>
          </table:table-cell>
        </table:table-row>
        <table:table-row table:style-name="ro1">
          <table:table-cell office:value-type="string" calcext:value-type="string">
            <text:p>Intel Core i5-7600</text:p>
          </table:table-cell>
          <table:table-cell office:value-type="float" office:value="68" calcext:value-type="float">
            <text:p>68</text:p>
          </table:table-cell>
          <table:table-cell office:value-type="float" office:value="82.6" calcext:value-type="float">
            <text:p>82,6</text:p>
          </table:table-cell>
          <table:table-cell office:value-type="float" office:value="75.4" calcext:value-type="float">
            <text:p>75,4</text:p>
          </table:table-cell>
          <table:table-cell office:value-type="float" office:value="116" calcext:value-type="float">
            <text:p>116</text:p>
          </table:table-cell>
          <table:table-cell office:value-type="float" office:value="425" calcext:value-type="float">
            <text:p>425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38</text:p>
          </table:table-cell>
          <table:table-cell office:value-type="float" office:value="13181" calcext:value-type="float">
            <text:p>13181</text:p>
          </table:table-cell>
          <table:table-cell table:formula="of:=SQRT((([.E19]-[.$M$2])*[.$M$5])^2 + (([.F19]-[.$M$3])*[.$M$6])^2)" office:value-type="float" office:value="545.641054173896" calcext:value-type="float">
            <text:p>545,641054173896</text:p>
          </table:table-cell>
          <table:table-cell table:formula="of:=[.I19]/[.J19]" office:value-type="float" office:value="24.1569066315146" calcext:value-type="float">
            <text:p>24,1569066315146</text:p>
          </table:table-cell>
          <table:table-cell table:number-columns-repeated="2"/>
          <table:table-cell table:formula="of:=[.I19]/([.E19]-[.$M$2])" office:value-type="float" office:value="234.120781527531" calcext:value-type="float">
            <text:p>234,120781527531</text:p>
          </table:table-cell>
          <table:table-cell table:formula="of:=[.I19]/([.F19]-[.$M$3])" office:value-type="float" office:value="42.7954545454545" calcext:value-type="float">
            <text:p>42,7954545454545</text:p>
          </table:table-cell>
        </table:table-row>
        <table:table-row table:style-name="ro1">
          <table:table-cell office:value-type="string" calcext:value-type="string">
            <text:p>Intel Core i5-8400</text:p>
          </table:table-cell>
          <table:table-cell office:value-type="float" office:value="81" calcext:value-type="float">
            <text:p>81</text:p>
          </table:table-cell>
          <table:table-cell office:value-type="float" office:value="86.9" calcext:value-type="float">
            <text:p>86,9</text:p>
          </table:table-cell>
          <table:table-cell office:value-type="float" office:value="78.2" calcext:value-type="float">
            <text:p>78,2</text:p>
          </table:table-cell>
          <table:table-cell office:value-type="float" office:value="115" calcext:value-type="float">
            <text:p>115</text:p>
          </table:table-cell>
          <table:table-cell office:value-type="float" office:value="625" calcext:value-type="float">
            <text:p>625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2524" calcext:value-type="float">
            <text:p>12524</text:p>
          </table:table-cell>
          <table:table-cell table:formula="of:=SQRT((([.E20]-[.$M$2])*[.$M$5])^2 + (([.F20]-[.$M$3])*[.$M$6])^2)" office:value-type="float" office:value="673.633253335968" calcext:value-type="float">
            <text:p>673,633253335968</text:p>
          </table:table-cell>
          <table:table-cell table:formula="of:=[.I20]/[.J20]" office:value-type="float" office:value="18.5917187697885" calcext:value-type="float">
            <text:p>18,5917187697885</text:p>
          </table:table-cell>
          <table:table-cell table:number-columns-repeated="2"/>
          <table:table-cell table:formula="of:=[.I20]/([.E20]-[.$M$2])" office:value-type="float" office:value="226.473779385172" calcext:value-type="float">
            <text:p>226,473779385172</text:p>
          </table:table-cell>
          <table:table-cell table:formula="of:=[.I20]/([.F20]-[.$M$3])" office:value-type="float" office:value="24.6535433070866" calcext:value-type="float">
            <text:p>24,6535433070866</text:p>
          </table:table-cell>
        </table:table-row>
        <table:table-row table:style-name="ro1">
          <table:table-cell office:value-type="string" calcext:value-type="string">
            <text:p>Intel Core i5-6600K</text:p>
          </table:table-cell>
          <table:table-cell office:value-type="float" office:value="119" calcext:value-type="float">
            <text:p>119</text:p>
          </table:table-cell>
          <table:table-cell office:value-type="float" office:value="81.7" calcext:value-type="float">
            <text:p>81,7</text:p>
          </table:table-cell>
          <table:table-cell office:value-type="float" office:value="75.6" calcext:value-type="float">
            <text:p>75,6</text:p>
          </table:table-cell>
          <table:table-cell office:value-type="float" office:value="115" calcext:value-type="float">
            <text:p>115</text:p>
          </table:table-cell>
          <table:table-cell office:value-type="float" office:value="429" calcext:value-type="float">
            <text:p>42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55</text:p>
          </table:table-cell>
          <table:table-cell office:value-type="float" office:value="13841" calcext:value-type="float">
            <text:p>13841</text:p>
          </table:table-cell>
          <table:table-cell table:formula="of:=SQRT((([.E21]-[.$M$2])*[.$M$5])^2 + (([.F21]-[.$M$3])*[.$M$6])^2)" office:value-type="float" office:value="541.351789504755" calcext:value-type="float">
            <text:p>541,351789504755</text:p>
          </table:table-cell>
          <table:table-cell table:formula="of:=[.I21]/[.J21]" office:value-type="float" office:value="25.5674780583291" calcext:value-type="float">
            <text:p>25,5674780583291</text:p>
          </table:table-cell>
          <table:table-cell table:number-columns-repeated="2"/>
          <table:table-cell table:formula="of:=[.I21]/([.E21]-[.$M$2])" office:value-type="float" office:value="250.289330922242" calcext:value-type="float">
            <text:p>250,289330922242</text:p>
          </table:table-cell>
          <table:table-cell table:formula="of:=[.I21]/([.F21]-[.$M$3])" office:value-type="float" office:value="44.3621794871795" calcext:value-type="float">
            <text:p>44,3621794871795</text:p>
          </table:table-cell>
        </table:table-row>
        <table:table-row table:style-name="ro1">
          <table:table-cell office:value-type="string" calcext:value-type="string">
            <text:p>AMD Ryzen 5 3400G</text:p>
          </table:table-cell>
          <table:table-cell office:value-type="float" office:value="148" calcext:value-type="float">
            <text:p>148</text:p>
          </table:table-cell>
          <table:table-cell office:value-type="float" office:value="84.1" calcext:value-type="float">
            <text:p>84,1</text:p>
          </table:table-cell>
          <table:table-cell office:value-type="float" office:value="74.1" calcext:value-type="float">
            <text:p>74,1</text:p>
          </table:table-cell>
          <table:table-cell office:value-type="float" office:value="115" calcext:value-type="float">
            <text:p>115</text:p>
          </table:table-cell>
          <table:table-cell office:value-type="float" office:value="633" calcext:value-type="float">
            <text:p>633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9+</text:p>
          </table:table-cell>
          <table:table-cell office:value-type="float" office:value="11601" calcext:value-type="float">
            <text:p>11601</text:p>
          </table:table-cell>
          <table:table-cell table:formula="of:=SQRT((([.E22]-[.$M$2])*[.$M$5])^2 + (([.F22]-[.$M$3])*[.$M$6])^2)" office:value-type="float" office:value="679.686515976299" calcext:value-type="float">
            <text:p>679,686515976299</text:p>
          </table:table-cell>
          <table:table-cell table:formula="of:=[.I22]/[.J22]" office:value-type="float" office:value="17.0681626416207" calcext:value-type="float">
            <text:p>17,0681626416207</text:p>
          </table:table-cell>
          <table:table-cell table:number-columns-repeated="2"/>
          <table:table-cell table:formula="of:=[.I22]/([.E22]-[.$M$2])" office:value-type="float" office:value="209.783001808318" calcext:value-type="float">
            <text:p>209,783001808318</text:p>
          </table:table-cell>
          <table:table-cell table:formula="of:=[.I22]/([.F22]-[.$M$3])" office:value-type="float" office:value="22.4825581395349" calcext:value-type="float">
            <text:p>22,4825581395349</text:p>
          </table:table-cell>
        </table:table-row>
        <table:table-row table:style-name="ro1">
          <table:table-cell office:value-type="string" calcext:value-type="string">
            <text:p>AMD Ryzen TR 1900X</text:p>
          </table:table-cell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,3</text:p>
          </table:table-cell>
          <table:table-cell office:value-type="float" office:value="77.5" calcext:value-type="float">
            <text:p>77,5</text:p>
          </table:table-cell>
          <table:table-cell office:value-type="float" office:value="112" calcext:value-type="float">
            <text:p>112</text:p>
          </table:table-cell>
          <table:table-cell office:value-type="float" office:value="783" calcext:value-type="float">
            <text:p>783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30+</text:p>
          </table:table-cell>
          <table:table-cell office:value-type="float" office:value="11865" calcext:value-type="float">
            <text:p>11865</text:p>
          </table:table-cell>
          <table:table-cell table:formula="of:=SQRT((([.E23]-[.$M$2])*[.$M$5])^2 + (([.F23]-[.$M$3])*[.$M$6])^2)" office:value-type="float" office:value="786.520540100511" calcext:value-type="float">
            <text:p>786,520540100511</text:p>
          </table:table-cell>
          <table:table-cell table:formula="of:=[.I23]/[.J23]" office:value-type="float" office:value="15.0854292991302" calcext:value-type="float">
            <text:p>15,0854292991302</text:p>
          </table:table-cell>
          <table:table-cell table:number-columns-repeated="2"/>
          <table:table-cell table:formula="of:=[.I23]/([.E23]-[.$M$2])" office:value-type="float" office:value="226.864244741874" calcext:value-type="float">
            <text:p>226,864244741874</text:p>
          </table:table-cell>
          <table:table-cell table:formula="of:=[.I23]/([.F23]-[.$M$3])" office:value-type="float" office:value="17.8153153153153" calcext:value-type="float">
            <text:p>17,8153153153153</text:p>
          </table:table-cell>
        </table:table-row>
        <table:table-row table:style-name="ro1">
          <table:table-cell office:value-type="string" calcext:value-type="string">
            <text:p>AMD Ryzen TR 1920X</text:p>
          </table:table-cell>
          <table:table-cell office:value-type="float" office:value="85" calcext:value-type="float">
            <text:p>85</text:p>
          </table:table-cell>
          <table:table-cell office:value-type="float" office:value="78.1" calcext:value-type="float">
            <text:p>78,1</text:p>
          </table:table-cell>
          <table:table-cell office:value-type="float" office:value="76.6" calcext:value-type="float">
            <text:p>76,6</text:p>
          </table:table-cell>
          <table:table-cell office:value-type="float" office:value="112" calcext:value-type="float">
            <text:p>112</text:p>
          </table:table-cell>
          <table:table-cell office:value-type="float" office:value="803" calcext:value-type="float">
            <text:p>803</text:p>
          </table:table-cell>
          <table:table-cell office:value-type="float" office:value="0.04" calcext:value-type="float">
            <text:p>0,04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7139" calcext:value-type="float">
            <text:p>17139</text:p>
          </table:table-cell>
          <table:table-cell table:formula="of:=SQRT((([.E24]-[.$M$2])*[.$M$5])^2 + (([.F24]-[.$M$3])*[.$M$6])^2)" office:value-type="float" office:value="803.526328131195" calcext:value-type="float">
            <text:p>803,526328131195</text:p>
          </table:table-cell>
          <table:table-cell table:formula="of:=[.I24]/[.J24]" office:value-type="float" office:value="21.3297304642912" calcext:value-type="float">
            <text:p>21,3297304642912</text:p>
          </table:table-cell>
          <table:table-cell table:number-columns-repeated="2"/>
          <table:table-cell table:formula="of:=[.I24]/([.E24]-[.$M$2])" office:value-type="float" office:value="327.705544933078" calcext:value-type="float">
            <text:p>327,705544933078</text:p>
          </table:table-cell>
          <table:table-cell table:formula="of:=[.I24]/([.F24]-[.$M$3])" office:value-type="float" office:value="24.9839650145773" calcext:value-type="float">
            <text:p>24,9839650145773</text:p>
          </table:table-cell>
        </table:table-row>
        <table:table-row table:style-name="ro1">
          <table:table-cell office:value-type="string" calcext:value-type="string">
            <text:p>AMD Ryzen 5 2600</text:p>
          </table:table-cell>
          <table:table-cell office:value-type="float" office:value="144" calcext:value-type="float">
            <text:p>144</text:p>
          </table:table-cell>
          <table:table-cell office:value-type="float" office:value="94.6" calcext:value-type="float">
            <text:p>94,6</text:p>
          </table:table-cell>
          <table:table-cell table:formula="of:=74.9*3.4/3.9" office:value-type="float" office:value="65.2974358974359" calcext:value-type="float">
            <text:p>65,2974358974359</text:p>
          </table:table-cell>
          <table:table-cell office:value-type="float" office:value="111" calcext:value-type="float">
            <text:p>111</text:p>
          </table:table-cell>
          <table:table-cell office:value-type="float" office:value="689" calcext:value-type="float">
            <text:p>689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23</text:p>
          </table:table-cell>
          <table:table-cell office:value-type="float" office:value="8970" calcext:value-type="float">
            <text:p>8970</text:p>
          </table:table-cell>
          <table:table-cell table:formula="of:=SQRT((([.E25]-[.$M$2])*[.$M$5])^2 + (([.F25]-[.$M$3])*[.$M$6])^2)" office:value-type="float" office:value="703.99727272199" calcext:value-type="float">
            <text:p>703,99727272199</text:p>
          </table:table-cell>
          <table:table-cell table:formula="of:=[.I25]/[.J25]" office:value-type="float" office:value="12.7415266330759" calcext:value-type="float">
            <text:p>12,7415266330759</text:p>
          </table:table-cell>
          <table:table-cell table:number-columns-repeated="2"/>
          <table:table-cell table:formula="of:=[.I25]/([.E25]-[.$M$2])" office:value-type="float" office:value="174.853801169591" calcext:value-type="float">
            <text:p>174,853801169591</text:p>
          </table:table-cell>
          <table:table-cell table:formula="of:=[.I25]/([.F25]-[.$M$3])" office:value-type="float" office:value="15.6818181818182" calcext:value-type="float">
            <text:p>15,6818181818182</text:p>
          </table:table-cell>
        </table:table-row>
        <table:table-row table:style-name="ro1">
          <table:table-cell office:value-type="string" calcext:value-type="string">
            <text:p>Intel Core i3-8300</text:p>
          </table:table-cell>
          <table:table-cell office:value-type="float" office:value="57" calcext:value-type="float">
            <text:p>57</text:p>
          </table:table-cell>
          <table:table-cell office:value-type="float" office:value="86.1" calcext:value-type="float">
            <text:p>86,1</text:p>
          </table:table-cell>
          <table:table-cell office:value-type="float" office:value="72.6" calcext:value-type="float">
            <text:p>72,6</text:p>
          </table:table-cell>
          <table:table-cell office:value-type="float" office:value="110" calcext:value-type="float">
            <text:p>110</text:p>
          </table:table-cell>
          <table:table-cell office:value-type="float" office:value="413" calcext:value-type="float">
            <text:p>41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23+</text:p>
          </table:table-cell>
          <table:table-cell office:value-type="float" office:value="9885" calcext:value-type="float">
            <text:p>9885</text:p>
          </table:table-cell>
          <table:table-cell table:formula="of:=SQRT((([.E26]-[.$M$2])*[.$M$5])^2 + (([.F26]-[.$M$3])*[.$M$6])^2)" office:value-type="float" office:value="499.541549823436" calcext:value-type="float">
            <text:p>499,541549823436</text:p>
          </table:table-cell>
          <table:table-cell table:formula="of:=[.I26]/[.J26]" office:value-type="float" office:value="19.7881437559976" calcext:value-type="float">
            <text:p>19,7881437559976</text:p>
          </table:table-cell>
          <table:table-cell table:number-columns-repeated="2"/>
          <table:table-cell table:formula="of:=[.I26]/([.E26]-[.$M$2])" office:value-type="float" office:value="196.520874751491" calcext:value-type="float">
            <text:p>196,520874751491</text:p>
          </table:table-cell>
          <table:table-cell table:formula="of:=[.I26]/([.F26]-[.$M$3])" office:value-type="float" office:value="33.3952702702703" calcext:value-type="float">
            <text:p>33,3952702702703</text:p>
          </table:table-cell>
        </table:table-row>
        <table:table-row table:style-name="ro1">
          <table:table-cell office:value-type="string" calcext:value-type="string">
            <text:p>Intel Core i7-4770K</text:p>
          </table:table-cell>
          <table:table-cell office:value-type="float" office:value="94" calcext:value-type="float">
            <text:p>94</text:p>
          </table:table-cell>
          <table:table-cell office:value-type="float" office:value="70.1" calcext:value-type="float">
            <text:p>70,1</text:p>
          </table:table-cell>
          <table:table-cell office:value-type="float" office:value="71.1" calcext:value-type="float">
            <text:p>71,1</text:p>
          </table:table-cell>
          <table:table-cell office:value-type="float" office:value="110" calcext:value-type="float">
            <text:p>110</text:p>
          </table:table-cell>
          <table:table-cell office:value-type="float" office:value="561" calcext:value-type="float">
            <text:p>561</text:p>
          </table:table-cell>
          <table:table-cell office:value-type="float" office:value="0.47" calcext:value-type="float">
            <text:p>0,47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9315" calcext:value-type="float">
            <text:p>19315</text:p>
          </table:table-cell>
          <table:table-cell table:formula="of:=SQRT((([.E27]-[.$M$2])*[.$M$5])^2 + (([.F27]-[.$M$3])*[.$M$6])^2)" office:value-type="float" office:value="599.217623238836" calcext:value-type="float">
            <text:p>599,217623238836</text:p>
          </table:table-cell>
          <table:table-cell table:formula="of:=[.I27]/[.J27]" office:value-type="float" office:value="32.233698160612" calcext:value-type="float">
            <text:p>32,233698160612</text:p>
          </table:table-cell>
          <table:table-cell table:number-columns-repeated="2"/>
          <table:table-cell table:formula="of:=[.I27]/([.E27]-[.$M$2])" office:value-type="float" office:value="383.996023856859" calcext:value-type="float">
            <text:p>383,996023856859</text:p>
          </table:table-cell>
          <table:table-cell table:formula="of:=[.I27]/([.F27]-[.$M$3])" office:value-type="float" office:value="43.5022522522523" calcext:value-type="float">
            <text:p>43,5022522522523</text:p>
          </table:table-cell>
        </table:table-row>
        <table:table-row table:style-name="ro1">
          <table:table-cell office:value-type="string" calcext:value-type="string">
            <text:p>Intel Core i5-4690K</text:p>
          </table:table-cell>
          <table:table-cell office:value-type="float" office:value="117" calcext:value-type="float">
            <text:p>117</text:p>
          </table:table-cell>
          <table:table-cell office:value-type="float" office:value="80.4" calcext:value-type="float">
            <text:p>80,4</text:p>
          </table:table-cell>
          <table:table-cell office:value-type="float" office:value="72.3" calcext:value-type="float">
            <text:p>72,3</text:p>
          </table:table-cell>
          <table:table-cell office:value-type="float" office:value="110" calcext:value-type="float">
            <text:p>110</text:p>
          </table:table-cell>
          <table:table-cell office:value-type="float" office:value="411" calcext:value-type="float">
            <text:p>41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70</text:p>
          </table:table-cell>
          <table:table-cell office:value-type="float" office:value="12459" calcext:value-type="float">
            <text:p>12459</text:p>
          </table:table-cell>
          <table:table-cell table:formula="of:=SQRT((([.E28]-[.$M$2])*[.$M$5])^2 + (([.F28]-[.$M$3])*[.$M$6])^2)" office:value-type="float" office:value="498.359067340005" calcext:value-type="float">
            <text:p>498,359067340005</text:p>
          </table:table-cell>
          <table:table-cell table:formula="of:=[.I28]/[.J28]" office:value-type="float" office:value="25.0000467865469" calcext:value-type="float">
            <text:p>25,0000467865469</text:p>
          </table:table-cell>
          <table:table-cell table:number-columns-repeated="2"/>
          <table:table-cell table:formula="of:=[.I28]/([.E28]-[.$M$2])" office:value-type="float" office:value="247.693836978131" calcext:value-type="float">
            <text:p>247,693836978131</text:p>
          </table:table-cell>
          <table:table-cell table:formula="of:=[.I28]/([.F28]-[.$M$3])" office:value-type="float" office:value="42.3775510204082" calcext:value-type="float">
            <text:p>42,3775510204082</text:p>
          </table:table-cell>
        </table:table-row>
        <table:table-row table:style-name="ro1">
          <table:table-cell office:value-type="string" calcext:value-type="string">
            <text:p>Intel Pentium Gold G5500</text:p>
          </table:table-cell>
          <table:table-cell office:value-type="float" office:value="54" calcext:value-type="float">
            <text:p>54</text:p>
          </table:table-cell>
          <table:table-cell office:value-type="float" office:value="65.3" calcext:value-type="float">
            <text:p>65,3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23+</text:p>
          </table:table-cell>
          <table:table-cell office:value-type="float" office:value="13456" calcext:value-type="float">
            <text:p>13456</text:p>
          </table:table-cell>
          <table:table-cell table:formula="of:=SQRT((([.E29]-[.$M$2])*[.$M$5])^2 + (([.F29]-[.$M$3])*[.$M$6])^2)" office:value-type="float" office:value="424.595054139824" calcext:value-type="float">
            <text:p>424,595054139824</text:p>
          </table:table-cell>
          <table:table-cell table:formula="of:=[.I29]/[.J29]" office:value-type="float" office:value="31.6913724472372" calcext:value-type="float">
            <text:p>31,6913724472372</text:p>
          </table:table-cell>
          <table:table-cell table:number-columns-repeated="2"/>
          <table:table-cell table:formula="of:=[.I29]/([.E29]-[.$M$2])" office:value-type="float" office:value="278.592132505176" calcext:value-type="float">
            <text:p>278,592132505176</text:p>
          </table:table-cell>
          <table:table-cell table:formula="of:=[.I29]/([.F29]-[.$M$3])" office:value-type="float" office:value="76.4545454545455" calcext:value-type="float">
            <text:p>76,4545454545455</text:p>
          </table:table-cell>
        </table:table-row>
        <table:table-row table:style-name="ro1">
          <table:table-cell office:value-type="string" calcext:value-type="string">
            <text:p>Intel Core i3-7100</text:p>
          </table:table-cell>
          <table:table-cell office:value-type="float" office:value="63" calcext:value-type="float">
            <text:p>63</text:p>
          </table:table-cell>
          <table:table-cell office:value-type="float" office:value="74.9" calcext:value-type="float">
            <text:p>74,9</text:p>
          </table:table-cell>
          <table:table-cell office:value-type="float" office:value="59.2" calcext:value-type="float">
            <text:p>59,2</text:p>
          </table:table-cell>
          <table:table-cell office:value-type="float" office:value="108" calcext:value-type="float">
            <text:p>108</text:p>
          </table:table-cell>
          <table:table-cell office:value-type="float" office:value="286" calcext:value-type="float">
            <text:p>286</text:p>
          </table:table-cell>
          <table:table-cell office:value-type="float" office:value="0.29" calcext:value-type="float">
            <text:p>0,29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7779" calcext:value-type="float">
            <text:p>7779</text:p>
          </table:table-cell>
          <table:table-cell table:formula="of:=SQRT((([.E30]-[.$M$2])*[.$M$5])^2 + (([.F30]-[.$M$3])*[.$M$6])^2)" office:value-type="float" office:value="421.741579643269" calcext:value-type="float">
            <text:p>421,741579643269</text:p>
          </table:table-cell>
          <table:table-cell table:formula="of:=[.I30]/[.J30]" office:value-type="float" office:value="18.4449444291926" calcext:value-type="float">
            <text:p>18,4449444291926</text:p>
          </table:table-cell>
          <table:table-cell table:number-columns-repeated="2"/>
          <table:table-cell table:formula="of:=[.I30]/([.E30]-[.$M$2])" office:value-type="float" office:value="161.055900621118" calcext:value-type="float">
            <text:p>161,055900621118</text:p>
          </table:table-cell>
          <table:table-cell table:formula="of:=[.I30]/([.F30]-[.$M$3])" office:value-type="float" office:value="46.0295857988166" calcext:value-type="float">
            <text:p>46,0295857988166</text:p>
          </table:table-cell>
        </table:table-row>
        <table:table-row table:style-name="ro1">
          <table:table-cell office:value-type="string" calcext:value-type="string">
            <text:p>Intel Core i5-4670K</text:p>
          </table:table-cell>
          <table:table-cell office:value-type="float" office:value="88" calcext:value-type="float">
            <text:p>88</text:p>
          </table:table-cell>
          <table:table-cell office:value-type="float" office:value="76.9" calcext:value-type="float">
            <text:p>76,9</text:p>
          </table:table-cell>
          <table:table-cell office:value-type="float" office:value="71.2" calcext:value-type="float">
            <text:p>71,2</text:p>
          </table:table-cell>
          <table:table-cell office:value-type="float" office:value="108" calcext:value-type="float">
            <text:p>108</text:p>
          </table:table-cell>
          <table:table-cell office:value-type="float" office:value="406" calcext:value-type="float">
            <text:p>406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81</text:p>
          </table:table-cell>
          <table:table-cell office:value-type="float" office:value="13841" calcext:value-type="float">
            <text:p>13841</text:p>
          </table:table-cell>
          <table:table-cell table:formula="of:=SQRT((([.E31]-[.$M$2])*[.$M$5])^2 + (([.F31]-[.$M$3])*[.$M$6])^2)" office:value-type="float" office:value="482.520424438179" calcext:value-type="float">
            <text:p>482,520424438179</text:p>
          </table:table-cell>
          <table:table-cell table:formula="of:=[.I31]/[.J31]" office:value-type="float" office:value="28.6847961226009" calcext:value-type="float">
            <text:p>28,6847961226009</text:p>
          </table:table-cell>
          <table:table-cell table:number-columns-repeated="2"/>
          <table:table-cell table:formula="of:=[.I31]/([.E31]-[.$M$2])" office:value-type="float" office:value="286.56314699793" calcext:value-type="float">
            <text:p>286,56314699793</text:p>
          </table:table-cell>
          <table:table-cell table:formula="of:=[.I31]/([.F31]-[.$M$3])" office:value-type="float" office:value="47.8927335640138" calcext:value-type="float">
            <text:p>47,8927335640138</text:p>
          </table:table-cell>
        </table:table-row>
        <table:table-row table:style-name="ro1">
          <table:table-cell office:value-type="string" calcext:value-type="string">
            <text:p>Intel Core i3-6300</text:p>
          </table:table-cell>
          <table:table-cell office:value-type="float" office:value="55" calcext:value-type="float">
            <text:p>55</text:p>
          </table:table-cell>
          <table:table-cell office:value-type="float" office:value="63.9" calcext:value-type="float">
            <text:p>63,9</text:p>
          </table:table-cell>
          <table:table-cell office:value-type="float" office:value="58.8" calcext:value-type="float">
            <text:p>58,8</text:p>
          </table:table-cell>
          <table:table-cell office:value-type="float" office:value="107" calcext:value-type="float">
            <text:p>107</text:p>
          </table:table-cell>
          <table:table-cell office:value-type="float" office:value="286" calcext:value-type="float">
            <text:p>286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13513" calcext:value-type="float">
            <text:p>13513</text:p>
          </table:table-cell>
          <table:table-cell table:formula="of:=SQRT((([.E32]-[.$M$2])*[.$M$5])^2 + (([.F32]-[.$M$3])*[.$M$6])^2)" office:value-type="float" office:value="414.424371870188" calcext:value-type="float">
            <text:p>414,424371870188</text:p>
          </table:table-cell>
          <table:table-cell table:formula="of:=[.I32]/[.J32]" office:value-type="float" office:value="32.6066730559773" calcext:value-type="float">
            <text:p>32,6066730559773</text:p>
          </table:table-cell>
          <table:table-cell table:number-columns-repeated="2"/>
          <table:table-cell table:formula="of:=[.I32]/([.E32]-[.$M$2])" office:value-type="float" office:value="285.68710359408" calcext:value-type="float">
            <text:p>285,68710359408</text:p>
          </table:table-cell>
          <table:table-cell table:formula="of:=[.I32]/([.F32]-[.$M$3])" office:value-type="float" office:value="79.9585798816568" calcext:value-type="float">
            <text:p>79,9585798816568</text:p>
          </table:table-cell>
        </table:table-row>
        <table:table-row table:style-name="ro1">
          <table:table-cell office:value-type="string" calcext:value-type="string">
            <text:p>Intel Core i7-670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9.2" calcext:value-type="float">
            <text:p>69,2</text:p>
          </table:table-cell>
          <table:table-cell office:value-type="float" office:value="107" calcext:value-type="float">
            <text:p>107</text:p>
          </table:table-cell>
          <table:table-cell office:value-type="float" office:value="558" calcext:value-type="float">
            <text:p>55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54</text:p>
          </table:table-cell>
          <table:table-cell office:value-type="float" office:value="19446" calcext:value-type="float">
            <text:p>19446</text:p>
          </table:table-cell>
          <table:table-cell table:formula="of:=SQRT((([.E33]-[.$M$2])*[.$M$5])^2 + (([.F33]-[.$M$3])*[.$M$6])^2)" office:value-type="float" office:value="581.091696722643" calcext:value-type="float">
            <text:p>581,091696722643</text:p>
          </table:table-cell>
          <table:table-cell table:formula="of:=[.I33]/[.J33]" office:value-type="float" office:value="33.4645979449981" calcext:value-type="float">
            <text:p>33,4645979449981</text:p>
          </table:table-cell>
          <table:table-cell table:number-columns-repeated="2"/>
          <table:table-cell table:formula="of:=[.I33]/([.E33]-[.$M$2])" office:value-type="float" office:value="411.120507399577" calcext:value-type="float">
            <text:p>411,120507399577</text:p>
          </table:table-cell>
          <table:table-cell table:formula="of:=[.I33]/([.F33]-[.$M$3])" office:value-type="float" office:value="44.0952380952381" calcext:value-type="float">
            <text:p>44,0952380952381</text:p>
          </table:table-cell>
        </table:table-row>
        <table:table-row table:style-name="ro1">
          <table:table-cell office:value-type="string" calcext:value-type="string">
            <text:p>Intel Core i7-5820K</text:p>
          </table:table-cell>
          <table:table-cell office:value-type="float" office:value="92" calcext:value-type="float">
            <text:p>92</text:p>
          </table:table-cell>
          <table:table-cell office:value-type="float" office:value="80.9" calcext:value-type="float">
            <text:p>80,9</text:p>
          </table:table-cell>
          <table:table-cell office:value-type="float" office:value="73.7" calcext:value-type="float">
            <text:p>73,7</text:p>
          </table:table-cell>
          <table:table-cell office:value-type="float" office:value="107" calcext:value-type="float">
            <text:p>107</text:p>
          </table:table-cell>
          <table:table-cell office:value-type="float" office:value="670" calcext:value-type="float">
            <text:p>67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67</text:p>
          </table:table-cell>
          <table:table-cell office:value-type="float" office:value="13052" calcext:value-type="float">
            <text:p>13052</text:p>
          </table:table-cell>
          <table:table-cell table:formula="of:=SQRT((([.E34]-[.$M$2])*[.$M$5])^2 + (([.F34]-[.$M$3])*[.$M$6])^2)" office:value-type="float" office:value="670.071309638012" calcext:value-type="float">
            <text:p>670,071309638012</text:p>
          </table:table-cell>
          <table:table-cell table:formula="of:=[.I34]/[.J34]" office:value-type="float" office:value="19.4785238709161" calcext:value-type="float">
            <text:p>19,4785238709161</text:p>
          </table:table-cell>
          <table:table-cell table:number-columns-repeated="2"/>
          <table:table-cell table:formula="of:=[.I34]/([.E34]-[.$M$2])" office:value-type="float" office:value="275.940803382664" calcext:value-type="float">
            <text:p>275,940803382664</text:p>
          </table:table-cell>
          <table:table-cell table:formula="of:=[.I34]/([.F34]-[.$M$3])" office:value-type="float" office:value="23.6021699819168" calcext:value-type="float">
            <text:p>23,6021699819168</text:p>
          </table:table-cell>
        </table:table-row>
        <table:table-row table:style-name="ro1">
          <table:table-cell office:value-type="string" calcext:value-type="string">
            <text:p>Intel Xeon E3-1241 v3</text:p>
          </table:table-cell>
          <table:table-cell office:value-type="float" office:value="54" calcext:value-type="float">
            <text:p>54</text:p>
          </table:table-cell>
          <table:table-cell office:value-type="float" office:value="75.9" calcext:value-type="float">
            <text:p>75,9</text:p>
          </table:table-cell>
          <table:table-cell office:value-type="float" office:value="68.3" calcext:value-type="float">
            <text:p>68,3</text:p>
          </table:table-cell>
          <table:table-cell office:value-type="float" office:value="106" calcext:value-type="float">
            <text:p>106</text:p>
          </table:table-cell>
          <table:table-cell office:value-type="float" office:value="540" calcext:value-type="float">
            <text:p>54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65+</text:p>
          </table:table-cell>
          <table:table-cell office:value-type="float" office:value="12524" calcext:value-type="float">
            <text:p>12524</text:p>
          </table:table-cell>
          <table:table-cell table:formula="of:=SQRT((([.E35]-[.$M$2])*[.$M$5])^2 + (([.F35]-[.$M$3])*[.$M$6])^2)" office:value-type="float" office:value="562.250086705196" calcext:value-type="float">
            <text:p>562,250086705196</text:p>
          </table:table-cell>
          <table:table-cell table:formula="of:=[.I35]/[.J35]" office:value-type="float" office:value="22.2747853600007" calcext:value-type="float">
            <text:p>22,2747853600007</text:p>
          </table:table-cell>
          <table:table-cell table:number-columns-repeated="2"/>
          <table:table-cell table:formula="of:=[.I35]/([.E35]-[.$M$2])" office:value-type="float" office:value="270.496760259179" calcext:value-type="float">
            <text:p>270,496760259179</text:p>
          </table:table-cell>
          <table:table-cell table:formula="of:=[.I35]/([.F35]-[.$M$3])" office:value-type="float" office:value="29.6075650118203" calcext:value-type="float">
            <text:p>29,6075650118203</text:p>
          </table:table-cell>
        </table:table-row>
        <table:table-row table:style-name="ro1">
          <table:table-cell office:value-type="string" calcext:value-type="string">
            <text:p>Intel Pentium G4620</text:p>
          </table:table-cell>
          <table:table-cell office:value-type="float" office:value="64" calcext:value-type="float">
            <text:p>64</text:p>
          </table:table-cell>
          <table:table-cell office:value-type="float" office:value="60.3" calcext:value-type="float">
            <text:p>60,3</text:p>
          </table:table-cell>
          <table:table-cell office:value-type="float" office:value="58.8" calcext:value-type="float">
            <text:p>58,8</text:p>
          </table:table-cell>
          <table:table-cell office:value-type="float" office:value="106" calcext:value-type="float">
            <text:p>10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16729" calcext:value-type="float">
            <text:p>16729</text:p>
          </table:table-cell>
          <table:table-cell table:formula="of:=SQRT((([.E36]-[.$M$2])*[.$M$5])^2 + (([.F36]-[.$M$3])*[.$M$6])^2)" office:value-type="float" office:value="406.718772618132" calcext:value-type="float">
            <text:p>406,718772618132</text:p>
          </table:table-cell>
          <table:table-cell table:formula="of:=[.I36]/[.J36]" office:value-type="float" office:value="41.1316150771994" calcext:value-type="float">
            <text:p>41,1316150771994</text:p>
          </table:table-cell>
          <table:table-cell table:number-columns-repeated="2"/>
          <table:table-cell table:formula="of:=[.I36]/([.E36]-[.$M$2])" office:value-type="float" office:value="361.317494600432" calcext:value-type="float">
            <text:p>361,317494600432</text:p>
          </table:table-cell>
          <table:table-cell table:formula="of:=[.I36]/([.F36]-[.$M$3])" office:value-type="float" office:value="99.577380952381" calcext:value-type="float">
            <text:p>99,577380952381</text:p>
          </table:table-cell>
        </table:table-row>
        <table:table-row table:style-name="ro1">
          <table:table-cell office:value-type="string" calcext:value-type="string">
            <text:p>Intel Core i5-7500</text:p>
          </table:table-cell>
          <table:table-cell office:value-type="float" office:value="71" calcext:value-type="float">
            <text:p>71</text:p>
          </table:table-cell>
          <table:table-cell office:value-type="float" office:value="74.7" calcext:value-type="float">
            <text:p>74,7</text:p>
          </table:table-cell>
          <table:table-cell office:value-type="float" office:value="68.9" calcext:value-type="float">
            <text:p>68,9</text:p>
          </table:table-cell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office:value-type="float" office:value="0.5" calcext:value-type="float">
            <text:p>0,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13658" calcext:value-type="float">
            <text:p>13658</text:p>
          </table:table-cell>
          <table:table-cell table:formula="of:=SQRT((([.E37]-[.$M$2])*[.$M$5])^2 + (([.F37]-[.$M$3])*[.$M$6])^2)" office:value-type="float" office:value="457.774136447222" calcext:value-type="float">
            <text:p>457,774136447222</text:p>
          </table:table-cell>
          <table:table-cell table:formula="of:=[.I37]/[.J37]" office:value-type="float" office:value="29.8356742169829" calcext:value-type="float">
            <text:p>29,8356742169829</text:p>
          </table:table-cell>
          <table:table-cell table:number-columns-repeated="2"/>
          <table:table-cell table:formula="of:=[.I37]/([.E37]-[.$M$2])" office:value-type="float" office:value="294.989200863931" calcext:value-type="float">
            <text:p>294,989200863931</text:p>
          </table:table-cell>
          <table:table-cell table:formula="of:=[.I37]/([.F37]-[.$M$3])" office:value-type="float" office:value="50.7732342007435" calcext:value-type="float">
            <text:p>50,7732342007435</text:p>
          </table:table-cell>
        </table:table-row>
        <table:table-row table:style-name="ro1">
          <table:table-cell office:value-type="string" calcext:value-type="string">
            <text:p>Intel Core i3-810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,6</text:p>
          </table:table-cell>
          <table:table-cell office:value-type="float" office:value="69.9" calcext:value-type="float">
            <text:p>69,9</text:p>
          </table:table-cell>
          <table:table-cell office:value-type="float" office:value="106" calcext:value-type="float">
            <text:p>106</text:p>
          </table:table-cell>
          <table:table-cell office:value-type="float" office:value="397" calcext:value-type="float">
            <text:p>397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29</text:p>
          </table:table-cell>
          <table:table-cell office:value-type="float" office:value="7712" calcext:value-type="float">
            <text:p>7712</text:p>
          </table:table-cell>
          <table:table-cell table:formula="of:=SQRT((([.E38]-[.$M$2])*[.$M$5])^2 + (([.F38]-[.$M$3])*[.$M$6])^2)" office:value-type="float" office:value="464.323335618618" calcext:value-type="float">
            <text:p>464,323335618618</text:p>
          </table:table-cell>
          <table:table-cell table:formula="of:=[.I38]/[.J38]" office:value-type="float" office:value="16.6091156924631" calcext:value-type="float">
            <text:p>16,6091156924631</text:p>
          </table:table-cell>
          <table:table-cell table:number-columns-repeated="2"/>
          <table:table-cell table:formula="of:=[.I38]/([.E38]-[.$M$2])" office:value-type="float" office:value="166.565874730022" calcext:value-type="float">
            <text:p>166,565874730022</text:p>
          </table:table-cell>
          <table:table-cell table:formula="of:=[.I38]/([.F38]-[.$M$3])" office:value-type="float" office:value="27.5428571428571" calcext:value-type="float">
            <text:p>27,5428571428571</text:p>
          </table:table-cell>
        </table:table-row>
        <table:table-row table:style-name="ro1">
          <table:table-cell office:value-type="string" calcext:value-type="string">
            <text:p>Intel Pentium Gold G5400</text:p>
          </table:table-cell>
          <table:table-cell office:value-type="float" office:value="62" calcext:value-type="float">
            <text:p>62</text:p>
          </table:table-cell>
          <table:table-cell office:value-type="float" office:value="87.5" calcext:value-type="float">
            <text:p>87,5</text:p>
          </table:table-cell>
          <table:table-cell office:value-type="float" office:value="58.1" calcext:value-type="float">
            <text:p>58,1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23+</text:p>
          </table:table-cell>
          <table:table-cell office:value-type="float" office:value="4152" calcext:value-type="float">
            <text:p>4152</text:p>
          </table:table-cell>
          <table:table-cell table:formula="of:=SQRT((([.E39]-[.$M$2])*[.$M$5])^2 + (([.F39]-[.$M$3])*[.$M$6])^2)" office:value-type="float" office:value="398.194374646353" calcext:value-type="float">
            <text:p>398,194374646353</text:p>
          </table:table-cell>
          <table:table-cell table:formula="of:=[.I39]/[.J39]" office:value-type="float" office:value="10.4270684478843" calcext:value-type="float">
            <text:p>10,4270684478843</text:p>
          </table:table-cell>
          <table:table-cell table:number-columns-repeated="2"/>
          <table:table-cell table:formula="of:=[.I39]/([.E39]-[.$M$2])" office:value-type="float" office:value="91.6556291390729" calcext:value-type="float">
            <text:p>91,6556291390729</text:p>
          </table:table-cell>
          <table:table-cell table:formula="of:=[.I39]/([.F39]-[.$M$3])" office:value-type="float" office:value="25.1636363636364" calcext:value-type="float">
            <text:p>25,1636363636364</text:p>
          </table:table-cell>
        </table:table-row>
        <table:table-row table:style-name="ro1">
          <table:table-cell office:value-type="string" calcext:value-type="string">
            <text:p>AMD Ryzen 3 3200G</text:p>
          </table:table-cell>
          <table:table-cell office:value-type="float" office:value="93" calcext:value-type="float">
            <text:p>93</text:p>
          </table:table-cell>
          <table:table-cell office:value-type="float" office:value="96.1" calcext:value-type="float">
            <text:p>96,1</text:p>
          </table:table-cell>
          <table:table-cell office:value-type="float" office:value="71.1" calcext:value-type="float">
            <text:p>71,1</text:p>
          </table:table-cell>
          <table:table-cell office:value-type="float" office:value="105" calcext:value-type="float">
            <text:p>105</text:p>
          </table:table-cell>
          <table:table-cell office:value-type="float" office:value="413" calcext:value-type="float">
            <text:p>413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9+</text:p>
          </table:table-cell>
          <table:table-cell office:value-type="float" office:value="6130" calcext:value-type="float">
            <text:p>6130</text:p>
          </table:table-cell>
          <table:table-cell table:formula="of:=SQRT((([.E40]-[.$M$2])*[.$M$5])^2 + (([.F40]-[.$M$3])*[.$M$6])^2)" office:value-type="float" office:value="467.92067703832" calcext:value-type="float">
            <text:p>467,92067703832</text:p>
          </table:table-cell>
          <table:table-cell table:formula="of:=[.I40]/[.J40]" office:value-type="float" office:value="13.1005110498632" calcext:value-type="float">
            <text:p>13,1005110498632</text:p>
          </table:table-cell>
          <table:table-cell table:number-columns-repeated="2"/>
          <table:table-cell table:formula="of:=[.I40]/([.E40]-[.$M$2])" office:value-type="float" office:value="135.320088300221" calcext:value-type="float">
            <text:p>135,320088300221</text:p>
          </table:table-cell>
          <table:table-cell table:formula="of:=[.I40]/([.F40]-[.$M$3])" office:value-type="float" office:value="20.7094594594595" calcext:value-type="float">
            <text:p>20,7094594594595</text:p>
          </table:table-cell>
        </table:table-row>
        <table:table-row table:style-name="ro1">
          <table:table-cell office:value-type="string" calcext:value-type="string">
            <text:p>Intel Core i5-6600</text:p>
          </table:table-cell>
          <table:table-cell office:value-type="float" office:value="96" calcext:value-type="float">
            <text:p>96</text:p>
          </table:table-cell>
          <table:table-cell office:value-type="float" office:value="78.6" calcext:value-type="float">
            <text:p>78,6</text:p>
          </table:table-cell>
          <table:table-cell office:value-type="float" office:value="68.6" calcext:value-type="float">
            <text:p>68,6</text:p>
          </table:table-cell>
          <table:table-cell office:value-type="float" office:value="105" calcext:value-type="float">
            <text:p>105</text:p>
          </table:table-cell>
          <table:table-cell office:value-type="float" office:value="389" calcext:value-type="float">
            <text:p>389</text:p>
          </table:table-cell>
          <table:table-cell office:value-type="float" office:value="0.25" calcext:value-type="float">
            <text:p>0,25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1203" calcext:value-type="float">
            <text:p>11203</text:p>
          </table:table-cell>
          <table:table-cell table:formula="of:=SQRT((([.E41]-[.$M$2])*[.$M$5])^2 + (([.F41]-[.$M$3])*[.$M$6])^2)" office:value-type="float" office:value="453.120028248587" calcext:value-type="float">
            <text:p>453,120028248587</text:p>
          </table:table-cell>
          <table:table-cell table:formula="of:=[.I41]/[.J41]" office:value-type="float" office:value="24.7241333456439" calcext:value-type="float">
            <text:p>24,7241333456439</text:p>
          </table:table-cell>
          <table:table-cell table:number-columns-repeated="2"/>
          <table:table-cell table:formula="of:=[.I41]/([.E41]-[.$M$2])" office:value-type="float" office:value="247.306843267108" calcext:value-type="float">
            <text:p>247,306843267108</text:p>
          </table:table-cell>
          <table:table-cell table:formula="of:=[.I41]/([.F41]-[.$M$3])" office:value-type="float" office:value="41.1875" calcext:value-type="float">
            <text:p>41,1875</text:p>
          </table:table-cell>
        </table:table-row>
        <table:table-row table:style-name="ro1">
          <table:table-cell office:value-type="string" calcext:value-type="string">
            <text:p>AMD Ryzen 7 2700</text:p>
          </table:table-cell>
          <table:table-cell office:value-type="float" office:value="103" calcext:value-type="float">
            <text:p>103</text:p>
          </table:table-cell>
          <table:table-cell office:value-type="float" office:value="73.4" calcext:value-type="float">
            <text:p>73,4</text:p>
          </table:table-cell>
          <table:table-cell office:value-type="float" office:value="71.3" calcext:value-type="float">
            <text:p>71,3</text:p>
          </table:table-cell>
          <table:table-cell office:value-type="float" office:value="105" calcext:value-type="float">
            <text:p>105</text:p>
          </table:table-cell>
          <table:table-cell office:value-type="float" office:value="737" calcext:value-type="float">
            <text:p>737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23</text:p>
          </table:table-cell>
          <table:table-cell office:value-type="float" office:value="16477" calcext:value-type="float">
            <text:p>16477</text:p>
          </table:table-cell>
          <table:table-cell table:formula="of:=SQRT((([.E42]-[.$M$2])*[.$M$5])^2 + (([.F42]-[.$M$3])*[.$M$6])^2)" office:value-type="float" office:value="718.146057567679" calcext:value-type="float">
            <text:p>718,146057567679</text:p>
          </table:table-cell>
          <table:table-cell table:formula="of:=[.I42]/[.J42]" office:value-type="float" office:value="22.9438006744849" calcext:value-type="float">
            <text:p>22,9438006744849</text:p>
          </table:table-cell>
          <table:table-cell table:number-columns-repeated="2"/>
          <table:table-cell table:formula="of:=[.I42]/([.E42]-[.$M$2])" office:value-type="float" office:value="363.730684326711" calcext:value-type="float">
            <text:p>363,730684326711</text:p>
          </table:table-cell>
          <table:table-cell table:formula="of:=[.I42]/([.F42]-[.$M$3])" office:value-type="float" office:value="26.5758064516129" calcext:value-type="float">
            <text:p>26,5758064516129</text:p>
          </table:table-cell>
        </table:table-row>
        <table:table-row table:style-name="ro1">
          <table:table-cell office:value-type="string" calcext:value-type="string">
            <text:p>Intel Xeon E3-1245 v3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6.6" calcext:value-type="float">
            <text:p>66,6</text:p>
          </table:table-cell>
          <table:table-cell office:value-type="float" office:value="104" calcext:value-type="float">
            <text:p>104</text:p>
          </table:table-cell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73+</text:p>
          </table:table-cell>
          <table:table-cell office:value-type="float" office:value="16150" calcext:value-type="float">
            <text:p>16150</text:p>
          </table:table-cell>
          <table:table-cell table:formula="of:=SQRT((([.E43]-[.$M$2])*[.$M$5])^2 + (([.F43]-[.$M$3])*[.$M$6])^2)" office:value-type="float" office:value="545.732865053957" calcext:value-type="float">
            <text:p>545,732865053957</text:p>
          </table:table-cell>
          <table:table-cell table:formula="of:=[.I43]/[.J43]" office:value-type="float" office:value="29.5932333091269" calcext:value-type="float">
            <text:p>29,5932333091269</text:p>
          </table:table-cell>
          <table:table-cell table:number-columns-repeated="2"/>
          <table:table-cell table:formula="of:=[.I43]/([.E43]-[.$M$2])" office:value-type="float" office:value="364.559819413093" calcext:value-type="float">
            <text:p>364,559819413093</text:p>
          </table:table-cell>
          <table:table-cell table:formula="of:=[.I43]/([.F43]-[.$M$3])" office:value-type="float" office:value="38.9156626506024" calcext:value-type="float">
            <text:p>38,9156626506024</text:p>
          </table:table-cell>
        </table:table-row>
        <table:table-row table:style-name="ro1">
          <table:table-cell office:value-type="string" calcext:value-type="string">
            <text:p>Intel Core i5-4690</text:p>
          </table:table-cell>
          <table:table-cell office:value-type="float" office:value="68" calcext:value-type="float">
            <text:p>68</text:p>
          </table:table-cell>
          <table:table-cell office:value-type="float" office:value="73.9" calcext:value-type="float">
            <text:p>73,9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392" calcext:value-type="float">
            <text:p>392</text:p>
          </table:table-cell>
          <table:table-cell office:value-type="float" office:value="0.29" calcext:value-type="float">
            <text:p>0,29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4266" calcext:value-type="float">
            <text:p>14266</text:p>
          </table:table-cell>
          <table:table-cell table:formula="of:=SQRT((([.E44]-[.$M$2])*[.$M$5])^2 + (([.F44]-[.$M$3])*[.$M$6])^2)" office:value-type="float" office:value="448.580382986149" calcext:value-type="float">
            <text:p>448,580382986149</text:p>
          </table:table-cell>
          <table:table-cell table:formula="of:=[.I44]/[.J44]" office:value-type="float" office:value="31.8025498686163" calcext:value-type="float">
            <text:p>31,8025498686163</text:p>
          </table:table-cell>
          <table:table-cell table:number-columns-repeated="2"/>
          <table:table-cell table:formula="of:=[.I44]/([.E44]-[.$M$2])" office:value-type="float" office:value="322.031602708804" calcext:value-type="float">
            <text:p>322,031602708804</text:p>
          </table:table-cell>
          <table:table-cell table:formula="of:=[.I44]/([.F44]-[.$M$3])" office:value-type="float" office:value="51.8763636363636" calcext:value-type="float">
            <text:p>51,8763636363636</text:p>
          </table:table-cell>
        </table:table-row>
        <table:table-row table:style-name="ro1">
          <table:table-cell office:value-type="string" calcext:value-type="string">
            <text:p>Intel Core i3-6100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57.4" calcext:value-type="float">
            <text:p>57,4</text:p>
          </table:table-cell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53</text:p>
          </table:table-cell>
          <table:table-cell office:value-type="float" office:value="7251" calcext:value-type="float">
            <text:p>7251</text:p>
          </table:table-cell>
          <table:table-cell table:formula="of:=SQRT((([.E45]-[.$M$2])*[.$M$5])^2 + (([.F45]-[.$M$3])*[.$M$6])^2)" office:value-type="float" office:value="388.843618952401" calcext:value-type="float">
            <text:p>388,843618952401</text:p>
          </table:table-cell>
          <table:table-cell table:formula="of:=[.I45]/[.J45]" office:value-type="float" office:value="18.6475993087792" calcext:value-type="float">
            <text:p>18,6475993087792</text:p>
          </table:table-cell>
          <table:table-cell table:number-columns-repeated="2"/>
          <table:table-cell table:formula="of:=[.I45]/([.E45]-[.$M$2])" office:value-type="float" office:value="163.679458239278" calcext:value-type="float">
            <text:p>163,679458239278</text:p>
          </table:table-cell>
          <table:table-cell table:formula="of:=[.I45]/([.F45]-[.$M$3])" office:value-type="float" office:value="45.31875" calcext:value-type="float">
            <text:p>45,31875</text:p>
          </table:table-cell>
        </table:table-row>
        <table:table-row table:style-name="ro1">
          <table:table-cell office:value-type="string" calcext:value-type="string">
            <text:p>AMD Ryzen 5 2400G</text:p>
          </table:table-cell>
          <table:table-cell office:value-type="float" office:value="99" calcext:value-type="float">
            <text:p>99</text:p>
          </table:table-cell>
          <table:table-cell office:value-type="float" office:value="73.6" calcext:value-type="float">
            <text:p>73,6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584" calcext:value-type="float">
            <text:p>584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25+</text:p>
          </table:table-cell>
          <table:table-cell office:value-type="float" office:value="11655" calcext:value-type="float">
            <text:p>11655</text:p>
          </table:table-cell>
          <table:table-cell table:formula="of:=SQRT((([.E46]-[.$M$2])*[.$M$5])^2 + (([.F46]-[.$M$3])*[.$M$6])^2)" office:value-type="float" office:value="586.249400852572" calcext:value-type="float">
            <text:p>586,249400852572</text:p>
          </table:table-cell>
          <table:table-cell table:formula="of:=[.I46]/[.J46]" office:value-type="float" office:value="19.8806173329138" calcext:value-type="float">
            <text:p>19,8806173329138</text:p>
          </table:table-cell>
          <table:table-cell table:number-columns-repeated="2"/>
          <table:table-cell table:formula="of:=[.I46]/([.E46]-[.$M$2])" office:value-type="float" office:value="263.092550790068" calcext:value-type="float">
            <text:p>263,092550790068</text:p>
          </table:table-cell>
          <table:table-cell table:formula="of:=[.I46]/([.F46]-[.$M$3])" office:value-type="float" office:value="24.9571734475375" calcext:value-type="float">
            <text:p>24,9571734475375</text:p>
          </table:table-cell>
        </table:table-row>
        <table:table-row table:style-name="ro1">
          <table:table-cell office:value-type="string" calcext:value-type="string">
            <text:p>AMD Ryzen 7 1700X</text:p>
          </table:table-cell>
          <table:table-cell office:value-type="float" office:value="124" calcext:value-type="float">
            <text:p>124</text:p>
          </table:table-cell>
          <table:table-cell office:value-type="float" office:value="72.9" calcext:value-type="float">
            <text:p>72,9</text:p>
          </table:table-cell>
          <table:table-cell office:value-type="float" office:value="72.3" calcext:value-type="float">
            <text:p>72,3</text:p>
          </table:table-cell>
          <table:table-cell office:value-type="float" office:value="104" calcext:value-type="float">
            <text:p>104</text:p>
          </table:table-cell>
          <table:table-cell office:value-type="float" office:value="763" calcext:value-type="float">
            <text:p>763</text:p>
          </table:table-cell>
          <table:table-cell office:value-type="float" office:value="0.29" calcext:value-type="float">
            <text:p>0,29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17796" calcext:value-type="float">
            <text:p>17796</text:p>
          </table:table-cell>
          <table:table-cell table:formula="of:=SQRT((([.E47]-[.$M$2])*[.$M$5])^2 + (([.F47]-[.$M$3])*[.$M$6])^2)" office:value-type="float" office:value="736.827903923297" calcext:value-type="float">
            <text:p>736,827903923297</text:p>
          </table:table-cell>
          <table:table-cell table:formula="of:=[.I47]/[.J47]" office:value-type="float" office:value="24.1521797766396" calcext:value-type="float">
            <text:p>24,1521797766396</text:p>
          </table:table-cell>
          <table:table-cell table:number-columns-repeated="2"/>
          <table:table-cell table:formula="of:=[.I47]/([.E47]-[.$M$2])" office:value-type="float" office:value="401.715575620768" calcext:value-type="float">
            <text:p>401,715575620768</text:p>
          </table:table-cell>
          <table:table-cell table:formula="of:=[.I47]/([.F47]-[.$M$3])" office:value-type="float" office:value="27.5479876160991" calcext:value-type="float">
            <text:p>27,5479876160991</text:p>
          </table:table-cell>
        </table:table-row>
        <table:table-row table:style-name="ro1">
          <table:table-cell office:value-type="string" calcext:value-type="string">
            <text:p>Intel Core i3-4370</text:p>
          </table:table-cell>
          <table:table-cell office:value-type="float" office:value="57" calcext:value-type="float">
            <text:p>57</text:p>
          </table:table-cell>
          <table:table-cell office:value-type="float" office:value="55.8" calcext:value-type="float">
            <text:p>55,8</text:p>
          </table:table-cell>
          <table:table-cell office:value-type="float" office:value="56.9" calcext:value-type="float">
            <text:p>56,9</text:p>
          </table:table-cell>
          <table:table-cell office:value-type="float" office:value="103" calcext:value-type="float">
            <text:p>103</text:p>
          </table:table-cell>
          <table:table-cell office:value-type="float" office:value="274" calcext:value-type="float">
            <text:p>274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19710" calcext:value-type="float">
            <text:p>19710</text:p>
          </table:table-cell>
          <table:table-cell table:formula="of:=SQRT((([.E48]-[.$M$2])*[.$M$5])^2 + (([.F48]-[.$M$3])*[.$M$6])^2)" office:value-type="float" office:value="380.318235166288" calcext:value-type="float">
            <text:p>380,318235166288</text:p>
          </table:table-cell>
          <table:table-cell table:formula="of:=[.I48]/[.J48]" office:value-type="float" office:value="51.8250196217442" calcext:value-type="float">
            <text:p>51,8250196217442</text:p>
          </table:table-cell>
          <table:table-cell table:number-columns-repeated="2"/>
          <table:table-cell table:formula="of:=[.I48]/([.E48]-[.$M$2])" office:value-type="float" office:value="455.196304849885" calcext:value-type="float">
            <text:p>455,196304849885</text:p>
          </table:table-cell>
          <table:table-cell table:formula="of:=[.I48]/([.F48]-[.$M$3])" office:value-type="float" office:value="125.541401273885" calcext:value-type="float">
            <text:p>125,541401273885</text:p>
          </table:table-cell>
        </table:table-row>
        <table:table-row table:style-name="ro1">
          <table:table-cell office:value-type="string" calcext:value-type="string">
            <text:p>AMD Ryzen 3 1300X</text:p>
          </table:table-cell>
          <table:table-cell office:value-type="float" office:value="89" calcext:value-type="float">
            <text:p>89</text:p>
          </table:table-cell>
          <table:table-cell office:value-type="float" office:value="77.8" calcext:value-type="float">
            <text:p>77,8</text:p>
          </table:table-cell>
          <table:table-cell office:value-type="float" office:value="68.1" calcext:value-type="float">
            <text:p>68,1</text:p>
          </table:table-cell>
          <table:table-cell office:value-type="float" office:value="103" calcext:value-type="float">
            <text:p>103</text:p>
          </table:table-cell>
          <table:table-cell office:value-type="float" office:value="387" calcext:value-type="float">
            <text:p>387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31</text:p>
          </table:table-cell>
          <table:table-cell office:value-type="float" office:value="11298" calcext:value-type="float">
            <text:p>11298</text:p>
          </table:table-cell>
          <table:table-cell table:formula="of:=SQRT((([.E49]-[.$M$2])*[.$M$5])^2 + (([.F49]-[.$M$3])*[.$M$6])^2)" office:value-type="float" office:value="439.195810544682" calcext:value-type="float">
            <text:p>439,195810544682</text:p>
          </table:table-cell>
          <table:table-cell table:formula="of:=[.I49]/[.J49]" office:value-type="float" office:value="25.7242890955368" calcext:value-type="float">
            <text:p>25,7242890955368</text:p>
          </table:table-cell>
          <table:table-cell table:number-columns-repeated="2"/>
          <table:table-cell table:formula="of:=[.I49]/([.E49]-[.$M$2])" office:value-type="float" office:value="260.923787528868" calcext:value-type="float">
            <text:p>260,923787528868</text:p>
          </table:table-cell>
          <table:table-cell table:formula="of:=[.I49]/([.F49]-[.$M$3])" office:value-type="float" office:value="41.8444444444444" calcext:value-type="float">
            <text:p>41,8444444444444</text:p>
          </table:table-cell>
        </table:table-row>
        <table:table-row table:style-name="ro1">
          <table:table-cell office:value-type="string" calcext:value-type="string">
            <text:p>AMD Ryzen 5 1500X</text:p>
          </table:table-cell>
          <table:table-cell office:value-type="float" office:value="95" calcext:value-type="float">
            <text:p>95</text:p>
          </table:table-cell>
          <table:table-cell office:value-type="float" office:value="74.9" calcext:value-type="float">
            <text:p>74,9</text:p>
          </table:table-cell>
          <table:table-cell office:value-type="float" office:value="66.5" calcext:value-type="float">
            <text:p>66,5</text:p>
          </table:table-cell>
          <table:table-cell office:value-type="float" office:value="103" calcext:value-type="float">
            <text:p>103</text:p>
          </table:table-cell>
          <table:table-cell office:value-type="float" office:value="564" calcext:value-type="float">
            <text:p>56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35</text:p>
          </table:table-cell>
          <table:table-cell office:value-type="float" office:value="11863" calcext:value-type="float">
            <text:p>11863</text:p>
          </table:table-cell>
          <table:table-cell table:formula="of:=SQRT((([.E50]-[.$M$2])*[.$M$5])^2 + (([.F50]-[.$M$3])*[.$M$6])^2)" office:value-type="float" office:value="565.510353574539" calcext:value-type="float">
            <text:p>565,510353574539</text:p>
          </table:table-cell>
          <table:table-cell table:formula="of:=[.I50]/[.J50]" office:value-type="float" office:value="20.9775115964103" calcext:value-type="float">
            <text:p>20,9775115964103</text:p>
          </table:table-cell>
          <table:table-cell table:number-columns-repeated="2"/>
          <table:table-cell table:formula="of:=[.I50]/([.E50]-[.$M$2])" office:value-type="float" office:value="273.972286374134" calcext:value-type="float">
            <text:p>273,972286374134</text:p>
          </table:table-cell>
          <table:table-cell table:formula="of:=[.I50]/([.F50]-[.$M$3])" office:value-type="float" office:value="26.5391498881432" calcext:value-type="float">
            <text:p>26,5391498881432</text:p>
          </table:table-cell>
        </table:table-row>
        <table:table-row table:style-name="ro1">
          <table:table-cell office:value-type="string" calcext:value-type="string">
            <text:p>Intel Pentium G4600</text:p>
          </table:table-cell>
          <table:table-cell office:value-type="float" office:value="64" calcext:value-type="float">
            <text:p>64</text:p>
          </table:table-cell>
          <table:table-cell office:value-type="float" office:value="77.4" calcext:value-type="float">
            <text:p>77,4</text:p>
          </table:table-cell>
          <table:table-cell office:value-type="float" office:value="55.9" calcext:value-type="float">
            <text:p>55,9</text:p>
          </table:table-cell>
          <table:table-cell office:value-type="float" office:value="102" calcext:value-type="float">
            <text:p>102</text:p>
          </table:table-cell>
          <table:table-cell office:value-type="float" office:value="271" calcext:value-type="float">
            <text:p>27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38</text:p>
          </table:table-cell>
          <table:table-cell office:value-type="float" office:value="5603" calcext:value-type="float">
            <text:p>5603</text:p>
          </table:table-cell>
          <table:table-cell table:formula="of:=SQRT((([.E51]-[.$M$2])*[.$M$5])^2 + (([.F51]-[.$M$3])*[.$M$6])^2)" office:value-type="float" office:value="371.793706240437" calcext:value-type="float">
            <text:p>371,793706240437</text:p>
          </table:table-cell>
          <table:table-cell table:formula="of:=[.I51]/[.J51]" office:value-type="float" office:value="15.0701851751535" calcext:value-type="float">
            <text:p>15,0701851751535</text:p>
          </table:table-cell>
          <table:table-cell table:number-columns-repeated="2"/>
          <table:table-cell table:formula="of:=[.I51]/([.E51]-[.$M$2])" office:value-type="float" office:value="132.458628841608" calcext:value-type="float">
            <text:p>132,458628841608</text:p>
          </table:table-cell>
          <table:table-cell table:formula="of:=[.I51]/([.F51]-[.$M$3])" office:value-type="float" office:value="36.3831168831169" calcext:value-type="float">
            <text:p>36,383116883116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15"/>
        </table:table-row>
      </table:table>
      <table:table table:name="memory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ts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660" calcext:value-type="float">
            <text:p>566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B2]/([.A2]-[.$C$2])" office:value-type="float" office:value="7.075" calcext:value-type="float">
            <text:p>7,07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5810" calcext:value-type="float">
            <text:p>5810</text:p>
          </table:table-cell>
          <table:table-cell table:number-columns-repeated="2"/>
          <table:table-cell table:formula="of:=[.B3]/([.A3]-[.$C$2])" office:value-type="float" office:value="5.45028142589118" calcext:value-type="float">
            <text:p>5,450281425891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12270/2" office:value-type="float" office:value="6135" calcext:value-type="float">
            <text:p>6135</text:p>
          </table:table-cell>
          <table:table-cell table:number-columns-repeated="2"/>
          <table:table-cell table:formula="of:=[.B4]/([.A4]-[.$C$2])" office:value-type="float" office:value="5.1125" calcext:value-type="float">
            <text:p>5,11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2710/2" office:value-type="float" office:value="6355" calcext:value-type="float">
            <text:p>6355</text:p>
          </table:table-cell>
          <table:table-cell table:number-columns-repeated="2"/>
          <table:table-cell table:formula="of:=[.B5]/([.A5]-[.$C$2])" office:value-type="float" office:value="4.53928571428571" calcext:value-type="float">
            <text:p>4,5392857142857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14160/2" office:value-type="float" office:value="7080" calcext:value-type="float">
            <text:p>7080</text:p>
          </table:table-cell>
          <table:table-cell table:number-columns-repeated="2"/>
          <table:table-cell table:formula="of:=[.B6]/([.A6]-[.$C$2])" office:value-type="float" office:value="4.425" calcext:value-type="float">
            <text:p>4,42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7530" calcext:value-type="float">
            <text:p>7530</text:p>
          </table:table-cell>
          <table:table-cell table:number-columns-repeated="2"/>
          <table:table-cell table:formula="of:=[.B7]/([.A7]-[.$C$2])" office:value-type="float" office:value="4.34506635891518" calcext:value-type="float">
            <text:p>4,34506635891518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8590" calcext:value-type="float">
            <text:p>8590</text:p>
          </table:table-cell>
          <table:table-cell table:number-columns-repeated="2"/>
          <table:table-cell table:formula="of:=[.B8]/([.A8]-[.$C$2])" office:value-type="float" office:value="4.60342979635584" calcext:value-type="float">
            <text:p>4,6034297963558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880" calcext:value-type="float">
            <text:p>11880</text:p>
          </table:table-cell>
          <table:table-cell table:number-columns-repeated="2"/>
          <table:table-cell table:formula="of:=[.B9]/([.A9]-[.$C$2])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18290/2" office:value-type="float" office:value="9145" calcext:value-type="float">
            <text:p>9145</text:p>
          </table:table-cell>
          <table:table-cell table:number-columns-repeated="2"/>
          <table:table-cell table:formula="of:=[.B10]/([.A10]-[.$C$2])" office:value-type="float" office:value="4.28738865447726" calcext:value-type="float">
            <text:p>4,28738865447726</text:p>
          </table:table-cell>
        </table:table-row>
      </table:table>
      <table:table table:name="gpu" table:style-name="ta1">
        <table:shapes>
          <draw:frame draw:z-index="0" draw:style-name="gr1" draw:text-style-name="P1" svg:width="286.44mm" svg:height="187.79mm" svg:x="132.93mm" svg:y="243.84mm">
            <draw:object draw:notify-on-update-of-ranges="gpu.P2:gpu.P301 gpu.Q1:gpu.Q1 gpu.Q2:gpu.Q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eFr</text:p>
          </table:table-cell>
          <table:table-cell office:value-type="string" calcext:value-type="string">
            <text:p>BoostFr</text:p>
          </table:table-cell>
          <table:table-cell office:value-type="string" calcext:value-type="string">
            <text:p>MemGb</text:p>
          </table:table-cell>
          <table:table-cell office:value-type="string" calcext:value-type="string">
            <text:p>MemFr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CoreFr</text:p>
          </table:table-cell>
          <table:table-cell office:value-type="string" calcext:value-type="string">
            <text:p>BoostFr</text:p>
          </table:table-cell>
          <table:table-cell office:value-type="string" calcext:value-type="string">
            <text:p>MemGb</text:p>
          </table:table-cell>
          <table:table-cell office:value-type="string" calcext:value-type="string">
            <text:p>MemFr</text:p>
          </table:table-cell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GEFORCE GT 720M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([.F2]-[.$F$2])/[.$F$2]" office:value-type="float" office:value="0" calcext:value-type="float">
            <text:p>0</text:p>
          </table:table-cell>
          <table:table-cell table:formula="of:=([.G2]-[.$G$2])/[.$G$2]" office:value-type="float" office:value="0" calcext:value-type="float">
            <text:p>0</text:p>
          </table:table-cell>
          <table:table-cell/>
          <table:table-cell table:formula="of:=SQRT([.J2]^2+[.K2]^2+[.L2]^2+[.M2]^2+[.N2]^2)" office:value-type="float" office:value="0" calcext:value-type="float">
            <text:p>0</text:p>
          </table:table-cell>
          <table:table-cell table:formula="of:=[.P2]*[.$H$2]/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62" calcext:value-type="float">
            <text:p>274062</text:p>
          </table:table-cell>
          <table:table-cell office:value-type="string" calcext:value-type="string">
            <text:p>GeForce GT1030 ASUS PCI-E 2048Mb (GT1030-2G-BRK)</text:p>
          </table:table-cell>
          <table:table-cell office:value-type="float" office:value="1228" calcext:value-type="float">
            <text:p>1228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6490" calcext:value-type="float">
            <text:p>6490</text:p>
          </table:table-cell>
          <table:table-cell/>
          <table:table-cell table:formula="of:=([.C3]-[.$C$2])/[.$C$2]" office:value-type="float" office:value="0.309168443496802" calcext:value-type="float">
            <text:p>0,309168443496802</text:p>
          </table:table-cell>
          <table:table-cell table:formula="of:=([.D3]-[.$D$2])/[.$D$2]" office:value-type="float" office:value="0.605543710021322" calcext:value-type="float">
            <text:p>0,605543710021322</text:p>
          </table:table-cell>
          <table:table-cell table:formula="of:=([.E3]-[.$E$2])/[.$E$2]" office:value-type="float" office:value="0" calcext:value-type="float">
            <text:p>0</text:p>
          </table:table-cell>
          <table:table-cell table:formula="of:=([.F3]-[.$F$2])/[.$F$2]" office:value-type="float" office:value="5.008" calcext:value-type="float">
            <text:p>5,008</text:p>
          </table:table-cell>
          <table:table-cell table:formula="of:=([.G3]-[.$G$2])/[.$G$2]" office:value-type="float" office:value="0" calcext:value-type="float">
            <text:p>0</text:p>
          </table:table-cell>
          <table:table-cell/>
          <table:table-cell table:formula="of:=SQRT([.J3]^2+[.K3]^2+[.L3]^2+[.M3]^2+[.N3]^2)" office:value-type="float" office:value="5.05394225443867" calcext:value-type="float">
            <text:p>5,05394225443867</text:p>
          </table:table-cell>
          <table:table-cell table:formula="of:=[.P3]*[.$H$2]/[.H3]" office:value-type="float" office:value="3.11491048039363" calcext:value-type="float">
            <text:p>3,11491048039363</text:p>
          </table:table-cell>
        </table:table-row>
        <table:table-row table:style-name="ro1">
          <table:table-cell office:value-type="float" office:value="253756" calcext:value-type="float">
            <text:p>253756</text:p>
          </table:table-cell>
          <table:table-cell office:value-type="string" calcext:value-type="string">
            <text:p>GeForce GT1030 Inno3D PCI-E 2048Mb (N1030-1SDV-E5BL)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6550" calcext:value-type="float">
            <text:p>6550</text:p>
          </table:table-cell>
          <table:table-cell/>
          <table:table-cell table:formula="of:=([.C4]-[.$C$2])/[.$C$2]" office:value-type="float" office:value="0.308102345415778" calcext:value-type="float">
            <text:p>0,308102345415778</text:p>
          </table:table-cell>
          <table:table-cell table:formula="of:=([.D4]-[.$D$2])/[.$D$2]" office:value-type="float" office:value="0.565031982942431" calcext:value-type="float">
            <text:p>0,565031982942431</text:p>
          </table:table-cell>
          <table:table-cell table:formula="of:=([.E4]-[.$E$2])/[.$E$2]" office:value-type="float" office:value="0" calcext:value-type="float">
            <text:p>0</text:p>
          </table:table-cell>
          <table:table-cell table:formula="of:=([.F4]-[.$F$2])/[.$F$2]" office:value-type="float" office:value="5.008" calcext:value-type="float">
            <text:p>5,008</text:p>
          </table:table-cell>
          <table:table-cell table:formula="of:=([.G4]-[.$G$2])/[.$G$2]" office:value-type="float" office:value="0" calcext:value-type="float">
            <text:p>0</text:p>
          </table:table-cell>
          <table:table-cell/>
          <table:table-cell table:formula="of:=SQRT([.J4]^2+[.K4]^2+[.L4]^2+[.M4]^2+[.N4]^2)" office:value-type="float" office:value="5.04918331980515" calcext:value-type="float">
            <text:p>5,04918331980515</text:p>
          </table:table-cell>
          <table:table-cell table:formula="of:=[.P4]*[.$H$2]/[.H4]" office:value-type="float" office:value="3.083470729652" calcext:value-type="float">
            <text:p>3,083470729652</text:p>
          </table:table-cell>
        </table:table-row>
        <table:table-row table:style-name="ro1">
          <table:table-cell office:value-type="float" office:value="336835" calcext:value-type="float">
            <text:p>336835</text:p>
          </table:table-cell>
          <table:table-cell office:value-type="string" calcext:value-type="string">
            <text:p>GeForce GT1030 Colorful PCI-E 2048Mb (GT1030 2G V3-V)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6740" calcext:value-type="float">
            <text:p>6740</text:p>
          </table:table-cell>
          <table:table-cell/>
          <table:table-cell table:formula="of:=([.C5]-[.$C$2])/[.$C$2]" office:value-type="float" office:value="0.308102345415778" calcext:value-type="float">
            <text:p>0,308102345415778</text:p>
          </table:table-cell>
          <table:table-cell table:formula="of:=([.D5]-[.$D$2])/[.$D$2]" office:value-type="float" office:value="0.565031982942431" calcext:value-type="float">
            <text:p>0,565031982942431</text:p>
          </table:table-cell>
          <table:table-cell table:formula="of:=([.E5]-[.$E$2])/[.$E$2]" office:value-type="float" office:value="0" calcext:value-type="float">
            <text:p>0</text:p>
          </table:table-cell>
          <table:table-cell table:formula="of:=([.F5]-[.$F$2])/[.$F$2]" office:value-type="float" office:value="5" calcext:value-type="float">
            <text:p>5</text:p>
          </table:table-cell>
          <table:table-cell table:formula="of:=([.G5]-[.$G$2])/[.$G$2]" office:value-type="float" office:value="0" calcext:value-type="float">
            <text:p>0</text:p>
          </table:table-cell>
          <table:table-cell/>
          <table:table-cell table:formula="of:=SQRT([.J5]^2+[.K5]^2+[.L5]^2+[.M5]^2+[.N5]^2)" office:value-type="float" office:value="5.041248674386" calcext:value-type="float">
            <text:p>5,041248674386</text:p>
          </table:table-cell>
          <table:table-cell table:formula="of:=[.P5]*[.$H$2]/[.H5]" office:value-type="float" office:value="2.99183897589673" calcext:value-type="float">
            <text:p>2,99183897589673</text:p>
          </table:table-cell>
        </table:table-row>
        <table:table-row table:style-name="ro1">
          <table:table-cell office:value-type="float" office:value="252286" calcext:value-type="float">
            <text:p>252286</text:p>
          </table:table-cell>
          <table:table-cell office:value-type="string" calcext:value-type="string">
            <text:p>GeForce GT1030 Palit PCI-E 2048Mb (NE5103000646-1080F) OEM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6760" calcext:value-type="float">
            <text:p>6760</text:p>
          </table:table-cell>
          <table:table-cell/>
          <table:table-cell table:formula="of:=([.C6]-[.$C$2])/[.$C$2]" office:value-type="float" office:value="0.308102345415778" calcext:value-type="float">
            <text:p>0,308102345415778</text:p>
          </table:table-cell>
          <table:table-cell table:formula="of:=([.D6]-[.$D$2])/[.$D$2]" office:value-type="float" office:value="0.565031982942431" calcext:value-type="float">
            <text:p>0,565031982942431</text:p>
          </table:table-cell>
          <table:table-cell table:formula="of:=([.E6]-[.$E$2])/[.$E$2]" office:value-type="float" office:value="0" calcext:value-type="float">
            <text:p>0</text:p>
          </table:table-cell>
          <table:table-cell table:formula="of:=([.F6]-[.$F$2])/[.$F$2]" office:value-type="float" office:value="5" calcext:value-type="float">
            <text:p>5</text:p>
          </table:table-cell>
          <table:table-cell table:formula="of:=([.G6]-[.$G$2])/[.$G$2]" office:value-type="float" office:value="0" calcext:value-type="float">
            <text:p>0</text:p>
          </table:table-cell>
          <table:table-cell/>
          <table:table-cell table:formula="of:=SQRT([.J6]^2+[.K6]^2+[.L6]^2+[.M6]^2+[.N6]^2)" office:value-type="float" office:value="5.041248674386" calcext:value-type="float">
            <text:p>5,041248674386</text:p>
          </table:table-cell>
          <table:table-cell table:formula="of:=[.P6]*[.$H$2]/[.H6]" office:value-type="float" office:value="2.98298738129349" calcext:value-type="float">
            <text:p>2,98298738129349</text:p>
          </table:table-cell>
        </table:table-row>
        <table:table-row table:style-name="ro1">
          <table:table-cell office:value-type="float" office:value="252196" calcext:value-type="float">
            <text:p>252196</text:p>
          </table:table-cell>
          <table:table-cell office:value-type="string" calcext:value-type="string">
            <text:p>GeForce GT1030 Palit PCI-E 2048Mb (NE5103000646-1080F)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([.C7]-[.$C$2])/[.$C$2]" office:value-type="float" office:value="0.308102345415778" calcext:value-type="float">
            <text:p>0,308102345415778</text:p>
          </table:table-cell>
          <table:table-cell table:formula="of:=([.D7]-[.$D$2])/[.$D$2]" office:value-type="float" office:value="0.565031982942431" calcext:value-type="float">
            <text:p>0,565031982942431</text:p>
          </table:table-cell>
          <table:table-cell table:formula="of:=([.E7]-[.$E$2])/[.$E$2]" office:value-type="float" office:value="0" calcext:value-type="float">
            <text:p>0</text:p>
          </table:table-cell>
          <table:table-cell table:formula="of:=([.F7]-[.$F$2])/[.$F$2]" office:value-type="float" office:value="5" calcext:value-type="float">
            <text:p>5</text:p>
          </table:table-cell>
          <table:table-cell table:formula="of:=([.G7]-[.$G$2])/[.$G$2]" office:value-type="float" office:value="0" calcext:value-type="float">
            <text:p>0</text:p>
          </table:table-cell>
          <table:table-cell/>
          <table:table-cell table:formula="of:=SQRT([.J7]^2+[.K7]^2+[.L7]^2+[.M7]^2+[.N7]^2)" office:value-type="float" office:value="5.041248674386" calcext:value-type="float">
            <text:p>5,041248674386</text:p>
          </table:table-cell>
          <table:table-cell table:formula="of:=[.P7]*[.$H$2]/[.H7]" office:value-type="float" office:value="2.96544039669764" calcext:value-type="float">
            <text:p>2,96544039669764</text:p>
          </table:table-cell>
        </table:table-row>
        <table:table-row table:style-name="ro1">
          <table:table-cell office:value-type="float" office:value="341440" calcext:value-type="float">
            <text:p>341440</text:p>
          </table:table-cell>
          <table:table-cell office:value-type="string" calcext:value-type="string">
            <text:p>GeForce GT1030 MSI PCI-E 2048Mb (GT 1030 AERO ITX 2GD4 OCV1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6950" calcext:value-type="float">
            <text:p>6950</text:p>
          </table:table-cell>
          <table:table-cell/>
          <table:table-cell table:formula="of:=([.C8]-[.$C$2])/[.$C$2]" office:value-type="float" office:value="0.267590618336887" calcext:value-type="float">
            <text:p>0,267590618336887</text:p>
          </table:table-cell>
          <table:table-cell table:formula="of:=([.D8]-[.$D$2])/[.$D$2]" office:value-type="float" office:value="0.524520255863539" calcext:value-type="float">
            <text:p>0,524520255863539</text:p>
          </table:table-cell>
          <table:table-cell table:formula="of:=([.E8]-[.$E$2])/[.$E$2]" office:value-type="float" office:value="0" calcext:value-type="float">
            <text:p>0</text:p>
          </table:table-cell>
          <table:table-cell table:formula="of:=([.F8]-[.$F$2])/[.$F$2]" office:value-type="float" office:value="1.1" calcext:value-type="float">
            <text:p>1,1</text:p>
          </table:table-cell>
          <table:table-cell table:formula="of:=([.G8]-[.$G$2])/[.$G$2]" office:value-type="float" office:value="0" calcext:value-type="float">
            <text:p>0</text:p>
          </table:table-cell>
          <table:table-cell/>
          <table:table-cell table:formula="of:=SQRT([.J8]^2+[.K8]^2+[.L8]^2+[.M8]^2+[.N8]^2)" office:value-type="float" office:value="1.2476883576571" calcext:value-type="float">
            <text:p>1,2476883576571</text:p>
          </table:table-cell>
          <table:table-cell table:formula="of:=[.P8]*[.$H$2]/[.H8]" office:value-type="float" office:value="0.718094018795453" calcext:value-type="float">
            <text:p>0,718094018795453</text:p>
          </table:table-cell>
        </table:table-row>
        <table:table-row table:style-name="ro1">
          <table:table-cell office:value-type="float" office:value="253668" calcext:value-type="float">
            <text:p>253668</text:p>
          </table:table-cell>
          <table:table-cell office:value-type="string" calcext:value-type="string">
            <text:p>GeForce GT1030 ASUS PCI-E 2048Mb (GT1030-SL-2G-BRK)</text:p>
          </table:table-cell>
          <table:table-cell office:value-type="float" office:value="1228" calcext:value-type="float">
            <text:p>1228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([.C9]-[.$C$2])/[.$C$2]" office:value-type="float" office:value="0.309168443496802" calcext:value-type="float">
            <text:p>0,309168443496802</text:p>
          </table:table-cell>
          <table:table-cell table:formula="of:=([.D9]-[.$D$2])/[.$D$2]" office:value-type="float" office:value="0.605543710021322" calcext:value-type="float">
            <text:p>0,605543710021322</text:p>
          </table:table-cell>
          <table:table-cell table:formula="of:=([.E9]-[.$E$2])/[.$E$2]" office:value-type="float" office:value="0" calcext:value-type="float">
            <text:p>0</text:p>
          </table:table-cell>
          <table:table-cell table:formula="of:=([.F9]-[.$F$2])/[.$F$2]" office:value-type="float" office:value="5.008" calcext:value-type="float">
            <text:p>5,008</text:p>
          </table:table-cell>
          <table:table-cell table:formula="of:=([.G9]-[.$G$2])/[.$G$2]" office:value-type="float" office:value="0" calcext:value-type="float">
            <text:p>0</text:p>
          </table:table-cell>
          <table:table-cell/>
          <table:table-cell table:formula="of:=SQRT([.J9]^2+[.K9]^2+[.L9]^2+[.M9]^2+[.N9]^2)" office:value-type="float" office:value="5.05394225443867" calcext:value-type="float">
            <text:p>5,05394225443867</text:p>
          </table:table-cell>
          <table:table-cell table:formula="of:=[.P9]*[.$H$2]/[.H9]" office:value-type="float" office:value="2.87155809911288" calcext:value-type="float">
            <text:p>2,87155809911288</text:p>
          </table:table-cell>
        </table:table-row>
        <table:table-row table:style-name="ro1">
          <table:table-cell office:value-type="float" office:value="252691" calcext:value-type="float">
            <text:p>252691</text:p>
          </table:table-cell>
          <table:table-cell office:value-type="string" calcext:value-type="string">
            <text:p>GeForce GT1030 Gigabyte PCI-E 2048Mb (GV-N1030D5-2GL)</text:p>
          </table:table-cell>
          <table:table-cell office:value-type="float" office:value="1227" calcext:value-type="float">
            <text:p>1227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7060" calcext:value-type="float">
            <text:p>7060</text:p>
          </table:table-cell>
          <table:table-cell/>
          <table:table-cell table:formula="of:=([.C10]-[.$C$2])/[.$C$2]" office:value-type="float" office:value="0.308102345415778" calcext:value-type="float">
            <text:p>0,308102345415778</text:p>
          </table:table-cell>
          <table:table-cell table:formula="of:=([.D10]-[.$D$2])/[.$D$2]" office:value-type="float" office:value="0.605543710021322" calcext:value-type="float">
            <text:p>0,605543710021322</text:p>
          </table:table-cell>
          <table:table-cell table:formula="of:=([.E10]-[.$E$2])/[.$E$2]" office:value-type="float" office:value="0" calcext:value-type="float">
            <text:p>0</text:p>
          </table:table-cell>
          <table:table-cell table:formula="of:=([.F10]-[.$F$2])/[.$F$2]" office:value-type="float" office:value="5.008" calcext:value-type="float">
            <text:p>5,008</text:p>
          </table:table-cell>
          <table:table-cell table:formula="of:=([.G10]-[.$G$2])/[.$G$2]" office:value-type="float" office:value="0" calcext:value-type="float">
            <text:p>0</text:p>
          </table:table-cell>
          <table:table-cell/>
          <table:table-cell table:formula="of:=SQRT([.J10]^2+[.K10]^2+[.L10]^2+[.M10]^2+[.N10]^2)" office:value-type="float" office:value="5.05387714927827" calcext:value-type="float">
            <text:p>5,05387714927827</text:p>
          </table:table-cell>
          <table:table-cell table:formula="of:=[.P10]*[.$H$2]/[.H10]" office:value-type="float" office:value="2.86338648684321" calcext:value-type="float">
            <text:p>2,86338648684321</text:p>
          </table:table-cell>
        </table:table-row>
        <table:table-row table:style-name="ro1">
          <table:table-cell office:value-type="float" office:value="283698" calcext:value-type="float">
            <text:p>283698</text:p>
          </table:table-cell>
          <table:table-cell office:value-type="string" calcext:value-type="string">
            <text:p>GeForce GT1030 MSI PCI-E 2048Mb (GT 1030 AERO ITX 2GD4 OC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7060" calcext:value-type="float">
            <text:p>7060</text:p>
          </table:table-cell>
          <table:table-cell/>
          <table:table-cell table:formula="of:=([.C11]-[.$C$2])/[.$C$2]" office:value-type="float" office:value="0.267590618336887" calcext:value-type="float">
            <text:p>0,267590618336887</text:p>
          </table:table-cell>
          <table:table-cell table:formula="of:=([.D11]-[.$D$2])/[.$D$2]" office:value-type="float" office:value="0.524520255863539" calcext:value-type="float">
            <text:p>0,524520255863539</text:p>
          </table:table-cell>
          <table:table-cell table:formula="of:=([.E11]-[.$E$2])/[.$E$2]" office:value-type="float" office:value="0" calcext:value-type="float">
            <text:p>0</text:p>
          </table:table-cell>
          <table:table-cell table:formula="of:=([.F11]-[.$F$2])/[.$F$2]" office:value-type="float" office:value="1.1" calcext:value-type="float">
            <text:p>1,1</text:p>
          </table:table-cell>
          <table:table-cell table:formula="of:=([.G11]-[.$G$2])/[.$G$2]" office:value-type="float" office:value="0" calcext:value-type="float">
            <text:p>0</text:p>
          </table:table-cell>
          <table:table-cell/>
          <table:table-cell table:formula="of:=SQRT([.J11]^2+[.K11]^2+[.L11]^2+[.M11]^2+[.N11]^2)" office:value-type="float" office:value="1.2476883576571" calcext:value-type="float">
            <text:p>1,2476883576571</text:p>
          </table:table-cell>
          <table:table-cell table:formula="of:=[.P11]*[.$H$2]/[.H11]" office:value-type="float" office:value="0.706905585074844" calcext:value-type="float">
            <text:p>0,706905585074844</text:p>
          </table:table-cell>
        </table:table-row>
        <table:table-row table:style-name="ro1">
          <table:table-cell office:value-type="float" office:value="283699" calcext:value-type="float">
            <text:p>283699</text:p>
          </table:table-cell>
          <table:table-cell office:value-type="string" calcext:value-type="string">
            <text:p>GeForce GT1030 MSI PCI-E 2048Mb (GT 1030 2GHD4 LP OC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7150" calcext:value-type="float">
            <text:p>7150</text:p>
          </table:table-cell>
          <table:table-cell/>
          <table:table-cell table:formula="of:=([.C12]-[.$C$2])/[.$C$2]" office:value-type="float" office:value="0.267590618336887" calcext:value-type="float">
            <text:p>0,267590618336887</text:p>
          </table:table-cell>
          <table:table-cell table:formula="of:=([.D12]-[.$D$2])/[.$D$2]" office:value-type="float" office:value="0.524520255863539" calcext:value-type="float">
            <text:p>0,524520255863539</text:p>
          </table:table-cell>
          <table:table-cell table:formula="of:=([.E12]-[.$E$2])/[.$E$2]" office:value-type="float" office:value="0" calcext:value-type="float">
            <text:p>0</text:p>
          </table:table-cell>
          <table:table-cell table:formula="of:=([.F12]-[.$F$2])/[.$F$2]" office:value-type="float" office:value="1.1" calcext:value-type="float">
            <text:p>1,1</text:p>
          </table:table-cell>
          <table:table-cell table:formula="of:=([.G12]-[.$G$2])/[.$G$2]" office:value-type="float" office:value="0" calcext:value-type="float">
            <text:p>0</text:p>
          </table:table-cell>
          <table:table-cell/>
          <table:table-cell table:formula="of:=SQRT([.J12]^2+[.K12]^2+[.L12]^2+[.M12]^2+[.N12]^2)" office:value-type="float" office:value="1.2476883576571" calcext:value-type="float">
            <text:p>1,2476883576571</text:p>
          </table:table-cell>
          <table:table-cell table:formula="of:=[.P12]*[.$H$2]/[.H12]" office:value-type="float" office:value="0.698007472815161" calcext:value-type="float">
            <text:p>0,698007472815161</text:p>
          </table:table-cell>
        </table:table-row>
        <table:table-row table:style-name="ro1">
          <table:table-cell office:value-type="float" office:value="252195" calcext:value-type="float">
            <text:p>252195</text:p>
          </table:table-cell>
          <table:table-cell office:value-type="string" calcext:value-type="string">
            <text:p>GeForce GT1030 MSI PCI-E 2048Mb (GT 1030 AERO ITX 2G OC)</text:p>
          </table:table-cell>
          <table:table-cell office:value-type="float" office:value="1265" calcext:value-type="float">
            <text:p>1265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7150" calcext:value-type="float">
            <text:p>7150</text:p>
          </table:table-cell>
          <table:table-cell/>
          <table:table-cell table:formula="of:=([.C13]-[.$C$2])/[.$C$2]" office:value-type="float" office:value="0.348614072494669" calcext:value-type="float">
            <text:p>0,348614072494669</text:p>
          </table:table-cell>
          <table:table-cell table:formula="of:=([.D13]-[.$D$2])/[.$D$2]" office:value-type="float" office:value="0.618336886993603" calcext:value-type="float">
            <text:p>0,618336886993603</text:p>
          </table:table-cell>
          <table:table-cell table:formula="of:=([.E13]-[.$E$2])/[.$E$2]" office:value-type="float" office:value="0" calcext:value-type="float">
            <text:p>0</text:p>
          </table:table-cell>
          <table:table-cell table:formula="of:=([.F13]-[.$F$2])/[.$F$2]" office:value-type="float" office:value="5.008" calcext:value-type="float">
            <text:p>5,008</text:p>
          </table:table-cell>
          <table:table-cell table:formula="of:=([.G13]-[.$G$2])/[.$G$2]" office:value-type="float" office:value="0" calcext:value-type="float">
            <text:p>0</text:p>
          </table:table-cell>
          <table:table-cell/>
          <table:table-cell table:formula="of:=SQRT([.J13]^2+[.K13]^2+[.L13]^2+[.M13]^2+[.N13]^2)" office:value-type="float" office:value="5.05805657118999" calcext:value-type="float">
            <text:p>5,05805657118999</text:p>
          </table:table-cell>
          <table:table-cell table:formula="of:=[.P13]*[.$H$2]/[.H13]" office:value-type="float" office:value="2.82968199786853" calcext:value-type="float">
            <text:p>2,82968199786853</text:p>
          </table:table-cell>
        </table:table-row>
        <table:table-row table:style-name="ro1">
          <table:table-cell office:value-type="float" office:value="309386" calcext:value-type="float">
            <text:p>309386</text:p>
          </table:table-cell>
          <table:table-cell office:value-type="string" calcext:value-type="string">
            <text:p>GeForce GT1030 Zotac PCI-E 2048Mb (ZT-P10300E-10L)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7430" calcext:value-type="float">
            <text:p>7430</text:p>
          </table:table-cell>
          <table:table-cell/>
          <table:table-cell table:formula="of:=([.C14]-[.$C$2])/[.$C$2]" office:value-type="float" office:value="0.308102345415778" calcext:value-type="float">
            <text:p>0,308102345415778</text:p>
          </table:table-cell>
          <table:table-cell table:formula="of:=([.D14]-[.$D$2])/[.$D$2]" office:value-type="float" office:value="0.565031982942431" calcext:value-type="float">
            <text:p>0,565031982942431</text:p>
          </table:table-cell>
          <table:table-cell table:formula="of:=([.E14]-[.$E$2])/[.$E$2]" office:value-type="float" office:value="0" calcext:value-type="float">
            <text:p>0</text:p>
          </table:table-cell>
          <table:table-cell table:formula="of:=([.F14]-[.$F$2])/[.$F$2]" office:value-type="float" office:value="5" calcext:value-type="float">
            <text:p>5</text:p>
          </table:table-cell>
          <table:table-cell table:formula="of:=([.G14]-[.$G$2])/[.$G$2]" office:value-type="float" office:value="0" calcext:value-type="float">
            <text:p>0</text:p>
          </table:table-cell>
          <table:table-cell/>
          <table:table-cell table:formula="of:=SQRT([.J14]^2+[.K14]^2+[.L14]^2+[.M14]^2+[.N14]^2)" office:value-type="float" office:value="5.041248674386" calcext:value-type="float">
            <text:p>5,041248674386</text:p>
          </table:table-cell>
          <table:table-cell table:formula="of:=[.P14]*[.$H$2]/[.H14]" office:value-type="float" office:value="2.71399659455504" calcext:value-type="float">
            <text:p>2,71399659455504</text:p>
          </table:table-cell>
        </table:table-row>
        <table:table-row table:style-name="ro1">
          <table:table-cell office:value-type="float" office:value="252858" calcext:value-type="float">
            <text:p>252858</text:p>
          </table:table-cell>
          <table:table-cell office:value-type="string" calcext:value-type="string">
            <text:p>GeForce GT1030 Gigabyte PCI-E 2048Mb (GV-N1030SL-2GL)</text:p>
          </table:table-cell>
          <table:table-cell office:value-type="float" office:value="1227" calcext:value-type="float">
            <text:p>1227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7540" calcext:value-type="float">
            <text:p>7540</text:p>
          </table:table-cell>
          <table:table-cell/>
          <table:table-cell table:formula="of:=([.C15]-[.$C$2])/[.$C$2]" office:value-type="float" office:value="0.308102345415778" calcext:value-type="float">
            <text:p>0,308102345415778</text:p>
          </table:table-cell>
          <table:table-cell table:formula="of:=([.D15]-[.$D$2])/[.$D$2]" office:value-type="float" office:value="0.605543710021322" calcext:value-type="float">
            <text:p>0,605543710021322</text:p>
          </table:table-cell>
          <table:table-cell table:formula="of:=([.E15]-[.$E$2])/[.$E$2]" office:value-type="float" office:value="0" calcext:value-type="float">
            <text:p>0</text:p>
          </table:table-cell>
          <table:table-cell table:formula="of:=([.F15]-[.$F$2])/[.$F$2]" office:value-type="float" office:value="5.008" calcext:value-type="float">
            <text:p>5,008</text:p>
          </table:table-cell>
          <table:table-cell table:formula="of:=([.G15]-[.$G$2])/[.$G$2]" office:value-type="float" office:value="0" calcext:value-type="float">
            <text:p>0</text:p>
          </table:table-cell>
          <table:table-cell/>
          <table:table-cell table:formula="of:=SQRT([.J15]^2+[.K15]^2+[.L15]^2+[.M15]^2+[.N15]^2)" office:value-type="float" office:value="5.05387714927827" calcext:value-type="float">
            <text:p>5,05387714927827</text:p>
          </table:table-cell>
          <table:table-cell table:formula="of:=[.P15]*[.$H$2]/[.H15]" office:value-type="float" office:value="2.68110193595664" calcext:value-type="float">
            <text:p>2,68110193595664</text:p>
          </table:table-cell>
        </table:table-row>
        <table:table-row table:style-name="ro1">
          <table:table-cell office:value-type="float" office:value="254573" calcext:value-type="float">
            <text:p>254573</text:p>
          </table:table-cell>
          <table:table-cell office:value-type="string" calcext:value-type="string">
            <text:p>GeForce GT1030 Gigabyte PCI-E 2048Mb (GV-N1030OC-2GI)</text:p>
          </table:table-cell>
          <table:table-cell office:value-type="float" office:value="1265" calcext:value-type="float">
            <text:p>1265</text:p>
          </table:table-cell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7840" calcext:value-type="float">
            <text:p>7840</text:p>
          </table:table-cell>
          <table:table-cell/>
          <table:table-cell table:formula="of:=([.C16]-[.$C$2])/[.$C$2]" office:value-type="float" office:value="0.348614072494669" calcext:value-type="float">
            <text:p>0,348614072494669</text:p>
          </table:table-cell>
          <table:table-cell table:formula="of:=([.D16]-[.$D$2])/[.$D$2]" office:value-type="float" office:value="0.646055437100213" calcext:value-type="float">
            <text:p>0,646055437100213</text:p>
          </table:table-cell>
          <table:table-cell table:formula="of:=([.E16]-[.$E$2])/[.$E$2]" office:value-type="float" office:value="0" calcext:value-type="float">
            <text:p>0</text:p>
          </table:table-cell>
          <table:table-cell table:formula="of:=([.F16]-[.$F$2])/[.$F$2]" office:value-type="float" office:value="5.008" calcext:value-type="float">
            <text:p>5,008</text:p>
          </table:table-cell>
          <table:table-cell table:formula="of:=([.G16]-[.$G$2])/[.$G$2]" office:value-type="float" office:value="0" calcext:value-type="float">
            <text:p>0</text:p>
          </table:table-cell>
          <table:table-cell/>
          <table:table-cell table:formula="of:=SQRT([.J16]^2+[.K16]^2+[.L16]^2+[.M16]^2+[.N16]^2)" office:value-type="float" office:value="5.06151987048832" calcext:value-type="float">
            <text:p>5,06151987048832</text:p>
          </table:table-cell>
          <table:table-cell table:formula="of:=[.P16]*[.$H$2]/[.H16]" office:value-type="float" office:value="2.58240809718792" calcext:value-type="float">
            <text:p>2,58240809718792</text:p>
          </table:table-cell>
        </table:table-row>
        <table:table-row table:style-name="ro1">
          <table:table-cell office:value-type="float" office:value="253669" calcext:value-type="float">
            <text:p>253669</text:p>
          </table:table-cell>
          <table:table-cell office:value-type="string" calcext:value-type="string">
            <text:p>GeForce GT1030 ASUS PCI-E 2048Mb (PH-GT1030-O2G)</text:p>
          </table:table-cell>
          <table:table-cell office:value-type="float" office:value="1252" calcext:value-type="float">
            <text:p>1252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8160" calcext:value-type="float">
            <text:p>8160</text:p>
          </table:table-cell>
          <table:table-cell/>
          <table:table-cell table:formula="of:=([.C17]-[.$C$2])/[.$C$2]" office:value-type="float" office:value="0.334754797441365" calcext:value-type="float">
            <text:p>0,334754797441365</text:p>
          </table:table-cell>
          <table:table-cell table:formula="of:=([.D17]-[.$D$2])/[.$D$2]" office:value-type="float" office:value="0.632196162046908" calcext:value-type="float">
            <text:p>0,632196162046908</text:p>
          </table:table-cell>
          <table:table-cell table:formula="of:=([.E17]-[.$E$2])/[.$E$2]" office:value-type="float" office:value="0" calcext:value-type="float">
            <text:p>0</text:p>
          </table:table-cell>
          <table:table-cell table:formula="of:=([.F17]-[.$F$2])/[.$F$2]" office:value-type="float" office:value="5.008" calcext:value-type="float">
            <text:p>5,008</text:p>
          </table:table-cell>
          <table:table-cell table:formula="of:=([.G17]-[.$G$2])/[.$G$2]" office:value-type="float" office:value="0" calcext:value-type="float">
            <text:p>0</text:p>
          </table:table-cell>
          <table:table-cell/>
          <table:table-cell table:formula="of:=SQRT([.J17]^2+[.K17]^2+[.L17]^2+[.M17]^2+[.N17]^2)" office:value-type="float" office:value="5.05883353765637" calcext:value-type="float">
            <text:p>5,05883353765637</text:p>
          </table:table-cell>
          <table:table-cell table:formula="of:=[.P17]*[.$H$2]/[.H17]" office:value-type="float" office:value="2.47982036159626" calcext:value-type="float">
            <text:p>2,47982036159626</text:p>
          </table:table-cell>
        </table:table-row>
        <table:table-row table:style-name="ro1">
          <table:table-cell office:value-type="float" office:value="237379" calcext:value-type="float">
            <text:p>237379</text:p>
          </table:table-cell>
          <table:table-cell office:value-type="string" calcext:value-type="string">
            <text:p>GeForce GTX1050 Ti Zotac Mini PCI-E 4096Mb (ZT-P10510A-10L)</text:p>
          </table:table-cell>
          <table:table-cell office:value-type="float" office:value="1303" calcext:value-type="float">
            <text:p>1303</text:p>
          </table:table-cell>
          <table:table-cell office:value-type="float" office:value="1417" calcext:value-type="float">
            <text:p>1417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1540" calcext:value-type="float">
            <text:p>11540</text:p>
          </table:table-cell>
          <table:table-cell/>
          <table:table-cell table:formula="of:=([.C18]-[.$C$2])/[.$C$2]" office:value-type="float" office:value="0.389125799573561" calcext:value-type="float">
            <text:p>0,389125799573561</text:p>
          </table:table-cell>
          <table:table-cell table:formula="of:=([.D18]-[.$D$2])/[.$D$2]" office:value-type="float" office:value="0.510660980810235" calcext:value-type="float">
            <text:p>0,510660980810235</text:p>
          </table:table-cell>
          <table:table-cell table:formula="of:=([.E18]-[.$E$2])/[.$E$2]" office:value-type="float" office:value="1" calcext:value-type="float">
            <text:p>1</text:p>
          </table:table-cell>
          <table:table-cell table:formula="of:=([.F18]-[.$F$2])/[.$F$2]" office:value-type="float" office:value="6" calcext:value-type="float">
            <text:p>6</text:p>
          </table:table-cell>
          <table:table-cell table:formula="of:=([.G18]-[.$G$2])/[.$G$2]" office:value-type="float" office:value="1" calcext:value-type="float">
            <text:p>1</text:p>
          </table:table-cell>
          <table:table-cell/>
          <table:table-cell table:formula="of:=SQRT([.J18]^2+[.K18]^2+[.L18]^2+[.M18]^2+[.N18]^2)" office:value-type="float" office:value="6.1977571366758" calcext:value-type="float">
            <text:p>6,1977571366758</text:p>
          </table:table-cell>
          <table:table-cell table:formula="of:=[.P18]*[.$H$2]/[.H18]" office:value-type="float" office:value="2.14826937146475" calcext:value-type="float">
            <text:p>2,14826937146475</text:p>
          </table:table-cell>
        </table:table-row>
        <table:table-row table:style-name="ro1">
          <table:table-cell office:value-type="float" office:value="236255" calcext:value-type="float">
            <text:p>236255</text:p>
          </table:table-cell>
          <table:table-cell office:value-type="string" calcext:value-type="string">
            <text:p>GeForce GTX1050 Ti Palit StormX PCI-E 4096Mb (NE5105T018G1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1770" calcext:value-type="float">
            <text:p>11770</text:p>
          </table:table-cell>
          <table:table-cell/>
          <table:table-cell table:formula="of:=([.C19]-[.$C$2])/[.$C$2]" office:value-type="float" office:value="0.375266524520256" calcext:value-type="float">
            <text:p>0,375266524520256</text:p>
          </table:table-cell>
          <table:table-cell table:formula="of:=([.D19]-[.$D$2])/[.$D$2]" office:value-type="float" office:value="0.484008528784648" calcext:value-type="float">
            <text:p>0,484008528784648</text:p>
          </table:table-cell>
          <table:table-cell table:formula="of:=([.E19]-[.$E$2])/[.$E$2]" office:value-type="float" office:value="1" calcext:value-type="float">
            <text:p>1</text:p>
          </table:table-cell>
          <table:table-cell table:formula="of:=([.F19]-[.$F$2])/[.$F$2]" office:value-type="float" office:value="6" calcext:value-type="float">
            <text:p>6</text:p>
          </table:table-cell>
          <table:table-cell table:formula="of:=([.G19]-[.$G$2])/[.$G$2]" office:value-type="float" office:value="1" calcext:value-type="float">
            <text:p>1</text:p>
          </table:table-cell>
          <table:table-cell/>
          <table:table-cell table:formula="of:=SQRT([.J19]^2+[.K19]^2+[.L19]^2+[.M19]^2+[.N19]^2)" office:value-type="float" office:value="6.19476304795928" calcext:value-type="float">
            <text:p>6,19476304795928</text:p>
          </table:table-cell>
          <table:table-cell table:formula="of:=[.P19]*[.$H$2]/[.H19]" office:value-type="float" office:value="2.10527206387741" calcext:value-type="float">
            <text:p>2,10527206387741</text:p>
          </table:table-cell>
        </table:table-row>
        <table:table-row table:style-name="ro1">
          <table:table-cell office:value-type="float" office:value="237971" calcext:value-type="float">
            <text:p>237971</text:p>
          </table:table-cell>
          <table:table-cell office:value-type="string" calcext:value-type="string">
            <text:p>GeForce GTX1050 Gigabyte PCI-E 2048Mb (GV-N1050D5-2GD)</text:p>
          </table:table-cell>
          <table:table-cell office:value-type="float" office:value="1354" calcext:value-type="float">
            <text:p>1354</text:p>
          </table:table-cell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1940" calcext:value-type="float">
            <text:p>11940</text:p>
          </table:table-cell>
          <table:table-cell/>
          <table:table-cell table:formula="of:=([.C20]-[.$C$2])/[.$C$2]" office:value-type="float" office:value="0.443496801705757" calcext:value-type="float">
            <text:p>0,443496801705757</text:p>
          </table:table-cell>
          <table:table-cell table:formula="of:=([.D20]-[.$D$2])/[.$D$2]" office:value-type="float" office:value="0.591684434968017" calcext:value-type="float">
            <text:p>0,591684434968017</text:p>
          </table:table-cell>
          <table:table-cell table:formula="of:=([.E20]-[.$E$2])/[.$E$2]" office:value-type="float" office:value="0" calcext:value-type="float">
            <text:p>0</text:p>
          </table:table-cell>
          <table:table-cell table:formula="of:=([.F20]-[.$F$2])/[.$F$2]" office:value-type="float" office:value="6.008" calcext:value-type="float">
            <text:p>6,008</text:p>
          </table:table-cell>
          <table:table-cell table:formula="of:=([.G20]-[.$G$2])/[.$G$2]" office:value-type="float" office:value="1" calcext:value-type="float">
            <text:p>1</text:p>
          </table:table-cell>
          <table:table-cell/>
          <table:table-cell table:formula="of:=SQRT([.J20]^2+[.K20]^2+[.L20]^2+[.M20]^2+[.N20]^2)" office:value-type="float" office:value="6.13537642559172" calcext:value-type="float">
            <text:p>6,13537642559172</text:p>
          </table:table-cell>
          <table:table-cell table:formula="of:=[.P20]*[.$H$2]/[.H20]" office:value-type="float" office:value="2.05540248763542" calcext:value-type="float">
            <text:p>2,05540248763542</text:p>
          </table:table-cell>
        </table:table-row>
        <table:table-row table:style-name="ro1">
          <table:table-cell office:value-type="float" office:value="245006" calcext:value-type="float">
            <text:p>245006</text:p>
          </table:table-cell>
          <table:table-cell office:value-type="string" calcext:value-type="string">
            <text:p>GeForce GTX1050 Gigabyte OC Low Profile PCI-E 2048Mb (GV-N1050OC-2GL)</text:p>
          </table:table-cell>
          <table:table-cell office:value-type="float" office:value="1366" calcext:value-type="float">
            <text:p>1366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2260" calcext:value-type="float">
            <text:p>12260</text:p>
          </table:table-cell>
          <table:table-cell/>
          <table:table-cell table:formula="of:=([.C21]-[.$C$2])/[.$C$2]" office:value-type="float" office:value="0.456289978678038" calcext:value-type="float">
            <text:p>0,456289978678038</text:p>
          </table:table-cell>
          <table:table-cell table:formula="of:=([.D21]-[.$D$2])/[.$D$2]" office:value-type="float" office:value="0.605543710021322" calcext:value-type="float">
            <text:p>0,605543710021322</text:p>
          </table:table-cell>
          <table:table-cell table:formula="of:=([.E21]-[.$E$2])/[.$E$2]" office:value-type="float" office:value="0" calcext:value-type="float">
            <text:p>0</text:p>
          </table:table-cell>
          <table:table-cell table:formula="of:=([.F21]-[.$F$2])/[.$F$2]" office:value-type="float" office:value="6.008" calcext:value-type="float">
            <text:p>6,008</text:p>
          </table:table-cell>
          <table:table-cell table:formula="of:=([.G21]-[.$G$2])/[.$G$2]" office:value-type="float" office:value="1" calcext:value-type="float">
            <text:p>1</text:p>
          </table:table-cell>
          <table:table-cell/>
          <table:table-cell table:formula="of:=SQRT([.J21]^2+[.K21]^2+[.L21]^2+[.M21]^2+[.N21]^2)" office:value-type="float" office:value="6.1376663097132" calcext:value-type="float">
            <text:p>6,1376663097132</text:p>
          </table:table-cell>
          <table:table-cell table:formula="of:=[.P21]*[.$H$2]/[.H21]" office:value-type="float" office:value="2.00250124297331" calcext:value-type="float">
            <text:p>2,00250124297331</text:p>
          </table:table-cell>
        </table:table-row>
        <table:table-row table:style-name="ro1">
          <table:table-cell office:value-type="float" office:value="244348" calcext:value-type="float">
            <text:p>244348</text:p>
          </table:table-cell>
          <table:table-cell office:value-type="string" calcext:value-type="string">
            <text:p>GeForce GTX1050 Ti Gigabyte Low Profile PCI-E 4096Mb (GV-N105TOC-4GL)</text:p>
          </table:table-cell>
          <table:table-cell office:value-type="float" office:value="1303" calcext:value-type="float">
            <text:p>1303</text:p>
          </table:table-cell>
          <table:table-cell office:value-type="float" office:value="1442" calcext:value-type="float">
            <text:p>1442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2270" calcext:value-type="float">
            <text:p>12270</text:p>
          </table:table-cell>
          <table:table-cell/>
          <table:table-cell table:formula="of:=([.C22]-[.$C$2])/[.$C$2]" office:value-type="float" office:value="0.389125799573561" calcext:value-type="float">
            <text:p>0,389125799573561</text:p>
          </table:table-cell>
          <table:table-cell table:formula="of:=([.D22]-[.$D$2])/[.$D$2]" office:value-type="float" office:value="0.537313432835821" calcext:value-type="float">
            <text:p>0,537313432835821</text:p>
          </table:table-cell>
          <table:table-cell table:formula="of:=([.E22]-[.$E$2])/[.$E$2]" office:value-type="float" office:value="1" calcext:value-type="float">
            <text:p>1</text:p>
          </table:table-cell>
          <table:table-cell table:formula="of:=([.F22]-[.$F$2])/[.$F$2]" office:value-type="float" office:value="6.008" calcext:value-type="float">
            <text:p>6,008</text:p>
          </table:table-cell>
          <table:table-cell table:formula="of:=([.G22]-[.$G$2])/[.$G$2]" office:value-type="float" office:value="1" calcext:value-type="float">
            <text:p>1</text:p>
          </table:table-cell>
          <table:table-cell/>
          <table:table-cell table:formula="of:=SQRT([.J22]^2+[.K22]^2+[.L22]^2+[.M22]^2+[.N22]^2)" office:value-type="float" office:value="6.20775229958474" calcext:value-type="float">
            <text:p>6,20775229958474</text:p>
          </table:table-cell>
          <table:table-cell table:formula="of:=[.P22]*[.$H$2]/[.H22]" office:value-type="float" office:value="2.02371713107897" calcext:value-type="float">
            <text:p>2,02371713107897</text:p>
          </table:table-cell>
        </table:table-row>
        <table:table-row table:style-name="ro1">
          <table:table-cell office:value-type="float" office:value="252688" calcext:value-type="float">
            <text:p>252688</text:p>
          </table:table-cell>
          <table:table-cell office:value-type="string" calcext:value-type="string">
            <text:p>GeForce GTX1050 Ti MSI PCI-E 4096Mb (GTX 1050 Ti AERO ITX 4G OCV1)</text:p>
          </table:table-cell>
          <table:table-cell office:value-type="float" office:value="1341" calcext:value-type="float">
            <text:p>1341</text:p>
          </table:table-cell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2550" calcext:value-type="float">
            <text:p>12550</text:p>
          </table:table-cell>
          <table:table-cell/>
          <table:table-cell table:formula="of:=([.C23]-[.$C$2])/[.$C$2]" office:value-type="float" office:value="0.429637526652452" calcext:value-type="float">
            <text:p>0,429637526652452</text:p>
          </table:table-cell>
          <table:table-cell table:formula="of:=([.D23]-[.$D$2])/[.$D$2]" office:value-type="float" office:value="0.551172707889126" calcext:value-type="float">
            <text:p>0,551172707889126</text:p>
          </table:table-cell>
          <table:table-cell table:formula="of:=([.E23]-[.$E$2])/[.$E$2]" office:value-type="float" office:value="1" calcext:value-type="float">
            <text:p>1</text:p>
          </table:table-cell>
          <table:table-cell table:formula="of:=([.F23]-[.$F$2])/[.$F$2]" office:value-type="float" office:value="6.008" calcext:value-type="float">
            <text:p>6,008</text:p>
          </table:table-cell>
          <table:table-cell table:formula="of:=([.G23]-[.$G$2])/[.$G$2]" office:value-type="float" office:value="1" calcext:value-type="float">
            <text:p>1</text:p>
          </table:table-cell>
          <table:table-cell/>
          <table:table-cell table:formula="of:=SQRT([.J23]^2+[.K23]^2+[.L23]^2+[.M23]^2+[.N23]^2)" office:value-type="float" office:value="6.21163776778958" calcext:value-type="float">
            <text:p>6,21163776778958</text:p>
          </table:table-cell>
          <table:table-cell table:formula="of:=[.P23]*[.$H$2]/[.H23]" office:value-type="float" office:value="1.97980486622775" calcext:value-type="float">
            <text:p>1,97980486622775</text:p>
          </table:table-cell>
        </table:table-row>
        <table:table-row table:style-name="ro1">
          <table:table-cell office:value-type="float" office:value="238796" calcext:value-type="float">
            <text:p>238796</text:p>
          </table:table-cell>
          <table:table-cell office:value-type="string" calcext:value-type="string">
            <text:p>GeForce GTX1050 Gigabyte WindForce 2X PCI-E 2048Mb (GV-N1050OC-2GD)</text:p>
          </table:table-cell>
          <table:table-cell office:value-type="float" office:value="1379" calcext:value-type="float">
            <text:p>1379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2560" calcext:value-type="float">
            <text:p>12560</text:p>
          </table:table-cell>
          <table:table-cell/>
          <table:table-cell table:formula="of:=([.C24]-[.$C$2])/[.$C$2]" office:value-type="float" office:value="0.470149253731343" calcext:value-type="float">
            <text:p>0,470149253731343</text:p>
          </table:table-cell>
          <table:table-cell table:formula="of:=([.D24]-[.$D$2])/[.$D$2]" office:value-type="float" office:value="0.618336886993603" calcext:value-type="float">
            <text:p>0,618336886993603</text:p>
          </table:table-cell>
          <table:table-cell table:formula="of:=([.E24]-[.$E$2])/[.$E$2]" office:value-type="float" office:value="0" calcext:value-type="float">
            <text:p>0</text:p>
          </table:table-cell>
          <table:table-cell table:formula="of:=([.F24]-[.$F$2])/[.$F$2]" office:value-type="float" office:value="6.008" calcext:value-type="float">
            <text:p>6,008</text:p>
          </table:table-cell>
          <table:table-cell table:formula="of:=([.G24]-[.$G$2])/[.$G$2]" office:value-type="float" office:value="1" calcext:value-type="float">
            <text:p>1</text:p>
          </table:table-cell>
          <table:table-cell/>
          <table:table-cell table:formula="of:=SQRT([.J24]^2+[.K24]^2+[.L24]^2+[.M24]^2+[.N24]^2)" office:value-type="float" office:value="6.13998736371673" calcext:value-type="float">
            <text:p>6,13998736371673</text:p>
          </table:table-cell>
          <table:table-cell table:formula="of:=[.P24]*[.$H$2]/[.H24]" office:value-type="float" office:value="1.95540998844482" calcext:value-type="float">
            <text:p>1,95540998844482</text:p>
          </table:table-cell>
        </table:table-row>
        <table:table-row table:style-name="ro1">
          <table:table-cell office:value-type="float" office:value="260513" calcext:value-type="float">
            <text:p>260513</text:p>
          </table:table-cell>
          <table:table-cell office:value-type="string" calcext:value-type="string">
            <text:p>GeForce GTX1050 Ti Inno3D 1-Slot Edition PCI-E 4096Mb (N105T2-1SDV-M5CM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2780" calcext:value-type="float">
            <text:p>12780</text:p>
          </table:table-cell>
          <table:table-cell/>
          <table:table-cell table:formula="of:=([.C25]-[.$C$2])/[.$C$2]" office:value-type="float" office:value="0.375266524520256" calcext:value-type="float">
            <text:p>0,375266524520256</text:p>
          </table:table-cell>
          <table:table-cell table:formula="of:=([.D25]-[.$D$2])/[.$D$2]" office:value-type="float" office:value="0.484008528784648" calcext:value-type="float">
            <text:p>0,484008528784648</text:p>
          </table:table-cell>
          <table:table-cell table:formula="of:=([.E25]-[.$E$2])/[.$E$2]" office:value-type="float" office:value="1" calcext:value-type="float">
            <text:p>1</text:p>
          </table:table-cell>
          <table:table-cell table:formula="of:=([.F25]-[.$F$2])/[.$F$2]" office:value-type="float" office:value="6" calcext:value-type="float">
            <text:p>6</text:p>
          </table:table-cell>
          <table:table-cell table:formula="of:=([.G25]-[.$G$2])/[.$G$2]" office:value-type="float" office:value="1" calcext:value-type="float">
            <text:p>1</text:p>
          </table:table-cell>
          <table:table-cell/>
          <table:table-cell table:formula="of:=SQRT([.J25]^2+[.K25]^2+[.L25]^2+[.M25]^2+[.N25]^2)" office:value-type="float" office:value="6.19476304795928" calcext:value-type="float">
            <text:p>6,19476304795928</text:p>
          </table:table-cell>
          <table:table-cell table:formula="of:=[.P25]*[.$H$2]/[.H25]" office:value-type="float" office:value="1.93889297275721" calcext:value-type="float">
            <text:p>1,93889297275721</text:p>
          </table:table-cell>
        </table:table-row>
        <table:table-row table:style-name="ro1">
          <table:table-cell office:value-type="float" office:value="249225" calcext:value-type="float">
            <text:p>249225</text:p>
          </table:table-cell>
          <table:table-cell office:value-type="string" calcext:value-type="string">
            <text:p>GeForce GTX1050 Ti Zotac LP PCI-E 4096Mb (ZT-P10510E-10L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2870" calcext:value-type="float">
            <text:p>12870</text:p>
          </table:table-cell>
          <table:table-cell/>
          <table:table-cell table:formula="of:=([.C26]-[.$C$2])/[.$C$2]" office:value-type="float" office:value="0.375266524520256" calcext:value-type="float">
            <text:p>0,375266524520256</text:p>
          </table:table-cell>
          <table:table-cell table:formula="of:=([.D26]-[.$D$2])/[.$D$2]" office:value-type="float" office:value="0.484008528784648" calcext:value-type="float">
            <text:p>0,484008528784648</text:p>
          </table:table-cell>
          <table:table-cell table:formula="of:=([.E26]-[.$E$2])/[.$E$2]" office:value-type="float" office:value="1" calcext:value-type="float">
            <text:p>1</text:p>
          </table:table-cell>
          <table:table-cell table:formula="of:=([.F26]-[.$F$2])/[.$F$2]" office:value-type="float" office:value="6" calcext:value-type="float">
            <text:p>6</text:p>
          </table:table-cell>
          <table:table-cell table:formula="of:=([.G26]-[.$G$2])/[.$G$2]" office:value-type="float" office:value="1" calcext:value-type="float">
            <text:p>1</text:p>
          </table:table-cell>
          <table:table-cell/>
          <table:table-cell table:formula="of:=SQRT([.J26]^2+[.K26]^2+[.L26]^2+[.M26]^2+[.N26]^2)" office:value-type="float" office:value="6.19476304795928" calcext:value-type="float">
            <text:p>6,19476304795928</text:p>
          </table:table-cell>
          <table:table-cell table:formula="of:=[.P26]*[.$H$2]/[.H26]" office:value-type="float" office:value="1.92533428064003" calcext:value-type="float">
            <text:p>1,92533428064003</text:p>
          </table:table-cell>
        </table:table-row>
        <table:table-row table:style-name="ro1">
          <table:table-cell office:value-type="float" office:value="238718" calcext:value-type="float">
            <text:p>238718</text:p>
          </table:table-cell>
          <table:table-cell office:value-type="string" calcext:value-type="string">
            <text:p>GeForce GTX1050 Ti Zotac OC Edition PCI-E 4096Mb (ZT-P10510B-10L)</text:p>
          </table:table-cell>
          <table:table-cell office:value-type="float" office:value="1392" calcext:value-type="float">
            <text:p>1392</text:p>
          </table:table-cell>
          <table:table-cell office:value-type="float" office:value="1506" calcext:value-type="float">
            <text:p>1506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2870" calcext:value-type="float">
            <text:p>12870</text:p>
          </table:table-cell>
          <table:table-cell/>
          <table:table-cell table:formula="of:=([.C27]-[.$C$2])/[.$C$2]" office:value-type="float" office:value="0.484008528784648" calcext:value-type="float">
            <text:p>0,484008528784648</text:p>
          </table:table-cell>
          <table:table-cell table:formula="of:=([.D27]-[.$D$2])/[.$D$2]" office:value-type="float" office:value="0.605543710021322" calcext:value-type="float">
            <text:p>0,605543710021322</text:p>
          </table:table-cell>
          <table:table-cell table:formula="of:=([.E27]-[.$E$2])/[.$E$2]" office:value-type="float" office:value="1" calcext:value-type="float">
            <text:p>1</text:p>
          </table:table-cell>
          <table:table-cell table:formula="of:=([.F27]-[.$F$2])/[.$F$2]" office:value-type="float" office:value="6" calcext:value-type="float">
            <text:p>6</text:p>
          </table:table-cell>
          <table:table-cell table:formula="of:=([.G27]-[.$G$2])/[.$G$2]" office:value-type="float" office:value="1" calcext:value-type="float">
            <text:p>1</text:p>
          </table:table-cell>
          <table:table-cell/>
          <table:table-cell table:formula="of:=SQRT([.J27]^2+[.K27]^2+[.L27]^2+[.M27]^2+[.N27]^2)" office:value-type="float" office:value="6.21296607432253" calcext:value-type="float">
            <text:p>6,21296607432253</text:p>
          </table:table-cell>
          <table:table-cell table:formula="of:=[.P27]*[.$H$2]/[.H27]" office:value-type="float" office:value="1.93099178689123" calcext:value-type="float">
            <text:p>1,93099178689123</text:p>
          </table:table-cell>
        </table:table-row>
        <table:table-row table:style-name="ro1">
          <table:table-cell office:value-type="float" office:value="326789" calcext:value-type="float">
            <text:p>326789</text:p>
          </table:table-cell>
          <table:table-cell office:value-type="string" calcext:value-type="string">
            <text:p>GeForce GTX1650 MSI PCI-E 4096Mb (GTX 1650 VENTUS XS 4G)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3070" calcext:value-type="float">
            <text:p>13070</text:p>
          </table:table-cell>
          <table:table-cell/>
          <table:table-cell table:formula="of:=([.C28]-[.$C$2])/[.$C$2]" office:value-type="float" office:value="0.775053304904051" calcext:value-type="float">
            <text:p>0,775053304904051</text:p>
          </table:table-cell>
          <table:table-cell table:formula="of:=([.D28]-[.$D$2])/[.$D$2]" office:value-type="float" office:value="0.775053304904051" calcext:value-type="float">
            <text:p>0,775053304904051</text:p>
          </table:table-cell>
          <table:table-cell table:formula="of:=([.E28]-[.$E$2])/[.$E$2]" office:value-type="float" office:value="1" calcext:value-type="float">
            <text:p>1</text:p>
          </table:table-cell>
          <table:table-cell table:formula="of:=([.F28]-[.$F$2])/[.$F$2]" office:value-type="float" office:value="7.002" calcext:value-type="float">
            <text:p>7,002</text:p>
          </table:table-cell>
          <table:table-cell table:formula="of:=([.G28]-[.$G$2])/[.$G$2]" office:value-type="float" office:value="1" calcext:value-type="float">
            <text:p>1</text:p>
          </table:table-cell>
          <table:table-cell/>
          <table:table-cell table:formula="of:=SQRT([.J28]^2+[.K28]^2+[.L28]^2+[.M28]^2+[.N28]^2)" office:value-type="float" office:value="7.22699240700344" calcext:value-type="float">
            <text:p>7,22699240700344</text:p>
          </table:table-cell>
          <table:table-cell table:formula="of:=[.P28]*[.$H$2]/[.H28]" office:value-type="float" office:value="2.21178038469883" calcext:value-type="float">
            <text:p>2,21178038469883</text:p>
          </table:table-cell>
        </table:table-row>
        <table:table-row table:style-name="ro1">
          <table:table-cell office:value-type="float" office:value="318115" calcext:value-type="float">
            <text:p>318115</text:p>
          </table:table-cell>
          <table:table-cell office:value-type="string" calcext:value-type="string">
            <text:p>GeForce GTX1650 Gigabyte PCI-E 4096Mb (GV-N1650IXOC-4GD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3280" calcext:value-type="float">
            <text:p>13280</text:p>
          </table:table-cell>
          <table:table-cell/>
          <table:table-cell table:formula="of:=([.C29]-[.$C$2])/[.$C$2]" office:value-type="float" office:value="0.791044776119403" calcext:value-type="float">
            <text:p>0,791044776119403</text:p>
          </table:table-cell>
          <table:table-cell table:formula="of:=([.D29]-[.$D$2])/[.$D$2]" office:value-type="float" office:value="0.791044776119403" calcext:value-type="float">
            <text:p>0,791044776119403</text:p>
          </table:table-cell>
          <table:table-cell table:formula="of:=([.E29]-[.$E$2])/[.$E$2]" office:value-type="float" office:value="1" calcext:value-type="float">
            <text:p>1</text:p>
          </table:table-cell>
          <table:table-cell table:formula="of:=([.F29]-[.$F$2])/[.$F$2]" office:value-type="float" office:value="7.002" calcext:value-type="float">
            <text:p>7,002</text:p>
          </table:table-cell>
          <table:table-cell table:formula="of:=([.G29]-[.$G$2])/[.$G$2]" office:value-type="float" office:value="1" calcext:value-type="float">
            <text:p>1</text:p>
          </table:table-cell>
          <table:table-cell/>
          <table:table-cell table:formula="of:=SQRT([.J29]^2+[.K29]^2+[.L29]^2+[.M29]^2+[.N29]^2)" office:value-type="float" office:value="7.23045694791495" calcext:value-type="float">
            <text:p>7,23045694791495</text:p>
          </table:table-cell>
          <table:table-cell table:formula="of:=[.P29]*[.$H$2]/[.H29]" office:value-type="float" office:value="2.17784847828764" calcext:value-type="float">
            <text:p>2,17784847828764</text:p>
          </table:table-cell>
        </table:table-row>
        <table:table-row table:style-name="ro1">
          <table:table-cell office:value-type="float" office:value="237972" calcext:value-type="float">
            <text:p>237972</text:p>
          </table:table-cell>
          <table:table-cell office:value-type="string" calcext:value-type="string">
            <text:p>GeForce GTX1050 Ti Gigabyte PCI-E 4096Mb (GV-N105TD5-4GD)</text:p>
          </table:table-cell>
          <table:table-cell office:value-type="float" office:value="1290" calcext:value-type="float">
            <text:p>1290</text:p>
          </table:table-cell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3320" calcext:value-type="float">
            <text:p>13320</text:p>
          </table:table-cell>
          <table:table-cell/>
          <table:table-cell table:formula="of:=([.C30]-[.$C$2])/[.$C$2]" office:value-type="float" office:value="0.375266524520256" calcext:value-type="float">
            <text:p>0,375266524520256</text:p>
          </table:table-cell>
          <table:table-cell table:formula="of:=([.D30]-[.$D$2])/[.$D$2]" office:value-type="float" office:value="0.524520255863539" calcext:value-type="float">
            <text:p>0,524520255863539</text:p>
          </table:table-cell>
          <table:table-cell table:formula="of:=([.E30]-[.$E$2])/[.$E$2]" office:value-type="float" office:value="1" calcext:value-type="float">
            <text:p>1</text:p>
          </table:table-cell>
          <table:table-cell table:formula="of:=([.F30]-[.$F$2])/[.$F$2]" office:value-type="float" office:value="6.008" calcext:value-type="float">
            <text:p>6,008</text:p>
          </table:table-cell>
          <table:table-cell table:formula="of:=([.G30]-[.$G$2])/[.$G$2]" office:value-type="float" office:value="1" calcext:value-type="float">
            <text:p>1</text:p>
          </table:table-cell>
          <table:table-cell/>
          <table:table-cell table:formula="of:=SQRT([.J30]^2+[.K30]^2+[.L30]^2+[.M30]^2+[.N30]^2)" office:value-type="float" office:value="6.20580457823453" calcext:value-type="float">
            <text:p>6,20580457823453</text:p>
          </table:table-cell>
          <table:table-cell table:formula="of:=[.P30]*[.$H$2]/[.H30]" office:value-type="float" office:value="1.86360497844881" calcext:value-type="float">
            <text:p>1,86360497844881</text:p>
          </table:table-cell>
        </table:table-row>
        <table:table-row table:style-name="ro1">
          <table:table-cell office:value-type="float" office:value="287484" calcext:value-type="float">
            <text:p>287484</text:p>
          </table:table-cell>
          <table:table-cell office:value-type="string" calcext:value-type="string">
            <text:p>GeForce GTX1050 Ti MSI PCI-E 4096Mb (GTX 1050 TI 4GT OCV1)</text:p>
          </table:table-cell>
          <table:table-cell office:value-type="float" office:value="1341" calcext:value-type="float">
            <text:p>1341</text:p>
          </table:table-cell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3490" calcext:value-type="float">
            <text:p>13490</text:p>
          </table:table-cell>
          <table:table-cell/>
          <table:table-cell table:formula="of:=([.C31]-[.$C$2])/[.$C$2]" office:value-type="float" office:value="0.429637526652452" calcext:value-type="float">
            <text:p>0,429637526652452</text:p>
          </table:table-cell>
          <table:table-cell table:formula="of:=([.D31]-[.$D$2])/[.$D$2]" office:value-type="float" office:value="0.551172707889126" calcext:value-type="float">
            <text:p>0,551172707889126</text:p>
          </table:table-cell>
          <table:table-cell table:formula="of:=([.E31]-[.$E$2])/[.$E$2]" office:value-type="float" office:value="1" calcext:value-type="float">
            <text:p>1</text:p>
          </table:table-cell>
          <table:table-cell table:formula="of:=([.F31]-[.$F$2])/[.$F$2]" office:value-type="float" office:value="6.008" calcext:value-type="float">
            <text:p>6,008</text:p>
          </table:table-cell>
          <table:table-cell table:formula="of:=([.G31]-[.$G$2])/[.$G$2]" office:value-type="float" office:value="1" calcext:value-type="float">
            <text:p>1</text:p>
          </table:table-cell>
          <table:table-cell/>
          <table:table-cell table:formula="of:=SQRT([.J31]^2+[.K31]^2+[.L31]^2+[.M31]^2+[.N31]^2)" office:value-type="float" office:value="6.21163776778958" calcext:value-type="float">
            <text:p>6,21163776778958</text:p>
          </table:table-cell>
          <table:table-cell table:formula="of:=[.P31]*[.$H$2]/[.H31]" office:value-type="float" office:value="1.84184959756548" calcext:value-type="float">
            <text:p>1,84184959756548</text:p>
          </table:table-cell>
        </table:table-row>
        <table:table-row table:style-name="ro1">
          <table:table-cell office:value-type="float" office:value="347286" calcext:value-type="float">
            <text:p>347286</text:p>
          </table:table-cell>
          <table:table-cell office:value-type="string" calcext:value-type="string">
            <text:p>GeForce GTX1650 KFA2 Prodigy PCI-E 4096Mb (65SQH8DS21PK)</text:p>
          </table:table-cell>
          <table:table-cell office:value-type="float" office:value="1485" calcext:value-type="float">
            <text:p>1485</text:p>
          </table:table-cell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3530" calcext:value-type="float">
            <text:p>13530</text:p>
          </table:table-cell>
          <table:table-cell/>
          <table:table-cell table:formula="of:=([.C32]-[.$C$2])/[.$C$2]" office:value-type="float" office:value="0.583155650319829" calcext:value-type="float">
            <text:p>0,583155650319829</text:p>
          </table:table-cell>
          <table:table-cell table:formula="of:=([.D32]-[.$D$2])/[.$D$2]" office:value-type="float" office:value="0.775053304904051" calcext:value-type="float">
            <text:p>0,775053304904051</text:p>
          </table:table-cell>
          <table:table-cell table:formula="of:=([.E32]-[.$E$2])/[.$E$2]" office:value-type="float" office:value="1" calcext:value-type="float">
            <text:p>1</text:p>
          </table:table-cell>
          <table:table-cell table:formula="of:=([.F32]-[.$F$2])/[.$F$2]" office:value-type="float" office:value="7" calcext:value-type="float">
            <text:p>7</text:p>
          </table:table-cell>
          <table:table-cell table:formula="of:=([.G32]-[.$G$2])/[.$G$2]" office:value-type="float" office:value="1" calcext:value-type="float">
            <text:p>1</text:p>
          </table:table-cell>
          <table:table-cell/>
          <table:table-cell table:formula="of:=SQRT([.J32]^2+[.K32]^2+[.L32]^2+[.M32]^2+[.N32]^2)" office:value-type="float" office:value="7.20699508380175" calcext:value-type="float">
            <text:p>7,20699508380175</text:p>
          </table:table-cell>
          <table:table-cell table:formula="of:=[.P32]*[.$H$2]/[.H32]" office:value-type="float" office:value="2.13067112603156" calcext:value-type="float">
            <text:p>2,13067112603156</text:p>
          </table:table-cell>
        </table:table-row>
        <table:table-row table:style-name="ro1">
          <table:table-cell office:value-type="float" office:value="326388" calcext:value-type="float">
            <text:p>326388</text:p>
          </table:table-cell>
          <table:table-cell office:value-type="string" calcext:value-type="string">
            <text:p>GeForce GTX1650 MSI PCI-E 4096Mb (GTX 1650 4GT LP OC)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3540" calcext:value-type="float">
            <text:p>13540</text:p>
          </table:table-cell>
          <table:table-cell/>
          <table:table-cell table:formula="of:=([.C33]-[.$C$2])/[.$C$2]" office:value-type="float" office:value="0.807036247334755" calcext:value-type="float">
            <text:p>0,807036247334755</text:p>
          </table:table-cell>
          <table:table-cell table:formula="of:=([.D33]-[.$D$2])/[.$D$2]" office:value-type="float" office:value="0.807036247334755" calcext:value-type="float">
            <text:p>0,807036247334755</text:p>
          </table:table-cell>
          <table:table-cell table:formula="of:=([.E33]-[.$E$2])/[.$E$2]" office:value-type="float" office:value="1" calcext:value-type="float">
            <text:p>1</text:p>
          </table:table-cell>
          <table:table-cell table:formula="of:=([.F33]-[.$F$2])/[.$F$2]" office:value-type="float" office:value="7" calcext:value-type="float">
            <text:p>7</text:p>
          </table:table-cell>
          <table:table-cell table:formula="of:=([.G33]-[.$G$2])/[.$G$2]" office:value-type="float" office:value="1" calcext:value-type="float">
            <text:p>1</text:p>
          </table:table-cell>
          <table:table-cell/>
          <table:table-cell table:formula="of:=SQRT([.J33]^2+[.K33]^2+[.L33]^2+[.M33]^2+[.N33]^2)" office:value-type="float" office:value="7.23205468791714" calcext:value-type="float">
            <text:p>7,23205468791714</text:p>
          </table:table-cell>
          <table:table-cell table:formula="of:=[.P33]*[.$H$2]/[.H33]" office:value-type="float" office:value="2.13650064635662" calcext:value-type="float">
            <text:p>2,13650064635662</text:p>
          </table:table-cell>
        </table:table-row>
        <table:table-row table:style-name="ro1">
          <table:table-cell office:value-type="float" office:value="239253" calcext:value-type="float">
            <text:p>239253</text:p>
          </table:table-cell>
          <table:table-cell office:value-type="string" calcext:value-type="string">
            <text:p>GeForce GTX 1050 Ti MSI PCI-E 4096Mb (GTX 1050 Ti 4GT OC)</text:p>
          </table:table-cell>
          <table:table-cell office:value-type="float" office:value="1341" calcext:value-type="float">
            <text:p>1341</text:p>
          </table:table-cell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3570" calcext:value-type="float">
            <text:p>13570</text:p>
          </table:table-cell>
          <table:table-cell/>
          <table:table-cell table:formula="of:=([.C34]-[.$C$2])/[.$C$2]" office:value-type="float" office:value="0.429637526652452" calcext:value-type="float">
            <text:p>0,429637526652452</text:p>
          </table:table-cell>
          <table:table-cell table:formula="of:=([.D34]-[.$D$2])/[.$D$2]" office:value-type="float" office:value="0.551172707889126" calcext:value-type="float">
            <text:p>0,551172707889126</text:p>
          </table:table-cell>
          <table:table-cell table:formula="of:=([.E34]-[.$E$2])/[.$E$2]" office:value-type="float" office:value="1" calcext:value-type="float">
            <text:p>1</text:p>
          </table:table-cell>
          <table:table-cell table:formula="of:=([.F34]-[.$F$2])/[.$F$2]" office:value-type="float" office:value="6.008" calcext:value-type="float">
            <text:p>6,008</text:p>
          </table:table-cell>
          <table:table-cell table:formula="of:=([.G34]-[.$G$2])/[.$G$2]" office:value-type="float" office:value="1" calcext:value-type="float">
            <text:p>1</text:p>
          </table:table-cell>
          <table:table-cell/>
          <table:table-cell table:formula="of:=SQRT([.J34]^2+[.K34]^2+[.L34]^2+[.M34]^2+[.N34]^2)" office:value-type="float" office:value="6.21163776778958" calcext:value-type="float">
            <text:p>6,21163776778958</text:p>
          </table:table-cell>
          <table:table-cell table:formula="of:=[.P34]*[.$H$2]/[.H34]" office:value-type="float" office:value="1.83099123589965" calcext:value-type="float">
            <text:p>1,83099123589965</text:p>
          </table:table-cell>
        </table:table-row>
        <table:table-row table:style-name="ro1">
          <table:table-cell office:value-type="float" office:value="341444" calcext:value-type="float">
            <text:p>341444</text:p>
          </table:table-cell>
          <table:table-cell office:value-type="string" calcext:value-type="string">
            <text:p>GeForce GTX1650 Super Colorful PCI-E 4096Mb (GTX 1650 SUPER NB 4G-V)</text:p>
          </table:table-cell>
          <table:table-cell office:value-type="float" office:value="1530" calcext:value-type="float">
            <text:p>1530</text:p>
          </table:table-cell>
          <table:table-cell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3710" calcext:value-type="float">
            <text:p>13710</text:p>
          </table:table-cell>
          <table:table-cell/>
          <table:table-cell table:formula="of:=([.C35]-[.$C$2])/[.$C$2]" office:value-type="float" office:value="0.631130063965885" calcext:value-type="float">
            <text:p>0,631130063965885</text:p>
          </table:table-cell>
          <table:table-cell table:formula="of:=([.D35]-[.$D$2])/[.$D$2]" office:value-type="float" office:value="0.839019189765458" calcext:value-type="float">
            <text:p>0,839019189765458</text:p>
          </table:table-cell>
          <table:table-cell table:formula="of:=([.E35]-[.$E$2])/[.$E$2]" office:value-type="float" office:value="1" calcext:value-type="float">
            <text:p>1</text:p>
          </table:table-cell>
          <table:table-cell table:formula="of:=([.F35]-[.$F$2])/[.$F$2]" office:value-type="float" office:value="11" calcext:value-type="float">
            <text:p>11</text:p>
          </table:table-cell>
          <table:table-cell table:formula="of:=([.G35]-[.$G$2])/[.$G$2]" office:value-type="float" office:value="1" calcext:value-type="float">
            <text:p>1</text:p>
          </table:table-cell>
          <table:table-cell/>
          <table:table-cell table:formula="of:=SQRT([.J35]^2+[.K35]^2+[.L35]^2+[.M35]^2+[.N35]^2)" office:value-type="float" office:value="11.1401202129257" calcext:value-type="float">
            <text:p>11,1401202129257</text:p>
          </table:table-cell>
          <table:table-cell table:formula="of:=[.P35]*[.$H$2]/[.H35]" office:value-type="float" office:value="3.25021742171429" calcext:value-type="float">
            <text:p>3,25021742171429</text:p>
          </table:table-cell>
        </table:table-row>
        <table:table-row table:style-name="ro1">
          <table:table-cell office:value-type="float" office:value="318117" calcext:value-type="float">
            <text:p>318117</text:p>
          </table:table-cell>
          <table:table-cell office:value-type="string" calcext:value-type="string">
            <text:p>GeForce GTX1650 Gigabyte PCI-E 4096Mb (GV-N1650WF2OC-4GD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3820" calcext:value-type="float">
            <text:p>13820</text:p>
          </table:table-cell>
          <table:table-cell/>
          <table:table-cell table:formula="of:=([.C36]-[.$C$2])/[.$C$2]" office:value-type="float" office:value="0.902985074626866" calcext:value-type="float">
            <text:p>0,902985074626866</text:p>
          </table:table-cell>
          <table:table-cell table:formula="of:=([.D36]-[.$D$2])/[.$D$2]" office:value-type="float" office:value="0.902985074626866" calcext:value-type="float">
            <text:p>0,902985074626866</text:p>
          </table:table-cell>
          <table:table-cell table:formula="of:=([.E36]-[.$E$2])/[.$E$2]" office:value-type="float" office:value="1" calcext:value-type="float">
            <text:p>1</text:p>
          </table:table-cell>
          <table:table-cell table:formula="of:=([.F36]-[.$F$2])/[.$F$2]" office:value-type="float" office:value="7.002" calcext:value-type="float">
            <text:p>7,002</text:p>
          </table:table-cell>
          <table:table-cell table:formula="of:=([.G36]-[.$G$2])/[.$G$2]" office:value-type="float" office:value="1" calcext:value-type="float">
            <text:p>1</text:p>
          </table:table-cell>
          <table:table-cell/>
          <table:table-cell table:formula="of:=SQRT([.J36]^2+[.K36]^2+[.L36]^2+[.M36]^2+[.N36]^2)" office:value-type="float" office:value="7.2566361414913" calcext:value-type="float">
            <text:p>7,2566361414913</text:p>
          </table:table-cell>
          <table:table-cell table:formula="of:=[.P36]*[.$H$2]/[.H36]" office:value-type="float" office:value="2.10032883979488" calcext:value-type="float">
            <text:p>2,10032883979488</text:p>
          </table:table-cell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string" calcext:value-type="string">
            <text:p>GeForce GTX1650 Inno3D Compact PCI-E 4096Mb (N16501-04D5-1510VA19)</text:p>
          </table:table-cell>
          <table:table-cell office:value-type="float" office:value="1485" calcext:value-type="float">
            <text:p>1485</text:p>
          </table:table-cell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3840" calcext:value-type="float">
            <text:p>13840</text:p>
          </table:table-cell>
          <table:table-cell/>
          <table:table-cell table:formula="of:=([.C37]-[.$C$2])/[.$C$2]" office:value-type="float" office:value="0.583155650319829" calcext:value-type="float">
            <text:p>0,583155650319829</text:p>
          </table:table-cell>
          <table:table-cell table:formula="of:=([.D37]-[.$D$2])/[.$D$2]" office:value-type="float" office:value="0.775053304904051" calcext:value-type="float">
            <text:p>0,775053304904051</text:p>
          </table:table-cell>
          <table:table-cell table:formula="of:=([.E37]-[.$E$2])/[.$E$2]" office:value-type="float" office:value="1" calcext:value-type="float">
            <text:p>1</text:p>
          </table:table-cell>
          <table:table-cell table:formula="of:=([.F37]-[.$F$2])/[.$F$2]" office:value-type="float" office:value="7" calcext:value-type="float">
            <text:p>7</text:p>
          </table:table-cell>
          <table:table-cell table:formula="of:=([.G37]-[.$G$2])/[.$G$2]" office:value-type="float" office:value="1" calcext:value-type="float">
            <text:p>1</text:p>
          </table:table-cell>
          <table:table-cell/>
          <table:table-cell table:formula="of:=SQRT([.J37]^2+[.K37]^2+[.L37]^2+[.M37]^2+[.N37]^2)" office:value-type="float" office:value="7.20699508380175" calcext:value-type="float">
            <text:p>7,20699508380175</text:p>
          </table:table-cell>
          <table:table-cell table:formula="of:=[.P37]*[.$H$2]/[.H37]" office:value-type="float" office:value="2.08294655601207" calcext:value-type="float">
            <text:p>2,08294655601207</text:p>
          </table:table-cell>
        </table:table-row>
        <table:table-row table:style-name="ro1">
          <table:table-cell office:value-type="float" office:value="318119" calcext:value-type="float">
            <text:p>318119</text:p>
          </table:table-cell>
          <table:table-cell office:value-type="string" calcext:value-type="string">
            <text:p>GeForce GTX1650 MSI PCI-E 4096Mb (GTX 1650 GAMING X 4G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150" calcext:value-type="float">
            <text:p>14150</text:p>
          </table:table-cell>
          <table:table-cell/>
          <table:table-cell table:formula="of:=([.C38]-[.$C$2])/[.$C$2]" office:value-type="float" office:value="0.982942430703625" calcext:value-type="float">
            <text:p>0,982942430703625</text:p>
          </table:table-cell>
          <table:table-cell table:formula="of:=([.D38]-[.$D$2])/[.$D$2]" office:value-type="float" office:value="0.982942430703625" calcext:value-type="float">
            <text:p>0,982942430703625</text:p>
          </table:table-cell>
          <table:table-cell table:formula="of:=([.E38]-[.$E$2])/[.$E$2]" office:value-type="float" office:value="1" calcext:value-type="float">
            <text:p>1</text:p>
          </table:table-cell>
          <table:table-cell table:formula="of:=([.F38]-[.$F$2])/[.$F$2]" office:value-type="float" office:value="7.002" calcext:value-type="float">
            <text:p>7,002</text:p>
          </table:table-cell>
          <table:table-cell table:formula="of:=([.G38]-[.$G$2])/[.$G$2]" office:value-type="float" office:value="1" calcext:value-type="float">
            <text:p>1</text:p>
          </table:table-cell>
          <table:table-cell/>
          <table:table-cell table:formula="of:=SQRT([.J38]^2+[.K38]^2+[.L38]^2+[.M38]^2+[.N38]^2)" office:value-type="float" office:value="7.27738659438641" calcext:value-type="float">
            <text:p>7,27738659438641</text:p>
          </table:table-cell>
          <table:table-cell table:formula="of:=[.P38]*[.$H$2]/[.H38]" office:value-type="float" office:value="2.05721175813044" calcext:value-type="float">
            <text:p>2,05721175813044</text:p>
          </table:table-cell>
        </table:table-row>
        <table:table-row table:style-name="ro1">
          <table:table-cell office:value-type="float" office:value="318113" calcext:value-type="float">
            <text:p>318113</text:p>
          </table:table-cell>
          <table:table-cell office:value-type="string" calcext:value-type="string">
            <text:p>GeForce GTX1650 Palit StormX OC PCI-E 4096Mb (NE51650S06G1-1170F)</text:p>
          </table:table-cell>
          <table:table-cell office:value-type="float" office:value="1485" calcext:value-type="float">
            <text:p>1485</text:p>
          </table:table-cell>
          <table:table-cell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180" calcext:value-type="float">
            <text:p>14180</text:p>
          </table:table-cell>
          <table:table-cell/>
          <table:table-cell table:formula="of:=([.C39]-[.$C$2])/[.$C$2]" office:value-type="float" office:value="0.583155650319829" calcext:value-type="float">
            <text:p>0,583155650319829</text:p>
          </table:table-cell>
          <table:table-cell table:formula="of:=([.D39]-[.$D$2])/[.$D$2]" office:value-type="float" office:value="0.839019189765458" calcext:value-type="float">
            <text:p>0,839019189765458</text:p>
          </table:table-cell>
          <table:table-cell table:formula="of:=([.E39]-[.$E$2])/[.$E$2]" office:value-type="float" office:value="1" calcext:value-type="float">
            <text:p>1</text:p>
          </table:table-cell>
          <table:table-cell table:formula="of:=([.F39]-[.$F$2])/[.$F$2]" office:value-type="float" office:value="7.002" calcext:value-type="float">
            <text:p>7,002</text:p>
          </table:table-cell>
          <table:table-cell table:formula="of:=([.G39]-[.$G$2])/[.$G$2]" office:value-type="float" office:value="1" calcext:value-type="float">
            <text:p>1</text:p>
          </table:table-cell>
          <table:table-cell/>
          <table:table-cell table:formula="of:=SQRT([.J39]^2+[.K39]^2+[.L39]^2+[.M39]^2+[.N39]^2)" office:value-type="float" office:value="7.21609504602695" calcext:value-type="float">
            <text:p>7,21609504602695</text:p>
          </table:table-cell>
          <table:table-cell table:formula="of:=[.P39]*[.$H$2]/[.H39]" office:value-type="float" office:value="2.03556982962678" calcext:value-type="float">
            <text:p>2,03556982962678</text:p>
          </table:table-cell>
        </table:table-row>
        <table:table-row table:style-name="ro1">
          <table:table-cell office:value-type="float" office:value="319296" calcext:value-type="float">
            <text:p>319296</text:p>
          </table:table-cell>
          <table:table-cell office:value-type="string" calcext:value-type="string">
            <text:p>GeForce GTX1650 ASUS PCI-E 4096Mb (PH-GTX1650-4G)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200" calcext:value-type="float">
            <text:p>14200</text:p>
          </table:table-cell>
          <table:table-cell/>
          <table:table-cell table:formula="of:=([.C40]-[.$C$2])/[.$C$2]" office:value-type="float" office:value="0.583155650319829" calcext:value-type="float">
            <text:p>0,583155650319829</text:p>
          </table:table-cell>
          <table:table-cell table:formula="of:=([.D40]-[.$D$2])/[.$D$2]" office:value-type="float" office:value="0.807036247334755" calcext:value-type="float">
            <text:p>0,807036247334755</text:p>
          </table:table-cell>
          <table:table-cell table:formula="of:=([.E40]-[.$E$2])/[.$E$2]" office:value-type="float" office:value="1" calcext:value-type="float">
            <text:p>1</text:p>
          </table:table-cell>
          <table:table-cell table:formula="of:=([.F40]-[.$F$2])/[.$F$2]" office:value-type="float" office:value="7.002" calcext:value-type="float">
            <text:p>7,002</text:p>
          </table:table-cell>
          <table:table-cell table:formula="of:=([.G40]-[.$G$2])/[.$G$2]" office:value-type="float" office:value="1" calcext:value-type="float">
            <text:p>1</text:p>
          </table:table-cell>
          <table:table-cell/>
          <table:table-cell table:formula="of:=SQRT([.J40]^2+[.K40]^2+[.L40]^2+[.M40]^2+[.N40]^2)" office:value-type="float" office:value="7.21244632680286" calcext:value-type="float">
            <text:p>7,21244632680286</text:p>
          </table:table-cell>
          <table:table-cell table:formula="of:=[.P40]*[.$H$2]/[.H40]" office:value-type="float" office:value="2.03167502163461" calcext:value-type="float">
            <text:p>2,03167502163461</text:p>
          </table:table-cell>
        </table:table-row>
        <table:table-row table:style-name="ro1">
          <table:table-cell office:value-type="float" office:value="238353" calcext:value-type="float">
            <text:p>238353</text:p>
          </table:table-cell>
          <table:table-cell office:value-type="string" calcext:value-type="string">
            <text:p>GeForce GTX1050 Ti ASUS PCI-E 4096Mb (PH-GTX1050TI-4G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4250" calcext:value-type="float">
            <text:p>14250</text:p>
          </table:table-cell>
          <table:table-cell/>
          <table:table-cell table:formula="of:=([.C41]-[.$C$2])/[.$C$2]" office:value-type="float" office:value="0.375266524520256" calcext:value-type="float">
            <text:p>0,375266524520256</text:p>
          </table:table-cell>
          <table:table-cell table:formula="of:=([.D41]-[.$D$2])/[.$D$2]" office:value-type="float" office:value="0.484008528784648" calcext:value-type="float">
            <text:p>0,484008528784648</text:p>
          </table:table-cell>
          <table:table-cell table:formula="of:=([.E41]-[.$E$2])/[.$E$2]" office:value-type="float" office:value="1" calcext:value-type="float">
            <text:p>1</text:p>
          </table:table-cell>
          <table:table-cell table:formula="of:=([.F41]-[.$F$2])/[.$F$2]" office:value-type="float" office:value="6.008" calcext:value-type="float">
            <text:p>6,008</text:p>
          </table:table-cell>
          <table:table-cell table:formula="of:=([.G41]-[.$G$2])/[.$G$2]" office:value-type="float" office:value="1" calcext:value-type="float">
            <text:p>1</text:p>
          </table:table-cell>
          <table:table-cell/>
          <table:table-cell table:formula="of:=SQRT([.J41]^2+[.K41]^2+[.L41]^2+[.M41]^2+[.N41]^2)" office:value-type="float" office:value="6.20251184765993" calcext:value-type="float">
            <text:p>6,20251184765993</text:p>
          </table:table-cell>
          <table:table-cell table:formula="of:=[.P41]*[.$H$2]/[.H41]" office:value-type="float" office:value="1.74105595723787" calcext:value-type="float">
            <text:p>1,74105595723787</text:p>
          </table:table-cell>
        </table:table-row>
        <table:table-row table:style-name="ro1">
          <table:table-cell office:value-type="float" office:value="336860" calcext:value-type="float">
            <text:p>336860</text:p>
          </table:table-cell>
          <table:table-cell office:value-type="string" calcext:value-type="string">
            <text:p>GeForce GTX1650 Colorful PCI-E 4096Mb (GTX 1650 NB 4G BA2V)</text:p>
          </table:table-cell>
          <table:table-cell office:value-type="float" office:value="1485" calcext:value-type="float">
            <text:p>1485</text:p>
          </table:table-cell>
          <table:table-cell office:value-type="float" office:value="1785" calcext:value-type="float">
            <text:p>1785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4290" calcext:value-type="float">
            <text:p>14290</text:p>
          </table:table-cell>
          <table:table-cell/>
          <table:table-cell table:formula="of:=([.C42]-[.$C$2])/[.$C$2]" office:value-type="float" office:value="0.583155650319829" calcext:value-type="float">
            <text:p>0,583155650319829</text:p>
          </table:table-cell>
          <table:table-cell table:formula="of:=([.D42]-[.$D$2])/[.$D$2]" office:value-type="float" office:value="0.902985074626866" calcext:value-type="float">
            <text:p>0,902985074626866</text:p>
          </table:table-cell>
          <table:table-cell table:formula="of:=([.E42]-[.$E$2])/[.$E$2]" office:value-type="float" office:value="1" calcext:value-type="float">
            <text:p>1</text:p>
          </table:table-cell>
          <table:table-cell table:formula="of:=([.F42]-[.$F$2])/[.$F$2]" office:value-type="float" office:value="7" calcext:value-type="float">
            <text:p>7</text:p>
          </table:table-cell>
          <table:table-cell table:formula="of:=([.G42]-[.$G$2])/[.$G$2]" office:value-type="float" office:value="1" calcext:value-type="float">
            <text:p>1</text:p>
          </table:table-cell>
          <table:table-cell/>
          <table:table-cell table:formula="of:=SQRT([.J42]^2+[.K42]^2+[.L42]^2+[.M42]^2+[.N42]^2)" office:value-type="float" office:value="7.22187320281233" calcext:value-type="float">
            <text:p>7,22187320281233</text:p>
          </table:table-cell>
          <table:table-cell table:formula="of:=[.P42]*[.$H$2]/[.H42]" office:value-type="float" office:value="2.02151804137504" calcext:value-type="float">
            <text:p>2,02151804137504</text:p>
          </table:table-cell>
        </table:table-row>
        <table:table-row table:style-name="ro1">
          <table:table-cell office:value-type="float" office:value="318120" calcext:value-type="float">
            <text:p>318120</text:p>
          </table:table-cell>
          <table:table-cell office:value-type="string" calcext:value-type="string">
            <text:p>GeForce GTX1650 MSI PCI-E 4096Mb (GTX 1650 VENTUS XS 4G OC)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520" calcext:value-type="float">
            <text:p>14520</text:p>
          </table:table-cell>
          <table:table-cell/>
          <table:table-cell table:formula="of:=([.C43]-[.$C$2])/[.$C$2]" office:value-type="float" office:value="0.85501066098081" calcext:value-type="float">
            <text:p>0,85501066098081</text:p>
          </table:table-cell>
          <table:table-cell table:formula="of:=([.D43]-[.$D$2])/[.$D$2]" office:value-type="float" office:value="0.85501066098081" calcext:value-type="float">
            <text:p>0,85501066098081</text:p>
          </table:table-cell>
          <table:table-cell table:formula="of:=([.E43]-[.$E$2])/[.$E$2]" office:value-type="float" office:value="1" calcext:value-type="float">
            <text:p>1</text:p>
          </table:table-cell>
          <table:table-cell table:formula="of:=([.F43]-[.$F$2])/[.$F$2]" office:value-type="float" office:value="7.002" calcext:value-type="float">
            <text:p>7,002</text:p>
          </table:table-cell>
          <table:table-cell table:formula="of:=([.G43]-[.$G$2])/[.$G$2]" office:value-type="float" office:value="1" calcext:value-type="float">
            <text:p>1</text:p>
          </table:table-cell>
          <table:table-cell/>
          <table:table-cell table:formula="of:=SQRT([.J43]^2+[.K43]^2+[.L43]^2+[.M43]^2+[.N43]^2)" office:value-type="float" office:value="7.24500451765088" calcext:value-type="float">
            <text:p>7,24500451765088</text:p>
          </table:table-cell>
          <table:table-cell table:formula="of:=[.P43]*[.$H$2]/[.H43]" office:value-type="float" office:value="1.99586901312696" calcext:value-type="float">
            <text:p>1,99586901312696</text:p>
          </table:table-cell>
        </table:table-row>
        <table:table-row table:style-name="ro1">
          <table:table-cell office:value-type="float" office:value="318265" calcext:value-type="float">
            <text:p>318265</text:p>
          </table:table-cell>
          <table:table-cell office:value-type="string" calcext:value-type="string">
            <text:p>GeForce GTX1650 ASUS PCI-E 4096Mb (PH-GTX1650-O4G)</text:p>
          </table:table-cell>
          <table:table-cell office:value-type="float" office:value="1485" calcext:value-type="float">
            <text:p>1485</text:p>
          </table:table-cell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560" calcext:value-type="float">
            <text:p>14560</text:p>
          </table:table-cell>
          <table:table-cell/>
          <table:table-cell table:formula="of:=([.C44]-[.$C$2])/[.$C$2]" office:value-type="float" office:value="0.583155650319829" calcext:value-type="float">
            <text:p>0,583155650319829</text:p>
          </table:table-cell>
          <table:table-cell table:formula="of:=([.D44]-[.$D$2])/[.$D$2]" office:value-type="float" office:value="0.823027718550107" calcext:value-type="float">
            <text:p>0,823027718550107</text:p>
          </table:table-cell>
          <table:table-cell table:formula="of:=([.E44]-[.$E$2])/[.$E$2]" office:value-type="float" office:value="1" calcext:value-type="float">
            <text:p>1</text:p>
          </table:table-cell>
          <table:table-cell table:formula="of:=([.F44]-[.$F$2])/[.$F$2]" office:value-type="float" office:value="7.002" calcext:value-type="float">
            <text:p>7,002</text:p>
          </table:table-cell>
          <table:table-cell table:formula="of:=([.G44]-[.$G$2])/[.$G$2]" office:value-type="float" office:value="1" calcext:value-type="float">
            <text:p>1</text:p>
          </table:table-cell>
          <table:table-cell/>
          <table:table-cell table:formula="of:=SQRT([.J44]^2+[.K44]^2+[.L44]^2+[.M44]^2+[.N44]^2)" office:value-type="float" office:value="7.21425319336671" calcext:value-type="float">
            <text:p>7,21425319336671</text:p>
          </table:table-cell>
          <table:table-cell table:formula="of:=[.P44]*[.$H$2]/[.H44]" office:value-type="float" office:value="1.98193769048536" calcext:value-type="float">
            <text:p>1,98193769048536</text:p>
          </table:table-cell>
        </table:table-row>
        <table:table-row table:style-name="ro1">
          <table:table-cell office:value-type="float" office:value="318116" calcext:value-type="float">
            <text:p>318116</text:p>
          </table:table-cell>
          <table:table-cell office:value-type="string" calcext:value-type="string">
            <text:p>GeForce GTX1650 Gigabyte PCI-E 4096Mb (GV-N1650OC-4GD)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650" calcext:value-type="float">
            <text:p>14650</text:p>
          </table:table-cell>
          <table:table-cell/>
          <table:table-cell table:formula="of:=([.C45]-[.$C$2])/[.$C$2]" office:value-type="float" office:value="0.823027718550107" calcext:value-type="float">
            <text:p>0,823027718550107</text:p>
          </table:table-cell>
          <table:table-cell table:formula="of:=([.D45]-[.$D$2])/[.$D$2]" office:value-type="float" office:value="0.823027718550107" calcext:value-type="float">
            <text:p>0,823027718550107</text:p>
          </table:table-cell>
          <table:table-cell table:formula="of:=([.E45]-[.$E$2])/[.$E$2]" office:value-type="float" office:value="1" calcext:value-type="float">
            <text:p>1</text:p>
          </table:table-cell>
          <table:table-cell table:formula="of:=([.F45]-[.$F$2])/[.$F$2]" office:value-type="float" office:value="7.002" calcext:value-type="float">
            <text:p>7,002</text:p>
          </table:table-cell>
          <table:table-cell table:formula="of:=([.G45]-[.$G$2])/[.$G$2]" office:value-type="float" office:value="1" calcext:value-type="float">
            <text:p>1</text:p>
          </table:table-cell>
          <table:table-cell/>
          <table:table-cell table:formula="of:=SQRT([.J45]^2+[.K45]^2+[.L45]^2+[.M45]^2+[.N45]^2)" office:value-type="float" office:value="7.23759305646591" calcext:value-type="float">
            <text:p>7,23759305646591</text:p>
          </table:table-cell>
          <table:table-cell table:formula="of:=[.P45]*[.$H$2]/[.H45]" office:value-type="float" office:value="1.97613462292585" calcext:value-type="float">
            <text:p>1,97613462292585</text:p>
          </table:table-cell>
        </table:table-row>
        <table:table-row table:style-name="ro1">
          <table:table-cell office:value-type="float" office:value="318118" calcext:value-type="float">
            <text:p>318118</text:p>
          </table:table-cell>
          <table:table-cell office:value-type="string" calcext:value-type="string">
            <text:p>GeForce GTX1650 MSI PCI-E 4096Mb (GTX 1650 AERO ITX 4G OC)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740" calcext:value-type="float">
            <text:p>14740</text:p>
          </table:table-cell>
          <table:table-cell/>
          <table:table-cell table:formula="of:=([.C46]-[.$C$2])/[.$C$2]" office:value-type="float" office:value="0.85501066098081" calcext:value-type="float">
            <text:p>0,85501066098081</text:p>
          </table:table-cell>
          <table:table-cell table:formula="of:=([.D46]-[.$D$2])/[.$D$2]" office:value-type="float" office:value="0.85501066098081" calcext:value-type="float">
            <text:p>0,85501066098081</text:p>
          </table:table-cell>
          <table:table-cell table:formula="of:=([.E46]-[.$E$2])/[.$E$2]" office:value-type="float" office:value="1" calcext:value-type="float">
            <text:p>1</text:p>
          </table:table-cell>
          <table:table-cell table:formula="of:=([.F46]-[.$F$2])/[.$F$2]" office:value-type="float" office:value="7.002" calcext:value-type="float">
            <text:p>7,002</text:p>
          </table:table-cell>
          <table:table-cell table:formula="of:=([.G46]-[.$G$2])/[.$G$2]" office:value-type="float" office:value="1" calcext:value-type="float">
            <text:p>1</text:p>
          </table:table-cell>
          <table:table-cell/>
          <table:table-cell table:formula="of:=SQRT([.J46]^2+[.K46]^2+[.L46]^2+[.M46]^2+[.N46]^2)" office:value-type="float" office:value="7.24500451765088" calcext:value-type="float">
            <text:p>7,24500451765088</text:p>
          </table:table-cell>
          <table:table-cell table:formula="of:=[.P46]*[.$H$2]/[.H46]" office:value-type="float" office:value="1.9660799233788" calcext:value-type="float">
            <text:p>1,9660799233788</text:p>
          </table:table-cell>
        </table:table-row>
        <table:table-row table:style-name="ro1">
          <table:table-cell office:value-type="float" office:value="333117" calcext:value-type="float">
            <text:p>333117</text:p>
          </table:table-cell>
          <table:table-cell office:value-type="string" calcext:value-type="string">
            <text:p>GeForce GTX1650 Zotac Low Profile PCI-E 4096Mb (ZT-T16500H-10L)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740" calcext:value-type="float">
            <text:p>14740</text:p>
          </table:table-cell>
          <table:table-cell/>
          <table:table-cell table:formula="of:=([.C47]-[.$C$2])/[.$C$2]" office:value-type="float" office:value="0.775053304904051" calcext:value-type="float">
            <text:p>0,775053304904051</text:p>
          </table:table-cell>
          <table:table-cell table:formula="of:=([.D47]-[.$D$2])/[.$D$2]" office:value-type="float" office:value="0.775053304904051" calcext:value-type="float">
            <text:p>0,775053304904051</text:p>
          </table:table-cell>
          <table:table-cell table:formula="of:=([.E47]-[.$E$2])/[.$E$2]" office:value-type="float" office:value="1" calcext:value-type="float">
            <text:p>1</text:p>
          </table:table-cell>
          <table:table-cell table:formula="of:=([.F47]-[.$F$2])/[.$F$2]" office:value-type="float" office:value="7.002" calcext:value-type="float">
            <text:p>7,002</text:p>
          </table:table-cell>
          <table:table-cell table:formula="of:=([.G47]-[.$G$2])/[.$G$2]" office:value-type="float" office:value="1" calcext:value-type="float">
            <text:p>1</text:p>
          </table:table-cell>
          <table:table-cell/>
          <table:table-cell table:formula="of:=SQRT([.J47]^2+[.K47]^2+[.L47]^2+[.M47]^2+[.N47]^2)" office:value-type="float" office:value="7.22699240700344" calcext:value-type="float">
            <text:p>7,22699240700344</text:p>
          </table:table-cell>
          <table:table-cell table:formula="of:=[.P47]*[.$H$2]/[.H47]" office:value-type="float" office:value="1.96119196933608" calcext:value-type="float">
            <text:p>1,96119196933608</text:p>
          </table:table-cell>
        </table:table-row>
        <table:table-row table:style-name="ro1">
          <table:table-cell office:value-type="float" office:value="321130" calcext:value-type="float">
            <text:p>321130</text:p>
          </table:table-cell>
          <table:table-cell office:value-type="string" calcext:value-type="string">
            <text:p>GeForce GTX1650 Palit Dual OC PCI-E 4096Mb (NE51650T1BG1-1171D)</text:p>
          </table:table-cell>
          <table:table-cell office:value-type="float" office:value="1485" calcext:value-type="float">
            <text:p>1485</text:p>
          </table:table-cell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790" calcext:value-type="float">
            <text:p>14790</text:p>
          </table:table-cell>
          <table:table-cell/>
          <table:table-cell table:formula="of:=([.C48]-[.$C$2])/[.$C$2]" office:value-type="float" office:value="0.583155650319829" calcext:value-type="float">
            <text:p>0,583155650319829</text:p>
          </table:table-cell>
          <table:table-cell table:formula="of:=([.D48]-[.$D$2])/[.$D$2]" office:value-type="float" office:value="0.934968017057569" calcext:value-type="float">
            <text:p>0,934968017057569</text:p>
          </table:table-cell>
          <table:table-cell table:formula="of:=([.E48]-[.$E$2])/[.$E$2]" office:value-type="float" office:value="1" calcext:value-type="float">
            <text:p>1</text:p>
          </table:table-cell>
          <table:table-cell table:formula="of:=([.F48]-[.$F$2])/[.$F$2]" office:value-type="float" office:value="7.002" calcext:value-type="float">
            <text:p>7,002</text:p>
          </table:table-cell>
          <table:table-cell table:formula="of:=([.G48]-[.$G$2])/[.$G$2]" office:value-type="float" office:value="1" calcext:value-type="float">
            <text:p>1</text:p>
          </table:table-cell>
          <table:table-cell/>
          <table:table-cell table:formula="of:=SQRT([.J48]^2+[.K48]^2+[.L48]^2+[.M48]^2+[.N48]^2)" office:value-type="float" office:value="7.22787933666719" calcext:value-type="float">
            <text:p>7,22787933666719</text:p>
          </table:table-cell>
          <table:table-cell table:formula="of:=[.P48]*[.$H$2]/[.H48]" office:value-type="float" office:value="1.95480171377071" calcext:value-type="float">
            <text:p>1,95480171377071</text:p>
          </table:table-cell>
        </table:table-row>
        <table:table-row table:style-name="ro1">
          <table:table-cell office:value-type="float" office:value="321129" calcext:value-type="float">
            <text:p>321129</text:p>
          </table:table-cell>
          <table:table-cell office:value-type="string" calcext:value-type="string">
            <text:p>GeForce GTX1650 Palit Dual PCI-E 4096Mb (NE5165001BG1-1171D)</text:p>
          </table:table-cell>
          <table:table-cell office:value-type="float" office:value="1485" calcext:value-type="float">
            <text:p>1485</text:p>
          </table:table-cell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800" calcext:value-type="float">
            <text:p>14800</text:p>
          </table:table-cell>
          <table:table-cell/>
          <table:table-cell table:formula="of:=([.C49]-[.$C$2])/[.$C$2]" office:value-type="float" office:value="0.583155650319829" calcext:value-type="float">
            <text:p>0,583155650319829</text:p>
          </table:table-cell>
          <table:table-cell table:formula="of:=([.D49]-[.$D$2])/[.$D$2]" office:value-type="float" office:value="0.775053304904051" calcext:value-type="float">
            <text:p>0,775053304904051</text:p>
          </table:table-cell>
          <table:table-cell table:formula="of:=([.E49]-[.$E$2])/[.$E$2]" office:value-type="float" office:value="1" calcext:value-type="float">
            <text:p>1</text:p>
          </table:table-cell>
          <table:table-cell table:formula="of:=([.F49]-[.$F$2])/[.$F$2]" office:value-type="float" office:value="7.002" calcext:value-type="float">
            <text:p>7,002</text:p>
          </table:table-cell>
          <table:table-cell table:formula="of:=([.G49]-[.$G$2])/[.$G$2]" office:value-type="float" office:value="1" calcext:value-type="float">
            <text:p>1</text:p>
          </table:table-cell>
          <table:table-cell/>
          <table:table-cell table:formula="of:=SQRT([.J49]^2+[.K49]^2+[.L49]^2+[.M49]^2+[.N49]^2)" office:value-type="float" office:value="7.20893765668303" calcext:value-type="float">
            <text:p>7,20893765668303</text:p>
          </table:table-cell>
          <table:table-cell table:formula="of:=[.P49]*[.$H$2]/[.H49]" office:value-type="float" office:value="1.94836152883325" calcext:value-type="float">
            <text:p>1,94836152883325</text:p>
          </table:table-cell>
        </table:table-row>
        <table:table-row table:style-name="ro1">
          <table:table-cell office:value-type="float" office:value="318261" calcext:value-type="float">
            <text:p>318261</text:p>
          </table:table-cell>
          <table:table-cell office:value-type="string" calcext:value-type="string">
            <text:p>GeForce GTX1650 ASUS PCI-E 4096Mb (DUAL-GTX1650-4G)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4910" calcext:value-type="float">
            <text:p>14910</text:p>
          </table:table-cell>
          <table:table-cell/>
          <table:table-cell table:formula="of:=([.C50]-[.$C$2])/[.$C$2]" office:value-type="float" office:value="0.583155650319829" calcext:value-type="float">
            <text:p>0,583155650319829</text:p>
          </table:table-cell>
          <table:table-cell table:formula="of:=([.D50]-[.$D$2])/[.$D$2]" office:value-type="float" office:value="0.807036247334755" calcext:value-type="float">
            <text:p>0,807036247334755</text:p>
          </table:table-cell>
          <table:table-cell table:formula="of:=([.E50]-[.$E$2])/[.$E$2]" office:value-type="float" office:value="1" calcext:value-type="float">
            <text:p>1</text:p>
          </table:table-cell>
          <table:table-cell table:formula="of:=([.F50]-[.$F$2])/[.$F$2]" office:value-type="float" office:value="7.002" calcext:value-type="float">
            <text:p>7,002</text:p>
          </table:table-cell>
          <table:table-cell table:formula="of:=([.G50]-[.$G$2])/[.$G$2]" office:value-type="float" office:value="1" calcext:value-type="float">
            <text:p>1</text:p>
          </table:table-cell>
          <table:table-cell/>
          <table:table-cell table:formula="of:=SQRT([.J50]^2+[.K50]^2+[.L50]^2+[.M50]^2+[.N50]^2)" office:value-type="float" office:value="7.21244632680286" calcext:value-type="float">
            <text:p>7,21244632680286</text:p>
          </table:table-cell>
          <table:table-cell table:formula="of:=[.P50]*[.$H$2]/[.H50]" office:value-type="float" office:value="1.93492859203296" calcext:value-type="float">
            <text:p>1,93492859203296</text:p>
          </table:table-cell>
        </table:table-row>
        <table:table-row table:style-name="ro1">
          <table:table-cell office:value-type="float" office:value="340808" calcext:value-type="float">
            <text:p>340808</text:p>
          </table:table-cell>
          <table:table-cell office:value-type="string" calcext:value-type="string">
            <text:p>GeForce GTX1650 Super Palit StormX 4G PCI-E 4096Mb (NE6165S018G1-166F)</text:p>
          </table:table-cell>
          <table:table-cell office:value-type="float" office:value="1530" calcext:value-type="float">
            <text:p>1530</text:p>
          </table:table-cell>
          <table:table-cell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([.C51]-[.$C$2])/[.$C$2]" office:value-type="float" office:value="0.631130063965885" calcext:value-type="float">
            <text:p>0,631130063965885</text:p>
          </table:table-cell>
          <table:table-cell table:formula="of:=([.D51]-[.$D$2])/[.$D$2]" office:value-type="float" office:value="0.839019189765458" calcext:value-type="float">
            <text:p>0,839019189765458</text:p>
          </table:table-cell>
          <table:table-cell table:formula="of:=([.E51]-[.$E$2])/[.$E$2]" office:value-type="float" office:value="1" calcext:value-type="float">
            <text:p>1</text:p>
          </table:table-cell>
          <table:table-cell table:formula="of:=([.F51]-[.$F$2])/[.$F$2]" office:value-type="float" office:value="11" calcext:value-type="float">
            <text:p>11</text:p>
          </table:table-cell>
          <table:table-cell table:formula="of:=([.G51]-[.$G$2])/[.$G$2]" office:value-type="float" office:value="1" calcext:value-type="float">
            <text:p>1</text:p>
          </table:table-cell>
          <table:table-cell/>
          <table:table-cell table:formula="of:=SQRT([.J51]^2+[.K51]^2+[.L51]^2+[.M51]^2+[.N51]^2)" office:value-type="float" office:value="11.1401202129257" calcext:value-type="float">
            <text:p>11,1401202129257</text:p>
          </table:table-cell>
          <table:table-cell table:formula="of:=[.P51]*[.$H$2]/[.H51]" office:value-type="float" office:value="2.90107297211607" calcext:value-type="float">
            <text:p>2,90107297211607</text:p>
          </table:table-cell>
        </table:table-row>
        <table:table-row table:style-name="ro1">
          <table:table-cell office:value-type="float" office:value="321123" calcext:value-type="float">
            <text:p>321123</text:p>
          </table:table-cell>
          <table:table-cell office:value-type="string" calcext:value-type="string">
            <text:p>GeForce GTX1650 MSI PCI-E 4096Mb (GTX 1650 GAMING 4G)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5540" calcext:value-type="float">
            <text:p>15540</text:p>
          </table:table-cell>
          <table:table-cell/>
          <table:table-cell table:formula="of:=([.C52]-[.$C$2])/[.$C$2]" office:value-type="float" office:value="0.807036247334755" calcext:value-type="float">
            <text:p>0,807036247334755</text:p>
          </table:table-cell>
          <table:table-cell table:formula="of:=([.D52]-[.$D$2])/[.$D$2]" office:value-type="float" office:value="0.807036247334755" calcext:value-type="float">
            <text:p>0,807036247334755</text:p>
          </table:table-cell>
          <table:table-cell table:formula="of:=([.E52]-[.$E$2])/[.$E$2]" office:value-type="float" office:value="1" calcext:value-type="float">
            <text:p>1</text:p>
          </table:table-cell>
          <table:table-cell table:formula="of:=([.F52]-[.$F$2])/[.$F$2]" office:value-type="float" office:value="7.002" calcext:value-type="float">
            <text:p>7,002</text:p>
          </table:table-cell>
          <table:table-cell table:formula="of:=([.G52]-[.$G$2])/[.$G$2]" office:value-type="float" office:value="1" calcext:value-type="float">
            <text:p>1</text:p>
          </table:table-cell>
          <table:table-cell/>
          <table:table-cell table:formula="of:=SQRT([.J52]^2+[.K52]^2+[.L52]^2+[.M52]^2+[.N52]^2)" office:value-type="float" office:value="7.2339905314442" calcext:value-type="float">
            <text:p>7,2339905314442</text:p>
          </table:table-cell>
          <table:table-cell table:formula="of:=[.P52]*[.$H$2]/[.H52]" office:value-type="float" office:value="1.86203102482476" calcext:value-type="float">
            <text:p>1,86203102482476</text:p>
          </table:table-cell>
        </table:table-row>
        <table:table-row table:style-name="ro1">
          <table:table-cell office:value-type="float" office:value="318262" calcext:value-type="float">
            <text:p>318262</text:p>
          </table:table-cell>
          <table:table-cell office:value-type="string" calcext:value-type="string">
            <text:p>GeForce GTX1650 ASUS PCI-E 4096Mb (DUAL-GTX1650-O4G)</text:p>
          </table:table-cell>
          <table:table-cell office:value-type="float" office:value="1485" calcext:value-type="float">
            <text:p>1485</text:p>
          </table:table-cell>
          <table:table-cell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5630" calcext:value-type="float">
            <text:p>15630</text:p>
          </table:table-cell>
          <table:table-cell/>
          <table:table-cell table:formula="of:=([.C53]-[.$C$2])/[.$C$2]" office:value-type="float" office:value="0.583155650319829" calcext:value-type="float">
            <text:p>0,583155650319829</text:p>
          </table:table-cell>
          <table:table-cell table:formula="of:=([.D53]-[.$D$2])/[.$D$2]" office:value-type="float" office:value="0.871002132196162" calcext:value-type="float">
            <text:p>0,871002132196162</text:p>
          </table:table-cell>
          <table:table-cell table:formula="of:=([.E53]-[.$E$2])/[.$E$2]" office:value-type="float" office:value="1" calcext:value-type="float">
            <text:p>1</text:p>
          </table:table-cell>
          <table:table-cell table:formula="of:=([.F53]-[.$F$2])/[.$F$2]" office:value-type="float" office:value="7.002" calcext:value-type="float">
            <text:p>7,002</text:p>
          </table:table-cell>
          <table:table-cell table:formula="of:=([.G53]-[.$G$2])/[.$G$2]" office:value-type="float" office:value="1" calcext:value-type="float">
            <text:p>1</text:p>
          </table:table-cell>
          <table:table-cell/>
          <table:table-cell table:formula="of:=SQRT([.J53]^2+[.K53]^2+[.L53]^2+[.M53]^2+[.N53]^2)" office:value-type="float" office:value="7.21988360202505" calcext:value-type="float">
            <text:p>7,21988360202505</text:p>
          </table:table-cell>
          <table:table-cell table:formula="of:=[.P53]*[.$H$2]/[.H53]" office:value-type="float" office:value="1.84769893845811" calcext:value-type="float">
            <text:p>1,84769893845811</text:p>
          </table:table-cell>
        </table:table-row>
        <table:table-row table:style-name="ro1">
          <table:table-cell office:value-type="float" office:value="340809" calcext:value-type="float">
            <text:p>340809</text:p>
          </table:table-cell>
          <table:table-cell office:value-type="string" calcext:value-type="string">
            <text:p>GeForce GTX1650 Super Palit StormX OC 4G PCI-E 4096Mb (NE6165SS18G1-166F)</text:p>
          </table:table-cell>
          <table:table-cell office:value-type="float" office:value="1770" calcext:value-type="float">
            <text:p>1770</text:p>
          </table:table-cell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5630" calcext:value-type="float">
            <text:p>15630</text:p>
          </table:table-cell>
          <table:table-cell/>
          <table:table-cell table:formula="of:=([.C54]-[.$C$2])/[.$C$2]" office:value-type="float" office:value="0.886993603411514" calcext:value-type="float">
            <text:p>0,886993603411514</text:p>
          </table:table-cell>
          <table:table-cell table:formula="of:=([.D54]-[.$D$2])/[.$D$2]" office:value-type="float" office:value="0.631130063965885" calcext:value-type="float">
            <text:p>0,631130063965885</text:p>
          </table:table-cell>
          <table:table-cell table:formula="of:=([.E54]-[.$E$2])/[.$E$2]" office:value-type="float" office:value="1" calcext:value-type="float">
            <text:p>1</text:p>
          </table:table-cell>
          <table:table-cell table:formula="of:=([.F54]-[.$F$2])/[.$F$2]" office:value-type="float" office:value="11" calcext:value-type="float">
            <text:p>11</text:p>
          </table:table-cell>
          <table:table-cell table:formula="of:=([.G54]-[.$G$2])/[.$G$2]" office:value-type="float" office:value="1" calcext:value-type="float">
            <text:p>1</text:p>
          </table:table-cell>
          <table:table-cell/>
          <table:table-cell table:formula="of:=SQRT([.J54]^2+[.K54]^2+[.L54]^2+[.M54]^2+[.N54]^2)" office:value-type="float" office:value="11.1438360904194" calcext:value-type="float">
            <text:p>11,1438360904194</text:p>
          </table:table-cell>
          <table:table-cell table:formula="of:=[.P54]*[.$H$2]/[.H54]" office:value-type="float" office:value="2.85190942813037" calcext:value-type="float">
            <text:p>2,85190942813037</text:p>
          </table:table-cell>
        </table:table-row>
        <table:table-row table:style-name="ro1">
          <table:table-cell office:value-type="float" office:value="341456" calcext:value-type="float">
            <text:p>341456</text:p>
          </table:table-cell>
          <table:table-cell office:value-type="string" calcext:value-type="string">
            <text:p>GeForce GTX1650 Super ASUS PCI-E 4096Mb (PH-GTX1650S-O4G)</text:p>
          </table:table-cell>
          <table:table-cell office:value-type="float" office:value="1530" calcext:value-type="float">
            <text:p>1530</text:p>
          </table:table-cell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15690" calcext:value-type="float">
            <text:p>15690</text:p>
          </table:table-cell>
          <table:table-cell/>
          <table:table-cell table:formula="of:=([.C55]-[.$C$2])/[.$C$2]" office:value-type="float" office:value="0.631130063965885" calcext:value-type="float">
            <text:p>0,631130063965885</text:p>
          </table:table-cell>
          <table:table-cell table:formula="of:=([.D55]-[.$D$2])/[.$D$2]" office:value-type="float" office:value="0.886993603411514" calcext:value-type="float">
            <text:p>0,886993603411514</text:p>
          </table:table-cell>
          <table:table-cell table:formula="of:=([.E55]-[.$E$2])/[.$E$2]" office:value-type="float" office:value="1" calcext:value-type="float">
            <text:p>1</text:p>
          </table:table-cell>
          <table:table-cell table:formula="of:=([.F55]-[.$F$2])/[.$F$2]" office:value-type="float" office:value="11.002" calcext:value-type="float">
            <text:p>11,002</text:p>
          </table:table-cell>
          <table:table-cell table:formula="of:=([.G55]-[.$G$2])/[.$G$2]" office:value-type="float" office:value="1" calcext:value-type="float">
            <text:p>1</text:p>
          </table:table-cell>
          <table:table-cell/>
          <table:table-cell table:formula="of:=SQRT([.J55]^2+[.K55]^2+[.L55]^2+[.M55]^2+[.N55]^2)" office:value-type="float" office:value="11.1458102805554" calcext:value-type="float">
            <text:p>11,1458102805554</text:p>
          </table:table-cell>
          <table:table-cell table:formula="of:=[.P55]*[.$H$2]/[.H55]" office:value-type="float" office:value="2.84150676368525" calcext:value-type="float">
            <text:p>2,84150676368525</text:p>
          </table:table-cell>
        </table:table-row>
        <table:table-row table:style-name="ro1">
          <table:table-cell office:value-type="float" office:value="345762" calcext:value-type="float">
            <text:p>345762</text:p>
          </table:table-cell>
          <table:table-cell office:value-type="string" calcext:value-type="string">
            <text:p>GeForce GTX1650 ASUS PCI-E 4096Mb (ROG-STRIX-GTX1650-4G-GAMING)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5700" calcext:value-type="float">
            <text:p>15700</text:p>
          </table:table-cell>
          <table:table-cell/>
          <table:table-cell table:formula="of:=([.C56]-[.$C$2])/[.$C$2]" office:value-type="float" office:value="0.583155650319829" calcext:value-type="float">
            <text:p>0,583155650319829</text:p>
          </table:table-cell>
          <table:table-cell table:formula="of:=([.D56]-[.$D$2])/[.$D$2]" office:value-type="float" office:value="0.807036247334755" calcext:value-type="float">
            <text:p>0,807036247334755</text:p>
          </table:table-cell>
          <table:table-cell table:formula="of:=([.E56]-[.$E$2])/[.$E$2]" office:value-type="float" office:value="1" calcext:value-type="float">
            <text:p>1</text:p>
          </table:table-cell>
          <table:table-cell table:formula="of:=([.F56]-[.$F$2])/[.$F$2]" office:value-type="float" office:value="7.002" calcext:value-type="float">
            <text:p>7,002</text:p>
          </table:table-cell>
          <table:table-cell table:formula="of:=([.G56]-[.$G$2])/[.$G$2]" office:value-type="float" office:value="1" calcext:value-type="float">
            <text:p>1</text:p>
          </table:table-cell>
          <table:table-cell/>
          <table:table-cell table:formula="of:=SQRT([.J56]^2+[.K56]^2+[.L56]^2+[.M56]^2+[.N56]^2)" office:value-type="float" office:value="7.21244632680286" calcext:value-type="float">
            <text:p>7,21244632680286</text:p>
          </table:table-cell>
          <table:table-cell table:formula="of:=[.P56]*[.$H$2]/[.H56]" office:value-type="float" office:value="1.83756594313449" calcext:value-type="float">
            <text:p>1,83756594313449</text:p>
          </table:table-cell>
        </table:table-row>
        <table:table-row table:style-name="ro1">
          <table:table-cell office:value-type="float" office:value="318114" calcext:value-type="float">
            <text:p>318114</text:p>
          </table:table-cell>
          <table:table-cell office:value-type="string" calcext:value-type="string">
            <text:p>GeForce GTX1650 Gigabyte PCI-E 4096Mb (GV-N1650GAMING OC-4GD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5750" calcext:value-type="float">
            <text:p>15750</text:p>
          </table:table-cell>
          <table:table-cell/>
          <table:table-cell table:formula="of:=([.C57]-[.$C$2])/[.$C$2]" office:value-type="float" office:value="0.934968017057569" calcext:value-type="float">
            <text:p>0,934968017057569</text:p>
          </table:table-cell>
          <table:table-cell table:formula="of:=([.D57]-[.$D$2])/[.$D$2]" office:value-type="float" office:value="0.934968017057569" calcext:value-type="float">
            <text:p>0,934968017057569</text:p>
          </table:table-cell>
          <table:table-cell table:formula="of:=([.E57]-[.$E$2])/[.$E$2]" office:value-type="float" office:value="1" calcext:value-type="float">
            <text:p>1</text:p>
          </table:table-cell>
          <table:table-cell table:formula="of:=([.F57]-[.$F$2])/[.$F$2]" office:value-type="float" office:value="7.002" calcext:value-type="float">
            <text:p>7,002</text:p>
          </table:table-cell>
          <table:table-cell table:formula="of:=([.G57]-[.$G$2])/[.$G$2]" office:value-type="float" office:value="1" calcext:value-type="float">
            <text:p>1</text:p>
          </table:table-cell>
          <table:table-cell/>
          <table:table-cell table:formula="of:=SQRT([.J57]^2+[.K57]^2+[.L57]^2+[.M57]^2+[.N57]^2)" office:value-type="float" office:value="7.26473223084245" calcext:value-type="float">
            <text:p>7,26473223084245</text:p>
          </table:table-cell>
          <table:table-cell table:formula="of:=[.P57]*[.$H$2]/[.H57]" office:value-type="float" office:value="1.84501136021396" calcext:value-type="float">
            <text:p>1,84501136021396</text:p>
          </table:table-cell>
        </table:table-row>
        <table:table-row table:style-name="ro1">
          <table:table-cell office:value-type="float" office:value="241268" calcext:value-type="float">
            <text:p>241268</text:p>
          </table:table-cell>
          <table:table-cell office:value-type="string" calcext:value-type="string">
            <text:p>GeForce GTX1050 Ti ASUS ROG PCI-E 4096Mb (STRIX-GTX1050TI-4G-GAMING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128" calcext:value-type="float">
            <text:p>128</text:p>
          </table:table-cell>
          <table:table-cell office:value-type="float" office:value="15950" calcext:value-type="float">
            <text:p>15950</text:p>
          </table:table-cell>
          <table:table-cell/>
          <table:table-cell table:formula="of:=([.C58]-[.$C$2])/[.$C$2]" office:value-type="float" office:value="0.375266524520256" calcext:value-type="float">
            <text:p>0,375266524520256</text:p>
          </table:table-cell>
          <table:table-cell table:formula="of:=([.D58]-[.$D$2])/[.$D$2]" office:value-type="float" office:value="0.484008528784648" calcext:value-type="float">
            <text:p>0,484008528784648</text:p>
          </table:table-cell>
          <table:table-cell table:formula="of:=([.E58]-[.$E$2])/[.$E$2]" office:value-type="float" office:value="1" calcext:value-type="float">
            <text:p>1</text:p>
          </table:table-cell>
          <table:table-cell table:formula="of:=([.F58]-[.$F$2])/[.$F$2]" office:value-type="float" office:value="6.008" calcext:value-type="float">
            <text:p>6,008</text:p>
          </table:table-cell>
          <table:table-cell table:formula="of:=([.G58]-[.$G$2])/[.$G$2]" office:value-type="float" office:value="1" calcext:value-type="float">
            <text:p>1</text:p>
          </table:table-cell>
          <table:table-cell/>
          <table:table-cell table:formula="of:=SQRT([.J58]^2+[.K58]^2+[.L58]^2+[.M58]^2+[.N58]^2)" office:value-type="float" office:value="6.20251184765993" calcext:value-type="float">
            <text:p>6,20251184765993</text:p>
          </table:table-cell>
          <table:table-cell table:formula="of:=[.P58]*[.$H$2]/[.H58]" office:value-type="float" office:value="1.55548886461691" calcext:value-type="float">
            <text:p>1,55548886461691</text:p>
          </table:table-cell>
        </table:table-row>
        <table:table-row table:style-name="ro1">
          <table:table-cell office:value-type="float" office:value="340441" calcext:value-type="float">
            <text:p>340441</text:p>
          </table:table-cell>
          <table:table-cell office:value-type="string" calcext:value-type="string">
            <text:p>GeForce GTX1650 Super Inno3D Compact PCI-E 4096Mb (N165S1-04D6-1720VA29)</text:p>
          </table:table-cell>
          <table:table-cell table:number-columns-repeated="2"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5990" calcext:value-type="float">
            <text:p>15990</text:p>
          </table:table-cell>
          <table:table-cell/>
          <table:table-cell table:formula="of:=([.C59]-[.$C$2])/[.$C$2]" office:value-type="float" office:value="0.839019189765458" calcext:value-type="float">
            <text:p>0,839019189765458</text:p>
          </table:table-cell>
          <table:table-cell table:formula="of:=([.D59]-[.$D$2])/[.$D$2]" office:value-type="float" office:value="0.839019189765458" calcext:value-type="float">
            <text:p>0,839019189765458</text:p>
          </table:table-cell>
          <table:table-cell table:formula="of:=([.E59]-[.$E$2])/[.$E$2]" office:value-type="float" office:value="1" calcext:value-type="float">
            <text:p>1</text:p>
          </table:table-cell>
          <table:table-cell table:formula="of:=([.F59]-[.$F$2])/[.$F$2]" office:value-type="float" office:value="11" calcext:value-type="float">
            <text:p>11</text:p>
          </table:table-cell>
          <table:table-cell table:formula="of:=([.G59]-[.$G$2])/[.$G$2]" office:value-type="float" office:value="1" calcext:value-type="float">
            <text:p>1</text:p>
          </table:table-cell>
          <table:table-cell/>
          <table:table-cell table:formula="of:=SQRT([.J59]^2+[.K59]^2+[.L59]^2+[.M59]^2+[.N59]^2)" office:value-type="float" office:value="11.153829225947" calcext:value-type="float">
            <text:p>11,153829225947</text:p>
          </table:table-cell>
          <table:table-cell table:formula="of:=[.P59]*[.$H$2]/[.H59]" office:value-type="float" office:value="2.79020118222564" calcext:value-type="float">
            <text:p>2,79020118222564</text:p>
          </table:table-cell>
        </table:table-row>
        <table:table-row table:style-name="ro1">
          <table:table-cell office:value-type="float" office:value="332583" calcext:value-type="float">
            <text:p>332583</text:p>
          </table:table-cell>
          <table:table-cell office:value-type="string" calcext:value-type="string">
            <text:p>GeForce GTX1650 ASUS PCI-E 4096Mb (GTX1650-O4G-LP-BRK)</text:p>
          </table:table-cell>
          <table:table-cell office:value-type="float" office:value="1485" calcext:value-type="float">
            <text:p>1485</text:p>
          </table:table-cell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6080" calcext:value-type="float">
            <text:p>16080</text:p>
          </table:table-cell>
          <table:table-cell/>
          <table:table-cell table:formula="of:=([.C60]-[.$C$2])/[.$C$2]" office:value-type="float" office:value="0.583155650319829" calcext:value-type="float">
            <text:p>0,583155650319829</text:p>
          </table:table-cell>
          <table:table-cell table:formula="of:=([.D60]-[.$D$2])/[.$D$2]" office:value-type="float" office:value="0.85501066098081" calcext:value-type="float">
            <text:p>0,85501066098081</text:p>
          </table:table-cell>
          <table:table-cell table:formula="of:=([.E60]-[.$E$2])/[.$E$2]" office:value-type="float" office:value="1" calcext:value-type="float">
            <text:p>1</text:p>
          </table:table-cell>
          <table:table-cell table:formula="of:=([.F60]-[.$F$2])/[.$F$2]" office:value-type="float" office:value="7.002" calcext:value-type="float">
            <text:p>7,002</text:p>
          </table:table-cell>
          <table:table-cell table:formula="of:=([.G60]-[.$G$2])/[.$G$2]" office:value-type="float" office:value="1" calcext:value-type="float">
            <text:p>1</text:p>
          </table:table-cell>
          <table:table-cell/>
          <table:table-cell table:formula="of:=SQRT([.J60]^2+[.K60]^2+[.L60]^2+[.M60]^2+[.N60]^2)" office:value-type="float" office:value="7.21797185800075" calcext:value-type="float">
            <text:p>7,21797185800075</text:p>
          </table:table-cell>
          <table:table-cell table:formula="of:=[.P60]*[.$H$2]/[.H60]" office:value-type="float" office:value="1.79551538756238" calcext:value-type="float">
            <text:p>1,79551538756238</text:p>
          </table:table-cell>
        </table:table-row>
        <table:table-row table:style-name="ro1">
          <table:table-cell office:value-type="float" office:value="332409" calcext:value-type="float">
            <text:p>332409</text:p>
          </table:table-cell>
          <table:table-cell office:value-type="string" calcext:value-type="string">
            <text:p>GeForce GTX1650 ASUS PCI-E 4096Mb (TUF-GTX1650-4G-GAMING)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6080" calcext:value-type="float">
            <text:p>16080</text:p>
          </table:table-cell>
          <table:table-cell/>
          <table:table-cell table:formula="of:=([.C61]-[.$C$2])/[.$C$2]" office:value-type="float" office:value="0.583155650319829" calcext:value-type="float">
            <text:p>0,583155650319829</text:p>
          </table:table-cell>
          <table:table-cell table:formula="of:=([.D61]-[.$D$2])/[.$D$2]" office:value-type="float" office:value="0.807036247334755" calcext:value-type="float">
            <text:p>0,807036247334755</text:p>
          </table:table-cell>
          <table:table-cell table:formula="of:=([.E61]-[.$E$2])/[.$E$2]" office:value-type="float" office:value="1" calcext:value-type="float">
            <text:p>1</text:p>
          </table:table-cell>
          <table:table-cell table:formula="of:=([.F61]-[.$F$2])/[.$F$2]" office:value-type="float" office:value="7.002" calcext:value-type="float">
            <text:p>7,002</text:p>
          </table:table-cell>
          <table:table-cell table:formula="of:=([.G61]-[.$G$2])/[.$G$2]" office:value-type="float" office:value="1" calcext:value-type="float">
            <text:p>1</text:p>
          </table:table-cell>
          <table:table-cell/>
          <table:table-cell table:formula="of:=SQRT([.J61]^2+[.K61]^2+[.L61]^2+[.M61]^2+[.N61]^2)" office:value-type="float" office:value="7.21244632680286" calcext:value-type="float">
            <text:p>7,21244632680286</text:p>
          </table:table-cell>
          <table:table-cell table:formula="of:=[.P61]*[.$H$2]/[.H61]" office:value-type="float" office:value="1.79414087731415" calcext:value-type="float">
            <text:p>1,79414087731415</text:p>
          </table:table-cell>
        </table:table-row>
        <table:table-row table:style-name="ro1">
          <table:table-cell office:value-type="float" office:value="341445" calcext:value-type="float">
            <text:p>341445</text:p>
          </table:table-cell>
          <table:table-cell office:value-type="string" calcext:value-type="string">
            <text:p>GeForce GTX1650 Super Zotac PCI-E 4096Mb (ZT-T16510F-10L)</text:p>
          </table:table-cell>
          <table:table-cell office:value-type="float" office:value="1530" calcext:value-type="float">
            <text:p>1530</text:p>
          </table:table-cell>
          <table:table-cell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16180" calcext:value-type="float">
            <text:p>16180</text:p>
          </table:table-cell>
          <table:table-cell/>
          <table:table-cell table:formula="of:=([.C62]-[.$C$2])/[.$C$2]" office:value-type="float" office:value="0.631130063965885" calcext:value-type="float">
            <text:p>0,631130063965885</text:p>
          </table:table-cell>
          <table:table-cell table:formula="of:=([.D62]-[.$D$2])/[.$D$2]" office:value-type="float" office:value="0.839019189765458" calcext:value-type="float">
            <text:p>0,839019189765458</text:p>
          </table:table-cell>
          <table:table-cell table:formula="of:=([.E62]-[.$E$2])/[.$E$2]" office:value-type="float" office:value="1" calcext:value-type="float">
            <text:p>1</text:p>
          </table:table-cell>
          <table:table-cell table:formula="of:=([.F62]-[.$F$2])/[.$F$2]" office:value-type="float" office:value="11.002" calcext:value-type="float">
            <text:p>11,002</text:p>
          </table:table-cell>
          <table:table-cell table:formula="of:=([.G62]-[.$G$2])/[.$G$2]" office:value-type="float" office:value="1" calcext:value-type="float">
            <text:p>1</text:p>
          </table:table-cell>
          <table:table-cell/>
          <table:table-cell table:formula="of:=SQRT([.J62]^2+[.K62]^2+[.L62]^2+[.M62]^2+[.N62]^2)" office:value-type="float" office:value="11.1420950614521" calcext:value-type="float">
            <text:p>11,1420950614521</text:p>
          </table:table-cell>
          <table:table-cell table:formula="of:=[.P62]*[.$H$2]/[.H62]" office:value-type="float" office:value="2.7545352438695" calcext:value-type="float">
            <text:p>2,7545352438695</text:p>
          </table:table-cell>
        </table:table-row>
        <table:table-row table:style-name="ro1">
          <table:table-cell office:value-type="float" office:value="310369" calcext:value-type="float">
            <text:p>310369</text:p>
          </table:table-cell>
          <table:table-cell office:value-type="string" calcext:value-type="string">
            <text:p>GeForce GTX1060 KFA2 OC PCI-E 6144Mb (133041)</text:p>
          </table:table-cell>
          <table:table-cell office:value-type="float" office:value="1518" calcext:value-type="float">
            <text:p>1518</text:p>
          </table:table-cell>
          <table:table-cell office:value-type="float" office:value="1733" calcext:value-type="float">
            <text:p>1733</text:p>
          </table:table-cell>
          <table:table-cell office:value-type="float" office:value="6" calcext:value-type="float">
            <text:p>6</text:p>
          </table:table-cell>
          <table:table-cell office:value-type="float" office:value="8008" calcext:value-type="float">
            <text:p>8008</text:p>
          </table:table-cell>
          <table:table-cell office:value-type="float" office:value="192" calcext:value-type="float">
            <text:p>192</text:p>
          </table:table-cell>
          <table:table-cell office:value-type="float" office:value="16270" calcext:value-type="float">
            <text:p>16270</text:p>
          </table:table-cell>
          <table:table-cell/>
          <table:table-cell table:formula="of:=([.C63]-[.$C$2])/[.$C$2]" office:value-type="float" office:value="0.618336886993603" calcext:value-type="float">
            <text:p>0,618336886993603</text:p>
          </table:table-cell>
          <table:table-cell table:formula="of:=([.D63]-[.$D$2])/[.$D$2]" office:value-type="float" office:value="0.847547974413646" calcext:value-type="float">
            <text:p>0,847547974413646</text:p>
          </table:table-cell>
          <table:table-cell table:formula="of:=([.E63]-[.$E$2])/[.$E$2]" office:value-type="float" office:value="2" calcext:value-type="float">
            <text:p>2</text:p>
          </table:table-cell>
          <table:table-cell table:formula="of:=([.F63]-[.$F$2])/[.$F$2]" office:value-type="float" office:value="7.008" calcext:value-type="float">
            <text:p>7,008</text:p>
          </table:table-cell>
          <table:table-cell table:formula="of:=([.G63]-[.$G$2])/[.$G$2]" office:value-type="float" office:value="2" calcext:value-type="float">
            <text:p>2</text:p>
          </table:table-cell>
          <table:table-cell/>
          <table:table-cell table:formula="of:=SQRT([.J63]^2+[.K63]^2+[.L63]^2+[.M63]^2+[.N63]^2)" office:value-type="float" office:value="7.62972752296893" calcext:value-type="float">
            <text:p>7,62972752296893</text:p>
          </table:table-cell>
          <table:table-cell table:formula="of:=[.P63]*[.$H$2]/[.H63]" office:value-type="float" office:value="1.8757781248848" calcext:value-type="float">
            <text:p>1,8757781248848</text:p>
          </table:table-cell>
        </table:table-row>
        <table:table-row table:style-name="ro1">
          <table:table-cell office:value-type="float" office:value="332410" calcext:value-type="float">
            <text:p>332410</text:p>
          </table:table-cell>
          <table:table-cell office:value-type="string" calcext:value-type="string">
            <text:p>GeForce GTX1650 ASUS PCI-E 4096Mb (TUF-GTX1650-O4G-GAMING)</text:p>
          </table:table-cell>
          <table:table-cell office:value-type="float" office:value="1485" calcext:value-type="float">
            <text:p>1485</text:p>
          </table:table-cell>
          <table:table-cell office:value-type="float" office:value="1785" calcext:value-type="float">
            <text:p>1785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6450" calcext:value-type="float">
            <text:p>16450</text:p>
          </table:table-cell>
          <table:table-cell/>
          <table:table-cell table:formula="of:=([.C64]-[.$C$2])/[.$C$2]" office:value-type="float" office:value="0.583155650319829" calcext:value-type="float">
            <text:p>0,583155650319829</text:p>
          </table:table-cell>
          <table:table-cell table:formula="of:=([.D64]-[.$D$2])/[.$D$2]" office:value-type="float" office:value="0.902985074626866" calcext:value-type="float">
            <text:p>0,902985074626866</text:p>
          </table:table-cell>
          <table:table-cell table:formula="of:=([.E64]-[.$E$2])/[.$E$2]" office:value-type="float" office:value="1" calcext:value-type="float">
            <text:p>1</text:p>
          </table:table-cell>
          <table:table-cell table:formula="of:=([.F64]-[.$F$2])/[.$F$2]" office:value-type="float" office:value="7.002" calcext:value-type="float">
            <text:p>7,002</text:p>
          </table:table-cell>
          <table:table-cell table:formula="of:=([.G64]-[.$G$2])/[.$G$2]" office:value-type="float" office:value="1" calcext:value-type="float">
            <text:p>1</text:p>
          </table:table-cell>
          <table:table-cell/>
          <table:table-cell table:formula="of:=SQRT([.J64]^2+[.K64]^2+[.L64]^2+[.M64]^2+[.N64]^2)" office:value-type="float" office:value="7.22381177478337" calcext:value-type="float">
            <text:p>7,22381177478337</text:p>
          </table:table-cell>
          <table:table-cell table:formula="of:=[.P64]*[.$H$2]/[.H64]" office:value-type="float" office:value="1.75654997563121" calcext:value-type="float">
            <text:p>1,75654997563121</text:p>
          </table:table-cell>
        </table:table-row>
        <table:table-row table:style-name="ro1">
          <table:table-cell office:value-type="float" office:value="342661" calcext:value-type="float">
            <text:p>342661</text:p>
          </table:table-cell>
          <table:table-cell office:value-type="string" calcext:value-type="string">
            <text:p>GeForce GTX1650 Super ASUS PCI-E 4096Mb (PH-GTX1650S-4G)</text:p>
          </table:table-cell>
          <table:table-cell office:value-type="float" office:value="1530" calcext:value-type="float">
            <text:p>1530</text:p>
          </table:table-cell>
          <table:table-cell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16620" calcext:value-type="float">
            <text:p>16620</text:p>
          </table:table-cell>
          <table:table-cell/>
          <table:table-cell table:formula="of:=([.C65]-[.$C$2])/[.$C$2]" office:value-type="float" office:value="0.631130063965885" calcext:value-type="float">
            <text:p>0,631130063965885</text:p>
          </table:table-cell>
          <table:table-cell table:formula="of:=([.D65]-[.$D$2])/[.$D$2]" office:value-type="float" office:value="0.871002132196162" calcext:value-type="float">
            <text:p>0,871002132196162</text:p>
          </table:table-cell>
          <table:table-cell table:formula="of:=([.E65]-[.$E$2])/[.$E$2]" office:value-type="float" office:value="1" calcext:value-type="float">
            <text:p>1</text:p>
          </table:table-cell>
          <table:table-cell table:formula="of:=([.F65]-[.$F$2])/[.$F$2]" office:value-type="float" office:value="11.002" calcext:value-type="float">
            <text:p>11,002</text:p>
          </table:table-cell>
          <table:table-cell table:formula="of:=([.G65]-[.$G$2])/[.$G$2]" office:value-type="float" office:value="1" calcext:value-type="float">
            <text:p>1</text:p>
          </table:table-cell>
          <table:table-cell/>
          <table:table-cell table:formula="of:=SQRT([.J65]^2+[.K65]^2+[.L65]^2+[.M65]^2+[.N65]^2)" office:value-type="float" office:value="11.144549065437" calcext:value-type="float">
            <text:p>11,144549065437</text:p>
          </table:table-cell>
          <table:table-cell table:formula="of:=[.P65]*[.$H$2]/[.H65]" office:value-type="float" office:value="2.68220194114006" calcext:value-type="float">
            <text:p>2,68220194114006</text:p>
          </table:table-cell>
        </table:table-row>
        <table:table-row table:style-name="ro1">
          <table:table-cell office:value-type="float" office:value="342003" calcext:value-type="float">
            <text:p>342003</text:p>
          </table:table-cell>
          <table:table-cell office:value-type="string" calcext:value-type="string">
            <text:p>GeForce GTX1650 Super Gigabyte PCI-E 4096Mb (GV-N165SOC-4GD)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6620" calcext:value-type="float">
            <text:p>16620</text:p>
          </table:table-cell>
          <table:table-cell/>
          <table:table-cell table:formula="of:=([.C66]-[.$C$2])/[.$C$2]" office:value-type="float" office:value="0.85501066098081" calcext:value-type="float">
            <text:p>0,85501066098081</text:p>
          </table:table-cell>
          <table:table-cell table:formula="of:=([.D66]-[.$D$2])/[.$D$2]" office:value-type="float" office:value="0.85501066098081" calcext:value-type="float">
            <text:p>0,85501066098081</text:p>
          </table:table-cell>
          <table:table-cell table:formula="of:=([.E66]-[.$E$2])/[.$E$2]" office:value-type="float" office:value="1" calcext:value-type="float">
            <text:p>1</text:p>
          </table:table-cell>
          <table:table-cell table:formula="of:=([.F66]-[.$F$2])/[.$F$2]" office:value-type="float" office:value="11" calcext:value-type="float">
            <text:p>11</text:p>
          </table:table-cell>
          <table:table-cell table:formula="of:=([.G66]-[.$G$2])/[.$G$2]" office:value-type="float" office:value="1" calcext:value-type="float">
            <text:p>1</text:p>
          </table:table-cell>
          <table:table-cell/>
          <table:table-cell table:formula="of:=SQRT([.J66]^2+[.K66]^2+[.L66]^2+[.M66]^2+[.N66]^2)" office:value-type="float" office:value="11.156257726531" calcext:value-type="float">
            <text:p>11,156257726531</text:p>
          </table:table-cell>
          <table:table-cell table:formula="of:=[.P66]*[.$H$2]/[.H66]" office:value-type="float" office:value="2.68501991011575" calcext:value-type="float">
            <text:p>2,68501991011575</text:p>
          </table:table-cell>
        </table:table-row>
        <table:table-row table:style-name="ro1">
          <table:table-cell office:value-type="float" office:value="340447" calcext:value-type="float">
            <text:p>340447</text:p>
          </table:table-cell>
          <table:table-cell office:value-type="string" calcext:value-type="string">
            <text:p>GeForce GTX1650 Super MSI PCI-E 4096Mb (GTX 1650 SUPER AERO ITX OC)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6620" calcext:value-type="float">
            <text:p>16620</text:p>
          </table:table-cell>
          <table:table-cell/>
          <table:table-cell table:formula="of:=([.C67]-[.$C$2])/[.$C$2]" office:value-type="float" office:value="0.85501066098081" calcext:value-type="float">
            <text:p>0,85501066098081</text:p>
          </table:table-cell>
          <table:table-cell table:formula="of:=([.D67]-[.$D$2])/[.$D$2]" office:value-type="float" office:value="0.85501066098081" calcext:value-type="float">
            <text:p>0,85501066098081</text:p>
          </table:table-cell>
          <table:table-cell table:formula="of:=([.E67]-[.$E$2])/[.$E$2]" office:value-type="float" office:value="1" calcext:value-type="float">
            <text:p>1</text:p>
          </table:table-cell>
          <table:table-cell table:formula="of:=([.F67]-[.$F$2])/[.$F$2]" office:value-type="float" office:value="11" calcext:value-type="float">
            <text:p>11</text:p>
          </table:table-cell>
          <table:table-cell table:formula="of:=([.G67]-[.$G$2])/[.$G$2]" office:value-type="float" office:value="1" calcext:value-type="float">
            <text:p>1</text:p>
          </table:table-cell>
          <table:table-cell/>
          <table:table-cell table:formula="of:=SQRT([.J67]^2+[.K67]^2+[.L67]^2+[.M67]^2+[.N67]^2)" office:value-type="float" office:value="11.156257726531" calcext:value-type="float">
            <text:p>11,156257726531</text:p>
          </table:table-cell>
          <table:table-cell table:formula="of:=[.P67]*[.$H$2]/[.H67]" office:value-type="float" office:value="2.68501991011575" calcext:value-type="float">
            <text:p>2,68501991011575</text:p>
          </table:table-cell>
        </table:table-row>
        <table:table-row table:style-name="ro1">
          <table:table-cell office:value-type="float" office:value="321122" calcext:value-type="float">
            <text:p>321122</text:p>
          </table:table-cell>
          <table:table-cell office:value-type="string" calcext:value-type="string">
            <text:p>GeForce GTX1650 ASUS PCI-E 4096Mb (ROG-STRIX-GTX1650-A4G-GAMING)</text:p>
          </table:table-cell>
          <table:table-cell office:value-type="float" office:value="1485" calcext:value-type="float">
            <text:p>1485</text:p>
          </table:table-cell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6880" calcext:value-type="float">
            <text:p>16880</text:p>
          </table:table-cell>
          <table:table-cell/>
          <table:table-cell table:formula="of:=([.C68]-[.$C$2])/[.$C$2]" office:value-type="float" office:value="0.583155650319829" calcext:value-type="float">
            <text:p>0,583155650319829</text:p>
          </table:table-cell>
          <table:table-cell table:formula="of:=([.D68]-[.$D$2])/[.$D$2]" office:value-type="float" office:value="0.823027718550107" calcext:value-type="float">
            <text:p>0,823027718550107</text:p>
          </table:table-cell>
          <table:table-cell table:formula="of:=([.E68]-[.$E$2])/[.$E$2]" office:value-type="float" office:value="1" calcext:value-type="float">
            <text:p>1</text:p>
          </table:table-cell>
          <table:table-cell table:formula="of:=([.F68]-[.$F$2])/[.$F$2]" office:value-type="float" office:value="7.002" calcext:value-type="float">
            <text:p>7,002</text:p>
          </table:table-cell>
          <table:table-cell table:formula="of:=([.G68]-[.$G$2])/[.$G$2]" office:value-type="float" office:value="1" calcext:value-type="float">
            <text:p>1</text:p>
          </table:table-cell>
          <table:table-cell/>
          <table:table-cell table:formula="of:=SQRT([.J68]^2+[.K68]^2+[.L68]^2+[.M68]^2+[.N68]^2)" office:value-type="float" office:value="7.21425319336671" calcext:value-type="float">
            <text:p>7,21425319336671</text:p>
          </table:table-cell>
          <table:table-cell table:formula="of:=[.P68]*[.$H$2]/[.H68]" office:value-type="float" office:value="1.70953867141391" calcext:value-type="float">
            <text:p>1,70953867141391</text:p>
          </table:table-cell>
        </table:table-row>
        <table:table-row table:style-name="ro1">
          <table:table-cell office:value-type="float" office:value="319297" calcext:value-type="float">
            <text:p>319297</text:p>
          </table:table-cell>
          <table:table-cell office:value-type="string" calcext:value-type="string">
            <text:p>GeForce GTX1650 ASUS PCI-E 4096Mb (ROG-STRIX-GTX1650-O4G-GAMING)</text:p>
          </table:table-cell>
          <table:table-cell office:value-type="float" office:value="1485" calcext:value-type="float">
            <text:p>1485</text:p>
          </table:table-cell>
          <table:table-cell office:value-type="float" office:value="1860" calcext:value-type="float">
            <text:p>1860</text:p>
          </table:table-cell>
          <table:table-cell office:value-type="float" office:value="4" calcext:value-type="float">
            <text:p>4</text:p>
          </table:table-cell>
          <table:table-cell office:value-type="float" office:value="8002" calcext:value-type="float">
            <text:p>8002</text:p>
          </table:table-cell>
          <table:table-cell office:value-type="float" office:value="128" calcext:value-type="float">
            <text:p>128</text:p>
          </table:table-cell>
          <table:table-cell office:value-type="float" office:value="17330" calcext:value-type="float">
            <text:p>17330</text:p>
          </table:table-cell>
          <table:table-cell/>
          <table:table-cell table:formula="of:=([.C69]-[.$C$2])/[.$C$2]" office:value-type="float" office:value="0.583155650319829" calcext:value-type="float">
            <text:p>0,583155650319829</text:p>
          </table:table-cell>
          <table:table-cell table:formula="of:=([.D69]-[.$D$2])/[.$D$2]" office:value-type="float" office:value="0.982942430703625" calcext:value-type="float">
            <text:p>0,982942430703625</text:p>
          </table:table-cell>
          <table:table-cell table:formula="of:=([.E69]-[.$E$2])/[.$E$2]" office:value-type="float" office:value="1" calcext:value-type="float">
            <text:p>1</text:p>
          </table:table-cell>
          <table:table-cell table:formula="of:=([.F69]-[.$F$2])/[.$F$2]" office:value-type="float" office:value="7.002" calcext:value-type="float">
            <text:p>7,002</text:p>
          </table:table-cell>
          <table:table-cell table:formula="of:=([.G69]-[.$G$2])/[.$G$2]" office:value-type="float" office:value="1" calcext:value-type="float">
            <text:p>1</text:p>
          </table:table-cell>
          <table:table-cell/>
          <table:table-cell table:formula="of:=SQRT([.J69]^2+[.K69]^2+[.L69]^2+[.M69]^2+[.N69]^2)" office:value-type="float" office:value="7.23424151757304" calcext:value-type="float">
            <text:p>7,23424151757304</text:p>
          </table:table-cell>
          <table:table-cell table:formula="of:=[.P69]*[.$H$2]/[.H69]" office:value-type="float" office:value="1.66976145818189" calcext:value-type="float">
            <text:p>1,66976145818189</text:p>
          </table:table-cell>
        </table:table-row>
        <table:table-row table:style-name="ro1">
          <table:table-cell office:value-type="float" office:value="258413" calcext:value-type="float">
            <text:p>258413</text:p>
          </table:table-cell>
          <table:table-cell office:value-type="string" calcext:value-type="string">
            <text:p>GeForce GTX1060 Inno3D Compact 2 PCI-E 6144Mb (N1060-6DDN-N5GM)</text:p>
          </table:table-cell>
          <table:table-cell office:value-type="float" office:value="1506" calcext:value-type="float">
            <text:p>1506</text:p>
          </table:table-cell>
          <table:table-cell office:value-type="float" office:value="1708" calcext:value-type="float">
            <text:p>1708</text:p>
          </table:table-cell>
          <table:table-cell office:value-type="float" office:value="6" calcext:value-type="float">
            <text:p>6</text:p>
          </table:table-cell>
          <table:table-cell office:value-type="float" office:value="8008" calcext:value-type="float">
            <text:p>8008</text:p>
          </table:table-cell>
          <table:table-cell office:value-type="float" office:value="192" calcext:value-type="float">
            <text:p>192</text:p>
          </table:table-cell>
          <table:table-cell office:value-type="float" office:value="17590" calcext:value-type="float">
            <text:p>17590</text:p>
          </table:table-cell>
          <table:table-cell/>
          <table:table-cell table:formula="of:=([.C70]-[.$C$2])/[.$C$2]" office:value-type="float" office:value="0.605543710021322" calcext:value-type="float">
            <text:p>0,605543710021322</text:p>
          </table:table-cell>
          <table:table-cell table:formula="of:=([.D70]-[.$D$2])/[.$D$2]" office:value-type="float" office:value="0.82089552238806" calcext:value-type="float">
            <text:p>0,82089552238806</text:p>
          </table:table-cell>
          <table:table-cell table:formula="of:=([.E70]-[.$E$2])/[.$E$2]" office:value-type="float" office:value="2" calcext:value-type="float">
            <text:p>2</text:p>
          </table:table-cell>
          <table:table-cell table:formula="of:=([.F70]-[.$F$2])/[.$F$2]" office:value-type="float" office:value="7.008" calcext:value-type="float">
            <text:p>7,008</text:p>
          </table:table-cell>
          <table:table-cell table:formula="of:=([.G70]-[.$G$2])/[.$G$2]" office:value-type="float" office:value="2" calcext:value-type="float">
            <text:p>2</text:p>
          </table:table-cell>
          <table:table-cell/>
          <table:table-cell table:formula="of:=SQRT([.J70]^2+[.K70]^2+[.L70]^2+[.M70]^2+[.N70]^2)" office:value-type="float" office:value="7.62578629673184" calcext:value-type="float">
            <text:p>7,62578629673184</text:p>
          </table:table-cell>
          <table:table-cell table:formula="of:=[.P70]*[.$H$2]/[.H70]" office:value-type="float" office:value="1.73411854388444" calcext:value-type="float">
            <text:p>1,73411854388444</text:p>
          </table:table-cell>
        </table:table-row>
        <table:table-row table:style-name="ro1">
          <table:table-cell office:value-type="float" office:value="340450" calcext:value-type="float">
            <text:p>340450</text:p>
          </table:table-cell>
          <table:table-cell office:value-type="string" calcext:value-type="string">
            <text:p>GeForce GTX1650 Super MSI PCI-E 4096Mb (GTX 1650 SUPER VENTUS XS OC)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7690" calcext:value-type="float">
            <text:p>17690</text:p>
          </table:table-cell>
          <table:table-cell/>
          <table:table-cell table:formula="of:=([.C71]-[.$C$2])/[.$C$2]" office:value-type="float" office:value="0.85501066098081" calcext:value-type="float">
            <text:p>0,85501066098081</text:p>
          </table:table-cell>
          <table:table-cell table:formula="of:=([.D71]-[.$D$2])/[.$D$2]" office:value-type="float" office:value="0.85501066098081" calcext:value-type="float">
            <text:p>0,85501066098081</text:p>
          </table:table-cell>
          <table:table-cell table:formula="of:=([.E71]-[.$E$2])/[.$E$2]" office:value-type="float" office:value="1" calcext:value-type="float">
            <text:p>1</text:p>
          </table:table-cell>
          <table:table-cell table:formula="of:=([.F71]-[.$F$2])/[.$F$2]" office:value-type="float" office:value="11" calcext:value-type="float">
            <text:p>11</text:p>
          </table:table-cell>
          <table:table-cell table:formula="of:=([.G71]-[.$G$2])/[.$G$2]" office:value-type="float" office:value="1" calcext:value-type="float">
            <text:p>1</text:p>
          </table:table-cell>
          <table:table-cell/>
          <table:table-cell table:formula="of:=SQRT([.J71]^2+[.K71]^2+[.L71]^2+[.M71]^2+[.N71]^2)" office:value-type="float" office:value="11.156257726531" calcext:value-type="float">
            <text:p>11,156257726531</text:p>
          </table:table-cell>
          <table:table-cell table:formula="of:=[.P71]*[.$H$2]/[.H71]" office:value-type="float" office:value="2.52261339209292" calcext:value-type="float">
            <text:p>2,52261339209292</text:p>
          </table:table-cell>
        </table:table-row>
        <table:table-row table:style-name="ro1">
          <table:table-cell office:value-type="float" office:value="340710" calcext:value-type="float">
            <text:p>340710</text:p>
          </table:table-cell>
          <table:table-cell office:value-type="string" calcext:value-type="string">
            <text:p>GeForce GTX1650 Super Gigabyte PCI-E 4096Mb (GV-N165SWF2OC-4GD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7960" calcext:value-type="float">
            <text:p>17960</text:p>
          </table:table-cell>
          <table:table-cell/>
          <table:table-cell table:formula="of:=([.C72]-[.$C$2])/[.$C$2]" office:value-type="float" office:value="0.871002132196162" calcext:value-type="float">
            <text:p>0,871002132196162</text:p>
          </table:table-cell>
          <table:table-cell table:formula="of:=([.D72]-[.$D$2])/[.$D$2]" office:value-type="float" office:value="0.871002132196162" calcext:value-type="float">
            <text:p>0,871002132196162</text:p>
          </table:table-cell>
          <table:table-cell table:formula="of:=([.E72]-[.$E$2])/[.$E$2]" office:value-type="float" office:value="1" calcext:value-type="float">
            <text:p>1</text:p>
          </table:table-cell>
          <table:table-cell table:formula="of:=([.F72]-[.$F$2])/[.$F$2]" office:value-type="float" office:value="11" calcext:value-type="float">
            <text:p>11</text:p>
          </table:table-cell>
          <table:table-cell table:formula="of:=([.G72]-[.$G$2])/[.$G$2]" office:value-type="float" office:value="1" calcext:value-type="float">
            <text:p>1</text:p>
          </table:table-cell>
          <table:table-cell/>
          <table:table-cell table:formula="of:=SQRT([.J72]^2+[.K72]^2+[.L72]^2+[.M72]^2+[.N72]^2)" office:value-type="float" office:value="11.158731533135" calcext:value-type="float">
            <text:p>11,158731533135</text:p>
          </table:table-cell>
          <table:table-cell table:formula="of:=[.P72]*[.$H$2]/[.H72]" office:value-type="float" office:value="2.48524087597661" calcext:value-type="float">
            <text:p>2,48524087597661</text:p>
          </table:table-cell>
        </table:table-row>
        <table:table-row table:style-name="ro1">
          <table:table-cell office:value-type="float" office:value="341467" calcext:value-type="float">
            <text:p>341467</text:p>
          </table:table-cell>
          <table:table-cell office:value-type="string" calcext:value-type="string">
            <text:p>GeForce GTX1650 Super ASUS PCI-E 4096Mb (TUF-GTX1650S-4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18220" calcext:value-type="float">
            <text:p>18220</text:p>
          </table:table-cell>
          <table:table-cell/>
          <table:table-cell table:formula="of:=([.C73]-[.$C$2])/[.$C$2]" office:value-type="float" office:value="0.631130063965885" calcext:value-type="float">
            <text:p>0,631130063965885</text:p>
          </table:table-cell>
          <table:table-cell table:formula="of:=([.D73]-[.$D$2])/[.$D$2]" office:value-type="float" office:value="0.871002132196162" calcext:value-type="float">
            <text:p>0,871002132196162</text:p>
          </table:table-cell>
          <table:table-cell table:formula="of:=([.E73]-[.$E$2])/[.$E$2]" office:value-type="float" office:value="1" calcext:value-type="float">
            <text:p>1</text:p>
          </table:table-cell>
          <table:table-cell table:formula="of:=([.F73]-[.$F$2])/[.$F$2]" office:value-type="float" office:value="11.002" calcext:value-type="float">
            <text:p>11,002</text:p>
          </table:table-cell>
          <table:table-cell table:formula="of:=([.G73]-[.$G$2])/[.$G$2]" office:value-type="float" office:value="1" calcext:value-type="float">
            <text:p>1</text:p>
          </table:table-cell>
          <table:table-cell/>
          <table:table-cell table:formula="of:=SQRT([.J73]^2+[.K73]^2+[.L73]^2+[.M73]^2+[.N73]^2)" office:value-type="float" office:value="11.144549065437" calcext:value-type="float">
            <text:p>11,144549065437</text:p>
          </table:table-cell>
          <table:table-cell table:formula="of:=[.P73]*[.$H$2]/[.H73]" office:value-type="float" office:value="2.44666280251086" calcext:value-type="float">
            <text:p>2,44666280251086</text:p>
          </table:table-cell>
        </table:table-row>
        <table:table-row table:style-name="ro1">
          <table:table-cell office:value-type="float" office:value="319192" calcext:value-type="float">
            <text:p>319192</text:p>
          </table:table-cell>
          <table:table-cell office:value-type="string" calcext:value-type="string">
            <text:p>GeForce GTX1660 Gigabyte PCI-E 6144Mb (GV-N1660IXOC-6GD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8002" calcext:value-type="float">
            <text:p>8002</text:p>
          </table:table-cell>
          <table:table-cell office:value-type="float" office:value="192" calcext:value-type="float">
            <text:p>192</text:p>
          </table:table-cell>
          <table:table-cell office:value-type="float" office:value="18260" calcext:value-type="float">
            <text:p>18260</text:p>
          </table:table-cell>
          <table:table-cell/>
          <table:table-cell table:formula="of:=([.C74]-[.$C$2])/[.$C$2]" office:value-type="float" office:value="0.918976545842217" calcext:value-type="float">
            <text:p>0,918976545842217</text:p>
          </table:table-cell>
          <table:table-cell table:formula="of:=([.D74]-[.$D$2])/[.$D$2]" office:value-type="float" office:value="0.918976545842217" calcext:value-type="float">
            <text:p>0,918976545842217</text:p>
          </table:table-cell>
          <table:table-cell table:formula="of:=([.E74]-[.$E$2])/[.$E$2]" office:value-type="float" office:value="2" calcext:value-type="float">
            <text:p>2</text:p>
          </table:table-cell>
          <table:table-cell table:formula="of:=([.F74]-[.$F$2])/[.$F$2]" office:value-type="float" office:value="7.002" calcext:value-type="float">
            <text:p>7,002</text:p>
          </table:table-cell>
          <table:table-cell table:formula="of:=([.G74]-[.$G$2])/[.$G$2]" office:value-type="float" office:value="2" calcext:value-type="float">
            <text:p>2</text:p>
          </table:table-cell>
          <table:table-cell/>
          <table:table-cell table:formula="of:=SQRT([.J74]^2+[.K74]^2+[.L74]^2+[.M74]^2+[.N74]^2)" office:value-type="float" office:value="7.66270446928604" calcext:value-type="float">
            <text:p>7,66270446928604</text:p>
          </table:table-cell>
          <table:table-cell table:formula="of:=[.P74]*[.$H$2]/[.H74]" office:value-type="float" office:value="1.67857710170559" calcext:value-type="float">
            <text:p>1,67857710170559</text:p>
          </table:table-cell>
        </table:table-row>
        <table:table-row table:style-name="ro1">
          <table:table-cell office:value-type="float" office:value="313825" calcext:value-type="float">
            <text:p>313825</text:p>
          </table:table-cell>
          <table:table-cell office:value-type="string" calcext:value-type="string">
            <text:p>GeForce GTX1660 Palit StormX OC PCI-E 6144Mb (0529) (NE51660S18J9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18420" calcext:value-type="float">
            <text:p>18420</text:p>
          </table:table-cell>
          <table:table-cell/>
          <table:table-cell table:formula="of:=([.C75]-[.$C$2])/[.$C$2]" office:value-type="float" office:value="0.631130063965885" calcext:value-type="float">
            <text:p>0,631130063965885</text:p>
          </table:table-cell>
          <table:table-cell table:formula="of:=([.D75]-[.$D$2])/[.$D$2]" office:value-type="float" office:value="0.950959488272921" calcext:value-type="float">
            <text:p>0,950959488272921</text:p>
          </table:table-cell>
          <table:table-cell table:formula="of:=([.E75]-[.$E$2])/[.$E$2]" office:value-type="float" office:value="2" calcext:value-type="float">
            <text:p>2</text:p>
          </table:table-cell>
          <table:table-cell table:formula="of:=([.F75]-[.$F$2])/[.$F$2]" office:value-type="float" office:value="7" calcext:value-type="float">
            <text:p>7</text:p>
          </table:table-cell>
          <table:table-cell table:formula="of:=([.G75]-[.$G$2])/[.$G$2]" office:value-type="float" office:value="2" calcext:value-type="float">
            <text:p>2</text:p>
          </table:table-cell>
          <table:table-cell/>
          <table:table-cell table:formula="of:=SQRT([.J75]^2+[.K75]^2+[.L75]^2+[.M75]^2+[.N75]^2)" office:value-type="float" office:value="7.63561713982425" calcext:value-type="float">
            <text:p>7,63561713982425</text:p>
          </table:table-cell>
          <table:table-cell table:formula="of:=[.P75]*[.$H$2]/[.H75]" office:value-type="float" office:value="1.65811447118876" calcext:value-type="float">
            <text:p>1,65811447118876</text:p>
          </table:table-cell>
        </table:table-row>
        <table:table-row table:style-name="ro1">
          <table:table-cell office:value-type="float" office:value="340451" calcext:value-type="float">
            <text:p>340451</text:p>
          </table:table-cell>
          <table:table-cell office:value-type="string" calcext:value-type="string">
            <text:p>GeForce GTX1650 Super MSI PCI-E 4096Mb (GTX 1650 SUPER GAMING X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128" calcext:value-type="float">
            <text:p>128</text:p>
          </table:table-cell>
          <table:table-cell office:value-type="float" office:value="18580" calcext:value-type="float">
            <text:p>18580</text:p>
          </table:table-cell>
          <table:table-cell/>
          <table:table-cell table:formula="of:=([.C76]-[.$C$2])/[.$C$2]" office:value-type="float" office:value="0.871002132196162" calcext:value-type="float">
            <text:p>0,871002132196162</text:p>
          </table:table-cell>
          <table:table-cell table:formula="of:=([.D76]-[.$D$2])/[.$D$2]" office:value-type="float" office:value="0.871002132196162" calcext:value-type="float">
            <text:p>0,871002132196162</text:p>
          </table:table-cell>
          <table:table-cell table:formula="of:=([.E76]-[.$E$2])/[.$E$2]" office:value-type="float" office:value="1" calcext:value-type="float">
            <text:p>1</text:p>
          </table:table-cell>
          <table:table-cell table:formula="of:=([.F76]-[.$F$2])/[.$F$2]" office:value-type="float" office:value="11" calcext:value-type="float">
            <text:p>11</text:p>
          </table:table-cell>
          <table:table-cell table:formula="of:=([.G76]-[.$G$2])/[.$G$2]" office:value-type="float" office:value="1" calcext:value-type="float">
            <text:p>1</text:p>
          </table:table-cell>
          <table:table-cell/>
          <table:table-cell table:formula="of:=SQRT([.J76]^2+[.K76]^2+[.L76]^2+[.M76]^2+[.N76]^2)" office:value-type="float" office:value="11.158731533135" calcext:value-type="float">
            <text:p>11,158731533135</text:p>
          </table:table-cell>
          <table:table-cell table:formula="of:=[.P76]*[.$H$2]/[.H76]" office:value-type="float" office:value="2.40231034082561" calcext:value-type="float">
            <text:p>2,40231034082561</text:p>
          </table:table-cell>
        </table:table-row>
        <table:table-row table:style-name="ro1">
          <table:table-cell office:value-type="float" office:value="341464" calcext:value-type="float">
            <text:p>341464</text:p>
          </table:table-cell>
          <table:table-cell office:value-type="string" calcext:value-type="string">
            <text:p>GeForce GTX1650 Super ASUS PCI-E 4096Mb (TUF-GTX1650S-O4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18670" calcext:value-type="float">
            <text:p>18670</text:p>
          </table:table-cell>
          <table:table-cell/>
          <table:table-cell table:formula="of:=([.C77]-[.$C$2])/[.$C$2]" office:value-type="float" office:value="0.631130063965885" calcext:value-type="float">
            <text:p>0,631130063965885</text:p>
          </table:table-cell>
          <table:table-cell table:formula="of:=([.D77]-[.$D$2])/[.$D$2]" office:value-type="float" office:value="0.918976545842217" calcext:value-type="float">
            <text:p>0,918976545842217</text:p>
          </table:table-cell>
          <table:table-cell table:formula="of:=([.E77]-[.$E$2])/[.$E$2]" office:value-type="float" office:value="1" calcext:value-type="float">
            <text:p>1</text:p>
          </table:table-cell>
          <table:table-cell table:formula="of:=([.F77]-[.$F$2])/[.$F$2]" office:value-type="float" office:value="11.002" calcext:value-type="float">
            <text:p>11,002</text:p>
          </table:table-cell>
          <table:table-cell table:formula="of:=([.G77]-[.$G$2])/[.$G$2]" office:value-type="float" office:value="1" calcext:value-type="float">
            <text:p>1</text:p>
          </table:table-cell>
          <table:table-cell/>
          <table:table-cell table:formula="of:=SQRT([.J77]^2+[.K77]^2+[.L77]^2+[.M77]^2+[.N77]^2)" office:value-type="float" office:value="11.1484010983392" calcext:value-type="float">
            <text:p>11,1484010983392</text:p>
          </table:table-cell>
          <table:table-cell table:formula="of:=[.P77]*[.$H$2]/[.H77]" office:value-type="float" office:value="2.38851657168487" calcext:value-type="float">
            <text:p>2,38851657168487</text:p>
          </table:table-cell>
        </table:table-row>
        <table:table-row table:style-name="ro1">
          <table:table-cell office:value-type="float" office:value="315181" calcext:value-type="float">
            <text:p>315181</text:p>
          </table:table-cell>
          <table:table-cell office:value-type="string" calcext:value-type="string">
            <text:p>GeForce GTX1660 Palit Dual PCI-E 6144Mb (NE51660018J9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19360" calcext:value-type="float">
            <text:p>19360</text:p>
          </table:table-cell>
          <table:table-cell/>
          <table:table-cell table:formula="of:=([.C78]-[.$C$2])/[.$C$2]" office:value-type="float" office:value="0.631130063965885" calcext:value-type="float">
            <text:p>0,631130063965885</text:p>
          </table:table-cell>
          <table:table-cell table:formula="of:=([.D78]-[.$D$2])/[.$D$2]" office:value-type="float" office:value="0.902985074626866" calcext:value-type="float">
            <text:p>0,902985074626866</text:p>
          </table:table-cell>
          <table:table-cell table:formula="of:=([.E78]-[.$E$2])/[.$E$2]" office:value-type="float" office:value="2" calcext:value-type="float">
            <text:p>2</text:p>
          </table:table-cell>
          <table:table-cell table:formula="of:=([.F78]-[.$F$2])/[.$F$2]" office:value-type="float" office:value="7" calcext:value-type="float">
            <text:p>7</text:p>
          </table:table-cell>
          <table:table-cell table:formula="of:=([.G78]-[.$G$2])/[.$G$2]" office:value-type="float" office:value="2" calcext:value-type="float">
            <text:p>2</text:p>
          </table:table-cell>
          <table:table-cell/>
          <table:table-cell table:formula="of:=SQRT([.J78]^2+[.K78]^2+[.L78]^2+[.M78]^2+[.N78]^2)" office:value-type="float" office:value="7.62979077056773" calcext:value-type="float">
            <text:p>7,62979077056773</text:p>
          </table:table-cell>
          <table:table-cell table:formula="of:=[.P78]*[.$H$2]/[.H78]" office:value-type="float" office:value="1.57640305177019" calcext:value-type="float">
            <text:p>1,57640305177019</text:p>
          </table:table-cell>
        </table:table-row>
        <table:table-row table:style-name="ro1">
          <table:table-cell office:value-type="float" office:value="317242" calcext:value-type="float">
            <text:p>317242</text:p>
          </table:table-cell>
          <table:table-cell office:value-type="string" calcext:value-type="string">
            <text:p>GeForce GTX1660 MSI PCI-E 6144Mb (GTX 1660 AERO ITX 6G OC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19590" calcext:value-type="float">
            <text:p>19590</text:p>
          </table:table-cell>
          <table:table-cell/>
          <table:table-cell table:formula="of:=([.C79]-[.$C$2])/[.$C$2]" office:value-type="float" office:value="0.950959488272921" calcext:value-type="float">
            <text:p>0,950959488272921</text:p>
          </table:table-cell>
          <table:table-cell table:formula="of:=([.D79]-[.$D$2])/[.$D$2]" office:value-type="float" office:value="0.950959488272921" calcext:value-type="float">
            <text:p>0,950959488272921</text:p>
          </table:table-cell>
          <table:table-cell table:formula="of:=([.E79]-[.$E$2])/[.$E$2]" office:value-type="float" office:value="2" calcext:value-type="float">
            <text:p>2</text:p>
          </table:table-cell>
          <table:table-cell table:formula="of:=([.F79]-[.$F$2])/[.$F$2]" office:value-type="float" office:value="7" calcext:value-type="float">
            <text:p>7</text:p>
          </table:table-cell>
          <table:table-cell table:formula="of:=([.G79]-[.$G$2])/[.$G$2]" office:value-type="float" office:value="2" calcext:value-type="float">
            <text:p>2</text:p>
          </table:table-cell>
          <table:table-cell/>
          <table:table-cell table:formula="of:=SQRT([.J79]^2+[.K79]^2+[.L79]^2+[.M79]^2+[.N79]^2)" office:value-type="float" office:value="7.66867967101721" calcext:value-type="float">
            <text:p>7,66867967101721</text:p>
          </table:table-cell>
          <table:table-cell table:formula="of:=[.P79]*[.$H$2]/[.H79]" office:value-type="float" office:value="1.56583556325007" calcext:value-type="float">
            <text:p>1,56583556325007</text:p>
          </table:table-cell>
        </table:table-row>
        <table:table-row table:style-name="ro1">
          <table:table-cell office:value-type="float" office:value="313824" calcext:value-type="float">
            <text:p>313824</text:p>
          </table:table-cell>
          <table:table-cell office:value-type="string" calcext:value-type="string">
            <text:p>GeForce GTX1660 Palit StormX PCI-E 6144Mb (NE51660018J9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0150" calcext:value-type="float">
            <text:p>20150</text:p>
          </table:table-cell>
          <table:table-cell/>
          <table:table-cell table:formula="of:=([.C80]-[.$C$2])/[.$C$2]" office:value-type="float" office:value="0.631130063965885" calcext:value-type="float">
            <text:p>0,631130063965885</text:p>
          </table:table-cell>
          <table:table-cell table:formula="of:=([.D80]-[.$D$2])/[.$D$2]" office:value-type="float" office:value="0.902985074626866" calcext:value-type="float">
            <text:p>0,902985074626866</text:p>
          </table:table-cell>
          <table:table-cell table:formula="of:=([.E80]-[.$E$2])/[.$E$2]" office:value-type="float" office:value="2" calcext:value-type="float">
            <text:p>2</text:p>
          </table:table-cell>
          <table:table-cell table:formula="of:=([.F80]-[.$F$2])/[.$F$2]" office:value-type="float" office:value="7" calcext:value-type="float">
            <text:p>7</text:p>
          </table:table-cell>
          <table:table-cell table:formula="of:=([.G80]-[.$G$2])/[.$G$2]" office:value-type="float" office:value="2" calcext:value-type="float">
            <text:p>2</text:p>
          </table:table-cell>
          <table:table-cell/>
          <table:table-cell table:formula="of:=SQRT([.J80]^2+[.K80]^2+[.L80]^2+[.M80]^2+[.N80]^2)" office:value-type="float" office:value="7.62979077056773" calcext:value-type="float">
            <text:p>7,62979077056773</text:p>
          </table:table-cell>
          <table:table-cell table:formula="of:=[.P80]*[.$H$2]/[.H80]" office:value-type="float" office:value="1.51459866413255" calcext:value-type="float">
            <text:p>1,51459866413255</text:p>
          </table:table-cell>
        </table:table-row>
        <table:table-row table:style-name="ro1">
          <table:table-cell office:value-type="float" office:value="342662" calcext:value-type="float">
            <text:p>342662</text:p>
          </table:table-cell>
          <table:table-cell office:value-type="string" calcext:value-type="string">
            <text:p>GeForce GTX1650 Super ASUS PCI-E 4096Mb (ROG-STRIX-GTX1650S-O4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  <table:table-cell office:value-type="float" office:value="12002" calcext:value-type="float">
            <text:p>12002</text:p>
          </table:table-cell>
          <table:table-cell office:value-type="float" office:value="128" calcext:value-type="float">
            <text:p>128</text:p>
          </table:table-cell>
          <table:table-cell office:value-type="float" office:value="20510" calcext:value-type="float">
            <text:p>20510</text:p>
          </table:table-cell>
          <table:table-cell/>
          <table:table-cell table:formula="of:=([.C81]-[.$C$2])/[.$C$2]" office:value-type="float" office:value="0.631130063965885" calcext:value-type="float">
            <text:p>0,631130063965885</text:p>
          </table:table-cell>
          <table:table-cell table:formula="of:=([.D81]-[.$D$2])/[.$D$2]" office:value-type="float" office:value="0.934968017057569" calcext:value-type="float">
            <text:p>0,934968017057569</text:p>
          </table:table-cell>
          <table:table-cell table:formula="of:=([.E81]-[.$E$2])/[.$E$2]" office:value-type="float" office:value="1" calcext:value-type="float">
            <text:p>1</text:p>
          </table:table-cell>
          <table:table-cell table:formula="of:=([.F81]-[.$F$2])/[.$F$2]" office:value-type="float" office:value="11.002" calcext:value-type="float">
            <text:p>11,002</text:p>
          </table:table-cell>
          <table:table-cell table:formula="of:=([.G81]-[.$G$2])/[.$G$2]" office:value-type="float" office:value="1" calcext:value-type="float">
            <text:p>1</text:p>
          </table:table-cell>
          <table:table-cell/>
          <table:table-cell table:formula="of:=SQRT([.J81]^2+[.K81]^2+[.L81]^2+[.M81]^2+[.N81]^2)" office:value-type="float" office:value="11.1497306851135" calcext:value-type="float">
            <text:p>11,1497306851135</text:p>
          </table:table-cell>
          <table:table-cell table:formula="of:=[.P81]*[.$H$2]/[.H81]" office:value-type="float" office:value="2.17449647686271" calcext:value-type="float">
            <text:p>2,17449647686271</text:p>
          </table:table-cell>
        </table:table-row>
        <table:table-row table:style-name="ro1">
          <table:table-cell office:value-type="float" office:value="350344" calcext:value-type="float">
            <text:p>350344</text:p>
          </table:table-cell>
          <table:table-cell office:value-type="string" calcext:value-type="string">
            <text:p>GeForce GTX1660 MSI PCI-E 6144Mb (GTX 1660 VENTUS XS 6G V1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0570" calcext:value-type="float">
            <text:p>20570</text:p>
          </table:table-cell>
          <table:table-cell/>
          <table:table-cell table:formula="of:=([.C82]-[.$C$2])/[.$C$2]" office:value-type="float" office:value="0.631130063965885" calcext:value-type="float">
            <text:p>0,631130063965885</text:p>
          </table:table-cell>
          <table:table-cell table:formula="of:=([.D82]-[.$D$2])/[.$D$2]" office:value-type="float" office:value="0.902985074626866" calcext:value-type="float">
            <text:p>0,902985074626866</text:p>
          </table:table-cell>
          <table:table-cell table:formula="of:=([.E82]-[.$E$2])/[.$E$2]" office:value-type="float" office:value="2" calcext:value-type="float">
            <text:p>2</text:p>
          </table:table-cell>
          <table:table-cell table:formula="of:=([.F82]-[.$F$2])/[.$F$2]" office:value-type="float" office:value="7" calcext:value-type="float">
            <text:p>7</text:p>
          </table:table-cell>
          <table:table-cell table:formula="of:=([.G82]-[.$G$2])/[.$G$2]" office:value-type="float" office:value="2" calcext:value-type="float">
            <text:p>2</text:p>
          </table:table-cell>
          <table:table-cell/>
          <table:table-cell table:formula="of:=SQRT([.J82]^2+[.K82]^2+[.L82]^2+[.M82]^2+[.N82]^2)" office:value-type="float" office:value="7.62979077056773" calcext:value-type="float">
            <text:p>7,62979077056773</text:p>
          </table:table-cell>
          <table:table-cell table:formula="of:=[.P82]*[.$H$2]/[.H82]" office:value-type="float" office:value="1.48367346048959" calcext:value-type="float">
            <text:p>1,48367346048959</text:p>
          </table:table-cell>
        </table:table-row>
        <table:table-row table:style-name="ro1">
          <table:table-cell office:value-type="float" office:value="230729" calcext:value-type="float">
            <text:p>230729</text:p>
          </table:table-cell>
          <table:table-cell office:value-type="string" calcext:value-type="string">
            <text:p>GeForce GTX1060 ASUS PCI-E 6144Mb (TURBO-GTX1060-6G)</text:p>
          </table:table-cell>
          <table:table-cell office:value-type="float" office:value="1506" calcext:value-type="float">
            <text:p>1506</text:p>
          </table:table-cell>
          <table:table-cell office:value-type="float" office:value="1708" calcext:value-type="float">
            <text:p>1708</text:p>
          </table:table-cell>
          <table:table-cell office:value-type="float" office:value="6" calcext:value-type="float">
            <text:p>6</text:p>
          </table:table-cell>
          <table:table-cell office:value-type="float" office:value="8008" calcext:value-type="float">
            <text:p>8008</text:p>
          </table:table-cell>
          <table:table-cell office:value-type="float" office:value="192" calcext:value-type="float">
            <text:p>192</text:p>
          </table:table-cell>
          <table:table-cell office:value-type="float" office:value="20800" calcext:value-type="float">
            <text:p>20800</text:p>
          </table:table-cell>
          <table:table-cell/>
          <table:table-cell table:formula="of:=([.C83]-[.$C$2])/[.$C$2]" office:value-type="float" office:value="0.605543710021322" calcext:value-type="float">
            <text:p>0,605543710021322</text:p>
          </table:table-cell>
          <table:table-cell table:formula="of:=([.D83]-[.$D$2])/[.$D$2]" office:value-type="float" office:value="0.82089552238806" calcext:value-type="float">
            <text:p>0,82089552238806</text:p>
          </table:table-cell>
          <table:table-cell table:formula="of:=([.E83]-[.$E$2])/[.$E$2]" office:value-type="float" office:value="2" calcext:value-type="float">
            <text:p>2</text:p>
          </table:table-cell>
          <table:table-cell table:formula="of:=([.F83]-[.$F$2])/[.$F$2]" office:value-type="float" office:value="7.008" calcext:value-type="float">
            <text:p>7,008</text:p>
          </table:table-cell>
          <table:table-cell table:formula="of:=([.G83]-[.$G$2])/[.$G$2]" office:value-type="float" office:value="2" calcext:value-type="float">
            <text:p>2</text:p>
          </table:table-cell>
          <table:table-cell/>
          <table:table-cell table:formula="of:=SQRT([.J83]^2+[.K83]^2+[.L83]^2+[.M83]^2+[.N83]^2)" office:value-type="float" office:value="7.62578629673184" calcext:value-type="float">
            <text:p>7,62578629673184</text:p>
          </table:table-cell>
          <table:table-cell table:formula="of:=[.P83]*[.$H$2]/[.H83]" office:value-type="float" office:value="1.46649736475612" calcext:value-type="float">
            <text:p>1,46649736475612</text:p>
          </table:table-cell>
        </table:table-row>
        <table:table-row table:style-name="ro1">
          <table:table-cell office:value-type="float" office:value="342663" calcext:value-type="float">
            <text:p>342663</text:p>
          </table:table-cell>
          <table:table-cell office:value-type="string" calcext:value-type="string">
            <text:p>GeForce GTX1660 EVGA XC BLACK GAMING PCI-E 6144Mb (06G-P4-1161-KR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0830" calcext:value-type="float">
            <text:p>20830</text:p>
          </table:table-cell>
          <table:table-cell/>
          <table:table-cell table:formula="of:=([.C84]-[.$C$2])/[.$C$2]" office:value-type="float" office:value="0.902985074626866" calcext:value-type="float">
            <text:p>0,902985074626866</text:p>
          </table:table-cell>
          <table:table-cell table:formula="of:=([.D84]-[.$D$2])/[.$D$2]" office:value-type="float" office:value="0.902985074626866" calcext:value-type="float">
            <text:p>0,902985074626866</text:p>
          </table:table-cell>
          <table:table-cell table:formula="of:=([.E84]-[.$E$2])/[.$E$2]" office:value-type="float" office:value="2" calcext:value-type="float">
            <text:p>2</text:p>
          </table:table-cell>
          <table:table-cell table:formula="of:=([.F84]-[.$F$2])/[.$F$2]" office:value-type="float" office:value="7" calcext:value-type="float">
            <text:p>7</text:p>
          </table:table-cell>
          <table:table-cell table:formula="of:=([.G84]-[.$G$2])/[.$G$2]" office:value-type="float" office:value="2" calcext:value-type="float">
            <text:p>2</text:p>
          </table:table-cell>
          <table:table-cell/>
          <table:table-cell table:formula="of:=SQRT([.J84]^2+[.K84]^2+[.L84]^2+[.M84]^2+[.N84]^2)" office:value-type="float" office:value="7.65707281472481" calcext:value-type="float">
            <text:p>7,65707281472481</text:p>
          </table:table-cell>
          <table:table-cell table:formula="of:=[.P84]*[.$H$2]/[.H84]" office:value-type="float" office:value="1.4703932433461" calcext:value-type="float">
            <text:p>1,4703932433461</text:p>
          </table:table-cell>
        </table:table-row>
        <table:table-row table:style-name="ro1">
          <table:table-cell office:value-type="float" office:value="343107" calcext:value-type="float">
            <text:p>343107</text:p>
          </table:table-cell>
          <table:table-cell office:value-type="string" calcext:value-type="string">
            <text:p>GeForce GTX1660 Super Gigabyte PCI-E 6144Mb (GV-N166SGAMING-6GD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0970" calcext:value-type="float">
            <text:p>20970</text:p>
          </table:table-cell>
          <table:table-cell/>
          <table:table-cell table:formula="of:=([.C85]-[.$C$2])/[.$C$2]" office:value-type="float" office:value="0.886993603411514" calcext:value-type="float">
            <text:p>0,886993603411514</text:p>
          </table:table-cell>
          <table:table-cell table:formula="of:=([.D85]-[.$D$2])/[.$D$2]" office:value-type="float" office:value="0.886993603411514" calcext:value-type="float">
            <text:p>0,886993603411514</text:p>
          </table:table-cell>
          <table:table-cell table:formula="of:=([.E85]-[.$E$2])/[.$E$2]" office:value-type="float" office:value="2" calcext:value-type="float">
            <text:p>2</text:p>
          </table:table-cell>
          <table:table-cell table:formula="of:=([.F85]-[.$F$2])/[.$F$2]" office:value-type="float" office:value="13" calcext:value-type="float">
            <text:p>13</text:p>
          </table:table-cell>
          <table:table-cell table:formula="of:=([.G85]-[.$G$2])/[.$G$2]" office:value-type="float" office:value="2" calcext:value-type="float">
            <text:p>2</text:p>
          </table:table-cell>
          <table:table-cell/>
          <table:table-cell table:formula="of:=SQRT([.J85]^2+[.K85]^2+[.L85]^2+[.M85]^2+[.N85]^2)" office:value-type="float" office:value="13.3631401738134" calcext:value-type="float">
            <text:p>13,3631401738134</text:p>
          </table:table-cell>
          <table:table-cell table:formula="of:=[.P85]*[.$H$2]/[.H85]" office:value-type="float" office:value="2.54900146376984" calcext:value-type="float">
            <text:p>2,54900146376984</text:p>
          </table:table-cell>
        </table:table-row>
        <table:table-row table:style-name="ro1">
          <table:table-cell office:value-type="float" office:value="341452" calcext:value-type="float">
            <text:p>341452</text:p>
          </table:table-cell>
          <table:table-cell office:value-type="string" calcext:value-type="string">
            <text:p>GeForce GTX1660 Zotac PCI-E 6144Mb (ZT-T16600K-10M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010" calcext:value-type="float">
            <text:p>21010</text:p>
          </table:table-cell>
          <table:table-cell/>
          <table:table-cell table:formula="of:=([.C86]-[.$C$2])/[.$C$2]" office:value-type="float" office:value="0.631130063965885" calcext:value-type="float">
            <text:p>0,631130063965885</text:p>
          </table:table-cell>
          <table:table-cell table:formula="of:=([.D86]-[.$D$2])/[.$D$2]" office:value-type="float" office:value="0.902985074626866" calcext:value-type="float">
            <text:p>0,902985074626866</text:p>
          </table:table-cell>
          <table:table-cell table:formula="of:=([.E86]-[.$E$2])/[.$E$2]" office:value-type="float" office:value="2" calcext:value-type="float">
            <text:p>2</text:p>
          </table:table-cell>
          <table:table-cell table:formula="of:=([.F86]-[.$F$2])/[.$F$2]" office:value-type="float" office:value="7" calcext:value-type="float">
            <text:p>7</text:p>
          </table:table-cell>
          <table:table-cell table:formula="of:=([.G86]-[.$G$2])/[.$G$2]" office:value-type="float" office:value="2" calcext:value-type="float">
            <text:p>2</text:p>
          </table:table-cell>
          <table:table-cell/>
          <table:table-cell table:formula="of:=SQRT([.J86]^2+[.K86]^2+[.L86]^2+[.M86]^2+[.N86]^2)" office:value-type="float" office:value="7.62979077056773" calcext:value-type="float">
            <text:p>7,62979077056773</text:p>
          </table:table-cell>
          <table:table-cell table:formula="of:=[.P86]*[.$H$2]/[.H86]" office:value-type="float" office:value="1.45260176498196" calcext:value-type="float">
            <text:p>1,45260176498196</text:p>
          </table:table-cell>
        </table:table-row>
        <table:table-row table:style-name="ro1">
          <table:table-cell office:value-type="float" office:value="342664" calcext:value-type="float">
            <text:p>342664</text:p>
          </table:table-cell>
          <table:table-cell office:value-type="string" calcext:value-type="string">
            <text:p>GeForce GTX1660 EVGA XC OVERCLOCKED PCI-E 6144Mb (06G-P4-1163-KR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270" calcext:value-type="float">
            <text:p>21270</text:p>
          </table:table-cell>
          <table:table-cell/>
          <table:table-cell table:formula="of:=([.C87]-[.$C$2])/[.$C$2]" office:value-type="float" office:value="0.950959488272921" calcext:value-type="float">
            <text:p>0,950959488272921</text:p>
          </table:table-cell>
          <table:table-cell table:formula="of:=([.D87]-[.$D$2])/[.$D$2]" office:value-type="float" office:value="0.950959488272921" calcext:value-type="float">
            <text:p>0,950959488272921</text:p>
          </table:table-cell>
          <table:table-cell table:formula="of:=([.E87]-[.$E$2])/[.$E$2]" office:value-type="float" office:value="2" calcext:value-type="float">
            <text:p>2</text:p>
          </table:table-cell>
          <table:table-cell table:formula="of:=([.F87]-[.$F$2])/[.$F$2]" office:value-type="float" office:value="7" calcext:value-type="float">
            <text:p>7</text:p>
          </table:table-cell>
          <table:table-cell table:formula="of:=([.G87]-[.$G$2])/[.$G$2]" office:value-type="float" office:value="2" calcext:value-type="float">
            <text:p>2</text:p>
          </table:table-cell>
          <table:table-cell/>
          <table:table-cell table:formula="of:=SQRT([.J87]^2+[.K87]^2+[.L87]^2+[.M87]^2+[.N87]^2)" office:value-type="float" office:value="7.66867967101721" calcext:value-type="float">
            <text:p>7,66867967101721</text:p>
          </table:table-cell>
          <table:table-cell table:formula="of:=[.P87]*[.$H$2]/[.H87]" office:value-type="float" office:value="1.44215884739393" calcext:value-type="float">
            <text:p>1,44215884739393</text:p>
          </table:table-cell>
        </table:table-row>
        <table:table-row table:style-name="ro1">
          <table:table-cell office:value-type="float" office:value="329884" calcext:value-type="float">
            <text:p>329884</text:p>
          </table:table-cell>
          <table:table-cell office:value-type="string" calcext:value-type="string">
            <text:p>GeForce GTX1660 Inno3D Gaming OC X2 PCI-E 6144Mb (N16602-06D5X-1521VA15L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270" calcext:value-type="float">
            <text:p>21270</text:p>
          </table:table-cell>
          <table:table-cell/>
          <table:table-cell table:formula="of:=([.C88]-[.$C$2])/[.$C$2]" office:value-type="float" office:value="0.934968017057569" calcext:value-type="float">
            <text:p>0,934968017057569</text:p>
          </table:table-cell>
          <table:table-cell table:formula="of:=([.D88]-[.$D$2])/[.$D$2]" office:value-type="float" office:value="0.934968017057569" calcext:value-type="float">
            <text:p>0,934968017057569</text:p>
          </table:table-cell>
          <table:table-cell table:formula="of:=([.E88]-[.$E$2])/[.$E$2]" office:value-type="float" office:value="2" calcext:value-type="float">
            <text:p>2</text:p>
          </table:table-cell>
          <table:table-cell table:formula="of:=([.F88]-[.$F$2])/[.$F$2]" office:value-type="float" office:value="7" calcext:value-type="float">
            <text:p>7</text:p>
          </table:table-cell>
          <table:table-cell table:formula="of:=([.G88]-[.$G$2])/[.$G$2]" office:value-type="float" office:value="2" calcext:value-type="float">
            <text:p>2</text:p>
          </table:table-cell>
          <table:table-cell/>
          <table:table-cell table:formula="of:=SQRT([.J88]^2+[.K88]^2+[.L88]^2+[.M88]^2+[.N88]^2)" office:value-type="float" office:value="7.66474594398543" calcext:value-type="float">
            <text:p>7,66474594398543</text:p>
          </table:table-cell>
          <table:table-cell table:formula="of:=[.P88]*[.$H$2]/[.H88]" office:value-type="float" office:value="1.44141907738325" calcext:value-type="float">
            <text:p>1,44141907738325</text:p>
          </table:table-cell>
        </table:table-row>
        <table:table-row table:style-name="ro1">
          <table:table-cell office:value-type="float" office:value="314900" calcext:value-type="float">
            <text:p>314900</text:p>
          </table:table-cell>
          <table:table-cell office:value-type="string" calcext:value-type="string">
            <text:p>GeForce GTX1660 MSI PCI-E 6144Mb (GTX 1660 VENTUS XS 6G OC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270" calcext:value-type="float">
            <text:p>21270</text:p>
          </table:table-cell>
          <table:table-cell/>
          <table:table-cell table:formula="of:=([.C89]-[.$C$2])/[.$C$2]" office:value-type="float" office:value="0.950959488272921" calcext:value-type="float">
            <text:p>0,950959488272921</text:p>
          </table:table-cell>
          <table:table-cell table:formula="of:=([.D89]-[.$D$2])/[.$D$2]" office:value-type="float" office:value="0.950959488272921" calcext:value-type="float">
            <text:p>0,950959488272921</text:p>
          </table:table-cell>
          <table:table-cell table:formula="of:=([.E89]-[.$E$2])/[.$E$2]" office:value-type="float" office:value="2" calcext:value-type="float">
            <text:p>2</text:p>
          </table:table-cell>
          <table:table-cell table:formula="of:=([.F89]-[.$F$2])/[.$F$2]" office:value-type="float" office:value="7" calcext:value-type="float">
            <text:p>7</text:p>
          </table:table-cell>
          <table:table-cell table:formula="of:=([.G89]-[.$G$2])/[.$G$2]" office:value-type="float" office:value="2" calcext:value-type="float">
            <text:p>2</text:p>
          </table:table-cell>
          <table:table-cell/>
          <table:table-cell table:formula="of:=SQRT([.J89]^2+[.K89]^2+[.L89]^2+[.M89]^2+[.N89]^2)" office:value-type="float" office:value="7.66867967101721" calcext:value-type="float">
            <text:p>7,66867967101721</text:p>
          </table:table-cell>
          <table:table-cell table:formula="of:=[.P89]*[.$H$2]/[.H89]" office:value-type="float" office:value="1.44215884739393" calcext:value-type="float">
            <text:p>1,44215884739393</text:p>
          </table:table-cell>
        </table:table-row>
        <table:table-row table:style-name="ro1">
          <table:table-cell office:value-type="float" office:value="315182" calcext:value-type="float">
            <text:p>315182</text:p>
          </table:table-cell>
          <table:table-cell office:value-type="string" calcext:value-type="string">
            <text:p>GeForce GTX1660 Palit Dual OC PCI-E 6144Mb (NE51660S18J9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310" calcext:value-type="float">
            <text:p>21310</text:p>
          </table:table-cell>
          <table:table-cell/>
          <table:table-cell table:formula="of:=([.C90]-[.$C$2])/[.$C$2]" office:value-type="float" office:value="0.631130063965885" calcext:value-type="float">
            <text:p>0,631130063965885</text:p>
          </table:table-cell>
          <table:table-cell table:formula="of:=([.D90]-[.$D$2])/[.$D$2]" office:value-type="float" office:value="0.950959488272921" calcext:value-type="float">
            <text:p>0,950959488272921</text:p>
          </table:table-cell>
          <table:table-cell table:formula="of:=([.E90]-[.$E$2])/[.$E$2]" office:value-type="float" office:value="2" calcext:value-type="float">
            <text:p>2</text:p>
          </table:table-cell>
          <table:table-cell table:formula="of:=([.F90]-[.$F$2])/[.$F$2]" office:value-type="float" office:value="7" calcext:value-type="float">
            <text:p>7</text:p>
          </table:table-cell>
          <table:table-cell table:formula="of:=([.G90]-[.$G$2])/[.$G$2]" office:value-type="float" office:value="2" calcext:value-type="float">
            <text:p>2</text:p>
          </table:table-cell>
          <table:table-cell/>
          <table:table-cell table:formula="of:=SQRT([.J90]^2+[.K90]^2+[.L90]^2+[.M90]^2+[.N90]^2)" office:value-type="float" office:value="7.63561713982425" calcext:value-type="float">
            <text:p>7,63561713982425</text:p>
          </table:table-cell>
          <table:table-cell table:formula="of:=[.P90]*[.$H$2]/[.H90]" office:value-type="float" office:value="1.43324582633961" calcext:value-type="float">
            <text:p>1,43324582633961</text:p>
          </table:table-cell>
        </table:table-row>
        <table:table-row table:style-name="ro1">
          <table:table-cell office:value-type="float" office:value="336297" calcext:value-type="float">
            <text:p>336297</text:p>
          </table:table-cell>
          <table:table-cell office:value-type="string" calcext:value-type="string">
            <text:p>GeForce GTX1660 Super Palit StormX OC PCI-E 6144Mb (NE6166SS18J9-161F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1320" calcext:value-type="float">
            <text:p>21320</text:p>
          </table:table-cell>
          <table:table-cell/>
          <table:table-cell table:formula="of:=([.C91]-[.$C$2])/[.$C$2]" office:value-type="float" office:value="0.631130063965885" calcext:value-type="float">
            <text:p>0,631130063965885</text:p>
          </table:table-cell>
          <table:table-cell table:formula="of:=([.D91]-[.$D$2])/[.$D$2]" office:value-type="float" office:value="0.950959488272921" calcext:value-type="float">
            <text:p>0,950959488272921</text:p>
          </table:table-cell>
          <table:table-cell table:formula="of:=([.E91]-[.$E$2])/[.$E$2]" office:value-type="float" office:value="2" calcext:value-type="float">
            <text:p>2</text:p>
          </table:table-cell>
          <table:table-cell table:formula="of:=([.F91]-[.$F$2])/[.$F$2]" office:value-type="float" office:value="13" calcext:value-type="float">
            <text:p>13</text:p>
          </table:table-cell>
          <table:table-cell table:formula="of:=([.G91]-[.$G$2])/[.$G$2]" office:value-type="float" office:value="2" calcext:value-type="float">
            <text:p>2</text:p>
          </table:table-cell>
          <table:table-cell/>
          <table:table-cell table:formula="of:=SQRT([.J91]^2+[.K91]^2+[.L91]^2+[.M91]^2+[.N91]^2)" office:value-type="float" office:value="13.353001501759" calcext:value-type="float">
            <text:p>13,353001501759</text:p>
          </table:table-cell>
          <table:table-cell table:formula="of:=[.P91]*[.$H$2]/[.H91]" office:value-type="float" office:value="2.50525356505797" calcext:value-type="float">
            <text:p>2,50525356505797</text:p>
          </table:table-cell>
        </table:table-row>
        <table:table-row table:style-name="ro1">
          <table:table-cell office:value-type="float" office:value="228214" calcext:value-type="float">
            <text:p>228214</text:p>
          </table:table-cell>
          <table:table-cell office:value-type="string" calcext:value-type="string">
            <text:p>GeForce GTX1060 Palit Dual PCI-E 6144Mb</text:p>
          </table:table-cell>
          <table:table-cell office:value-type="float" office:value="1506" calcext:value-type="float">
            <text:p>1506</text:p>
          </table:table-cell>
          <table:table-cell office:value-type="float" office:value="1708" calcext:value-type="float">
            <text:p>1708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360" calcext:value-type="float">
            <text:p>21360</text:p>
          </table:table-cell>
          <table:table-cell/>
          <table:table-cell table:formula="of:=([.C92]-[.$C$2])/[.$C$2]" office:value-type="float" office:value="0.605543710021322" calcext:value-type="float">
            <text:p>0,605543710021322</text:p>
          </table:table-cell>
          <table:table-cell table:formula="of:=([.D92]-[.$D$2])/[.$D$2]" office:value-type="float" office:value="0.82089552238806" calcext:value-type="float">
            <text:p>0,82089552238806</text:p>
          </table:table-cell>
          <table:table-cell table:formula="of:=([.E92]-[.$E$2])/[.$E$2]" office:value-type="float" office:value="2" calcext:value-type="float">
            <text:p>2</text:p>
          </table:table-cell>
          <table:table-cell table:formula="of:=([.F92]-[.$F$2])/[.$F$2]" office:value-type="float" office:value="7" calcext:value-type="float">
            <text:p>7</text:p>
          </table:table-cell>
          <table:table-cell table:formula="of:=([.G92]-[.$G$2])/[.$G$2]" office:value-type="float" office:value="2" calcext:value-type="float">
            <text:p>2</text:p>
          </table:table-cell>
          <table:table-cell/>
          <table:table-cell table:formula="of:=SQRT([.J92]^2+[.K92]^2+[.L92]^2+[.M92]^2+[.N92]^2)" office:value-type="float" office:value="7.61843505212345" calcext:value-type="float">
            <text:p>7,61843505212345</text:p>
          </table:table-cell>
          <table:table-cell table:formula="of:=[.P92]*[.$H$2]/[.H92]" office:value-type="float" office:value="1.42667323073473" calcext:value-type="float">
            <text:p>1,42667323073473</text:p>
          </table:table-cell>
        </table:table-row>
        <table:table-row table:style-name="ro1">
          <table:table-cell office:value-type="float" office:value="336856" calcext:value-type="float">
            <text:p>336856</text:p>
          </table:table-cell>
          <table:table-cell office:value-type="string" calcext:value-type="string">
            <text:p>GeForce GTX1660 Colorful PCI-E 6144Mb (GTX 1660 Ultra 6G-V)</text:p>
          </table:table-cell>
          <table:table-cell office:value-type="float" office:value="1530" calcext:value-type="float">
            <text:p>1530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410" calcext:value-type="float">
            <text:p>21410</text:p>
          </table:table-cell>
          <table:table-cell/>
          <table:table-cell table:formula="of:=([.C93]-[.$C$2])/[.$C$2]" office:value-type="float" office:value="0.631130063965885" calcext:value-type="float">
            <text:p>0,631130063965885</text:p>
          </table:table-cell>
          <table:table-cell table:formula="of:=([.D93]-[.$D$2])/[.$D$2]" office:value-type="float" office:value="0.982942430703625" calcext:value-type="float">
            <text:p>0,982942430703625</text:p>
          </table:table-cell>
          <table:table-cell table:formula="of:=([.E93]-[.$E$2])/[.$E$2]" office:value-type="float" office:value="2" calcext:value-type="float">
            <text:p>2</text:p>
          </table:table-cell>
          <table:table-cell table:formula="of:=([.F93]-[.$F$2])/[.$F$2]" office:value-type="float" office:value="7" calcext:value-type="float">
            <text:p>7</text:p>
          </table:table-cell>
          <table:table-cell table:formula="of:=([.G93]-[.$G$2])/[.$G$2]" office:value-type="float" office:value="2" calcext:value-type="float">
            <text:p>2</text:p>
          </table:table-cell>
          <table:table-cell/>
          <table:table-cell table:formula="of:=SQRT([.J93]^2+[.K93]^2+[.L93]^2+[.M93]^2+[.N93]^2)" office:value-type="float" office:value="7.639666287196" calcext:value-type="float">
            <text:p>7,639666287196</text:p>
          </table:table-cell>
          <table:table-cell table:formula="of:=[.P93]*[.$H$2]/[.H93]" office:value-type="float" office:value="1.42730804057842" calcext:value-type="float">
            <text:p>1,42730804057842</text:p>
          </table:table-cell>
        </table:table-row>
        <table:table-row table:style-name="ro1">
          <table:table-cell office:value-type="float" office:value="331057" calcext:value-type="float">
            <text:p>331057</text:p>
          </table:table-cell>
          <table:table-cell office:value-type="string" calcext:value-type="string">
            <text:p>GeForce GTX1660 MSI PCI-E 6144Mb (GTX 1660 VENTUS XS 6G OCV1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410" calcext:value-type="float">
            <text:p>21410</text:p>
          </table:table-cell>
          <table:table-cell/>
          <table:table-cell table:formula="of:=([.C94]-[.$C$2])/[.$C$2]" office:value-type="float" office:value="0.631130063965885" calcext:value-type="float">
            <text:p>0,631130063965885</text:p>
          </table:table-cell>
          <table:table-cell table:formula="of:=([.D94]-[.$D$2])/[.$D$2]" office:value-type="float" office:value="0.950959488272921" calcext:value-type="float">
            <text:p>0,950959488272921</text:p>
          </table:table-cell>
          <table:table-cell table:formula="of:=([.E94]-[.$E$2])/[.$E$2]" office:value-type="float" office:value="2" calcext:value-type="float">
            <text:p>2</text:p>
          </table:table-cell>
          <table:table-cell table:formula="of:=([.F94]-[.$F$2])/[.$F$2]" office:value-type="float" office:value="7" calcext:value-type="float">
            <text:p>7</text:p>
          </table:table-cell>
          <table:table-cell table:formula="of:=([.G94]-[.$G$2])/[.$G$2]" office:value-type="float" office:value="2" calcext:value-type="float">
            <text:p>2</text:p>
          </table:table-cell>
          <table:table-cell/>
          <table:table-cell table:formula="of:=SQRT([.J94]^2+[.K94]^2+[.L94]^2+[.M94]^2+[.N94]^2)" office:value-type="float" office:value="7.63561713982425" calcext:value-type="float">
            <text:p>7,63561713982425</text:p>
          </table:table-cell>
          <table:table-cell table:formula="of:=[.P94]*[.$H$2]/[.H94]" office:value-type="float" office:value="1.42655154410542" calcext:value-type="float">
            <text:p>1,42655154410542</text:p>
          </table:table-cell>
        </table:table-row>
        <table:table-row table:style-name="ro1">
          <table:table-cell office:value-type="float" office:value="342796" calcext:value-type="float">
            <text:p>342796</text:p>
          </table:table-cell>
          <table:table-cell office:value-type="string" calcext:value-type="string">
            <text:p>GeForce GTX1660 Super EVGA SC ULTRA GAMING PCI-E 6144Mb (06G-P4-1068-KR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1690" calcext:value-type="float">
            <text:p>21690</text:p>
          </table:table-cell>
          <table:table-cell/>
          <table:table-cell table:formula="of:=([.C95]-[.$C$2])/[.$C$2]" office:value-type="float" office:value="0.950959488272921" calcext:value-type="float">
            <text:p>0,950959488272921</text:p>
          </table:table-cell>
          <table:table-cell table:formula="of:=([.D95]-[.$D$2])/[.$D$2]" office:value-type="float" office:value="0.950959488272921" calcext:value-type="float">
            <text:p>0,950959488272921</text:p>
          </table:table-cell>
          <table:table-cell table:formula="of:=([.E95]-[.$E$2])/[.$E$2]" office:value-type="float" office:value="2" calcext:value-type="float">
            <text:p>2</text:p>
          </table:table-cell>
          <table:table-cell table:formula="of:=([.F95]-[.$F$2])/[.$F$2]" office:value-type="float" office:value="13" calcext:value-type="float">
            <text:p>13</text:p>
          </table:table-cell>
          <table:table-cell table:formula="of:=([.G95]-[.$G$2])/[.$G$2]" office:value-type="float" office:value="2" calcext:value-type="float">
            <text:p>2</text:p>
          </table:table-cell>
          <table:table-cell/>
          <table:table-cell table:formula="of:=SQRT([.J95]^2+[.K95]^2+[.L95]^2+[.M95]^2+[.N95]^2)" office:value-type="float" office:value="13.371935084223" calcext:value-type="float">
            <text:p>13,371935084223</text:p>
          </table:table-cell>
          <table:table-cell table:formula="of:=[.P95]*[.$H$2]/[.H95]" office:value-type="float" office:value="2.46600923637122" calcext:value-type="float">
            <text:p>2,46600923637122</text:p>
          </table:table-cell>
        </table:table-row>
        <table:table-row table:style-name="ro1">
          <table:table-cell office:value-type="float" office:value="336296" calcext:value-type="float">
            <text:p>336296</text:p>
          </table:table-cell>
          <table:table-cell office:value-type="string" calcext:value-type="string">
            <text:p>GeForce GTX1660 Super Palit StormX PCI-E 6144Mb (NE6166S018J9-161F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1710" calcext:value-type="float">
            <text:p>21710</text:p>
          </table:table-cell>
          <table:table-cell/>
          <table:table-cell table:formula="of:=([.C96]-[.$C$2])/[.$C$2]" office:value-type="float" office:value="0.631130063965885" calcext:value-type="float">
            <text:p>0,631130063965885</text:p>
          </table:table-cell>
          <table:table-cell table:formula="of:=([.D96]-[.$D$2])/[.$D$2]" office:value-type="float" office:value="0.902985074626866" calcext:value-type="float">
            <text:p>0,902985074626866</text:p>
          </table:table-cell>
          <table:table-cell table:formula="of:=([.E96]-[.$E$2])/[.$E$2]" office:value-type="float" office:value="2" calcext:value-type="float">
            <text:p>2</text:p>
          </table:table-cell>
          <table:table-cell table:formula="of:=([.F96]-[.$F$2])/[.$F$2]" office:value-type="float" office:value="13" calcext:value-type="float">
            <text:p>13</text:p>
          </table:table-cell>
          <table:table-cell table:formula="of:=([.G96]-[.$G$2])/[.$G$2]" office:value-type="float" office:value="2" calcext:value-type="float">
            <text:p>2</text:p>
          </table:table-cell>
          <table:table-cell/>
          <table:table-cell table:formula="of:=SQRT([.J96]^2+[.K96]^2+[.L96]^2+[.M96]^2+[.N96]^2)" office:value-type="float" office:value="13.3496706776849" calcext:value-type="float">
            <text:p>13,3496706776849</text:p>
          </table:table-cell>
          <table:table-cell table:formula="of:=[.P96]*[.$H$2]/[.H96]" office:value-type="float" office:value="2.45963531601749" calcext:value-type="float">
            <text:p>2,45963531601749</text:p>
          </table:table-cell>
        </table:table-row>
        <table:table-row table:style-name="ro1">
          <table:table-cell office:value-type="float" office:value="313672" calcext:value-type="float">
            <text:p>313672</text:p>
          </table:table-cell>
          <table:table-cell office:value-type="string" calcext:value-type="string">
            <text:p>GeForce GTX1660 MSI PCI-E 6144Mb (GTX 1660 ARMOR 6G OC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720" calcext:value-type="float">
            <text:p>21720</text:p>
          </table:table-cell>
          <table:table-cell/>
          <table:table-cell table:formula="of:=([.C97]-[.$C$2])/[.$C$2]" office:value-type="float" office:value="0.966950959488273" calcext:value-type="float">
            <text:p>0,966950959488273</text:p>
          </table:table-cell>
          <table:table-cell table:formula="of:=([.D97]-[.$D$2])/[.$D$2]" office:value-type="float" office:value="0.966950959488273" calcext:value-type="float">
            <text:p>0,966950959488273</text:p>
          </table:table-cell>
          <table:table-cell table:formula="of:=([.E97]-[.$E$2])/[.$E$2]" office:value-type="float" office:value="2" calcext:value-type="float">
            <text:p>2</text:p>
          </table:table-cell>
          <table:table-cell table:formula="of:=([.F97]-[.$F$2])/[.$F$2]" office:value-type="float" office:value="7" calcext:value-type="float">
            <text:p>7</text:p>
          </table:table-cell>
          <table:table-cell table:formula="of:=([.G97]-[.$G$2])/[.$G$2]" office:value-type="float" office:value="2" calcext:value-type="float">
            <text:p>2</text:p>
          </table:table-cell>
          <table:table-cell/>
          <table:table-cell table:formula="of:=SQRT([.J97]^2+[.K97]^2+[.L97]^2+[.M97]^2+[.N97]^2)" office:value-type="float" office:value="7.67267804069157" calcext:value-type="float">
            <text:p>7,67267804069157</text:p>
          </table:table-cell>
          <table:table-cell table:formula="of:=[.P97]*[.$H$2]/[.H97]" office:value-type="float" office:value="1.41301621375535" calcext:value-type="float">
            <text:p>1,41301621375535</text:p>
          </table:table-cell>
        </table:table-row>
        <table:table-row table:style-name="ro1">
          <table:table-cell office:value-type="float" office:value="337492" calcext:value-type="float">
            <text:p>337492</text:p>
          </table:table-cell>
          <table:table-cell office:value-type="string" calcext:value-type="string">
            <text:p>GeForce GTX1660 Super ASUS PCI-E 6144Mb (PH-GTX1660S-O6G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1750" calcext:value-type="float">
            <text:p>21750</text:p>
          </table:table-cell>
          <table:table-cell/>
          <table:table-cell table:formula="of:=([.C98]-[.$C$2])/[.$C$2]" office:value-type="float" office:value="0.631130063965885" calcext:value-type="float">
            <text:p>0,631130063965885</text:p>
          </table:table-cell>
          <table:table-cell table:formula="of:=([.D98]-[.$D$2])/[.$D$2]" office:value-type="float" office:value="0.950959488272921" calcext:value-type="float">
            <text:p>0,950959488272921</text:p>
          </table:table-cell>
          <table:table-cell table:formula="of:=([.E98]-[.$E$2])/[.$E$2]" office:value-type="float" office:value="2" calcext:value-type="float">
            <text:p>2</text:p>
          </table:table-cell>
          <table:table-cell table:formula="of:=([.F98]-[.$F$2])/[.$F$2]" office:value-type="float" office:value="13.002" calcext:value-type="float">
            <text:p>13,002</text:p>
          </table:table-cell>
          <table:table-cell table:formula="of:=([.G98]-[.$G$2])/[.$G$2]" office:value-type="float" office:value="2" calcext:value-type="float">
            <text:p>2</text:p>
          </table:table-cell>
          <table:table-cell/>
          <table:table-cell table:formula="of:=SQRT([.J98]^2+[.K98]^2+[.L98]^2+[.M98]^2+[.N98]^2)" office:value-type="float" office:value="13.3549486373396" calcext:value-type="float">
            <text:p>13,3549486373396</text:p>
          </table:table-cell>
          <table:table-cell table:formula="of:=[.P98]*[.$H$2]/[.H98]" office:value-type="float" office:value="2.45608250801647" calcext:value-type="float">
            <text:p>2,45608250801647</text:p>
          </table:table-cell>
        </table:table-row>
        <table:table-row table:style-name="ro1">
          <table:table-cell office:value-type="float" office:value="313677" calcext:value-type="float">
            <text:p>313677</text:p>
          </table:table-cell>
          <table:table-cell office:value-type="string" calcext:value-type="string">
            <text:p>GeForce GTX1660 Gigabyte PCI-E 6144Mb (GV-N1660OC-6GD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1850" calcext:value-type="float">
            <text:p>21850</text:p>
          </table:table-cell>
          <table:table-cell/>
          <table:table-cell table:formula="of:=([.C99]-[.$C$2])/[.$C$2]" office:value-type="float" office:value="0.950959488272921" calcext:value-type="float">
            <text:p>0,950959488272921</text:p>
          </table:table-cell>
          <table:table-cell table:formula="of:=([.D99]-[.$D$2])/[.$D$2]" office:value-type="float" office:value="0.950959488272921" calcext:value-type="float">
            <text:p>0,950959488272921</text:p>
          </table:table-cell>
          <table:table-cell table:formula="of:=([.E99]-[.$E$2])/[.$E$2]" office:value-type="float" office:value="2" calcext:value-type="float">
            <text:p>2</text:p>
          </table:table-cell>
          <table:table-cell table:formula="of:=([.F99]-[.$F$2])/[.$F$2]" office:value-type="float" office:value="7" calcext:value-type="float">
            <text:p>7</text:p>
          </table:table-cell>
          <table:table-cell table:formula="of:=([.G99]-[.$G$2])/[.$G$2]" office:value-type="float" office:value="2" calcext:value-type="float">
            <text:p>2</text:p>
          </table:table-cell>
          <table:table-cell/>
          <table:table-cell table:formula="of:=SQRT([.J99]^2+[.K99]^2+[.L99]^2+[.M99]^2+[.N99]^2)" office:value-type="float" office:value="7.66867967101721" calcext:value-type="float">
            <text:p>7,66867967101721</text:p>
          </table:table-cell>
          <table:table-cell table:formula="of:=[.P99]*[.$H$2]/[.H99]" office:value-type="float" office:value="1.40387728531207" calcext:value-type="float">
            <text:p>1,40387728531207</text:p>
          </table:table-cell>
        </table:table-row>
        <table:table-row table:style-name="ro1">
          <table:table-cell office:value-type="float" office:value="336216" calcext:value-type="float">
            <text:p>336216</text:p>
          </table:table-cell>
          <table:table-cell office:value-type="string" calcext:value-type="string">
            <text:p>GeForce GTX1660 Super MSI PCI-E 6144Mb (GTX 1660 SUPER VENTUS XS OC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100" calcext:value-type="float">
            <text:p>22100</text:p>
          </table:table-cell>
          <table:table-cell/>
          <table:table-cell table:formula="of:=([.C100]-[.$C$2])/[.$C$2]" office:value-type="float" office:value="0.934968017057569" calcext:value-type="float">
            <text:p>0,934968017057569</text:p>
          </table:table-cell>
          <table:table-cell table:formula="of:=([.D100]-[.$D$2])/[.$D$2]" office:value-type="float" office:value="0.934968017057569" calcext:value-type="float">
            <text:p>0,934968017057569</text:p>
          </table:table-cell>
          <table:table-cell table:formula="of:=([.E100]-[.$E$2])/[.$E$2]" office:value-type="float" office:value="2" calcext:value-type="float">
            <text:p>2</text:p>
          </table:table-cell>
          <table:table-cell table:formula="of:=([.F100]-[.$F$2])/[.$F$2]" office:value-type="float" office:value="13" calcext:value-type="float">
            <text:p>13</text:p>
          </table:table-cell>
          <table:table-cell table:formula="of:=([.G100]-[.$G$2])/[.$G$2]" office:value-type="float" office:value="2" calcext:value-type="float">
            <text:p>2</text:p>
          </table:table-cell>
          <table:table-cell/>
          <table:table-cell table:formula="of:=SQRT([.J100]^2+[.K100]^2+[.L100]^2+[.M100]^2+[.N100]^2)" office:value-type="float" office:value="13.3696795169458" calcext:value-type="float">
            <text:p>13,3696795169458</text:p>
          </table:table-cell>
          <table:table-cell table:formula="of:=[.P100]*[.$H$2]/[.H100]" office:value-type="float" office:value="2.41985149627979" calcext:value-type="float">
            <text:p>2,41985149627979</text:p>
          </table:table-cell>
        </table:table-row>
        <table:table-row table:style-name="ro1">
          <table:table-cell office:value-type="float" office:value="336293" calcext:value-type="float">
            <text:p>336293</text:p>
          </table:table-cell>
          <table:table-cell office:value-type="string" calcext:value-type="string">
            <text:p>GeForce GTX1660 Super Palit GamingPro OC PCI-E 6144Mb (NE6166SS18J9-1160A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380" calcext:value-type="float">
            <text:p>22380</text:p>
          </table:table-cell>
          <table:table-cell/>
          <table:table-cell table:formula="of:=([.C101]-[.$C$2])/[.$C$2]" office:value-type="float" office:value="0.631130063965885" calcext:value-type="float">
            <text:p>0,631130063965885</text:p>
          </table:table-cell>
          <table:table-cell table:formula="of:=([.D101]-[.$D$2])/[.$D$2]" office:value-type="float" office:value="0.950959488272921" calcext:value-type="float">
            <text:p>0,950959488272921</text:p>
          </table:table-cell>
          <table:table-cell table:formula="of:=([.E101]-[.$E$2])/[.$E$2]" office:value-type="float" office:value="2" calcext:value-type="float">
            <text:p>2</text:p>
          </table:table-cell>
          <table:table-cell table:formula="of:=([.F101]-[.$F$2])/[.$F$2]" office:value-type="float" office:value="13" calcext:value-type="float">
            <text:p>13</text:p>
          </table:table-cell>
          <table:table-cell table:formula="of:=([.G101]-[.$G$2])/[.$G$2]" office:value-type="float" office:value="2" calcext:value-type="float">
            <text:p>2</text:p>
          </table:table-cell>
          <table:table-cell/>
          <table:table-cell table:formula="of:=SQRT([.J101]^2+[.K101]^2+[.L101]^2+[.M101]^2+[.N101]^2)" office:value-type="float" office:value="13.353001501759" calcext:value-type="float">
            <text:p>13,353001501759</text:p>
          </table:table-cell>
          <table:table-cell table:formula="of:=[.P101]*[.$H$2]/[.H101]" office:value-type="float" office:value="2.38659544267364" calcext:value-type="float">
            <text:p>2,38659544267364</text:p>
          </table:table-cell>
        </table:table-row>
        <table:table-row table:style-name="ro1">
          <table:table-cell office:value-type="float" office:value="230495" calcext:value-type="float">
            <text:p>230495</text:p>
          </table:table-cell>
          <table:table-cell office:value-type="string" calcext:value-type="string">
            <text:p>GeForce GTX1060 ASUS PCI-E 6144Mb (DUAL-GTX1060-O6G)</text:p>
          </table:table-cell>
          <table:table-cell office:value-type="float" office:value="1569" calcext:value-type="float">
            <text:p>1569</text:p>
          </table:table-cell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office:value-type="float" office:value="8008" calcext:value-type="float">
            <text:p>8008</text:p>
          </table:table-cell>
          <table:table-cell office:value-type="float" office:value="192" calcext:value-type="float">
            <text:p>192</text:p>
          </table:table-cell>
          <table:table-cell office:value-type="float" office:value="22510" calcext:value-type="float">
            <text:p>22510</text:p>
          </table:table-cell>
          <table:table-cell/>
          <table:table-cell table:formula="of:=([.C102]-[.$C$2])/[.$C$2]" office:value-type="float" office:value="0.6727078891258" calcext:value-type="float">
            <text:p>0,6727078891258</text:p>
          </table:table-cell>
          <table:table-cell table:formula="of:=([.D102]-[.$D$2])/[.$D$2]" office:value-type="float" office:value="0.928571428571429" calcext:value-type="float">
            <text:p>0,928571428571429</text:p>
          </table:table-cell>
          <table:table-cell table:formula="of:=([.E102]-[.$E$2])/[.$E$2]" office:value-type="float" office:value="2" calcext:value-type="float">
            <text:p>2</text:p>
          </table:table-cell>
          <table:table-cell table:formula="of:=([.F102]-[.$F$2])/[.$F$2]" office:value-type="float" office:value="7.008" calcext:value-type="float">
            <text:p>7,008</text:p>
          </table:table-cell>
          <table:table-cell table:formula="of:=([.G102]-[.$G$2])/[.$G$2]" office:value-type="float" office:value="2" calcext:value-type="float">
            <text:p>2</text:p>
          </table:table-cell>
          <table:table-cell/>
          <table:table-cell table:formula="of:=SQRT([.J102]^2+[.K102]^2+[.L102]^2+[.M102]^2+[.N102]^2)" office:value-type="float" office:value="7.64374546947053" calcext:value-type="float">
            <text:p>7,64374546947053</text:p>
          </table:table-cell>
          <table:table-cell table:formula="of:=[.P102]*[.$H$2]/[.H102]" office:value-type="float" office:value="1.3582844015052" calcext:value-type="float">
            <text:p>1,3582844015052</text:p>
          </table:table-cell>
        </table:table-row>
        <table:table-row table:style-name="ro1">
          <table:table-cell office:value-type="float" office:value="347138" calcext:value-type="float">
            <text:p>347138</text:p>
          </table:table-cell>
          <table:table-cell office:value-type="string" calcext:value-type="string">
            <text:p>GeForce GTX1660 Super EVGA BLACK GAMING PCI-E 6144Mb (06G-P4-1061-KR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560" calcext:value-type="float">
            <text:p>22560</text:p>
          </table:table-cell>
          <table:table-cell/>
          <table:table-cell table:formula="of:=([.C103]-[.$C$2])/[.$C$2]" office:value-type="float" office:value="0.631130063965885" calcext:value-type="float">
            <text:p>0,631130063965885</text:p>
          </table:table-cell>
          <table:table-cell table:formula="of:=([.D103]-[.$D$2])/[.$D$2]" office:value-type="float" office:value="0.902985074626866" calcext:value-type="float">
            <text:p>0,902985074626866</text:p>
          </table:table-cell>
          <table:table-cell table:formula="of:=([.E103]-[.$E$2])/[.$E$2]" office:value-type="float" office:value="2" calcext:value-type="float">
            <text:p>2</text:p>
          </table:table-cell>
          <table:table-cell table:formula="of:=([.F103]-[.$F$2])/[.$F$2]" office:value-type="float" office:value="13" calcext:value-type="float">
            <text:p>13</text:p>
          </table:table-cell>
          <table:table-cell table:formula="of:=([.G103]-[.$G$2])/[.$G$2]" office:value-type="float" office:value="2" calcext:value-type="float">
            <text:p>2</text:p>
          </table:table-cell>
          <table:table-cell/>
          <table:table-cell table:formula="of:=SQRT([.J103]^2+[.K103]^2+[.L103]^2+[.M103]^2+[.N103]^2)" office:value-type="float" office:value="13.3496706776849" calcext:value-type="float">
            <text:p>13,3496706776849</text:p>
          </table:table-cell>
          <table:table-cell table:formula="of:=[.P103]*[.$H$2]/[.H103]" office:value-type="float" office:value="2.36696288611435" calcext:value-type="float">
            <text:p>2,36696288611435</text:p>
          </table:table-cell>
        </table:table-row>
        <table:table-row table:style-name="ro1">
          <table:table-cell office:value-type="float" office:value="349841" calcext:value-type="float">
            <text:p>349841</text:p>
          </table:table-cell>
          <table:table-cell office:value-type="string" calcext:value-type="string">
            <text:p>GeForce GTX1660 Super Gigabyte PCI-E 6144Mb (GV-N166SIX-6GD)</text:p>
          </table:table-cell>
          <table:table-cell office:value-type="float" office:value="1605" calcext:value-type="float">
            <text:p>1605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560" calcext:value-type="float">
            <text:p>22560</text:p>
          </table:table-cell>
          <table:table-cell/>
          <table:table-cell table:formula="of:=([.C104]-[.$C$2])/[.$C$2]" office:value-type="float" office:value="0.711087420042644" calcext:value-type="float">
            <text:p>0,711087420042644</text:p>
          </table:table-cell>
          <table:table-cell table:formula="of:=([.D104]-[.$D$2])/[.$D$2]" office:value-type="float" office:value="0.902985074626866" calcext:value-type="float">
            <text:p>0,902985074626866</text:p>
          </table:table-cell>
          <table:table-cell table:formula="of:=([.E104]-[.$E$2])/[.$E$2]" office:value-type="float" office:value="2" calcext:value-type="float">
            <text:p>2</text:p>
          </table:table-cell>
          <table:table-cell table:formula="of:=([.F104]-[.$F$2])/[.$F$2]" office:value-type="float" office:value="13" calcext:value-type="float">
            <text:p>13</text:p>
          </table:table-cell>
          <table:table-cell table:formula="of:=([.G104]-[.$G$2])/[.$G$2]" office:value-type="float" office:value="2" calcext:value-type="float">
            <text:p>2</text:p>
          </table:table-cell>
          <table:table-cell/>
          <table:table-cell table:formula="of:=SQRT([.J104]^2+[.K104]^2+[.L104]^2+[.M104]^2+[.N104]^2)" office:value-type="float" office:value="13.353689653573" calcext:value-type="float">
            <text:p>13,353689653573</text:p>
          </table:table-cell>
          <table:table-cell table:formula="of:=[.P104]*[.$H$2]/[.H104]" office:value-type="float" office:value="2.36767547049166" calcext:value-type="float">
            <text:p>2,36767547049166</text:p>
          </table:table-cell>
        </table:table-row>
        <table:table-row table:style-name="ro1">
          <table:table-cell office:value-type="float" office:value="336289" calcext:value-type="float">
            <text:p>336289</text:p>
          </table:table-cell>
          <table:table-cell office:value-type="string" calcext:value-type="string">
            <text:p>GeForce GTX1660 Super Palit GamingPro PCI-E 6144Mb (NE6166S018J9-1160A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690" calcext:value-type="float">
            <text:p>22690</text:p>
          </table:table-cell>
          <table:table-cell/>
          <table:table-cell table:formula="of:=([.C105]-[.$C$2])/[.$C$2]" office:value-type="float" office:value="0.631130063965885" calcext:value-type="float">
            <text:p>0,631130063965885</text:p>
          </table:table-cell>
          <table:table-cell table:formula="of:=([.D105]-[.$D$2])/[.$D$2]" office:value-type="float" office:value="0.902985074626866" calcext:value-type="float">
            <text:p>0,902985074626866</text:p>
          </table:table-cell>
          <table:table-cell table:formula="of:=([.E105]-[.$E$2])/[.$E$2]" office:value-type="float" office:value="2" calcext:value-type="float">
            <text:p>2</text:p>
          </table:table-cell>
          <table:table-cell table:formula="of:=([.F105]-[.$F$2])/[.$F$2]" office:value-type="float" office:value="13" calcext:value-type="float">
            <text:p>13</text:p>
          </table:table-cell>
          <table:table-cell table:formula="of:=([.G105]-[.$G$2])/[.$G$2]" office:value-type="float" office:value="2" calcext:value-type="float">
            <text:p>2</text:p>
          </table:table-cell>
          <table:table-cell/>
          <table:table-cell table:formula="of:=SQRT([.J105]^2+[.K105]^2+[.L105]^2+[.M105]^2+[.N105]^2)" office:value-type="float" office:value="13.3496706776849" calcext:value-type="float">
            <text:p>13,3496706776849</text:p>
          </table:table-cell>
          <table:table-cell table:formula="of:=[.P105]*[.$H$2]/[.H105]" office:value-type="float" office:value="2.35340161792594" calcext:value-type="float">
            <text:p>2,35340161792594</text:p>
          </table:table-cell>
        </table:table-row>
        <table:table-row table:style-name="ro1">
          <table:table-cell office:value-type="float" office:value="313675" calcext:value-type="float">
            <text:p>313675</text:p>
          </table:table-cell>
          <table:table-cell office:value-type="string" calcext:value-type="string">
            <text:p>GeForce GTX1660 Gigabyte PCI-E 6144Mb (GV-N1660GAMING OC-6GD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8002" calcext:value-type="float">
            <text:p>8002</text:p>
          </table:table-cell>
          <table:table-cell office:value-type="float" office:value="192" calcext:value-type="float">
            <text:p>192</text:p>
          </table:table-cell>
          <table:table-cell office:value-type="float" office:value="22740" calcext:value-type="float">
            <text:p>22740</text:p>
          </table:table-cell>
          <table:table-cell/>
          <table:table-cell table:formula="of:=([.C106]-[.$C$2])/[.$C$2]" office:value-type="float" office:value="0.982942430703625" calcext:value-type="float">
            <text:p>0,982942430703625</text:p>
          </table:table-cell>
          <table:table-cell table:formula="of:=([.D106]-[.$D$2])/[.$D$2]" office:value-type="float" office:value="0.982942430703625" calcext:value-type="float">
            <text:p>0,982942430703625</text:p>
          </table:table-cell>
          <table:table-cell table:formula="of:=([.E106]-[.$E$2])/[.$E$2]" office:value-type="float" office:value="2" calcext:value-type="float">
            <text:p>2</text:p>
          </table:table-cell>
          <table:table-cell table:formula="of:=([.F106]-[.$F$2])/[.$F$2]" office:value-type="float" office:value="7.002" calcext:value-type="float">
            <text:p>7,002</text:p>
          </table:table-cell>
          <table:table-cell table:formula="of:=([.G106]-[.$G$2])/[.$G$2]" office:value-type="float" office:value="2" calcext:value-type="float">
            <text:p>2</text:p>
          </table:table-cell>
          <table:table-cell/>
          <table:table-cell table:formula="of:=SQRT([.J106]^2+[.K106]^2+[.L106]^2+[.M106]^2+[.N106]^2)" office:value-type="float" office:value="7.6785646864603" calcext:value-type="float">
            <text:p>7,6785646864603</text:p>
          </table:table-cell>
          <table:table-cell table:formula="of:=[.P106]*[.$H$2]/[.H106]" office:value-type="float" office:value="1.35067100905194" calcext:value-type="float">
            <text:p>1,35067100905194</text:p>
          </table:table-cell>
        </table:table-row>
        <table:table-row table:style-name="ro1">
          <table:table-cell office:value-type="float" office:value="336213" calcext:value-type="float">
            <text:p>336213</text:p>
          </table:table-cell>
          <table:table-cell office:value-type="string" calcext:value-type="string">
            <text:p>GeForce GTX1660 Super Gigabyte PCI-E 6144Mb (GV-N166SOC-6GD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2830" calcext:value-type="float">
            <text:p>22830</text:p>
          </table:table-cell>
          <table:table-cell/>
          <table:table-cell table:formula="of:=([.C107]-[.$C$2])/[.$C$2]" office:value-type="float" office:value="0.950959488272921" calcext:value-type="float">
            <text:p>0,950959488272921</text:p>
          </table:table-cell>
          <table:table-cell table:formula="of:=([.D107]-[.$D$2])/[.$D$2]" office:value-type="float" office:value="0.950959488272921" calcext:value-type="float">
            <text:p>0,950959488272921</text:p>
          </table:table-cell>
          <table:table-cell table:formula="of:=([.E107]-[.$E$2])/[.$E$2]" office:value-type="float" office:value="2" calcext:value-type="float">
            <text:p>2</text:p>
          </table:table-cell>
          <table:table-cell table:formula="of:=([.F107]-[.$F$2])/[.$F$2]" office:value-type="float" office:value="13" calcext:value-type="float">
            <text:p>13</text:p>
          </table:table-cell>
          <table:table-cell table:formula="of:=([.G107]-[.$G$2])/[.$G$2]" office:value-type="float" office:value="2" calcext:value-type="float">
            <text:p>2</text:p>
          </table:table-cell>
          <table:table-cell/>
          <table:table-cell table:formula="of:=SQRT([.J107]^2+[.K107]^2+[.L107]^2+[.M107]^2+[.N107]^2)" office:value-type="float" office:value="13.371935084223" calcext:value-type="float">
            <text:p>13,371935084223</text:p>
          </table:table-cell>
          <table:table-cell table:formula="of:=[.P107]*[.$H$2]/[.H107]" office:value-type="float" office:value="2.34287079881261" calcext:value-type="float">
            <text:p>2,34287079881261</text:p>
          </table:table-cell>
        </table:table-row>
        <table:table-row table:style-name="ro1">
          <table:table-cell office:value-type="float" office:value="317736" calcext:value-type="float">
            <text:p>317736</text:p>
          </table:table-cell>
          <table:table-cell office:value-type="string" calcext:value-type="string">
            <text:p>GeForce GTX1660 MSI PCI-E 6144Mb (GTX 1660 GAMING 6G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3000" calcext:value-type="float">
            <text:p>23000</text:p>
          </table:table-cell>
          <table:table-cell/>
          <table:table-cell table:formula="of:=([.C108]-[.$C$2])/[.$C$2]" office:value-type="float" office:value="0.902985074626866" calcext:value-type="float">
            <text:p>0,902985074626866</text:p>
          </table:table-cell>
          <table:table-cell table:formula="of:=([.D108]-[.$D$2])/[.$D$2]" office:value-type="float" office:value="0.902985074626866" calcext:value-type="float">
            <text:p>0,902985074626866</text:p>
          </table:table-cell>
          <table:table-cell table:formula="of:=([.E108]-[.$E$2])/[.$E$2]" office:value-type="float" office:value="2" calcext:value-type="float">
            <text:p>2</text:p>
          </table:table-cell>
          <table:table-cell table:formula="of:=([.F108]-[.$F$2])/[.$F$2]" office:value-type="float" office:value="7" calcext:value-type="float">
            <text:p>7</text:p>
          </table:table-cell>
          <table:table-cell table:formula="of:=([.G108]-[.$G$2])/[.$G$2]" office:value-type="float" office:value="2" calcext:value-type="float">
            <text:p>2</text:p>
          </table:table-cell>
          <table:table-cell/>
          <table:table-cell table:formula="of:=SQRT([.J108]^2+[.K108]^2+[.L108]^2+[.M108]^2+[.N108]^2)" office:value-type="float" office:value="7.65707281472481" calcext:value-type="float">
            <text:p>7,65707281472481</text:p>
          </table:table-cell>
          <table:table-cell table:formula="of:=[.P108]*[.$H$2]/[.H108]" office:value-type="float" office:value="1.33166483734345" calcext:value-type="float">
            <text:p>1,33166483734345</text:p>
          </table:table-cell>
        </table:table-row>
        <table:table-row table:style-name="ro1">
          <table:table-cell office:value-type="float" office:value="340959" calcext:value-type="float">
            <text:p>340959</text:p>
          </table:table-cell>
          <table:table-cell office:value-type="string" calcext:value-type="string">
            <text:p>GeForce GTX1660 Super ASUS PCI-E 6144Mb (PH-GTX1660S-6G)</text:p>
          </table:table-cell>
          <table:table-cell office:value-type="float" office:value="1530" calcext:value-type="float">
            <text:p>1530</text:p>
          </table:table-cell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3000" calcext:value-type="float">
            <text:p>23000</text:p>
          </table:table-cell>
          <table:table-cell/>
          <table:table-cell table:formula="of:=([.C109]-[.$C$2])/[.$C$2]" office:value-type="float" office:value="0.631130063965885" calcext:value-type="float">
            <text:p>0,631130063965885</text:p>
          </table:table-cell>
          <table:table-cell table:formula="of:=([.D109]-[.$D$2])/[.$D$2]" office:value-type="float" office:value="0.934968017057569" calcext:value-type="float">
            <text:p>0,934968017057569</text:p>
          </table:table-cell>
          <table:table-cell table:formula="of:=([.E109]-[.$E$2])/[.$E$2]" office:value-type="float" office:value="2" calcext:value-type="float">
            <text:p>2</text:p>
          </table:table-cell>
          <table:table-cell table:formula="of:=([.F109]-[.$F$2])/[.$F$2]" office:value-type="float" office:value="13.002" calcext:value-type="float">
            <text:p>13,002</text:p>
          </table:table-cell>
          <table:table-cell table:formula="of:=([.G109]-[.$G$2])/[.$G$2]" office:value-type="float" office:value="2" calcext:value-type="float">
            <text:p>2</text:p>
          </table:table-cell>
          <table:table-cell/>
          <table:table-cell table:formula="of:=SQRT([.J109]^2+[.K109]^2+[.L109]^2+[.M109]^2+[.N109]^2)" office:value-type="float" office:value="13.3538194667504" calcext:value-type="float">
            <text:p>13,3538194667504</text:p>
          </table:table-cell>
          <table:table-cell table:formula="of:=[.P109]*[.$H$2]/[.H109]" office:value-type="float" office:value="2.32240338552181" calcext:value-type="float">
            <text:p>2,32240338552181</text:p>
          </table:table-cell>
        </table:table-row>
        <table:table-row table:style-name="ro1">
          <table:table-cell office:value-type="float" office:value="336522" calcext:value-type="float">
            <text:p>336522</text:p>
          </table:table-cell>
          <table:table-cell office:value-type="string" calcext:value-type="string">
            <text:p>GeForce GTX1660 Super Gigabyte PCI-E 6144Mb (GV-N166SIXOC-6GD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180" calcext:value-type="float">
            <text:p>23180</text:p>
          </table:table-cell>
          <table:table-cell/>
          <table:table-cell table:formula="of:=([.C110]-[.$C$2])/[.$C$2]" office:value-type="float" office:value="0.918976545842217" calcext:value-type="float">
            <text:p>0,918976545842217</text:p>
          </table:table-cell>
          <table:table-cell table:formula="of:=([.D110]-[.$D$2])/[.$D$2]" office:value-type="float" office:value="0.918976545842217" calcext:value-type="float">
            <text:p>0,918976545842217</text:p>
          </table:table-cell>
          <table:table-cell table:formula="of:=([.E110]-[.$E$2])/[.$E$2]" office:value-type="float" office:value="2" calcext:value-type="float">
            <text:p>2</text:p>
          </table:table-cell>
          <table:table-cell table:formula="of:=([.F110]-[.$F$2])/[.$F$2]" office:value-type="float" office:value="13" calcext:value-type="float">
            <text:p>13</text:p>
          </table:table-cell>
          <table:table-cell table:formula="of:=([.G110]-[.$G$2])/[.$G$2]" office:value-type="float" office:value="2" calcext:value-type="float">
            <text:p>2</text:p>
          </table:table-cell>
          <table:table-cell/>
          <table:table-cell table:formula="of:=SQRT([.J110]^2+[.K110]^2+[.L110]^2+[.M110]^2+[.N110]^2)" office:value-type="float" office:value="13.3674618302659" calcext:value-type="float">
            <text:p>13,3674618302659</text:p>
          </table:table-cell>
          <table:table-cell table:formula="of:=[.P110]*[.$H$2]/[.H110]" office:value-type="float" office:value="2.30672335293631" calcext:value-type="float">
            <text:p>2,30672335293631</text:p>
          </table:table-cell>
        </table:table-row>
        <table:table-row table:style-name="ro1">
          <table:table-cell office:value-type="float" office:value="337489" calcext:value-type="float">
            <text:p>337489</text:p>
          </table:table-cell>
          <table:table-cell office:value-type="string" calcext:value-type="string">
            <text:p>GeForce GTX1660 Super ASUS PCI-E 6144Mb (DUAL-GTX1660S-A6G-EVO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3220" calcext:value-type="float">
            <text:p>23220</text:p>
          </table:table-cell>
          <table:table-cell/>
          <table:table-cell table:formula="of:=([.C111]-[.$C$2])/[.$C$2]" office:value-type="float" office:value="0.631130063965885" calcext:value-type="float">
            <text:p>0,631130063965885</text:p>
          </table:table-cell>
          <table:table-cell table:formula="of:=([.D111]-[.$D$2])/[.$D$2]" office:value-type="float" office:value="0.950959488272921" calcext:value-type="float">
            <text:p>0,950959488272921</text:p>
          </table:table-cell>
          <table:table-cell table:formula="of:=([.E111]-[.$E$2])/[.$E$2]" office:value-type="float" office:value="2" calcext:value-type="float">
            <text:p>2</text:p>
          </table:table-cell>
          <table:table-cell table:formula="of:=([.F111]-[.$F$2])/[.$F$2]" office:value-type="float" office:value="13.002" calcext:value-type="float">
            <text:p>13,002</text:p>
          </table:table-cell>
          <table:table-cell table:formula="of:=([.G111]-[.$G$2])/[.$G$2]" office:value-type="float" office:value="2" calcext:value-type="float">
            <text:p>2</text:p>
          </table:table-cell>
          <table:table-cell/>
          <table:table-cell table:formula="of:=SQRT([.J111]^2+[.K111]^2+[.L111]^2+[.M111]^2+[.N111]^2)" office:value-type="float" office:value="13.3549486373396" calcext:value-type="float">
            <text:p>13,3549486373396</text:p>
          </table:table-cell>
          <table:table-cell table:formula="of:=[.P111]*[.$H$2]/[.H111]" office:value-type="float" office:value="2.30059408050638" calcext:value-type="float">
            <text:p>2,30059408050638</text:p>
          </table:table-cell>
        </table:table-row>
        <table:table-row table:style-name="ro1">
          <table:table-cell office:value-type="float" office:value="336521" calcext:value-type="float">
            <text:p>336521</text:p>
          </table:table-cell>
          <table:table-cell office:value-type="string" calcext:value-type="string">
            <text:p>GeForce GTX1660 Super MSI PCI-E 6144Mb (GTX 1660 SUPER AERO ITX OC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320" calcext:value-type="float">
            <text:p>23320</text:p>
          </table:table-cell>
          <table:table-cell/>
          <table:table-cell table:formula="of:=([.C112]-[.$C$2])/[.$C$2]" office:value-type="float" office:value="0.934968017057569" calcext:value-type="float">
            <text:p>0,934968017057569</text:p>
          </table:table-cell>
          <table:table-cell table:formula="of:=([.D112]-[.$D$2])/[.$D$2]" office:value-type="float" office:value="0.934968017057569" calcext:value-type="float">
            <text:p>0,934968017057569</text:p>
          </table:table-cell>
          <table:table-cell table:formula="of:=([.E112]-[.$E$2])/[.$E$2]" office:value-type="float" office:value="2" calcext:value-type="float">
            <text:p>2</text:p>
          </table:table-cell>
          <table:table-cell table:formula="of:=([.F112]-[.$F$2])/[.$F$2]" office:value-type="float" office:value="13" calcext:value-type="float">
            <text:p>13</text:p>
          </table:table-cell>
          <table:table-cell table:formula="of:=([.G112]-[.$G$2])/[.$G$2]" office:value-type="float" office:value="2" calcext:value-type="float">
            <text:p>2</text:p>
          </table:table-cell>
          <table:table-cell/>
          <table:table-cell table:formula="of:=SQRT([.J112]^2+[.K112]^2+[.L112]^2+[.M112]^2+[.N112]^2)" office:value-type="float" office:value="13.3696795169458" calcext:value-type="float">
            <text:p>13,3696795169458</text:p>
          </table:table-cell>
          <table:table-cell table:formula="of:=[.P112]*[.$H$2]/[.H112]" office:value-type="float" office:value="2.29325549175743" calcext:value-type="float">
            <text:p>2,29325549175743</text:p>
          </table:table-cell>
        </table:table-row>
        <table:table-row table:style-name="ro1">
          <table:table-cell office:value-type="float" office:value="313673" calcext:value-type="float">
            <text:p>313673</text:p>
          </table:table-cell>
          <table:table-cell office:value-type="string" calcext:value-type="string">
            <text:p>GeForce GTX1660 MSI PCI-E 6144Mb (GTX 1660 GAMING X 6G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192" calcext:value-type="float">
            <text:p>192</text:p>
          </table:table-cell>
          <table:table-cell office:value-type="float" office:value="23410" calcext:value-type="float">
            <text:p>23410</text:p>
          </table:table-cell>
          <table:table-cell/>
          <table:table-cell table:formula="of:=([.C113]-[.$C$2])/[.$C$2]" office:value-type="float" office:value="0.982942430703625" calcext:value-type="float">
            <text:p>0,982942430703625</text:p>
          </table:table-cell>
          <table:table-cell table:formula="of:=([.D113]-[.$D$2])/[.$D$2]" office:value-type="float" office:value="0.982942430703625" calcext:value-type="float">
            <text:p>0,982942430703625</text:p>
          </table:table-cell>
          <table:table-cell table:formula="of:=([.E113]-[.$E$2])/[.$E$2]" office:value-type="float" office:value="2" calcext:value-type="float">
            <text:p>2</text:p>
          </table:table-cell>
          <table:table-cell table:formula="of:=([.F113]-[.$F$2])/[.$F$2]" office:value-type="float" office:value="7" calcext:value-type="float">
            <text:p>7</text:p>
          </table:table-cell>
          <table:table-cell table:formula="of:=([.G113]-[.$G$2])/[.$G$2]" office:value-type="float" office:value="2" calcext:value-type="float">
            <text:p>2</text:p>
          </table:table-cell>
          <table:table-cell/>
          <table:table-cell table:formula="of:=SQRT([.J113]^2+[.K113]^2+[.L113]^2+[.M113]^2+[.N113]^2)" office:value-type="float" office:value="7.67674095200269" calcext:value-type="float">
            <text:p>7,67674095200269</text:p>
          </table:table-cell>
          <table:table-cell table:formula="of:=[.P113]*[.$H$2]/[.H113]" office:value-type="float" office:value="1.31170285382361" calcext:value-type="float">
            <text:p>1,31170285382361</text:p>
          </table:table-cell>
        </table:table-row>
        <table:table-row table:style-name="ro1">
          <table:table-cell office:value-type="float" office:value="337705" calcext:value-type="float">
            <text:p>337705</text:p>
          </table:table-cell>
          <table:table-cell office:value-type="string" calcext:value-type="string">
            <text:p>GeForce GTX1660 Super MSI PCI-E 6144Mb (GTX 1660 SUPER VENTUS XS OCV1)</text:p>
          </table:table-cell>
          <table:table-cell office:value-type="float" office:value="1530" calcext:value-type="float">
            <text:p>1530</text:p>
          </table:table-cell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500" calcext:value-type="float">
            <text:p>23500</text:p>
          </table:table-cell>
          <table:table-cell/>
          <table:table-cell table:formula="of:=([.C114]-[.$C$2])/[.$C$2]" office:value-type="float" office:value="0.631130063965885" calcext:value-type="float">
            <text:p>0,631130063965885</text:p>
          </table:table-cell>
          <table:table-cell table:formula="of:=([.D114]-[.$D$2])/[.$D$2]" office:value-type="float" office:value="0.934968017057569" calcext:value-type="float">
            <text:p>0,934968017057569</text:p>
          </table:table-cell>
          <table:table-cell table:formula="of:=([.E114]-[.$E$2])/[.$E$2]" office:value-type="float" office:value="2" calcext:value-type="float">
            <text:p>2</text:p>
          </table:table-cell>
          <table:table-cell table:formula="of:=([.F114]-[.$F$2])/[.$F$2]" office:value-type="float" office:value="13" calcext:value-type="float">
            <text:p>13</text:p>
          </table:table-cell>
          <table:table-cell table:formula="of:=([.G114]-[.$G$2])/[.$G$2]" office:value-type="float" office:value="2" calcext:value-type="float">
            <text:p>2</text:p>
          </table:table-cell>
          <table:table-cell/>
          <table:table-cell table:formula="of:=SQRT([.J114]^2+[.K114]^2+[.L114]^2+[.M114]^2+[.N114]^2)" office:value-type="float" office:value="13.3518721665002" calcext:value-type="float">
            <text:p>13,3518721665002</text:p>
          </table:table-cell>
          <table:table-cell table:formula="of:=[.P114]*[.$H$2]/[.H114]" office:value-type="float" office:value="2.27265909217024" calcext:value-type="float">
            <text:p>2,27265909217024</text:p>
          </table:table-cell>
        </table:table-row>
        <table:table-row table:style-name="ro1">
          <table:table-cell office:value-type="float" office:value="350168" calcext:value-type="float">
            <text:p>350168</text:p>
          </table:table-cell>
          <table:table-cell office:value-type="string" calcext:value-type="string">
            <text:p>GeForce GTX1660 Super MSI PCI-E 6144Mb (GTX 1660 SUPER VENTUS XS V1)</text:p>
          </table:table-cell>
          <table:table-cell office:value-type="float" office:value="1530" calcext:value-type="float">
            <text:p>1530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500" calcext:value-type="float">
            <text:p>23500</text:p>
          </table:table-cell>
          <table:table-cell/>
          <table:table-cell table:formula="of:=([.C115]-[.$C$2])/[.$C$2]" office:value-type="float" office:value="0.631130063965885" calcext:value-type="float">
            <text:p>0,631130063965885</text:p>
          </table:table-cell>
          <table:table-cell table:formula="of:=([.D115]-[.$D$2])/[.$D$2]" office:value-type="float" office:value="0.902985074626866" calcext:value-type="float">
            <text:p>0,902985074626866</text:p>
          </table:table-cell>
          <table:table-cell table:formula="of:=([.E115]-[.$E$2])/[.$E$2]" office:value-type="float" office:value="2" calcext:value-type="float">
            <text:p>2</text:p>
          </table:table-cell>
          <table:table-cell table:formula="of:=([.F115]-[.$F$2])/[.$F$2]" office:value-type="float" office:value="13" calcext:value-type="float">
            <text:p>13</text:p>
          </table:table-cell>
          <table:table-cell table:formula="of:=([.G115]-[.$G$2])/[.$G$2]" office:value-type="float" office:value="2" calcext:value-type="float">
            <text:p>2</text:p>
          </table:table-cell>
          <table:table-cell/>
          <table:table-cell table:formula="of:=SQRT([.J115]^2+[.K115]^2+[.L115]^2+[.M115]^2+[.N115]^2)" office:value-type="float" office:value="13.3496706776849" calcext:value-type="float">
            <text:p>13,3496706776849</text:p>
          </table:table-cell>
          <table:table-cell table:formula="of:=[.P115]*[.$H$2]/[.H115]" office:value-type="float" office:value="2.27228437066977" calcext:value-type="float">
            <text:p>2,27228437066977</text:p>
          </table:table-cell>
        </table:table-row>
        <table:table-row table:style-name="ro1">
          <table:table-cell office:value-type="float" office:value="311963" calcext:value-type="float">
            <text:p>311963</text:p>
          </table:table-cell>
          <table:table-cell office:value-type="string" calcext:value-type="string">
            <text:p>GeForce GTX1660 Ti Gigabyte PCI-E 6144Mb (GV-N166TOC-6GD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3580" calcext:value-type="float">
            <text:p>23580</text:p>
          </table:table-cell>
          <table:table-cell/>
          <table:table-cell table:formula="of:=([.C116]-[.$C$2])/[.$C$2]" office:value-type="float" office:value="0.918976545842217" calcext:value-type="float">
            <text:p>0,918976545842217</text:p>
          </table:table-cell>
          <table:table-cell table:formula="of:=([.D116]-[.$D$2])/[.$D$2]" office:value-type="float" office:value="0.918976545842217" calcext:value-type="float">
            <text:p>0,918976545842217</text:p>
          </table:table-cell>
          <table:table-cell table:formula="of:=([.E116]-[.$E$2])/[.$E$2]" office:value-type="float" office:value="2" calcext:value-type="float">
            <text:p>2</text:p>
          </table:table-cell>
          <table:table-cell table:formula="of:=([.F116]-[.$F$2])/[.$F$2]" office:value-type="float" office:value="11" calcext:value-type="float">
            <text:p>11</text:p>
          </table:table-cell>
          <table:table-cell table:formula="of:=([.G116]-[.$G$2])/[.$G$2]" office:value-type="float" office:value="2" calcext:value-type="float">
            <text:p>2</text:p>
          </table:table-cell>
          <table:table-cell/>
          <table:table-cell table:formula="of:=SQRT([.J116]^2+[.K116]^2+[.L116]^2+[.M116]^2+[.N116]^2)" office:value-type="float" office:value="11.4319305361613" calcext:value-type="float">
            <text:p>11,4319305361613</text:p>
          </table:table-cell>
          <table:table-cell table:formula="of:=[.P116]*[.$H$2]/[.H116]" office:value-type="float" office:value="1.93925878476018" calcext:value-type="float">
            <text:p>1,93925878476018</text:p>
          </table:table-cell>
        </table:table-row>
        <table:table-row table:style-name="ro1">
          <table:table-cell office:value-type="float" office:value="350167" calcext:value-type="float">
            <text:p>350167</text:p>
          </table:table-cell>
          <table:table-cell office:value-type="string" calcext:value-type="string">
            <text:p>GeForce GTX1660 Super MSI PCI-E 6144Mb (GTX 1660 SUPER AERO ITX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590" calcext:value-type="float">
            <text:p>23590</text:p>
          </table:table-cell>
          <table:table-cell/>
          <table:table-cell table:formula="of:=([.C117]-[.$C$2])/[.$C$2]" office:value-type="float" office:value="0.902985074626866" calcext:value-type="float">
            <text:p>0,902985074626866</text:p>
          </table:table-cell>
          <table:table-cell table:formula="of:=([.D117]-[.$D$2])/[.$D$2]" office:value-type="float" office:value="0.902985074626866" calcext:value-type="float">
            <text:p>0,902985074626866</text:p>
          </table:table-cell>
          <table:table-cell table:formula="of:=([.E117]-[.$E$2])/[.$E$2]" office:value-type="float" office:value="2" calcext:value-type="float">
            <text:p>2</text:p>
          </table:table-cell>
          <table:table-cell table:formula="of:=([.F117]-[.$F$2])/[.$F$2]" office:value-type="float" office:value="13" calcext:value-type="float">
            <text:p>13</text:p>
          </table:table-cell>
          <table:table-cell table:formula="of:=([.G117]-[.$G$2])/[.$G$2]" office:value-type="float" office:value="2" calcext:value-type="float">
            <text:p>2</text:p>
          </table:table-cell>
          <table:table-cell/>
          <table:table-cell table:formula="of:=SQRT([.J117]^2+[.K117]^2+[.L117]^2+[.M117]^2+[.N117]^2)" office:value-type="float" office:value="13.3652820430396" calcext:value-type="float">
            <text:p>13,3652820430396</text:p>
          </table:table-cell>
          <table:table-cell table:formula="of:=[.P117]*[.$H$2]/[.H117]" office:value-type="float" office:value="2.26626232183801" calcext:value-type="float">
            <text:p>2,26626232183801</text:p>
          </table:table-cell>
        </table:table-row>
        <table:table-row table:style-name="ro1">
          <table:table-cell office:value-type="float" office:value="336211" calcext:value-type="float">
            <text:p>336211</text:p>
          </table:table-cell>
          <table:table-cell office:value-type="string" calcext:value-type="string">
            <text:p>GeForce GTX1660 Super Gigabyte PCI-E 6144Mb (GV-N166SGAMING OC-6GD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3890" calcext:value-type="float">
            <text:p>23890</text:p>
          </table:table-cell>
          <table:table-cell/>
          <table:table-cell table:formula="of:=([.C118]-[.$C$2])/[.$C$2]" office:value-type="float" office:value="0.982942430703625" calcext:value-type="float">
            <text:p>0,982942430703625</text:p>
          </table:table-cell>
          <table:table-cell table:formula="of:=([.D118]-[.$D$2])/[.$D$2]" office:value-type="float" office:value="0.982942430703625" calcext:value-type="float">
            <text:p>0,982942430703625</text:p>
          </table:table-cell>
          <table:table-cell table:formula="of:=([.E118]-[.$E$2])/[.$E$2]" office:value-type="float" office:value="2" calcext:value-type="float">
            <text:p>2</text:p>
          </table:table-cell>
          <table:table-cell table:formula="of:=([.F118]-[.$F$2])/[.$F$2]" office:value-type="float" office:value="13" calcext:value-type="float">
            <text:p>13</text:p>
          </table:table-cell>
          <table:table-cell table:formula="of:=([.G118]-[.$G$2])/[.$G$2]" office:value-type="float" office:value="2" calcext:value-type="float">
            <text:p>2</text:p>
          </table:table-cell>
          <table:table-cell/>
          <table:table-cell table:formula="of:=SQRT([.J118]^2+[.K118]^2+[.L118]^2+[.M118]^2+[.N118]^2)" office:value-type="float" office:value="13.3765597835974" calcext:value-type="float">
            <text:p>13,3765597835974</text:p>
          </table:table-cell>
          <table:table-cell table:formula="of:=[.P118]*[.$H$2]/[.H118]" office:value-type="float" office:value="2.23969188507282" calcext:value-type="float">
            <text:p>2,23969188507282</text:p>
          </table:table-cell>
        </table:table-row>
        <table:table-row table:style-name="ro1">
          <table:table-cell office:value-type="float" office:value="342570" calcext:value-type="float">
            <text:p>342570</text:p>
          </table:table-cell>
          <table:table-cell office:value-type="string" calcext:value-type="string">
            <text:p>GeForce GTX1660 Super ASUS PCI-E 6144Mb (TUF-GTX1660S-O6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4310" calcext:value-type="float">
            <text:p>24310</text:p>
          </table:table-cell>
          <table:table-cell/>
          <table:table-cell table:formula="of:=([.C119]-[.$C$2])/[.$C$2]" office:value-type="float" office:value="0.631130063965885" calcext:value-type="float">
            <text:p>0,631130063965885</text:p>
          </table:table-cell>
          <table:table-cell table:formula="of:=([.D119]-[.$D$2])/[.$D$2]" office:value-type="float" office:value="0.966950959488273" calcext:value-type="float">
            <text:p>0,966950959488273</text:p>
          </table:table-cell>
          <table:table-cell table:formula="of:=([.E119]-[.$E$2])/[.$E$2]" office:value-type="float" office:value="2" calcext:value-type="float">
            <text:p>2</text:p>
          </table:table-cell>
          <table:table-cell table:formula="of:=([.F119]-[.$F$2])/[.$F$2]" office:value-type="float" office:value="13.002" calcext:value-type="float">
            <text:p>13,002</text:p>
          </table:table-cell>
          <table:table-cell table:formula="of:=([.G119]-[.$G$2])/[.$G$2]" office:value-type="float" office:value="2" calcext:value-type="float">
            <text:p>2</text:p>
          </table:table-cell>
          <table:table-cell/>
          <table:table-cell table:formula="of:=SQRT([.J119]^2+[.K119]^2+[.L119]^2+[.M119]^2+[.N119]^2)" office:value-type="float" office:value="13.356096859326" calcext:value-type="float">
            <text:p>13,356096859326</text:p>
          </table:table-cell>
          <table:table-cell table:formula="of:=[.P119]*[.$H$2]/[.H119]" office:value-type="float" office:value="2.19763008791871" calcext:value-type="float">
            <text:p>2,19763008791871</text:p>
          </table:table-cell>
        </table:table-row>
        <table:table-row table:style-name="ro1">
          <table:table-cell office:value-type="float" office:value="336215" calcext:value-type="float">
            <text:p>336215</text:p>
          </table:table-cell>
          <table:table-cell office:value-type="string" calcext:value-type="string">
            <text:p>GeForce GTX1660 Super MSI PCI-E 6144Mb (GTX 1660 SUPER GAMING X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4690" calcext:value-type="float">
            <text:p>24690</text:p>
          </table:table-cell>
          <table:table-cell/>
          <table:table-cell table:formula="of:=([.C120]-[.$C$2])/[.$C$2]" office:value-type="float" office:value="0.950959488272921" calcext:value-type="float">
            <text:p>0,950959488272921</text:p>
          </table:table-cell>
          <table:table-cell table:formula="of:=([.D120]-[.$D$2])/[.$D$2]" office:value-type="float" office:value="0.950959488272921" calcext:value-type="float">
            <text:p>0,950959488272921</text:p>
          </table:table-cell>
          <table:table-cell table:formula="of:=([.E120]-[.$E$2])/[.$E$2]" office:value-type="float" office:value="2" calcext:value-type="float">
            <text:p>2</text:p>
          </table:table-cell>
          <table:table-cell table:formula="of:=([.F120]-[.$F$2])/[.$F$2]" office:value-type="float" office:value="13" calcext:value-type="float">
            <text:p>13</text:p>
          </table:table-cell>
          <table:table-cell table:formula="of:=([.G120]-[.$G$2])/[.$G$2]" office:value-type="float" office:value="2" calcext:value-type="float">
            <text:p>2</text:p>
          </table:table-cell>
          <table:table-cell/>
          <table:table-cell table:formula="of:=SQRT([.J120]^2+[.K120]^2+[.L120]^2+[.M120]^2+[.N120]^2)" office:value-type="float" office:value="13.371935084223" calcext:value-type="float">
            <text:p>13,371935084223</text:p>
          </table:table-cell>
          <table:table-cell table:formula="of:=[.P120]*[.$H$2]/[.H120]" office:value-type="float" office:value="2.166372634139" calcext:value-type="float">
            <text:p>2,166372634139</text:p>
          </table:table-cell>
        </table:table-row>
        <table:table-row table:style-name="ro1">
          <table:table-cell office:value-type="float" office:value="325682" calcext:value-type="float">
            <text:p>325682</text:p>
          </table:table-cell>
          <table:table-cell office:value-type="string" calcext:value-type="string">
            <text:p>GeForce GTX1660 ASUS PCI-E 6144Mb (TUF3-GTX1660-O6G-GAMING)</text:p>
          </table:table-cell>
          <table:table-cell office:value-type="float" office:value="1500" calcext:value-type="float">
            <text:p>1500</text:p>
          </table:table-cell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 office:value-type="float" office:value="8002" calcext:value-type="float">
            <text:p>8002</text:p>
          </table:table-cell>
          <table:table-cell office:value-type="float" office:value="192" calcext:value-type="float">
            <text:p>192</text:p>
          </table:table-cell>
          <table:table-cell office:value-type="float" office:value="25200" calcext:value-type="float">
            <text:p>25200</text:p>
          </table:table-cell>
          <table:table-cell/>
          <table:table-cell table:formula="of:=([.C121]-[.$C$2])/[.$C$2]" office:value-type="float" office:value="0.599147121535181" calcext:value-type="float">
            <text:p>0,599147121535181</text:p>
          </table:table-cell>
          <table:table-cell table:formula="of:=([.D121]-[.$D$2])/[.$D$2]" office:value-type="float" office:value="1.01492537313433" calcext:value-type="float">
            <text:p>1,01492537313433</text:p>
          </table:table-cell>
          <table:table-cell table:formula="of:=([.E121]-[.$E$2])/[.$E$2]" office:value-type="float" office:value="2" calcext:value-type="float">
            <text:p>2</text:p>
          </table:table-cell>
          <table:table-cell table:formula="of:=([.F121]-[.$F$2])/[.$F$2]" office:value-type="float" office:value="7.002" calcext:value-type="float">
            <text:p>7,002</text:p>
          </table:table-cell>
          <table:table-cell table:formula="of:=([.G121]-[.$G$2])/[.$G$2]" office:value-type="float" office:value="2" calcext:value-type="float">
            <text:p>2</text:p>
          </table:table-cell>
          <table:table-cell/>
          <table:table-cell table:formula="of:=SQRT([.J121]^2+[.K121]^2+[.L121]^2+[.M121]^2+[.N121]^2)" office:value-type="float" office:value="7.64310504875314" calcext:value-type="float">
            <text:p>7,64310504875314</text:p>
          </table:table-cell>
          <table:table-cell table:formula="of:=[.P121]*[.$H$2]/[.H121]" office:value-type="float" office:value="1.21319127757986" calcext:value-type="float">
            <text:p>1,21319127757986</text:p>
          </table:table-cell>
        </table:table-row>
        <table:table-row table:style-name="ro1">
          <table:table-cell office:value-type="float" office:value="311533" calcext:value-type="float">
            <text:p>311533</text:p>
          </table:table-cell>
          <table:table-cell office:value-type="string" calcext:value-type="string">
            <text:p>GeForce GTX1660 Ti Palit StormX PCI-E 6144Mb (0475)</text:p>
          </table:table-cell>
          <table:table-cell office:value-type="float" office:value="1500" calcext:value-type="float">
            <text:p>1500</text:p>
          </table:table-cell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5220" calcext:value-type="float">
            <text:p>25220</text:p>
          </table:table-cell>
          <table:table-cell/>
          <table:table-cell table:formula="of:=([.C122]-[.$C$2])/[.$C$2]" office:value-type="float" office:value="0.599147121535181" calcext:value-type="float">
            <text:p>0,599147121535181</text:p>
          </table:table-cell>
          <table:table-cell table:formula="of:=([.D122]-[.$D$2])/[.$D$2]" office:value-type="float" office:value="0.886993603411514" calcext:value-type="float">
            <text:p>0,886993603411514</text:p>
          </table:table-cell>
          <table:table-cell table:formula="of:=([.E122]-[.$E$2])/[.$E$2]" office:value-type="float" office:value="2" calcext:value-type="float">
            <text:p>2</text:p>
          </table:table-cell>
          <table:table-cell table:formula="of:=([.F122]-[.$F$2])/[.$F$2]" office:value-type="float" office:value="11" calcext:value-type="float">
            <text:p>11</text:p>
          </table:table-cell>
          <table:table-cell table:formula="of:=([.G122]-[.$G$2])/[.$G$2]" office:value-type="float" office:value="2" calcext:value-type="float">
            <text:p>2</text:p>
          </table:table-cell>
          <table:table-cell/>
          <table:table-cell table:formula="of:=SQRT([.J122]^2+[.K122]^2+[.L122]^2+[.M122]^2+[.N122]^2)" office:value-type="float" office:value="11.4081433601501" calcext:value-type="float">
            <text:p>11,4081433601501</text:p>
          </table:table-cell>
          <table:table-cell table:formula="of:=[.P122]*[.$H$2]/[.H122]" office:value-type="float" office:value="1.80938039019034" calcext:value-type="float">
            <text:p>1,80938039019034</text:p>
          </table:table-cell>
        </table:table-row>
        <table:table-row table:style-name="ro1">
          <table:table-cell office:value-type="float" office:value="342356" calcext:value-type="float">
            <text:p>342356</text:p>
          </table:table-cell>
          <table:table-cell office:value-type="string" calcext:value-type="string">
            <text:p>GeForce GTX1660 Super ASUS PCI-E 6144Mb (DUAL-GTX1660S-6G-EVO)</text:p>
          </table:table-cell>
          <table:table-cell office:value-type="float" office:value="1515" calcext:value-type="float">
            <text:p>1515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5630" calcext:value-type="float">
            <text:p>25630</text:p>
          </table:table-cell>
          <table:table-cell/>
          <table:table-cell table:formula="of:=([.C123]-[.$C$2])/[.$C$2]" office:value-type="float" office:value="0.615138592750533" calcext:value-type="float">
            <text:p>0,615138592750533</text:p>
          </table:table-cell>
          <table:table-cell table:formula="of:=([.D123]-[.$D$2])/[.$D$2]" office:value-type="float" office:value="0.950959488272921" calcext:value-type="float">
            <text:p>0,950959488272921</text:p>
          </table:table-cell>
          <table:table-cell table:formula="of:=([.E123]-[.$E$2])/[.$E$2]" office:value-type="float" office:value="2" calcext:value-type="float">
            <text:p>2</text:p>
          </table:table-cell>
          <table:table-cell table:formula="of:=([.F123]-[.$F$2])/[.$F$2]" office:value-type="float" office:value="13.002" calcext:value-type="float">
            <text:p>13,002</text:p>
          </table:table-cell>
          <table:table-cell table:formula="of:=([.G123]-[.$G$2])/[.$G$2]" office:value-type="float" office:value="2" calcext:value-type="float">
            <text:p>2</text:p>
          </table:table-cell>
          <table:table-cell/>
          <table:table-cell table:formula="of:=SQRT([.J123]^2+[.K123]^2+[.L123]^2+[.M123]^2+[.N123]^2)" office:value-type="float" office:value="13.3542024635179" calcext:value-type="float">
            <text:p>13,3542024635179</text:p>
          </table:table-cell>
          <table:table-cell table:formula="of:=[.P123]*[.$H$2]/[.H123]" office:value-type="float" office:value="2.08415176956971" calcext:value-type="float">
            <text:p>2,08415176956971</text:p>
          </table:table-cell>
        </table:table-row>
        <table:table-row table:style-name="ro1">
          <table:table-cell office:value-type="float" office:value="337491" calcext:value-type="float">
            <text:p>337491</text:p>
          </table:table-cell>
          <table:table-cell office:value-type="string" calcext:value-type="string">
            <text:p>GeForce GTX1660 Super ASUS PCI-E 6144Mb (DUAL-GTX1660S-O6G-EVO)</text:p>
          </table:table-cell>
          <table:table-cell office:value-type="float" office:value="1530" calcext:value-type="float">
            <text:p>1530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5810" calcext:value-type="float">
            <text:p>25810</text:p>
          </table:table-cell>
          <table:table-cell/>
          <table:table-cell table:formula="of:=([.C124]-[.$C$2])/[.$C$2]" office:value-type="float" office:value="0.631130063965885" calcext:value-type="float">
            <text:p>0,631130063965885</text:p>
          </table:table-cell>
          <table:table-cell table:formula="of:=([.D124]-[.$D$2])/[.$D$2]" office:value-type="float" office:value="0.982942430703625" calcext:value-type="float">
            <text:p>0,982942430703625</text:p>
          </table:table-cell>
          <table:table-cell table:formula="of:=([.E124]-[.$E$2])/[.$E$2]" office:value-type="float" office:value="2" calcext:value-type="float">
            <text:p>2</text:p>
          </table:table-cell>
          <table:table-cell table:formula="of:=([.F124]-[.$F$2])/[.$F$2]" office:value-type="float" office:value="13.002" calcext:value-type="float">
            <text:p>13,002</text:p>
          </table:table-cell>
          <table:table-cell table:formula="of:=([.G124]-[.$G$2])/[.$G$2]" office:value-type="float" office:value="2" calcext:value-type="float">
            <text:p>2</text:p>
          </table:table-cell>
          <table:table-cell/>
          <table:table-cell table:formula="of:=SQRT([.J124]^2+[.K124]^2+[.L124]^2+[.M124]^2+[.N124]^2)" office:value-type="float" office:value="13.3572641277965" calcext:value-type="float">
            <text:p>13,3572641277965</text:p>
          </table:table-cell>
          <table:table-cell table:formula="of:=[.P124]*[.$H$2]/[.H124]" office:value-type="float" office:value="2.0700913022544" calcext:value-type="float">
            <text:p>2,0700913022544</text:p>
          </table:table-cell>
        </table:table-row>
        <table:table-row table:style-name="ro1">
          <table:table-cell office:value-type="float" office:value="311536" calcext:value-type="float">
            <text:p>311536</text:p>
          </table:table-cell>
          <table:table-cell office:value-type="string" calcext:value-type="string">
            <text:p>GeForce GTX1660 Ti Palit StormX OC PCI-E 6144Mb (0468)</text:p>
          </table:table-cell>
          <table:table-cell office:value-type="float" office:value="1500" calcext:value-type="float">
            <text:p>1500</text:p>
          </table:table-cell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5960" calcext:value-type="float">
            <text:p>25960</text:p>
          </table:table-cell>
          <table:table-cell/>
          <table:table-cell table:formula="of:=([.C125]-[.$C$2])/[.$C$2]" office:value-type="float" office:value="0.599147121535181" calcext:value-type="float">
            <text:p>0,599147121535181</text:p>
          </table:table-cell>
          <table:table-cell table:formula="of:=([.D125]-[.$D$2])/[.$D$2]" office:value-type="float" office:value="0.934968017057569" calcext:value-type="float">
            <text:p>0,934968017057569</text:p>
          </table:table-cell>
          <table:table-cell table:formula="of:=([.E125]-[.$E$2])/[.$E$2]" office:value-type="float" office:value="2" calcext:value-type="float">
            <text:p>2</text:p>
          </table:table-cell>
          <table:table-cell table:formula="of:=([.F125]-[.$F$2])/[.$F$2]" office:value-type="float" office:value="11" calcext:value-type="float">
            <text:p>11</text:p>
          </table:table-cell>
          <table:table-cell table:formula="of:=([.G125]-[.$G$2])/[.$G$2]" office:value-type="float" office:value="2" calcext:value-type="float">
            <text:p>2</text:p>
          </table:table-cell>
          <table:table-cell/>
          <table:table-cell table:formula="of:=SQRT([.J125]^2+[.K125]^2+[.L125]^2+[.M125]^2+[.N125]^2)" office:value-type="float" office:value="11.411973644649" calcext:value-type="float">
            <text:p>11,411973644649</text:p>
          </table:table-cell>
          <table:table-cell table:formula="of:=[.P125]*[.$H$2]/[.H125]" office:value-type="float" office:value="1.75839347375178" calcext:value-type="float">
            <text:p>1,75839347375178</text:p>
          </table:table-cell>
        </table:table-row>
        <table:table-row table:style-name="ro1">
          <table:table-cell office:value-type="float" office:value="339098" calcext:value-type="float">
            <text:p>339098</text:p>
          </table:table-cell>
          <table:table-cell office:value-type="string" calcext:value-type="string">
            <text:p>GeForce GTX1660 Super MSI PCI-E 6144Mb (GTX 1660 SUPER GAMING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5980" calcext:value-type="float">
            <text:p>25980</text:p>
          </table:table-cell>
          <table:table-cell/>
          <table:table-cell table:formula="of:=([.C126]-[.$C$2])/[.$C$2]" office:value-type="float" office:value="0.902985074626866" calcext:value-type="float">
            <text:p>0,902985074626866</text:p>
          </table:table-cell>
          <table:table-cell table:formula="of:=([.D126]-[.$D$2])/[.$D$2]" office:value-type="float" office:value="0.902985074626866" calcext:value-type="float">
            <text:p>0,902985074626866</text:p>
          </table:table-cell>
          <table:table-cell table:formula="of:=([.E126]-[.$E$2])/[.$E$2]" office:value-type="float" office:value="2" calcext:value-type="float">
            <text:p>2</text:p>
          </table:table-cell>
          <table:table-cell table:formula="of:=([.F126]-[.$F$2])/[.$F$2]" office:value-type="float" office:value="13" calcext:value-type="float">
            <text:p>13</text:p>
          </table:table-cell>
          <table:table-cell table:formula="of:=([.G126]-[.$G$2])/[.$G$2]" office:value-type="float" office:value="2" calcext:value-type="float">
            <text:p>2</text:p>
          </table:table-cell>
          <table:table-cell/>
          <table:table-cell table:formula="of:=SQRT([.J126]^2+[.K126]^2+[.L126]^2+[.M126]^2+[.N126]^2)" office:value-type="float" office:value="13.3652820430396" calcext:value-type="float">
            <text:p>13,3652820430396</text:p>
          </table:table-cell>
          <table:table-cell table:formula="of:=[.P126]*[.$H$2]/[.H126]" office:value-type="float" office:value="2.05778014519471" calcext:value-type="float">
            <text:p>2,05778014519471</text:p>
          </table:table-cell>
        </table:table-row>
        <table:table-row table:style-name="ro1">
          <table:table-cell office:value-type="float" office:value="277048" calcext:value-type="float">
            <text:p>277048</text:p>
          </table:table-cell>
          <table:table-cell office:value-type="string" calcext:value-type="string">
            <text:p>GeForce GTX1070 Ti Zotac PCI-E 8192Mb (ZT-P10710J-10B) OEM</text:p>
          </table:table-cell>
          <table:table-cell office:value-type="float" office:value="1607" calcext:value-type="float">
            <text:p>1607</text:p>
          </table:table-cell>
          <table:table-cell office:value-type="float" office:value="1683" calcext:value-type="float">
            <text:p>1683</text:p>
          </table:table-cell>
          <table:table-cell office:value-type="float" office:value="8" calcext:value-type="float">
            <text:p>8</text:p>
          </table:table-cell>
          <table:table-cell office:value-type="float" office:value="8008" calcext:value-type="float">
            <text:p>8008</text:p>
          </table:table-cell>
          <table:table-cell office:value-type="float" office:value="256" calcext:value-type="float">
            <text:p>256</text:p>
          </table:table-cell>
          <table:table-cell office:value-type="float" office:value="25990" calcext:value-type="float">
            <text:p>25990</text:p>
          </table:table-cell>
          <table:table-cell/>
          <table:table-cell table:formula="of:=([.C127]-[.$C$2])/[.$C$2]" office:value-type="float" office:value="0.713219616204691" calcext:value-type="float">
            <text:p>0,713219616204691</text:p>
          </table:table-cell>
          <table:table-cell table:formula="of:=([.D127]-[.$D$2])/[.$D$2]" office:value-type="float" office:value="0.794243070362473" calcext:value-type="float">
            <text:p>0,794243070362473</text:p>
          </table:table-cell>
          <table:table-cell table:formula="of:=([.E127]-[.$E$2])/[.$E$2]" office:value-type="float" office:value="3" calcext:value-type="float">
            <text:p>3</text:p>
          </table:table-cell>
          <table:table-cell table:formula="of:=([.F127]-[.$F$2])/[.$F$2]" office:value-type="float" office:value="7.008" calcext:value-type="float">
            <text:p>7,008</text:p>
          </table:table-cell>
          <table:table-cell table:formula="of:=([.G127]-[.$G$2])/[.$G$2]" office:value-type="float" office:value="3" calcext:value-type="float">
            <text:p>3</text:p>
          </table:table-cell>
          <table:table-cell/>
          <table:table-cell table:formula="of:=SQRT([.J127]^2+[.K127]^2+[.L127]^2+[.M127]^2+[.N127]^2)" office:value-type="float" office:value="8.26145073675066" calcext:value-type="float">
            <text:p>8,26145073675066</text:p>
          </table:table-cell>
          <table:table-cell table:formula="of:=[.P127]*[.$H$2]/[.H127]" office:value-type="float" office:value="1.2714814523664" calcext:value-type="float">
            <text:p>1,2714814523664</text:p>
          </table:table-cell>
        </table:table-row>
        <table:table-row table:style-name="ro1">
          <table:table-cell office:value-type="float" office:value="312285" calcext:value-type="float">
            <text:p>312285</text:p>
          </table:table-cell>
          <table:table-cell office:value-type="string" calcext:value-type="string">
            <text:p>GeForce GTX1660 Ti Gigabyte PCI-E 6144Mb (GV-N166TGAMING OC-6GD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050" calcext:value-type="float">
            <text:p>26050</text:p>
          </table:table-cell>
          <table:table-cell/>
          <table:table-cell table:formula="of:=([.C128]-[.$C$2])/[.$C$2]" office:value-type="float" office:value="0.982942430703625" calcext:value-type="float">
            <text:p>0,982942430703625</text:p>
          </table:table-cell>
          <table:table-cell table:formula="of:=([.D128]-[.$D$2])/[.$D$2]" office:value-type="float" office:value="0.982942430703625" calcext:value-type="float">
            <text:p>0,982942430703625</text:p>
          </table:table-cell>
          <table:table-cell table:formula="of:=([.E128]-[.$E$2])/[.$E$2]" office:value-type="float" office:value="2" calcext:value-type="float">
            <text:p>2</text:p>
          </table:table-cell>
          <table:table-cell table:formula="of:=([.F128]-[.$F$2])/[.$F$2]" office:value-type="float" office:value="11" calcext:value-type="float">
            <text:p>11</text:p>
          </table:table-cell>
          <table:table-cell table:formula="of:=([.G128]-[.$G$2])/[.$G$2]" office:value-type="float" office:value="2" calcext:value-type="float">
            <text:p>2</text:p>
          </table:table-cell>
          <table:table-cell/>
          <table:table-cell table:formula="of:=SQRT([.J128]^2+[.K128]^2+[.L128]^2+[.M128]^2+[.N128]^2)" office:value-type="float" office:value="11.4425675284944" calcext:value-type="float">
            <text:p>11,4425675284944</text:p>
          </table:table-cell>
          <table:table-cell table:formula="of:=[.P128]*[.$H$2]/[.H128]" office:value-type="float" office:value="1.75701612721604" calcext:value-type="float">
            <text:p>1,75701612721604</text:p>
          </table:table-cell>
        </table:table-row>
        <table:table-row table:style-name="ro1">
          <table:table-cell office:value-type="float" office:value="337493" calcext:value-type="float">
            <text:p>337493</text:p>
          </table:table-cell>
          <table:table-cell office:value-type="string" calcext:value-type="string">
            <text:p>GeForce GTX1660 Super ASUS PCI-E 6144Mb (TUF 3-GTX1660S-A6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6250" calcext:value-type="float">
            <text:p>26250</text:p>
          </table:table-cell>
          <table:table-cell/>
          <table:table-cell table:formula="of:=([.C129]-[.$C$2])/[.$C$2]" office:value-type="float" office:value="0.631130063965885" calcext:value-type="float">
            <text:p>0,631130063965885</text:p>
          </table:table-cell>
          <table:table-cell table:formula="of:=([.D129]-[.$D$2])/[.$D$2]" office:value-type="float" office:value="0.950959488272921" calcext:value-type="float">
            <text:p>0,950959488272921</text:p>
          </table:table-cell>
          <table:table-cell table:formula="of:=([.E129]-[.$E$2])/[.$E$2]" office:value-type="float" office:value="2" calcext:value-type="float">
            <text:p>2</text:p>
          </table:table-cell>
          <table:table-cell table:formula="of:=([.F129]-[.$F$2])/[.$F$2]" office:value-type="float" office:value="13.002" calcext:value-type="float">
            <text:p>13,002</text:p>
          </table:table-cell>
          <table:table-cell table:formula="of:=([.G129]-[.$G$2])/[.$G$2]" office:value-type="float" office:value="2" calcext:value-type="float">
            <text:p>2</text:p>
          </table:table-cell>
          <table:table-cell/>
          <table:table-cell table:formula="of:=SQRT([.J129]^2+[.K129]^2+[.L129]^2+[.M129]^2+[.N129]^2)" office:value-type="float" office:value="13.3549486373396" calcext:value-type="float">
            <text:p>13,3549486373396</text:p>
          </table:table-cell>
          <table:table-cell table:formula="of:=[.P129]*[.$H$2]/[.H129]" office:value-type="float" office:value="2.03503979235651" calcext:value-type="float">
            <text:p>2,03503979235651</text:p>
          </table:table-cell>
        </table:table-row>
        <table:table-row table:style-name="ro1">
          <table:table-cell office:value-type="float" office:value="337494" calcext:value-type="float">
            <text:p>337494</text:p>
          </table:table-cell>
          <table:table-cell office:value-type="string" calcext:value-type="string">
            <text:p>GeForce GTX1660 Super ASUS PCI-E 6144Mb (TUF 3-GTX1660S-O6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6340" calcext:value-type="float">
            <text:p>26340</text:p>
          </table:table-cell>
          <table:table-cell/>
          <table:table-cell table:formula="of:=([.C130]-[.$C$2])/[.$C$2]" office:value-type="float" office:value="0.631130063965885" calcext:value-type="float">
            <text:p>0,631130063965885</text:p>
          </table:table-cell>
          <table:table-cell table:formula="of:=([.D130]-[.$D$2])/[.$D$2]" office:value-type="float" office:value="0.982942430703625" calcext:value-type="float">
            <text:p>0,982942430703625</text:p>
          </table:table-cell>
          <table:table-cell table:formula="of:=([.E130]-[.$E$2])/[.$E$2]" office:value-type="float" office:value="2" calcext:value-type="float">
            <text:p>2</text:p>
          </table:table-cell>
          <table:table-cell table:formula="of:=([.F130]-[.$F$2])/[.$F$2]" office:value-type="float" office:value="13.002" calcext:value-type="float">
            <text:p>13,002</text:p>
          </table:table-cell>
          <table:table-cell table:formula="of:=([.G130]-[.$G$2])/[.$G$2]" office:value-type="float" office:value="2" calcext:value-type="float">
            <text:p>2</text:p>
          </table:table-cell>
          <table:table-cell/>
          <table:table-cell table:formula="of:=SQRT([.J130]^2+[.K130]^2+[.L130]^2+[.M130]^2+[.N130]^2)" office:value-type="float" office:value="13.3572641277965" calcext:value-type="float">
            <text:p>13,3572641277965</text:p>
          </table:table-cell>
          <table:table-cell table:formula="of:=[.P130]*[.$H$2]/[.H130]" office:value-type="float" office:value="2.02843798447935" calcext:value-type="float">
            <text:p>2,02843798447935</text:p>
          </table:table-cell>
        </table:table-row>
        <table:table-row table:style-name="ro1">
          <table:table-cell office:value-type="float" office:value="329887" calcext:value-type="float">
            <text:p>329887</text:p>
          </table:table-cell>
          <table:table-cell office:value-type="string" calcext:value-type="string">
            <text:p>GeForce GTX1660 Ti Inno3D Gaming OC X2 PCI-E 6144Mb (N166T2-06D6X-1710VA15L)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340" calcext:value-type="float">
            <text:p>26340</text:p>
          </table:table-cell>
          <table:table-cell/>
          <table:table-cell table:formula="of:=([.C131]-[.$C$2])/[.$C$2]" office:value-type="float" office:value="0.599147121535181" calcext:value-type="float">
            <text:p>0,599147121535181</text:p>
          </table:table-cell>
          <table:table-cell table:formula="of:=([.D131]-[.$D$2])/[.$D$2]" office:value-type="float" office:value="0.918976545842217" calcext:value-type="float">
            <text:p>0,918976545842217</text:p>
          </table:table-cell>
          <table:table-cell table:formula="of:=([.E131]-[.$E$2])/[.$E$2]" office:value-type="float" office:value="2" calcext:value-type="float">
            <text:p>2</text:p>
          </table:table-cell>
          <table:table-cell table:formula="of:=([.F131]-[.$F$2])/[.$F$2]" office:value-type="float" office:value="11" calcext:value-type="float">
            <text:p>11</text:p>
          </table:table-cell>
          <table:table-cell table:formula="of:=([.G131]-[.$G$2])/[.$G$2]" office:value-type="float" office:value="2" calcext:value-type="float">
            <text:p>2</text:p>
          </table:table-cell>
          <table:table-cell/>
          <table:table-cell table:formula="of:=SQRT([.J131]^2+[.K131]^2+[.L131]^2+[.M131]^2+[.N131]^2)" office:value-type="float" office:value="11.4106746148092" calcext:value-type="float">
            <text:p>11,4106746148092</text:p>
          </table:table-cell>
          <table:table-cell table:formula="of:=[.P131]*[.$H$2]/[.H131]" office:value-type="float" office:value="1.73282833937878" calcext:value-type="float">
            <text:p>1,73282833937878</text:p>
          </table:table-cell>
        </table:table-row>
        <table:table-row table:style-name="ro1">
          <table:table-cell office:value-type="float" office:value="316675" calcext:value-type="float">
            <text:p>316675</text:p>
          </table:table-cell>
          <table:table-cell office:value-type="string" calcext:value-type="string">
            <text:p>GeForce GTX1660 Ti MSI PCI-E 6144Mb (GTX 1660 TI AERO ITX 6G OC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420" calcext:value-type="float">
            <text:p>26420</text:p>
          </table:table-cell>
          <table:table-cell/>
          <table:table-cell table:formula="of:=([.C132]-[.$C$2])/[.$C$2]" office:value-type="float" office:value="0.950959488272921" calcext:value-type="float">
            <text:p>0,950959488272921</text:p>
          </table:table-cell>
          <table:table-cell table:formula="of:=([.D132]-[.$D$2])/[.$D$2]" office:value-type="float" office:value="0.950959488272921" calcext:value-type="float">
            <text:p>0,950959488272921</text:p>
          </table:table-cell>
          <table:table-cell table:formula="of:=([.E132]-[.$E$2])/[.$E$2]" office:value-type="float" office:value="2" calcext:value-type="float">
            <text:p>2</text:p>
          </table:table-cell>
          <table:table-cell table:formula="of:=([.F132]-[.$F$2])/[.$F$2]" office:value-type="float" office:value="11" calcext:value-type="float">
            <text:p>11</text:p>
          </table:table-cell>
          <table:table-cell table:formula="of:=([.G132]-[.$G$2])/[.$G$2]" office:value-type="float" office:value="2" calcext:value-type="float">
            <text:p>2</text:p>
          </table:table-cell>
          <table:table-cell/>
          <table:table-cell table:formula="of:=SQRT([.J132]^2+[.K132]^2+[.L132]^2+[.M132]^2+[.N132]^2)" office:value-type="float" office:value="11.4371608319842" calcext:value-type="float">
            <text:p>11,4371608319842</text:p>
          </table:table-cell>
          <table:table-cell table:formula="of:=[.P132]*[.$H$2]/[.H132]" office:value-type="float" office:value="1.73159134473644" calcext:value-type="float">
            <text:p>1,73159134473644</text:p>
          </table:table-cell>
        </table:table-row>
        <table:table-row table:style-name="ro1">
          <table:table-cell office:value-type="float" office:value="339376" calcext:value-type="float">
            <text:p>339376</text:p>
          </table:table-cell>
          <table:table-cell office:value-type="string" calcext:value-type="string">
            <text:p>GeForce GTX1660 Ti Inno3D Twin X2 OC RGB PCI-E 6144Mb (N166T2-06D6X-1710VA15LB)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520" calcext:value-type="float">
            <text:p>26520</text:p>
          </table:table-cell>
          <table:table-cell/>
          <table:table-cell table:formula="of:=([.C133]-[.$C$2])/[.$C$2]" office:value-type="float" office:value="0.599147121535181" calcext:value-type="float">
            <text:p>0,599147121535181</text:p>
          </table:table-cell>
          <table:table-cell table:formula="of:=([.D133]-[.$D$2])/[.$D$2]" office:value-type="float" office:value="0.918976545842217" calcext:value-type="float">
            <text:p>0,918976545842217</text:p>
          </table:table-cell>
          <table:table-cell table:formula="of:=([.E133]-[.$E$2])/[.$E$2]" office:value-type="float" office:value="2" calcext:value-type="float">
            <text:p>2</text:p>
          </table:table-cell>
          <table:table-cell table:formula="of:=([.F133]-[.$F$2])/[.$F$2]" office:value-type="float" office:value="11" calcext:value-type="float">
            <text:p>11</text:p>
          </table:table-cell>
          <table:table-cell table:formula="of:=([.G133]-[.$G$2])/[.$G$2]" office:value-type="float" office:value="2" calcext:value-type="float">
            <text:p>2</text:p>
          </table:table-cell>
          <table:table-cell/>
          <table:table-cell table:formula="of:=SQRT([.J133]^2+[.K133]^2+[.L133]^2+[.M133]^2+[.N133]^2)" office:value-type="float" office:value="11.4106746148092" calcext:value-type="float">
            <text:p>11,4106746148092</text:p>
          </table:table-cell>
          <table:table-cell table:formula="of:=[.P133]*[.$H$2]/[.H133]" office:value-type="float" office:value="1.7210670610572" calcext:value-type="float">
            <text:p>1,7210670610572</text:p>
          </table:table-cell>
        </table:table-row>
        <table:table-row table:style-name="ro1">
          <table:table-cell office:value-type="float" office:value="325158" calcext:value-type="float">
            <text:p>325158</text:p>
          </table:table-cell>
          <table:table-cell office:value-type="string" calcext:value-type="string">
            <text:p>GeForce GTX1660 Ti MSI PCI-E 6144Mb (GTX 1660 Ti VENTUS XS 6G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800" calcext:value-type="float">
            <text:p>26800</text:p>
          </table:table-cell>
          <table:table-cell/>
          <table:table-cell table:formula="of:=([.C134]-[.$C$2])/[.$C$2]" office:value-type="float" office:value="0.886993603411514" calcext:value-type="float">
            <text:p>0,886993603411514</text:p>
          </table:table-cell>
          <table:table-cell table:formula="of:=([.D134]-[.$D$2])/[.$D$2]" office:value-type="float" office:value="0.886993603411514" calcext:value-type="float">
            <text:p>0,886993603411514</text:p>
          </table:table-cell>
          <table:table-cell table:formula="of:=([.E134]-[.$E$2])/[.$E$2]" office:value-type="float" office:value="2" calcext:value-type="float">
            <text:p>2</text:p>
          </table:table-cell>
          <table:table-cell table:formula="of:=([.F134]-[.$F$2])/[.$F$2]" office:value-type="float" office:value="11" calcext:value-type="float">
            <text:p>11</text:p>
          </table:table-cell>
          <table:table-cell table:formula="of:=([.G134]-[.$G$2])/[.$G$2]" office:value-type="float" office:value="2" calcext:value-type="float">
            <text:p>2</text:p>
          </table:table-cell>
          <table:table-cell/>
          <table:table-cell table:formula="of:=SQRT([.J134]^2+[.K134]^2+[.L134]^2+[.M134]^2+[.N134]^2)" office:value-type="float" office:value="11.4268768832514" calcext:value-type="float">
            <text:p>11,4268768832514</text:p>
          </table:table-cell>
          <table:table-cell table:formula="of:=[.P134]*[.$H$2]/[.H134]" office:value-type="float" office:value="1.70550401242559" calcext:value-type="float">
            <text:p>1,70550401242559</text:p>
          </table:table-cell>
        </table:table-row>
        <table:table-row table:style-name="ro1">
          <table:table-cell office:value-type="float" office:value="332136" calcext:value-type="float">
            <text:p>332136</text:p>
          </table:table-cell>
          <table:table-cell office:value-type="string" calcext:value-type="string">
            <text:p>GeForce GTX1660 Ti EVGA SC Ultra Gaming PCI-E 6144Mb (06G-P4-1667-KR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6880" calcext:value-type="float">
            <text:p>26880</text:p>
          </table:table-cell>
          <table:table-cell/>
          <table:table-cell table:formula="of:=([.C135]-[.$C$2])/[.$C$2]" office:value-type="float" office:value="0.966950959488273" calcext:value-type="float">
            <text:p>0,966950959488273</text:p>
          </table:table-cell>
          <table:table-cell table:formula="of:=([.D135]-[.$D$2])/[.$D$2]" office:value-type="float" office:value="0.966950959488273" calcext:value-type="float">
            <text:p>0,966950959488273</text:p>
          </table:table-cell>
          <table:table-cell table:formula="of:=([.E135]-[.$E$2])/[.$E$2]" office:value-type="float" office:value="2" calcext:value-type="float">
            <text:p>2</text:p>
          </table:table-cell>
          <table:table-cell table:formula="of:=([.F135]-[.$F$2])/[.$F$2]" office:value-type="float" office:value="11" calcext:value-type="float">
            <text:p>11</text:p>
          </table:table-cell>
          <table:table-cell table:formula="of:=([.G135]-[.$G$2])/[.$G$2]" office:value-type="float" office:value="2" calcext:value-type="float">
            <text:p>2</text:p>
          </table:table-cell>
          <table:table-cell/>
          <table:table-cell table:formula="of:=SQRT([.J135]^2+[.K135]^2+[.L135]^2+[.M135]^2+[.N135]^2)" office:value-type="float" office:value="11.4398421455941" calcext:value-type="float">
            <text:p>11,4398421455941</text:p>
          </table:table-cell>
          <table:table-cell table:formula="of:=[.P135]*[.$H$2]/[.H135]" office:value-type="float" office:value="1.70235746214198" calcext:value-type="float">
            <text:p>1,70235746214198</text:p>
          </table:table-cell>
        </table:table-row>
        <table:table-row table:style-name="ro1">
          <table:table-cell office:value-type="float" office:value="336853" calcext:value-type="float">
            <text:p>336853</text:p>
          </table:table-cell>
          <table:table-cell office:value-type="string" calcext:value-type="string">
            <text:p>GeForce GTX1660 Ti Colorful PCI-E 6144Mb (GTX 1660 Ti Ultra 6G-V)</text:p>
          </table:table-cell>
          <table:table-cell office:value-type="float" office:value="1500" calcext:value-type="float">
            <text:p>1500</text:p>
          </table:table-cell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12002" calcext:value-type="float">
            <text:p>12002</text:p>
          </table:table-cell>
          <table:table-cell office:value-type="float" office:value="192" calcext:value-type="float">
            <text:p>192</text:p>
          </table:table-cell>
          <table:table-cell office:value-type="float" office:value="27060" calcext:value-type="float">
            <text:p>27060</text:p>
          </table:table-cell>
          <table:table-cell/>
          <table:table-cell table:formula="of:=([.C136]-[.$C$2])/[.$C$2]" office:value-type="float" office:value="0.599147121535181" calcext:value-type="float">
            <text:p>0,599147121535181</text:p>
          </table:table-cell>
          <table:table-cell table:formula="of:=([.D136]-[.$D$2])/[.$D$2]" office:value-type="float" office:value="0.966950959488273" calcext:value-type="float">
            <text:p>0,966950959488273</text:p>
          </table:table-cell>
          <table:table-cell table:formula="of:=([.E136]-[.$E$2])/[.$E$2]" office:value-type="float" office:value="2" calcext:value-type="float">
            <text:p>2</text:p>
          </table:table-cell>
          <table:table-cell table:formula="of:=([.F136]-[.$F$2])/[.$F$2]" office:value-type="float" office:value="11.002" calcext:value-type="float">
            <text:p>11,002</text:p>
          </table:table-cell>
          <table:table-cell table:formula="of:=([.G136]-[.$G$2])/[.$G$2]" office:value-type="float" office:value="2" calcext:value-type="float">
            <text:p>2</text:p>
          </table:table-cell>
          <table:table-cell/>
          <table:table-cell table:formula="of:=SQRT([.J136]^2+[.K136]^2+[.L136]^2+[.M136]^2+[.N136]^2)" office:value-type="float" office:value="11.4165658335289" calcext:value-type="float">
            <text:p>11,4165658335289</text:p>
          </table:table-cell>
          <table:table-cell table:formula="of:=[.P136]*[.$H$2]/[.H136]" office:value-type="float" office:value="1.68759288004862" calcext:value-type="float">
            <text:p>1,68759288004862</text:p>
          </table:table-cell>
        </table:table-row>
        <table:table-row table:style-name="ro1">
          <table:table-cell office:value-type="float" office:value="313814" calcext:value-type="float">
            <text:p>313814</text:p>
          </table:table-cell>
          <table:table-cell office:value-type="string" calcext:value-type="string">
            <text:p>GeForce GTX1660 Ti Palit Dual OC PCI-E 6144Mb (NE6166TS18J9)</text:p>
          </table:table-cell>
          <table:table-cell office:value-type="float" office:value="1500" calcext:value-type="float">
            <text:p>1500</text:p>
          </table:table-cell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7060" calcext:value-type="float">
            <text:p>27060</text:p>
          </table:table-cell>
          <table:table-cell/>
          <table:table-cell table:formula="of:=([.C137]-[.$C$2])/[.$C$2]" office:value-type="float" office:value="0.599147121535181" calcext:value-type="float">
            <text:p>0,599147121535181</text:p>
          </table:table-cell>
          <table:table-cell table:formula="of:=([.D137]-[.$D$2])/[.$D$2]" office:value-type="float" office:value="0.934968017057569" calcext:value-type="float">
            <text:p>0,934968017057569</text:p>
          </table:table-cell>
          <table:table-cell table:formula="of:=([.E137]-[.$E$2])/[.$E$2]" office:value-type="float" office:value="2" calcext:value-type="float">
            <text:p>2</text:p>
          </table:table-cell>
          <table:table-cell table:formula="of:=([.F137]-[.$F$2])/[.$F$2]" office:value-type="float" office:value="11" calcext:value-type="float">
            <text:p>11</text:p>
          </table:table-cell>
          <table:table-cell table:formula="of:=([.G137]-[.$G$2])/[.$G$2]" office:value-type="float" office:value="2" calcext:value-type="float">
            <text:p>2</text:p>
          </table:table-cell>
          <table:table-cell/>
          <table:table-cell table:formula="of:=SQRT([.J137]^2+[.K137]^2+[.L137]^2+[.M137]^2+[.N137]^2)" office:value-type="float" office:value="11.411973644649" calcext:value-type="float">
            <text:p>11,411973644649</text:p>
          </table:table-cell>
          <table:table-cell table:formula="of:=[.P137]*[.$H$2]/[.H137]" office:value-type="float" office:value="1.68691406424967" calcext:value-type="float">
            <text:p>1,68691406424967</text:p>
          </table:table-cell>
        </table:table-row>
        <table:table-row table:style-name="ro1">
          <table:table-cell office:value-type="float" office:value="313813" calcext:value-type="float">
            <text:p>313813</text:p>
          </table:table-cell>
          <table:table-cell office:value-type="string" calcext:value-type="string">
            <text:p>GeForce GTX1660 Ti Palit Dual PCI-E 6144Mb (NE6166T018J9)</text:p>
          </table:table-cell>
          <table:table-cell office:value-type="float" office:value="1500" calcext:value-type="float">
            <text:p>1500</text:p>
          </table:table-cell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7060" calcext:value-type="float">
            <text:p>27060</text:p>
          </table:table-cell>
          <table:table-cell/>
          <table:table-cell table:formula="of:=([.C138]-[.$C$2])/[.$C$2]" office:value-type="float" office:value="0.599147121535181" calcext:value-type="float">
            <text:p>0,599147121535181</text:p>
          </table:table-cell>
          <table:table-cell table:formula="of:=([.D138]-[.$D$2])/[.$D$2]" office:value-type="float" office:value="0.886993603411514" calcext:value-type="float">
            <text:p>0,886993603411514</text:p>
          </table:table-cell>
          <table:table-cell table:formula="of:=([.E138]-[.$E$2])/[.$E$2]" office:value-type="float" office:value="2" calcext:value-type="float">
            <text:p>2</text:p>
          </table:table-cell>
          <table:table-cell table:formula="of:=([.F138]-[.$F$2])/[.$F$2]" office:value-type="float" office:value="11" calcext:value-type="float">
            <text:p>11</text:p>
          </table:table-cell>
          <table:table-cell table:formula="of:=([.G138]-[.$G$2])/[.$G$2]" office:value-type="float" office:value="2" calcext:value-type="float">
            <text:p>2</text:p>
          </table:table-cell>
          <table:table-cell/>
          <table:table-cell table:formula="of:=SQRT([.J138]^2+[.K138]^2+[.L138]^2+[.M138]^2+[.N138]^2)" office:value-type="float" office:value="11.4081433601501" calcext:value-type="float">
            <text:p>11,4081433601501</text:p>
          </table:table-cell>
          <table:table-cell table:formula="of:=[.P138]*[.$H$2]/[.H138]" office:value-type="float" office:value="1.68634787289728" calcext:value-type="float">
            <text:p>1,68634787289728</text:p>
          </table:table-cell>
        </table:table-row>
        <table:table-row table:style-name="ro1">
          <table:table-cell office:value-type="float" office:value="342568" calcext:value-type="float">
            <text:p>342568</text:p>
          </table:table-cell>
          <table:table-cell office:value-type="string" calcext:value-type="string">
            <text:p>GeForce GTX1660 Super ASUS PCI-E 6144Mb (ROG-STRIX-GTX1660S-A6G-GAMING)</text:p>
          </table:table-cell>
          <table:table-cell office:value-type="float" office:value="1530" calcext:value-type="float">
            <text:p>1530</text:p>
          </table:table-cell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27500" calcext:value-type="float">
            <text:p>27500</text:p>
          </table:table-cell>
          <table:table-cell/>
          <table:table-cell table:formula="of:=([.C139]-[.$C$2])/[.$C$2]" office:value-type="float" office:value="0.631130063965885" calcext:value-type="float">
            <text:p>0,631130063965885</text:p>
          </table:table-cell>
          <table:table-cell table:formula="of:=([.D139]-[.$D$2])/[.$D$2]" office:value-type="float" office:value="0.966950959488273" calcext:value-type="float">
            <text:p>0,966950959488273</text:p>
          </table:table-cell>
          <table:table-cell table:formula="of:=([.E139]-[.$E$2])/[.$E$2]" office:value-type="float" office:value="2" calcext:value-type="float">
            <text:p>2</text:p>
          </table:table-cell>
          <table:table-cell table:formula="of:=([.F139]-[.$F$2])/[.$F$2]" office:value-type="float" office:value="13.002" calcext:value-type="float">
            <text:p>13,002</text:p>
          </table:table-cell>
          <table:table-cell table:formula="of:=([.G139]-[.$G$2])/[.$G$2]" office:value-type="float" office:value="2" calcext:value-type="float">
            <text:p>2</text:p>
          </table:table-cell>
          <table:table-cell/>
          <table:table-cell table:formula="of:=SQRT([.J139]^2+[.K139]^2+[.L139]^2+[.M139]^2+[.N139]^2)" office:value-type="float" office:value="13.356096859326" calcext:value-type="float">
            <text:p>13,356096859326</text:p>
          </table:table-cell>
          <table:table-cell table:formula="of:=[.P139]*[.$H$2]/[.H139]" office:value-type="float" office:value="1.94270499772014" calcext:value-type="float">
            <text:p>1,94270499772014</text:p>
          </table:table-cell>
        </table:table-row>
        <table:table-row table:style-name="ro1">
          <table:table-cell office:value-type="float" office:value="317735" calcext:value-type="float">
            <text:p>317735</text:p>
          </table:table-cell>
          <table:table-cell office:value-type="string" calcext:value-type="string">
            <text:p>GeForce GTX1660 Ti MSI PCI-E 6144Mb (GTX 1660 TI ARMOR 6G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7600" calcext:value-type="float">
            <text:p>27600</text:p>
          </table:table-cell>
          <table:table-cell/>
          <table:table-cell table:formula="of:=([.C140]-[.$C$2])/[.$C$2]" office:value-type="float" office:value="0.918976545842217" calcext:value-type="float">
            <text:p>0,918976545842217</text:p>
          </table:table-cell>
          <table:table-cell table:formula="of:=([.D140]-[.$D$2])/[.$D$2]" office:value-type="float" office:value="0.918976545842217" calcext:value-type="float">
            <text:p>0,918976545842217</text:p>
          </table:table-cell>
          <table:table-cell table:formula="of:=([.E140]-[.$E$2])/[.$E$2]" office:value-type="float" office:value="2" calcext:value-type="float">
            <text:p>2</text:p>
          </table:table-cell>
          <table:table-cell table:formula="of:=([.F140]-[.$F$2])/[.$F$2]" office:value-type="float" office:value="11" calcext:value-type="float">
            <text:p>11</text:p>
          </table:table-cell>
          <table:table-cell table:formula="of:=([.G140]-[.$G$2])/[.$G$2]" office:value-type="float" office:value="2" calcext:value-type="float">
            <text:p>2</text:p>
          </table:table-cell>
          <table:table-cell/>
          <table:table-cell table:formula="of:=SQRT([.J140]^2+[.K140]^2+[.L140]^2+[.M140]^2+[.N140]^2)" office:value-type="float" office:value="11.4319305361613" calcext:value-type="float">
            <text:p>11,4319305361613</text:p>
          </table:table-cell>
          <table:table-cell table:formula="of:=[.P140]*[.$H$2]/[.H140]" office:value-type="float" office:value="1.65680152697989" calcext:value-type="float">
            <text:p>1,65680152697989</text:p>
          </table:table-cell>
        </table:table-row>
        <table:table-row table:style-name="ro1">
          <table:table-cell office:value-type="float" office:value="311535" calcext:value-type="float">
            <text:p>311535</text:p>
          </table:table-cell>
          <table:table-cell office:value-type="string" calcext:value-type="string">
            <text:p>GeForce GTX1660 Ti MSI PCI-E 6144Mb (GTX 1660 TI ARMOR 6G OC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  <table:table-cell office:value-type="float" office:value="192" calcext:value-type="float">
            <text:p>192</text:p>
          </table:table-cell>
          <table:table-cell office:value-type="float" office:value="27990" calcext:value-type="float">
            <text:p>27990</text:p>
          </table:table-cell>
          <table:table-cell/>
          <table:table-cell table:formula="of:=([.C141]-[.$C$2])/[.$C$2]" office:value-type="float" office:value="0.982942430703625" calcext:value-type="float">
            <text:p>0,982942430703625</text:p>
          </table:table-cell>
          <table:table-cell table:formula="of:=([.D141]-[.$D$2])/[.$D$2]" office:value-type="float" office:value="0.982942430703625" calcext:value-type="float">
            <text:p>0,982942430703625</text:p>
          </table:table-cell>
          <table:table-cell table:formula="of:=([.E141]-[.$E$2])/[.$E$2]" office:value-type="float" office:value="2" calcext:value-type="float">
            <text:p>2</text:p>
          </table:table-cell>
          <table:table-cell table:formula="of:=([.F141]-[.$F$2])/[.$F$2]" office:value-type="float" office:value="11" calcext:value-type="float">
            <text:p>11</text:p>
          </table:table-cell>
          <table:table-cell table:formula="of:=([.G141]-[.$G$2])/[.$G$2]" office:value-type="float" office:value="2" calcext:value-type="float">
            <text:p>2</text:p>
          </table:table-cell>
          <table:table-cell/>
          <table:table-cell table:formula="of:=SQRT([.J141]^2+[.K141]^2+[.L141]^2+[.M141]^2+[.N141]^2)" office:value-type="float" office:value="11.4425675284944" calcext:value-type="float">
            <text:p>11,4425675284944</text:p>
          </table:table-cell>
          <table:table-cell table:formula="of:=[.P141]*[.$H$2]/[.H141]" office:value-type="float" office:value="1.63523651711246" calcext:value-type="float">
            <text:p>1,63523651711246</text:p>
          </table:table-cell>
        </table:table-row>
        <table:table-row table:style-name="ro1">
          <table:table-cell office:value-type="float" office:value="310592" calcext:value-type="float">
            <text:p>310592</text:p>
          </table:table-cell>
          <table:table-cell office:value-type="string" calcext:value-type="string">
            <text:p>GeForce RTX2060 MSI PCI-E 6144Mb (RTX 2060 VENTUS XS 6G OC)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29710" calcext:value-type="float">
            <text:p>29710</text:p>
          </table:table-cell>
          <table:table-cell/>
          <table:table-cell table:formula="of:=([.C142]-[.$C$2])/[.$C$2]" office:value-type="float" office:value="0.823027718550107" calcext:value-type="float">
            <text:p>0,823027718550107</text:p>
          </table:table-cell>
          <table:table-cell table:formula="of:=([.D142]-[.$D$2])/[.$D$2]" office:value-type="float" office:value="0.823027718550107" calcext:value-type="float">
            <text:p>0,823027718550107</text:p>
          </table:table-cell>
          <table:table-cell table:formula="of:=([.E142]-[.$E$2])/[.$E$2]" office:value-type="float" office:value="2" calcext:value-type="float">
            <text:p>2</text:p>
          </table:table-cell>
          <table:table-cell table:formula="of:=([.F142]-[.$F$2])/[.$F$2]" office:value-type="float" office:value="13" calcext:value-type="float">
            <text:p>13</text:p>
          </table:table-cell>
          <table:table-cell table:formula="of:=([.G142]-[.$G$2])/[.$G$2]" office:value-type="float" office:value="2" calcext:value-type="float">
            <text:p>2</text:p>
          </table:table-cell>
          <table:table-cell/>
          <table:table-cell table:formula="of:=SQRT([.J142]^2+[.K142]^2+[.L142]^2+[.M142]^2+[.N142]^2)" office:value-type="float" office:value="13.3549522369421" calcext:value-type="float">
            <text:p>13,3549522369421</text:p>
          </table:table-cell>
          <table:table-cell table:formula="of:=[.P142]*[.$H$2]/[.H142]" office:value-type="float" office:value="1.7980413647852" calcext:value-type="float">
            <text:p>1,7980413647852</text:p>
          </table:table-cell>
        </table:table-row>
        <table:table-row table:style-name="ro1">
          <table:table-cell office:value-type="float" office:value="308956" calcext:value-type="float">
            <text:p>308956</text:p>
          </table:table-cell>
          <table:table-cell office:value-type="string" calcext:value-type="string">
            <text:p>GeForce RTX2060 Palit StormX PCI-E 6144Mb (NE62060018J9)</text:p>
          </table:table-cell>
          <table:table-cell office:value-type="float" office:value="1365" calcext:value-type="float">
            <text:p>1365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0360" calcext:value-type="float">
            <text:p>30360</text:p>
          </table:table-cell>
          <table:table-cell/>
          <table:table-cell table:formula="of:=([.C143]-[.$C$2])/[.$C$2]" office:value-type="float" office:value="0.455223880597015" calcext:value-type="float">
            <text:p>0,455223880597015</text:p>
          </table:table-cell>
          <table:table-cell table:formula="of:=([.D143]-[.$D$2])/[.$D$2]" office:value-type="float" office:value="0.791044776119403" calcext:value-type="float">
            <text:p>0,791044776119403</text:p>
          </table:table-cell>
          <table:table-cell table:formula="of:=([.E143]-[.$E$2])/[.$E$2]" office:value-type="float" office:value="2" calcext:value-type="float">
            <text:p>2</text:p>
          </table:table-cell>
          <table:table-cell table:formula="of:=([.F143]-[.$F$2])/[.$F$2]" office:value-type="float" office:value="13" calcext:value-type="float">
            <text:p>13</text:p>
          </table:table-cell>
          <table:table-cell table:formula="of:=([.G143]-[.$G$2])/[.$G$2]" office:value-type="float" office:value="2" calcext:value-type="float">
            <text:p>2</text:p>
          </table:table-cell>
          <table:table-cell/>
          <table:table-cell table:formula="of:=SQRT([.J143]^2+[.K143]^2+[.L143]^2+[.M143]^2+[.N143]^2)" office:value-type="float" office:value="13.3354032792148" calcext:value-type="float">
            <text:p>13,3354032792148</text:p>
          </table:table-cell>
          <table:table-cell table:formula="of:=[.P143]*[.$H$2]/[.H143]" office:value-type="float" office:value="1.7569701290138" calcext:value-type="float">
            <text:p>1,7569701290138</text:p>
          </table:table-cell>
        </table:table-row>
        <table:table-row table:style-name="ro1">
          <table:table-cell office:value-type="float" office:value="331410" calcext:value-type="float">
            <text:p>331410</text:p>
          </table:table-cell>
          <table:table-cell office:value-type="string" calcext:value-type="string">
            <text:p>GeForce GTX1660 Ti ASUS PCI-E 6144Mb (TUF3-GTX1660TI-O6G-GAMING)</text:p>
          </table:table-cell>
          <table:table-cell office:value-type="float" office:value="1500" calcext:value-type="float">
            <text:p>1500</text:p>
          </table:table-cell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 office:value-type="float" office:value="12002" calcext:value-type="float">
            <text:p>12002</text:p>
          </table:table-cell>
          <table:table-cell office:value-type="float" office:value="192" calcext:value-type="float">
            <text:p>192</text:p>
          </table:table-cell>
          <table:table-cell office:value-type="float" office:value="30670" calcext:value-type="float">
            <text:p>30670</text:p>
          </table:table-cell>
          <table:table-cell/>
          <table:table-cell table:formula="of:=([.C144]-[.$C$2])/[.$C$2]" office:value-type="float" office:value="0.599147121535181" calcext:value-type="float">
            <text:p>0,599147121535181</text:p>
          </table:table-cell>
          <table:table-cell table:formula="of:=([.D144]-[.$D$2])/[.$D$2]" office:value-type="float" office:value="1.01492537313433" calcext:value-type="float">
            <text:p>1,01492537313433</text:p>
          </table:table-cell>
          <table:table-cell table:formula="of:=([.E144]-[.$E$2])/[.$E$2]" office:value-type="float" office:value="2" calcext:value-type="float">
            <text:p>2</text:p>
          </table:table-cell>
          <table:table-cell table:formula="of:=([.F144]-[.$F$2])/[.$F$2]" office:value-type="float" office:value="11.002" calcext:value-type="float">
            <text:p>11,002</text:p>
          </table:table-cell>
          <table:table-cell table:formula="of:=([.G144]-[.$G$2])/[.$G$2]" office:value-type="float" office:value="2" calcext:value-type="float">
            <text:p>2</text:p>
          </table:table-cell>
          <table:table-cell/>
          <table:table-cell table:formula="of:=SQRT([.J144]^2+[.K144]^2+[.L144]^2+[.M144]^2+[.N144]^2)" office:value-type="float" office:value="11.420729170516" calcext:value-type="float">
            <text:p>11,420729170516</text:p>
          </table:table-cell>
          <table:table-cell table:formula="of:=[.P144]*[.$H$2]/[.H144]" office:value-type="float" office:value="1.48949842458638" calcext:value-type="float">
            <text:p>1,48949842458638</text:p>
          </table:table-cell>
        </table:table-row>
        <table:table-row table:style-name="ro1">
          <table:table-cell office:value-type="float" office:value="314056" calcext:value-type="float">
            <text:p>314056</text:p>
          </table:table-cell>
          <table:table-cell office:value-type="string" calcext:value-type="string">
            <text:p>GeForce RTX2060 Gigabyte PCI-E 6144Mb (GV-N2060OC-6GD V2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0800" calcext:value-type="float">
            <text:p>30800</text:p>
          </table:table-cell>
          <table:table-cell/>
          <table:table-cell table:formula="of:=([.C145]-[.$C$2])/[.$C$2]" office:value-type="float" office:value="0.871002132196162" calcext:value-type="float">
            <text:p>0,871002132196162</text:p>
          </table:table-cell>
          <table:table-cell table:formula="of:=([.D145]-[.$D$2])/[.$D$2]" office:value-type="float" office:value="0.871002132196162" calcext:value-type="float">
            <text:p>0,871002132196162</text:p>
          </table:table-cell>
          <table:table-cell table:formula="of:=([.E145]-[.$E$2])/[.$E$2]" office:value-type="float" office:value="2" calcext:value-type="float">
            <text:p>2</text:p>
          </table:table-cell>
          <table:table-cell table:formula="of:=([.F145]-[.$F$2])/[.$F$2]" office:value-type="float" office:value="13" calcext:value-type="float">
            <text:p>13</text:p>
          </table:table-cell>
          <table:table-cell table:formula="of:=([.G145]-[.$G$2])/[.$G$2]" office:value-type="float" office:value="2" calcext:value-type="float">
            <text:p>2</text:p>
          </table:table-cell>
          <table:table-cell/>
          <table:table-cell table:formula="of:=SQRT([.J145]^2+[.K145]^2+[.L145]^2+[.M145]^2+[.N145]^2)" office:value-type="float" office:value="13.3610362408228" calcext:value-type="float">
            <text:p>13,3610362408228</text:p>
          </table:table-cell>
          <table:table-cell table:formula="of:=[.P145]*[.$H$2]/[.H145]" office:value-type="float" office:value="1.73519951179517" calcext:value-type="float">
            <text:p>1,73519951179517</text:p>
          </table:table-cell>
        </table:table-row>
        <table:table-row table:style-name="ro1">
          <table:table-cell office:value-type="float" office:value="309026" calcext:value-type="float">
            <text:p>309026</text:p>
          </table:table-cell>
          <table:table-cell office:value-type="string" calcext:value-type="string">
            <text:p>GeForce RTX2060 Gigabyte Mini ITX PCI-E 6144Mb (GV-N2060IXOC-6GD)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0940" calcext:value-type="float">
            <text:p>30940</text:p>
          </table:table-cell>
          <table:table-cell/>
          <table:table-cell table:formula="of:=([.C146]-[.$C$2])/[.$C$2]" office:value-type="float" office:value="0.807036247334755" calcext:value-type="float">
            <text:p>0,807036247334755</text:p>
          </table:table-cell>
          <table:table-cell table:formula="of:=([.D146]-[.$D$2])/[.$D$2]" office:value-type="float" office:value="0.807036247334755" calcext:value-type="float">
            <text:p>0,807036247334755</text:p>
          </table:table-cell>
          <table:table-cell table:formula="of:=([.E146]-[.$E$2])/[.$E$2]" office:value-type="float" office:value="2" calcext:value-type="float">
            <text:p>2</text:p>
          </table:table-cell>
          <table:table-cell table:formula="of:=([.F146]-[.$F$2])/[.$F$2]" office:value-type="float" office:value="13" calcext:value-type="float">
            <text:p>13</text:p>
          </table:table-cell>
          <table:table-cell table:formula="of:=([.G146]-[.$G$2])/[.$G$2]" office:value-type="float" office:value="2" calcext:value-type="float">
            <text:p>2</text:p>
          </table:table-cell>
          <table:table-cell/>
          <table:table-cell table:formula="of:=SQRT([.J146]^2+[.K146]^2+[.L146]^2+[.M146]^2+[.N146]^2)" office:value-type="float" office:value="13.3530002250065" calcext:value-type="float">
            <text:p>13,3530002250065</text:p>
          </table:table-cell>
          <table:table-cell table:formula="of:=[.P146]*[.$H$2]/[.H146]" office:value-type="float" office:value="1.72630901422192" calcext:value-type="float">
            <text:p>1,72630901422192</text:p>
          </table:table-cell>
        </table:table-row>
        <table:table-row table:style-name="ro1">
          <table:table-cell office:value-type="float" office:value="314053" calcext:value-type="float">
            <text:p>314053</text:p>
          </table:table-cell>
          <table:table-cell office:value-type="string" calcext:value-type="string">
            <text:p>GeForce RTX2060 Palit Dual PCI-E 6144Mb (NE62060018J9)</text:p>
          </table:table-cell>
          <table:table-cell office:value-type="float" office:value="1365" calcext:value-type="float">
            <text:p>1365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1730" calcext:value-type="float">
            <text:p>31730</text:p>
          </table:table-cell>
          <table:table-cell/>
          <table:table-cell table:formula="of:=([.C147]-[.$C$2])/[.$C$2]" office:value-type="float" office:value="0.455223880597015" calcext:value-type="float">
            <text:p>0,455223880597015</text:p>
          </table:table-cell>
          <table:table-cell table:formula="of:=([.D147]-[.$D$2])/[.$D$2]" office:value-type="float" office:value="0.791044776119403" calcext:value-type="float">
            <text:p>0,791044776119403</text:p>
          </table:table-cell>
          <table:table-cell table:formula="of:=([.E147]-[.$E$2])/[.$E$2]" office:value-type="float" office:value="2" calcext:value-type="float">
            <text:p>2</text:p>
          </table:table-cell>
          <table:table-cell table:formula="of:=([.F147]-[.$F$2])/[.$F$2]" office:value-type="float" office:value="13" calcext:value-type="float">
            <text:p>13</text:p>
          </table:table-cell>
          <table:table-cell table:formula="of:=([.G147]-[.$G$2])/[.$G$2]" office:value-type="float" office:value="2" calcext:value-type="float">
            <text:p>2</text:p>
          </table:table-cell>
          <table:table-cell/>
          <table:table-cell table:formula="of:=SQRT([.J147]^2+[.K147]^2+[.L147]^2+[.M147]^2+[.N147]^2)" office:value-type="float" office:value="13.3354032792148" calcext:value-type="float">
            <text:p>13,3354032792148</text:p>
          </table:table-cell>
          <table:table-cell table:formula="of:=[.P147]*[.$H$2]/[.H147]" office:value-type="float" office:value="1.68110977361674" calcext:value-type="float">
            <text:p>1,68110977361674</text:p>
          </table:table-cell>
        </table:table-row>
        <table:table-row table:style-name="ro1">
          <table:table-cell office:value-type="float" office:value="314054" calcext:value-type="float">
            <text:p>314054</text:p>
          </table:table-cell>
          <table:table-cell office:value-type="string" calcext:value-type="string">
            <text:p>GeForce RTX2060 Palit Dual OC PCI-E 6144Mb (NE62060S18J9)</text:p>
          </table:table-cell>
          <table:table-cell office:value-type="float" office:value="1365" calcext:value-type="float">
            <text:p>1365</text:p>
          </table:table-cell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1770" calcext:value-type="float">
            <text:p>31770</text:p>
          </table:table-cell>
          <table:table-cell/>
          <table:table-cell table:formula="of:=([.C148]-[.$C$2])/[.$C$2]" office:value-type="float" office:value="0.455223880597015" calcext:value-type="float">
            <text:p>0,455223880597015</text:p>
          </table:table-cell>
          <table:table-cell table:formula="of:=([.D148]-[.$D$2])/[.$D$2]" office:value-type="float" office:value="0.839019189765458" calcext:value-type="float">
            <text:p>0,839019189765458</text:p>
          </table:table-cell>
          <table:table-cell table:formula="of:=([.E148]-[.$E$2])/[.$E$2]" office:value-type="float" office:value="2" calcext:value-type="float">
            <text:p>2</text:p>
          </table:table-cell>
          <table:table-cell table:formula="of:=([.F148]-[.$F$2])/[.$F$2]" office:value-type="float" office:value="13" calcext:value-type="float">
            <text:p>13</text:p>
          </table:table-cell>
          <table:table-cell table:formula="of:=([.G148]-[.$G$2])/[.$G$2]" office:value-type="float" office:value="2" calcext:value-type="float">
            <text:p>2</text:p>
          </table:table-cell>
          <table:table-cell/>
          <table:table-cell table:formula="of:=SQRT([.J148]^2+[.K148]^2+[.L148]^2+[.M148]^2+[.N148]^2)" office:value-type="float" office:value="13.3383350528565" calcext:value-type="float">
            <text:p>13,3383350528565</text:p>
          </table:table-cell>
          <table:table-cell table:formula="of:=[.P148]*[.$H$2]/[.H148]" office:value-type="float" office:value="1.67936229812484" calcext:value-type="float">
            <text:p>1,67936229812484</text:p>
          </table:table-cell>
        </table:table-row>
        <table:table-row table:style-name="ro1">
          <table:table-cell office:value-type="float" office:value="318266" calcext:value-type="float">
            <text:p>318266</text:p>
          </table:table-cell>
          <table:table-cell office:value-type="string" calcext:value-type="string">
            <text:p>GeForce RTX2060 Gigabyte WindForce 2X PCI-E 6144Mb (GV-N2060WF2OC-6GD V2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1810" calcext:value-type="float">
            <text:p>31810</text:p>
          </table:table-cell>
          <table:table-cell/>
          <table:table-cell table:formula="of:=([.C149]-[.$C$2])/[.$C$2]" office:value-type="float" office:value="0.886993603411514" calcext:value-type="float">
            <text:p>0,886993603411514</text:p>
          </table:table-cell>
          <table:table-cell table:formula="of:=([.D149]-[.$D$2])/[.$D$2]" office:value-type="float" office:value="0.886993603411514" calcext:value-type="float">
            <text:p>0,886993603411514</text:p>
          </table:table-cell>
          <table:table-cell table:formula="of:=([.E149]-[.$E$2])/[.$E$2]" office:value-type="float" office:value="2" calcext:value-type="float">
            <text:p>2</text:p>
          </table:table-cell>
          <table:table-cell table:formula="of:=([.F149]-[.$F$2])/[.$F$2]" office:value-type="float" office:value="13" calcext:value-type="float">
            <text:p>13</text:p>
          </table:table-cell>
          <table:table-cell table:formula="of:=([.G149]-[.$G$2])/[.$G$2]" office:value-type="float" office:value="2" calcext:value-type="float">
            <text:p>2</text:p>
          </table:table-cell>
          <table:table-cell/>
          <table:table-cell table:formula="of:=SQRT([.J149]^2+[.K149]^2+[.L149]^2+[.M149]^2+[.N149]^2)" office:value-type="float" office:value="13.3631401738134" calcext:value-type="float">
            <text:p>13,3631401738134</text:p>
          </table:table-cell>
          <table:table-cell table:formula="of:=[.P149]*[.$H$2]/[.H149]" office:value-type="float" office:value="1.68036971692089" calcext:value-type="float">
            <text:p>1,68036971692089</text:p>
          </table:table-cell>
        </table:table-row>
        <table:table-row table:style-name="ro1">
          <table:table-cell office:value-type="float" office:value="329398" calcext:value-type="float">
            <text:p>329398</text:p>
          </table:table-cell>
          <table:table-cell office:value-type="string" calcext:value-type="string">
            <text:p>GeForce RTX2060 Zotac Gaming PCI-E 6144Mb (ZT-T20600H-10M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1810" calcext:value-type="float">
            <text:p>31810</text:p>
          </table:table-cell>
          <table:table-cell/>
          <table:table-cell table:formula="of:=([.C150]-[.$C$2])/[.$C$2]" office:value-type="float" office:value="0.791044776119403" calcext:value-type="float">
            <text:p>0,791044776119403</text:p>
          </table:table-cell>
          <table:table-cell table:formula="of:=([.D150]-[.$D$2])/[.$D$2]" office:value-type="float" office:value="0.791044776119403" calcext:value-type="float">
            <text:p>0,791044776119403</text:p>
          </table:table-cell>
          <table:table-cell table:formula="of:=([.E150]-[.$E$2])/[.$E$2]" office:value-type="float" office:value="2" calcext:value-type="float">
            <text:p>2</text:p>
          </table:table-cell>
          <table:table-cell table:formula="of:=([.F150]-[.$F$2])/[.$F$2]" office:value-type="float" office:value="13" calcext:value-type="float">
            <text:p>13</text:p>
          </table:table-cell>
          <table:table-cell table:formula="of:=([.G150]-[.$G$2])/[.$G$2]" office:value-type="float" office:value="2" calcext:value-type="float">
            <text:p>2</text:p>
          </table:table-cell>
          <table:table-cell/>
          <table:table-cell table:formula="of:=SQRT([.J150]^2+[.K150]^2+[.L150]^2+[.M150]^2+[.N150]^2)" office:value-type="float" office:value="13.3510862357956" calcext:value-type="float">
            <text:p>13,3510862357956</text:p>
          </table:table-cell>
          <table:table-cell table:formula="of:=[.P150]*[.$H$2]/[.H150]" office:value-type="float" office:value="1.67885397495072" calcext:value-type="float">
            <text:p>1,67885397495072</text:p>
          </table:table-cell>
        </table:table-row>
        <table:table-row table:style-name="ro1">
          <table:table-cell office:value-type="float" office:value="347142" calcext:value-type="float">
            <text:p>347142</text:p>
          </table:table-cell>
          <table:table-cell office:value-type="string" calcext:value-type="string">
            <text:p>GeForce RTX2060 EVGA KO ULTRA PCI-E 6144Mb (06G-P4-2068-KR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2070" calcext:value-type="float">
            <text:p>32070</text:p>
          </table:table-cell>
          <table:table-cell/>
          <table:table-cell table:formula="of:=([.C151]-[.$C$2])/[.$C$2]" office:value-type="float" office:value="0.871002132196162" calcext:value-type="float">
            <text:p>0,871002132196162</text:p>
          </table:table-cell>
          <table:table-cell table:formula="of:=([.D151]-[.$D$2])/[.$D$2]" office:value-type="float" office:value="0.871002132196162" calcext:value-type="float">
            <text:p>0,871002132196162</text:p>
          </table:table-cell>
          <table:table-cell table:formula="of:=([.E151]-[.$E$2])/[.$E$2]" office:value-type="float" office:value="2" calcext:value-type="float">
            <text:p>2</text:p>
          </table:table-cell>
          <table:table-cell table:formula="of:=([.F151]-[.$F$2])/[.$F$2]" office:value-type="float" office:value="13" calcext:value-type="float">
            <text:p>13</text:p>
          </table:table-cell>
          <table:table-cell table:formula="of:=([.G151]-[.$G$2])/[.$G$2]" office:value-type="float" office:value="2" calcext:value-type="float">
            <text:p>2</text:p>
          </table:table-cell>
          <table:table-cell/>
          <table:table-cell table:formula="of:=SQRT([.J151]^2+[.K151]^2+[.L151]^2+[.M151]^2+[.N151]^2)" office:value-type="float" office:value="13.3610362408228" calcext:value-type="float">
            <text:p>13,3610362408228</text:p>
          </table:table-cell>
          <table:table-cell table:formula="of:=[.P151]*[.$H$2]/[.H151]" office:value-type="float" office:value="1.66648409614254" calcext:value-type="float">
            <text:p>1,66648409614254</text:p>
          </table:table-cell>
        </table:table-row>
        <table:table-row table:style-name="ro1">
          <table:table-cell office:value-type="float" office:value="317739" calcext:value-type="float">
            <text:p>317739</text:p>
          </table:table-cell>
          <table:table-cell office:value-type="string" calcext:value-type="string">
            <text:p>GeForce RTX2060 MSI PCI-E 6144Mb (RTX 2060 AERO ITX 6G OC)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2070" calcext:value-type="float">
            <text:p>32070</text:p>
          </table:table-cell>
          <table:table-cell/>
          <table:table-cell table:formula="of:=([.C152]-[.$C$2])/[.$C$2]" office:value-type="float" office:value="0.823027718550107" calcext:value-type="float">
            <text:p>0,823027718550107</text:p>
          </table:table-cell>
          <table:table-cell table:formula="of:=([.D152]-[.$D$2])/[.$D$2]" office:value-type="float" office:value="0.823027718550107" calcext:value-type="float">
            <text:p>0,823027718550107</text:p>
          </table:table-cell>
          <table:table-cell table:formula="of:=([.E152]-[.$E$2])/[.$E$2]" office:value-type="float" office:value="2" calcext:value-type="float">
            <text:p>2</text:p>
          </table:table-cell>
          <table:table-cell table:formula="of:=([.F152]-[.$F$2])/[.$F$2]" office:value-type="float" office:value="13" calcext:value-type="float">
            <text:p>13</text:p>
          </table:table-cell>
          <table:table-cell table:formula="of:=([.G152]-[.$G$2])/[.$G$2]" office:value-type="float" office:value="2" calcext:value-type="float">
            <text:p>2</text:p>
          </table:table-cell>
          <table:table-cell/>
          <table:table-cell table:formula="of:=SQRT([.J152]^2+[.K152]^2+[.L152]^2+[.M152]^2+[.N152]^2)" office:value-type="float" office:value="13.3549522369421" calcext:value-type="float">
            <text:p>13,3549522369421</text:p>
          </table:table-cell>
          <table:table-cell table:formula="of:=[.P152]*[.$H$2]/[.H152]" office:value-type="float" office:value="1.66572525562109" calcext:value-type="float">
            <text:p>1,66572525562109</text:p>
          </table:table-cell>
        </table:table-row>
        <table:table-row table:style-name="ro1">
          <table:table-cell office:value-type="float" office:value="308955" calcext:value-type="float">
            <text:p>308955</text:p>
          </table:table-cell>
          <table:table-cell office:value-type="string" calcext:value-type="string">
            <text:p>GeForce RTX2060 Palit GamingPro PCI-E 6144Mb (NE62060018J9)</text:p>
          </table:table-cell>
          <table:table-cell office:value-type="float" office:value="1365" calcext:value-type="float">
            <text:p>1365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2130" calcext:value-type="float">
            <text:p>32130</text:p>
          </table:table-cell>
          <table:table-cell/>
          <table:table-cell table:formula="of:=([.C153]-[.$C$2])/[.$C$2]" office:value-type="float" office:value="0.455223880597015" calcext:value-type="float">
            <text:p>0,455223880597015</text:p>
          </table:table-cell>
          <table:table-cell table:formula="of:=([.D153]-[.$D$2])/[.$D$2]" office:value-type="float" office:value="0.791044776119403" calcext:value-type="float">
            <text:p>0,791044776119403</text:p>
          </table:table-cell>
          <table:table-cell table:formula="of:=([.E153]-[.$E$2])/[.$E$2]" office:value-type="float" office:value="2" calcext:value-type="float">
            <text:p>2</text:p>
          </table:table-cell>
          <table:table-cell table:formula="of:=([.F153]-[.$F$2])/[.$F$2]" office:value-type="float" office:value="13" calcext:value-type="float">
            <text:p>13</text:p>
          </table:table-cell>
          <table:table-cell table:formula="of:=([.G153]-[.$G$2])/[.$G$2]" office:value-type="float" office:value="2" calcext:value-type="float">
            <text:p>2</text:p>
          </table:table-cell>
          <table:table-cell/>
          <table:table-cell table:formula="of:=SQRT([.J153]^2+[.K153]^2+[.L153]^2+[.M153]^2+[.N153]^2)" office:value-type="float" office:value="13.3354032792148" calcext:value-type="float">
            <text:p>13,3354032792148</text:p>
          </table:table-cell>
          <table:table-cell table:formula="of:=[.P153]*[.$H$2]/[.H153]" office:value-type="float" office:value="1.66018092489446" calcext:value-type="float">
            <text:p>1,66018092489446</text:p>
          </table:table-cell>
        </table:table-row>
        <table:table-row table:style-name="ro1">
          <table:table-cell office:value-type="float" office:value="307389" calcext:value-type="float">
            <text:p>307389</text:p>
          </table:table-cell>
          <table:table-cell office:value-type="string" calcext:value-type="string">
            <text:p>GeForce RTX2060 Palit GamingPro OC PCI-E 6144Mb (NE62060T18J9-1062A)</text:p>
          </table:table-cell>
          <table:table-cell office:value-type="float" office:value="1365" calcext:value-type="float">
            <text:p>1365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2480" calcext:value-type="float">
            <text:p>32480</text:p>
          </table:table-cell>
          <table:table-cell/>
          <table:table-cell table:formula="of:=([.C154]-[.$C$2])/[.$C$2]" office:value-type="float" office:value="0.455223880597015" calcext:value-type="float">
            <text:p>0,455223880597015</text:p>
          </table:table-cell>
          <table:table-cell table:formula="of:=([.D154]-[.$D$2])/[.$D$2]" office:value-type="float" office:value="0.950959488272921" calcext:value-type="float">
            <text:p>0,950959488272921</text:p>
          </table:table-cell>
          <table:table-cell table:formula="of:=([.E154]-[.$E$2])/[.$E$2]" office:value-type="float" office:value="2" calcext:value-type="float">
            <text:p>2</text:p>
          </table:table-cell>
          <table:table-cell table:formula="of:=([.F154]-[.$F$2])/[.$F$2]" office:value-type="float" office:value="13" calcext:value-type="float">
            <text:p>13</text:p>
          </table:table-cell>
          <table:table-cell table:formula="of:=([.G154]-[.$G$2])/[.$G$2]" office:value-type="float" office:value="2" calcext:value-type="float">
            <text:p>2</text:p>
          </table:table-cell>
          <table:table-cell/>
          <table:table-cell table:formula="of:=SQRT([.J154]^2+[.K154]^2+[.L154]^2+[.M154]^2+[.N154]^2)" office:value-type="float" office:value="13.3458440246319" calcext:value-type="float">
            <text:p>13,3458440246319</text:p>
          </table:table-cell>
          <table:table-cell table:formula="of:=[.P154]*[.$H$2]/[.H154]" office:value-type="float" office:value="1.64357685032412" calcext:value-type="float">
            <text:p>1,64357685032412</text:p>
          </table:table-cell>
        </table:table-row>
        <table:table-row table:style-name="ro1">
          <table:table-cell office:value-type="float" office:value="327341" calcext:value-type="float">
            <text:p>327341</text:p>
          </table:table-cell>
          <table:table-cell office:value-type="string" calcext:value-type="string">
            <text:p>GeForce RTX2060 Gigabyte PCI-E 6144Mb (GV-N2060WF2-6GD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2510" calcext:value-type="float">
            <text:p>32510</text:p>
          </table:table-cell>
          <table:table-cell/>
          <table:table-cell table:formula="of:=([.C155]-[.$C$2])/[.$C$2]" office:value-type="float" office:value="0.791044776119403" calcext:value-type="float">
            <text:p>0,791044776119403</text:p>
          </table:table-cell>
          <table:table-cell table:formula="of:=([.D155]-[.$D$2])/[.$D$2]" office:value-type="float" office:value="0.791044776119403" calcext:value-type="float">
            <text:p>0,791044776119403</text:p>
          </table:table-cell>
          <table:table-cell table:formula="of:=([.E155]-[.$E$2])/[.$E$2]" office:value-type="float" office:value="2" calcext:value-type="float">
            <text:p>2</text:p>
          </table:table-cell>
          <table:table-cell table:formula="of:=([.F155]-[.$F$2])/[.$F$2]" office:value-type="float" office:value="13" calcext:value-type="float">
            <text:p>13</text:p>
          </table:table-cell>
          <table:table-cell table:formula="of:=([.G155]-[.$G$2])/[.$G$2]" office:value-type="float" office:value="2" calcext:value-type="float">
            <text:p>2</text:p>
          </table:table-cell>
          <table:table-cell/>
          <table:table-cell table:formula="of:=SQRT([.J155]^2+[.K155]^2+[.L155]^2+[.M155]^2+[.N155]^2)" office:value-type="float" office:value="13.3510862357956" calcext:value-type="float">
            <text:p>13,3510862357956</text:p>
          </table:table-cell>
          <table:table-cell table:formula="of:=[.P155]*[.$H$2]/[.H155]" office:value-type="float" office:value="1.64270516589303" calcext:value-type="float">
            <text:p>1,64270516589303</text:p>
          </table:table-cell>
        </table:table-row>
        <table:table-row table:style-name="ro1">
          <table:table-cell office:value-type="float" office:value="311959" calcext:value-type="float">
            <text:p>311959</text:p>
          </table:table-cell>
          <table:table-cell office:value-type="string" calcext:value-type="string">
            <text:p>GeForce RTX2060 ASUS PCI-E 6144Mb (PH-RTX2060-6G)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3550" calcext:value-type="float">
            <text:p>33550</text:p>
          </table:table-cell>
          <table:table-cell/>
          <table:table-cell table:formula="of:=([.C156]-[.$C$2])/[.$C$2]" office:value-type="float" office:value="0.455223880597015" calcext:value-type="float">
            <text:p>0,455223880597015</text:p>
          </table:table-cell>
          <table:table-cell table:formula="of:=([.D156]-[.$D$2])/[.$D$2]" office:value-type="float" office:value="0.823027718550107" calcext:value-type="float">
            <text:p>0,823027718550107</text:p>
          </table:table-cell>
          <table:table-cell table:formula="of:=([.E156]-[.$E$2])/[.$E$2]" office:value-type="float" office:value="2" calcext:value-type="float">
            <text:p>2</text:p>
          </table:table-cell>
          <table:table-cell table:formula="of:=([.F156]-[.$F$2])/[.$F$2]" office:value-type="float" office:value="13" calcext:value-type="float">
            <text:p>13</text:p>
          </table:table-cell>
          <table:table-cell table:formula="of:=([.G156]-[.$G$2])/[.$G$2]" office:value-type="float" office:value="2" calcext:value-type="float">
            <text:p>2</text:p>
          </table:table-cell>
          <table:table-cell/>
          <table:table-cell table:formula="of:=SQRT([.J156]^2+[.K156]^2+[.L156]^2+[.M156]^2+[.N156]^2)" office:value-type="float" office:value="13.337338692819" calcext:value-type="float">
            <text:p>13,337338692819</text:p>
          </table:table-cell>
          <table:table-cell table:formula="of:=[.P156]*[.$H$2]/[.H156]" office:value-type="float" office:value="1.59014470257157" calcext:value-type="float">
            <text:p>1,59014470257157</text:p>
          </table:table-cell>
        </table:table-row>
        <table:table-row table:style-name="ro1">
          <table:table-cell office:value-type="float" office:value="317738" calcext:value-type="float">
            <text:p>317738</text:p>
          </table:table-cell>
          <table:table-cell office:value-type="string" calcext:value-type="string">
            <text:p>GeForce RTX2060 MSI PCI-E 6144Mb (RTX 2060 VENTUS XS 6G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3880" calcext:value-type="float">
            <text:p>33880</text:p>
          </table:table-cell>
          <table:table-cell/>
          <table:table-cell table:formula="of:=([.C157]-[.$C$2])/[.$C$2]" office:value-type="float" office:value="0.791044776119403" calcext:value-type="float">
            <text:p>0,791044776119403</text:p>
          </table:table-cell>
          <table:table-cell table:formula="of:=([.D157]-[.$D$2])/[.$D$2]" office:value-type="float" office:value="0.791044776119403" calcext:value-type="float">
            <text:p>0,791044776119403</text:p>
          </table:table-cell>
          <table:table-cell table:formula="of:=([.E157]-[.$E$2])/[.$E$2]" office:value-type="float" office:value="2" calcext:value-type="float">
            <text:p>2</text:p>
          </table:table-cell>
          <table:table-cell table:formula="of:=([.F157]-[.$F$2])/[.$F$2]" office:value-type="float" office:value="13" calcext:value-type="float">
            <text:p>13</text:p>
          </table:table-cell>
          <table:table-cell table:formula="of:=([.G157]-[.$G$2])/[.$G$2]" office:value-type="float" office:value="2" calcext:value-type="float">
            <text:p>2</text:p>
          </table:table-cell>
          <table:table-cell/>
          <table:table-cell table:formula="of:=SQRT([.J157]^2+[.K157]^2+[.L157]^2+[.M157]^2+[.N157]^2)" office:value-type="float" office:value="13.3510862357956" calcext:value-type="float">
            <text:p>13,3510862357956</text:p>
          </table:table-cell>
          <table:table-cell table:formula="of:=[.P157]*[.$H$2]/[.H157]" office:value-type="float" office:value="1.57627936668189" calcext:value-type="float">
            <text:p>1,57627936668189</text:p>
          </table:table-cell>
        </table:table-row>
        <table:table-row table:style-name="ro1">
          <table:table-cell office:value-type="float" office:value="268147" calcext:value-type="float">
            <text:p>268147</text:p>
          </table:table-cell>
          <table:table-cell office:value-type="string" calcext:value-type="string">
            <text:p>GeForce GTX1070 Ti Zotac Mini PCI-E 8192Mb (ZT-P10710G-10P)</text:p>
          </table:table-cell>
          <table:table-cell office:value-type="float" office:value="1607" calcext:value-type="float">
            <text:p>1607</text:p>
          </table:table-cell>
          <table:table-cell office:value-type="float" office:value="1683" calcext:value-type="float">
            <text:p>1683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33990" calcext:value-type="float">
            <text:p>33990</text:p>
          </table:table-cell>
          <table:table-cell/>
          <table:table-cell table:formula="of:=([.C158]-[.$C$2])/[.$C$2]" office:value-type="float" office:value="0.713219616204691" calcext:value-type="float">
            <text:p>0,713219616204691</text:p>
          </table:table-cell>
          <table:table-cell table:formula="of:=([.D158]-[.$D$2])/[.$D$2]" office:value-type="float" office:value="0.794243070362473" calcext:value-type="float">
            <text:p>0,794243070362473</text:p>
          </table:table-cell>
          <table:table-cell table:formula="of:=([.E158]-[.$E$2])/[.$E$2]" office:value-type="float" office:value="3" calcext:value-type="float">
            <text:p>3</text:p>
          </table:table-cell>
          <table:table-cell table:formula="of:=([.F158]-[.$F$2])/[.$F$2]" office:value-type="float" office:value="7" calcext:value-type="float">
            <text:p>7</text:p>
          </table:table-cell>
          <table:table-cell table:formula="of:=([.G158]-[.$G$2])/[.$G$2]" office:value-type="float" office:value="3" calcext:value-type="float">
            <text:p>3</text:p>
          </table:table-cell>
          <table:table-cell/>
          <table:table-cell table:formula="of:=SQRT([.J158]^2+[.K158]^2+[.L158]^2+[.M158]^2+[.N158]^2)" office:value-type="float" office:value="8.25466560653779" calcext:value-type="float">
            <text:p>8,25466560653779</text:p>
          </table:table-cell>
          <table:table-cell table:formula="of:=[.P158]*[.$H$2]/[.H158]" office:value-type="float" office:value="0.971422842781735" calcext:value-type="float">
            <text:p>0,971422842781735</text:p>
          </table:table-cell>
        </table:table-row>
        <table:table-row table:style-name="ro1">
          <table:table-cell office:value-type="float" office:value="322035" calcext:value-type="float">
            <text:p>322035</text:p>
          </table:table-cell>
          <table:table-cell office:value-type="string" calcext:value-type="string">
            <text:p>GeForce RTX2060 Gigabyte PCI-E 6144Mb (GV-N2060GAMINGOC PRO-6GDV2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4060" calcext:value-type="float">
            <text:p>34060</text:p>
          </table:table-cell>
          <table:table-cell/>
          <table:table-cell table:formula="of:=([.C159]-[.$C$2])/[.$C$2]" office:value-type="float" office:value="0.950959488272921" calcext:value-type="float">
            <text:p>0,950959488272921</text:p>
          </table:table-cell>
          <table:table-cell table:formula="of:=([.D159]-[.$D$2])/[.$D$2]" office:value-type="float" office:value="0.950959488272921" calcext:value-type="float">
            <text:p>0,950959488272921</text:p>
          </table:table-cell>
          <table:table-cell table:formula="of:=([.E159]-[.$E$2])/[.$E$2]" office:value-type="float" office:value="2" calcext:value-type="float">
            <text:p>2</text:p>
          </table:table-cell>
          <table:table-cell table:formula="of:=([.F159]-[.$F$2])/[.$F$2]" office:value-type="float" office:value="13" calcext:value-type="float">
            <text:p>13</text:p>
          </table:table-cell>
          <table:table-cell table:formula="of:=([.G159]-[.$G$2])/[.$G$2]" office:value-type="float" office:value="2" calcext:value-type="float">
            <text:p>2</text:p>
          </table:table-cell>
          <table:table-cell/>
          <table:table-cell table:formula="of:=SQRT([.J159]^2+[.K159]^2+[.L159]^2+[.M159]^2+[.N159]^2)" office:value-type="float" office:value="13.371935084223" calcext:value-type="float">
            <text:p>13,371935084223</text:p>
          </table:table-cell>
          <table:table-cell table:formula="of:=[.P159]*[.$H$2]/[.H159]" office:value-type="float" office:value="1.57039754365507" calcext:value-type="float">
            <text:p>1,57039754365507</text:p>
          </table:table-cell>
        </table:table-row>
        <table:table-row table:style-name="ro1">
          <table:table-cell office:value-type="float" office:value="309388" calcext:value-type="float">
            <text:p>309388</text:p>
          </table:table-cell>
          <table:table-cell office:value-type="string" calcext:value-type="string">
            <text:p>GeForce RTX2060 Gigabyte PCI-E 6144Mb (GV-N2060GAMINGOC PRO-6GD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4160" calcext:value-type="float">
            <text:p>34160</text:p>
          </table:table-cell>
          <table:table-cell/>
          <table:table-cell table:formula="of:=([.C160]-[.$C$2])/[.$C$2]" office:value-type="float" office:value="0.950959488272921" calcext:value-type="float">
            <text:p>0,950959488272921</text:p>
          </table:table-cell>
          <table:table-cell table:formula="of:=([.D160]-[.$D$2])/[.$D$2]" office:value-type="float" office:value="0.950959488272921" calcext:value-type="float">
            <text:p>0,950959488272921</text:p>
          </table:table-cell>
          <table:table-cell table:formula="of:=([.E160]-[.$E$2])/[.$E$2]" office:value-type="float" office:value="2" calcext:value-type="float">
            <text:p>2</text:p>
          </table:table-cell>
          <table:table-cell table:formula="of:=([.F160]-[.$F$2])/[.$F$2]" office:value-type="float" office:value="13" calcext:value-type="float">
            <text:p>13</text:p>
          </table:table-cell>
          <table:table-cell table:formula="of:=([.G160]-[.$G$2])/[.$G$2]" office:value-type="float" office:value="2" calcext:value-type="float">
            <text:p>2</text:p>
          </table:table-cell>
          <table:table-cell/>
          <table:table-cell table:formula="of:=SQRT([.J160]^2+[.K160]^2+[.L160]^2+[.M160]^2+[.N160]^2)" office:value-type="float" office:value="13.371935084223" calcext:value-type="float">
            <text:p>13,371935084223</text:p>
          </table:table-cell>
          <table:table-cell table:formula="of:=[.P160]*[.$H$2]/[.H160]" office:value-type="float" office:value="1.56580036115023" calcext:value-type="float">
            <text:p>1,56580036115023</text:p>
          </table:table-cell>
        </table:table-row>
        <table:table-row table:style-name="ro1">
          <table:table-cell office:value-type="float" office:value="313679" calcext:value-type="float">
            <text:p>313679</text:p>
          </table:table-cell>
          <table:table-cell office:value-type="string" calcext:value-type="string">
            <text:p>GeForce RTX2060 MSI PCI-E 6144Mb (RTX 2060 GAMING 6G)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4600" calcext:value-type="float">
            <text:p>34600</text:p>
          </table:table-cell>
          <table:table-cell/>
          <table:table-cell table:formula="of:=([.C161]-[.$C$2])/[.$C$2]" office:value-type="float" office:value="0.823027718550107" calcext:value-type="float">
            <text:p>0,823027718550107</text:p>
          </table:table-cell>
          <table:table-cell table:formula="of:=([.D161]-[.$D$2])/[.$D$2]" office:value-type="float" office:value="0.823027718550107" calcext:value-type="float">
            <text:p>0,823027718550107</text:p>
          </table:table-cell>
          <table:table-cell table:formula="of:=([.E161]-[.$E$2])/[.$E$2]" office:value-type="float" office:value="2" calcext:value-type="float">
            <text:p>2</text:p>
          </table:table-cell>
          <table:table-cell table:formula="of:=([.F161]-[.$F$2])/[.$F$2]" office:value-type="float" office:value="13" calcext:value-type="float">
            <text:p>13</text:p>
          </table:table-cell>
          <table:table-cell table:formula="of:=([.G161]-[.$G$2])/[.$G$2]" office:value-type="float" office:value="2" calcext:value-type="float">
            <text:p>2</text:p>
          </table:table-cell>
          <table:table-cell/>
          <table:table-cell table:formula="of:=SQRT([.J161]^2+[.K161]^2+[.L161]^2+[.M161]^2+[.N161]^2)" office:value-type="float" office:value="13.3549522369421" calcext:value-type="float">
            <text:p>13,3549522369421</text:p>
          </table:table-cell>
          <table:table-cell table:formula="of:=[.P161]*[.$H$2]/[.H161]" office:value-type="float" office:value="1.54392511409735" calcext:value-type="float">
            <text:p>1,54392511409735</text:p>
          </table:table-cell>
        </table:table-row>
        <table:table-row table:style-name="ro1">
          <table:table-cell office:value-type="float" office:value="325555" calcext:value-type="float">
            <text:p>325555</text:p>
          </table:table-cell>
          <table:table-cell office:value-type="string" calcext:value-type="string">
            <text:p>GeForce RTX2060 ASUS PCI-E 6144Mb (DUAL-RTX2060-6G-EVO)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4690" calcext:value-type="float">
            <text:p>34690</text:p>
          </table:table-cell>
          <table:table-cell/>
          <table:table-cell table:formula="of:=([.C162]-[.$C$2])/[.$C$2]" office:value-type="float" office:value="0.455223880597015" calcext:value-type="float">
            <text:p>0,455223880597015</text:p>
          </table:table-cell>
          <table:table-cell table:formula="of:=([.D162]-[.$D$2])/[.$D$2]" office:value-type="float" office:value="0.823027718550107" calcext:value-type="float">
            <text:p>0,823027718550107</text:p>
          </table:table-cell>
          <table:table-cell table:formula="of:=([.E162]-[.$E$2])/[.$E$2]" office:value-type="float" office:value="2" calcext:value-type="float">
            <text:p>2</text:p>
          </table:table-cell>
          <table:table-cell table:formula="of:=([.F162]-[.$F$2])/[.$F$2]" office:value-type="float" office:value="13" calcext:value-type="float">
            <text:p>13</text:p>
          </table:table-cell>
          <table:table-cell table:formula="of:=([.G162]-[.$G$2])/[.$G$2]" office:value-type="float" office:value="2" calcext:value-type="float">
            <text:p>2</text:p>
          </table:table-cell>
          <table:table-cell/>
          <table:table-cell table:formula="of:=SQRT([.J162]^2+[.K162]^2+[.L162]^2+[.M162]^2+[.N162]^2)" office:value-type="float" office:value="13.337338692819" calcext:value-type="float">
            <text:p>13,337338692819</text:p>
          </table:table-cell>
          <table:table-cell table:formula="of:=[.P162]*[.$H$2]/[.H162]" office:value-type="float" office:value="1.53788857801315" calcext:value-type="float">
            <text:p>1,53788857801315</text:p>
          </table:table-cell>
        </table:table-row>
        <table:table-row table:style-name="ro1">
          <table:table-cell office:value-type="float" office:value="348620" calcext:value-type="float">
            <text:p>348620</text:p>
          </table:table-cell>
          <table:table-cell office:value-type="string" calcext:value-type="string">
            <text:p>Quadro P2200 Dell PCI-E 5120Mb (490-BFPN) OEM</text:p>
          </table:table-cell>
          <table:table-cell office:value-type="float" office:value="1253" calcext:value-type="float">
            <text:p>1253</text:p>
          </table:table-cell>
          <table:table-cell office:value-type="float" office:value="1493" calcext:value-type="float">
            <text:p>1493</text:p>
          </table:table-cell>
          <table:table-cell office:value-type="float" office:value="5" calcext:value-type="float">
            <text:p>5</text:p>
          </table:table-cell>
          <table:table-cell office:value-type="float" office:value="10024" calcext:value-type="float">
            <text:p>10024</text:p>
          </table:table-cell>
          <table:table-cell office:value-type="float" office:value="160" calcext:value-type="float">
            <text:p>160</text:p>
          </table:table-cell>
          <table:table-cell office:value-type="float" office:value="34760" calcext:value-type="float">
            <text:p>34760</text:p>
          </table:table-cell>
          <table:table-cell/>
          <table:table-cell table:formula="of:=([.C163]-[.$C$2])/[.$C$2]" office:value-type="float" office:value="0.335820895522388" calcext:value-type="float">
            <text:p>0,335820895522388</text:p>
          </table:table-cell>
          <table:table-cell table:formula="of:=([.D163]-[.$D$2])/[.$D$2]" office:value-type="float" office:value="0.591684434968017" calcext:value-type="float">
            <text:p>0,591684434968017</text:p>
          </table:table-cell>
          <table:table-cell table:formula="of:=([.E163]-[.$E$2])/[.$E$2]" office:value-type="float" office:value="1.5" calcext:value-type="float">
            <text:p>1,5</text:p>
          </table:table-cell>
          <table:table-cell table:formula="of:=([.F163]-[.$F$2])/[.$F$2]" office:value-type="float" office:value="9.024" calcext:value-type="float">
            <text:p>9,024</text:p>
          </table:table-cell>
          <table:table-cell table:formula="of:=([.G163]-[.$G$2])/[.$G$2]" office:value-type="float" office:value="1.5" calcext:value-type="float">
            <text:p>1,5</text:p>
          </table:table-cell>
          <table:table-cell/>
          <table:table-cell table:formula="of:=SQRT([.J163]^2+[.K163]^2+[.L163]^2+[.M163]^2+[.N163]^2)" office:value-type="float" office:value="9.29491485407224" calcext:value-type="float">
            <text:p>9,29491485407224</text:p>
          </table:table-cell>
          <table:table-cell table:formula="of:=[.P163]*[.$H$2]/[.H163]" office:value-type="float" office:value="1.06961045501407" calcext:value-type="float">
            <text:p>1,06961045501407</text:p>
          </table:table-cell>
        </table:table-row>
        <table:table-row table:style-name="ro1">
          <table:table-cell office:value-type="float" office:value="322633" calcext:value-type="float">
            <text:p>322633</text:p>
          </table:table-cell>
          <table:table-cell office:value-type="string" calcext:value-type="string">
            <text:p>GeForce RTX2060 ASUS PCI-E 6144Mb (TUF-RTX2060-6G-GAMING)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5210" calcext:value-type="float">
            <text:p>35210</text:p>
          </table:table-cell>
          <table:table-cell/>
          <table:table-cell table:formula="of:=([.C164]-[.$C$2])/[.$C$2]" office:value-type="float" office:value="0.455223880597015" calcext:value-type="float">
            <text:p>0,455223880597015</text:p>
          </table:table-cell>
          <table:table-cell table:formula="of:=([.D164]-[.$D$2])/[.$D$2]" office:value-type="float" office:value="0.823027718550107" calcext:value-type="float">
            <text:p>0,823027718550107</text:p>
          </table:table-cell>
          <table:table-cell table:formula="of:=([.E164]-[.$E$2])/[.$E$2]" office:value-type="float" office:value="2" calcext:value-type="float">
            <text:p>2</text:p>
          </table:table-cell>
          <table:table-cell table:formula="of:=([.F164]-[.$F$2])/[.$F$2]" office:value-type="float" office:value="13" calcext:value-type="float">
            <text:p>13</text:p>
          </table:table-cell>
          <table:table-cell table:formula="of:=([.G164]-[.$G$2])/[.$G$2]" office:value-type="float" office:value="2" calcext:value-type="float">
            <text:p>2</text:p>
          </table:table-cell>
          <table:table-cell/>
          <table:table-cell table:formula="of:=SQRT([.J164]^2+[.K164]^2+[.L164]^2+[.M164]^2+[.N164]^2)" office:value-type="float" office:value="13.337338692819" calcext:value-type="float">
            <text:p>13,337338692819</text:p>
          </table:table-cell>
          <table:table-cell table:formula="of:=[.P164]*[.$H$2]/[.H164]" office:value-type="float" office:value="1.51517622184823" calcext:value-type="float">
            <text:p>1,51517622184823</text:p>
          </table:table-cell>
        </table:table-row>
        <table:table-row table:style-name="ro1">
          <table:table-cell office:value-type="float" office:value="317243" calcext:value-type="float">
            <text:p>317243</text:p>
          </table:table-cell>
          <table:table-cell office:value-type="string" calcext:value-type="string">
            <text:p>GeForce RTX2060 ASUS PCI-E 6144Mb (TUF-RTX2060-O6G-GAMING)</text:p>
          </table:table-cell>
          <table:table-cell office:value-type="float" office:value="1365" calcext:value-type="float">
            <text:p>1365</text:p>
          </table:table-cell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5300" calcext:value-type="float">
            <text:p>35300</text:p>
          </table:table-cell>
          <table:table-cell/>
          <table:table-cell table:formula="of:=([.C165]-[.$C$2])/[.$C$2]" office:value-type="float" office:value="0.455223880597015" calcext:value-type="float">
            <text:p>0,455223880597015</text:p>
          </table:table-cell>
          <table:table-cell table:formula="of:=([.D165]-[.$D$2])/[.$D$2]" office:value-type="float" office:value="0.85501066098081" calcext:value-type="float">
            <text:p>0,85501066098081</text:p>
          </table:table-cell>
          <table:table-cell table:formula="of:=([.E165]-[.$E$2])/[.$E$2]" office:value-type="float" office:value="2" calcext:value-type="float">
            <text:p>2</text:p>
          </table:table-cell>
          <table:table-cell table:formula="of:=([.F165]-[.$F$2])/[.$F$2]" office:value-type="float" office:value="13" calcext:value-type="float">
            <text:p>13</text:p>
          </table:table-cell>
          <table:table-cell table:formula="of:=([.G165]-[.$G$2])/[.$G$2]" office:value-type="float" office:value="2" calcext:value-type="float">
            <text:p>2</text:p>
          </table:table-cell>
          <table:table-cell/>
          <table:table-cell table:formula="of:=SQRT([.J165]^2+[.K165]^2+[.L165]^2+[.M165]^2+[.N165]^2)" office:value-type="float" office:value="13.339350509371" calcext:value-type="float">
            <text:p>13,339350509371</text:p>
          </table:table-cell>
          <table:table-cell table:formula="of:=[.P165]*[.$H$2]/[.H165]" office:value-type="float" office:value="1.51154113420635" calcext:value-type="float">
            <text:p>1,51154113420635</text:p>
          </table:table-cell>
        </table:table-row>
        <table:table-row table:style-name="ro1">
          <table:table-cell office:value-type="float" office:value="325561" calcext:value-type="float">
            <text:p>325561</text:p>
          </table:table-cell>
          <table:table-cell office:value-type="string" calcext:value-type="string">
            <text:p>GeForce RTX2060 Super Palit Dual PCI-E 8192Mb (NE6206S018P2-1160A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6080" calcext:value-type="float">
            <text:p>36080</text:p>
          </table:table-cell>
          <table:table-cell/>
          <table:table-cell table:formula="of:=([.C166]-[.$C$2])/[.$C$2]" office:value-type="float" office:value="0.567164179104478" calcext:value-type="float">
            <text:p>0,567164179104478</text:p>
          </table:table-cell>
          <table:table-cell table:formula="of:=([.D166]-[.$D$2])/[.$D$2]" office:value-type="float" office:value="0.759061833688699" calcext:value-type="float">
            <text:p>0,759061833688699</text:p>
          </table:table-cell>
          <table:table-cell table:formula="of:=([.E166]-[.$E$2])/[.$E$2]" office:value-type="float" office:value="3" calcext:value-type="float">
            <text:p>3</text:p>
          </table:table-cell>
          <table:table-cell table:formula="of:=([.F166]-[.$F$2])/[.$F$2]" office:value-type="float" office:value="13" calcext:value-type="float">
            <text:p>13</text:p>
          </table:table-cell>
          <table:table-cell table:formula="of:=([.G166]-[.$G$2])/[.$G$2]" office:value-type="float" office:value="3" calcext:value-type="float">
            <text:p>3</text:p>
          </table:table-cell>
          <table:table-cell/>
          <table:table-cell table:formula="of:=SQRT([.J166]^2+[.K166]^2+[.L166]^2+[.M166]^2+[.N166]^2)" office:value-type="float" office:value="13.707583670123" calcext:value-type="float">
            <text:p>13,707583670123</text:p>
          </table:table-cell>
          <table:table-cell table:formula="of:=[.P166]*[.$H$2]/[.H166]" office:value-type="float" office:value="1.51968776830632" calcext:value-type="float">
            <text:p>1,51968776830632</text:p>
          </table:table-cell>
        </table:table-row>
        <table:table-row table:style-name="ro1">
          <table:table-cell office:value-type="float" office:value="332674" calcext:value-type="float">
            <text:p>332674</text:p>
          </table:table-cell>
          <table:table-cell office:value-type="string" calcext:value-type="string">
            <text:p>GeForce RTX2060 Super Gigabyte PCI-E 8192Mb (GV-N206SGAMING OC-8GD)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6200" calcext:value-type="float">
            <text:p>36200</text:p>
          </table:table-cell>
          <table:table-cell/>
          <table:table-cell table:formula="of:=([.C167]-[.$C$2])/[.$C$2]" office:value-type="float" office:value="0.823027718550107" calcext:value-type="float">
            <text:p>0,823027718550107</text:p>
          </table:table-cell>
          <table:table-cell table:formula="of:=([.D167]-[.$D$2])/[.$D$2]" office:value-type="float" office:value="0.823027718550107" calcext:value-type="float">
            <text:p>0,823027718550107</text:p>
          </table:table-cell>
          <table:table-cell table:formula="of:=([.E167]-[.$E$2])/[.$E$2]" office:value-type="float" office:value="3" calcext:value-type="float">
            <text:p>3</text:p>
          </table:table-cell>
          <table:table-cell table:formula="of:=([.F167]-[.$F$2])/[.$F$2]" office:value-type="float" office:value="13" calcext:value-type="float">
            <text:p>13</text:p>
          </table:table-cell>
          <table:table-cell table:formula="of:=([.G167]-[.$G$2])/[.$G$2]" office:value-type="float" office:value="3" calcext:value-type="float">
            <text:p>3</text:p>
          </table:table-cell>
          <table:table-cell/>
          <table:table-cell table:formula="of:=SQRT([.J167]^2+[.K167]^2+[.L167]^2+[.M167]^2+[.N167]^2)" office:value-type="float" office:value="13.724239478055" calcext:value-type="float">
            <text:p>13,724239478055</text:p>
          </table:table-cell>
          <table:table-cell table:formula="of:=[.P167]*[.$H$2]/[.H167]" office:value-type="float" office:value="1.51649055006133" calcext:value-type="float">
            <text:p>1,51649055006133</text:p>
          </table:table-cell>
        </table:table-row>
        <table:table-row table:style-name="ro1">
          <table:table-cell office:value-type="float" office:value="336847" calcext:value-type="float">
            <text:p>336847</text:p>
          </table:table-cell>
          <table:table-cell office:value-type="string" calcext:value-type="string">
            <text:p>GeForce RTX2060 Super Colorful PCI-E 8192Mb (RTX 2060 SUPER 8G-V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6430" calcext:value-type="float">
            <text:p>36430</text:p>
          </table:table-cell>
          <table:table-cell/>
          <table:table-cell table:formula="of:=([.C168]-[.$C$2])/[.$C$2]" office:value-type="float" office:value="0.567164179104478" calcext:value-type="float">
            <text:p>0,567164179104478</text:p>
          </table:table-cell>
          <table:table-cell table:formula="of:=([.D168]-[.$D$2])/[.$D$2]" office:value-type="float" office:value="0.759061833688699" calcext:value-type="float">
            <text:p>0,759061833688699</text:p>
          </table:table-cell>
          <table:table-cell table:formula="of:=([.E168]-[.$E$2])/[.$E$2]" office:value-type="float" office:value="3" calcext:value-type="float">
            <text:p>3</text:p>
          </table:table-cell>
          <table:table-cell table:formula="of:=([.F168]-[.$F$2])/[.$F$2]" office:value-type="float" office:value="13" calcext:value-type="float">
            <text:p>13</text:p>
          </table:table-cell>
          <table:table-cell table:formula="of:=([.G168]-[.$G$2])/[.$G$2]" office:value-type="float" office:value="3" calcext:value-type="float">
            <text:p>3</text:p>
          </table:table-cell>
          <table:table-cell/>
          <table:table-cell table:formula="of:=SQRT([.J168]^2+[.K168]^2+[.L168]^2+[.M168]^2+[.N168]^2)" office:value-type="float" office:value="13.707583670123" calcext:value-type="float">
            <text:p>13,707583670123</text:p>
          </table:table-cell>
          <table:table-cell table:formula="of:=[.P168]*[.$H$2]/[.H168]" office:value-type="float" office:value="1.50508741917354" calcext:value-type="float">
            <text:p>1,50508741917354</text:p>
          </table:table-cell>
        </table:table-row>
        <table:table-row table:style-name="ro1">
          <table:table-cell office:value-type="float" office:value="325557" calcext:value-type="float">
            <text:p>325557</text:p>
          </table:table-cell>
          <table:table-cell office:value-type="string" calcext:value-type="string">
            <text:p>GeForce RTX2060 ASUS PCI-E 6144Mb (DUAL-RTX2060-A6G-EVO)</text:p>
          </table:table-cell>
          <table:table-cell office:value-type="float" office:value="1365" calcext:value-type="float">
            <text:p>1365</text:p>
          </table:table-cell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7040" calcext:value-type="float">
            <text:p>37040</text:p>
          </table:table-cell>
          <table:table-cell/>
          <table:table-cell table:formula="of:=([.C169]-[.$C$2])/[.$C$2]" office:value-type="float" office:value="0.455223880597015" calcext:value-type="float">
            <text:p>0,455223880597015</text:p>
          </table:table-cell>
          <table:table-cell table:formula="of:=([.D169]-[.$D$2])/[.$D$2]" office:value-type="float" office:value="0.839019189765458" calcext:value-type="float">
            <text:p>0,839019189765458</text:p>
          </table:table-cell>
          <table:table-cell table:formula="of:=([.E169]-[.$E$2])/[.$E$2]" office:value-type="float" office:value="2" calcext:value-type="float">
            <text:p>2</text:p>
          </table:table-cell>
          <table:table-cell table:formula="of:=([.F169]-[.$F$2])/[.$F$2]" office:value-type="float" office:value="13" calcext:value-type="float">
            <text:p>13</text:p>
          </table:table-cell>
          <table:table-cell table:formula="of:=([.G169]-[.$G$2])/[.$G$2]" office:value-type="float" office:value="2" calcext:value-type="float">
            <text:p>2</text:p>
          </table:table-cell>
          <table:table-cell/>
          <table:table-cell table:formula="of:=SQRT([.J169]^2+[.K169]^2+[.L169]^2+[.M169]^2+[.N169]^2)" office:value-type="float" office:value="13.3383350528565" calcext:value-type="float">
            <text:p>13,3383350528565</text:p>
          </table:table-cell>
          <table:table-cell table:formula="of:=[.P169]*[.$H$2]/[.H169]" office:value-type="float" office:value="1.44042495171237" calcext:value-type="float">
            <text:p>1,44042495171237</text:p>
          </table:table-cell>
        </table:table-row>
        <table:table-row table:style-name="ro1">
          <table:table-cell office:value-type="float" office:value="309450" calcext:value-type="float">
            <text:p>309450</text:p>
          </table:table-cell>
          <table:table-cell office:value-type="string" calcext:value-type="string">
            <text:p>GeForce RTX2060 MSI PCI-E 6144Mb (RTX 2060 GAMING Z 6G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7210" calcext:value-type="float">
            <text:p>37210</text:p>
          </table:table-cell>
          <table:table-cell/>
          <table:table-cell table:formula="of:=([.C170]-[.$C$2])/[.$C$2]" office:value-type="float" office:value="0.950959488272921" calcext:value-type="float">
            <text:p>0,950959488272921</text:p>
          </table:table-cell>
          <table:table-cell table:formula="of:=([.D170]-[.$D$2])/[.$D$2]" office:value-type="float" office:value="0.950959488272921" calcext:value-type="float">
            <text:p>0,950959488272921</text:p>
          </table:table-cell>
          <table:table-cell table:formula="of:=([.E170]-[.$E$2])/[.$E$2]" office:value-type="float" office:value="2" calcext:value-type="float">
            <text:p>2</text:p>
          </table:table-cell>
          <table:table-cell table:formula="of:=([.F170]-[.$F$2])/[.$F$2]" office:value-type="float" office:value="13" calcext:value-type="float">
            <text:p>13</text:p>
          </table:table-cell>
          <table:table-cell table:formula="of:=([.G170]-[.$G$2])/[.$G$2]" office:value-type="float" office:value="2" calcext:value-type="float">
            <text:p>2</text:p>
          </table:table-cell>
          <table:table-cell/>
          <table:table-cell table:formula="of:=SQRT([.J170]^2+[.K170]^2+[.L170]^2+[.M170]^2+[.N170]^2)" office:value-type="float" office:value="13.371935084223" calcext:value-type="float">
            <text:p>13,371935084223</text:p>
          </table:table-cell>
          <table:table-cell table:formula="of:=[.P170]*[.$H$2]/[.H170]" office:value-type="float" office:value="1.43745606925267" calcext:value-type="float">
            <text:p>1,43745606925267</text:p>
          </table:table-cell>
        </table:table-row>
        <table:table-row table:style-name="ro1">
          <table:table-cell office:value-type="float" office:value="327346" calcext:value-type="float">
            <text:p>327346</text:p>
          </table:table-cell>
          <table:table-cell office:value-type="string" calcext:value-type="string">
            <text:p>GeForce RTX2060 Super Gigabyte PCI-E 8192Mb (GV-N206SGAMING OC WHITE-8GD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7290" calcext:value-type="float">
            <text:p>37290</text:p>
          </table:table-cell>
          <table:table-cell/>
          <table:table-cell table:formula="of:=([.C171]-[.$C$2])/[.$C$2]" office:value-type="float" office:value="0.934968017057569" calcext:value-type="float">
            <text:p>0,934968017057569</text:p>
          </table:table-cell>
          <table:table-cell table:formula="of:=([.D171]-[.$D$2])/[.$D$2]" office:value-type="float" office:value="0.934968017057569" calcext:value-type="float">
            <text:p>0,934968017057569</text:p>
          </table:table-cell>
          <table:table-cell table:formula="of:=([.E171]-[.$E$2])/[.$E$2]" office:value-type="float" office:value="3" calcext:value-type="float">
            <text:p>3</text:p>
          </table:table-cell>
          <table:table-cell table:formula="of:=([.F171]-[.$F$2])/[.$F$2]" office:value-type="float" office:value="13" calcext:value-type="float">
            <text:p>13</text:p>
          </table:table-cell>
          <table:table-cell table:formula="of:=([.G171]-[.$G$2])/[.$G$2]" office:value-type="float" office:value="3" calcext:value-type="float">
            <text:p>3</text:p>
          </table:table-cell>
          <table:table-cell/>
          <table:table-cell table:formula="of:=SQRT([.J171]^2+[.K171]^2+[.L171]^2+[.M171]^2+[.N171]^2)" office:value-type="float" office:value="13.7385709004191" calcext:value-type="float">
            <text:p>13,7385709004191</text:p>
          </table:table-cell>
          <table:table-cell table:formula="of:=[.P171]*[.$H$2]/[.H171]" office:value-type="float" office:value="1.47370028430346" calcext:value-type="float">
            <text:p>1,47370028430346</text:p>
          </table:table-cell>
        </table:table-row>
        <table:table-row table:style-name="ro1">
          <table:table-cell office:value-type="float" office:value="325558" calcext:value-type="float">
            <text:p>325558</text:p>
          </table:table-cell>
          <table:table-cell office:value-type="string" calcext:value-type="string">
            <text:p>GeForce RTX2060 ASUS PCI-E 6144Mb (DUAL-RTX2060-O6G-EVO)</text:p>
          </table:table-cell>
          <table:table-cell office:value-type="float" office:value="1365" calcext:value-type="float">
            <text:p>1365</text:p>
          </table:table-cell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7470" calcext:value-type="float">
            <text:p>37470</text:p>
          </table:table-cell>
          <table:table-cell/>
          <table:table-cell table:formula="of:=([.C172]-[.$C$2])/[.$C$2]" office:value-type="float" office:value="0.455223880597015" calcext:value-type="float">
            <text:p>0,455223880597015</text:p>
          </table:table-cell>
          <table:table-cell table:formula="of:=([.D172]-[.$D$2])/[.$D$2]" office:value-type="float" office:value="0.902985074626866" calcext:value-type="float">
            <text:p>0,902985074626866</text:p>
          </table:table-cell>
          <table:table-cell table:formula="of:=([.E172]-[.$E$2])/[.$E$2]" office:value-type="float" office:value="2" calcext:value-type="float">
            <text:p>2</text:p>
          </table:table-cell>
          <table:table-cell table:formula="of:=([.F172]-[.$F$2])/[.$F$2]" office:value-type="float" office:value="13" calcext:value-type="float">
            <text:p>13</text:p>
          </table:table-cell>
          <table:table-cell table:formula="of:=([.G172]-[.$G$2])/[.$G$2]" office:value-type="float" office:value="2" calcext:value-type="float">
            <text:p>2</text:p>
          </table:table-cell>
          <table:table-cell/>
          <table:table-cell table:formula="of:=SQRT([.J172]^2+[.K172]^2+[.L172]^2+[.M172]^2+[.N172]^2)" office:value-type="float" office:value="13.3425114137656" calcext:value-type="float">
            <text:p>13,3425114137656</text:p>
          </table:table-cell>
          <table:table-cell table:formula="of:=[.P172]*[.$H$2]/[.H172]" office:value-type="float" office:value="1.42434069002034" calcext:value-type="float">
            <text:p>1,42434069002034</text:p>
          </table:table-cell>
        </table:table-row>
        <table:table-row table:style-name="ro1">
          <table:table-cell office:value-type="float" office:value="329616" calcext:value-type="float">
            <text:p>329616</text:p>
          </table:table-cell>
          <table:table-cell office:value-type="string" calcext:value-type="string">
            <text:p>GeForce RTX2060 Super Gigabyte PCI-E 8192Mb (GV-N206SWF2-8GD)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7750" calcext:value-type="float">
            <text:p>37750</text:p>
          </table:table-cell>
          <table:table-cell/>
          <table:table-cell table:formula="of:=([.C173]-[.$C$2])/[.$C$2]" office:value-type="float" office:value="0.759061833688699" calcext:value-type="float">
            <text:p>0,759061833688699</text:p>
          </table:table-cell>
          <table:table-cell table:formula="of:=([.D173]-[.$D$2])/[.$D$2]" office:value-type="float" office:value="0.759061833688699" calcext:value-type="float">
            <text:p>0,759061833688699</text:p>
          </table:table-cell>
          <table:table-cell table:formula="of:=([.E173]-[.$E$2])/[.$E$2]" office:value-type="float" office:value="3" calcext:value-type="float">
            <text:p>3</text:p>
          </table:table-cell>
          <table:table-cell table:formula="of:=([.F173]-[.$F$2])/[.$F$2]" office:value-type="float" office:value="13" calcext:value-type="float">
            <text:p>13</text:p>
          </table:table-cell>
          <table:table-cell table:formula="of:=([.G173]-[.$G$2])/[.$G$2]" office:value-type="float" office:value="3" calcext:value-type="float">
            <text:p>3</text:p>
          </table:table-cell>
          <table:table-cell/>
          <table:table-cell table:formula="of:=SQRT([.J173]^2+[.K173]^2+[.L173]^2+[.M173]^2+[.N173]^2)" office:value-type="float" office:value="13.7168636989191" calcext:value-type="float">
            <text:p>13,7168636989191</text:p>
          </table:table-cell>
          <table:table-cell table:formula="of:=[.P173]*[.$H$2]/[.H173]" office:value-type="float" office:value="1.45344251114375" calcext:value-type="float">
            <text:p>1,45344251114375</text:p>
          </table:table-cell>
        </table:table-row>
        <table:table-row table:style-name="ro1">
          <table:table-cell office:value-type="float" office:value="268145" calcext:value-type="float">
            <text:p>268145</text:p>
          </table:table-cell>
          <table:table-cell office:value-type="string" calcext:value-type="string">
            <text:p>GeForce GTX1070 Ti Zotac AMP Extreme PCI-E 8192Mb (ZT-P10710B-10P)</text:p>
          </table:table-cell>
          <table:table-cell office:value-type="float" office:value="1607" calcext:value-type="float">
            <text:p>1607</text:p>
          </table:table-cell>
          <table:table-cell office:value-type="float" office:value="1683" calcext:value-type="float">
            <text:p>1683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37870" calcext:value-type="float">
            <text:p>37870</text:p>
          </table:table-cell>
          <table:table-cell/>
          <table:table-cell table:formula="of:=([.C174]-[.$C$2])/[.$C$2]" office:value-type="float" office:value="0.713219616204691" calcext:value-type="float">
            <text:p>0,713219616204691</text:p>
          </table:table-cell>
          <table:table-cell table:formula="of:=([.D174]-[.$D$2])/[.$D$2]" office:value-type="float" office:value="0.794243070362473" calcext:value-type="float">
            <text:p>0,794243070362473</text:p>
          </table:table-cell>
          <table:table-cell table:formula="of:=([.E174]-[.$E$2])/[.$E$2]" office:value-type="float" office:value="3" calcext:value-type="float">
            <text:p>3</text:p>
          </table:table-cell>
          <table:table-cell table:formula="of:=([.F174]-[.$F$2])/[.$F$2]" office:value-type="float" office:value="7" calcext:value-type="float">
            <text:p>7</text:p>
          </table:table-cell>
          <table:table-cell table:formula="of:=([.G174]-[.$G$2])/[.$G$2]" office:value-type="float" office:value="3" calcext:value-type="float">
            <text:p>3</text:p>
          </table:table-cell>
          <table:table-cell/>
          <table:table-cell table:formula="of:=SQRT([.J174]^2+[.K174]^2+[.L174]^2+[.M174]^2+[.N174]^2)" office:value-type="float" office:value="8.25466560653779" calcext:value-type="float">
            <text:p>8,25466560653779</text:p>
          </table:table-cell>
          <table:table-cell table:formula="of:=[.P174]*[.$H$2]/[.H174]" office:value-type="float" office:value="0.871894967682893" calcext:value-type="float">
            <text:p>0,871894967682893</text:p>
          </table:table-cell>
        </table:table-row>
        <table:table-row table:style-name="ro1">
          <table:table-cell office:value-type="float" office:value="342805" calcext:value-type="float">
            <text:p>342805</text:p>
          </table:table-cell>
          <table:table-cell office:value-type="string" calcext:value-type="string">
            <text:p>GeForce RTX2070 MSI PCI-E 8192Mb (RTX 2070 AERO ITX 8G V1)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7920" calcext:value-type="float">
            <text:p>37920</text:p>
          </table:table-cell>
          <table:table-cell/>
          <table:table-cell table:formula="of:=([.C175]-[.$C$2])/[.$C$2]" office:value-type="float" office:value="0.727078891257996" calcext:value-type="float">
            <text:p>0,727078891257996</text:p>
          </table:table-cell>
          <table:table-cell table:formula="of:=([.D175]-[.$D$2])/[.$D$2]" office:value-type="float" office:value="0.727078891257996" calcext:value-type="float">
            <text:p>0,727078891257996</text:p>
          </table:table-cell>
          <table:table-cell table:formula="of:=([.E175]-[.$E$2])/[.$E$2]" office:value-type="float" office:value="3" calcext:value-type="float">
            <text:p>3</text:p>
          </table:table-cell>
          <table:table-cell table:formula="of:=([.F175]-[.$F$2])/[.$F$2]" office:value-type="float" office:value="13" calcext:value-type="float">
            <text:p>13</text:p>
          </table:table-cell>
          <table:table-cell table:formula="of:=([.G175]-[.$G$2])/[.$G$2]" office:value-type="float" office:value="3" calcext:value-type="float">
            <text:p>3</text:p>
          </table:table-cell>
          <table:table-cell/>
          <table:table-cell table:formula="of:=SQRT([.J175]^2+[.K175]^2+[.L175]^2+[.M175]^2+[.N175]^2)" office:value-type="float" office:value="13.7133980992395" calcext:value-type="float">
            <text:p>13,7133980992395</text:p>
          </table:table-cell>
          <table:table-cell table:formula="of:=[.P175]*[.$H$2]/[.H175]" office:value-type="float" office:value="1.44656098093244" calcext:value-type="float">
            <text:p>1,44656098093244</text:p>
          </table:table-cell>
        </table:table-row>
        <table:table-row table:style-name="ro1">
          <table:table-cell office:value-type="float" office:value="336845" calcext:value-type="float">
            <text:p>336845</text:p>
          </table:table-cell>
          <table:table-cell office:value-type="string" calcext:value-type="string">
            <text:p>GeForce RTX2060 Super Colorful PCI-E 8192Mb (RTX 2060 SUPER Ultra-V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350" calcext:value-type="float">
            <text:p>38350</text:p>
          </table:table-cell>
          <table:table-cell/>
          <table:table-cell table:formula="of:=([.C176]-[.$C$2])/[.$C$2]" office:value-type="float" office:value="0.567164179104478" calcext:value-type="float">
            <text:p>0,567164179104478</text:p>
          </table:table-cell>
          <table:table-cell table:formula="of:=([.D176]-[.$D$2])/[.$D$2]" office:value-type="float" office:value="0.759061833688699" calcext:value-type="float">
            <text:p>0,759061833688699</text:p>
          </table:table-cell>
          <table:table-cell table:formula="of:=([.E176]-[.$E$2])/[.$E$2]" office:value-type="float" office:value="3" calcext:value-type="float">
            <text:p>3</text:p>
          </table:table-cell>
          <table:table-cell table:formula="of:=([.F176]-[.$F$2])/[.$F$2]" office:value-type="float" office:value="13" calcext:value-type="float">
            <text:p>13</text:p>
          </table:table-cell>
          <table:table-cell table:formula="of:=([.G176]-[.$G$2])/[.$G$2]" office:value-type="float" office:value="3" calcext:value-type="float">
            <text:p>3</text:p>
          </table:table-cell>
          <table:table-cell/>
          <table:table-cell table:formula="of:=SQRT([.J176]^2+[.K176]^2+[.L176]^2+[.M176]^2+[.N176]^2)" office:value-type="float" office:value="13.707583670123" calcext:value-type="float">
            <text:p>13,707583670123</text:p>
          </table:table-cell>
          <table:table-cell table:formula="of:=[.P176]*[.$H$2]/[.H176]" office:value-type="float" office:value="1.42973493299849" calcext:value-type="float">
            <text:p>1,42973493299849</text:p>
          </table:table-cell>
        </table:table-row>
        <table:table-row table:style-name="ro1">
          <table:table-cell office:value-type="float" office:value="342567" calcext:value-type="float">
            <text:p>342567</text:p>
          </table:table-cell>
          <table:table-cell office:value-type="string" calcext:value-type="string">
            <text:p>GeForce RTX2070 ASUS PCI-E 8192Mb (DUAL-RTX2070-8G-EVO)</text:p>
          </table:table-cell>
          <table:table-cell office:value-type="float" office:value="1410" calcext:value-type="float">
            <text:p>141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510" calcext:value-type="float">
            <text:p>38510</text:p>
          </table:table-cell>
          <table:table-cell/>
          <table:table-cell table:formula="of:=([.C177]-[.$C$2])/[.$C$2]" office:value-type="float" office:value="0.50319829424307" calcext:value-type="float">
            <text:p>0,50319829424307</text:p>
          </table:table-cell>
          <table:table-cell table:formula="of:=([.D177]-[.$D$2])/[.$D$2]" office:value-type="float" office:value="0.759061833688699" calcext:value-type="float">
            <text:p>0,759061833688699</text:p>
          </table:table-cell>
          <table:table-cell table:formula="of:=([.E177]-[.$E$2])/[.$E$2]" office:value-type="float" office:value="3" calcext:value-type="float">
            <text:p>3</text:p>
          </table:table-cell>
          <table:table-cell table:formula="of:=([.F177]-[.$F$2])/[.$F$2]" office:value-type="float" office:value="13" calcext:value-type="float">
            <text:p>13</text:p>
          </table:table-cell>
          <table:table-cell table:formula="of:=([.G177]-[.$G$2])/[.$G$2]" office:value-type="float" office:value="3" calcext:value-type="float">
            <text:p>3</text:p>
          </table:table-cell>
          <table:table-cell/>
          <table:table-cell table:formula="of:=SQRT([.J177]^2+[.K177]^2+[.L177]^2+[.M177]^2+[.N177]^2)" office:value-type="float" office:value="13.705086040981" calcext:value-type="float">
            <text:p>13,705086040981</text:p>
          </table:table-cell>
          <table:table-cell table:formula="of:=[.P177]*[.$H$2]/[.H177]" office:value-type="float" office:value="1.42353529379185" calcext:value-type="float">
            <text:p>1,42353529379185</text:p>
          </table:table-cell>
        </table:table-row>
        <table:table-row table:style-name="ro1">
          <table:table-cell office:value-type="float" office:value="335270" calcext:value-type="float">
            <text:p>335270</text:p>
          </table:table-cell>
          <table:table-cell office:value-type="string" calcext:value-type="string">
            <text:p>GeForce RTX2070 Palit Dual PCI-E 8192Mb (NE62070018P2-1160A)</text:p>
          </table:table-cell>
          <table:table-cell office:value-type="float" office:value="1410" calcext:value-type="float">
            <text:p>1410</text:p>
          </table:table-cell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690" calcext:value-type="float">
            <text:p>38690</text:p>
          </table:table-cell>
          <table:table-cell/>
          <table:table-cell table:formula="of:=([.C178]-[.$C$2])/[.$C$2]" office:value-type="float" office:value="0.50319829424307" calcext:value-type="float">
            <text:p>0,50319829424307</text:p>
          </table:table-cell>
          <table:table-cell table:formula="of:=([.D178]-[.$D$2])/[.$D$2]" office:value-type="float" office:value="0.727078891257996" calcext:value-type="float">
            <text:p>0,727078891257996</text:p>
          </table:table-cell>
          <table:table-cell table:formula="of:=([.E178]-[.$E$2])/[.$E$2]" office:value-type="float" office:value="3" calcext:value-type="float">
            <text:p>3</text:p>
          </table:table-cell>
          <table:table-cell table:formula="of:=([.F178]-[.$F$2])/[.$F$2]" office:value-type="float" office:value="13" calcext:value-type="float">
            <text:p>13</text:p>
          </table:table-cell>
          <table:table-cell table:formula="of:=([.G178]-[.$G$2])/[.$G$2]" office:value-type="float" office:value="3" calcext:value-type="float">
            <text:p>3</text:p>
          </table:table-cell>
          <table:table-cell/>
          <table:table-cell table:formula="of:=SQRT([.J178]^2+[.K178]^2+[.L178]^2+[.M178]^2+[.N178]^2)" office:value-type="float" office:value="13.7033518614039" calcext:value-type="float">
            <text:p>13,7033518614039</text:p>
          </table:table-cell>
          <table:table-cell table:formula="of:=[.P178]*[.$H$2]/[.H178]" office:value-type="float" office:value="1.41673319838758" calcext:value-type="float">
            <text:p>1,41673319838758</text:p>
          </table:table-cell>
        </table:table-row>
        <table:table-row table:style-name="ro1">
          <table:table-cell office:value-type="float" office:value="335503" calcext:value-type="float">
            <text:p>335503</text:p>
          </table:table-cell>
          <table:table-cell office:value-type="string" calcext:value-type="string">
            <text:p>GeForce RTX2060 Super MSI PCI-E 8192Mb (RTX 2060 SUPER VENTUS GP OC)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780" calcext:value-type="float">
            <text:p>38780</text:p>
          </table:table-cell>
          <table:table-cell/>
          <table:table-cell table:formula="of:=([.C179]-[.$C$2])/[.$C$2]" office:value-type="float" office:value="0.775053304904051" calcext:value-type="float">
            <text:p>0,775053304904051</text:p>
          </table:table-cell>
          <table:table-cell table:formula="of:=([.D179]-[.$D$2])/[.$D$2]" office:value-type="float" office:value="0.775053304904051" calcext:value-type="float">
            <text:p>0,775053304904051</text:p>
          </table:table-cell>
          <table:table-cell table:formula="of:=([.E179]-[.$E$2])/[.$E$2]" office:value-type="float" office:value="3" calcext:value-type="float">
            <text:p>3</text:p>
          </table:table-cell>
          <table:table-cell table:formula="of:=([.F179]-[.$F$2])/[.$F$2]" office:value-type="float" office:value="13" calcext:value-type="float">
            <text:p>13</text:p>
          </table:table-cell>
          <table:table-cell table:formula="of:=([.G179]-[.$G$2])/[.$G$2]" office:value-type="float" office:value="3" calcext:value-type="float">
            <text:p>3</text:p>
          </table:table-cell>
          <table:table-cell/>
          <table:table-cell table:formula="of:=SQRT([.J179]^2+[.K179]^2+[.L179]^2+[.M179]^2+[.N179]^2)" office:value-type="float" office:value="13.718652093077" calcext:value-type="float">
            <text:p>13,718652093077</text:p>
          </table:table-cell>
          <table:table-cell table:formula="of:=[.P179]*[.$H$2]/[.H179]" office:value-type="float" office:value="1.41502342373151" calcext:value-type="float">
            <text:p>1,41502342373151</text:p>
          </table:table-cell>
        </table:table-row>
        <table:table-row table:style-name="ro1">
          <table:table-cell office:value-type="float" office:value="325385" calcext:value-type="float">
            <text:p>325385</text:p>
          </table:table-cell>
          <table:table-cell office:value-type="string" calcext:value-type="string">
            <text:p>GeForce RTX2060 Super Gigabyte PCI-E 8192Mb (GV-N206SWF2OC-8GD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820" calcext:value-type="float">
            <text:p>38820</text:p>
          </table:table-cell>
          <table:table-cell/>
          <table:table-cell table:formula="of:=([.C180]-[.$C$2])/[.$C$2]" office:value-type="float" office:value="0.791044776119403" calcext:value-type="float">
            <text:p>0,791044776119403</text:p>
          </table:table-cell>
          <table:table-cell table:formula="of:=([.D180]-[.$D$2])/[.$D$2]" office:value-type="float" office:value="0.791044776119403" calcext:value-type="float">
            <text:p>0,791044776119403</text:p>
          </table:table-cell>
          <table:table-cell table:formula="of:=([.E180]-[.$E$2])/[.$E$2]" office:value-type="float" office:value="3" calcext:value-type="float">
            <text:p>3</text:p>
          </table:table-cell>
          <table:table-cell table:formula="of:=([.F180]-[.$F$2])/[.$F$2]" office:value-type="float" office:value="13" calcext:value-type="float">
            <text:p>13</text:p>
          </table:table-cell>
          <table:table-cell table:formula="of:=([.G180]-[.$G$2])/[.$G$2]" office:value-type="float" office:value="3" calcext:value-type="float">
            <text:p>3</text:p>
          </table:table-cell>
          <table:table-cell/>
          <table:table-cell table:formula="of:=SQRT([.J180]^2+[.K180]^2+[.L180]^2+[.M180]^2+[.N180]^2)" office:value-type="float" office:value="13.7204775308898" calcext:value-type="float">
            <text:p>13,7204775308898</text:p>
          </table:table-cell>
          <table:table-cell table:formula="of:=[.P180]*[.$H$2]/[.H180]" office:value-type="float" office:value="1.41375348077175" calcext:value-type="float">
            <text:p>1,41375348077175</text:p>
          </table:table-cell>
        </table:table-row>
        <table:table-row table:style-name="ro1">
          <table:table-cell office:value-type="float" office:value="325564" calcext:value-type="float">
            <text:p>325564</text:p>
          </table:table-cell>
          <table:table-cell office:value-type="string" calcext:value-type="string">
            <text:p>GeForce RTX2060 Super Palit GamingPro PCI-E 8192Mb (NE6206S019P2-1062A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820" calcext:value-type="float">
            <text:p>38820</text:p>
          </table:table-cell>
          <table:table-cell/>
          <table:table-cell table:formula="of:=([.C181]-[.$C$2])/[.$C$2]" office:value-type="float" office:value="0.567164179104478" calcext:value-type="float">
            <text:p>0,567164179104478</text:p>
          </table:table-cell>
          <table:table-cell table:formula="of:=([.D181]-[.$D$2])/[.$D$2]" office:value-type="float" office:value="0.759061833688699" calcext:value-type="float">
            <text:p>0,759061833688699</text:p>
          </table:table-cell>
          <table:table-cell table:formula="of:=([.E181]-[.$E$2])/[.$E$2]" office:value-type="float" office:value="3" calcext:value-type="float">
            <text:p>3</text:p>
          </table:table-cell>
          <table:table-cell table:formula="of:=([.F181]-[.$F$2])/[.$F$2]" office:value-type="float" office:value="13" calcext:value-type="float">
            <text:p>13</text:p>
          </table:table-cell>
          <table:table-cell table:formula="of:=([.G181]-[.$G$2])/[.$G$2]" office:value-type="float" office:value="3" calcext:value-type="float">
            <text:p>3</text:p>
          </table:table-cell>
          <table:table-cell/>
          <table:table-cell table:formula="of:=SQRT([.J181]^2+[.K181]^2+[.L181]^2+[.M181]^2+[.N181]^2)" office:value-type="float" office:value="13.707583670123" calcext:value-type="float">
            <text:p>13,707583670123</text:p>
          </table:table-cell>
          <table:table-cell table:formula="of:=[.P181]*[.$H$2]/[.H181]" office:value-type="float" office:value="1.41242490160979" calcext:value-type="float">
            <text:p>1,41242490160979</text:p>
          </table:table-cell>
        </table:table-row>
        <table:table-row table:style-name="ro1">
          <table:table-cell office:value-type="float" office:value="325373" calcext:value-type="float">
            <text:p>325373</text:p>
          </table:table-cell>
          <table:table-cell office:value-type="string" calcext:value-type="string">
            <text:p>GeForce RTX2060 Super MSI PCI-E 8192Mb (RTX 2060 SUPER ARMOR OC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8960" calcext:value-type="float">
            <text:p>38960</text:p>
          </table:table-cell>
          <table:table-cell/>
          <table:table-cell table:formula="of:=([.C182]-[.$C$2])/[.$C$2]" office:value-type="float" office:value="0.791044776119403" calcext:value-type="float">
            <text:p>0,791044776119403</text:p>
          </table:table-cell>
          <table:table-cell table:formula="of:=([.D182]-[.$D$2])/[.$D$2]" office:value-type="float" office:value="0.791044776119403" calcext:value-type="float">
            <text:p>0,791044776119403</text:p>
          </table:table-cell>
          <table:table-cell table:formula="of:=([.E182]-[.$E$2])/[.$E$2]" office:value-type="float" office:value="3" calcext:value-type="float">
            <text:p>3</text:p>
          </table:table-cell>
          <table:table-cell table:formula="of:=([.F182]-[.$F$2])/[.$F$2]" office:value-type="float" office:value="13" calcext:value-type="float">
            <text:p>13</text:p>
          </table:table-cell>
          <table:table-cell table:formula="of:=([.G182]-[.$G$2])/[.$G$2]" office:value-type="float" office:value="3" calcext:value-type="float">
            <text:p>3</text:p>
          </table:table-cell>
          <table:table-cell/>
          <table:table-cell table:formula="of:=SQRT([.J182]^2+[.K182]^2+[.L182]^2+[.M182]^2+[.N182]^2)" office:value-type="float" office:value="13.7204775308898" calcext:value-type="float">
            <text:p>13,7204775308898</text:p>
          </table:table-cell>
          <table:table-cell table:formula="of:=[.P182]*[.$H$2]/[.H182]" office:value-type="float" office:value="1.40867325779156" calcext:value-type="float">
            <text:p>1,40867325779156</text:p>
          </table:table-cell>
        </table:table-row>
        <table:table-row table:style-name="ro1">
          <table:table-cell office:value-type="float" office:value="325565" calcext:value-type="float">
            <text:p>325565</text:p>
          </table:table-cell>
          <table:table-cell office:value-type="string" calcext:value-type="string">
            <text:p>GeForce RTX2060 Super Palit GamingPro OC PCI-E 8192Mb (NE6206SS19P2-1062A)</text:p>
          </table:table-cell>
          <table:table-cell office:value-type="float" office:value="1470" calcext:value-type="float">
            <text:p>1470</text:p>
          </table:table-cell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39300" calcext:value-type="float">
            <text:p>39300</text:p>
          </table:table-cell>
          <table:table-cell/>
          <table:table-cell table:formula="of:=([.C183]-[.$C$2])/[.$C$2]" office:value-type="float" office:value="0.567164179104478" calcext:value-type="float">
            <text:p>0,567164179104478</text:p>
          </table:table-cell>
          <table:table-cell table:formula="of:=([.D183]-[.$D$2])/[.$D$2]" office:value-type="float" office:value="0.823027718550107" calcext:value-type="float">
            <text:p>0,823027718550107</text:p>
          </table:table-cell>
          <table:table-cell table:formula="of:=([.E183]-[.$E$2])/[.$E$2]" office:value-type="float" office:value="3" calcext:value-type="float">
            <text:p>3</text:p>
          </table:table-cell>
          <table:table-cell table:formula="of:=([.F183]-[.$F$2])/[.$F$2]" office:value-type="float" office:value="13" calcext:value-type="float">
            <text:p>13</text:p>
          </table:table-cell>
          <table:table-cell table:formula="of:=([.G183]-[.$G$2])/[.$G$2]" office:value-type="float" office:value="3" calcext:value-type="float">
            <text:p>3</text:p>
          </table:table-cell>
          <table:table-cell/>
          <table:table-cell table:formula="of:=SQRT([.J183]^2+[.K183]^2+[.L183]^2+[.M183]^2+[.N183]^2)" office:value-type="float" office:value="13.7112745516805" calcext:value-type="float">
            <text:p>13,7112745516805</text:p>
          </table:table-cell>
          <table:table-cell table:formula="of:=[.P183]*[.$H$2]/[.H183]" office:value-type="float" office:value="1.39554957269013" calcext:value-type="float">
            <text:p>1,39554957269013</text:p>
          </table:table-cell>
        </table:table-row>
        <table:table-row table:style-name="ro1">
          <table:table-cell office:value-type="float" office:value="310367" calcext:value-type="float">
            <text:p>310367</text:p>
          </table:table-cell>
          <table:table-cell office:value-type="string" calcext:value-type="string">
            <text:p>GeForce RTX2060 ASUS PCI-E 6144Mb (ROG-STRIX-RTX2060-6G-GAMING)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39950" calcext:value-type="float">
            <text:p>39950</text:p>
          </table:table-cell>
          <table:table-cell/>
          <table:table-cell table:formula="of:=([.C184]-[.$C$2])/[.$C$2]" office:value-type="float" office:value="0.455223880597015" calcext:value-type="float">
            <text:p>0,455223880597015</text:p>
          </table:table-cell>
          <table:table-cell table:formula="of:=([.D184]-[.$D$2])/[.$D$2]" office:value-type="float" office:value="0.823027718550107" calcext:value-type="float">
            <text:p>0,823027718550107</text:p>
          </table:table-cell>
          <table:table-cell table:formula="of:=([.E184]-[.$E$2])/[.$E$2]" office:value-type="float" office:value="2" calcext:value-type="float">
            <text:p>2</text:p>
          </table:table-cell>
          <table:table-cell table:formula="of:=([.F184]-[.$F$2])/[.$F$2]" office:value-type="float" office:value="13" calcext:value-type="float">
            <text:p>13</text:p>
          </table:table-cell>
          <table:table-cell table:formula="of:=([.G184]-[.$G$2])/[.$G$2]" office:value-type="float" office:value="2" calcext:value-type="float">
            <text:p>2</text:p>
          </table:table-cell>
          <table:table-cell/>
          <table:table-cell table:formula="of:=SQRT([.J184]^2+[.K184]^2+[.L184]^2+[.M184]^2+[.N184]^2)" office:value-type="float" office:value="13.337338692819" calcext:value-type="float">
            <text:p>13,337338692819</text:p>
          </table:table-cell>
          <table:table-cell table:formula="of:=[.P184]*[.$H$2]/[.H184]" office:value-type="float" office:value="1.33540312318589" calcext:value-type="float">
            <text:p>1,33540312318589</text:p>
          </table:table-cell>
        </table:table-row>
        <table:table-row table:style-name="ro1">
          <table:table-cell office:value-type="float" office:value="335878" calcext:value-type="float">
            <text:p>335878</text:p>
          </table:table-cell>
          <table:table-cell office:value-type="string" calcext:value-type="string">
            <text:p>GeForce RTX2060 Super Gigabyte PCI-E 8192Mb (GV-N206SWF2OC-8GD V2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0250" calcext:value-type="float">
            <text:p>40250</text:p>
          </table:table-cell>
          <table:table-cell/>
          <table:table-cell table:formula="of:=([.C185]-[.$C$2])/[.$C$2]" office:value-type="float" office:value="0.791044776119403" calcext:value-type="float">
            <text:p>0,791044776119403</text:p>
          </table:table-cell>
          <table:table-cell table:formula="of:=([.D185]-[.$D$2])/[.$D$2]" office:value-type="float" office:value="0.791044776119403" calcext:value-type="float">
            <text:p>0,791044776119403</text:p>
          </table:table-cell>
          <table:table-cell table:formula="of:=([.E185]-[.$E$2])/[.$E$2]" office:value-type="float" office:value="3" calcext:value-type="float">
            <text:p>3</text:p>
          </table:table-cell>
          <table:table-cell table:formula="of:=([.F185]-[.$F$2])/[.$F$2]" office:value-type="float" office:value="13" calcext:value-type="float">
            <text:p>13</text:p>
          </table:table-cell>
          <table:table-cell table:formula="of:=([.G185]-[.$G$2])/[.$G$2]" office:value-type="float" office:value="3" calcext:value-type="float">
            <text:p>3</text:p>
          </table:table-cell>
          <table:table-cell/>
          <table:table-cell table:formula="of:=SQRT([.J185]^2+[.K185]^2+[.L185]^2+[.M185]^2+[.N185]^2)" office:value-type="float" office:value="13.7204775308898" calcext:value-type="float">
            <text:p>13,7204775308898</text:p>
          </table:table-cell>
          <table:table-cell table:formula="of:=[.P185]*[.$H$2]/[.H185]" office:value-type="float" office:value="1.36352571735551" calcext:value-type="float">
            <text:p>1,36352571735551</text:p>
          </table:table-cell>
        </table:table-row>
        <table:table-row table:style-name="ro1">
          <table:table-cell office:value-type="float" office:value="308958" calcext:value-type="float">
            <text:p>308958</text:p>
          </table:table-cell>
          <table:table-cell office:value-type="string" calcext:value-type="string">
            <text:p>GeForce RTX2060 ASUS PCI-E 6144Mb (ROG-STRIX-RTX2060-A6G-GAMING)</text:p>
          </table:table-cell>
          <table:table-cell office:value-type="float" office:value="1365" calcext:value-type="float">
            <text:p>1365</text:p>
          </table:table-cell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40520" calcext:value-type="float">
            <text:p>40520</text:p>
          </table:table-cell>
          <table:table-cell/>
          <table:table-cell table:formula="of:=([.C186]-[.$C$2])/[.$C$2]" office:value-type="float" office:value="0.455223880597015" calcext:value-type="float">
            <text:p>0,455223880597015</text:p>
          </table:table-cell>
          <table:table-cell table:formula="of:=([.D186]-[.$D$2])/[.$D$2]" office:value-type="float" office:value="0.85501066098081" calcext:value-type="float">
            <text:p>0,85501066098081</text:p>
          </table:table-cell>
          <table:table-cell table:formula="of:=([.E186]-[.$E$2])/[.$E$2]" office:value-type="float" office:value="2" calcext:value-type="float">
            <text:p>2</text:p>
          </table:table-cell>
          <table:table-cell table:formula="of:=([.F186]-[.$F$2])/[.$F$2]" office:value-type="float" office:value="13" calcext:value-type="float">
            <text:p>13</text:p>
          </table:table-cell>
          <table:table-cell table:formula="of:=([.G186]-[.$G$2])/[.$G$2]" office:value-type="float" office:value="2" calcext:value-type="float">
            <text:p>2</text:p>
          </table:table-cell>
          <table:table-cell/>
          <table:table-cell table:formula="of:=SQRT([.J186]^2+[.K186]^2+[.L186]^2+[.M186]^2+[.N186]^2)" office:value-type="float" office:value="13.339350509371" calcext:value-type="float">
            <text:p>13,339350509371</text:p>
          </table:table-cell>
          <table:table-cell table:formula="of:=[.P186]*[.$H$2]/[.H186]" office:value-type="float" office:value="1.31681643725281" calcext:value-type="float">
            <text:p>1,31681643725281</text:p>
          </table:table-cell>
        </table:table-row>
        <table:table-row table:style-name="ro1">
          <table:table-cell office:value-type="float" office:value="329870" calcext:value-type="float">
            <text:p>329870</text:p>
          </table:table-cell>
          <table:table-cell office:value-type="string" calcext:value-type="string">
            <text:p>GeForce RTX2070 Inno3D Twin X2 PCI-E 8192Mb (N20702-08D6-1710VA23)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0520" calcext:value-type="float">
            <text:p>40520</text:p>
          </table:table-cell>
          <table:table-cell/>
          <table:table-cell table:formula="of:=([.C187]-[.$C$2])/[.$C$2]" office:value-type="float" office:value="0.727078891257996" calcext:value-type="float">
            <text:p>0,727078891257996</text:p>
          </table:table-cell>
          <table:table-cell table:formula="of:=([.D187]-[.$D$2])/[.$D$2]" office:value-type="float" office:value="0.727078891257996" calcext:value-type="float">
            <text:p>0,727078891257996</text:p>
          </table:table-cell>
          <table:table-cell table:formula="of:=([.E187]-[.$E$2])/[.$E$2]" office:value-type="float" office:value="3" calcext:value-type="float">
            <text:p>3</text:p>
          </table:table-cell>
          <table:table-cell table:formula="of:=([.F187]-[.$F$2])/[.$F$2]" office:value-type="float" office:value="13" calcext:value-type="float">
            <text:p>13</text:p>
          </table:table-cell>
          <table:table-cell table:formula="of:=([.G187]-[.$G$2])/[.$G$2]" office:value-type="float" office:value="3" calcext:value-type="float">
            <text:p>3</text:p>
          </table:table-cell>
          <table:table-cell/>
          <table:table-cell table:formula="of:=SQRT([.J187]^2+[.K187]^2+[.L187]^2+[.M187]^2+[.N187]^2)" office:value-type="float" office:value="13.7133980992395" calcext:value-type="float">
            <text:p>13,7133980992395</text:p>
          </table:table-cell>
          <table:table-cell table:formula="of:=[.P187]*[.$H$2]/[.H187]" office:value-type="float" office:value="1.35374117465346" calcext:value-type="float">
            <text:p>1,35374117465346</text:p>
          </table:table-cell>
        </table:table-row>
        <table:table-row table:style-name="ro1">
          <table:table-cell office:value-type="float" office:value="308200" calcext:value-type="float">
            <text:p>308200</text:p>
          </table:table-cell>
          <table:table-cell office:value-type="string" calcext:value-type="string">
            <text:p>GeForce RTX2070 ASUS PCI-E 8192Mb (ROG-STRIX-RTX2070-8G-GAMING)</text:p>
          </table:table-cell>
          <table:table-cell office:value-type="float" office:value="1410" calcext:value-type="float">
            <text:p>141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0810" calcext:value-type="float">
            <text:p>40810</text:p>
          </table:table-cell>
          <table:table-cell/>
          <table:table-cell table:formula="of:=([.C188]-[.$C$2])/[.$C$2]" office:value-type="float" office:value="0.50319829424307" calcext:value-type="float">
            <text:p>0,50319829424307</text:p>
          </table:table-cell>
          <table:table-cell table:formula="of:=([.D188]-[.$D$2])/[.$D$2]" office:value-type="float" office:value="0.759061833688699" calcext:value-type="float">
            <text:p>0,759061833688699</text:p>
          </table:table-cell>
          <table:table-cell table:formula="of:=([.E188]-[.$E$2])/[.$E$2]" office:value-type="float" office:value="3" calcext:value-type="float">
            <text:p>3</text:p>
          </table:table-cell>
          <table:table-cell table:formula="of:=([.F188]-[.$F$2])/[.$F$2]" office:value-type="float" office:value="13" calcext:value-type="float">
            <text:p>13</text:p>
          </table:table-cell>
          <table:table-cell table:formula="of:=([.G188]-[.$G$2])/[.$G$2]" office:value-type="float" office:value="3" calcext:value-type="float">
            <text:p>3</text:p>
          </table:table-cell>
          <table:table-cell/>
          <table:table-cell table:formula="of:=SQRT([.J188]^2+[.K188]^2+[.L188]^2+[.M188]^2+[.N188]^2)" office:value-type="float" office:value="13.705086040981" calcext:value-type="float">
            <text:p>13,705086040981</text:p>
          </table:table-cell>
          <table:table-cell table:formula="of:=[.P188]*[.$H$2]/[.H188]" office:value-type="float" office:value="1.34330664454604" calcext:value-type="float">
            <text:p>1,34330664454604</text:p>
          </table:table-cell>
        </table:table-row>
        <table:table-row table:style-name="ro1">
          <table:table-cell office:value-type="float" office:value="332139" calcext:value-type="float">
            <text:p>332139</text:p>
          </table:table-cell>
          <table:table-cell office:value-type="string" calcext:value-type="string">
            <text:p>GeForce RTX2070 Super EVGA XC Ultra PCI-E 8192Mb (08G-P4-3173-KR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1720" calcext:value-type="float">
            <text:p>41720</text:p>
          </table:table-cell>
          <table:table-cell/>
          <table:table-cell table:formula="of:=([.C189]-[.$C$2])/[.$C$2]" office:value-type="float" office:value="0.918976545842217" calcext:value-type="float">
            <text:p>0,918976545842217</text:p>
          </table:table-cell>
          <table:table-cell table:formula="of:=([.D189]-[.$D$2])/[.$D$2]" office:value-type="float" office:value="0.918976545842217" calcext:value-type="float">
            <text:p>0,918976545842217</text:p>
          </table:table-cell>
          <table:table-cell table:formula="of:=([.E189]-[.$E$2])/[.$E$2]" office:value-type="float" office:value="3" calcext:value-type="float">
            <text:p>3</text:p>
          </table:table-cell>
          <table:table-cell table:formula="of:=([.F189]-[.$F$2])/[.$F$2]" office:value-type="float" office:value="13" calcext:value-type="float">
            <text:p>13</text:p>
          </table:table-cell>
          <table:table-cell table:formula="of:=([.G189]-[.$G$2])/[.$G$2]" office:value-type="float" office:value="3" calcext:value-type="float">
            <text:p>3</text:p>
          </table:table-cell>
          <table:table-cell/>
          <table:table-cell table:formula="of:=SQRT([.J189]^2+[.K189]^2+[.L189]^2+[.M189]^2+[.N189]^2)" office:value-type="float" office:value="13.736412769847" calcext:value-type="float">
            <text:p>13,736412769847</text:p>
          </table:table-cell>
          <table:table-cell table:formula="of:=[.P189]*[.$H$2]/[.H189]" office:value-type="float" office:value="1.3170098532931" calcext:value-type="float">
            <text:p>1,3170098532931</text:p>
          </table:table-cell>
        </table:table-row>
        <table:table-row table:style-name="ro1">
          <table:table-cell office:value-type="float" office:value="324411" calcext:value-type="float">
            <text:p>324411</text:p>
          </table:table-cell>
          <table:table-cell office:value-type="string" calcext:value-type="string">
            <text:p>GeForce RTX2060 Super Palit JetStream PCI-E 8192Mb (NE6206ST19P2)</text:p>
          </table:table-cell>
          <table:table-cell office:value-type="float" office:value="1470" calcext:value-type="float">
            <text:p>1470</text:p>
          </table:table-cell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1790" calcext:value-type="float">
            <text:p>41790</text:p>
          </table:table-cell>
          <table:table-cell/>
          <table:table-cell table:formula="of:=([.C190]-[.$C$2])/[.$C$2]" office:value-type="float" office:value="0.567164179104478" calcext:value-type="float">
            <text:p>0,567164179104478</text:p>
          </table:table-cell>
          <table:table-cell table:formula="of:=([.D190]-[.$D$2])/[.$D$2]" office:value-type="float" office:value="0.950959488272921" calcext:value-type="float">
            <text:p>0,950959488272921</text:p>
          </table:table-cell>
          <table:table-cell table:formula="of:=([.E190]-[.$E$2])/[.$E$2]" office:value-type="float" office:value="3" calcext:value-type="float">
            <text:p>3</text:p>
          </table:table-cell>
          <table:table-cell table:formula="of:=([.F190]-[.$F$2])/[.$F$2]" office:value-type="float" office:value="13" calcext:value-type="float">
            <text:p>13</text:p>
          </table:table-cell>
          <table:table-cell table:formula="of:=([.G190]-[.$G$2])/[.$G$2]" office:value-type="float" office:value="3" calcext:value-type="float">
            <text:p>3</text:p>
          </table:table-cell>
          <table:table-cell/>
          <table:table-cell table:formula="of:=SQRT([.J190]^2+[.K190]^2+[.L190]^2+[.M190]^2+[.N190]^2)" office:value-type="float" office:value="13.7195480666965" calcext:value-type="float">
            <text:p>13,7195480666965</text:p>
          </table:table-cell>
          <table:table-cell table:formula="of:=[.P190]*[.$H$2]/[.H190]" office:value-type="float" office:value="1.313189573266" calcext:value-type="float">
            <text:p>1,313189573266</text:p>
          </table:table-cell>
        </table:table-row>
        <table:table-row table:style-name="ro1">
          <table:table-cell office:value-type="float" office:value="340728" calcext:value-type="float">
            <text:p>340728</text:p>
          </table:table-cell>
          <table:table-cell office:value-type="string" calcext:value-type="string">
            <text:p>GeForce RTX2070 MSI PCI-E 8192Mb (RTX 2070 VENTUS GP 8G)</text:p>
          </table:table-cell>
          <table:table-cell office:value-type="float" office:value="1410" calcext:value-type="float">
            <text:p>1410</text:p>
          </table:table-cell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1810" calcext:value-type="float">
            <text:p>41810</text:p>
          </table:table-cell>
          <table:table-cell/>
          <table:table-cell table:formula="of:=([.C191]-[.$C$2])/[.$C$2]" office:value-type="float" office:value="0.50319829424307" calcext:value-type="float">
            <text:p>0,50319829424307</text:p>
          </table:table-cell>
          <table:table-cell table:formula="of:=([.D191]-[.$D$2])/[.$D$2]" office:value-type="float" office:value="0.727078891257996" calcext:value-type="float">
            <text:p>0,727078891257996</text:p>
          </table:table-cell>
          <table:table-cell table:formula="of:=([.E191]-[.$E$2])/[.$E$2]" office:value-type="float" office:value="3" calcext:value-type="float">
            <text:p>3</text:p>
          </table:table-cell>
          <table:table-cell table:formula="of:=([.F191]-[.$F$2])/[.$F$2]" office:value-type="float" office:value="13" calcext:value-type="float">
            <text:p>13</text:p>
          </table:table-cell>
          <table:table-cell table:formula="of:=([.G191]-[.$G$2])/[.$G$2]" office:value-type="float" office:value="3" calcext:value-type="float">
            <text:p>3</text:p>
          </table:table-cell>
          <table:table-cell/>
          <table:table-cell table:formula="of:=SQRT([.J191]^2+[.K191]^2+[.L191]^2+[.M191]^2+[.N191]^2)" office:value-type="float" office:value="13.7033518614039" calcext:value-type="float">
            <text:p>13,7033518614039</text:p>
          </table:table-cell>
          <table:table-cell table:formula="of:=[.P191]*[.$H$2]/[.H191]" office:value-type="float" office:value="1.31101189776646" calcext:value-type="float">
            <text:p>1,31101189776646</text:p>
          </table:table-cell>
        </table:table-row>
        <table:table-row table:style-name="ro1">
          <table:table-cell office:value-type="float" office:value="308959" calcext:value-type="float">
            <text:p>308959</text:p>
          </table:table-cell>
          <table:table-cell office:value-type="string" calcext:value-type="string">
            <text:p>GeForce RTX2060 ASUS PCI-E 6144Mb (ROG-STRIX-RTX2060-O6G-GAMING)</text:p>
          </table:table-cell>
          <table:table-cell office:value-type="float" office:value="1365" calcext:value-type="float">
            <text:p>1365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41830" calcext:value-type="float">
            <text:p>41830</text:p>
          </table:table-cell>
          <table:table-cell/>
          <table:table-cell table:formula="of:=([.C192]-[.$C$2])/[.$C$2]" office:value-type="float" office:value="0.455223880597015" calcext:value-type="float">
            <text:p>0,455223880597015</text:p>
          </table:table-cell>
          <table:table-cell table:formula="of:=([.D192]-[.$D$2])/[.$D$2]" office:value-type="float" office:value="0.982942430703625" calcext:value-type="float">
            <text:p>0,982942430703625</text:p>
          </table:table-cell>
          <table:table-cell table:formula="of:=([.E192]-[.$E$2])/[.$E$2]" office:value-type="float" office:value="2" calcext:value-type="float">
            <text:p>2</text:p>
          </table:table-cell>
          <table:table-cell table:formula="of:=([.F192]-[.$F$2])/[.$F$2]" office:value-type="float" office:value="13" calcext:value-type="float">
            <text:p>13</text:p>
          </table:table-cell>
          <table:table-cell table:formula="of:=([.G192]-[.$G$2])/[.$G$2]" office:value-type="float" office:value="2" calcext:value-type="float">
            <text:p>2</text:p>
          </table:table-cell>
          <table:table-cell/>
          <table:table-cell table:formula="of:=SQRT([.J192]^2+[.K192]^2+[.L192]^2+[.M192]^2+[.N192]^2)" office:value-type="float" office:value="13.3481610944558" calcext:value-type="float">
            <text:p>13,3481610944558</text:p>
          </table:table-cell>
          <table:table-cell table:formula="of:=[.P192]*[.$H$2]/[.H192]" office:value-type="float" office:value="1.27641989906343" calcext:value-type="float">
            <text:p>1,27641989906343</text:p>
          </table:table-cell>
        </table:table-row>
        <table:table-row table:style-name="ro1">
          <table:table-cell office:value-type="float" office:value="327351" calcext:value-type="float">
            <text:p>327351</text:p>
          </table:table-cell>
          <table:table-cell office:value-type="string" calcext:value-type="string">
            <text:p>GeForce RTX2060 Super ASUS PCI-E 8192Mb (TURBO-RTX2060S-8G-EVO)</text:p>
          </table:table-cell>
          <table:table-cell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1830" calcext:value-type="float">
            <text:p>41830</text:p>
          </table:table-cell>
          <table:table-cell/>
          <table:table-cell table:formula="of:=([.C193]-[.$C$2])/[.$C$2]" office:value-type="float" office:value="0.567164179104478" calcext:value-type="float">
            <text:p>0,567164179104478</text:p>
          </table:table-cell>
          <table:table-cell table:formula="of:=([.D193]-[.$D$2])/[.$D$2]" office:value-type="float" office:value="0.791044776119403" calcext:value-type="float">
            <text:p>0,791044776119403</text:p>
          </table:table-cell>
          <table:table-cell table:formula="of:=([.E193]-[.$E$2])/[.$E$2]" office:value-type="float" office:value="3" calcext:value-type="float">
            <text:p>3</text:p>
          </table:table-cell>
          <table:table-cell table:formula="of:=([.F193]-[.$F$2])/[.$F$2]" office:value-type="float" office:value="13" calcext:value-type="float">
            <text:p>13</text:p>
          </table:table-cell>
          <table:table-cell table:formula="of:=([.G193]-[.$G$2])/[.$G$2]" office:value-type="float" office:value="3" calcext:value-type="float">
            <text:p>3</text:p>
          </table:table-cell>
          <table:table-cell/>
          <table:table-cell table:formula="of:=SQRT([.J193]^2+[.K193]^2+[.L193]^2+[.M193]^2+[.N193]^2)" office:value-type="float" office:value="13.7093919283054" calcext:value-type="float">
            <text:p>13,7093919283054</text:p>
          </table:table-cell>
          <table:table-cell table:formula="of:=[.P193]*[.$H$2]/[.H193]" office:value-type="float" office:value="1.31096265152335" calcext:value-type="float">
            <text:p>1,31096265152335</text:p>
          </table:table-cell>
        </table:table-row>
        <table:table-row table:style-name="ro1">
          <table:table-cell office:value-type="float" office:value="321965" calcext:value-type="float">
            <text:p>321965</text:p>
          </table:table-cell>
          <table:table-cell office:value-type="string" calcext:value-type="string">
            <text:p>GeForce RTX2070 Gigabyte WindForce 2X PCI-E 8192Mb (GV-N2070WF2-8GD)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1900" calcext:value-type="float">
            <text:p>41900</text:p>
          </table:table-cell>
          <table:table-cell/>
          <table:table-cell table:formula="of:=([.C194]-[.$C$2])/[.$C$2]" office:value-type="float" office:value="0.727078891257996" calcext:value-type="float">
            <text:p>0,727078891257996</text:p>
          </table:table-cell>
          <table:table-cell table:formula="of:=([.D194]-[.$D$2])/[.$D$2]" office:value-type="float" office:value="0.727078891257996" calcext:value-type="float">
            <text:p>0,727078891257996</text:p>
          </table:table-cell>
          <table:table-cell table:formula="of:=([.E194]-[.$E$2])/[.$E$2]" office:value-type="float" office:value="3" calcext:value-type="float">
            <text:p>3</text:p>
          </table:table-cell>
          <table:table-cell table:formula="of:=([.F194]-[.$F$2])/[.$F$2]" office:value-type="float" office:value="13" calcext:value-type="float">
            <text:p>13</text:p>
          </table:table-cell>
          <table:table-cell table:formula="of:=([.G194]-[.$G$2])/[.$G$2]" office:value-type="float" office:value="3" calcext:value-type="float">
            <text:p>3</text:p>
          </table:table-cell>
          <table:table-cell/>
          <table:table-cell table:formula="of:=SQRT([.J194]^2+[.K194]^2+[.L194]^2+[.M194]^2+[.N194]^2)" office:value-type="float" office:value="13.7133980992395" calcext:value-type="float">
            <text:p>13,7133980992395</text:p>
          </table:table-cell>
          <table:table-cell table:formula="of:=[.P194]*[.$H$2]/[.H194]" office:value-type="float" office:value="1.30915494980807" calcext:value-type="float">
            <text:p>1,30915494980807</text:p>
          </table:table-cell>
        </table:table-row>
        <table:table-row table:style-name="ro1">
          <table:table-cell office:value-type="float" office:value="332134" calcext:value-type="float">
            <text:p>332134</text:p>
          </table:table-cell>
          <table:table-cell office:value-type="string" calcext:value-type="string">
            <text:p>GeForce RTX2060 Super EVGA XC Gaming PCI-E 8192Mb (08G-P4-3162-KR)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2700" calcext:value-type="float">
            <text:p>42700</text:p>
          </table:table-cell>
          <table:table-cell/>
          <table:table-cell table:formula="of:=([.C195]-[.$C$2])/[.$C$2]" office:value-type="float" office:value="0.807036247334755" calcext:value-type="float">
            <text:p>0,807036247334755</text:p>
          </table:table-cell>
          <table:table-cell table:formula="of:=([.D195]-[.$D$2])/[.$D$2]" office:value-type="float" office:value="0.807036247334755" calcext:value-type="float">
            <text:p>0,807036247334755</text:p>
          </table:table-cell>
          <table:table-cell table:formula="of:=([.E195]-[.$E$2])/[.$E$2]" office:value-type="float" office:value="3" calcext:value-type="float">
            <text:p>3</text:p>
          </table:table-cell>
          <table:table-cell table:formula="of:=([.F195]-[.$F$2])/[.$F$2]" office:value-type="float" office:value="13" calcext:value-type="float">
            <text:p>13</text:p>
          </table:table-cell>
          <table:table-cell table:formula="of:=([.G195]-[.$G$2])/[.$G$2]" office:value-type="float" office:value="3" calcext:value-type="float">
            <text:p>3</text:p>
          </table:table-cell>
          <table:table-cell/>
          <table:table-cell table:formula="of:=SQRT([.J195]^2+[.K195]^2+[.L195]^2+[.M195]^2+[.N195]^2)" office:value-type="float" office:value="13.7223399975742" calcext:value-type="float">
            <text:p>13,7223399975742</text:p>
          </table:table-cell>
          <table:table-cell table:formula="of:=[.P195]*[.$H$2]/[.H195]" office:value-type="float" office:value="1.28546510515917" calcext:value-type="float">
            <text:p>1,28546510515917</text:p>
          </table:table-cell>
        </table:table-row>
        <table:table-row table:style-name="ro1">
          <table:table-cell office:value-type="float" office:value="329399" calcext:value-type="float">
            <text:p>329399</text:p>
          </table:table-cell>
          <table:table-cell office:value-type="string" calcext:value-type="string">
            <text:p>GeForce RTX2060 Super Zotac AMP PCI-E 8192Mb (ZT-T20610D-10P)</text:p>
          </table:table-cell>
          <table:table-cell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2700" calcext:value-type="float">
            <text:p>42700</text:p>
          </table:table-cell>
          <table:table-cell/>
          <table:table-cell table:formula="of:=([.C196]-[.$C$2])/[.$C$2]" office:value-type="float" office:value="0.567164179104478" calcext:value-type="float">
            <text:p>0,567164179104478</text:p>
          </table:table-cell>
          <table:table-cell table:formula="of:=([.D196]-[.$D$2])/[.$D$2]" office:value-type="float" office:value="0.791044776119403" calcext:value-type="float">
            <text:p>0,791044776119403</text:p>
          </table:table-cell>
          <table:table-cell table:formula="of:=([.E196]-[.$E$2])/[.$E$2]" office:value-type="float" office:value="3" calcext:value-type="float">
            <text:p>3</text:p>
          </table:table-cell>
          <table:table-cell table:formula="of:=([.F196]-[.$F$2])/[.$F$2]" office:value-type="float" office:value="13" calcext:value-type="float">
            <text:p>13</text:p>
          </table:table-cell>
          <table:table-cell table:formula="of:=([.G196]-[.$G$2])/[.$G$2]" office:value-type="float" office:value="3" calcext:value-type="float">
            <text:p>3</text:p>
          </table:table-cell>
          <table:table-cell/>
          <table:table-cell table:formula="of:=SQRT([.J196]^2+[.K196]^2+[.L196]^2+[.M196]^2+[.N196]^2)" office:value-type="float" office:value="13.7093919283054" calcext:value-type="float">
            <text:p>13,7093919283054</text:p>
          </table:table-cell>
          <table:table-cell table:formula="of:=[.P196]*[.$H$2]/[.H196]" office:value-type="float" office:value="1.28425217126983" calcext:value-type="float">
            <text:p>1,28425217126983</text:p>
          </table:table-cell>
        </table:table-row>
        <table:table-row table:style-name="ro1">
          <table:table-cell office:value-type="float" office:value="328170" calcext:value-type="float">
            <text:p>328170</text:p>
          </table:table-cell>
          <table:table-cell office:value-type="string" calcext:value-type="string">
            <text:p>GeForce RTX2060 Super MSI PCI-E 8192Mb (RTX 2060 SUPER GAMING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3040" calcext:value-type="float">
            <text:p>43040</text:p>
          </table:table-cell>
          <table:table-cell/>
          <table:table-cell table:formula="of:=([.C197]-[.$C$2])/[.$C$2]" office:value-type="float" office:value="0.567164179104478" calcext:value-type="float">
            <text:p>0,567164179104478</text:p>
          </table:table-cell>
          <table:table-cell table:formula="of:=([.D197]-[.$D$2])/[.$D$2]" office:value-type="float" office:value="0.759061833688699" calcext:value-type="float">
            <text:p>0,759061833688699</text:p>
          </table:table-cell>
          <table:table-cell table:formula="of:=([.E197]-[.$E$2])/[.$E$2]" office:value-type="float" office:value="3" calcext:value-type="float">
            <text:p>3</text:p>
          </table:table-cell>
          <table:table-cell table:formula="of:=([.F197]-[.$F$2])/[.$F$2]" office:value-type="float" office:value="13" calcext:value-type="float">
            <text:p>13</text:p>
          </table:table-cell>
          <table:table-cell table:formula="of:=([.G197]-[.$G$2])/[.$G$2]" office:value-type="float" office:value="3" calcext:value-type="float">
            <text:p>3</text:p>
          </table:table-cell>
          <table:table-cell/>
          <table:table-cell table:formula="of:=SQRT([.J197]^2+[.K197]^2+[.L197]^2+[.M197]^2+[.N197]^2)" office:value-type="float" office:value="13.707583670123" calcext:value-type="float">
            <text:p>13,707583670123</text:p>
          </table:table-cell>
          <table:table-cell table:formula="of:=[.P197]*[.$H$2]/[.H197]" office:value-type="float" office:value="1.27393900279953" calcext:value-type="float">
            <text:p>1,27393900279953</text:p>
          </table:table-cell>
        </table:table-row>
        <table:table-row table:style-name="ro1">
          <table:table-cell office:value-type="float" office:value="325374" calcext:value-type="float">
            <text:p>325374</text:p>
          </table:table-cell>
          <table:table-cell office:value-type="string" calcext:value-type="string">
            <text:p>GeForce RTX2060 Super MSI PCI-E 8192Mb (RTX 2060 SUPER GAMING X)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3140" calcext:value-type="float">
            <text:p>43140</text:p>
          </table:table-cell>
          <table:table-cell/>
          <table:table-cell table:formula="of:=([.C198]-[.$C$2])/[.$C$2]" office:value-type="float" office:value="0.807036247334755" calcext:value-type="float">
            <text:p>0,807036247334755</text:p>
          </table:table-cell>
          <table:table-cell table:formula="of:=([.D198]-[.$D$2])/[.$D$2]" office:value-type="float" office:value="0.807036247334755" calcext:value-type="float">
            <text:p>0,807036247334755</text:p>
          </table:table-cell>
          <table:table-cell table:formula="of:=([.E198]-[.$E$2])/[.$E$2]" office:value-type="float" office:value="3" calcext:value-type="float">
            <text:p>3</text:p>
          </table:table-cell>
          <table:table-cell table:formula="of:=([.F198]-[.$F$2])/[.$F$2]" office:value-type="float" office:value="13" calcext:value-type="float">
            <text:p>13</text:p>
          </table:table-cell>
          <table:table-cell table:formula="of:=([.G198]-[.$G$2])/[.$G$2]" office:value-type="float" office:value="3" calcext:value-type="float">
            <text:p>3</text:p>
          </table:table-cell>
          <table:table-cell/>
          <table:table-cell table:formula="of:=SQRT([.J198]^2+[.K198]^2+[.L198]^2+[.M198]^2+[.N198]^2)" office:value-type="float" office:value="13.7223399975742" calcext:value-type="float">
            <text:p>13,7223399975742</text:p>
          </table:table-cell>
          <table:table-cell table:formula="of:=[.P198]*[.$H$2]/[.H198]" office:value-type="float" office:value="1.27235419541717" calcext:value-type="float">
            <text:p>1,27235419541717</text:p>
          </table:table-cell>
        </table:table-row>
        <table:table-row table:style-name="ro1">
          <table:table-cell office:value-type="float" office:value="314059" calcext:value-type="float">
            <text:p>314059</text:p>
          </table:table-cell>
          <table:table-cell office:value-type="string" calcext:value-type="string">
            <text:p>GeForce RTX2070 ASUS PCI-E 8192Mb (TURBO-RTX2070-8G-EVO)</text:p>
          </table:table-cell>
          <table:table-cell office:value-type="float" office:value="1410" calcext:value-type="float">
            <text:p>141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3140" calcext:value-type="float">
            <text:p>43140</text:p>
          </table:table-cell>
          <table:table-cell/>
          <table:table-cell table:formula="of:=([.C199]-[.$C$2])/[.$C$2]" office:value-type="float" office:value="0.50319829424307" calcext:value-type="float">
            <text:p>0,50319829424307</text:p>
          </table:table-cell>
          <table:table-cell table:formula="of:=([.D199]-[.$D$2])/[.$D$2]" office:value-type="float" office:value="0.759061833688699" calcext:value-type="float">
            <text:p>0,759061833688699</text:p>
          </table:table-cell>
          <table:table-cell table:formula="of:=([.E199]-[.$E$2])/[.$E$2]" office:value-type="float" office:value="3" calcext:value-type="float">
            <text:p>3</text:p>
          </table:table-cell>
          <table:table-cell table:formula="of:=([.F199]-[.$F$2])/[.$F$2]" office:value-type="float" office:value="13" calcext:value-type="float">
            <text:p>13</text:p>
          </table:table-cell>
          <table:table-cell table:formula="of:=([.G199]-[.$G$2])/[.$G$2]" office:value-type="float" office:value="3" calcext:value-type="float">
            <text:p>3</text:p>
          </table:table-cell>
          <table:table-cell/>
          <table:table-cell table:formula="of:=SQRT([.J199]^2+[.K199]^2+[.L199]^2+[.M199]^2+[.N199]^2)" office:value-type="float" office:value="13.705086040981" calcext:value-type="float">
            <text:p>13,705086040981</text:p>
          </table:table-cell>
          <table:table-cell table:formula="of:=[.P199]*[.$H$2]/[.H199]" office:value-type="float" office:value="1.27075438488465" calcext:value-type="float">
            <text:p>1,27075438488465</text:p>
          </table:table-cell>
        </table:table-row>
        <table:table-row table:style-name="ro1">
          <table:table-cell office:value-type="float" office:value="328828" calcext:value-type="float">
            <text:p>328828</text:p>
          </table:table-cell>
          <table:table-cell office:value-type="string" calcext:value-type="string">
            <text:p>Quadro P2200 PNY PCI-E 5120Mb (VCQP2200BLK-1) OEM</text:p>
          </table:table-cell>
          <table:table-cell office:value-type="float" office:value="1253" calcext:value-type="float">
            <text:p>1253</text:p>
          </table:table-cell>
          <table:table-cell office:value-type="float" office:value="1493" calcext:value-type="float">
            <text:p>1493</text:p>
          </table:table-cell>
          <table:table-cell office:value-type="float" office:value="5" calcext:value-type="float">
            <text:p>5</text:p>
          </table:table-cell>
          <table:table-cell office:value-type="float" office:value="10024" calcext:value-type="float">
            <text:p>10024</text:p>
          </table:table-cell>
          <table:table-cell office:value-type="float" office:value="160" calcext:value-type="float">
            <text:p>160</text:p>
          </table:table-cell>
          <table:table-cell office:value-type="float" office:value="43140" calcext:value-type="float">
            <text:p>43140</text:p>
          </table:table-cell>
          <table:table-cell/>
          <table:table-cell table:formula="of:=([.C200]-[.$C$2])/[.$C$2]" office:value-type="float" office:value="0.335820895522388" calcext:value-type="float">
            <text:p>0,335820895522388</text:p>
          </table:table-cell>
          <table:table-cell table:formula="of:=([.D200]-[.$D$2])/[.$D$2]" office:value-type="float" office:value="0.591684434968017" calcext:value-type="float">
            <text:p>0,591684434968017</text:p>
          </table:table-cell>
          <table:table-cell table:formula="of:=([.E200]-[.$E$2])/[.$E$2]" office:value-type="float" office:value="1.5" calcext:value-type="float">
            <text:p>1,5</text:p>
          </table:table-cell>
          <table:table-cell table:formula="of:=([.F200]-[.$F$2])/[.$F$2]" office:value-type="float" office:value="9.024" calcext:value-type="float">
            <text:p>9,024</text:p>
          </table:table-cell>
          <table:table-cell table:formula="of:=([.G200]-[.$G$2])/[.$G$2]" office:value-type="float" office:value="1.5" calcext:value-type="float">
            <text:p>1,5</text:p>
          </table:table-cell>
          <table:table-cell/>
          <table:table-cell table:formula="of:=SQRT([.J200]^2+[.K200]^2+[.L200]^2+[.M200]^2+[.N200]^2)" office:value-type="float" office:value="9.29491485407224" calcext:value-type="float">
            <text:p>9,29491485407224</text:p>
          </table:table-cell>
          <table:table-cell table:formula="of:=[.P200]*[.$H$2]/[.H200]" office:value-type="float" office:value="0.861837260461033" calcext:value-type="float">
            <text:p>0,861837260461033</text:p>
          </table:table-cell>
        </table:table-row>
        <table:table-row table:style-name="ro1">
          <table:table-cell office:value-type="float" office:value="342565" calcext:value-type="float">
            <text:p>342565</text:p>
          </table:table-cell>
          <table:table-cell office:value-type="string" calcext:value-type="string">
            <text:p>GeForce RTX2060 Super ASUS PCI-E 8192Mb (DUAL-RTX2060S-A8G-EVO-V2)</text:p>
          </table:table-cell>
          <table:table-cell office:value-type="float" office:value="1470" calcext:value-type="float">
            <text:p>1470</text:p>
          </table:table-cell>
          <table:table-cell office:value-type="float" office:value="1695" calcext:value-type="float">
            <text:p>169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3620" calcext:value-type="float">
            <text:p>43620</text:p>
          </table:table-cell>
          <table:table-cell/>
          <table:table-cell table:formula="of:=([.C201]-[.$C$2])/[.$C$2]" office:value-type="float" office:value="0.567164179104478" calcext:value-type="float">
            <text:p>0,567164179104478</text:p>
          </table:table-cell>
          <table:table-cell table:formula="of:=([.D201]-[.$D$2])/[.$D$2]" office:value-type="float" office:value="0.807036247334755" calcext:value-type="float">
            <text:p>0,807036247334755</text:p>
          </table:table-cell>
          <table:table-cell table:formula="of:=([.E201]-[.$E$2])/[.$E$2]" office:value-type="float" office:value="3" calcext:value-type="float">
            <text:p>3</text:p>
          </table:table-cell>
          <table:table-cell table:formula="of:=([.F201]-[.$F$2])/[.$F$2]" office:value-type="float" office:value="13" calcext:value-type="float">
            <text:p>13</text:p>
          </table:table-cell>
          <table:table-cell table:formula="of:=([.G201]-[.$G$2])/[.$G$2]" office:value-type="float" office:value="3" calcext:value-type="float">
            <text:p>3</text:p>
          </table:table-cell>
          <table:table-cell/>
          <table:table-cell table:formula="of:=SQRT([.J201]^2+[.K201]^2+[.L201]^2+[.M201]^2+[.N201]^2)" office:value-type="float" office:value="13.7103239462301" calcext:value-type="float">
            <text:p>13,7103239462301</text:p>
          </table:table-cell>
          <table:table-cell table:formula="of:=[.P201]*[.$H$2]/[.H201]" office:value-type="float" office:value="1.25725116425769" calcext:value-type="float">
            <text:p>1,25725116425769</text:p>
          </table:table-cell>
        </table:table-row>
        <table:table-row table:style-name="ro1">
          <table:table-cell office:value-type="float" office:value="342566" calcext:value-type="float">
            <text:p>342566</text:p>
          </table:table-cell>
          <table:table-cell office:value-type="string" calcext:value-type="string">
            <text:p>GeForce RTX2060 Super ASUS PCI-E 8192Mb (DUAL-RTX2060S-O8G-EVO-V2)</text:p>
          </table:table-cell>
          <table:table-cell office:value-type="float" office:value="1470" calcext:value-type="float">
            <text:p>1470</text:p>
          </table:table-cell>
          <table:table-cell office:value-type="float" office:value="1725" calcext:value-type="float">
            <text:p>172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4010" calcext:value-type="float">
            <text:p>44010</text:p>
          </table:table-cell>
          <table:table-cell/>
          <table:table-cell table:formula="of:=([.C202]-[.$C$2])/[.$C$2]" office:value-type="float" office:value="0.567164179104478" calcext:value-type="float">
            <text:p>0,567164179104478</text:p>
          </table:table-cell>
          <table:table-cell table:formula="of:=([.D202]-[.$D$2])/[.$D$2]" office:value-type="float" office:value="0.839019189765458" calcext:value-type="float">
            <text:p>0,839019189765458</text:p>
          </table:table-cell>
          <table:table-cell table:formula="of:=([.E202]-[.$E$2])/[.$E$2]" office:value-type="float" office:value="3" calcext:value-type="float">
            <text:p>3</text:p>
          </table:table-cell>
          <table:table-cell table:formula="of:=([.F202]-[.$F$2])/[.$F$2]" office:value-type="float" office:value="13" calcext:value-type="float">
            <text:p>13</text:p>
          </table:table-cell>
          <table:table-cell table:formula="of:=([.G202]-[.$G$2])/[.$G$2]" office:value-type="float" office:value="3" calcext:value-type="float">
            <text:p>3</text:p>
          </table:table-cell>
          <table:table-cell/>
          <table:table-cell table:formula="of:=SQRT([.J202]^2+[.K202]^2+[.L202]^2+[.M202]^2+[.N202]^2)" office:value-type="float" office:value="13.7122437407907" calcext:value-type="float">
            <text:p>13,7122437407907</text:p>
          </table:table-cell>
          <table:table-cell table:formula="of:=[.P202]*[.$H$2]/[.H202]" office:value-type="float" office:value="1.24628436635226" calcext:value-type="float">
            <text:p>1,24628436635226</text:p>
          </table:table-cell>
        </table:table-row>
        <table:table-row table:style-name="ro1">
          <table:table-cell office:value-type="float" office:value="301325" calcext:value-type="float">
            <text:p>301325</text:p>
          </table:table-cell>
          <table:table-cell office:value-type="string" calcext:value-type="string">
            <text:p>GeForce RTX2070 ASUS PCI-E 8192Mb (ROG-STRIX-RTX2070-O8G-GAMING)</text:p>
          </table:table-cell>
          <table:table-cell office:value-type="float" office:value="1410" calcext:value-type="float">
            <text:p>1410</text:p>
          </table:table-cell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4020" calcext:value-type="float">
            <text:p>44020</text:p>
          </table:table-cell>
          <table:table-cell/>
          <table:table-cell table:formula="of:=([.C203]-[.$C$2])/[.$C$2]" office:value-type="float" office:value="0.50319829424307" calcext:value-type="float">
            <text:p>0,50319829424307</text:p>
          </table:table-cell>
          <table:table-cell table:formula="of:=([.D203]-[.$D$2])/[.$D$2]" office:value-type="float" office:value="0.966950959488273" calcext:value-type="float">
            <text:p>0,966950959488273</text:p>
          </table:table-cell>
          <table:table-cell table:formula="of:=([.E203]-[.$E$2])/[.$E$2]" office:value-type="float" office:value="3" calcext:value-type="float">
            <text:p>3</text:p>
          </table:table-cell>
          <table:table-cell table:formula="of:=([.F203]-[.$F$2])/[.$F$2]" office:value-type="float" office:value="13" calcext:value-type="float">
            <text:p>13</text:p>
          </table:table-cell>
          <table:table-cell table:formula="of:=([.G203]-[.$G$2])/[.$G$2]" office:value-type="float" office:value="3" calcext:value-type="float">
            <text:p>3</text:p>
          </table:table-cell>
          <table:table-cell/>
          <table:table-cell table:formula="of:=SQRT([.J203]^2+[.K203]^2+[.L203]^2+[.M203]^2+[.N203]^2)" office:value-type="float" office:value="13.7181705296801" calcext:value-type="float">
            <text:p>13,7181705296801</text:p>
          </table:table-cell>
          <table:table-cell table:formula="of:=[.P203]*[.$H$2]/[.H203]" office:value-type="float" office:value="1.24653980278784" calcext:value-type="float">
            <text:p>1,24653980278784</text:p>
          </table:table-cell>
        </table:table-row>
        <table:table-row table:style-name="ro1">
          <table:table-cell office:value-type="float" office:value="338992" calcext:value-type="float">
            <text:p>338992</text:p>
          </table:table-cell>
          <table:table-cell office:value-type="string" calcext:value-type="string">
            <text:p>GeForce RTX2060 Super ASUS PCI-E 8192Mb (ROG-STRIX-RTX2060S-O8G-EVO-GAMING)</text:p>
          </table:table-cell>
          <table:table-cell office:value-type="float" office:value="1470" calcext:value-type="float">
            <text:p>1470</text:p>
          </table:table-cell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4290" calcext:value-type="float">
            <text:p>44290</text:p>
          </table:table-cell>
          <table:table-cell/>
          <table:table-cell table:formula="of:=([.C204]-[.$C$2])/[.$C$2]" office:value-type="float" office:value="0.567164179104478" calcext:value-type="float">
            <text:p>0,567164179104478</text:p>
          </table:table-cell>
          <table:table-cell table:formula="of:=([.D204]-[.$D$2])/[.$D$2]" office:value-type="float" office:value="0.982942430703625" calcext:value-type="float">
            <text:p>0,982942430703625</text:p>
          </table:table-cell>
          <table:table-cell table:formula="of:=([.E204]-[.$E$2])/[.$E$2]" office:value-type="float" office:value="3" calcext:value-type="float">
            <text:p>3</text:p>
          </table:table-cell>
          <table:table-cell table:formula="of:=([.F204]-[.$F$2])/[.$F$2]" office:value-type="float" office:value="13" calcext:value-type="float">
            <text:p>13</text:p>
          </table:table-cell>
          <table:table-cell table:formula="of:=([.G204]-[.$G$2])/[.$G$2]" office:value-type="float" office:value="3" calcext:value-type="float">
            <text:p>3</text:p>
          </table:table-cell>
          <table:table-cell/>
          <table:table-cell table:formula="of:=SQRT([.J204]^2+[.K204]^2+[.L204]^2+[.M204]^2+[.N204]^2)" office:value-type="float" office:value="13.7218020328285" calcext:value-type="float">
            <text:p>13,7218020328285</text:p>
          </table:table-cell>
          <table:table-cell table:formula="of:=[.P204]*[.$H$2]/[.H204]" office:value-type="float" office:value="1.23926864148372" calcext:value-type="float">
            <text:p>1,23926864148372</text:p>
          </table:table-cell>
        </table:table-row>
        <table:table-row table:style-name="ro1">
          <table:table-cell office:value-type="float" office:value="324420" calcext:value-type="float">
            <text:p>324420</text:p>
          </table:table-cell>
          <table:table-cell office:value-type="string" calcext:value-type="string">
            <text:p>GeForce RTX2070 ASUS PCI-E 8192Mb (DUAL-RTX2070-O8G-EVO)</text:p>
          </table:table-cell>
          <table:table-cell office:value-type="float" office:value="1410" calcext:value-type="float">
            <text:p>1410</text:p>
          </table:table-cell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4450" calcext:value-type="float">
            <text:p>44450</text:p>
          </table:table-cell>
          <table:table-cell/>
          <table:table-cell table:formula="of:=([.C205]-[.$C$2])/[.$C$2]" office:value-type="float" office:value="0.50319829424307" calcext:value-type="float">
            <text:p>0,50319829424307</text:p>
          </table:table-cell>
          <table:table-cell table:formula="of:=([.D205]-[.$D$2])/[.$D$2]" office:value-type="float" office:value="0.85501066098081" calcext:value-type="float">
            <text:p>0,85501066098081</text:p>
          </table:table-cell>
          <table:table-cell table:formula="of:=([.E205]-[.$E$2])/[.$E$2]" office:value-type="float" office:value="3" calcext:value-type="float">
            <text:p>3</text:p>
          </table:table-cell>
          <table:table-cell table:formula="of:=([.F205]-[.$F$2])/[.$F$2]" office:value-type="float" office:value="13" calcext:value-type="float">
            <text:p>13</text:p>
          </table:table-cell>
          <table:table-cell table:formula="of:=([.G205]-[.$G$2])/[.$G$2]" office:value-type="float" office:value="3" calcext:value-type="float">
            <text:p>3</text:p>
          </table:table-cell>
          <table:table-cell/>
          <table:table-cell table:formula="of:=SQRT([.J205]^2+[.K205]^2+[.L205]^2+[.M205]^2+[.N205]^2)" office:value-type="float" office:value="13.7107349093227" calcext:value-type="float">
            <text:p>13,7107349093227</text:p>
          </table:table-cell>
          <table:table-cell table:formula="of:=[.P205]*[.$H$2]/[.H205]" office:value-type="float" office:value="1.23381191534962" calcext:value-type="float">
            <text:p>1,23381191534962</text:p>
          </table:table-cell>
        </table:table-row>
        <table:table-row table:style-name="ro1">
          <table:table-cell office:value-type="float" office:value="329400" calcext:value-type="float">
            <text:p>329400</text:p>
          </table:table-cell>
          <table:table-cell office:value-type="string" calcext:value-type="string">
            <text:p>GeForce RTX2060 Super Zotac AMP Extreme PCI-E 8192Mb (ZT-T20610B-10P)</text:p>
          </table:table-cell>
          <table:table-cell office:value-type="float" office:value="1470" calcext:value-type="float">
            <text:p>1470</text:p>
          </table:table-cell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4880" calcext:value-type="float">
            <text:p>44880</text:p>
          </table:table-cell>
          <table:table-cell/>
          <table:table-cell table:formula="of:=([.C206]-[.$C$2])/[.$C$2]" office:value-type="float" office:value="0.567164179104478" calcext:value-type="float">
            <text:p>0,567164179104478</text:p>
          </table:table-cell>
          <table:table-cell table:formula="of:=([.D206]-[.$D$2])/[.$D$2]" office:value-type="float" office:value="0.823027718550107" calcext:value-type="float">
            <text:p>0,823027718550107</text:p>
          </table:table-cell>
          <table:table-cell table:formula="of:=([.E206]-[.$E$2])/[.$E$2]" office:value-type="float" office:value="3" calcext:value-type="float">
            <text:p>3</text:p>
          </table:table-cell>
          <table:table-cell table:formula="of:=([.F206]-[.$F$2])/[.$F$2]" office:value-type="float" office:value="13" calcext:value-type="float">
            <text:p>13</text:p>
          </table:table-cell>
          <table:table-cell table:formula="of:=([.G206]-[.$G$2])/[.$G$2]" office:value-type="float" office:value="3" calcext:value-type="float">
            <text:p>3</text:p>
          </table:table-cell>
          <table:table-cell/>
          <table:table-cell table:formula="of:=SQRT([.J206]^2+[.K206]^2+[.L206]^2+[.M206]^2+[.N206]^2)" office:value-type="float" office:value="13.7112745516805" calcext:value-type="float">
            <text:p>13,7112745516805</text:p>
          </table:table-cell>
          <table:table-cell table:formula="of:=[.P206]*[.$H$2]/[.H206]" office:value-type="float" office:value="1.2220387300963" calcext:value-type="float">
            <text:p>1,2220387300963</text:p>
          </table:table-cell>
        </table:table-row>
        <table:table-row table:style-name="ro1">
          <table:table-cell office:value-type="float" office:value="338993" calcext:value-type="float">
            <text:p>338993</text:p>
          </table:table-cell>
          <table:table-cell office:value-type="string" calcext:value-type="string">
            <text:p>GeForce RTX2060 Super ASUS PCI-E 8192Mb (ROG-STRIX-RTX2060S-8G-EVO-GAMING)</text:p>
          </table:table-cell>
          <table:table-cell office:value-type="float" office:value="1470" calcext:value-type="float">
            <text:p>1470</text:p>
          </table:table-cell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5320" calcext:value-type="float">
            <text:p>45320</text:p>
          </table:table-cell>
          <table:table-cell/>
          <table:table-cell table:formula="of:=([.C207]-[.$C$2])/[.$C$2]" office:value-type="float" office:value="0.567164179104478" calcext:value-type="float">
            <text:p>0,567164179104478</text:p>
          </table:table-cell>
          <table:table-cell table:formula="of:=([.D207]-[.$D$2])/[.$D$2]" office:value-type="float" office:value="0.791044776119403" calcext:value-type="float">
            <text:p>0,791044776119403</text:p>
          </table:table-cell>
          <table:table-cell table:formula="of:=([.E207]-[.$E$2])/[.$E$2]" office:value-type="float" office:value="3" calcext:value-type="float">
            <text:p>3</text:p>
          </table:table-cell>
          <table:table-cell table:formula="of:=([.F207]-[.$F$2])/[.$F$2]" office:value-type="float" office:value="13" calcext:value-type="float">
            <text:p>13</text:p>
          </table:table-cell>
          <table:table-cell table:formula="of:=([.G207]-[.$G$2])/[.$G$2]" office:value-type="float" office:value="3" calcext:value-type="float">
            <text:p>3</text:p>
          </table:table-cell>
          <table:table-cell/>
          <table:table-cell table:formula="of:=SQRT([.J207]^2+[.K207]^2+[.L207]^2+[.M207]^2+[.N207]^2)" office:value-type="float" office:value="13.7093919283054" calcext:value-type="float">
            <text:p>13,7093919283054</text:p>
          </table:table-cell>
          <table:table-cell table:formula="of:=[.P207]*[.$H$2]/[.H207]" office:value-type="float" office:value="1.21000811370745" calcext:value-type="float">
            <text:p>1,21000811370745</text:p>
          </table:table-cell>
        </table:table-row>
        <table:table-row table:style-name="ro1">
          <table:table-cell office:value-type="float" office:value="300952" calcext:value-type="float">
            <text:p>300952</text:p>
          </table:table-cell>
          <table:table-cell office:value-type="string" calcext:value-type="string">
            <text:p>GeForce RTX2070 EVGA XC ULTRA GAMING PCI-E 8192Mb (08G-P4-2173-KR)</text:p>
          </table:table-cell>
          <table:table-cell table:number-columns-repeated="2" office:value-type="float" office:value="1725" calcext:value-type="float">
            <text:p>172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5320" calcext:value-type="float">
            <text:p>45320</text:p>
          </table:table-cell>
          <table:table-cell/>
          <table:table-cell table:formula="of:=([.C208]-[.$C$2])/[.$C$2]" office:value-type="float" office:value="0.839019189765458" calcext:value-type="float">
            <text:p>0,839019189765458</text:p>
          </table:table-cell>
          <table:table-cell table:formula="of:=([.D208]-[.$D$2])/[.$D$2]" office:value-type="float" office:value="0.839019189765458" calcext:value-type="float">
            <text:p>0,839019189765458</text:p>
          </table:table-cell>
          <table:table-cell table:formula="of:=([.E208]-[.$E$2])/[.$E$2]" office:value-type="float" office:value="3" calcext:value-type="float">
            <text:p>3</text:p>
          </table:table-cell>
          <table:table-cell table:formula="of:=([.F208]-[.$F$2])/[.$F$2]" office:value-type="float" office:value="13" calcext:value-type="float">
            <text:p>13</text:p>
          </table:table-cell>
          <table:table-cell table:formula="of:=([.G208]-[.$G$2])/[.$G$2]" office:value-type="float" office:value="3" calcext:value-type="float">
            <text:p>3</text:p>
          </table:table-cell>
          <table:table-cell/>
          <table:table-cell table:formula="of:=SQRT([.J208]^2+[.K208]^2+[.L208]^2+[.M208]^2+[.N208]^2)" office:value-type="float" office:value="13.7261759569659" calcext:value-type="float">
            <text:p>13,7261759569659</text:p>
          </table:table-cell>
          <table:table-cell table:formula="of:=[.P208]*[.$H$2]/[.H208]" office:value-type="float" office:value="1.21148949311261" calcext:value-type="float">
            <text:p>1,21148949311261</text:p>
          </table:table-cell>
        </table:table-row>
        <table:table-row table:style-name="ro1">
          <table:table-cell office:value-type="float" office:value="341565" calcext:value-type="float">
            <text:p>341565</text:p>
          </table:table-cell>
          <table:table-cell office:value-type="string" calcext:value-type="string">
            <text:p>GeForce RTX2070 Super Gigabyte PCI-E 8192Mb (GV-N207SWF3-8GD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5670" calcext:value-type="float">
            <text:p>45670</text:p>
          </table:table-cell>
          <table:table-cell/>
          <table:table-cell table:formula="of:=([.C209]-[.$C$2])/[.$C$2]" office:value-type="float" office:value="0.886993603411514" calcext:value-type="float">
            <text:p>0,886993603411514</text:p>
          </table:table-cell>
          <table:table-cell table:formula="of:=([.D209]-[.$D$2])/[.$D$2]" office:value-type="float" office:value="0.886993603411514" calcext:value-type="float">
            <text:p>0,886993603411514</text:p>
          </table:table-cell>
          <table:table-cell table:formula="of:=([.E209]-[.$E$2])/[.$E$2]" office:value-type="float" office:value="3" calcext:value-type="float">
            <text:p>3</text:p>
          </table:table-cell>
          <table:table-cell table:formula="of:=([.F209]-[.$F$2])/[.$F$2]" office:value-type="float" office:value="13" calcext:value-type="float">
            <text:p>13</text:p>
          </table:table-cell>
          <table:table-cell table:formula="of:=([.G209]-[.$G$2])/[.$G$2]" office:value-type="float" office:value="3" calcext:value-type="float">
            <text:p>3</text:p>
          </table:table-cell>
          <table:table-cell/>
          <table:table-cell table:formula="of:=SQRT([.J209]^2+[.K209]^2+[.L209]^2+[.M209]^2+[.N209]^2)" office:value-type="float" office:value="13.7322072262614" calcext:value-type="float">
            <text:p>13,7322072262614</text:p>
          </table:table-cell>
          <table:table-cell table:formula="of:=[.P209]*[.$H$2]/[.H209]" office:value-type="float" office:value="1.20273328016303" calcext:value-type="float">
            <text:p>1,20273328016303</text:p>
          </table:table-cell>
        </table:table-row>
        <table:table-row table:style-name="ro1">
          <table:table-cell office:value-type="float" office:value="336844" calcext:value-type="float">
            <text:p>336844</text:p>
          </table:table-cell>
          <table:table-cell office:value-type="string" calcext:value-type="string">
            <text:p>GeForce RTX2060 Super Colorful PCI-E 8192Mb (RTX 2060 SUPER Vulcan X OC-V)</text:p>
          </table:table-cell>
          <table:table-cell office:value-type="float" office:value="1470" calcext:value-type="float">
            <text:p>1470</text:p>
          </table:table-cell>
          <table:table-cell office:value-type="float" office:value="1875" calcext:value-type="float">
            <text:p>187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5750" calcext:value-type="float">
            <text:p>45750</text:p>
          </table:table-cell>
          <table:table-cell/>
          <table:table-cell table:formula="of:=([.C210]-[.$C$2])/[.$C$2]" office:value-type="float" office:value="0.567164179104478" calcext:value-type="float">
            <text:p>0,567164179104478</text:p>
          </table:table-cell>
          <table:table-cell table:formula="of:=([.D210]-[.$D$2])/[.$D$2]" office:value-type="float" office:value="0.998933901918977" calcext:value-type="float">
            <text:p>0,998933901918977</text:p>
          </table:table-cell>
          <table:table-cell table:formula="of:=([.E210]-[.$E$2])/[.$E$2]" office:value-type="float" office:value="3" calcext:value-type="float">
            <text:p>3</text:p>
          </table:table-cell>
          <table:table-cell table:formula="of:=([.F210]-[.$F$2])/[.$F$2]" office:value-type="float" office:value="13" calcext:value-type="float">
            <text:p>13</text:p>
          </table:table-cell>
          <table:table-cell table:formula="of:=([.G210]-[.$G$2])/[.$G$2]" office:value-type="float" office:value="3" calcext:value-type="float">
            <text:p>3</text:p>
          </table:table-cell>
          <table:table-cell/>
          <table:table-cell table:formula="of:=SQRT([.J210]^2+[.K210]^2+[.L210]^2+[.M210]^2+[.N210]^2)" office:value-type="float" office:value="13.722956829578" calcext:value-type="float">
            <text:p>13,722956829578</text:p>
          </table:table-cell>
          <table:table-cell table:formula="of:=[.P210]*[.$H$2]/[.H210]" office:value-type="float" office:value="1.1998213621489" calcext:value-type="float">
            <text:p>1,1998213621489</text:p>
          </table:table-cell>
        </table:table-row>
        <table:table-row table:style-name="ro1">
          <table:table-cell office:value-type="float" office:value="302233" calcext:value-type="float">
            <text:p>302233</text:p>
          </table:table-cell>
          <table:table-cell office:value-type="string" calcext:value-type="string">
            <text:p>GeForce RTX2070 Zotac AMP Extreme PCI-E 8192Mb (ZT-T20700B-10P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4400" calcext:value-type="float">
            <text:p>14400</text:p>
          </table:table-cell>
          <table:table-cell office:value-type="float" office:value="256" calcext:value-type="float">
            <text:p>256</text:p>
          </table:table-cell>
          <table:table-cell office:value-type="float" office:value="46630" calcext:value-type="float">
            <text:p>46630</text:p>
          </table:table-cell>
          <table:table-cell/>
          <table:table-cell table:formula="of:=([.C211]-[.$C$2])/[.$C$2]" office:value-type="float" office:value="0.982942430703625" calcext:value-type="float">
            <text:p>0,982942430703625</text:p>
          </table:table-cell>
          <table:table-cell table:formula="of:=([.D211]-[.$D$2])/[.$D$2]" office:value-type="float" office:value="0.982942430703625" calcext:value-type="float">
            <text:p>0,982942430703625</text:p>
          </table:table-cell>
          <table:table-cell table:formula="of:=([.E211]-[.$E$2])/[.$E$2]" office:value-type="float" office:value="3" calcext:value-type="float">
            <text:p>3</text:p>
          </table:table-cell>
          <table:table-cell table:formula="of:=([.F211]-[.$F$2])/[.$F$2]" office:value-type="float" office:value="13.4" calcext:value-type="float">
            <text:p>13,4</text:p>
          </table:table-cell>
          <table:table-cell table:formula="of:=([.G211]-[.$G$2])/[.$G$2]" office:value-type="float" office:value="3" calcext:value-type="float">
            <text:p>3</text:p>
          </table:table-cell>
          <table:table-cell/>
          <table:table-cell table:formula="of:=SQRT([.J211]^2+[.K211]^2+[.L211]^2+[.M211]^2+[.N211]^2)" office:value-type="float" office:value="14.1241761403685" calcext:value-type="float">
            <text:p>14,1241761403685</text:p>
          </table:table-cell>
          <table:table-cell table:formula="of:=[.P211]*[.$H$2]/[.H211]" office:value-type="float" office:value="1.21159563717508" calcext:value-type="float">
            <text:p>1,21159563717508</text:p>
          </table:table-cell>
        </table:table-row>
        <table:table-row table:style-name="ro1">
          <table:table-cell office:value-type="float" office:value="331045" calcext:value-type="float">
            <text:p>331045</text:p>
          </table:table-cell>
          <table:table-cell office:value-type="string" calcext:value-type="string">
            <text:p>GeForce RTX2070 Super Gigabyte PCI-E 8192Mb (GV-N207SGAMING OC-8GD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7450" calcext:value-type="float">
            <text:p>47450</text:p>
          </table:table-cell>
          <table:table-cell/>
          <table:table-cell table:formula="of:=([.C212]-[.$C$2])/[.$C$2]" office:value-type="float" office:value="0.934968017057569" calcext:value-type="float">
            <text:p>0,934968017057569</text:p>
          </table:table-cell>
          <table:table-cell table:formula="of:=([.D212]-[.$D$2])/[.$D$2]" office:value-type="float" office:value="0.934968017057569" calcext:value-type="float">
            <text:p>0,934968017057569</text:p>
          </table:table-cell>
          <table:table-cell table:formula="of:=([.E212]-[.$E$2])/[.$E$2]" office:value-type="float" office:value="3" calcext:value-type="float">
            <text:p>3</text:p>
          </table:table-cell>
          <table:table-cell table:formula="of:=([.F212]-[.$F$2])/[.$F$2]" office:value-type="float" office:value="13" calcext:value-type="float">
            <text:p>13</text:p>
          </table:table-cell>
          <table:table-cell table:formula="of:=([.G212]-[.$G$2])/[.$G$2]" office:value-type="float" office:value="3" calcext:value-type="float">
            <text:p>3</text:p>
          </table:table-cell>
          <table:table-cell/>
          <table:table-cell table:formula="of:=SQRT([.J212]^2+[.K212]^2+[.L212]^2+[.M212]^2+[.N212]^2)" office:value-type="float" office:value="13.7385709004191" calcext:value-type="float">
            <text:p>13,7385709004191</text:p>
          </table:table-cell>
          <table:table-cell table:formula="of:=[.P212]*[.$H$2]/[.H212]" office:value-type="float" office:value="1.15815139308064" calcext:value-type="float">
            <text:p>1,15815139308064</text:p>
          </table:table-cell>
        </table:table-row>
        <table:table-row table:style-name="ro1">
          <table:table-cell office:value-type="float" office:value="341459" calcext:value-type="float">
            <text:p>341459</text:p>
          </table:table-cell>
          <table:table-cell office:value-type="string" calcext:value-type="string">
            <text:p>GeForce RTX2070 Super Zotac Mini PCI-E 8192Mb (ZT-T20710E-10B) OEM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7930" calcext:value-type="float">
            <text:p>47930</text:p>
          </table:table-cell>
          <table:table-cell/>
          <table:table-cell table:formula="of:=([.C213]-[.$C$2])/[.$C$2]" office:value-type="float" office:value="0.886993603411514" calcext:value-type="float">
            <text:p>0,886993603411514</text:p>
          </table:table-cell>
          <table:table-cell table:formula="of:=([.D213]-[.$D$2])/[.$D$2]" office:value-type="float" office:value="0.886993603411514" calcext:value-type="float">
            <text:p>0,886993603411514</text:p>
          </table:table-cell>
          <table:table-cell table:formula="of:=([.E213]-[.$E$2])/[.$E$2]" office:value-type="float" office:value="3" calcext:value-type="float">
            <text:p>3</text:p>
          </table:table-cell>
          <table:table-cell table:formula="of:=([.F213]-[.$F$2])/[.$F$2]" office:value-type="float" office:value="13" calcext:value-type="float">
            <text:p>13</text:p>
          </table:table-cell>
          <table:table-cell table:formula="of:=([.G213]-[.$G$2])/[.$G$2]" office:value-type="float" office:value="3" calcext:value-type="float">
            <text:p>3</text:p>
          </table:table-cell>
          <table:table-cell/>
          <table:table-cell table:formula="of:=SQRT([.J213]^2+[.K213]^2+[.L213]^2+[.M213]^2+[.N213]^2)" office:value-type="float" office:value="13.7322072262614" calcext:value-type="float">
            <text:p>13,7322072262614</text:p>
          </table:table-cell>
          <table:table-cell table:formula="of:=[.P213]*[.$H$2]/[.H213]" office:value-type="float" office:value="1.14602188410277" calcext:value-type="float">
            <text:p>1,14602188410277</text:p>
          </table:table-cell>
        </table:table-row>
        <table:table-row table:style-name="ro1">
          <table:table-cell office:value-type="float" office:value="326513" calcext:value-type="float">
            <text:p>326513</text:p>
          </table:table-cell>
          <table:table-cell office:value-type="string" calcext:value-type="string">
            <text:p>GeForce RTX2070 Super Palit X PCI-E 8192Mb (NE6207S019P2-180F)</text:p>
          </table:table-cell>
          <table:table-cell office:value-type="float" office:value="1607" calcext:value-type="float">
            <text:p>1607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8170" calcext:value-type="float">
            <text:p>48170</text:p>
          </table:table-cell>
          <table:table-cell/>
          <table:table-cell table:formula="of:=([.C214]-[.$C$2])/[.$C$2]" office:value-type="float" office:value="0.713219616204691" calcext:value-type="float">
            <text:p>0,713219616204691</text:p>
          </table:table-cell>
          <table:table-cell table:formula="of:=([.D214]-[.$D$2])/[.$D$2]" office:value-type="float" office:value="0.886993603411514" calcext:value-type="float">
            <text:p>0,886993603411514</text:p>
          </table:table-cell>
          <table:table-cell table:formula="of:=([.E214]-[.$E$2])/[.$E$2]" office:value-type="float" office:value="3" calcext:value-type="float">
            <text:p>3</text:p>
          </table:table-cell>
          <table:table-cell table:formula="of:=([.F214]-[.$F$2])/[.$F$2]" office:value-type="float" office:value="13" calcext:value-type="float">
            <text:p>13</text:p>
          </table:table-cell>
          <table:table-cell table:formula="of:=([.G214]-[.$G$2])/[.$G$2]" office:value-type="float" office:value="3" calcext:value-type="float">
            <text:p>3</text:p>
          </table:table-cell>
          <table:table-cell/>
          <table:table-cell table:formula="of:=SQRT([.J214]^2+[.K214]^2+[.L214]^2+[.M214]^2+[.N214]^2)" office:value-type="float" office:value="13.72207855514" calcext:value-type="float">
            <text:p>13,72207855514</text:p>
          </table:table-cell>
          <table:table-cell table:formula="of:=[.P214]*[.$H$2]/[.H214]" office:value-type="float" office:value="1.13947092008636" calcext:value-type="float">
            <text:p>1,13947092008636</text:p>
          </table:table-cell>
        </table:table-row>
        <table:table-row table:style-name="ro1">
          <table:table-cell office:value-type="float" office:value="344942" calcext:value-type="float">
            <text:p>344942</text:p>
          </table:table-cell>
          <table:table-cell office:value-type="string" calcext:value-type="string">
            <text:p>GeForce RTX2070 Super Palit GamingPro OC PCI-E 8192Mb (NE6207ST19P2-180T)</text:p>
          </table:table-cell>
          <table:table-cell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8680" calcext:value-type="float">
            <text:p>48680</text:p>
          </table:table-cell>
          <table:table-cell/>
          <table:table-cell table:formula="of:=([.C215]-[.$C$2])/[.$C$2]" office:value-type="float" office:value="0.711087420042644" calcext:value-type="float">
            <text:p>0,711087420042644</text:p>
          </table:table-cell>
          <table:table-cell table:formula="of:=([.D215]-[.$D$2])/[.$D$2]" office:value-type="float" office:value="0.918976545842217" calcext:value-type="float">
            <text:p>0,918976545842217</text:p>
          </table:table-cell>
          <table:table-cell table:formula="of:=([.E215]-[.$E$2])/[.$E$2]" office:value-type="float" office:value="3" calcext:value-type="float">
            <text:p>3</text:p>
          </table:table-cell>
          <table:table-cell table:formula="of:=([.F215]-[.$F$2])/[.$F$2]" office:value-type="float" office:value="13" calcext:value-type="float">
            <text:p>13</text:p>
          </table:table-cell>
          <table:table-cell table:formula="of:=([.G215]-[.$G$2])/[.$G$2]" office:value-type="float" office:value="3" calcext:value-type="float">
            <text:p>3</text:p>
          </table:table-cell>
          <table:table-cell/>
          <table:table-cell table:formula="of:=SQRT([.J215]^2+[.K215]^2+[.L215]^2+[.M215]^2+[.N215]^2)" office:value-type="float" office:value="13.7240723989183" calcext:value-type="float">
            <text:p>13,7240723989183</text:p>
          </table:table-cell>
          <table:table-cell table:formula="of:=[.P215]*[.$H$2]/[.H215]" office:value-type="float" office:value="1.12769699251588" calcext:value-type="float">
            <text:p>1,12769699251588</text:p>
          </table:table-cell>
        </table:table-row>
        <table:table-row table:style-name="ro1">
          <table:table-cell office:value-type="float" office:value="333106" calcext:value-type="float">
            <text:p>333106</text:p>
          </table:table-cell>
          <table:table-cell office:value-type="string" calcext:value-type="string">
            <text:p>GeForce RTX2070 Super KFA2 EX Gamer Black Edition PCI-E 8192Mb (27ISL6MDW0BK)</text:p>
          </table:table-cell>
          <table:table-cell office:value-type="float" office:value="1815" calcext:value-type="float">
            <text:p>1815</text:p>
          </table:table-cell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030" calcext:value-type="float">
            <text:p>49030</text:p>
          </table:table-cell>
          <table:table-cell/>
          <table:table-cell table:formula="of:=([.C216]-[.$C$2])/[.$C$2]" office:value-type="float" office:value="0.934968017057569" calcext:value-type="float">
            <text:p>0,934968017057569</text:p>
          </table:table-cell>
          <table:table-cell table:formula="of:=([.D216]-[.$D$2])/[.$D$2]" office:value-type="float" office:value="0.950959488272921" calcext:value-type="float">
            <text:p>0,950959488272921</text:p>
          </table:table-cell>
          <table:table-cell table:formula="of:=([.E216]-[.$E$2])/[.$E$2]" office:value-type="float" office:value="3" calcext:value-type="float">
            <text:p>3</text:p>
          </table:table-cell>
          <table:table-cell table:formula="of:=([.F216]-[.$F$2])/[.$F$2]" office:value-type="float" office:value="13" calcext:value-type="float">
            <text:p>13</text:p>
          </table:table-cell>
          <table:table-cell table:formula="of:=([.G216]-[.$G$2])/[.$G$2]" office:value-type="float" office:value="3" calcext:value-type="float">
            <text:p>3</text:p>
          </table:table-cell>
          <table:table-cell/>
          <table:table-cell table:formula="of:=SQRT([.J216]^2+[.K216]^2+[.L216]^2+[.M216]^2+[.N216]^2)" office:value-type="float" office:value="13.7396684509218" calcext:value-type="float">
            <text:p>13,7396684509218</text:p>
          </table:table-cell>
          <table:table-cell table:formula="of:=[.P216]*[.$H$2]/[.H216]" office:value-type="float" office:value="1.12091931070135" calcext:value-type="float">
            <text:p>1,12091931070135</text:p>
          </table:table-cell>
        </table:table-row>
        <table:table-row table:style-name="ro1">
          <table:table-cell office:value-type="float" office:value="326787" calcext:value-type="float">
            <text:p>326787</text:p>
          </table:table-cell>
          <table:table-cell office:value-type="string" calcext:value-type="string">
            <text:p>GeForce RTX2070 Super MSI PCI-E 8192Mb (RTX 2070 SUPER GAMING TRIO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120" calcext:value-type="float">
            <text:p>49120</text:p>
          </table:table-cell>
          <table:table-cell/>
          <table:table-cell table:formula="of:=([.C217]-[.$C$2])/[.$C$2]" office:value-type="float" office:value="0.886993603411514" calcext:value-type="float">
            <text:p>0,886993603411514</text:p>
          </table:table-cell>
          <table:table-cell table:formula="of:=([.D217]-[.$D$2])/[.$D$2]" office:value-type="float" office:value="0.886993603411514" calcext:value-type="float">
            <text:p>0,886993603411514</text:p>
          </table:table-cell>
          <table:table-cell table:formula="of:=([.E217]-[.$E$2])/[.$E$2]" office:value-type="float" office:value="3" calcext:value-type="float">
            <text:p>3</text:p>
          </table:table-cell>
          <table:table-cell table:formula="of:=([.F217]-[.$F$2])/[.$F$2]" office:value-type="float" office:value="13" calcext:value-type="float">
            <text:p>13</text:p>
          </table:table-cell>
          <table:table-cell table:formula="of:=([.G217]-[.$G$2])/[.$G$2]" office:value-type="float" office:value="3" calcext:value-type="float">
            <text:p>3</text:p>
          </table:table-cell>
          <table:table-cell/>
          <table:table-cell table:formula="of:=SQRT([.J217]^2+[.K217]^2+[.L217]^2+[.M217]^2+[.N217]^2)" office:value-type="float" office:value="13.7322072262614" calcext:value-type="float">
            <text:p>13,7322072262614</text:p>
          </table:table-cell>
          <table:table-cell table:formula="of:=[.P217]*[.$H$2]/[.H217]" office:value-type="float" office:value="1.118257917448" calcext:value-type="float">
            <text:p>1,118257917448</text:p>
          </table:table-cell>
        </table:table-row>
        <table:table-row table:style-name="ro1">
          <table:table-cell office:value-type="float" office:value="325677" calcext:value-type="float">
            <text:p>325677</text:p>
          </table:table-cell>
          <table:table-cell office:value-type="string" calcext:value-type="string">
            <text:p>GeForce RTX2070 Super ASUS PCI-E 8192Mb (DUAL-RTX2070S-O8G-EVO)</text:p>
          </table:table-cell>
          <table:table-cell office:value-type="float" office:value="1605" calcext:value-type="float">
            <text:p>1605</text:p>
          </table:table-cell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170" calcext:value-type="float">
            <text:p>49170</text:p>
          </table:table-cell>
          <table:table-cell/>
          <table:table-cell table:formula="of:=([.C218]-[.$C$2])/[.$C$2]" office:value-type="float" office:value="0.711087420042644" calcext:value-type="float">
            <text:p>0,711087420042644</text:p>
          </table:table-cell>
          <table:table-cell table:formula="of:=([.D218]-[.$D$2])/[.$D$2]" office:value-type="float" office:value="0.966950959488273" calcext:value-type="float">
            <text:p>0,966950959488273</text:p>
          </table:table-cell>
          <table:table-cell table:formula="of:=([.E218]-[.$E$2])/[.$E$2]" office:value-type="float" office:value="3" calcext:value-type="float">
            <text:p>3</text:p>
          </table:table-cell>
          <table:table-cell table:formula="of:=([.F218]-[.$F$2])/[.$F$2]" office:value-type="float" office:value="13" calcext:value-type="float">
            <text:p>13</text:p>
          </table:table-cell>
          <table:table-cell table:formula="of:=([.G218]-[.$G$2])/[.$G$2]" office:value-type="float" office:value="3" calcext:value-type="float">
            <text:p>3</text:p>
          </table:table-cell>
          <table:table-cell/>
          <table:table-cell table:formula="of:=SQRT([.J218]^2+[.K218]^2+[.L218]^2+[.M218]^2+[.N218]^2)" office:value-type="float" office:value="13.727368264784" calcext:value-type="float">
            <text:p>13,727368264784</text:p>
          </table:table-cell>
          <table:table-cell table:formula="of:=[.P218]*[.$H$2]/[.H218]" office:value-type="float" office:value="1.11672713156673" calcext:value-type="float">
            <text:p>1,11672713156673</text:p>
          </table:table-cell>
        </table:table-row>
        <table:table-row table:style-name="ro1">
          <table:table-cell office:value-type="float" office:value="329861" calcext:value-type="float">
            <text:p>329861</text:p>
          </table:table-cell>
          <table:table-cell office:value-type="string" calcext:value-type="string">
            <text:p>GeForce RTX2070 Super Inno3D Jet PCI-E 8192Mb (N207S1-08D6-1180651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240" calcext:value-type="float">
            <text:p>49240</text:p>
          </table:table-cell>
          <table:table-cell/>
          <table:table-cell table:formula="of:=([.C219]-[.$C$2])/[.$C$2]" office:value-type="float" office:value="0.886993603411514" calcext:value-type="float">
            <text:p>0,886993603411514</text:p>
          </table:table-cell>
          <table:table-cell table:formula="of:=([.D219]-[.$D$2])/[.$D$2]" office:value-type="float" office:value="0.886993603411514" calcext:value-type="float">
            <text:p>0,886993603411514</text:p>
          </table:table-cell>
          <table:table-cell table:formula="of:=([.E219]-[.$E$2])/[.$E$2]" office:value-type="float" office:value="3" calcext:value-type="float">
            <text:p>3</text:p>
          </table:table-cell>
          <table:table-cell table:formula="of:=([.F219]-[.$F$2])/[.$F$2]" office:value-type="float" office:value="13" calcext:value-type="float">
            <text:p>13</text:p>
          </table:table-cell>
          <table:table-cell table:formula="of:=([.G219]-[.$G$2])/[.$G$2]" office:value-type="float" office:value="3" calcext:value-type="float">
            <text:p>3</text:p>
          </table:table-cell>
          <table:table-cell/>
          <table:table-cell table:formula="of:=SQRT([.J219]^2+[.K219]^2+[.L219]^2+[.M219]^2+[.N219]^2)" office:value-type="float" office:value="13.7322072262614" calcext:value-type="float">
            <text:p>13,7322072262614</text:p>
          </table:table-cell>
          <table:table-cell table:formula="of:=[.P219]*[.$H$2]/[.H219]" office:value-type="float" office:value="1.11553267475722" calcext:value-type="float">
            <text:p>1,11553267475722</text:p>
          </table:table-cell>
        </table:table-row>
        <table:table-row table:style-name="ro1">
          <table:table-cell office:value-type="float" office:value="344943" calcext:value-type="float">
            <text:p>344943</text:p>
          </table:table-cell>
          <table:table-cell office:value-type="string" calcext:value-type="string">
            <text:p>GeForce RTX2070 Super Palit GamingPro Premium PCI-E 8192Mb (NE6207SS19P2-180T)</text:p>
          </table:table-cell>
          <table:table-cell office:value-type="float" office:value="1605" calcext:value-type="float">
            <text:p>1605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290" calcext:value-type="float">
            <text:p>49290</text:p>
          </table:table-cell>
          <table:table-cell/>
          <table:table-cell table:formula="of:=([.C220]-[.$C$2])/[.$C$2]" office:value-type="float" office:value="0.711087420042644" calcext:value-type="float">
            <text:p>0,711087420042644</text:p>
          </table:table-cell>
          <table:table-cell table:formula="of:=([.D220]-[.$D$2])/[.$D$2]" office:value-type="float" office:value="0.934968017057569" calcext:value-type="float">
            <text:p>0,934968017057569</text:p>
          </table:table-cell>
          <table:table-cell table:formula="of:=([.E220]-[.$E$2])/[.$E$2]" office:value-type="float" office:value="3" calcext:value-type="float">
            <text:p>3</text:p>
          </table:table-cell>
          <table:table-cell table:formula="of:=([.F220]-[.$F$2])/[.$F$2]" office:value-type="float" office:value="13" calcext:value-type="float">
            <text:p>13</text:p>
          </table:table-cell>
          <table:table-cell table:formula="of:=([.G220]-[.$G$2])/[.$G$2]" office:value-type="float" office:value="3" calcext:value-type="float">
            <text:p>3</text:p>
          </table:table-cell>
          <table:table-cell/>
          <table:table-cell table:formula="of:=SQRT([.J220]^2+[.K220]^2+[.L220]^2+[.M220]^2+[.N220]^2)" office:value-type="float" office:value="13.7251524768166" calcext:value-type="float">
            <text:p>13,7251524768166</text:p>
          </table:table-cell>
          <table:table-cell table:formula="of:=[.P220]*[.$H$2]/[.H220]" office:value-type="float" office:value="1.11382856375058" calcext:value-type="float">
            <text:p>1,11382856375058</text:p>
          </table:table-cell>
        </table:table-row>
        <table:table-row table:style-name="ro1">
          <table:table-cell office:value-type="float" office:value="329405" calcext:value-type="float">
            <text:p>329405</text:p>
          </table:table-cell>
          <table:table-cell office:value-type="string" calcext:value-type="string">
            <text:p>GeForce RTX2070 Super Zotac Twin Fan PCI-E 8192Mb (ZT-T20710F-10P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590" calcext:value-type="float">
            <text:p>49590</text:p>
          </table:table-cell>
          <table:table-cell/>
          <table:table-cell table:formula="of:=([.C221]-[.$C$2])/[.$C$2]" office:value-type="float" office:value="0.886993603411514" calcext:value-type="float">
            <text:p>0,886993603411514</text:p>
          </table:table-cell>
          <table:table-cell table:formula="of:=([.D221]-[.$D$2])/[.$D$2]" office:value-type="float" office:value="0.886993603411514" calcext:value-type="float">
            <text:p>0,886993603411514</text:p>
          </table:table-cell>
          <table:table-cell table:formula="of:=([.E221]-[.$E$2])/[.$E$2]" office:value-type="float" office:value="3" calcext:value-type="float">
            <text:p>3</text:p>
          </table:table-cell>
          <table:table-cell table:formula="of:=([.F221]-[.$F$2])/[.$F$2]" office:value-type="float" office:value="13" calcext:value-type="float">
            <text:p>13</text:p>
          </table:table-cell>
          <table:table-cell table:formula="of:=([.G221]-[.$G$2])/[.$G$2]" office:value-type="float" office:value="3" calcext:value-type="float">
            <text:p>3</text:p>
          </table:table-cell>
          <table:table-cell/>
          <table:table-cell table:formula="of:=SQRT([.J221]^2+[.K221]^2+[.L221]^2+[.M221]^2+[.N221]^2)" office:value-type="float" office:value="13.7322072262614" calcext:value-type="float">
            <text:p>13,7322072262614</text:p>
          </table:table-cell>
          <table:table-cell table:formula="of:=[.P221]*[.$H$2]/[.H221]" office:value-type="float" office:value="1.10765938505839" calcext:value-type="float">
            <text:p>1,10765938505839</text:p>
          </table:table-cell>
        </table:table-row>
        <table:table-row table:style-name="ro1">
          <table:table-cell office:value-type="float" office:value="329617" calcext:value-type="float">
            <text:p>329617</text:p>
          </table:table-cell>
          <table:table-cell office:value-type="string" calcext:value-type="string">
            <text:p>GeForce RTX2070 Super Gigabyte PCI-E 8192Mb (GV-N207SWF3OC-8GD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610" calcext:value-type="float">
            <text:p>49610</text:p>
          </table:table-cell>
          <table:table-cell/>
          <table:table-cell table:formula="of:=([.C222]-[.$C$2])/[.$C$2]" office:value-type="float" office:value="0.902985074626866" calcext:value-type="float">
            <text:p>0,902985074626866</text:p>
          </table:table-cell>
          <table:table-cell table:formula="of:=([.D222]-[.$D$2])/[.$D$2]" office:value-type="float" office:value="0.902985074626866" calcext:value-type="float">
            <text:p>0,902985074626866</text:p>
          </table:table-cell>
          <table:table-cell table:formula="of:=([.E222]-[.$E$2])/[.$E$2]" office:value-type="float" office:value="3" calcext:value-type="float">
            <text:p>3</text:p>
          </table:table-cell>
          <table:table-cell table:formula="of:=([.F222]-[.$F$2])/[.$F$2]" office:value-type="float" office:value="13" calcext:value-type="float">
            <text:p>13</text:p>
          </table:table-cell>
          <table:table-cell table:formula="of:=([.G222]-[.$G$2])/[.$G$2]" office:value-type="float" office:value="3" calcext:value-type="float">
            <text:p>3</text:p>
          </table:table-cell>
          <table:table-cell/>
          <table:table-cell table:formula="of:=SQRT([.J222]^2+[.K222]^2+[.L222]^2+[.M222]^2+[.N222]^2)" office:value-type="float" office:value="13.7342915394278" calcext:value-type="float">
            <text:p>13,7342915394278</text:p>
          </table:table-cell>
          <table:table-cell table:formula="of:=[.P222]*[.$H$2]/[.H222]" office:value-type="float" office:value="1.10738089412842" calcext:value-type="float">
            <text:p>1,10738089412842</text:p>
          </table:table-cell>
        </table:table-row>
        <table:table-row table:style-name="ro1">
          <table:table-cell office:value-type="float" office:value="335880" calcext:value-type="float">
            <text:p>335880</text:p>
          </table:table-cell>
          <table:table-cell office:value-type="string" calcext:value-type="string">
            <text:p>GeForce RTX2070 Super Palit JetStream LE PCI-E 8192Mb (NE6207S019P2-1040J)</text:p>
          </table:table-cell>
          <table:table-cell office:value-type="float" office:value="1607" calcext:value-type="float">
            <text:p>1607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49910" calcext:value-type="float">
            <text:p>49910</text:p>
          </table:table-cell>
          <table:table-cell/>
          <table:table-cell table:formula="of:=([.C223]-[.$C$2])/[.$C$2]" office:value-type="float" office:value="0.713219616204691" calcext:value-type="float">
            <text:p>0,713219616204691</text:p>
          </table:table-cell>
          <table:table-cell table:formula="of:=([.D223]-[.$D$2])/[.$D$2]" office:value-type="float" office:value="0.886993603411514" calcext:value-type="float">
            <text:p>0,886993603411514</text:p>
          </table:table-cell>
          <table:table-cell table:formula="of:=([.E223]-[.$E$2])/[.$E$2]" office:value-type="float" office:value="3" calcext:value-type="float">
            <text:p>3</text:p>
          </table:table-cell>
          <table:table-cell table:formula="of:=([.F223]-[.$F$2])/[.$F$2]" office:value-type="float" office:value="13" calcext:value-type="float">
            <text:p>13</text:p>
          </table:table-cell>
          <table:table-cell table:formula="of:=([.G223]-[.$G$2])/[.$G$2]" office:value-type="float" office:value="3" calcext:value-type="float">
            <text:p>3</text:p>
          </table:table-cell>
          <table:table-cell/>
          <table:table-cell table:formula="of:=SQRT([.J223]^2+[.K223]^2+[.L223]^2+[.M223]^2+[.N223]^2)" office:value-type="float" office:value="13.72207855514" calcext:value-type="float">
            <text:p>13,72207855514</text:p>
          </table:table-cell>
          <table:table-cell table:formula="of:=[.P223]*[.$H$2]/[.H223]" office:value-type="float" office:value="1.09974582689962" calcext:value-type="float">
            <text:p>1,09974582689962</text:p>
          </table:table-cell>
        </table:table-row>
        <table:table-row table:style-name="ro1">
          <table:table-cell office:value-type="float" office:value="327353" calcext:value-type="float">
            <text:p>327353</text:p>
          </table:table-cell>
          <table:table-cell office:value-type="string" calcext:value-type="string">
            <text:p>GeForce RTX2070 Super ASUS PCI-E 8192Mb (TURBO-RTX2070S-8G-EVO)</text:p>
          </table:table-cell>
          <table:table-cell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0370" calcext:value-type="float">
            <text:p>50370</text:p>
          </table:table-cell>
          <table:table-cell/>
          <table:table-cell table:formula="of:=([.C224]-[.$C$2])/[.$C$2]" office:value-type="float" office:value="0.711087420042644" calcext:value-type="float">
            <text:p>0,711087420042644</text:p>
          </table:table-cell>
          <table:table-cell table:formula="of:=([.D224]-[.$D$2])/[.$D$2]" office:value-type="float" office:value="0.918976545842217" calcext:value-type="float">
            <text:p>0,918976545842217</text:p>
          </table:table-cell>
          <table:table-cell table:formula="of:=([.E224]-[.$E$2])/[.$E$2]" office:value-type="float" office:value="3" calcext:value-type="float">
            <text:p>3</text:p>
          </table:table-cell>
          <table:table-cell table:formula="of:=([.F224]-[.$F$2])/[.$F$2]" office:value-type="float" office:value="13" calcext:value-type="float">
            <text:p>13</text:p>
          </table:table-cell>
          <table:table-cell table:formula="of:=([.G224]-[.$G$2])/[.$G$2]" office:value-type="float" office:value="3" calcext:value-type="float">
            <text:p>3</text:p>
          </table:table-cell>
          <table:table-cell/>
          <table:table-cell table:formula="of:=SQRT([.J224]^2+[.K224]^2+[.L224]^2+[.M224]^2+[.N224]^2)" office:value-type="float" office:value="13.7240723989183" calcext:value-type="float">
            <text:p>13,7240723989183</text:p>
          </table:table-cell>
          <table:table-cell table:formula="of:=[.P224]*[.$H$2]/[.H224]" office:value-type="float" office:value="1.08986082183191" calcext:value-type="float">
            <text:p>1,08986082183191</text:p>
          </table:table-cell>
        </table:table-row>
        <table:table-row table:style-name="ro1">
          <table:table-cell office:value-type="float" office:value="350321" calcext:value-type="float">
            <text:p>350321</text:p>
          </table:table-cell>
          <table:table-cell office:value-type="string" calcext:value-type="string">
            <text:p>GeForce RTX2070 Super MSI PCI-E 8192Mb (RTX 2070 SUPER VENTUS GP OC)</text:p>
          </table:table-cell>
          <table:table-cell office:value-type="float" office:value="1605" calcext:value-type="float">
            <text:p>1605</text:p>
          </table:table-cell>
          <table:table-cell office:value-type="float" office:value="1785" calcext:value-type="float">
            <text:p>178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0550" calcext:value-type="float">
            <text:p>50550</text:p>
          </table:table-cell>
          <table:table-cell/>
          <table:table-cell table:formula="of:=([.C225]-[.$C$2])/[.$C$2]" office:value-type="float" office:value="0.711087420042644" calcext:value-type="float">
            <text:p>0,711087420042644</text:p>
          </table:table-cell>
          <table:table-cell table:formula="of:=([.D225]-[.$D$2])/[.$D$2]" office:value-type="float" office:value="0.902985074626866" calcext:value-type="float">
            <text:p>0,902985074626866</text:p>
          </table:table-cell>
          <table:table-cell table:formula="of:=([.E225]-[.$E$2])/[.$E$2]" office:value-type="float" office:value="3" calcext:value-type="float">
            <text:p>3</text:p>
          </table:table-cell>
          <table:table-cell table:formula="of:=([.F225]-[.$F$2])/[.$F$2]" office:value-type="float" office:value="13" calcext:value-type="float">
            <text:p>13</text:p>
          </table:table-cell>
          <table:table-cell table:formula="of:=([.G225]-[.$G$2])/[.$G$2]" office:value-type="float" office:value="3" calcext:value-type="float">
            <text:p>3</text:p>
          </table:table-cell>
          <table:table-cell/>
          <table:table-cell table:formula="of:=SQRT([.J225]^2+[.K225]^2+[.L225]^2+[.M225]^2+[.N225]^2)" office:value-type="float" office:value="13.7230108709402" calcext:value-type="float">
            <text:p>13,7230108709402</text:p>
          </table:table-cell>
          <table:table-cell table:formula="of:=[.P225]*[.$H$2]/[.H225]" office:value-type="float" office:value="1.08589601352642" calcext:value-type="float">
            <text:p>1,08589601352642</text:p>
          </table:table-cell>
        </table:table-row>
        <table:table-row table:style-name="ro1">
          <table:table-cell office:value-type="float" office:value="337703" calcext:value-type="float">
            <text:p>337703</text:p>
          </table:table-cell>
          <table:table-cell office:value-type="string" calcext:value-type="string">
            <text:p>GeForce RTX2070 Super MSI PCI-E 8192Mb (RTX 2070 SUPER GAMING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0790" calcext:value-type="float">
            <text:p>50790</text:p>
          </table:table-cell>
          <table:table-cell/>
          <table:table-cell table:formula="of:=([.C226]-[.$C$2])/[.$C$2]" office:value-type="float" office:value="0.886993603411514" calcext:value-type="float">
            <text:p>0,886993603411514</text:p>
          </table:table-cell>
          <table:table-cell table:formula="of:=([.D226]-[.$D$2])/[.$D$2]" office:value-type="float" office:value="0.886993603411514" calcext:value-type="float">
            <text:p>0,886993603411514</text:p>
          </table:table-cell>
          <table:table-cell table:formula="of:=([.E226]-[.$E$2])/[.$E$2]" office:value-type="float" office:value="3" calcext:value-type="float">
            <text:p>3</text:p>
          </table:table-cell>
          <table:table-cell table:formula="of:=([.F226]-[.$F$2])/[.$F$2]" office:value-type="float" office:value="13" calcext:value-type="float">
            <text:p>13</text:p>
          </table:table-cell>
          <table:table-cell table:formula="of:=([.G226]-[.$G$2])/[.$G$2]" office:value-type="float" office:value="3" calcext:value-type="float">
            <text:p>3</text:p>
          </table:table-cell>
          <table:table-cell/>
          <table:table-cell table:formula="of:=SQRT([.J226]^2+[.K226]^2+[.L226]^2+[.M226]^2+[.N226]^2)" office:value-type="float" office:value="13.7322072262614" calcext:value-type="float">
            <text:p>13,7322072262614</text:p>
          </table:table-cell>
          <table:table-cell table:formula="of:=[.P226]*[.$H$2]/[.H226]" office:value-type="float" office:value="1.08148905109363" calcext:value-type="float">
            <text:p>1,08148905109363</text:p>
          </table:table-cell>
        </table:table-row>
        <table:table-row table:style-name="ro1">
          <table:table-cell office:value-type="float" office:value="330739" calcext:value-type="float">
            <text:p>330739</text:p>
          </table:table-cell>
          <table:table-cell office:value-type="string" calcext:value-type="string">
            <text:p>GeForce RTX2070 Super ASUS PCI-E 8192Mb (DUAL-RTX2070S-A8G-EVO)</text:p>
          </table:table-cell>
          <table:table-cell office:value-type="float" office:value="1605" calcext:value-type="float">
            <text:p>1605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0900" calcext:value-type="float">
            <text:p>50900</text:p>
          </table:table-cell>
          <table:table-cell/>
          <table:table-cell table:formula="of:=([.C227]-[.$C$2])/[.$C$2]" office:value-type="float" office:value="0.711087420042644" calcext:value-type="float">
            <text:p>0,711087420042644</text:p>
          </table:table-cell>
          <table:table-cell table:formula="of:=([.D227]-[.$D$2])/[.$D$2]" office:value-type="float" office:value="0.934968017057569" calcext:value-type="float">
            <text:p>0,934968017057569</text:p>
          </table:table-cell>
          <table:table-cell table:formula="of:=([.E227]-[.$E$2])/[.$E$2]" office:value-type="float" office:value="3" calcext:value-type="float">
            <text:p>3</text:p>
          </table:table-cell>
          <table:table-cell table:formula="of:=([.F227]-[.$F$2])/[.$F$2]" office:value-type="float" office:value="13" calcext:value-type="float">
            <text:p>13</text:p>
          </table:table-cell>
          <table:table-cell table:formula="of:=([.G227]-[.$G$2])/[.$G$2]" office:value-type="float" office:value="3" calcext:value-type="float">
            <text:p>3</text:p>
          </table:table-cell>
          <table:table-cell/>
          <table:table-cell table:formula="of:=SQRT([.J227]^2+[.K227]^2+[.L227]^2+[.M227]^2+[.N227]^2)" office:value-type="float" office:value="13.7251524768166" calcext:value-type="float">
            <text:p>13,7251524768166</text:p>
          </table:table-cell>
          <table:table-cell table:formula="of:=[.P227]*[.$H$2]/[.H227]" office:value-type="float" office:value="1.07859744415061" calcext:value-type="float">
            <text:p>1,07859744415061</text:p>
          </table:table-cell>
        </table:table-row>
        <table:table-row table:style-name="ro1">
          <table:table-cell office:value-type="float" office:value="325198" calcext:value-type="float">
            <text:p>325198</text:p>
          </table:table-cell>
          <table:table-cell office:value-type="string" calcext:value-type="string">
            <text:p>GeForce RTX2070 Super Palit JetStream PCI-E 8192Mb (NE6207SS19P2-1040J)</text:p>
          </table:table-cell>
          <table:table-cell office:value-type="float" office:value="1605" calcext:value-type="float">
            <text:p>1605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0980" calcext:value-type="float">
            <text:p>50980</text:p>
          </table:table-cell>
          <table:table-cell/>
          <table:table-cell table:formula="of:=([.C228]-[.$C$2])/[.$C$2]" office:value-type="float" office:value="0.711087420042644" calcext:value-type="float">
            <text:p>0,711087420042644</text:p>
          </table:table-cell>
          <table:table-cell table:formula="of:=([.D228]-[.$D$2])/[.$D$2]" office:value-type="float" office:value="0.934968017057569" calcext:value-type="float">
            <text:p>0,934968017057569</text:p>
          </table:table-cell>
          <table:table-cell table:formula="of:=([.E228]-[.$E$2])/[.$E$2]" office:value-type="float" office:value="3" calcext:value-type="float">
            <text:p>3</text:p>
          </table:table-cell>
          <table:table-cell table:formula="of:=([.F228]-[.$F$2])/[.$F$2]" office:value-type="float" office:value="13" calcext:value-type="float">
            <text:p>13</text:p>
          </table:table-cell>
          <table:table-cell table:formula="of:=([.G228]-[.$G$2])/[.$G$2]" office:value-type="float" office:value="3" calcext:value-type="float">
            <text:p>3</text:p>
          </table:table-cell>
          <table:table-cell/>
          <table:table-cell table:formula="of:=SQRT([.J228]^2+[.K228]^2+[.L228]^2+[.M228]^2+[.N228]^2)" office:value-type="float" office:value="13.7251524768166" calcext:value-type="float">
            <text:p>13,7251524768166</text:p>
          </table:table-cell>
          <table:table-cell table:formula="of:=[.P228]*[.$H$2]/[.H228]" office:value-type="float" office:value="1.07690486283378" calcext:value-type="float">
            <text:p>1,07690486283378</text:p>
          </table:table-cell>
        </table:table-row>
        <table:table-row table:style-name="ro1">
          <table:table-cell office:value-type="float" office:value="341458" calcext:value-type="float">
            <text:p>341458</text:p>
          </table:table-cell>
          <table:table-cell office:value-type="string" calcext:value-type="string">
            <text:p>GeForce RTX2070 Super MSI PCI-E 8192Mb (RTX 2070 SUPER GAMING Z TRIO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1480" calcext:value-type="float">
            <text:p>51480</text:p>
          </table:table-cell>
          <table:table-cell/>
          <table:table-cell table:formula="of:=([.C229]-[.$C$2])/[.$C$2]" office:value-type="float" office:value="0.934968017057569" calcext:value-type="float">
            <text:p>0,934968017057569</text:p>
          </table:table-cell>
          <table:table-cell table:formula="of:=([.D229]-[.$D$2])/[.$D$2]" office:value-type="float" office:value="0.934968017057569" calcext:value-type="float">
            <text:p>0,934968017057569</text:p>
          </table:table-cell>
          <table:table-cell table:formula="of:=([.E229]-[.$E$2])/[.$E$2]" office:value-type="float" office:value="3" calcext:value-type="float">
            <text:p>3</text:p>
          </table:table-cell>
          <table:table-cell table:formula="of:=([.F229]-[.$F$2])/[.$F$2]" office:value-type="float" office:value="13" calcext:value-type="float">
            <text:p>13</text:p>
          </table:table-cell>
          <table:table-cell table:formula="of:=([.G229]-[.$G$2])/[.$G$2]" office:value-type="float" office:value="3" calcext:value-type="float">
            <text:p>3</text:p>
          </table:table-cell>
          <table:table-cell/>
          <table:table-cell table:formula="of:=SQRT([.J229]^2+[.K229]^2+[.L229]^2+[.M229]^2+[.N229]^2)" office:value-type="float" office:value="13.7385709004191" calcext:value-type="float">
            <text:p>13,7385709004191</text:p>
          </table:table-cell>
          <table:table-cell table:formula="of:=[.P229]*[.$H$2]/[.H229]" office:value-type="float" office:value="1.06748802645059" calcext:value-type="float">
            <text:p>1,06748802645059</text:p>
          </table:table-cell>
        </table:table-row>
        <table:table-row table:style-name="ro1">
          <table:table-cell office:value-type="float" office:value="335031" calcext:value-type="float">
            <text:p>335031</text:p>
          </table:table-cell>
          <table:table-cell office:value-type="string" calcext:value-type="string">
            <text:p>GeForce RTX2070 Super Gigabyte PCI-E 8192Mb (GV-N207SGAMINGOC WHITE-8GD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1850" calcext:value-type="float">
            <text:p>51850</text:p>
          </table:table-cell>
          <table:table-cell/>
          <table:table-cell table:formula="of:=([.C230]-[.$C$2])/[.$C$2]" office:value-type="float" office:value="0.934968017057569" calcext:value-type="float">
            <text:p>0,934968017057569</text:p>
          </table:table-cell>
          <table:table-cell table:formula="of:=([.D230]-[.$D$2])/[.$D$2]" office:value-type="float" office:value="0.934968017057569" calcext:value-type="float">
            <text:p>0,934968017057569</text:p>
          </table:table-cell>
          <table:table-cell table:formula="of:=([.E230]-[.$E$2])/[.$E$2]" office:value-type="float" office:value="3" calcext:value-type="float">
            <text:p>3</text:p>
          </table:table-cell>
          <table:table-cell table:formula="of:=([.F230]-[.$F$2])/[.$F$2]" office:value-type="float" office:value="13" calcext:value-type="float">
            <text:p>13</text:p>
          </table:table-cell>
          <table:table-cell table:formula="of:=([.G230]-[.$G$2])/[.$G$2]" office:value-type="float" office:value="3" calcext:value-type="float">
            <text:p>3</text:p>
          </table:table-cell>
          <table:table-cell/>
          <table:table-cell table:formula="of:=SQRT([.J230]^2+[.K230]^2+[.L230]^2+[.M230]^2+[.N230]^2)" office:value-type="float" office:value="13.7385709004191" calcext:value-type="float">
            <text:p>13,7385709004191</text:p>
          </table:table-cell>
          <table:table-cell table:formula="of:=[.P230]*[.$H$2]/[.H230]" office:value-type="float" office:value="1.05987046483464" calcext:value-type="float">
            <text:p>1,05987046483464</text:p>
          </table:table-cell>
        </table:table-row>
        <table:table-row table:style-name="ro1">
          <table:table-cell office:value-type="float" office:value="325196" calcext:value-type="float">
            <text:p>325196</text:p>
          </table:table-cell>
          <table:table-cell office:value-type="string" calcext:value-type="string">
            <text:p>GeForce RTX2070 Super Palit GameRock PCI-E 8192Mb (NE6207S020P2-1040G)</text:p>
          </table:table-cell>
          <table:table-cell office:value-type="float" office:value="1605" calcext:value-type="float">
            <text:p>1605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2200" calcext:value-type="float">
            <text:p>52200</text:p>
          </table:table-cell>
          <table:table-cell/>
          <table:table-cell table:formula="of:=([.C231]-[.$C$2])/[.$C$2]" office:value-type="float" office:value="0.711087420042644" calcext:value-type="float">
            <text:p>0,711087420042644</text:p>
          </table:table-cell>
          <table:table-cell table:formula="of:=([.D231]-[.$D$2])/[.$D$2]" office:value-type="float" office:value="0.886993603411514" calcext:value-type="float">
            <text:p>0,886993603411514</text:p>
          </table:table-cell>
          <table:table-cell table:formula="of:=([.E231]-[.$E$2])/[.$E$2]" office:value-type="float" office:value="3" calcext:value-type="float">
            <text:p>3</text:p>
          </table:table-cell>
          <table:table-cell table:formula="of:=([.F231]-[.$F$2])/[.$F$2]" office:value-type="float" office:value="13" calcext:value-type="float">
            <text:p>13</text:p>
          </table:table-cell>
          <table:table-cell table:formula="of:=([.G231]-[.$G$2])/[.$G$2]" office:value-type="float" office:value="3" calcext:value-type="float">
            <text:p>3</text:p>
          </table:table-cell>
          <table:table-cell/>
          <table:table-cell table:formula="of:=SQRT([.J231]^2+[.K231]^2+[.L231]^2+[.M231]^2+[.N231]^2)" office:value-type="float" office:value="13.7219678971872" calcext:value-type="float">
            <text:p>13,7219678971872</text:p>
          </table:table-cell>
          <table:table-cell table:formula="of:=[.P231]*[.$H$2]/[.H231]" office:value-type="float" office:value="1.05149179288791" calcext:value-type="float">
            <text:p>1,05149179288791</text:p>
          </table:table-cell>
        </table:table-row>
        <table:table-row table:style-name="ro1">
          <table:table-cell office:value-type="float" office:value="328827" calcext:value-type="float">
            <text:p>328827</text:p>
          </table:table-cell>
          <table:table-cell office:value-type="string" calcext:value-type="string">
            <text:p>Quadro P2200 PNY PCI-E 5120Mb (VCQP2200-PB)</text:p>
          </table:table-cell>
          <table:table-cell office:value-type="float" office:value="1253" calcext:value-type="float">
            <text:p>1253</text:p>
          </table:table-cell>
          <table:table-cell office:value-type="float" office:value="1493" calcext:value-type="float">
            <text:p>1493</text:p>
          </table:table-cell>
          <table:table-cell office:value-type="float" office:value="5" calcext:value-type="float">
            <text:p>5</text:p>
          </table:table-cell>
          <table:table-cell office:value-type="float" office:value="10024" calcext:value-type="float">
            <text:p>10024</text:p>
          </table:table-cell>
          <table:table-cell office:value-type="float" office:value="160" calcext:value-type="float">
            <text:p>160</text:p>
          </table:table-cell>
          <table:table-cell office:value-type="float" office:value="52200" calcext:value-type="float">
            <text:p>52200</text:p>
          </table:table-cell>
          <table:table-cell/>
          <table:table-cell table:formula="of:=([.C232]-[.$C$2])/[.$C$2]" office:value-type="float" office:value="0.335820895522388" calcext:value-type="float">
            <text:p>0,335820895522388</text:p>
          </table:table-cell>
          <table:table-cell table:formula="of:=([.D232]-[.$D$2])/[.$D$2]" office:value-type="float" office:value="0.591684434968017" calcext:value-type="float">
            <text:p>0,591684434968017</text:p>
          </table:table-cell>
          <table:table-cell table:formula="of:=([.E232]-[.$E$2])/[.$E$2]" office:value-type="float" office:value="1.5" calcext:value-type="float">
            <text:p>1,5</text:p>
          </table:table-cell>
          <table:table-cell table:formula="of:=([.F232]-[.$F$2])/[.$F$2]" office:value-type="float" office:value="9.024" calcext:value-type="float">
            <text:p>9,024</text:p>
          </table:table-cell>
          <table:table-cell table:formula="of:=([.G232]-[.$G$2])/[.$G$2]" office:value-type="float" office:value="1.5" calcext:value-type="float">
            <text:p>1,5</text:p>
          </table:table-cell>
          <table:table-cell/>
          <table:table-cell table:formula="of:=SQRT([.J232]^2+[.K232]^2+[.L232]^2+[.M232]^2+[.N232]^2)" office:value-type="float" office:value="9.29491485407224" calcext:value-type="float">
            <text:p>9,29491485407224</text:p>
          </table:table-cell>
          <table:table-cell table:formula="of:=[.P232]*[.$H$2]/[.H232]" office:value-type="float" office:value="0.712254011806302" calcext:value-type="float">
            <text:p>0,712254011806302</text:p>
          </table:table-cell>
        </table:table-row>
        <table:table-row table:style-name="ro1">
          <table:table-cell office:value-type="float" office:value="324766" calcext:value-type="float">
            <text:p>324766</text:p>
          </table:table-cell>
          <table:table-cell office:value-type="string" calcext:value-type="string">
            <text:p>GeForce RTX2070 Super MSI PCI-E 8192Mb (RTX 2070 SUPER GAMING X TRIO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2440" calcext:value-type="float">
            <text:p>52440</text:p>
          </table:table-cell>
          <table:table-cell/>
          <table:table-cell table:formula="of:=([.C233]-[.$C$2])/[.$C$2]" office:value-type="float" office:value="0.918976545842217" calcext:value-type="float">
            <text:p>0,918976545842217</text:p>
          </table:table-cell>
          <table:table-cell table:formula="of:=([.D233]-[.$D$2])/[.$D$2]" office:value-type="float" office:value="0.918976545842217" calcext:value-type="float">
            <text:p>0,918976545842217</text:p>
          </table:table-cell>
          <table:table-cell table:formula="of:=([.E233]-[.$E$2])/[.$E$2]" office:value-type="float" office:value="3" calcext:value-type="float">
            <text:p>3</text:p>
          </table:table-cell>
          <table:table-cell table:formula="of:=([.F233]-[.$F$2])/[.$F$2]" office:value-type="float" office:value="13" calcext:value-type="float">
            <text:p>13</text:p>
          </table:table-cell>
          <table:table-cell table:formula="of:=([.G233]-[.$G$2])/[.$G$2]" office:value-type="float" office:value="3" calcext:value-type="float">
            <text:p>3</text:p>
          </table:table-cell>
          <table:table-cell/>
          <table:table-cell table:formula="of:=SQRT([.J233]^2+[.K233]^2+[.L233]^2+[.M233]^2+[.N233]^2)" office:value-type="float" office:value="13.736412769847" calcext:value-type="float">
            <text:p>13,736412769847</text:p>
          </table:table-cell>
          <table:table-cell table:formula="of:=[.P233]*[.$H$2]/[.H233]" office:value-type="float" office:value="1.04778129442006" calcext:value-type="float">
            <text:p>1,04778129442006</text:p>
          </table:table-cell>
        </table:table-row>
        <table:table-row table:style-name="ro1">
          <table:table-cell office:value-type="float" office:value="347288" calcext:value-type="float">
            <text:p>347288</text:p>
          </table:table-cell>
          <table:table-cell office:value-type="string" calcext:value-type="string">
            <text:p>GeForce RTX2070 Super KFA2 WTF PCI-E 8192Mb (27ISL6MD24WF)</text:p>
          </table:table-cell>
          <table:table-cell office:value-type="float" office:value="1605" calcext:value-type="float">
            <text:p>1605</text:p>
          </table:table-cell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3790" calcext:value-type="float">
            <text:p>53790</text:p>
          </table:table-cell>
          <table:table-cell/>
          <table:table-cell table:formula="of:=([.C234]-[.$C$2])/[.$C$2]" office:value-type="float" office:value="0.711087420042644" calcext:value-type="float">
            <text:p>0,711087420042644</text:p>
          </table:table-cell>
          <table:table-cell table:formula="of:=([.D234]-[.$D$2])/[.$D$2]" office:value-type="float" office:value="0.950959488272921" calcext:value-type="float">
            <text:p>0,950959488272921</text:p>
          </table:table-cell>
          <table:table-cell table:formula="of:=([.E234]-[.$E$2])/[.$E$2]" office:value-type="float" office:value="3" calcext:value-type="float">
            <text:p>3</text:p>
          </table:table-cell>
          <table:table-cell table:formula="of:=([.F234]-[.$F$2])/[.$F$2]" office:value-type="float" office:value="13" calcext:value-type="float">
            <text:p>13</text:p>
          </table:table-cell>
          <table:table-cell table:formula="of:=([.G234]-[.$G$2])/[.$G$2]" office:value-type="float" office:value="3" calcext:value-type="float">
            <text:p>3</text:p>
          </table:table-cell>
          <table:table-cell/>
          <table:table-cell table:formula="of:=SQRT([.J234]^2+[.K234]^2+[.L234]^2+[.M234]^2+[.N234]^2)" office:value-type="float" office:value="13.726251100256" calcext:value-type="float">
            <text:p>13,726251100256</text:p>
          </table:table-cell>
          <table:table-cell table:formula="of:=[.P234]*[.$H$2]/[.H234]" office:value-type="float" office:value="1.02072884181119" calcext:value-type="float">
            <text:p>1,02072884181119</text:p>
          </table:table-cell>
        </table:table-row>
        <table:table-row table:style-name="ro1">
          <table:table-cell office:value-type="float" office:value="341558" calcext:value-type="float">
            <text:p>341558</text:p>
          </table:table-cell>
          <table:table-cell office:value-type="string" calcext:value-type="string">
            <text:p>GeForce RTX2070 Super EVGA FTW3 ULTRA PCI-E 8192Mb (08G-P4-3277-KR)</text:p>
          </table:table-cell>
          <table:table-cell office:value-type="float" office:value="1605" calcext:value-type="float">
            <text:p>1605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3970" calcext:value-type="float">
            <text:p>53970</text:p>
          </table:table-cell>
          <table:table-cell/>
          <table:table-cell table:formula="of:=([.C235]-[.$C$2])/[.$C$2]" office:value-type="float" office:value="0.711087420042644" calcext:value-type="float">
            <text:p>0,711087420042644</text:p>
          </table:table-cell>
          <table:table-cell table:formula="of:=([.D235]-[.$D$2])/[.$D$2]" office:value-type="float" office:value="0.934968017057569" calcext:value-type="float">
            <text:p>0,934968017057569</text:p>
          </table:table-cell>
          <table:table-cell table:formula="of:=([.E235]-[.$E$2])/[.$E$2]" office:value-type="float" office:value="3" calcext:value-type="float">
            <text:p>3</text:p>
          </table:table-cell>
          <table:table-cell table:formula="of:=([.F235]-[.$F$2])/[.$F$2]" office:value-type="float" office:value="13" calcext:value-type="float">
            <text:p>13</text:p>
          </table:table-cell>
          <table:table-cell table:formula="of:=([.G235]-[.$G$2])/[.$G$2]" office:value-type="float" office:value="3" calcext:value-type="float">
            <text:p>3</text:p>
          </table:table-cell>
          <table:table-cell/>
          <table:table-cell table:formula="of:=SQRT([.J235]^2+[.K235]^2+[.L235]^2+[.M235]^2+[.N235]^2)" office:value-type="float" office:value="13.7251524768166" calcext:value-type="float">
            <text:p>13,7251524768166</text:p>
          </table:table-cell>
          <table:table-cell table:formula="of:=[.P235]*[.$H$2]/[.H235]" office:value-type="float" office:value="1.01724309629917" calcext:value-type="float">
            <text:p>1,01724309629917</text:p>
          </table:table-cell>
        </table:table-row>
        <table:table-row table:style-name="ro1">
          <table:table-cell office:value-type="float" office:value="330260" calcext:value-type="float">
            <text:p>330260</text:p>
          </table:table-cell>
          <table:table-cell office:value-type="string" calcext:value-type="string">
            <text:p>GeForce RTX2070 Super MSI PCI-E 8192Mb (RTX 2070 SUPER GAMING X)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4210" calcext:value-type="float">
            <text:p>54210</text:p>
          </table:table-cell>
          <table:table-cell/>
          <table:table-cell table:formula="of:=([.C236]-[.$C$2])/[.$C$2]" office:value-type="float" office:value="0.918976545842217" calcext:value-type="float">
            <text:p>0,918976545842217</text:p>
          </table:table-cell>
          <table:table-cell table:formula="of:=([.D236]-[.$D$2])/[.$D$2]" office:value-type="float" office:value="0.918976545842217" calcext:value-type="float">
            <text:p>0,918976545842217</text:p>
          </table:table-cell>
          <table:table-cell table:formula="of:=([.E236]-[.$E$2])/[.$E$2]" office:value-type="float" office:value="3" calcext:value-type="float">
            <text:p>3</text:p>
          </table:table-cell>
          <table:table-cell table:formula="of:=([.F236]-[.$F$2])/[.$F$2]" office:value-type="float" office:value="13" calcext:value-type="float">
            <text:p>13</text:p>
          </table:table-cell>
          <table:table-cell table:formula="of:=([.G236]-[.$G$2])/[.$G$2]" office:value-type="float" office:value="3" calcext:value-type="float">
            <text:p>3</text:p>
          </table:table-cell>
          <table:table-cell/>
          <table:table-cell table:formula="of:=SQRT([.J236]^2+[.K236]^2+[.L236]^2+[.M236]^2+[.N236]^2)" office:value-type="float" office:value="13.736412769847" calcext:value-type="float">
            <text:p>13,736412769847</text:p>
          </table:table-cell>
          <table:table-cell table:formula="of:=[.P236]*[.$H$2]/[.H236]" office:value-type="float" office:value="1.01357039438089" calcext:value-type="float">
            <text:p>1,01357039438089</text:p>
          </table:table-cell>
        </table:table-row>
        <table:table-row table:style-name="ro1">
          <table:table-cell office:value-type="float" office:value="342797" calcext:value-type="float">
            <text:p>342797</text:p>
          </table:table-cell>
          <table:table-cell office:value-type="string" calcext:value-type="string">
            <text:p>GeForce RTX2070 Super EVGA Gaming PCI-E 8192Mb (08G-P4-3070-KR)</text:p>
          </table:table-cell>
          <table:table-cell office:value-type="float" office:value="1605" calcext:value-type="float">
            <text:p>1605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4560" calcext:value-type="float">
            <text:p>54560</text:p>
          </table:table-cell>
          <table:table-cell/>
          <table:table-cell table:formula="of:=([.C237]-[.$C$2])/[.$C$2]" office:value-type="float" office:value="0.711087420042644" calcext:value-type="float">
            <text:p>0,711087420042644</text:p>
          </table:table-cell>
          <table:table-cell table:formula="of:=([.D237]-[.$D$2])/[.$D$2]" office:value-type="float" office:value="0.886993603411514" calcext:value-type="float">
            <text:p>0,886993603411514</text:p>
          </table:table-cell>
          <table:table-cell table:formula="of:=([.E237]-[.$E$2])/[.$E$2]" office:value-type="float" office:value="3" calcext:value-type="float">
            <text:p>3</text:p>
          </table:table-cell>
          <table:table-cell table:formula="of:=([.F237]-[.$F$2])/[.$F$2]" office:value-type="float" office:value="13" calcext:value-type="float">
            <text:p>13</text:p>
          </table:table-cell>
          <table:table-cell table:formula="of:=([.G237]-[.$G$2])/[.$G$2]" office:value-type="float" office:value="3" calcext:value-type="float">
            <text:p>3</text:p>
          </table:table-cell>
          <table:table-cell/>
          <table:table-cell table:formula="of:=SQRT([.J237]^2+[.K237]^2+[.L237]^2+[.M237]^2+[.N237]^2)" office:value-type="float" office:value="13.7219678971872" calcext:value-type="float">
            <text:p>13,7219678971872</text:p>
          </table:table-cell>
          <table:table-cell table:formula="of:=[.P237]*[.$H$2]/[.H237]" office:value-type="float" office:value="1.00600937662663" calcext:value-type="float">
            <text:p>1,00600937662663</text:p>
          </table:table-cell>
        </table:table-row>
        <table:table-row table:style-name="ro1">
          <table:table-cell office:value-type="float" office:value="327870" calcext:value-type="float">
            <text:p>327870</text:p>
          </table:table-cell>
          <table:table-cell office:value-type="string" calcext:value-type="string">
            <text:p>GeForce RTX2070 Super ASUS PCI-E 8192Mb (ROG-STRIX-RTX2070S-O8G-GAMING)</text:p>
          </table:table-cell>
          <table:table-cell office:value-type="float" office:value="1605" calcext:value-type="float">
            <text:p>1605</text:p>
          </table:table-cell>
          <table:table-cell office:value-type="float" office:value="1935" calcext:value-type="float">
            <text:p>193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6500" calcext:value-type="float">
            <text:p>56500</text:p>
          </table:table-cell>
          <table:table-cell/>
          <table:table-cell table:formula="of:=([.C238]-[.$C$2])/[.$C$2]" office:value-type="float" office:value="0.711087420042644" calcext:value-type="float">
            <text:p>0,711087420042644</text:p>
          </table:table-cell>
          <table:table-cell table:formula="of:=([.D238]-[.$D$2])/[.$D$2]" office:value-type="float" office:value="1.06289978678038" calcext:value-type="float">
            <text:p>1,06289978678038</text:p>
          </table:table-cell>
          <table:table-cell table:formula="of:=([.E238]-[.$E$2])/[.$E$2]" office:value-type="float" office:value="3" calcext:value-type="float">
            <text:p>3</text:p>
          </table:table-cell>
          <table:table-cell table:formula="of:=([.F238]-[.$F$2])/[.$F$2]" office:value-type="float" office:value="13" calcext:value-type="float">
            <text:p>13</text:p>
          </table:table-cell>
          <table:table-cell table:formula="of:=([.G238]-[.$G$2])/[.$G$2]" office:value-type="float" office:value="3" calcext:value-type="float">
            <text:p>3</text:p>
          </table:table-cell>
          <table:table-cell/>
          <table:table-cell table:formula="of:=SQRT([.J238]^2+[.K238]^2+[.L238]^2+[.M238]^2+[.N238]^2)" office:value-type="float" office:value="13.7344603561873" calcext:value-type="float">
            <text:p>13,7344603561873</text:p>
          </table:table-cell>
          <table:table-cell table:formula="of:=[.P238]*[.$H$2]/[.H238]" office:value-type="float" office:value="0.972351175659278" calcext:value-type="float">
            <text:p>0,972351175659278</text:p>
          </table:table-cell>
        </table:table-row>
        <table:table-row table:style-name="ro1">
          <table:table-cell office:value-type="float" office:value="324767" calcext:value-type="float">
            <text:p>324767</text:p>
          </table:table-cell>
          <table:table-cell office:value-type="string" calcext:value-type="string">
            <text:p>GeForce RTX2070 Super ASUS PCI-E 8192Mb (ROG-STRIX-RTX2070S-A8G-GAMING)</text:p>
          </table:table-cell>
          <table:table-cell office:value-type="float" office:value="1605" calcext:value-type="float">
            <text:p>1605</text:p>
          </table:table-cell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59270" calcext:value-type="float">
            <text:p>59270</text:p>
          </table:table-cell>
          <table:table-cell/>
          <table:table-cell table:formula="of:=([.C239]-[.$C$2])/[.$C$2]" office:value-type="float" office:value="0.711087420042644" calcext:value-type="float">
            <text:p>0,711087420042644</text:p>
          </table:table-cell>
          <table:table-cell table:formula="of:=([.D239]-[.$D$2])/[.$D$2]" office:value-type="float" office:value="0.950959488272921" calcext:value-type="float">
            <text:p>0,950959488272921</text:p>
          </table:table-cell>
          <table:table-cell table:formula="of:=([.E239]-[.$E$2])/[.$E$2]" office:value-type="float" office:value="3" calcext:value-type="float">
            <text:p>3</text:p>
          </table:table-cell>
          <table:table-cell table:formula="of:=([.F239]-[.$F$2])/[.$F$2]" office:value-type="float" office:value="13" calcext:value-type="float">
            <text:p>13</text:p>
          </table:table-cell>
          <table:table-cell table:formula="of:=([.G239]-[.$G$2])/[.$G$2]" office:value-type="float" office:value="3" calcext:value-type="float">
            <text:p>3</text:p>
          </table:table-cell>
          <table:table-cell/>
          <table:table-cell table:formula="of:=SQRT([.J239]^2+[.K239]^2+[.L239]^2+[.M239]^2+[.N239]^2)" office:value-type="float" office:value="13.726251100256" calcext:value-type="float">
            <text:p>13,726251100256</text:p>
          </table:table-cell>
          <table:table-cell table:formula="of:=[.P239]*[.$H$2]/[.H239]" office:value-type="float" office:value="0.926354047596154" calcext:value-type="float">
            <text:p>0,926354047596154</text:p>
          </table:table-cell>
        </table:table-row>
        <table:table-row table:style-name="ro1">
          <table:table-cell office:value-type="float" office:value="342799" calcext:value-type="float">
            <text:p>342799</text:p>
          </table:table-cell>
          <table:table-cell office:value-type="string" calcext:value-type="string">
            <text:p>GeForce RTX2070 Super EVGA XC HYBRID GAMING PCI-E 8192Mb (08G-P4-3178-KR)</text:p>
          </table:table-cell>
          <table:table-cell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60630" calcext:value-type="float">
            <text:p>60630</text:p>
          </table:table-cell>
          <table:table-cell/>
          <table:table-cell table:formula="of:=([.C240]-[.$C$2])/[.$C$2]" office:value-type="float" office:value="0.711087420042644" calcext:value-type="float">
            <text:p>0,711087420042644</text:p>
          </table:table-cell>
          <table:table-cell table:formula="of:=([.D240]-[.$D$2])/[.$D$2]" office:value-type="float" office:value="0.918976545842217" calcext:value-type="float">
            <text:p>0,918976545842217</text:p>
          </table:table-cell>
          <table:table-cell table:formula="of:=([.E240]-[.$E$2])/[.$E$2]" office:value-type="float" office:value="3" calcext:value-type="float">
            <text:p>3</text:p>
          </table:table-cell>
          <table:table-cell table:formula="of:=([.F240]-[.$F$2])/[.$F$2]" office:value-type="float" office:value="13" calcext:value-type="float">
            <text:p>13</text:p>
          </table:table-cell>
          <table:table-cell table:formula="of:=([.G240]-[.$G$2])/[.$G$2]" office:value-type="float" office:value="3" calcext:value-type="float">
            <text:p>3</text:p>
          </table:table-cell>
          <table:table-cell/>
          <table:table-cell table:formula="of:=SQRT([.J240]^2+[.K240]^2+[.L240]^2+[.M240]^2+[.N240]^2)" office:value-type="float" office:value="13.7240723989183" calcext:value-type="float">
            <text:p>13,7240723989183</text:p>
          </table:table-cell>
          <table:table-cell table:formula="of:=[.P240]*[.$H$2]/[.H240]" office:value-type="float" office:value="0.90543113303106" calcext:value-type="float">
            <text:p>0,90543113303106</text:p>
          </table:table-cell>
        </table:table-row>
        <table:table-row table:style-name="ro1">
          <table:table-cell office:value-type="float" office:value="309447" calcext:value-type="float">
            <text:p>309447</text:p>
          </table:table-cell>
          <table:table-cell office:value-type="string" calcext:value-type="string">
            <text:p>GeForce RTX2070 Gigabyte Gaming Box PCI-E 8192Mb (GV-N2070IXEB-8GC)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64180" calcext:value-type="float">
            <text:p>64180</text:p>
          </table:table-cell>
          <table:table-cell/>
          <table:table-cell table:formula="of:=([.C241]-[.$C$2])/[.$C$2]" office:value-type="float" office:value="0.727078891257996" calcext:value-type="float">
            <text:p>0,727078891257996</text:p>
          </table:table-cell>
          <table:table-cell table:formula="of:=([.D241]-[.$D$2])/[.$D$2]" office:value-type="float" office:value="0.727078891257996" calcext:value-type="float">
            <text:p>0,727078891257996</text:p>
          </table:table-cell>
          <table:table-cell table:formula="of:=([.E241]-[.$E$2])/[.$E$2]" office:value-type="float" office:value="3" calcext:value-type="float">
            <text:p>3</text:p>
          </table:table-cell>
          <table:table-cell table:formula="of:=([.F241]-[.$F$2])/[.$F$2]" office:value-type="float" office:value="13" calcext:value-type="float">
            <text:p>13</text:p>
          </table:table-cell>
          <table:table-cell table:formula="of:=([.G241]-[.$G$2])/[.$G$2]" office:value-type="float" office:value="3" calcext:value-type="float">
            <text:p>3</text:p>
          </table:table-cell>
          <table:table-cell/>
          <table:table-cell table:formula="of:=SQRT([.J241]^2+[.K241]^2+[.L241]^2+[.M241]^2+[.N241]^2)" office:value-type="float" office:value="13.7133980992395" calcext:value-type="float">
            <text:p>13,7133980992395</text:p>
          </table:table-cell>
          <table:table-cell table:formula="of:=[.P241]*[.$H$2]/[.H241]" office:value-type="float" office:value="0.854683583623528" calcext:value-type="float">
            <text:p>0,854683583623528</text:p>
          </table:table-cell>
        </table:table-row>
        <table:table-row table:style-name="ro1">
          <table:table-cell office:value-type="float" office:value="298052" calcext:value-type="float">
            <text:p>298052</text:p>
          </table:table-cell>
          <table:table-cell office:value-type="string" calcext:value-type="string">
            <text:p>GeForce RTX2080 EVGA XC ULTRA GAMING PCI-E 8192Mb (08G-P4-2183-KR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65050" calcext:value-type="float">
            <text:p>65050</text:p>
          </table:table-cell>
          <table:table-cell/>
          <table:table-cell table:formula="of:=([.C242]-[.$C$2])/[.$C$2]" office:value-type="float" office:value="0.934968017057569" calcext:value-type="float">
            <text:p>0,934968017057569</text:p>
          </table:table-cell>
          <table:table-cell table:formula="of:=([.D242]-[.$D$2])/[.$D$2]" office:value-type="float" office:value="0.934968017057569" calcext:value-type="float">
            <text:p>0,934968017057569</text:p>
          </table:table-cell>
          <table:table-cell table:formula="of:=([.E242]-[.$E$2])/[.$E$2]" office:value-type="float" office:value="3" calcext:value-type="float">
            <text:p>3</text:p>
          </table:table-cell>
          <table:table-cell table:formula="of:=([.F242]-[.$F$2])/[.$F$2]" office:value-type="float" office:value="13" calcext:value-type="float">
            <text:p>13</text:p>
          </table:table-cell>
          <table:table-cell table:formula="of:=([.G242]-[.$G$2])/[.$G$2]" office:value-type="float" office:value="3" calcext:value-type="float">
            <text:p>3</text:p>
          </table:table-cell>
          <table:table-cell/>
          <table:table-cell table:formula="of:=SQRT([.J242]^2+[.K242]^2+[.L242]^2+[.M242]^2+[.N242]^2)" office:value-type="float" office:value="13.7385709004191" calcext:value-type="float">
            <text:p>13,7385709004191</text:p>
          </table:table-cell>
          <table:table-cell table:formula="of:=[.P242]*[.$H$2]/[.H242]" office:value-type="float" office:value="0.844800670279419" calcext:value-type="float">
            <text:p>0,844800670279419</text:p>
          </table:table-cell>
        </table:table-row>
        <table:table-row table:style-name="ro1">
          <table:table-cell office:value-type="float" office:value="299627" calcext:value-type="float">
            <text:p>299627</text:p>
          </table:table-cell>
          <table:table-cell office:value-type="string" calcext:value-type="string">
            <text:p>GeForce RTX2080 Gigabyte PCI-E 8192Mb (GV-N2080TURBO OC-8GC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65750" calcext:value-type="float">
            <text:p>65750</text:p>
          </table:table-cell>
          <table:table-cell/>
          <table:table-cell table:formula="of:=([.C243]-[.$C$2])/[.$C$2]" office:value-type="float" office:value="0.902985074626866" calcext:value-type="float">
            <text:p>0,902985074626866</text:p>
          </table:table-cell>
          <table:table-cell table:formula="of:=([.D243]-[.$D$2])/[.$D$2]" office:value-type="float" office:value="0.902985074626866" calcext:value-type="float">
            <text:p>0,902985074626866</text:p>
          </table:table-cell>
          <table:table-cell table:formula="of:=([.E243]-[.$E$2])/[.$E$2]" office:value-type="float" office:value="3" calcext:value-type="float">
            <text:p>3</text:p>
          </table:table-cell>
          <table:table-cell table:formula="of:=([.F243]-[.$F$2])/[.$F$2]" office:value-type="float" office:value="13" calcext:value-type="float">
            <text:p>13</text:p>
          </table:table-cell>
          <table:table-cell table:formula="of:=([.G243]-[.$G$2])/[.$G$2]" office:value-type="float" office:value="3" calcext:value-type="float">
            <text:p>3</text:p>
          </table:table-cell>
          <table:table-cell/>
          <table:table-cell table:formula="of:=SQRT([.J243]^2+[.K243]^2+[.L243]^2+[.M243]^2+[.N243]^2)" office:value-type="float" office:value="13.7342915394278" calcext:value-type="float">
            <text:p>13,7342915394278</text:p>
          </table:table-cell>
          <table:table-cell table:formula="of:=[.P243]*[.$H$2]/[.H243]" office:value-type="float" office:value="0.835546253349219" calcext:value-type="float">
            <text:p>0,835546253349219</text:p>
          </table:table-cell>
        </table:table-row>
        <table:table-row table:style-name="ro1">
          <table:table-cell office:value-type="float" office:value="341462" calcext:value-type="float">
            <text:p>341462</text:p>
          </table:table-cell>
          <table:table-cell office:value-type="string" calcext:value-type="string">
            <text:p>GeForce RTX2080 Super Zotac Blower PCI-E 8192Mb (ZT-T20820A-10B) OEM</text:p>
          </table:table-cell>
          <table:table-cell office:value-type="float" office:value="1650" calcext:value-type="float">
            <text:p>1650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5920" calcext:value-type="float">
            <text:p>65920</text:p>
          </table:table-cell>
          <table:table-cell/>
          <table:table-cell table:formula="of:=([.C244]-[.$C$2])/[.$C$2]" office:value-type="float" office:value="0.759061833688699" calcext:value-type="float">
            <text:p>0,759061833688699</text:p>
          </table:table-cell>
          <table:table-cell table:formula="of:=([.D244]-[.$D$2])/[.$D$2]" office:value-type="float" office:value="0.934968017057569" calcext:value-type="float">
            <text:p>0,934968017057569</text:p>
          </table:table-cell>
          <table:table-cell table:formula="of:=([.E244]-[.$E$2])/[.$E$2]" office:value-type="float" office:value="3" calcext:value-type="float">
            <text:p>3</text:p>
          </table:table-cell>
          <table:table-cell table:formula="of:=([.F244]-[.$F$2])/[.$F$2]" office:value-type="float" office:value="14.5" calcext:value-type="float">
            <text:p>14,5</text:p>
          </table:table-cell>
          <table:table-cell table:formula="of:=([.G244]-[.$G$2])/[.$G$2]" office:value-type="float" office:value="3" calcext:value-type="float">
            <text:p>3</text:p>
          </table:table-cell>
          <table:table-cell/>
          <table:table-cell table:formula="of:=SQRT([.J244]^2+[.K244]^2+[.L244]^2+[.M244]^2+[.N244]^2)" office:value-type="float" office:value="15.1558681724368" calcext:value-type="float">
            <text:p>15,1558681724368</text:p>
          </table:table-cell>
          <table:table-cell table:formula="of:=[.P244]*[.$H$2]/[.H244]" office:value-type="float" office:value="0.919652194929419" calcext:value-type="float">
            <text:p>0,919652194929419</text:p>
          </table:table-cell>
        </table:table-row>
        <table:table-row table:style-name="ro1">
          <table:table-cell office:value-type="float" office:value="341265" calcext:value-type="float">
            <text:p>341265</text:p>
          </table:table-cell>
          <table:table-cell office:value-type="string" calcext:value-type="string">
            <text:p>GeForce RTX2080 Super Gigabyte PCI-E 8192Mb (GV-N208SGAMING OC-8GC V2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6100" calcext:value-type="float">
            <text:p>66100</text:p>
          </table:table-cell>
          <table:table-cell/>
          <table:table-cell table:formula="of:=([.C245]-[.$C$2])/[.$C$2]" office:value-type="float" office:value="0.966950959488273" calcext:value-type="float">
            <text:p>0,966950959488273</text:p>
          </table:table-cell>
          <table:table-cell table:formula="of:=([.D245]-[.$D$2])/[.$D$2]" office:value-type="float" office:value="0.966950959488273" calcext:value-type="float">
            <text:p>0,966950959488273</text:p>
          </table:table-cell>
          <table:table-cell table:formula="of:=([.E245]-[.$E$2])/[.$E$2]" office:value-type="float" office:value="3" calcext:value-type="float">
            <text:p>3</text:p>
          </table:table-cell>
          <table:table-cell table:formula="of:=([.F245]-[.$F$2])/[.$F$2]" office:value-type="float" office:value="14.5" calcext:value-type="float">
            <text:p>14,5</text:p>
          </table:table-cell>
          <table:table-cell table:formula="of:=([.G245]-[.$G$2])/[.$G$2]" office:value-type="float" office:value="3" calcext:value-type="float">
            <text:p>3</text:p>
          </table:table-cell>
          <table:table-cell/>
          <table:table-cell table:formula="of:=SQRT([.J245]^2+[.K245]^2+[.L245]^2+[.M245]^2+[.N245]^2)" office:value-type="float" office:value="15.1697062699352" calcext:value-type="float">
            <text:p>15,1697062699352</text:p>
          </table:table-cell>
          <table:table-cell table:formula="of:=[.P245]*[.$H$2]/[.H245]" office:value-type="float" office:value="0.91798525082815" calcext:value-type="float">
            <text:p>0,91798525082815</text:p>
          </table:table-cell>
        </table:table-row>
        <table:table-row table:style-name="ro1">
          <table:table-cell office:value-type="float" office:value="344944" calcext:value-type="float">
            <text:p>344944</text:p>
          </table:table-cell>
          <table:table-cell office:value-type="string" calcext:value-type="string">
            <text:p>GeForce RTX2080 Super Palit GamingPro PCI-E 8192Mb (NE6208S019P2-180T)</text:p>
          </table:table-cell>
          <table:table-cell office:value-type="float" office:value="1650" calcext:value-type="float">
            <text:p>1650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6580" calcext:value-type="float">
            <text:p>66580</text:p>
          </table:table-cell>
          <table:table-cell/>
          <table:table-cell table:formula="of:=([.C246]-[.$C$2])/[.$C$2]" office:value-type="float" office:value="0.759061833688699" calcext:value-type="float">
            <text:p>0,759061833688699</text:p>
          </table:table-cell>
          <table:table-cell table:formula="of:=([.D246]-[.$D$2])/[.$D$2]" office:value-type="float" office:value="0.934968017057569" calcext:value-type="float">
            <text:p>0,934968017057569</text:p>
          </table:table-cell>
          <table:table-cell table:formula="of:=([.E246]-[.$E$2])/[.$E$2]" office:value-type="float" office:value="3" calcext:value-type="float">
            <text:p>3</text:p>
          </table:table-cell>
          <table:table-cell table:formula="of:=([.F246]-[.$F$2])/[.$F$2]" office:value-type="float" office:value="14.5" calcext:value-type="float">
            <text:p>14,5</text:p>
          </table:table-cell>
          <table:table-cell table:formula="of:=([.G246]-[.$G$2])/[.$G$2]" office:value-type="float" office:value="3" calcext:value-type="float">
            <text:p>3</text:p>
          </table:table-cell>
          <table:table-cell/>
          <table:table-cell table:formula="of:=SQRT([.J246]^2+[.K246]^2+[.L246]^2+[.M246]^2+[.N246]^2)" office:value-type="float" office:value="15.1558681724368" calcext:value-type="float">
            <text:p>15,1558681724368</text:p>
          </table:table-cell>
          <table:table-cell table:formula="of:=[.P246]*[.$H$2]/[.H246]" office:value-type="float" office:value="0.910535786869139" calcext:value-type="float">
            <text:p>0,910535786869139</text:p>
          </table:table-cell>
        </table:table-row>
        <table:table-row table:style-name="ro1">
          <table:table-cell office:value-type="float" office:value="325668" calcext:value-type="float">
            <text:p>325668</text:p>
          </table:table-cell>
          <table:table-cell office:value-type="string" calcext:value-type="string">
            <text:p>GeForce RTX2080 Super Palit GameRock PCI-E 8192Mb (NE6208S020P2-1040G)</text:p>
          </table:table-cell>
          <table:table-cell office:value-type="float" office:value="1650" calcext:value-type="float">
            <text:p>1650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7830" calcext:value-type="float">
            <text:p>67830</text:p>
          </table:table-cell>
          <table:table-cell/>
          <table:table-cell table:formula="of:=([.C247]-[.$C$2])/[.$C$2]" office:value-type="float" office:value="0.759061833688699" calcext:value-type="float">
            <text:p>0,759061833688699</text:p>
          </table:table-cell>
          <table:table-cell table:formula="of:=([.D247]-[.$D$2])/[.$D$2]" office:value-type="float" office:value="0.934968017057569" calcext:value-type="float">
            <text:p>0,934968017057569</text:p>
          </table:table-cell>
          <table:table-cell table:formula="of:=([.E247]-[.$E$2])/[.$E$2]" office:value-type="float" office:value="3" calcext:value-type="float">
            <text:p>3</text:p>
          </table:table-cell>
          <table:table-cell table:formula="of:=([.F247]-[.$F$2])/[.$F$2]" office:value-type="float" office:value="14.5" calcext:value-type="float">
            <text:p>14,5</text:p>
          </table:table-cell>
          <table:table-cell table:formula="of:=([.G247]-[.$G$2])/[.$G$2]" office:value-type="float" office:value="3" calcext:value-type="float">
            <text:p>3</text:p>
          </table:table-cell>
          <table:table-cell/>
          <table:table-cell table:formula="of:=SQRT([.J247]^2+[.K247]^2+[.L247]^2+[.M247]^2+[.N247]^2)" office:value-type="float" office:value="15.1558681724368" calcext:value-type="float">
            <text:p>15,1558681724368</text:p>
          </table:table-cell>
          <table:table-cell table:formula="of:=[.P247]*[.$H$2]/[.H247]" office:value-type="float" office:value="0.893756047320467" calcext:value-type="float">
            <text:p>0,893756047320467</text:p>
          </table:table-cell>
        </table:table-row>
        <table:table-row table:style-name="ro1">
          <table:table-cell office:value-type="float" office:value="344945" calcext:value-type="float">
            <text:p>344945</text:p>
          </table:table-cell>
          <table:table-cell office:value-type="string" calcext:value-type="string">
            <text:p>GeForce RTX2080 Super Palit GamingPro OC PCI-E 8192Mb (NE6208SS19P2-180T)</text:p>
          </table:table-cell>
          <table:table-cell office:value-type="float" office:value="1650" calcext:value-type="float">
            <text:p>1650</text:p>
          </table:table-cell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8000" calcext:value-type="float">
            <text:p>68000</text:p>
          </table:table-cell>
          <table:table-cell/>
          <table:table-cell table:formula="of:=([.C248]-[.$C$2])/[.$C$2]" office:value-type="float" office:value="0.759061833688699" calcext:value-type="float">
            <text:p>0,759061833688699</text:p>
          </table:table-cell>
          <table:table-cell table:formula="of:=([.D248]-[.$D$2])/[.$D$2]" office:value-type="float" office:value="0.966950959488273" calcext:value-type="float">
            <text:p>0,966950959488273</text:p>
          </table:table-cell>
          <table:table-cell table:formula="of:=([.E248]-[.$E$2])/[.$E$2]" office:value-type="float" office:value="3" calcext:value-type="float">
            <text:p>3</text:p>
          </table:table-cell>
          <table:table-cell table:formula="of:=([.F248]-[.$F$2])/[.$F$2]" office:value-type="float" office:value="14.5" calcext:value-type="float">
            <text:p>14,5</text:p>
          </table:table-cell>
          <table:table-cell table:formula="of:=([.G248]-[.$G$2])/[.$G$2]" office:value-type="float" office:value="3" calcext:value-type="float">
            <text:p>3</text:p>
          </table:table-cell>
          <table:table-cell/>
          <table:table-cell table:formula="of:=SQRT([.J248]^2+[.K248]^2+[.L248]^2+[.M248]^2+[.N248]^2)" office:value-type="float" office:value="15.1578748188992" calcext:value-type="float">
            <text:p>15,1578748188992</text:p>
          </table:table-cell>
          <table:table-cell table:formula="of:=[.P248]*[.$H$2]/[.H248]" office:value-type="float" office:value="0.891639695229364" calcext:value-type="float">
            <text:p>0,891639695229364</text:p>
          </table:table-cell>
        </table:table-row>
        <table:table-row table:style-name="ro1">
          <table:table-cell office:value-type="float" office:value="332581" calcext:value-type="float">
            <text:p>332581</text:p>
          </table:table-cell>
          <table:table-cell office:value-type="string" calcext:value-type="string">
            <text:p>GeForce RTX2080 Super EVGA Black Gaming PCI-E 8192Mb (08G-P4-3081-KR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8520" calcext:value-type="float">
            <text:p>68520</text:p>
          </table:table-cell>
          <table:table-cell/>
          <table:table-cell table:formula="of:=([.C249]-[.$C$2])/[.$C$2]" office:value-type="float" office:value="0.934968017057569" calcext:value-type="float">
            <text:p>0,934968017057569</text:p>
          </table:table-cell>
          <table:table-cell table:formula="of:=([.D249]-[.$D$2])/[.$D$2]" office:value-type="float" office:value="0.934968017057569" calcext:value-type="float">
            <text:p>0,934968017057569</text:p>
          </table:table-cell>
          <table:table-cell table:formula="of:=([.E249]-[.$E$2])/[.$E$2]" office:value-type="float" office:value="3" calcext:value-type="float">
            <text:p>3</text:p>
          </table:table-cell>
          <table:table-cell table:formula="of:=([.F249]-[.$F$2])/[.$F$2]" office:value-type="float" office:value="14.5" calcext:value-type="float">
            <text:p>14,5</text:p>
          </table:table-cell>
          <table:table-cell table:formula="of:=([.G249]-[.$G$2])/[.$G$2]" office:value-type="float" office:value="3" calcext:value-type="float">
            <text:p>3</text:p>
          </table:table-cell>
          <table:table-cell/>
          <table:table-cell table:formula="of:=SQRT([.J249]^2+[.K249]^2+[.L249]^2+[.M249]^2+[.N249]^2)" office:value-type="float" office:value="15.1656958424545" calcext:value-type="float">
            <text:p>15,1656958424545</text:p>
          </table:table-cell>
          <table:table-cell table:formula="of:=[.P249]*[.$H$2]/[.H249]" office:value-type="float" office:value="0.885329588000845" calcext:value-type="float">
            <text:p>0,885329588000845</text:p>
          </table:table-cell>
        </table:table-row>
        <table:table-row table:style-name="ro1">
          <table:table-cell office:value-type="float" office:value="326395" calcext:value-type="float">
            <text:p>326395</text:p>
          </table:table-cell>
          <table:table-cell office:value-type="string" calcext:value-type="string">
            <text:p>GeForce RTX2080 Super Inno3D Gaming OC X3 PCI-E 8192Mb (N208S3-08D6X-1180VA24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8970" calcext:value-type="float">
            <text:p>68970</text:p>
          </table:table-cell>
          <table:table-cell/>
          <table:table-cell table:formula="of:=([.C250]-[.$C$2])/[.$C$2]" office:value-type="float" office:value="0.966950959488273" calcext:value-type="float">
            <text:p>0,966950959488273</text:p>
          </table:table-cell>
          <table:table-cell table:formula="of:=([.D250]-[.$D$2])/[.$D$2]" office:value-type="float" office:value="0.966950959488273" calcext:value-type="float">
            <text:p>0,966950959488273</text:p>
          </table:table-cell>
          <table:table-cell table:formula="of:=([.E250]-[.$E$2])/[.$E$2]" office:value-type="float" office:value="3" calcext:value-type="float">
            <text:p>3</text:p>
          </table:table-cell>
          <table:table-cell table:formula="of:=([.F250]-[.$F$2])/[.$F$2]" office:value-type="float" office:value="14.5" calcext:value-type="float">
            <text:p>14,5</text:p>
          </table:table-cell>
          <table:table-cell table:formula="of:=([.G250]-[.$G$2])/[.$G$2]" office:value-type="float" office:value="3" calcext:value-type="float">
            <text:p>3</text:p>
          </table:table-cell>
          <table:table-cell/>
          <table:table-cell table:formula="of:=SQRT([.J250]^2+[.K250]^2+[.L250]^2+[.M250]^2+[.N250]^2)" office:value-type="float" office:value="15.1697062699352" calcext:value-type="float">
            <text:p>15,1697062699352</text:p>
          </table:table-cell>
          <table:table-cell table:formula="of:=[.P250]*[.$H$2]/[.H250]" office:value-type="float" office:value="0.879785777580697" calcext:value-type="float">
            <text:p>0,879785777580697</text:p>
          </table:table-cell>
        </table:table-row>
        <table:table-row table:style-name="ro1">
          <table:table-cell office:value-type="float" office:value="333108" calcext:value-type="float">
            <text:p>333108</text:p>
          </table:table-cell>
          <table:table-cell office:value-type="string" calcext:value-type="string">
            <text:p>GeForce RTX2080 Super KFA2 EX Gamer Black PCI-E 8192Mb (28ISL6MDW0NK)</text:p>
          </table:table-cell>
          <table:table-cell office:value-type="float" office:value="1845" calcext:value-type="float">
            <text:p>1845</text:p>
          </table:table-cell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9820" calcext:value-type="float">
            <text:p>69820</text:p>
          </table:table-cell>
          <table:table-cell/>
          <table:table-cell table:formula="of:=([.C251]-[.$C$2])/[.$C$2]" office:value-type="float" office:value="0.966950959488273" calcext:value-type="float">
            <text:p>0,966950959488273</text:p>
          </table:table-cell>
          <table:table-cell table:formula="of:=([.D251]-[.$D$2])/[.$D$2]" office:value-type="float" office:value="0.982942430703625" calcext:value-type="float">
            <text:p>0,982942430703625</text:p>
          </table:table-cell>
          <table:table-cell table:formula="of:=([.E251]-[.$E$2])/[.$E$2]" office:value-type="float" office:value="3" calcext:value-type="float">
            <text:p>3</text:p>
          </table:table-cell>
          <table:table-cell table:formula="of:=([.F251]-[.$F$2])/[.$F$2]" office:value-type="float" office:value="14.5" calcext:value-type="float">
            <text:p>14,5</text:p>
          </table:table-cell>
          <table:table-cell table:formula="of:=([.G251]-[.$G$2])/[.$G$2]" office:value-type="float" office:value="3" calcext:value-type="float">
            <text:p>3</text:p>
          </table:table-cell>
          <table:table-cell/>
          <table:table-cell table:formula="of:=SQRT([.J251]^2+[.K251]^2+[.L251]^2+[.M251]^2+[.N251]^2)" office:value-type="float" office:value="15.1707339960904" calcext:value-type="float">
            <text:p>15,1707339960904</text:p>
          </table:table-cell>
          <table:table-cell table:formula="of:=[.P251]*[.$H$2]/[.H251]" office:value-type="float" office:value="0.869134001494723" calcext:value-type="float">
            <text:p>0,869134001494723</text:p>
          </table:table-cell>
        </table:table-row>
        <table:table-row table:style-name="ro1">
          <table:table-cell office:value-type="float" office:value="341463" calcext:value-type="float">
            <text:p>341463</text:p>
          </table:table-cell>
          <table:table-cell office:value-type="string" calcext:value-type="string">
            <text:p>GeForce RTX2080 Super Zotac PCI-E 8192Mb (ZT-T20820H-10P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69820" calcext:value-type="float">
            <text:p>69820</text:p>
          </table:table-cell>
          <table:table-cell/>
          <table:table-cell table:formula="of:=([.C252]-[.$C$2])/[.$C$2]" office:value-type="float" office:value="0.934968017057569" calcext:value-type="float">
            <text:p>0,934968017057569</text:p>
          </table:table-cell>
          <table:table-cell table:formula="of:=([.D252]-[.$D$2])/[.$D$2]" office:value-type="float" office:value="0.934968017057569" calcext:value-type="float">
            <text:p>0,934968017057569</text:p>
          </table:table-cell>
          <table:table-cell table:formula="of:=([.E252]-[.$E$2])/[.$E$2]" office:value-type="float" office:value="3" calcext:value-type="float">
            <text:p>3</text:p>
          </table:table-cell>
          <table:table-cell table:formula="of:=([.F252]-[.$F$2])/[.$F$2]" office:value-type="float" office:value="14.5" calcext:value-type="float">
            <text:p>14,5</text:p>
          </table:table-cell>
          <table:table-cell table:formula="of:=([.G252]-[.$G$2])/[.$G$2]" office:value-type="float" office:value="3" calcext:value-type="float">
            <text:p>3</text:p>
          </table:table-cell>
          <table:table-cell/>
          <table:table-cell table:formula="of:=SQRT([.J252]^2+[.K252]^2+[.L252]^2+[.M252]^2+[.N252]^2)" office:value-type="float" office:value="15.1656958424545" calcext:value-type="float">
            <text:p>15,1656958424545</text:p>
          </table:table-cell>
          <table:table-cell table:formula="of:=[.P252]*[.$H$2]/[.H252]" office:value-type="float" office:value="0.86884536479258" calcext:value-type="float">
            <text:p>0,86884536479258</text:p>
          </table:table-cell>
        </table:table-row>
        <table:table-row table:style-name="ro1">
          <table:table-cell office:value-type="float" office:value="328972" calcext:value-type="float">
            <text:p>328972</text:p>
          </table:table-cell>
          <table:table-cell office:value-type="string" calcext:value-type="string">
            <text:p>GeForce RTX2080 Super Gigabyte AORUS WATERFORCE WB 8G PCI-E 8192Mb (GV-N208SAORUS WB-8GC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0760" calcext:value-type="float">
            <text:p>70760</text:p>
          </table:table-cell>
          <table:table-cell/>
          <table:table-cell table:formula="of:=([.C253]-[.$C$2])/[.$C$2]" office:value-type="float" office:value="0.982942430703625" calcext:value-type="float">
            <text:p>0,982942430703625</text:p>
          </table:table-cell>
          <table:table-cell table:formula="of:=([.D253]-[.$D$2])/[.$D$2]" office:value-type="float" office:value="0.982942430703625" calcext:value-type="float">
            <text:p>0,982942430703625</text:p>
          </table:table-cell>
          <table:table-cell table:formula="of:=([.E253]-[.$E$2])/[.$E$2]" office:value-type="float" office:value="3" calcext:value-type="float">
            <text:p>3</text:p>
          </table:table-cell>
          <table:table-cell table:formula="of:=([.F253]-[.$F$2])/[.$F$2]" office:value-type="float" office:value="14.5" calcext:value-type="float">
            <text:p>14,5</text:p>
          </table:table-cell>
          <table:table-cell table:formula="of:=([.G253]-[.$G$2])/[.$G$2]" office:value-type="float" office:value="3" calcext:value-type="float">
            <text:p>3</text:p>
          </table:table-cell>
          <table:table-cell/>
          <table:table-cell table:formula="of:=SQRT([.J253]^2+[.K253]^2+[.L253]^2+[.M253]^2+[.N253]^2)" office:value-type="float" office:value="15.1717616526281" calcext:value-type="float">
            <text:p>15,1717616526281</text:p>
          </table:table-cell>
          <table:table-cell table:formula="of:=[.P253]*[.$H$2]/[.H253]" office:value-type="float" office:value="0.857646221177391" calcext:value-type="float">
            <text:p>0,857646221177391</text:p>
          </table:table-cell>
        </table:table-row>
        <table:table-row table:style-name="ro1">
          <table:table-cell office:value-type="float" office:value="329856" calcext:value-type="float">
            <text:p>329856</text:p>
          </table:table-cell>
          <table:table-cell office:value-type="string" calcext:value-type="string">
            <text:p>GeForce RTX2080 Super MSI PCI-E 8192Mb (RTX 2080 SUPER VENTUS XS OC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1040" calcext:value-type="float">
            <text:p>71040</text:p>
          </table:table-cell>
          <table:table-cell/>
          <table:table-cell table:formula="of:=([.C254]-[.$C$2])/[.$C$2]" office:value-type="float" office:value="0.950959488272921" calcext:value-type="float">
            <text:p>0,950959488272921</text:p>
          </table:table-cell>
          <table:table-cell table:formula="of:=([.D254]-[.$D$2])/[.$D$2]" office:value-type="float" office:value="0.950959488272921" calcext:value-type="float">
            <text:p>0,950959488272921</text:p>
          </table:table-cell>
          <table:table-cell table:formula="of:=([.E254]-[.$E$2])/[.$E$2]" office:value-type="float" office:value="3" calcext:value-type="float">
            <text:p>3</text:p>
          </table:table-cell>
          <table:table-cell table:formula="of:=([.F254]-[.$F$2])/[.$F$2]" office:value-type="float" office:value="14.5" calcext:value-type="float">
            <text:p>14,5</text:p>
          </table:table-cell>
          <table:table-cell table:formula="of:=([.G254]-[.$G$2])/[.$G$2]" office:value-type="float" office:value="3" calcext:value-type="float">
            <text:p>3</text:p>
          </table:table-cell>
          <table:table-cell/>
          <table:table-cell table:formula="of:=SQRT([.J254]^2+[.K254]^2+[.L254]^2+[.M254]^2+[.N254]^2)" office:value-type="float" office:value="15.1676843287521" calcext:value-type="float">
            <text:p>15,1676843287521</text:p>
          </table:table-cell>
          <table:table-cell table:formula="of:=[.P254]*[.$H$2]/[.H254]" office:value-type="float" office:value="0.854036279772079" calcext:value-type="float">
            <text:p>0,854036279772079</text:p>
          </table:table-cell>
        </table:table-row>
        <table:table-row table:style-name="ro1">
          <table:table-cell office:value-type="float" office:value="332140" calcext:value-type="float">
            <text:p>332140</text:p>
          </table:table-cell>
          <table:table-cell office:value-type="string" calcext:value-type="string">
            <text:p>GeForce RTX2080 Super EVGA XC Gaming PCI-E 8192Mb (08G-P4-3182-KR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1120" calcext:value-type="float">
            <text:p>71120</text:p>
          </table:table-cell>
          <table:table-cell/>
          <table:table-cell table:formula="of:=([.C255]-[.$C$2])/[.$C$2]" office:value-type="float" office:value="0.950959488272921" calcext:value-type="float">
            <text:p>0,950959488272921</text:p>
          </table:table-cell>
          <table:table-cell table:formula="of:=([.D255]-[.$D$2])/[.$D$2]" office:value-type="float" office:value="0.950959488272921" calcext:value-type="float">
            <text:p>0,950959488272921</text:p>
          </table:table-cell>
          <table:table-cell table:formula="of:=([.E255]-[.$E$2])/[.$E$2]" office:value-type="float" office:value="3" calcext:value-type="float">
            <text:p>3</text:p>
          </table:table-cell>
          <table:table-cell table:formula="of:=([.F255]-[.$F$2])/[.$F$2]" office:value-type="float" office:value="14.5" calcext:value-type="float">
            <text:p>14,5</text:p>
          </table:table-cell>
          <table:table-cell table:formula="of:=([.G255]-[.$G$2])/[.$G$2]" office:value-type="float" office:value="3" calcext:value-type="float">
            <text:p>3</text:p>
          </table:table-cell>
          <table:table-cell/>
          <table:table-cell table:formula="of:=SQRT([.J255]^2+[.K255]^2+[.L255]^2+[.M255]^2+[.N255]^2)" office:value-type="float" office:value="15.1676843287521" calcext:value-type="float">
            <text:p>15,1676843287521</text:p>
          </table:table-cell>
          <table:table-cell table:formula="of:=[.P255]*[.$H$2]/[.H255]" office:value-type="float" office:value="0.853075609041177" calcext:value-type="float">
            <text:p>0,853075609041177</text:p>
          </table:table-cell>
        </table:table-row>
        <table:table-row table:style-name="ro1">
          <table:table-cell office:value-type="float" office:value="330343" calcext:value-type="float">
            <text:p>330343</text:p>
          </table:table-cell>
          <table:table-cell office:value-type="string" calcext:value-type="string">
            <text:p>GeForce RTX2080 Super Gigabyte Windforce 3X OC PCI-E 8192Mb (GV-N208SWF3OC-8GD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1120" calcext:value-type="float">
            <text:p>71120</text:p>
          </table:table-cell>
          <table:table-cell/>
          <table:table-cell table:formula="of:=([.C256]-[.$C$2])/[.$C$2]" office:value-type="float" office:value="0.950959488272921" calcext:value-type="float">
            <text:p>0,950959488272921</text:p>
          </table:table-cell>
          <table:table-cell table:formula="of:=([.D256]-[.$D$2])/[.$D$2]" office:value-type="float" office:value="0.950959488272921" calcext:value-type="float">
            <text:p>0,950959488272921</text:p>
          </table:table-cell>
          <table:table-cell table:formula="of:=([.E256]-[.$E$2])/[.$E$2]" office:value-type="float" office:value="3" calcext:value-type="float">
            <text:p>3</text:p>
          </table:table-cell>
          <table:table-cell table:formula="of:=([.F256]-[.$F$2])/[.$F$2]" office:value-type="float" office:value="14.5" calcext:value-type="float">
            <text:p>14,5</text:p>
          </table:table-cell>
          <table:table-cell table:formula="of:=([.G256]-[.$G$2])/[.$G$2]" office:value-type="float" office:value="3" calcext:value-type="float">
            <text:p>3</text:p>
          </table:table-cell>
          <table:table-cell/>
          <table:table-cell table:formula="of:=SQRT([.J256]^2+[.K256]^2+[.L256]^2+[.M256]^2+[.N256]^2)" office:value-type="float" office:value="15.1676843287521" calcext:value-type="float">
            <text:p>15,1676843287521</text:p>
          </table:table-cell>
          <table:table-cell table:formula="of:=[.P256]*[.$H$2]/[.H256]" office:value-type="float" office:value="0.853075609041177" calcext:value-type="float">
            <text:p>0,853075609041177</text:p>
          </table:table-cell>
        </table:table-row>
        <table:table-row table:style-name="ro1">
          <table:table-cell office:value-type="float" office:value="325669" calcext:value-type="float">
            <text:p>325669</text:p>
          </table:table-cell>
          <table:table-cell office:value-type="string" calcext:value-type="string">
            <text:p>GeForce RTX2080 Super Palit GameRock Premium PCI-E 8192Mb (NE6208SH20P2-1040G)</text:p>
          </table:table-cell>
          <table:table-cell office:value-type="float" office:value="1650" calcext:value-type="float">
            <text:p>1650</text:p>
          </table:table-cell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1750" calcext:value-type="float">
            <text:p>71750</text:p>
          </table:table-cell>
          <table:table-cell/>
          <table:table-cell table:formula="of:=([.C257]-[.$C$2])/[.$C$2]" office:value-type="float" office:value="0.759061833688699" calcext:value-type="float">
            <text:p>0,759061833688699</text:p>
          </table:table-cell>
          <table:table-cell table:formula="of:=([.D257]-[.$D$2])/[.$D$2]" office:value-type="float" office:value="0.982942430703625" calcext:value-type="float">
            <text:p>0,982942430703625</text:p>
          </table:table-cell>
          <table:table-cell table:formula="of:=([.E257]-[.$E$2])/[.$E$2]" office:value-type="float" office:value="3" calcext:value-type="float">
            <text:p>3</text:p>
          </table:table-cell>
          <table:table-cell table:formula="of:=([.F257]-[.$F$2])/[.$F$2]" office:value-type="float" office:value="14.5" calcext:value-type="float">
            <text:p>14,5</text:p>
          </table:table-cell>
          <table:table-cell table:formula="of:=([.G257]-[.$G$2])/[.$G$2]" office:value-type="float" office:value="3" calcext:value-type="float">
            <text:p>3</text:p>
          </table:table-cell>
          <table:table-cell/>
          <table:table-cell table:formula="of:=SQRT([.J257]^2+[.K257]^2+[.L257]^2+[.M257]^2+[.N257]^2)" office:value-type="float" office:value="15.1589033471897" calcext:value-type="float">
            <text:p>15,1589033471897</text:p>
          </table:table-cell>
          <table:table-cell table:formula="of:=[.P257]*[.$H$2]/[.H257]" office:value-type="float" office:value="0.845095656986188" calcext:value-type="float">
            <text:p>0,845095656986188</text:p>
          </table:table-cell>
        </table:table-row>
        <table:table-row table:style-name="ro1">
          <table:table-cell office:value-type="float" office:value="330259" calcext:value-type="float">
            <text:p>330259</text:p>
          </table:table-cell>
          <table:table-cell office:value-type="string" calcext:value-type="string">
            <text:p>GeForce RTX2080 Super Gigabyte PCI-E 8192Mb (GV-N208SGAMING-8GC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1990" calcext:value-type="float">
            <text:p>71990</text:p>
          </table:table-cell>
          <table:table-cell/>
          <table:table-cell table:formula="of:=([.C258]-[.$C$2])/[.$C$2]" office:value-type="float" office:value="0.934968017057569" calcext:value-type="float">
            <text:p>0,934968017057569</text:p>
          </table:table-cell>
          <table:table-cell table:formula="of:=([.D258]-[.$D$2])/[.$D$2]" office:value-type="float" office:value="0.934968017057569" calcext:value-type="float">
            <text:p>0,934968017057569</text:p>
          </table:table-cell>
          <table:table-cell table:formula="of:=([.E258]-[.$E$2])/[.$E$2]" office:value-type="float" office:value="3" calcext:value-type="float">
            <text:p>3</text:p>
          </table:table-cell>
          <table:table-cell table:formula="of:=([.F258]-[.$F$2])/[.$F$2]" office:value-type="float" office:value="14.5" calcext:value-type="float">
            <text:p>14,5</text:p>
          </table:table-cell>
          <table:table-cell table:formula="of:=([.G258]-[.$G$2])/[.$G$2]" office:value-type="float" office:value="3" calcext:value-type="float">
            <text:p>3</text:p>
          </table:table-cell>
          <table:table-cell/>
          <table:table-cell table:formula="of:=SQRT([.J258]^2+[.K258]^2+[.L258]^2+[.M258]^2+[.N258]^2)" office:value-type="float" office:value="15.1656958424545" calcext:value-type="float">
            <text:p>15,1656958424545</text:p>
          </table:table-cell>
          <table:table-cell table:formula="of:=[.P258]*[.$H$2]/[.H258]" office:value-type="float" office:value="0.842655693427114" calcext:value-type="float">
            <text:p>0,842655693427114</text:p>
          </table:table-cell>
        </table:table-row>
        <table:table-row table:style-name="ro1">
          <table:table-cell office:value-type="float" office:value="332141" calcext:value-type="float">
            <text:p>332141</text:p>
          </table:table-cell>
          <table:table-cell office:value-type="string" calcext:value-type="string">
            <text:p>GeForce RTX2080 Super EVGA XC Ultra PCI-E 8192Mb (08G-P4-3183-KR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2420" calcext:value-type="float">
            <text:p>72420</text:p>
          </table:table-cell>
          <table:table-cell/>
          <table:table-cell table:formula="of:=([.C259]-[.$C$2])/[.$C$2]" office:value-type="float" office:value="0.966950959488273" calcext:value-type="float">
            <text:p>0,966950959488273</text:p>
          </table:table-cell>
          <table:table-cell table:formula="of:=([.D259]-[.$D$2])/[.$D$2]" office:value-type="float" office:value="0.966950959488273" calcext:value-type="float">
            <text:p>0,966950959488273</text:p>
          </table:table-cell>
          <table:table-cell table:formula="of:=([.E259]-[.$E$2])/[.$E$2]" office:value-type="float" office:value="3" calcext:value-type="float">
            <text:p>3</text:p>
          </table:table-cell>
          <table:table-cell table:formula="of:=([.F259]-[.$F$2])/[.$F$2]" office:value-type="float" office:value="14.5" calcext:value-type="float">
            <text:p>14,5</text:p>
          </table:table-cell>
          <table:table-cell table:formula="of:=([.G259]-[.$G$2])/[.$G$2]" office:value-type="float" office:value="3" calcext:value-type="float">
            <text:p>3</text:p>
          </table:table-cell>
          <table:table-cell/>
          <table:table-cell table:formula="of:=SQRT([.J259]^2+[.K259]^2+[.L259]^2+[.M259]^2+[.N259]^2)" office:value-type="float" office:value="15.1697062699352" calcext:value-type="float">
            <text:p>15,1697062699352</text:p>
          </table:table-cell>
          <table:table-cell table:formula="of:=[.P259]*[.$H$2]/[.H259]" office:value-type="float" office:value="0.837873861913017" calcext:value-type="float">
            <text:p>0,837873861913017</text:p>
          </table:table-cell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string" calcext:value-type="string">
            <text:p>GeForce RTX2080 Super MSI PCI-E 8192Mb (RTX 2080 SUPER GAMING X TRIO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2620" calcext:value-type="float">
            <text:p>72620</text:p>
          </table:table-cell>
          <table:table-cell/>
          <table:table-cell table:formula="of:=([.C260]-[.$C$2])/[.$C$2]" office:value-type="float" office:value="0.966950959488273" calcext:value-type="float">
            <text:p>0,966950959488273</text:p>
          </table:table-cell>
          <table:table-cell table:formula="of:=([.D260]-[.$D$2])/[.$D$2]" office:value-type="float" office:value="0.966950959488273" calcext:value-type="float">
            <text:p>0,966950959488273</text:p>
          </table:table-cell>
          <table:table-cell table:formula="of:=([.E260]-[.$E$2])/[.$E$2]" office:value-type="float" office:value="3" calcext:value-type="float">
            <text:p>3</text:p>
          </table:table-cell>
          <table:table-cell table:formula="of:=([.F260]-[.$F$2])/[.$F$2]" office:value-type="float" office:value="14.5" calcext:value-type="float">
            <text:p>14,5</text:p>
          </table:table-cell>
          <table:table-cell table:formula="of:=([.G260]-[.$G$2])/[.$G$2]" office:value-type="float" office:value="3" calcext:value-type="float">
            <text:p>3</text:p>
          </table:table-cell>
          <table:table-cell/>
          <table:table-cell table:formula="of:=SQRT([.J260]^2+[.K260]^2+[.L260]^2+[.M260]^2+[.N260]^2)" office:value-type="float" office:value="15.1697062699352" calcext:value-type="float">
            <text:p>15,1697062699352</text:p>
          </table:table-cell>
          <table:table-cell table:formula="of:=[.P260]*[.$H$2]/[.H260]" office:value-type="float" office:value="0.835566305146526" calcext:value-type="float">
            <text:p>0,835566305146526</text:p>
          </table:table-cell>
        </table:table-row>
        <table:table-row table:style-name="ro1">
          <table:table-cell office:value-type="float" office:value="341261" calcext:value-type="float">
            <text:p>341261</text:p>
          </table:table-cell>
          <table:table-cell office:value-type="string" calcext:value-type="string">
            <text:p>GeForce RTX2080 Super Gigabyte PCI-E 8192Mb (GV-N208SGAMINGOC WHITE-8GD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2860" calcext:value-type="float">
            <text:p>72860</text:p>
          </table:table-cell>
          <table:table-cell/>
          <table:table-cell table:formula="of:=([.C261]-[.$C$2])/[.$C$2]" office:value-type="float" office:value="0.966950959488273" calcext:value-type="float">
            <text:p>0,966950959488273</text:p>
          </table:table-cell>
          <table:table-cell table:formula="of:=([.D261]-[.$D$2])/[.$D$2]" office:value-type="float" office:value="0.966950959488273" calcext:value-type="float">
            <text:p>0,966950959488273</text:p>
          </table:table-cell>
          <table:table-cell table:formula="of:=([.E261]-[.$E$2])/[.$E$2]" office:value-type="float" office:value="3" calcext:value-type="float">
            <text:p>3</text:p>
          </table:table-cell>
          <table:table-cell table:formula="of:=([.F261]-[.$F$2])/[.$F$2]" office:value-type="float" office:value="14.5" calcext:value-type="float">
            <text:p>14,5</text:p>
          </table:table-cell>
          <table:table-cell table:formula="of:=([.G261]-[.$G$2])/[.$G$2]" office:value-type="float" office:value="3" calcext:value-type="float">
            <text:p>3</text:p>
          </table:table-cell>
          <table:table-cell/>
          <table:table-cell table:formula="of:=SQRT([.J261]^2+[.K261]^2+[.L261]^2+[.M261]^2+[.N261]^2)" office:value-type="float" office:value="15.1697062699352" calcext:value-type="float">
            <text:p>15,1697062699352</text:p>
          </table:table-cell>
          <table:table-cell table:formula="of:=[.P261]*[.$H$2]/[.H261]" office:value-type="float" office:value="0.832813959370583" calcext:value-type="float">
            <text:p>0,832813959370583</text:p>
          </table:table-cell>
        </table:table-row>
        <table:table-row table:style-name="ro1">
          <table:table-cell office:value-type="float" office:value="350075" calcext:value-type="float">
            <text:p>350075</text:p>
          </table:table-cell>
          <table:table-cell office:value-type="string" calcext:value-type="string">
            <text:p>GeForce RTX2080 Super Zotac AMP Core RGB PCI-E 8192Mb (ZT-T20820J-10P)</text:p>
          </table:table-cell>
          <table:table-cell office:value-type="float" office:value="1650" calcext:value-type="float">
            <text:p>1650</text:p>
          </table:table-cell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3290" calcext:value-type="float">
            <text:p>73290</text:p>
          </table:table-cell>
          <table:table-cell/>
          <table:table-cell table:formula="of:=([.C262]-[.$C$2])/[.$C$2]" office:value-type="float" office:value="0.759061833688699" calcext:value-type="float">
            <text:p>0,759061833688699</text:p>
          </table:table-cell>
          <table:table-cell table:formula="of:=([.D262]-[.$D$2])/[.$D$2]" office:value-type="float" office:value="0.950959488272921" calcext:value-type="float">
            <text:p>0,950959488272921</text:p>
          </table:table-cell>
          <table:table-cell table:formula="of:=([.E262]-[.$E$2])/[.$E$2]" office:value-type="float" office:value="3" calcext:value-type="float">
            <text:p>3</text:p>
          </table:table-cell>
          <table:table-cell table:formula="of:=([.F262]-[.$F$2])/[.$F$2]" office:value-type="float" office:value="14.5" calcext:value-type="float">
            <text:p>14,5</text:p>
          </table:table-cell>
          <table:table-cell table:formula="of:=([.G262]-[.$G$2])/[.$G$2]" office:value-type="float" office:value="3" calcext:value-type="float">
            <text:p>3</text:p>
          </table:table-cell>
          <table:table-cell/>
          <table:table-cell table:formula="of:=SQRT([.J262]^2+[.K262]^2+[.L262]^2+[.M262]^2+[.N262]^2)" office:value-type="float" office:value="15.1568630928599" calcext:value-type="float">
            <text:p>15,1568630928599</text:p>
          </table:table-cell>
          <table:table-cell table:formula="of:=[.P262]*[.$H$2]/[.H262]" office:value-type="float" office:value="0.82722680272124" calcext:value-type="float">
            <text:p>0,82722680272124</text:p>
          </table:table-cell>
        </table:table-row>
        <table:table-row table:style-name="ro1">
          <table:table-cell office:value-type="float" office:value="341567" calcext:value-type="float">
            <text:p>341567</text:p>
          </table:table-cell>
          <table:table-cell office:value-type="string" calcext:value-type="string">
            <text:p>GeForce RTX2080 Super EVGA Gaming PCI-E 8192Mb (08G-P4-3080-KR)</text:p>
          </table:table-cell>
          <table:table-cell office:value-type="float" office:value="1650" calcext:value-type="float">
            <text:p>1650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4590" calcext:value-type="float">
            <text:p>74590</text:p>
          </table:table-cell>
          <table:table-cell/>
          <table:table-cell table:formula="of:=([.C263]-[.$C$2])/[.$C$2]" office:value-type="float" office:value="0.759061833688699" calcext:value-type="float">
            <text:p>0,759061833688699</text:p>
          </table:table-cell>
          <table:table-cell table:formula="of:=([.D263]-[.$D$2])/[.$D$2]" office:value-type="float" office:value="0.934968017057569" calcext:value-type="float">
            <text:p>0,934968017057569</text:p>
          </table:table-cell>
          <table:table-cell table:formula="of:=([.E263]-[.$E$2])/[.$E$2]" office:value-type="float" office:value="3" calcext:value-type="float">
            <text:p>3</text:p>
          </table:table-cell>
          <table:table-cell table:formula="of:=([.F263]-[.$F$2])/[.$F$2]" office:value-type="float" office:value="14.5" calcext:value-type="float">
            <text:p>14,5</text:p>
          </table:table-cell>
          <table:table-cell table:formula="of:=([.G263]-[.$G$2])/[.$G$2]" office:value-type="float" office:value="3" calcext:value-type="float">
            <text:p>3</text:p>
          </table:table-cell>
          <table:table-cell/>
          <table:table-cell table:formula="of:=SQRT([.J263]^2+[.K263]^2+[.L263]^2+[.M263]^2+[.N263]^2)" office:value-type="float" office:value="15.1558681724368" calcext:value-type="float">
            <text:p>15,1558681724368</text:p>
          </table:table-cell>
          <table:table-cell table:formula="of:=[.P263]*[.$H$2]/[.H263]" office:value-type="float" office:value="0.812756035524162" calcext:value-type="float">
            <text:p>0,812756035524162</text:p>
          </table:table-cell>
        </table:table-row>
        <table:table-row table:style-name="ro1">
          <table:table-cell office:value-type="float" office:value="341876" calcext:value-type="float">
            <text:p>341876</text:p>
          </table:table-cell>
          <table:table-cell office:value-type="string" calcext:value-type="string">
            <text:p>GeForce RTX2080 Super Gigabyte PCI-E 8192Mb (GV-N208SGAMINGOC WB-8GD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4590" calcext:value-type="float">
            <text:p>74590</text:p>
          </table:table-cell>
          <table:table-cell/>
          <table:table-cell table:formula="of:=([.C264]-[.$C$2])/[.$C$2]" office:value-type="float" office:value="0.966950959488273" calcext:value-type="float">
            <text:p>0,966950959488273</text:p>
          </table:table-cell>
          <table:table-cell table:formula="of:=([.D264]-[.$D$2])/[.$D$2]" office:value-type="float" office:value="0.966950959488273" calcext:value-type="float">
            <text:p>0,966950959488273</text:p>
          </table:table-cell>
          <table:table-cell table:formula="of:=([.E264]-[.$E$2])/[.$E$2]" office:value-type="float" office:value="3" calcext:value-type="float">
            <text:p>3</text:p>
          </table:table-cell>
          <table:table-cell table:formula="of:=([.F264]-[.$F$2])/[.$F$2]" office:value-type="float" office:value="14.5" calcext:value-type="float">
            <text:p>14,5</text:p>
          </table:table-cell>
          <table:table-cell table:formula="of:=([.G264]-[.$G$2])/[.$G$2]" office:value-type="float" office:value="3" calcext:value-type="float">
            <text:p>3</text:p>
          </table:table-cell>
          <table:table-cell/>
          <table:table-cell table:formula="of:=SQRT([.J264]^2+[.K264]^2+[.L264]^2+[.M264]^2+[.N264]^2)" office:value-type="float" office:value="15.1697062699352" calcext:value-type="float">
            <text:p>15,1697062699352</text:p>
          </table:table-cell>
          <table:table-cell table:formula="of:=[.P264]*[.$H$2]/[.H264]" office:value-type="float" office:value="0.813498124141852" calcext:value-type="float">
            <text:p>0,813498124141852</text:p>
          </table:table-cell>
        </table:table-row>
        <table:table-row table:style-name="ro1">
          <table:table-cell office:value-type="float" office:value="337879" calcext:value-type="float">
            <text:p>337879</text:p>
          </table:table-cell>
          <table:table-cell office:value-type="string" calcext:value-type="string">
            <text:p>GeForce RTX2080 Super ASUS PCI-E 8192Mb (TURBO-RTX2080S-8G-EVO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5460" calcext:value-type="float">
            <text:p>75460</text:p>
          </table:table-cell>
          <table:table-cell/>
          <table:table-cell table:formula="of:=([.C265]-[.$C$2])/[.$C$2]" office:value-type="float" office:value="0.966950959488273" calcext:value-type="float">
            <text:p>0,966950959488273</text:p>
          </table:table-cell>
          <table:table-cell table:formula="of:=([.D265]-[.$D$2])/[.$D$2]" office:value-type="float" office:value="0.966950959488273" calcext:value-type="float">
            <text:p>0,966950959488273</text:p>
          </table:table-cell>
          <table:table-cell table:formula="of:=([.E265]-[.$E$2])/[.$E$2]" office:value-type="float" office:value="3" calcext:value-type="float">
            <text:p>3</text:p>
          </table:table-cell>
          <table:table-cell table:formula="of:=([.F265]-[.$F$2])/[.$F$2]" office:value-type="float" office:value="14.5" calcext:value-type="float">
            <text:p>14,5</text:p>
          </table:table-cell>
          <table:table-cell table:formula="of:=([.G265]-[.$G$2])/[.$G$2]" office:value-type="float" office:value="3" calcext:value-type="float">
            <text:p>3</text:p>
          </table:table-cell>
          <table:table-cell/>
          <table:table-cell table:formula="of:=SQRT([.J265]^2+[.K265]^2+[.L265]^2+[.M265]^2+[.N265]^2)" office:value-type="float" office:value="15.1697062699352" calcext:value-type="float">
            <text:p>15,1697062699352</text:p>
          </table:table-cell>
          <table:table-cell table:formula="of:=[.P265]*[.$H$2]/[.H265]" office:value-type="float" office:value="0.804119070762532" calcext:value-type="float">
            <text:p>0,804119070762532</text:p>
          </table:table-cell>
        </table:table-row>
        <table:table-row table:style-name="ro1">
          <table:table-cell office:value-type="float" office:value="329857" calcext:value-type="float">
            <text:p>329857</text:p>
          </table:table-cell>
          <table:table-cell office:value-type="string" calcext:value-type="string">
            <text:p>GeForce RTX2080 Super MSI PCI-E 8192Mb (RTX 2080 SUPER GAMING TRIO)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5720" calcext:value-type="float">
            <text:p>75720</text:p>
          </table:table-cell>
          <table:table-cell/>
          <table:table-cell table:formula="of:=([.C266]-[.$C$2])/[.$C$2]" office:value-type="float" office:value="0.934968017057569" calcext:value-type="float">
            <text:p>0,934968017057569</text:p>
          </table:table-cell>
          <table:table-cell table:formula="of:=([.D266]-[.$D$2])/[.$D$2]" office:value-type="float" office:value="0.934968017057569" calcext:value-type="float">
            <text:p>0,934968017057569</text:p>
          </table:table-cell>
          <table:table-cell table:formula="of:=([.E266]-[.$E$2])/[.$E$2]" office:value-type="float" office:value="3" calcext:value-type="float">
            <text:p>3</text:p>
          </table:table-cell>
          <table:table-cell table:formula="of:=([.F266]-[.$F$2])/[.$F$2]" office:value-type="float" office:value="14.5" calcext:value-type="float">
            <text:p>14,5</text:p>
          </table:table-cell>
          <table:table-cell table:formula="of:=([.G266]-[.$G$2])/[.$G$2]" office:value-type="float" office:value="3" calcext:value-type="float">
            <text:p>3</text:p>
          </table:table-cell>
          <table:table-cell/>
          <table:table-cell table:formula="of:=SQRT([.J266]^2+[.K266]^2+[.L266]^2+[.M266]^2+[.N266]^2)" office:value-type="float" office:value="15.1656958424545" calcext:value-type="float">
            <text:p>15,1656958424545</text:p>
          </table:table-cell>
          <table:table-cell table:formula="of:=[.P266]*[.$H$2]/[.H266]" office:value-type="float" office:value="0.801146108951637" calcext:value-type="float">
            <text:p>0,801146108951637</text:p>
          </table:table-cell>
        </table:table-row>
        <table:table-row table:style-name="ro1">
          <table:table-cell office:value-type="float" office:value="325553" calcext:value-type="float">
            <text:p>325553</text:p>
          </table:table-cell>
          <table:table-cell office:value-type="string" calcext:value-type="string">
            <text:p>GeForce RTX2080 Super Gigabyte PCI-E 8192Mb (GV-N208SAORUS-8GC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6420" calcext:value-type="float">
            <text:p>76420</text:p>
          </table:table-cell>
          <table:table-cell/>
          <table:table-cell table:formula="of:=([.C267]-[.$C$2])/[.$C$2]" office:value-type="float" office:value="0.982942430703625" calcext:value-type="float">
            <text:p>0,982942430703625</text:p>
          </table:table-cell>
          <table:table-cell table:formula="of:=([.D267]-[.$D$2])/[.$D$2]" office:value-type="float" office:value="0.982942430703625" calcext:value-type="float">
            <text:p>0,982942430703625</text:p>
          </table:table-cell>
          <table:table-cell table:formula="of:=([.E267]-[.$E$2])/[.$E$2]" office:value-type="float" office:value="3" calcext:value-type="float">
            <text:p>3</text:p>
          </table:table-cell>
          <table:table-cell table:formula="of:=([.F267]-[.$F$2])/[.$F$2]" office:value-type="float" office:value="14.5" calcext:value-type="float">
            <text:p>14,5</text:p>
          </table:table-cell>
          <table:table-cell table:formula="of:=([.G267]-[.$G$2])/[.$G$2]" office:value-type="float" office:value="3" calcext:value-type="float">
            <text:p>3</text:p>
          </table:table-cell>
          <table:table-cell/>
          <table:table-cell table:formula="of:=SQRT([.J267]^2+[.K267]^2+[.L267]^2+[.M267]^2+[.N267]^2)" office:value-type="float" office:value="15.1717616526281" calcext:value-type="float">
            <text:p>15,1717616526281</text:p>
          </table:table-cell>
          <table:table-cell table:formula="of:=[.P267]*[.$H$2]/[.H267]" office:value-type="float" office:value="0.794125184644232" calcext:value-type="float">
            <text:p>0,794125184644232</text:p>
          </table:table-cell>
        </table:table-row>
        <table:table-row table:style-name="ro1">
          <table:table-cell office:value-type="float" office:value="341371" calcext:value-type="float">
            <text:p>341371</text:p>
          </table:table-cell>
          <table:table-cell office:value-type="string" calcext:value-type="string">
            <text:p>GeForce RTX2080 Super ASUS PCI-E 8192Mb (DUAL-RTX2080S-8G-EVO-V2)</text:p>
          </table:table-cell>
          <table:table-cell office:value-type="float" office:value="1650" calcext:value-type="float">
            <text:p>1650</text:p>
          </table:table-cell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7190" calcext:value-type="float">
            <text:p>77190</text:p>
          </table:table-cell>
          <table:table-cell/>
          <table:table-cell table:formula="of:=([.C268]-[.$C$2])/[.$C$2]" office:value-type="float" office:value="0.759061833688699" calcext:value-type="float">
            <text:p>0,759061833688699</text:p>
          </table:table-cell>
          <table:table-cell table:formula="of:=([.D268]-[.$D$2])/[.$D$2]" office:value-type="float" office:value="0.966950959488273" calcext:value-type="float">
            <text:p>0,966950959488273</text:p>
          </table:table-cell>
          <table:table-cell table:formula="of:=([.E268]-[.$E$2])/[.$E$2]" office:value-type="float" office:value="3" calcext:value-type="float">
            <text:p>3</text:p>
          </table:table-cell>
          <table:table-cell table:formula="of:=([.F268]-[.$F$2])/[.$F$2]" office:value-type="float" office:value="14.5" calcext:value-type="float">
            <text:p>14,5</text:p>
          </table:table-cell>
          <table:table-cell table:formula="of:=([.G268]-[.$G$2])/[.$G$2]" office:value-type="float" office:value="3" calcext:value-type="float">
            <text:p>3</text:p>
          </table:table-cell>
          <table:table-cell/>
          <table:table-cell table:formula="of:=SQRT([.J268]^2+[.K268]^2+[.L268]^2+[.M268]^2+[.N268]^2)" office:value-type="float" office:value="15.1578748188992" calcext:value-type="float">
            <text:p>15,1578748188992</text:p>
          </table:table-cell>
          <table:table-cell table:formula="of:=[.P268]*[.$H$2]/[.H268]" office:value-type="float" office:value="0.785483861583065" calcext:value-type="float">
            <text:p>0,785483861583065</text:p>
          </table:table-cell>
        </table:table-row>
        <table:table-row table:style-name="ro1">
          <table:table-cell office:value-type="float" office:value="341372" calcext:value-type="float">
            <text:p>341372</text:p>
          </table:table-cell>
          <table:table-cell office:value-type="string" calcext:value-type="string">
            <text:p>GeForce RTX2080 Super ASUS PCI-E 8192Mb (DUAL-RTX2080S-O8G-EVO-V2)</text:p>
          </table:table-cell>
          <table:table-cell office:value-type="float" office:value="1650" calcext:value-type="float">
            <text:p>1650</text:p>
          </table:table-cell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8060" calcext:value-type="float">
            <text:p>78060</text:p>
          </table:table-cell>
          <table:table-cell/>
          <table:table-cell table:formula="of:=([.C269]-[.$C$2])/[.$C$2]" office:value-type="float" office:value="0.759061833688699" calcext:value-type="float">
            <text:p>0,759061833688699</text:p>
          </table:table-cell>
          <table:table-cell table:formula="of:=([.D269]-[.$D$2])/[.$D$2]" office:value-type="float" office:value="0.982942430703625" calcext:value-type="float">
            <text:p>0,982942430703625</text:p>
          </table:table-cell>
          <table:table-cell table:formula="of:=([.E269]-[.$E$2])/[.$E$2]" office:value-type="float" office:value="3" calcext:value-type="float">
            <text:p>3</text:p>
          </table:table-cell>
          <table:table-cell table:formula="of:=([.F269]-[.$F$2])/[.$F$2]" office:value-type="float" office:value="14.5" calcext:value-type="float">
            <text:p>14,5</text:p>
          </table:table-cell>
          <table:table-cell table:formula="of:=([.G269]-[.$G$2])/[.$G$2]" office:value-type="float" office:value="3" calcext:value-type="float">
            <text:p>3</text:p>
          </table:table-cell>
          <table:table-cell/>
          <table:table-cell table:formula="of:=SQRT([.J269]^2+[.K269]^2+[.L269]^2+[.M269]^2+[.N269]^2)" office:value-type="float" office:value="15.1589033471897" calcext:value-type="float">
            <text:p>15,1589033471897</text:p>
          </table:table-cell>
          <table:table-cell table:formula="of:=[.P269]*[.$H$2]/[.H269]" office:value-type="float" office:value="0.776782134111696" calcext:value-type="float">
            <text:p>0,776782134111696</text:p>
          </table:table-cell>
        </table:table-row>
        <table:table-row table:style-name="ro1">
          <table:table-cell office:value-type="float" office:value="348025" calcext:value-type="float">
            <text:p>348025</text:p>
          </table:table-cell>
          <table:table-cell office:value-type="string" calcext:value-type="string">
            <text:p>GeForce RTX2080 Super ASUS PCI-E 8192Mb (ROG-STRIX-RTX2080S-O8G-WHITE)</text:p>
          </table:table-cell>
          <table:table-cell office:value-type="float" office:value="1650" calcext:value-type="float">
            <text:p>1650</text:p>
          </table:table-cell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79380" calcext:value-type="float">
            <text:p>79380</text:p>
          </table:table-cell>
          <table:table-cell/>
          <table:table-cell table:formula="of:=([.C270]-[.$C$2])/[.$C$2]" office:value-type="float" office:value="0.759061833688699" calcext:value-type="float">
            <text:p>0,759061833688699</text:p>
          </table:table-cell>
          <table:table-cell table:formula="of:=([.D270]-[.$D$2])/[.$D$2]" office:value-type="float" office:value="1.01492537313433" calcext:value-type="float">
            <text:p>1,01492537313433</text:p>
          </table:table-cell>
          <table:table-cell table:formula="of:=([.E270]-[.$E$2])/[.$E$2]" office:value-type="float" office:value="3" calcext:value-type="float">
            <text:p>3</text:p>
          </table:table-cell>
          <table:table-cell table:formula="of:=([.F270]-[.$F$2])/[.$F$2]" office:value-type="float" office:value="14.5" calcext:value-type="float">
            <text:p>14,5</text:p>
          </table:table-cell>
          <table:table-cell table:formula="of:=([.G270]-[.$G$2])/[.$G$2]" office:value-type="float" office:value="3" calcext:value-type="float">
            <text:p>3</text:p>
          </table:table-cell>
          <table:table-cell/>
          <table:table-cell table:formula="of:=SQRT([.J270]^2+[.K270]^2+[.L270]^2+[.M270]^2+[.N270]^2)" office:value-type="float" office:value="15.1610107967904" calcext:value-type="float">
            <text:p>15,1610107967904</text:p>
          </table:table-cell>
          <table:table-cell table:formula="of:=[.P270]*[.$H$2]/[.H270]" office:value-type="float" office:value="0.763971317550536" calcext:value-type="float">
            <text:p>0,763971317550536</text:p>
          </table:table-cell>
        </table:table-row>
        <table:table-row table:style-name="ro1">
          <table:table-cell office:value-type="float" office:value="328971" calcext:value-type="float">
            <text:p>328971</text:p>
          </table:table-cell>
          <table:table-cell office:value-type="string" calcext:value-type="string">
            <text:p>GeForce RTX2080 Super Gigabyte AORUS WATERFORCE 8G PCI-E 8192Mb (GV-N208SAORUS W-8GC)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83220" calcext:value-type="float">
            <text:p>83220</text:p>
          </table:table-cell>
          <table:table-cell/>
          <table:table-cell table:formula="of:=([.C271]-[.$C$2])/[.$C$2]" office:value-type="float" office:value="0.982942430703625" calcext:value-type="float">
            <text:p>0,982942430703625</text:p>
          </table:table-cell>
          <table:table-cell table:formula="of:=([.D271]-[.$D$2])/[.$D$2]" office:value-type="float" office:value="0.982942430703625" calcext:value-type="float">
            <text:p>0,982942430703625</text:p>
          </table:table-cell>
          <table:table-cell table:formula="of:=([.E271]-[.$E$2])/[.$E$2]" office:value-type="float" office:value="3" calcext:value-type="float">
            <text:p>3</text:p>
          </table:table-cell>
          <table:table-cell table:formula="of:=([.F271]-[.$F$2])/[.$F$2]" office:value-type="float" office:value="14.5" calcext:value-type="float">
            <text:p>14,5</text:p>
          </table:table-cell>
          <table:table-cell table:formula="of:=([.G271]-[.$G$2])/[.$G$2]" office:value-type="float" office:value="3" calcext:value-type="float">
            <text:p>3</text:p>
          </table:table-cell>
          <table:table-cell/>
          <table:table-cell table:formula="of:=SQRT([.J271]^2+[.K271]^2+[.L271]^2+[.M271]^2+[.N271]^2)" office:value-type="float" office:value="15.1717616526281" calcext:value-type="float">
            <text:p>15,1717616526281</text:p>
          </table:table-cell>
          <table:table-cell table:formula="of:=[.P271]*[.$H$2]/[.H271]" office:value-type="float" office:value="0.729236320722329" calcext:value-type="float">
            <text:p>0,729236320722329</text:p>
          </table:table-cell>
        </table:table-row>
        <table:table-row table:style-name="ro1">
          <table:table-cell office:value-type="float" office:value="342801" calcext:value-type="float">
            <text:p>342801</text:p>
          </table:table-cell>
          <table:table-cell office:value-type="string" calcext:value-type="string">
            <text:p>GeForce RTX2080 Super EVGA FTW3 HYDRO COPPER GAMING PCI-E 8192Mb (08G-P4-3289-KR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83960" calcext:value-type="float">
            <text:p>83960</text:p>
          </table:table-cell>
          <table:table-cell/>
          <table:table-cell table:formula="of:=([.C272]-[.$C$2])/[.$C$2]" office:value-type="float" office:value="0.966950959488273" calcext:value-type="float">
            <text:p>0,966950959488273</text:p>
          </table:table-cell>
          <table:table-cell table:formula="of:=([.D272]-[.$D$2])/[.$D$2]" office:value-type="float" office:value="0.966950959488273" calcext:value-type="float">
            <text:p>0,966950959488273</text:p>
          </table:table-cell>
          <table:table-cell table:formula="of:=([.E272]-[.$E$2])/[.$E$2]" office:value-type="float" office:value="3" calcext:value-type="float">
            <text:p>3</text:p>
          </table:table-cell>
          <table:table-cell table:formula="of:=([.F272]-[.$F$2])/[.$F$2]" office:value-type="float" office:value="14.5" calcext:value-type="float">
            <text:p>14,5</text:p>
          </table:table-cell>
          <table:table-cell table:formula="of:=([.G272]-[.$G$2])/[.$G$2]" office:value-type="float" office:value="3" calcext:value-type="float">
            <text:p>3</text:p>
          </table:table-cell>
          <table:table-cell/>
          <table:table-cell table:formula="of:=SQRT([.J272]^2+[.K272]^2+[.L272]^2+[.M272]^2+[.N272]^2)" office:value-type="float" office:value="15.1697062699352" calcext:value-type="float">
            <text:p>15,1697062699352</text:p>
          </table:table-cell>
          <table:table-cell table:formula="of:=[.P272]*[.$H$2]/[.H272]" office:value-type="float" office:value="0.722711113384239" calcext:value-type="float">
            <text:p>0,722711113384239</text:p>
          </table:table-cell>
        </table:table-row>
        <table:table-row table:style-name="ro1">
          <table:table-cell office:value-type="float" office:value="341561" calcext:value-type="float">
            <text:p>341561</text:p>
          </table:table-cell>
          <table:table-cell office:value-type="string" calcext:value-type="string">
            <text:p>GeForce RTX2080 Super EVGA FTW3 HYBRID GAMING PCI-E 8192Mb (08G-P4-3288-KR)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84570" calcext:value-type="float">
            <text:p>84570</text:p>
          </table:table-cell>
          <table:table-cell/>
          <table:table-cell table:formula="of:=([.C273]-[.$C$2])/[.$C$2]" office:value-type="float" office:value="0.966950959488273" calcext:value-type="float">
            <text:p>0,966950959488273</text:p>
          </table:table-cell>
          <table:table-cell table:formula="of:=([.D273]-[.$D$2])/[.$D$2]" office:value-type="float" office:value="0.966950959488273" calcext:value-type="float">
            <text:p>0,966950959488273</text:p>
          </table:table-cell>
          <table:table-cell table:formula="of:=([.E273]-[.$E$2])/[.$E$2]" office:value-type="float" office:value="3" calcext:value-type="float">
            <text:p>3</text:p>
          </table:table-cell>
          <table:table-cell table:formula="of:=([.F273]-[.$F$2])/[.$F$2]" office:value-type="float" office:value="14.5" calcext:value-type="float">
            <text:p>14,5</text:p>
          </table:table-cell>
          <table:table-cell table:formula="of:=([.G273]-[.$G$2])/[.$G$2]" office:value-type="float" office:value="3" calcext:value-type="float">
            <text:p>3</text:p>
          </table:table-cell>
          <table:table-cell/>
          <table:table-cell table:formula="of:=SQRT([.J273]^2+[.K273]^2+[.L273]^2+[.M273]^2+[.N273]^2)" office:value-type="float" office:value="15.1697062699352" calcext:value-type="float">
            <text:p>15,1697062699352</text:p>
          </table:table-cell>
          <table:table-cell table:formula="of:=[.P273]*[.$H$2]/[.H273]" office:value-type="float" office:value="0.717498227264286" calcext:value-type="float">
            <text:p>0,717498227264286</text:p>
          </table:table-cell>
        </table:table-row>
        <table:table-row table:style-name="ro1">
          <table:table-cell office:value-type="float" office:value="346522" calcext:value-type="float">
            <text:p>346522</text:p>
          </table:table-cell>
          <table:table-cell office:value-type="string" calcext:value-type="string">
            <text:p>GeForce RTX2080 Ti Inno3D JET PCI-E 11264Mb (N208T1-11D6-1770705)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97550" calcext:value-type="float">
            <text:p>97550</text:p>
          </table:table-cell>
          <table:table-cell/>
          <table:table-cell table:formula="of:=([.C274]-[.$C$2])/[.$C$2]" office:value-type="float" office:value="0.647121535181237" calcext:value-type="float">
            <text:p>0,647121535181237</text:p>
          </table:table-cell>
          <table:table-cell table:formula="of:=([.D274]-[.$D$2])/[.$D$2]" office:value-type="float" office:value="0.647121535181237" calcext:value-type="float">
            <text:p>0,647121535181237</text:p>
          </table:table-cell>
          <table:table-cell table:formula="of:=([.E274]-[.$E$2])/[.$E$2]" office:value-type="float" office:value="4.5" calcext:value-type="float">
            <text:p>4,5</text:p>
          </table:table-cell>
          <table:table-cell table:formula="of:=([.F274]-[.$F$2])/[.$F$2]" office:value-type="float" office:value="13" calcext:value-type="float">
            <text:p>13</text:p>
          </table:table-cell>
          <table:table-cell table:formula="of:=([.G274]-[.$G$2])/[.$G$2]" office:value-type="float" office:value="4.5" calcext:value-type="float">
            <text:p>4,5</text:p>
          </table:table-cell>
          <table:table-cell/>
          <table:table-cell table:formula="of:=SQRT([.J274]^2+[.K274]^2+[.L274]^2+[.M274]^2+[.N274]^2)" office:value-type="float" office:value="14.5030180501367" calcext:value-type="float">
            <text:p>14,5030180501367</text:p>
          </table:table-cell>
          <table:table-cell table:formula="of:=[.P274]*[.$H$2]/[.H274]" office:value-type="float" office:value="0.594690642752914" calcext:value-type="float">
            <text:p>0,594690642752914</text:p>
          </table:table-cell>
        </table:table-row>
        <table:table-row table:style-name="ro1">
          <table:table-cell office:value-type="float" office:value="303313" calcext:value-type="float">
            <text:p>303313</text:p>
          </table:table-cell>
          <table:table-cell office:value-type="string" calcext:value-type="string">
            <text:p>GeForce RTX2080 Ti Palit Dual PCI-E 11264Mb (NE6208T020LC)</text:p>
          </table:table-cell>
          <table:table-cell office:value-type="float" office:value="1350" calcext:value-type="float">
            <text:p>1350</text:p>
          </table:table-cell>
          <table:table-cell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05040" calcext:value-type="float">
            <text:p>105040</text:p>
          </table:table-cell>
          <table:table-cell/>
          <table:table-cell table:formula="of:=([.C275]-[.$C$2])/[.$C$2]" office:value-type="float" office:value="0.439232409381663" calcext:value-type="float">
            <text:p>0,439232409381663</text:p>
          </table:table-cell>
          <table:table-cell table:formula="of:=([.D275]-[.$D$2])/[.$D$2]" office:value-type="float" office:value="0.647121535181237" calcext:value-type="float">
            <text:p>0,647121535181237</text:p>
          </table:table-cell>
          <table:table-cell table:formula="of:=([.E275]-[.$E$2])/[.$E$2]" office:value-type="float" office:value="4.5" calcext:value-type="float">
            <text:p>4,5</text:p>
          </table:table-cell>
          <table:table-cell table:formula="of:=([.F275]-[.$F$2])/[.$F$2]" office:value-type="float" office:value="13" calcext:value-type="float">
            <text:p>13</text:p>
          </table:table-cell>
          <table:table-cell table:formula="of:=([.G275]-[.$G$2])/[.$G$2]" office:value-type="float" office:value="4.5" calcext:value-type="float">
            <text:p>4,5</text:p>
          </table:table-cell>
          <table:table-cell/>
          <table:table-cell table:formula="of:=SQRT([.J275]^2+[.K275]^2+[.L275]^2+[.M275]^2+[.N275]^2)" office:value-type="float" office:value="14.4952299530137" calcext:value-type="float">
            <text:p>14,4952299530137</text:p>
          </table:table-cell>
          <table:table-cell table:formula="of:=[.P275]*[.$H$2]/[.H275]" office:value-type="float" office:value="0.551988954798695" calcext:value-type="float">
            <text:p>0,551988954798695</text:p>
          </table:table-cell>
        </table:table-row>
        <table:table-row table:style-name="ro1">
          <table:table-cell office:value-type="float" office:value="303486" calcext:value-type="float">
            <text:p>303486</text:p>
          </table:table-cell>
          <table:table-cell office:value-type="string" calcext:value-type="string">
            <text:p>GeForce RTX2080 Ti Zotac Blower PCI-E 11264Mb (ZT-T20810A-10P)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06680" calcext:value-type="float">
            <text:p>106680</text:p>
          </table:table-cell>
          <table:table-cell/>
          <table:table-cell table:formula="of:=([.C276]-[.$C$2])/[.$C$2]" office:value-type="float" office:value="0.647121535181237" calcext:value-type="float">
            <text:p>0,647121535181237</text:p>
          </table:table-cell>
          <table:table-cell table:formula="of:=([.D276]-[.$D$2])/[.$D$2]" office:value-type="float" office:value="0.647121535181237" calcext:value-type="float">
            <text:p>0,647121535181237</text:p>
          </table:table-cell>
          <table:table-cell table:formula="of:=([.E276]-[.$E$2])/[.$E$2]" office:value-type="float" office:value="4.5" calcext:value-type="float">
            <text:p>4,5</text:p>
          </table:table-cell>
          <table:table-cell table:formula="of:=([.F276]-[.$F$2])/[.$F$2]" office:value-type="float" office:value="13" calcext:value-type="float">
            <text:p>13</text:p>
          </table:table-cell>
          <table:table-cell table:formula="of:=([.G276]-[.$G$2])/[.$G$2]" office:value-type="float" office:value="4.5" calcext:value-type="float">
            <text:p>4,5</text:p>
          </table:table-cell>
          <table:table-cell/>
          <table:table-cell table:formula="of:=SQRT([.J276]^2+[.K276]^2+[.L276]^2+[.M276]^2+[.N276]^2)" office:value-type="float" office:value="14.5030180501367" calcext:value-type="float">
            <text:p>14,5030180501367</text:p>
          </table:table-cell>
          <table:table-cell table:formula="of:=[.P276]*[.$H$2]/[.H276]" office:value-type="float" office:value="0.543795202479816" calcext:value-type="float">
            <text:p>0,543795202479816</text:p>
          </table:table-cell>
        </table:table-row>
        <table:table-row table:style-name="ro1">
          <table:table-cell office:value-type="float" office:value="329410" calcext:value-type="float">
            <text:p>329410</text:p>
          </table:table-cell>
          <table:table-cell office:value-type="string" calcext:value-type="string">
            <text:p>GeForce RTX2080 Ti Zotac Twin Fan PCI-E 11264Mb (ZT-T20810G-10P)</text:p>
          </table:table-cell>
          <table:table-cell office:value-type="float" office:value="1350" calcext:value-type="float">
            <text:p>1350</text:p>
          </table:table-cell>
          <table:table-cell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07550" calcext:value-type="float">
            <text:p>107550</text:p>
          </table:table-cell>
          <table:table-cell/>
          <table:table-cell table:formula="of:=([.C277]-[.$C$2])/[.$C$2]" office:value-type="float" office:value="0.439232409381663" calcext:value-type="float">
            <text:p>0,439232409381663</text:p>
          </table:table-cell>
          <table:table-cell table:formula="of:=([.D277]-[.$D$2])/[.$D$2]" office:value-type="float" office:value="0.647121535181237" calcext:value-type="float">
            <text:p>0,647121535181237</text:p>
          </table:table-cell>
          <table:table-cell table:formula="of:=([.E277]-[.$E$2])/[.$E$2]" office:value-type="float" office:value="4.5" calcext:value-type="float">
            <text:p>4,5</text:p>
          </table:table-cell>
          <table:table-cell table:formula="of:=([.F277]-[.$F$2])/[.$F$2]" office:value-type="float" office:value="13" calcext:value-type="float">
            <text:p>13</text:p>
          </table:table-cell>
          <table:table-cell table:formula="of:=([.G277]-[.$G$2])/[.$G$2]" office:value-type="float" office:value="4.5" calcext:value-type="float">
            <text:p>4,5</text:p>
          </table:table-cell>
          <table:table-cell/>
          <table:table-cell table:formula="of:=SQRT([.J277]^2+[.K277]^2+[.L277]^2+[.M277]^2+[.N277]^2)" office:value-type="float" office:value="14.4952299530137" calcext:value-type="float">
            <text:p>14,4952299530137</text:p>
          </table:table-cell>
          <table:table-cell table:formula="of:=[.P277]*[.$H$2]/[.H277]" office:value-type="float" office:value="0.539106646323151" calcext:value-type="float">
            <text:p>0,539106646323151</text:p>
          </table:table-cell>
        </table:table-row>
        <table:table-row table:style-name="ro1">
          <table:table-cell office:value-type="float" office:value="297443" calcext:value-type="float">
            <text:p>297443</text:p>
          </table:table-cell>
          <table:table-cell office:value-type="string" calcext:value-type="string">
            <text:p>GeForce RTX2080 Ti Palit GamingPro OC PCI-E 11264Mb (NE6208TS20LC)</text:p>
          </table:table-cell>
          <table:table-cell office:value-type="float" office:value="1350" calcext:value-type="float">
            <text:p>1350</text:p>
          </table:table-cell>
          <table:table-cell office:value-type="float" office:value="1650" calcext:value-type="float">
            <text:p>1650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08630" calcext:value-type="float">
            <text:p>108630</text:p>
          </table:table-cell>
          <table:table-cell/>
          <table:table-cell table:formula="of:=([.C278]-[.$C$2])/[.$C$2]" office:value-type="float" office:value="0.439232409381663" calcext:value-type="float">
            <text:p>0,439232409381663</text:p>
          </table:table-cell>
          <table:table-cell table:formula="of:=([.D278]-[.$D$2])/[.$D$2]" office:value-type="float" office:value="0.759061833688699" calcext:value-type="float">
            <text:p>0,759061833688699</text:p>
          </table:table-cell>
          <table:table-cell table:formula="of:=([.E278]-[.$E$2])/[.$E$2]" office:value-type="float" office:value="4.5" calcext:value-type="float">
            <text:p>4,5</text:p>
          </table:table-cell>
          <table:table-cell table:formula="of:=([.F278]-[.$F$2])/[.$F$2]" office:value-type="float" office:value="13" calcext:value-type="float">
            <text:p>13</text:p>
          </table:table-cell>
          <table:table-cell table:formula="of:=([.G278]-[.$G$2])/[.$G$2]" office:value-type="float" office:value="4.5" calcext:value-type="float">
            <text:p>4,5</text:p>
          </table:table-cell>
          <table:table-cell/>
          <table:table-cell table:formula="of:=SQRT([.J278]^2+[.K278]^2+[.L278]^2+[.M278]^2+[.N278]^2)" office:value-type="float" office:value="14.5006586049329" calcext:value-type="float">
            <text:p>14,5006586049329</text:p>
          </table:table-cell>
          <table:table-cell table:formula="of:=[.P278]*[.$H$2]/[.H278]" office:value-type="float" office:value="0.533946740492788" calcext:value-type="float">
            <text:p>0,533946740492788</text:p>
          </table:table-cell>
        </table:table-row>
        <table:table-row table:style-name="ro1">
          <table:table-cell office:value-type="float" office:value="299834" calcext:value-type="float">
            <text:p>299834</text:p>
          </table:table-cell>
          <table:table-cell office:value-type="string" calcext:value-type="string">
            <text:p>GeForce RTX2080 Ti Palit GamingPro PCI-E 11264Mb (NE6208TT20LC)</text:p>
          </table:table-cell>
          <table:table-cell office:value-type="float" office:value="1350" calcext:value-type="float">
            <text:p>1350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08850" calcext:value-type="float">
            <text:p>108850</text:p>
          </table:table-cell>
          <table:table-cell/>
          <table:table-cell table:formula="of:=([.C279]-[.$C$2])/[.$C$2]" office:value-type="float" office:value="0.439232409381663" calcext:value-type="float">
            <text:p>0,439232409381663</text:p>
          </table:table-cell>
          <table:table-cell table:formula="of:=([.D279]-[.$D$2])/[.$D$2]" office:value-type="float" office:value="0.67910447761194" calcext:value-type="float">
            <text:p>0,67910447761194</text:p>
          </table:table-cell>
          <table:table-cell table:formula="of:=([.E279]-[.$E$2])/[.$E$2]" office:value-type="float" office:value="4.5" calcext:value-type="float">
            <text:p>4,5</text:p>
          </table:table-cell>
          <table:table-cell table:formula="of:=([.F279]-[.$F$2])/[.$F$2]" office:value-type="float" office:value="13" calcext:value-type="float">
            <text:p>13</text:p>
          </table:table-cell>
          <table:table-cell table:formula="of:=([.G279]-[.$G$2])/[.$G$2]" office:value-type="float" office:value="4.5" calcext:value-type="float">
            <text:p>4,5</text:p>
          </table:table-cell>
          <table:table-cell/>
          <table:table-cell table:formula="of:=SQRT([.J279]^2+[.K279]^2+[.L279]^2+[.M279]^2+[.N279]^2)" office:value-type="float" office:value="14.4966930022321" calcext:value-type="float">
            <text:p>14,4966930022321</text:p>
          </table:table-cell>
          <table:table-cell table:formula="of:=[.P279]*[.$H$2]/[.H279]" office:value-type="float" office:value="0.532721837472928" calcext:value-type="float">
            <text:p>0,532721837472928</text:p>
          </table:table-cell>
        </table:table-row>
        <table:table-row table:style-name="ro1">
          <table:table-cell office:value-type="float" office:value="309975" calcext:value-type="float">
            <text:p>309975</text:p>
          </table:table-cell>
          <table:table-cell office:value-type="string" calcext:value-type="string">
            <text:p>GeForce RTX2080 Ti MSI PCI-E 11264Mb (RTX 2080 Ti GAMING TRIO)</text:p>
          </table:table-cell>
          <table:table-cell office:value-type="float" office:value="1350" calcext:value-type="float">
            <text:p>1350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0510" calcext:value-type="float">
            <text:p>110510</text:p>
          </table:table-cell>
          <table:table-cell/>
          <table:table-cell table:formula="of:=([.C280]-[.$C$2])/[.$C$2]" office:value-type="float" office:value="0.439232409381663" calcext:value-type="float">
            <text:p>0,439232409381663</text:p>
          </table:table-cell>
          <table:table-cell table:formula="of:=([.D280]-[.$D$2])/[.$D$2]" office:value-type="float" office:value="0.743070362473348" calcext:value-type="float">
            <text:p>0,743070362473348</text:p>
          </table:table-cell>
          <table:table-cell table:formula="of:=([.E280]-[.$E$2])/[.$E$2]" office:value-type="float" office:value="4.5" calcext:value-type="float">
            <text:p>4,5</text:p>
          </table:table-cell>
          <table:table-cell table:formula="of:=([.F280]-[.$F$2])/[.$F$2]" office:value-type="float" office:value="13" calcext:value-type="float">
            <text:p>13</text:p>
          </table:table-cell>
          <table:table-cell table:formula="of:=([.G280]-[.$G$2])/[.$G$2]" office:value-type="float" office:value="4.5" calcext:value-type="float">
            <text:p>4,5</text:p>
          </table:table-cell>
          <table:table-cell/>
          <table:table-cell table:formula="of:=SQRT([.J280]^2+[.K280]^2+[.L280]^2+[.M280]^2+[.N280]^2)" office:value-type="float" office:value="14.4998302980772" calcext:value-type="float">
            <text:p>14,4998302980772</text:p>
          </table:table-cell>
          <table:table-cell table:formula="of:=[.P280]*[.$H$2]/[.H280]" office:value-type="float" office:value="0.524833238551342" calcext:value-type="float">
            <text:p>0,524833238551342</text:p>
          </table:table-cell>
        </table:table-row>
        <table:table-row table:style-name="ro1">
          <table:table-cell office:value-type="float" office:value="326942" calcext:value-type="float">
            <text:p>326942</text:p>
          </table:table-cell>
          <table:table-cell office:value-type="string" calcext:value-type="string">
            <text:p>GeForce RTX2080 Ti Gigabyte PCI-E 11264Mb (GV-N208TTURBO-11GC V2)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1020" calcext:value-type="float">
            <text:p>111020</text:p>
          </table:table-cell>
          <table:table-cell/>
          <table:table-cell table:formula="of:=([.C281]-[.$C$2])/[.$C$2]" office:value-type="float" office:value="0.647121535181237" calcext:value-type="float">
            <text:p>0,647121535181237</text:p>
          </table:table-cell>
          <table:table-cell table:formula="of:=([.D281]-[.$D$2])/[.$D$2]" office:value-type="float" office:value="0.647121535181237" calcext:value-type="float">
            <text:p>0,647121535181237</text:p>
          </table:table-cell>
          <table:table-cell table:formula="of:=([.E281]-[.$E$2])/[.$E$2]" office:value-type="float" office:value="4.5" calcext:value-type="float">
            <text:p>4,5</text:p>
          </table:table-cell>
          <table:table-cell table:formula="of:=([.F281]-[.$F$2])/[.$F$2]" office:value-type="float" office:value="13" calcext:value-type="float">
            <text:p>13</text:p>
          </table:table-cell>
          <table:table-cell table:formula="of:=([.G281]-[.$G$2])/[.$G$2]" office:value-type="float" office:value="4.5" calcext:value-type="float">
            <text:p>4,5</text:p>
          </table:table-cell>
          <table:table-cell/>
          <table:table-cell table:formula="of:=SQRT([.J281]^2+[.K281]^2+[.L281]^2+[.M281]^2+[.N281]^2)" office:value-type="float" office:value="14.5030180501367" calcext:value-type="float">
            <text:p>14,5030180501367</text:p>
          </table:table-cell>
          <table:table-cell table:formula="of:=[.P281]*[.$H$2]/[.H281]" office:value-type="float" office:value="0.522537130251727" calcext:value-type="float">
            <text:p>0,522537130251727</text:p>
          </table:table-cell>
        </table:table-row>
        <table:table-row table:style-name="ro1">
          <table:table-cell office:value-type="float" office:value="347282" calcext:value-type="float">
            <text:p>347282</text:p>
          </table:table-cell>
          <table:table-cell office:value-type="string" calcext:value-type="string">
            <text:p>GeForce RTX2080 Ti MSI PCI-E 11264Mb (RTX 2080 Ti VENTUS GP OC)</text:p>
          </table:table-cell>
          <table:table-cell office:value-type="float" office:value="1350" calcext:value-type="float">
            <text:p>1350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1280" calcext:value-type="float">
            <text:p>111280</text:p>
          </table:table-cell>
          <table:table-cell/>
          <table:table-cell table:formula="of:=([.C282]-[.$C$2])/[.$C$2]" office:value-type="float" office:value="0.439232409381663" calcext:value-type="float">
            <text:p>0,439232409381663</text:p>
          </table:table-cell>
          <table:table-cell table:formula="of:=([.D282]-[.$D$2])/[.$D$2]" office:value-type="float" office:value="0.743070362473348" calcext:value-type="float">
            <text:p>0,743070362473348</text:p>
          </table:table-cell>
          <table:table-cell table:formula="of:=([.E282]-[.$E$2])/[.$E$2]" office:value-type="float" office:value="4.5" calcext:value-type="float">
            <text:p>4,5</text:p>
          </table:table-cell>
          <table:table-cell table:formula="of:=([.F282]-[.$F$2])/[.$F$2]" office:value-type="float" office:value="13" calcext:value-type="float">
            <text:p>13</text:p>
          </table:table-cell>
          <table:table-cell table:formula="of:=([.G282]-[.$G$2])/[.$G$2]" office:value-type="float" office:value="4.5" calcext:value-type="float">
            <text:p>4,5</text:p>
          </table:table-cell>
          <table:table-cell/>
          <table:table-cell table:formula="of:=SQRT([.J282]^2+[.K282]^2+[.L282]^2+[.M282]^2+[.N282]^2)" office:value-type="float" office:value="14.4998302980772" calcext:value-type="float">
            <text:p>14,4998302980772</text:p>
          </table:table-cell>
          <table:table-cell table:formula="of:=[.P282]*[.$H$2]/[.H282]" office:value-type="float" office:value="0.521201664201193" calcext:value-type="float">
            <text:p>0,521201664201193</text:p>
          </table:table-cell>
        </table:table-row>
        <table:table-row table:style-name="ro1">
          <table:table-cell office:value-type="float" office:value="350074" calcext:value-type="float">
            <text:p>350074</text:p>
          </table:table-cell>
          <table:table-cell office:value-type="string" calcext:value-type="string">
            <text:p>GeForce RTX2080 Ti MSI PCI-E 11264Mb (RTX 2080 Ti AERO 11G)</text:p>
          </table:table-cell>
          <table:table-cell office:value-type="float" office:value="1350" calcext:value-type="float">
            <text:p>1350</text:p>
          </table:table-cell>
          <table:table-cell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1890" calcext:value-type="float">
            <text:p>111890</text:p>
          </table:table-cell>
          <table:table-cell/>
          <table:table-cell table:formula="of:=([.C283]-[.$C$2])/[.$C$2]" office:value-type="float" office:value="0.439232409381663" calcext:value-type="float">
            <text:p>0,439232409381663</text:p>
          </table:table-cell>
          <table:table-cell table:formula="of:=([.D283]-[.$D$2])/[.$D$2]" office:value-type="float" office:value="0.647121535181237" calcext:value-type="float">
            <text:p>0,647121535181237</text:p>
          </table:table-cell>
          <table:table-cell table:formula="of:=([.E283]-[.$E$2])/[.$E$2]" office:value-type="float" office:value="4.5" calcext:value-type="float">
            <text:p>4,5</text:p>
          </table:table-cell>
          <table:table-cell table:formula="of:=([.F283]-[.$F$2])/[.$F$2]" office:value-type="float" office:value="13" calcext:value-type="float">
            <text:p>13</text:p>
          </table:table-cell>
          <table:table-cell table:formula="of:=([.G283]-[.$G$2])/[.$G$2]" office:value-type="float" office:value="4.5" calcext:value-type="float">
            <text:p>4,5</text:p>
          </table:table-cell>
          <table:table-cell/>
          <table:table-cell table:formula="of:=SQRT([.J283]^2+[.K283]^2+[.L283]^2+[.M283]^2+[.N283]^2)" office:value-type="float" office:value="14.4952299530137" calcext:value-type="float">
            <text:p>14,4952299530137</text:p>
          </table:table-cell>
          <table:table-cell table:formula="of:=[.P283]*[.$H$2]/[.H283]" office:value-type="float" office:value="0.51819572626736" calcext:value-type="float">
            <text:p>0,51819572626736</text:p>
          </table:table-cell>
        </table:table-row>
        <table:table-row table:style-name="ro1">
          <table:table-cell office:value-type="float" office:value="299155" calcext:value-type="float">
            <text:p>299155</text:p>
          </table:table-cell>
          <table:table-cell office:value-type="string" calcext:value-type="string">
            <text:p>GeForce RTX2080 Ti Gigabyte PCI-E 11264Mb (GV-N208TGAMING OC-11GC)</text:p>
          </table:table-cell>
          <table:table-cell office:value-type="float" office:value="1650" calcext:value-type="float">
            <text:p>1650</text:p>
          </table:table-cell>
          <table:table-cell office:value-type="float" office:value="1665" calcext:value-type="float">
            <text:p>166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2760" calcext:value-type="float">
            <text:p>112760</text:p>
          </table:table-cell>
          <table:table-cell/>
          <table:table-cell table:formula="of:=([.C284]-[.$C$2])/[.$C$2]" office:value-type="float" office:value="0.759061833688699" calcext:value-type="float">
            <text:p>0,759061833688699</text:p>
          </table:table-cell>
          <table:table-cell table:formula="of:=([.D284]-[.$D$2])/[.$D$2]" office:value-type="float" office:value="0.775053304904051" calcext:value-type="float">
            <text:p>0,775053304904051</text:p>
          </table:table-cell>
          <table:table-cell table:formula="of:=([.E284]-[.$E$2])/[.$E$2]" office:value-type="float" office:value="4.5" calcext:value-type="float">
            <text:p>4,5</text:p>
          </table:table-cell>
          <table:table-cell table:formula="of:=([.F284]-[.$F$2])/[.$F$2]" office:value-type="float" office:value="13" calcext:value-type="float">
            <text:p>13</text:p>
          </table:table-cell>
          <table:table-cell table:formula="of:=([.G284]-[.$G$2])/[.$G$2]" office:value-type="float" office:value="4.5" calcext:value-type="float">
            <text:p>4,5</text:p>
          </table:table-cell>
          <table:table-cell/>
          <table:table-cell table:formula="of:=SQRT([.J284]^2+[.K284]^2+[.L284]^2+[.M284]^2+[.N284]^2)" office:value-type="float" office:value="14.5147126217781" calcext:value-type="float">
            <text:p>14,5147126217781</text:p>
          </table:table-cell>
          <table:table-cell table:formula="of:=[.P284]*[.$H$2]/[.H284]" office:value-type="float" office:value="0.514888705987163" calcext:value-type="float">
            <text:p>0,514888705987163</text:p>
          </table:table-cell>
        </table:table-row>
        <table:table-row table:style-name="ro1">
          <table:table-cell office:value-type="float" office:value="310596" calcext:value-type="float">
            <text:p>310596</text:p>
          </table:table-cell>
          <table:table-cell office:value-type="string" calcext:value-type="string">
            <text:p>GeForce RTX2080 Ti Gigabyte PCI-E 11264Mb (GV-N208TTURBO OC-11GC)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2760" calcext:value-type="float">
            <text:p>112760</text:p>
          </table:table-cell>
          <table:table-cell/>
          <table:table-cell table:formula="of:=([.C285]-[.$C$2])/[.$C$2]" office:value-type="float" office:value="0.727078891257996" calcext:value-type="float">
            <text:p>0,727078891257996</text:p>
          </table:table-cell>
          <table:table-cell table:formula="of:=([.D285]-[.$D$2])/[.$D$2]" office:value-type="float" office:value="0.727078891257996" calcext:value-type="float">
            <text:p>0,727078891257996</text:p>
          </table:table-cell>
          <table:table-cell table:formula="of:=([.E285]-[.$E$2])/[.$E$2]" office:value-type="float" office:value="4.5" calcext:value-type="float">
            <text:p>4,5</text:p>
          </table:table-cell>
          <table:table-cell table:formula="of:=([.F285]-[.$F$2])/[.$F$2]" office:value-type="float" office:value="13" calcext:value-type="float">
            <text:p>13</text:p>
          </table:table-cell>
          <table:table-cell table:formula="of:=([.G285]-[.$G$2])/[.$G$2]" office:value-type="float" office:value="4.5" calcext:value-type="float">
            <text:p>4,5</text:p>
          </table:table-cell>
          <table:table-cell/>
          <table:table-cell table:formula="of:=SQRT([.J285]^2+[.K285]^2+[.L285]^2+[.M285]^2+[.N285]^2)" office:value-type="float" office:value="14.5105922493958" calcext:value-type="float">
            <text:p>14,5105922493958</text:p>
          </table:table-cell>
          <table:table-cell table:formula="of:=[.P285]*[.$H$2]/[.H285]" office:value-type="float" office:value="0.514742541660015" calcext:value-type="float">
            <text:p>0,514742541660015</text:p>
          </table:table-cell>
        </table:table-row>
        <table:table-row table:style-name="ro1">
          <table:table-cell office:value-type="float" office:value="302667" calcext:value-type="float">
            <text:p>302667</text:p>
          </table:table-cell>
          <table:table-cell office:value-type="string" calcext:value-type="string">
            <text:p>GeForce RTX2080 Ti Gigabyte PCI-E 11264Mb (GV-N208TWF3-11GC)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2810" calcext:value-type="float">
            <text:p>112810</text:p>
          </table:table-cell>
          <table:table-cell/>
          <table:table-cell table:formula="of:=([.C286]-[.$C$2])/[.$C$2]" office:value-type="float" office:value="0.647121535181237" calcext:value-type="float">
            <text:p>0,647121535181237</text:p>
          </table:table-cell>
          <table:table-cell table:formula="of:=([.D286]-[.$D$2])/[.$D$2]" office:value-type="float" office:value="0.647121535181237" calcext:value-type="float">
            <text:p>0,647121535181237</text:p>
          </table:table-cell>
          <table:table-cell table:formula="of:=([.E286]-[.$E$2])/[.$E$2]" office:value-type="float" office:value="4.5" calcext:value-type="float">
            <text:p>4,5</text:p>
          </table:table-cell>
          <table:table-cell table:formula="of:=([.F286]-[.$F$2])/[.$F$2]" office:value-type="float" office:value="13" calcext:value-type="float">
            <text:p>13</text:p>
          </table:table-cell>
          <table:table-cell table:formula="of:=([.G286]-[.$G$2])/[.$G$2]" office:value-type="float" office:value="4.5" calcext:value-type="float">
            <text:p>4,5</text:p>
          </table:table-cell>
          <table:table-cell/>
          <table:table-cell table:formula="of:=SQRT([.J286]^2+[.K286]^2+[.L286]^2+[.M286]^2+[.N286]^2)" office:value-type="float" office:value="14.5030180501367" calcext:value-type="float">
            <text:p>14,5030180501367</text:p>
          </table:table-cell>
          <table:table-cell table:formula="of:=[.P286]*[.$H$2]/[.H286]" office:value-type="float" office:value="0.514245831048194" calcext:value-type="float">
            <text:p>0,514245831048194</text:p>
          </table:table-cell>
        </table:table-row>
        <table:table-row table:style-name="ro1">
          <table:table-cell office:value-type="float" office:value="298521" calcext:value-type="float">
            <text:p>298521</text:p>
          </table:table-cell>
          <table:table-cell office:value-type="string" calcext:value-type="string">
            <text:p>GeForce RTX2080 Ti ASUS PCI-E 11264Mb (TURBO-RTX2080TI-11G)</text:p>
          </table:table-cell>
          <table:table-cell office:value-type="float" office:value="1350" calcext:value-type="float">
            <text:p>1350</text:p>
          </table:table-cell>
          <table:table-cell office:value-type="float" office:value="1560" calcext:value-type="float">
            <text:p>1560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2860" calcext:value-type="float">
            <text:p>112860</text:p>
          </table:table-cell>
          <table:table-cell/>
          <table:table-cell table:formula="of:=([.C287]-[.$C$2])/[.$C$2]" office:value-type="float" office:value="0.439232409381663" calcext:value-type="float">
            <text:p>0,439232409381663</text:p>
          </table:table-cell>
          <table:table-cell table:formula="of:=([.D287]-[.$D$2])/[.$D$2]" office:value-type="float" office:value="0.663113006396588" calcext:value-type="float">
            <text:p>0,663113006396588</text:p>
          </table:table-cell>
          <table:table-cell table:formula="of:=([.E287]-[.$E$2])/[.$E$2]" office:value-type="float" office:value="4.5" calcext:value-type="float">
            <text:p>4,5</text:p>
          </table:table-cell>
          <table:table-cell table:formula="of:=([.F287]-[.$F$2])/[.$F$2]" office:value-type="float" office:value="13" calcext:value-type="float">
            <text:p>13</text:p>
          </table:table-cell>
          <table:table-cell table:formula="of:=([.G287]-[.$G$2])/[.$G$2]" office:value-type="float" office:value="4.5" calcext:value-type="float">
            <text:p>4,5</text:p>
          </table:table-cell>
          <table:table-cell/>
          <table:table-cell table:formula="of:=SQRT([.J287]^2+[.K287]^2+[.L287]^2+[.M287]^2+[.N287]^2)" office:value-type="float" office:value="14.4959526754437" calcext:value-type="float">
            <text:p>14,4959526754437</text:p>
          </table:table-cell>
          <table:table-cell table:formula="of:=[.P287]*[.$H$2]/[.H287]" office:value-type="float" office:value="0.513767594380426" calcext:value-type="float">
            <text:p>0,513767594380426</text:p>
          </table:table-cell>
        </table:table-row>
        <table:table-row table:style-name="ro1">
          <table:table-cell office:value-type="float" office:value="336837" calcext:value-type="float">
            <text:p>336837</text:p>
          </table:table-cell>
          <table:table-cell office:value-type="string" calcext:value-type="string">
            <text:p>GeForce RTX2080 Ti Colorful PCI-E 11264Mb (RTX 2080 Ti Advanced OC PA2V)</text:p>
          </table:table-cell>
          <table:table-cell office:value-type="float" office:value="1350" calcext:value-type="float">
            <text:p>1350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7090" calcext:value-type="float">
            <text:p>117090</text:p>
          </table:table-cell>
          <table:table-cell/>
          <table:table-cell table:formula="of:=([.C288]-[.$C$2])/[.$C$2]" office:value-type="float" office:value="0.439232409381663" calcext:value-type="float">
            <text:p>0,439232409381663</text:p>
          </table:table-cell>
          <table:table-cell table:formula="of:=([.D288]-[.$D$2])/[.$D$2]" office:value-type="float" office:value="0.743070362473348" calcext:value-type="float">
            <text:p>0,743070362473348</text:p>
          </table:table-cell>
          <table:table-cell table:formula="of:=([.E288]-[.$E$2])/[.$E$2]" office:value-type="float" office:value="4.5" calcext:value-type="float">
            <text:p>4,5</text:p>
          </table:table-cell>
          <table:table-cell table:formula="of:=([.F288]-[.$F$2])/[.$F$2]" office:value-type="float" office:value="13" calcext:value-type="float">
            <text:p>13</text:p>
          </table:table-cell>
          <table:table-cell table:formula="of:=([.G288]-[.$G$2])/[.$G$2]" office:value-type="float" office:value="4.5" calcext:value-type="float">
            <text:p>4,5</text:p>
          </table:table-cell>
          <table:table-cell/>
          <table:table-cell table:formula="of:=SQRT([.J288]^2+[.K288]^2+[.L288]^2+[.M288]^2+[.N288]^2)" office:value-type="float" office:value="14.4998302980772" calcext:value-type="float">
            <text:p>14,4998302980772</text:p>
          </table:table-cell>
          <table:table-cell table:formula="of:=[.P288]*[.$H$2]/[.H288]" office:value-type="float" office:value="0.495339663441018" calcext:value-type="float">
            <text:p>0,495339663441018</text:p>
          </table:table-cell>
        </table:table-row>
        <table:table-row table:style-name="ro1">
          <table:table-cell office:value-type="float" office:value="298270" calcext:value-type="float">
            <text:p>298270</text:p>
          </table:table-cell>
          <table:table-cell office:value-type="string" calcext:value-type="string">
            <text:p>GeForce RTX2080 Ti MSI PCI-E 11264Mb (RTX 2080 Ti GAMING X TRIO)</text:p>
          </table:table-cell>
          <table:table-cell office:value-type="float" office:value="1350" calcext:value-type="float">
            <text:p>1350</text:p>
          </table:table-cell>
          <table:table-cell office:value-type="float" office:value="1755" calcext:value-type="float">
            <text:p>175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18930" calcext:value-type="float">
            <text:p>118930</text:p>
          </table:table-cell>
          <table:table-cell/>
          <table:table-cell table:formula="of:=([.C289]-[.$C$2])/[.$C$2]" office:value-type="float" office:value="0.439232409381663" calcext:value-type="float">
            <text:p>0,439232409381663</text:p>
          </table:table-cell>
          <table:table-cell table:formula="of:=([.D289]-[.$D$2])/[.$D$2]" office:value-type="float" office:value="0.871002132196162" calcext:value-type="float">
            <text:p>0,871002132196162</text:p>
          </table:table-cell>
          <table:table-cell table:formula="of:=([.E289]-[.$E$2])/[.$E$2]" office:value-type="float" office:value="4.5" calcext:value-type="float">
            <text:p>4,5</text:p>
          </table:table-cell>
          <table:table-cell table:formula="of:=([.F289]-[.$F$2])/[.$F$2]" office:value-type="float" office:value="13" calcext:value-type="float">
            <text:p>13</text:p>
          </table:table-cell>
          <table:table-cell table:formula="of:=([.G289]-[.$G$2])/[.$G$2]" office:value-type="float" office:value="4.5" calcext:value-type="float">
            <text:p>4,5</text:p>
          </table:table-cell>
          <table:table-cell/>
          <table:table-cell table:formula="of:=SQRT([.J289]^2+[.K289]^2+[.L289]^2+[.M289]^2+[.N289]^2)" office:value-type="float" office:value="14.5069490184443" calcext:value-type="float">
            <text:p>14,5069490184443</text:p>
          </table:table-cell>
          <table:table-cell table:formula="of:=[.P289]*[.$H$2]/[.H289]" office:value-type="float" office:value="0.487915547580738" calcext:value-type="float">
            <text:p>0,487915547580738</text:p>
          </table:table-cell>
        </table:table-row>
        <table:table-row table:style-name="ro1">
          <table:table-cell office:value-type="float" office:value="341570" calcext:value-type="float">
            <text:p>341570</text:p>
          </table:table-cell>
          <table:table-cell office:value-type="string" calcext:value-type="string">
            <text:p>GeForce RTX2080 Ti EVGA XC BLACK EDITION GAMING PCI-E 11264Mb (11G-P4-2282-KR)</text:p>
          </table:table-cell>
          <table:table-cell office:value-type="float" office:value="1350" calcext:value-type="float">
            <text:p>1350</text:p>
          </table:table-cell>
          <table:table-cell office:value-type="float" office:value="1560" calcext:value-type="float">
            <text:p>1560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20130" calcext:value-type="float">
            <text:p>120130</text:p>
          </table:table-cell>
          <table:table-cell/>
          <table:table-cell table:formula="of:=([.C290]-[.$C$2])/[.$C$2]" office:value-type="float" office:value="0.439232409381663" calcext:value-type="float">
            <text:p>0,439232409381663</text:p>
          </table:table-cell>
          <table:table-cell table:formula="of:=([.D290]-[.$D$2])/[.$D$2]" office:value-type="float" office:value="0.663113006396588" calcext:value-type="float">
            <text:p>0,663113006396588</text:p>
          </table:table-cell>
          <table:table-cell table:formula="of:=([.E290]-[.$E$2])/[.$E$2]" office:value-type="float" office:value="4.5" calcext:value-type="float">
            <text:p>4,5</text:p>
          </table:table-cell>
          <table:table-cell table:formula="of:=([.F290]-[.$F$2])/[.$F$2]" office:value-type="float" office:value="13" calcext:value-type="float">
            <text:p>13</text:p>
          </table:table-cell>
          <table:table-cell table:formula="of:=([.G290]-[.$G$2])/[.$G$2]" office:value-type="float" office:value="4.5" calcext:value-type="float">
            <text:p>4,5</text:p>
          </table:table-cell>
          <table:table-cell/>
          <table:table-cell table:formula="of:=SQRT([.J290]^2+[.K290]^2+[.L290]^2+[.M290]^2+[.N290]^2)" office:value-type="float" office:value="14.4959526754437" calcext:value-type="float">
            <text:p>14,4959526754437</text:p>
          </table:table-cell>
          <table:table-cell table:formula="of:=[.P290]*[.$H$2]/[.H290]" office:value-type="float" office:value="0.482675524030424" calcext:value-type="float">
            <text:p>0,482675524030424</text:p>
          </table:table-cell>
        </table:table-row>
        <table:table-row table:style-name="ro1">
          <table:table-cell office:value-type="float" office:value="302664" calcext:value-type="float">
            <text:p>302664</text:p>
          </table:table-cell>
          <table:table-cell office:value-type="string" calcext:value-type="string">
            <text:p>GeForce RTX2080 Ti Gigabyte PCI-E 11264Mb (GV-N208TAORUS X-11GC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1" calcext:value-type="float">
            <text:p>11</text:p>
          </table:table-cell>
          <table:table-cell office:value-type="float" office:value="14140" calcext:value-type="float">
            <text:p>14140</text:p>
          </table:table-cell>
          <table:table-cell office:value-type="float" office:value="352" calcext:value-type="float">
            <text:p>352</text:p>
          </table:table-cell>
          <table:table-cell office:value-type="float" office:value="123600" calcext:value-type="float">
            <text:p>123600</text:p>
          </table:table-cell>
          <table:table-cell/>
          <table:table-cell table:formula="of:=([.C291]-[.$C$2])/[.$C$2]" office:value-type="float" office:value="0.886993603411514" calcext:value-type="float">
            <text:p>0,886993603411514</text:p>
          </table:table-cell>
          <table:table-cell table:formula="of:=([.D291]-[.$D$2])/[.$D$2]" office:value-type="float" office:value="0.886993603411514" calcext:value-type="float">
            <text:p>0,886993603411514</text:p>
          </table:table-cell>
          <table:table-cell table:formula="of:=([.E291]-[.$E$2])/[.$E$2]" office:value-type="float" office:value="4.5" calcext:value-type="float">
            <text:p>4,5</text:p>
          </table:table-cell>
          <table:table-cell table:formula="of:=([.F291]-[.$F$2])/[.$F$2]" office:value-type="float" office:value="13.14" calcext:value-type="float">
            <text:p>13,14</text:p>
          </table:table-cell>
          <table:table-cell table:formula="of:=([.G291]-[.$G$2])/[.$G$2]" office:value-type="float" office:value="4.5" calcext:value-type="float">
            <text:p>4,5</text:p>
          </table:table-cell>
          <table:table-cell/>
          <table:table-cell table:formula="of:=SQRT([.J291]^2+[.K291]^2+[.L291]^2+[.M291]^2+[.N291]^2)" office:value-type="float" office:value="14.653774780069" calcext:value-type="float">
            <text:p>14,653774780069</text:p>
          </table:table-cell>
          <table:table-cell table:formula="of:=[.P291]*[.$H$2]/[.H291]" office:value-type="float" office:value="0.474232193529741" calcext:value-type="float">
            <text:p>0,474232193529741</text:p>
          </table:table-cell>
        </table:table-row>
        <table:table-row table:style-name="ro1">
          <table:table-cell office:value-type="float" office:value="332142" calcext:value-type="float">
            <text:p>332142</text:p>
          </table:table-cell>
          <table:table-cell office:value-type="string" calcext:value-type="string">
            <text:p>GeForce RTX2080 Ti EVGA XC HYBRID GAMING PCI-E 11264Mb (11G-P4-2384-KR)</text:p>
          </table:table-cell>
          <table:table-cell table:number-columns-repeated="2"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29670" calcext:value-type="float">
            <text:p>129670</text:p>
          </table:table-cell>
          <table:table-cell/>
          <table:table-cell table:formula="of:=([.C292]-[.$C$2])/[.$C$2]" office:value-type="float" office:value="0.743070362473348" calcext:value-type="float">
            <text:p>0,743070362473348</text:p>
          </table:table-cell>
          <table:table-cell table:formula="of:=([.D292]-[.$D$2])/[.$D$2]" office:value-type="float" office:value="0.743070362473348" calcext:value-type="float">
            <text:p>0,743070362473348</text:p>
          </table:table-cell>
          <table:table-cell table:formula="of:=([.E292]-[.$E$2])/[.$E$2]" office:value-type="float" office:value="4.5" calcext:value-type="float">
            <text:p>4,5</text:p>
          </table:table-cell>
          <table:table-cell table:formula="of:=([.F292]-[.$F$2])/[.$F$2]" office:value-type="float" office:value="13" calcext:value-type="float">
            <text:p>13</text:p>
          </table:table-cell>
          <table:table-cell table:formula="of:=([.G292]-[.$G$2])/[.$G$2]" office:value-type="float" office:value="4.5" calcext:value-type="float">
            <text:p>4,5</text:p>
          </table:table-cell>
          <table:table-cell/>
          <table:table-cell table:formula="of:=SQRT([.J292]^2+[.K292]^2+[.L292]^2+[.M292]^2+[.N292]^2)" office:value-type="float" office:value="14.5122123443386" calcext:value-type="float">
            <text:p>14,5122123443386</text:p>
          </table:table-cell>
          <table:table-cell table:formula="of:=[.P292]*[.$H$2]/[.H292]" office:value-type="float" office:value="0.447665993501614" calcext:value-type="float">
            <text:p>0,447665993501614</text:p>
          </table:table-cell>
        </table:table-row>
        <table:table-row table:style-name="ro1">
          <table:table-cell office:value-type="float" office:value="301143" calcext:value-type="float">
            <text:p>301143</text:p>
          </table:table-cell>
          <table:table-cell office:value-type="string" calcext:value-type="string">
            <text:p>GeForce RTX2080 Ti ASUS PCI-E 11264Mb (STRIX-RTX2080TI-O11G-GAMING)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33950" calcext:value-type="float">
            <text:p>133950</text:p>
          </table:table-cell>
          <table:table-cell/>
          <table:table-cell table:formula="of:=([.C293]-[.$C$2])/[.$C$2]" office:value-type="float" office:value="0.439232409381663" calcext:value-type="float">
            <text:p>0,439232409381663</text:p>
          </table:table-cell>
          <table:table-cell table:formula="of:=([.D293]-[.$D$2])/[.$D$2]" office:value-type="float" office:value="0.775053304904051" calcext:value-type="float">
            <text:p>0,775053304904051</text:p>
          </table:table-cell>
          <table:table-cell table:formula="of:=([.E293]-[.$E$2])/[.$E$2]" office:value-type="float" office:value="4.5" calcext:value-type="float">
            <text:p>4,5</text:p>
          </table:table-cell>
          <table:table-cell table:formula="of:=([.F293]-[.$F$2])/[.$F$2]" office:value-type="float" office:value="13" calcext:value-type="float">
            <text:p>13</text:p>
          </table:table-cell>
          <table:table-cell table:formula="of:=([.G293]-[.$G$2])/[.$G$2]" office:value-type="float" office:value="4.5" calcext:value-type="float">
            <text:p>4,5</text:p>
          </table:table-cell>
          <table:table-cell/>
          <table:table-cell table:formula="of:=SQRT([.J293]^2+[.K293]^2+[.L293]^2+[.M293]^2+[.N293]^2)" office:value-type="float" office:value="14.501504499013" calcext:value-type="float">
            <text:p>14,501504499013</text:p>
          </table:table-cell>
          <table:table-cell table:formula="of:=[.P293]*[.$H$2]/[.H293]" office:value-type="float" office:value="0.433042314266905" calcext:value-type="float">
            <text:p>0,433042314266905</text:p>
          </table:table-cell>
        </table:table-row>
        <table:table-row table:style-name="ro1">
          <table:table-cell office:value-type="float" office:value="306088" calcext:value-type="float">
            <text:p>306088</text:p>
          </table:table-cell>
          <table:table-cell office:value-type="string" calcext:value-type="string">
            <text:p>GeForce RTX2080 Ti Gigabyte PCI-E 11264Mb (GV-N208TAORUSX W-11GC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1" calcext:value-type="float">
            <text:p>11</text:p>
          </table:table-cell>
          <table:table-cell office:value-type="float" office:value="14140" calcext:value-type="float">
            <text:p>14140</text:p>
          </table:table-cell>
          <table:table-cell office:value-type="float" office:value="352" calcext:value-type="float">
            <text:p>352</text:p>
          </table:table-cell>
          <table:table-cell office:value-type="float" office:value="135310" calcext:value-type="float">
            <text:p>135310</text:p>
          </table:table-cell>
          <table:table-cell/>
          <table:table-cell table:formula="of:=([.C294]-[.$C$2])/[.$C$2]" office:value-type="float" office:value="0.886993603411514" calcext:value-type="float">
            <text:p>0,886993603411514</text:p>
          </table:table-cell>
          <table:table-cell table:formula="of:=([.D294]-[.$D$2])/[.$D$2]" office:value-type="float" office:value="0.886993603411514" calcext:value-type="float">
            <text:p>0,886993603411514</text:p>
          </table:table-cell>
          <table:table-cell table:formula="of:=([.E294]-[.$E$2])/[.$E$2]" office:value-type="float" office:value="4.5" calcext:value-type="float">
            <text:p>4,5</text:p>
          </table:table-cell>
          <table:table-cell table:formula="of:=([.F294]-[.$F$2])/[.$F$2]" office:value-type="float" office:value="13.14" calcext:value-type="float">
            <text:p>13,14</text:p>
          </table:table-cell>
          <table:table-cell table:formula="of:=([.G294]-[.$G$2])/[.$G$2]" office:value-type="float" office:value="4.5" calcext:value-type="float">
            <text:p>4,5</text:p>
          </table:table-cell>
          <table:table-cell/>
          <table:table-cell table:formula="of:=SQRT([.J294]^2+[.K294]^2+[.L294]^2+[.M294]^2+[.N294]^2)" office:value-type="float" office:value="14.653774780069" calcext:value-type="float">
            <text:p>14,653774780069</text:p>
          </table:table-cell>
          <table:table-cell table:formula="of:=[.P294]*[.$H$2]/[.H294]" office:value-type="float" office:value="0.433191184097819" calcext:value-type="float">
            <text:p>0,433191184097819</text:p>
          </table:table-cell>
        </table:table-row>
        <table:table-row table:style-name="ro1">
          <table:table-cell office:value-type="float" office:value="341568" calcext:value-type="float">
            <text:p>341568</text:p>
          </table:table-cell>
          <table:table-cell office:value-type="string" calcext:value-type="string">
            <text:p>GeForce RTX2080 Ti EVGA FTW3 GAMING PCI-E 11264Mb (11G-P4-2483-KR)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38780" calcext:value-type="float">
            <text:p>138780</text:p>
          </table:table-cell>
          <table:table-cell/>
          <table:table-cell table:formula="of:=([.C295]-[.$C$2])/[.$C$2]" office:value-type="float" office:value="0.67910447761194" calcext:value-type="float">
            <text:p>0,67910447761194</text:p>
          </table:table-cell>
          <table:table-cell table:formula="of:=([.D295]-[.$D$2])/[.$D$2]" office:value-type="float" office:value="0.67910447761194" calcext:value-type="float">
            <text:p>0,67910447761194</text:p>
          </table:table-cell>
          <table:table-cell table:formula="of:=([.E295]-[.$E$2])/[.$E$2]" office:value-type="float" office:value="4.5" calcext:value-type="float">
            <text:p>4,5</text:p>
          </table:table-cell>
          <table:table-cell table:formula="of:=([.F295]-[.$F$2])/[.$F$2]" office:value-type="float" office:value="13" calcext:value-type="float">
            <text:p>13</text:p>
          </table:table-cell>
          <table:table-cell table:formula="of:=([.G295]-[.$G$2])/[.$G$2]" office:value-type="float" office:value="4.5" calcext:value-type="float">
            <text:p>4,5</text:p>
          </table:table-cell>
          <table:table-cell/>
          <table:table-cell table:formula="of:=SQRT([.J295]^2+[.K295]^2+[.L295]^2+[.M295]^2+[.N295]^2)" office:value-type="float" office:value="14.505942430019" calcext:value-type="float">
            <text:p>14,505942430019</text:p>
          </table:table-cell>
          <table:table-cell table:formula="of:=[.P295]*[.$H$2]/[.H295]" office:value-type="float" office:value="0.41809893154688" calcext:value-type="float">
            <text:p>0,41809893154688</text:p>
          </table:table-cell>
        </table:table-row>
        <table:table-row table:style-name="ro1">
          <table:table-cell office:value-type="float" office:value="323667" calcext:value-type="float">
            <text:p>323667</text:p>
          </table:table-cell>
          <table:table-cell office:value-type="string" calcext:value-type="string">
            <text:p>GeForce RTX2080 Ti EVGA FTW3 ULTRA HYBRID PCI-E 11264Mb (11G-P4-2484-KR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40510" calcext:value-type="float">
            <text:p>140510</text:p>
          </table:table-cell>
          <table:table-cell/>
          <table:table-cell table:formula="of:=([.C296]-[.$C$2])/[.$C$2]" office:value-type="float" office:value="0.871002132196162" calcext:value-type="float">
            <text:p>0,871002132196162</text:p>
          </table:table-cell>
          <table:table-cell table:formula="of:=([.D296]-[.$D$2])/[.$D$2]" office:value-type="float" office:value="0.871002132196162" calcext:value-type="float">
            <text:p>0,871002132196162</text:p>
          </table:table-cell>
          <table:table-cell table:formula="of:=([.E296]-[.$E$2])/[.$E$2]" office:value-type="float" office:value="4.5" calcext:value-type="float">
            <text:p>4,5</text:p>
          </table:table-cell>
          <table:table-cell table:formula="of:=([.F296]-[.$F$2])/[.$F$2]" office:value-type="float" office:value="13" calcext:value-type="float">
            <text:p>13</text:p>
          </table:table-cell>
          <table:table-cell table:formula="of:=([.G296]-[.$G$2])/[.$G$2]" office:value-type="float" office:value="4.5" calcext:value-type="float">
            <text:p>4,5</text:p>
          </table:table-cell>
          <table:table-cell/>
          <table:table-cell table:formula="of:=SQRT([.J296]^2+[.K296]^2+[.L296]^2+[.M296]^2+[.N296]^2)" office:value-type="float" office:value="14.526434160818" calcext:value-type="float">
            <text:p>14,526434160818</text:p>
          </table:table-cell>
          <table:table-cell table:formula="of:=[.P296]*[.$H$2]/[.H296]" office:value-type="float" office:value="0.413534528811274" calcext:value-type="float">
            <text:p>0,413534528811274</text:p>
          </table:table-cell>
        </table:table-row>
        <table:table-row table:style-name="ro1">
          <table:table-cell office:value-type="float" office:value="323668" calcext:value-type="float">
            <text:p>323668</text:p>
          </table:table-cell>
          <table:table-cell office:value-type="string" calcext:value-type="string">
            <text:p>GeForce RTX2080 Ti EVGA FTW3 ULTRA PCI-E 11264Mb (11G-P4-2487-KR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44850" calcext:value-type="float">
            <text:p>144850</text:p>
          </table:table-cell>
          <table:table-cell/>
          <table:table-cell table:formula="of:=([.C297]-[.$C$2])/[.$C$2]" office:value-type="float" office:value="0.871002132196162" calcext:value-type="float">
            <text:p>0,871002132196162</text:p>
          </table:table-cell>
          <table:table-cell table:formula="of:=([.D297]-[.$D$2])/[.$D$2]" office:value-type="float" office:value="0.871002132196162" calcext:value-type="float">
            <text:p>0,871002132196162</text:p>
          </table:table-cell>
          <table:table-cell table:formula="of:=([.E297]-[.$E$2])/[.$E$2]" office:value-type="float" office:value="4.5" calcext:value-type="float">
            <text:p>4,5</text:p>
          </table:table-cell>
          <table:table-cell table:formula="of:=([.F297]-[.$F$2])/[.$F$2]" office:value-type="float" office:value="13" calcext:value-type="float">
            <text:p>13</text:p>
          </table:table-cell>
          <table:table-cell table:formula="of:=([.G297]-[.$G$2])/[.$G$2]" office:value-type="float" office:value="4.5" calcext:value-type="float">
            <text:p>4,5</text:p>
          </table:table-cell>
          <table:table-cell/>
          <table:table-cell table:formula="of:=SQRT([.J297]^2+[.K297]^2+[.L297]^2+[.M297]^2+[.N297]^2)" office:value-type="float" office:value="14.526434160818" calcext:value-type="float">
            <text:p>14,526434160818</text:p>
          </table:table-cell>
          <table:table-cell table:formula="of:=[.P297]*[.$H$2]/[.H297]" office:value-type="float" office:value="0.401144194982893" calcext:value-type="float">
            <text:p>0,401144194982893</text:p>
          </table:table-cell>
        </table:table-row>
        <table:table-row table:style-name="ro1">
          <table:table-cell office:value-type="float" office:value="341569" calcext:value-type="float">
            <text:p>341569</text:p>
          </table:table-cell>
          <table:table-cell office:value-type="string" calcext:value-type="string">
            <text:p>GeForce RTX2080 Ti EVGA FTW3 ULTRA HYDRO COPPER GAMING PCI-E 11264Mb (11G-P4-2489-KR)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148320" calcext:value-type="float">
            <text:p>148320</text:p>
          </table:table-cell>
          <table:table-cell/>
          <table:table-cell table:formula="of:=([.C298]-[.$C$2])/[.$C$2]" office:value-type="float" office:value="0.892324093816631" calcext:value-type="float">
            <text:p>0,892324093816631</text:p>
          </table:table-cell>
          <table:table-cell table:formula="of:=([.D298]-[.$D$2])/[.$D$2]" office:value-type="float" office:value="0.892324093816631" calcext:value-type="float">
            <text:p>0,892324093816631</text:p>
          </table:table-cell>
          <table:table-cell table:formula="of:=([.E298]-[.$E$2])/[.$E$2]" office:value-type="float" office:value="4.5" calcext:value-type="float">
            <text:p>4,5</text:p>
          </table:table-cell>
          <table:table-cell table:formula="of:=([.F298]-[.$F$2])/[.$F$2]" office:value-type="float" office:value="13" calcext:value-type="float">
            <text:p>13</text:p>
          </table:table-cell>
          <table:table-cell table:formula="of:=([.G298]-[.$G$2])/[.$G$2]" office:value-type="float" office:value="4.5" calcext:value-type="float">
            <text:p>4,5</text:p>
          </table:table-cell>
          <table:table-cell/>
          <table:table-cell table:formula="of:=SQRT([.J298]^2+[.K298]^2+[.L298]^2+[.M298]^2+[.N298]^2)" office:value-type="float" office:value="14.5290221479909" calcext:value-type="float">
            <text:p>14,5290221479909</text:p>
          </table:table-cell>
          <table:table-cell table:formula="of:=[.P298]*[.$H$2]/[.H298]" office:value-type="float" office:value="0.391829076267285" calcext:value-type="float">
            <text:p>0,391829076267285</text:p>
          </table:table-cell>
        </table:table-row>
        <table:table-row table:style-name="ro1">
          <table:table-cell office:value-type="float" office:value="326940" calcext:value-type="float">
            <text:p>326940</text:p>
          </table:table-cell>
          <table:table-cell office:value-type="string" calcext:value-type="string">
            <text:p>GeForce RTX2080 Ti EVGA K|NGP|N PCI-E 11264Mb (11G-P4-2589-KR)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1" calcext:value-type="float">
            <text:p>11</text:p>
          </table:table-cell>
          <table:table-cell office:value-type="float" office:value="14000" calcext:value-type="float">
            <text:p>14000</text:p>
          </table:table-cell>
          <table:table-cell office:value-type="float" office:value="352" calcext:value-type="float">
            <text:p>352</text:p>
          </table:table-cell>
          <table:table-cell office:value-type="float" office:value="200360" calcext:value-type="float">
            <text:p>200360</text:p>
          </table:table-cell>
          <table:table-cell/>
          <table:table-cell table:formula="of:=([.C299]-[.$C$2])/[.$C$2]" office:value-type="float" office:value="0.886993603411514" calcext:value-type="float">
            <text:p>0,886993603411514</text:p>
          </table:table-cell>
          <table:table-cell table:formula="of:=([.D299]-[.$D$2])/[.$D$2]" office:value-type="float" office:value="0.886993603411514" calcext:value-type="float">
            <text:p>0,886993603411514</text:p>
          </table:table-cell>
          <table:table-cell table:formula="of:=([.E299]-[.$E$2])/[.$E$2]" office:value-type="float" office:value="4.5" calcext:value-type="float">
            <text:p>4,5</text:p>
          </table:table-cell>
          <table:table-cell table:formula="of:=([.F299]-[.$F$2])/[.$F$2]" office:value-type="float" office:value="13" calcext:value-type="float">
            <text:p>13</text:p>
          </table:table-cell>
          <table:table-cell table:formula="of:=([.G299]-[.$G$2])/[.$G$2]" office:value-type="float" office:value="4.5" calcext:value-type="float">
            <text:p>4,5</text:p>
          </table:table-cell>
          <table:table-cell/>
          <table:table-cell table:formula="of:=SQRT([.J299]^2+[.K299]^2+[.L299]^2+[.M299]^2+[.N299]^2)" office:value-type="float" office:value="14.5283693271126" calcext:value-type="float">
            <text:p>14,5283693271126</text:p>
          </table:table-cell>
          <table:table-cell table:formula="of:=[.P299]*[.$H$2]/[.H299]" office:value-type="float" office:value="0.290045304993264" calcext:value-type="float">
            <text:p>0,290045304993264</text:p>
          </table:table-cell>
        </table:table-row>
        <table:table-row table:style-name="ro1">
          <table:table-cell office:value-type="float" office:value="346238" calcext:value-type="float">
            <text:p>346238</text:p>
          </table:table-cell>
          <table:table-cell office:value-type="string" calcext:value-type="string">
            <text:p>Quadro RTX6000 PNY PCI-E 24576Mb (VCQRTX6000STU-BSP) OEM</text:p>
          </table:table-cell>
          <table:table-cell office:value-type="float" office:value="1440" calcext:value-type="float">
            <text:p>1440</text:p>
          </table:table-cell>
          <table:table-cell office:value-type="float" office:value="1770" calcext:value-type="float">
            <text:p>1770</text:p>
          </table:table-cell>
          <table:table-cell office:value-type="float" office:value="24" calcext:value-type="float">
            <text:p>24</text:p>
          </table:table-cell>
          <table:table-cell office:value-type="float" office:value="14000" calcext:value-type="float">
            <text:p>14000</text:p>
          </table:table-cell>
          <table:table-cell office:value-type="float" office:value="384" calcext:value-type="float">
            <text:p>384</text:p>
          </table:table-cell>
          <table:table-cell office:value-type="float" office:value="511740" calcext:value-type="float">
            <text:p>511740</text:p>
          </table:table-cell>
          <table:table-cell/>
          <table:table-cell table:formula="of:=([.C300]-[.$C$2])/[.$C$2]" office:value-type="float" office:value="0.535181236673774" calcext:value-type="float">
            <text:p>0,535181236673774</text:p>
          </table:table-cell>
          <table:table-cell table:formula="of:=([.D300]-[.$D$2])/[.$D$2]" office:value-type="float" office:value="0.886993603411514" calcext:value-type="float">
            <text:p>0,886993603411514</text:p>
          </table:table-cell>
          <table:table-cell table:formula="of:=([.E300]-[.$E$2])/[.$E$2]" office:value-type="float" office:value="11" calcext:value-type="float">
            <text:p>11</text:p>
          </table:table-cell>
          <table:table-cell table:formula="of:=([.F300]-[.$F$2])/[.$F$2]" office:value-type="float" office:value="13" calcext:value-type="float">
            <text:p>13</text:p>
          </table:table-cell>
          <table:table-cell table:formula="of:=([.G300]-[.$G$2])/[.$G$2]" office:value-type="float" office:value="5" calcext:value-type="float">
            <text:p>5</text:p>
          </table:table-cell>
          <table:table-cell/>
          <table:table-cell table:formula="of:=SQRT([.J300]^2+[.K300]^2+[.L300]^2+[.M300]^2+[.N300]^2)" office:value-type="float" office:value="17.7784469684104" calcext:value-type="float">
            <text:p>17,7784469684104</text:p>
          </table:table-cell>
          <table:table-cell table:formula="of:=[.P300]*[.$H$2]/[.H300]" office:value-type="float" office:value="0.13896468494478" calcext:value-type="float">
            <text:p>0,13896468494478</text:p>
          </table:table-cell>
        </table:table-row>
        <table:table-row table:style-name="ro1">
          <table:table-cell office:value-type="float" office:value="311023" calcext:value-type="float">
            <text:p>311023</text:p>
          </table:table-cell>
          <table:table-cell office:value-type="string" calcext:value-type="string">
            <text:p>Quadro RTX6000 PNY PCI-E 24576Mb (X/VCQRTX6000-PB)</text:p>
          </table:table-cell>
          <table:table-cell office:value-type="float" office:value="1440" calcext:value-type="float">
            <text:p>1440</text:p>
          </table:table-cell>
          <table:table-cell office:value-type="float" office:value="1770" calcext:value-type="float">
            <text:p>1770</text:p>
          </table:table-cell>
          <table:table-cell office:value-type="float" office:value="24" calcext:value-type="float">
            <text:p>24</text:p>
          </table:table-cell>
          <table:table-cell office:value-type="float" office:value="14000" calcext:value-type="float">
            <text:p>14000</text:p>
          </table:table-cell>
          <table:table-cell office:value-type="float" office:value="384" calcext:value-type="float">
            <text:p>384</text:p>
          </table:table-cell>
          <table:table-cell office:value-type="float" office:value="511740" calcext:value-type="float">
            <text:p>511740</text:p>
          </table:table-cell>
          <table:table-cell/>
          <table:table-cell table:formula="of:=([.C301]-[.$C$2])/[.$C$2]" office:value-type="float" office:value="0.535181236673774" calcext:value-type="float">
            <text:p>0,535181236673774</text:p>
          </table:table-cell>
          <table:table-cell table:formula="of:=([.D301]-[.$D$2])/[.$D$2]" office:value-type="float" office:value="0.886993603411514" calcext:value-type="float">
            <text:p>0,886993603411514</text:p>
          </table:table-cell>
          <table:table-cell table:formula="of:=([.E301]-[.$E$2])/[.$E$2]" office:value-type="float" office:value="11" calcext:value-type="float">
            <text:p>11</text:p>
          </table:table-cell>
          <table:table-cell table:formula="of:=([.F301]-[.$F$2])/[.$F$2]" office:value-type="float" office:value="13" calcext:value-type="float">
            <text:p>13</text:p>
          </table:table-cell>
          <table:table-cell table:formula="of:=([.G301]-[.$G$2])/[.$G$2]" office:value-type="float" office:value="5" calcext:value-type="float">
            <text:p>5</text:p>
          </table:table-cell>
          <table:table-cell/>
          <table:table-cell table:formula="of:=SQRT([.J301]^2+[.K301]^2+[.L301]^2+[.M301]^2+[.N301]^2)" office:value-type="float" office:value="17.7784469684104" calcext:value-type="float">
            <text:p>17,7784469684104</text:p>
          </table:table-cell>
          <table:table-cell table:formula="of:=[.P301]*[.$H$2]/[.H301]" office:value-type="float" office:value="0.13896468494478" calcext:value-type="float">
            <text:p>0,13896468494478</text:p>
          </table:table-cell>
        </table:table-row>
      </table:table>
      <table:table table:name="folders" table:style-name="ta1"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orrent</text:p>
          </table:table-cell>
          <table:table-cell table:formula="of:=SUM([.$A$1:.A1])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stall</text:p>
          </table:table-cell>
          <table:table-cell table:formula="of:=SUM([.$A$1:.A2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rtualBox VMs</text:p>
          </table:table-cell>
          <table:table-cell table:formula="of:=SUM([.$A$1:.A3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s</text:p>
          </table:table-cell>
          <table:table-cell table:formula="of:=SUM([.$A$1:.A4])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PlayOnLinux</text:p>
          </table:table-cell>
          <table:table-cell table:formula="of:=SUM([.$A$1:.A5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steam</text:p>
          </table:table-cell>
          <table:table-cell table:formula="of:=SUM([.$A$1:.A6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jects</text:p>
          </table:table-cell>
          <table:table-cell table:formula="of:=SUM([.$A$1:.A7]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loads</text:p>
          </table:table-cell>
          <table:table-cell table:formula="of:=SUM([.$A$1:.A8]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vagrant.d</text:p>
          </table:table-cell>
          <table:table-cell table:formula="of:=SUM([.$A$1:.A9])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string" calcext:value-type="string">
            <text:p>.wine</text:p>
          </table:table-cell>
          <table:table-cell table:formula="of:=SUM([.$A$1:.A10])" office:value-type="float" office:value="726.7" calcext:value-type="float">
            <text:p>726,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string" calcext:value-type="string">
            <text:p>.local</text:p>
          </table:table-cell>
          <table:table-cell table:formula="of:=SUM([.$A$1:.A11])" office:value-type="float" office:value="733.1" calcext:value-type="float">
            <text:p>733,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phone</text:p>
          </table:table-cell>
          <table:table-cell table:formula="of:=SUM([.$A$1:.A12])" office:value-type="float" office:value="738.6" calcext:value-type="float">
            <text:p>738,6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string" calcext:value-type="string">
            <text:p>photos</text:p>
          </table:table-cell>
          <table:table-cell table:formula="of:=SUM([.$A$1:.A13])" office:value-type="float" office:value="742.2" calcext:value-type="float">
            <text:p>742,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string" calcext:value-type="string">
            <text:p>temp</text:p>
          </table:table-cell>
          <table:table-cell table:formula="of:=SUM([.$A$1:.A14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string" calcext:value-type="string">
            <text:p>.IdeaIC2019.3</text:p>
          </table:table-cell>
          <table:table-cell table:formula="of:=SUM([.$A$1:.A15])" office:value-type="float" office:value="747.8" calcext:value-type="float">
            <text:p>747,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.IdeaIC2019.2</text:p>
          </table:table-cell>
          <table:table-cell table:formula="of:=SUM([.$A$1:.A16])" office:value-type="float" office:value="750.3" calcext:value-type="float">
            <text:p>750,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DOS</text:p>
          </table:table-cell>
          <table:table-cell table:formula="of:=SUM([.$A$1:.A17])" office:value-type="float" office:value="752.8" calcext:value-type="float">
            <text:p>752,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.IdeaIC2019.1</text:p>
          </table:table-cell>
          <table:table-cell table:formula="of:=SUM([.$A$1:.A18])" office:value-type="float" office:value="754.9" calcext:value-type="float">
            <text:p>754,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.IdeaIC2017.1</text:p>
          </table:table-cell>
          <table:table-cell table:formula="of:=SUM([.$A$1:.A19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IdeaIC2018.3</text:p>
          </table:table-cell>
          <table:table-cell table:formula="of:=SUM([.$A$1:.A20]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IdeaIC15</text:p>
          </table:table-cell>
          <table:table-cell table:formula="of:=SUM([.$A$1:.A21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string" calcext:value-type="string">
            <text:p>.IdeaIC2017.2</text:p>
          </table:table-cell>
          <table:table-cell table:formula="of:=SUM([.$A$1:.A22])" office:value-type="float" office:value="762.9" calcext:value-type="float">
            <text:p>762,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string" calcext:value-type="string">
            <text:p>.cache</text:p>
          </table:table-cell>
          <table:table-cell table:formula="of:=SUM([.$A$1:.A23])" office:value-type="float" office:value="764.8" calcext:value-type="float">
            <text:p>764,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.IdeaIC2016.2</text:p>
          </table:table-cell>
          <table:table-cell table:formula="of:=SUM([.$A$1:.A24])" office:value-type="float" office:value="766.4" calcext:value-type="float">
            <text:p>766,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.xsession-errors</text:p>
          </table:table-cell>
          <table:table-cell table:formula="of:=SUM([.$A$1:.A25])" office:value-type="float" office:value="767.8" calcext:value-type="float">
            <text:p>767,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.IdeaIC2016.1</text:p>
          </table:table-cell>
          <table:table-cell table:formula="of:=SUM([.$A$1:.A26])" office:value-type="float" office:value="769.1" calcext:value-type="float">
            <text:p>769,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.IdeaIC2017.3</text:p>
          </table:table-cell>
          <table:table-cell table:formula="of:=SUM([.$A$1:.A27])" office:value-type="float" office:value="770.3" calcext:value-type="float">
            <text:p>770,3</text:p>
          </table:table-cell>
        </table:table-row>
      </table:table>
      <table:table table:name="ssd" table:style-name="ta1">
        <table:shapes>
          <draw:frame draw:z-index="0" draw:style-name="gr1" draw:text-style-name="P1" svg:width="176.68mm" svg:height="130.95mm" svg:x="234.57mm" svg:y="66.67mm">
            <draw:object draw:notify-on-update-of-ranges="ssd.P2:ssd.P99 ssd.Q1:ssd.Q1 ssd.Q2:ssd.Q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umeGB</text:p>
          </table:table-cell>
          <table:table-cell office:value-type="string" calcext:value-type="string">
            <text:p>ReadSp</text:p>
          </table:table-cell>
          <table:table-cell office:value-type="string" calcext:value-type="string">
            <text:p>WriteSp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TBW/Vol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VolumeGB</text:p>
          </table:table-cell>
          <table:table-cell office:value-type="string" calcext:value-type="string">
            <text:p>ReadSp</text:p>
          </table:table-cell>
          <table:table-cell office:value-type="string" calcext:value-type="string">
            <text:p>WriteSp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TBW/Vol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285654" calcext:value-type="float">
            <text:p>285654</text:p>
          </table:table-cell>
          <table:table-cell office:value-type="string" calcext:value-type="string">
            <text:p>128Gb SSD Transcend MTE110 (TS128GMTE110S)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formula="of:=[.F2]/[.C2]" office:value-type="float" office:value="0.390625" calcext:value-type="float">
            <text:p>0,390625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([.F2]-[.$F$2])/[.$F$2]" office:value-type="float" office:value="0" calcext:value-type="float">
            <text:p>0</text:p>
          </table:table-cell>
          <table:table-cell table:formula="of:=([.G2]-[.$G$2])/[.$G$2]" office:value-type="float" office:value="0" calcext:value-type="float">
            <text:p>0</text:p>
          </table:table-cell>
          <table:table-cell/>
          <table:table-cell table:formula="of:=[.K2]" office:value-type="float" office:value="0" calcext:value-type="float">
            <text:p>0</text:p>
          </table:table-cell>
          <table:table-cell table:formula="of:=[.P2]/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29" calcext:value-type="float">
            <text:p>333229</text:p>
          </table:table-cell>
          <table:table-cell office:value-type="string" calcext:value-type="string">
            <text:p>512Gb SSD Gigabyte (GP-GSM2NE3512GNTD)</text:p>
          </table:table-cell>
          <table:table-cell office:value-type="float" office:value="512" calcext:value-type="float">
            <text:p>512</text:p>
          </table:table-cell>
          <table:table-cell office:value-type="float" office:value="1700" calcext:value-type="float">
            <text:p>1700</text:p>
          </table:table-cell>
          <table:table-cell office:value-type="float" office:value="1550" calcext:value-type="float">
            <text:p>1550</text:p>
          </table:table-cell>
          <table:table-cell office:value-type="float" office:value="800" calcext:value-type="float">
            <text:p>800</text:p>
          </table:table-cell>
          <table:table-cell table:formula="of:=[.F3]/[.C3]" office:value-type="float" office:value="1.5625" calcext:value-type="float">
            <text:p>1,5625</text:p>
          </table:table-cell>
          <table:table-cell office:value-type="float" office:value="6900" calcext:value-type="float">
            <text:p>6900</text:p>
          </table:table-cell>
          <table:table-cell/>
          <table:table-cell table:formula="of:=([.C3]-[.$C$2])/[.$C$2]" office:value-type="float" office:value="3" calcext:value-type="float">
            <text:p>3</text:p>
          </table:table-cell>
          <table:table-cell table:formula="of:=([.D3]-[.$D$2])/[.$D$2]"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table:formula="of:=([.F3]-[.$F$2])/[.$F$2]" office:value-type="float" office:value="15" calcext:value-type="float">
            <text:p>15</text:p>
          </table:table-cell>
          <table:table-cell table:formula="of:=([.G3]-[.$G$2])/[.$G$2]" office:value-type="float" office:value="3" calcext:value-type="float">
            <text:p>3</text:p>
          </table:table-cell>
          <table:table-cell/>
          <table:table-cell table:formula="of:=[.K3]" office:value-type="float" office:value="0.0625" calcext:value-type="float">
            <text:p>0,0625</text:p>
          </table:table-cell>
          <table:table-cell table:formula="of:=[.P3]/[.H3]" office:value-type="float" office:value="0.00000905797101449275" calcext:value-type="float">
            <text:p>9,05797101449275E-06</text:p>
          </table:table-cell>
        </table:table-row>
        <table:table-row table:style-name="ro1">
          <table:table-cell office:value-type="float" office:value="300377" calcext:value-type="float">
            <text:p>300377</text:p>
          </table:table-cell>
          <table:table-cell office:value-type="string" calcext:value-type="string">
            <text:p>500Gb SSD Crucial P1 (CT500P1SSD8)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table:formula="of:=[.F4]/[.C4]" office:value-type="float" office:value="0.2" calcext:value-type="float">
            <text:p>0,2</text:p>
          </table:table-cell>
          <table:table-cell office:value-type="float" office:value="6950" calcext:value-type="float">
            <text:p>6950</text:p>
          </table:table-cell>
          <table:table-cell/>
          <table:table-cell table:formula="of:=([.C4]-[.$C$2])/[.$C$2]" office:value-type="float" office:value="2.90625" calcext:value-type="float">
            <text:p>2,90625</text:p>
          </table:table-cell>
          <table:table-cell table:formula="of:=([.D4]-[.$D$2])/[.$D$2]" office:value-type="float" office:value="0.1875" calcext:value-type="float">
            <text:p>0,1875</text:p>
          </table:table-cell>
          <table:table-cell office:value-type="float" office:value="0" calcext:value-type="float">
            <text:p>0</text:p>
          </table:table-cell>
          <table:table-cell table:formula="of:=([.F4]-[.$F$2])/[.$F$2]" office:value-type="float" office:value="1" calcext:value-type="float">
            <text:p>1</text:p>
          </table:table-cell>
          <table:table-cell table:formula="of:=([.G4]-[.$G$2])/[.$G$2]" office:value-type="float" office:value="-0.488" calcext:value-type="float">
            <text:p>-0,488</text:p>
          </table:table-cell>
          <table:table-cell/>
          <table:table-cell table:formula="of:=[.K4]" office:value-type="float" office:value="0.1875" calcext:value-type="float">
            <text:p>0,1875</text:p>
          </table:table-cell>
          <table:table-cell table:formula="of:=[.P4]/[.H4]" office:value-type="float" office:value="0.0000269784172661871" calcext:value-type="float">
            <text:p>2,69784172661871E-05</text:p>
          </table:table-cell>
        </table:table-row>
        <table:table-row table:style-name="ro1">
          <table:table-cell office:value-type="float" office:value="275628" calcext:value-type="float">
            <text:p>275628</text:p>
          </table:table-cell>
          <table:table-cell office:value-type="string" calcext:value-type="string">
            <text:p>256Gb SSD Intel 760p Series (SSDPEKKW256G8XT)</text:p>
          </table:table-cell>
          <table:table-cell office:value-type="float" office:value="256" calcext:value-type="float">
            <text:p>256</text:p>
          </table:table-cell>
          <table:table-cell office:value-type="float" office:value="3210" calcext:value-type="float">
            <text:p>3210</text:p>
          </table:table-cell>
          <table:table-cell office:value-type="float" office:value="1315" calcext:value-type="float">
            <text:p>1315</text:p>
          </table:table-cell>
          <table:table-cell office:value-type="float" office:value="144" calcext:value-type="float">
            <text:p>144</text:p>
          </table:table-cell>
          <table:table-cell table:formula="of:=[.F5]/[.C5]" office:value-type="float" office:value="0.5625" calcext:value-type="float">
            <text:p>0,562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([.C5]-[.$C$2])/[.$C$2]" office:value-type="float" office:value="1" calcext:value-type="float">
            <text:p>1</text:p>
          </table:table-cell>
          <table:table-cell table:formula="of:=([.D5]-[.$D$2])/[.$D$2]" office:value-type="float" office:value="1.00625" calcext:value-type="float">
            <text:p>1,00625</text:p>
          </table:table-cell>
          <table:table-cell office:value-type="float" office:value="0" calcext:value-type="float">
            <text:p>0</text:p>
          </table:table-cell>
          <table:table-cell table:formula="of:=([.F5]-[.$F$2])/[.$F$2]" office:value-type="float" office:value="1.88" calcext:value-type="float">
            <text:p>1,88</text:p>
          </table:table-cell>
          <table:table-cell table:formula="of:=([.G5]-[.$G$2])/[.$G$2]" office:value-type="float" office:value="0.44" calcext:value-type="float">
            <text:p>0,44</text:p>
          </table:table-cell>
          <table:table-cell/>
          <table:table-cell table:formula="of:=[.K5]" office:value-type="float" office:value="1.00625" calcext:value-type="float">
            <text:p>1,00625</text:p>
          </table:table-cell>
          <table:table-cell table:formula="of:=[.P5]/[.H5]" office:value-type="float" office:value="0.000142730496453901" calcext:value-type="float">
            <text:p>0,000142730496454</text:p>
          </table:table-cell>
        </table:table-row>
        <table:table-row table:style-name="ro1">
          <table:table-cell office:value-type="float" office:value="286932" calcext:value-type="float">
            <text:p>286932</text:p>
          </table:table-cell>
          <table:table-cell office:value-type="string" calcext:value-type="string">
            <text:p>512Gb SSD Transcend MTE110 (TS512GMTE110S)</text:p>
          </table:table-cell>
          <table:table-cell office:value-type="float" office:value="512" calcext:value-type="float">
            <text:p>512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formula="of:=[.F6]/[.C6]" office:value-type="float" office:value="0.5859375" calcext:value-type="float">
            <text:p>0,5859375</text:p>
          </table:table-cell>
          <table:table-cell office:value-type="float" office:value="7340" calcext:value-type="float">
            <text:p>7340</text:p>
          </table:table-cell>
          <table:table-cell/>
          <table:table-cell table:formula="of:=([.C6]-[.$C$2])/[.$C$2]" office:value-type="float" office:value="3" calcext:value-type="float">
            <text:p>3</text:p>
          </table:table-cell>
          <table:table-cell table:formula="of:=([.D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6]-[.$F$2])/[.$F$2]" office:value-type="float" office:value="5" calcext:value-type="float">
            <text:p>5</text:p>
          </table:table-cell>
          <table:table-cell table:formula="of:=([.G6]-[.$G$2])/[.$G$2]" office:value-type="float" office:value="0.5" calcext:value-type="float">
            <text:p>0,5</text:p>
          </table:table-cell>
          <table:table-cell/>
          <table:table-cell table:formula="of:=[.K6]" office:value-type="float" office:value="0.125" calcext:value-type="float">
            <text:p>0,125</text:p>
          </table:table-cell>
          <table:table-cell table:formula="of:=[.P6]/[.H6]" office:value-type="float" office:value="0.0000170299727520436" calcext:value-type="float">
            <text:p>1,70299727520436E-05</text:p>
          </table:table-cell>
        </table:table-row>
        <table:table-row table:style-name="ro1">
          <table:table-cell office:value-type="float" office:value="307901" calcext:value-type="float">
            <text:p>307901</text:p>
          </table:table-cell>
          <table:table-cell office:value-type="string" calcext:value-type="string">
            <text:p>512Gb SSD ADATA XPG SX6000 Lite (ASX6000LN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]/[.C7]" office:value-type="float" office:value="1.66015625" calcext:value-type="float">
            <text:p>1,66015625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([.C7]-[.$C$2])/[.$C$2]" office:value-type="float" office:value="3" calcext:value-type="float">
            <text:p>3</text:p>
          </table:table-cell>
          <table:table-cell table:formula="of:=([.D7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7]-[.$F$2])/[.$F$2]" office:value-type="float" office:value="16" calcext:value-type="float">
            <text:p>16</text:p>
          </table:table-cell>
          <table:table-cell table:formula="of:=([.G7]-[.$G$2])/[.$G$2]" office:value-type="float" office:value="3.25" calcext:value-type="float">
            <text:p>3,25</text:p>
          </table:table-cell>
          <table:table-cell/>
          <table:table-cell table:formula="of:=[.K7]" office:value-type="float" office:value="0.125" calcext:value-type="float">
            <text:p>0,125</text:p>
          </table:table-cell>
          <table:table-cell table:formula="of:=[.P7]/[.H7]" office:value-type="float" office:value="0.0000166223404255319" calcext:value-type="float">
            <text:p>1,66223404255319E-05</text:p>
          </table:table-cell>
        </table:table-row>
        <table:table-row table:style-name="ro1">
          <table:table-cell office:value-type="float" office:value="312178" calcext:value-type="float">
            <text:p>312178</text:p>
          </table:table-cell>
          <table:table-cell office:value-type="string" calcext:value-type="string">
            <text:p>512Gb SSD Silicon Power P34A80 (SP512GBP34A80M28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300" calcext:value-type="float">
            <text:p>2300</text:p>
          </table:table-cell>
          <table:table-cell office:value-type="float" office:value="150" calcext:value-type="float">
            <text:p>150</text:p>
          </table:table-cell>
          <table:table-cell table:formula="of:=[.F8]/[.C8]" office:value-type="float" office:value="0.29296875" calcext:value-type="float">
            <text:p>0,29296875</text:p>
          </table:table-cell>
          <table:table-cell office:value-type="float" office:value="7530" calcext:value-type="float">
            <text:p>7530</text:p>
          </table:table-cell>
          <table:table-cell/>
          <table:table-cell table:formula="of:=([.C8]-[.$C$2])/[.$C$2]" office:value-type="float" office:value="3" calcext:value-type="float">
            <text:p>3</text:p>
          </table:table-cell>
          <table:table-cell table:formula="of:=([.D8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]-[.$F$2])/[.$F$2]" office:value-type="float" office:value="2" calcext:value-type="float">
            <text:p>2</text:p>
          </table:table-cell>
          <table:table-cell table:formula="of:=([.G8]-[.$G$2])/[.$G$2]" office:value-type="float" office:value="-0.25" calcext:value-type="float">
            <text:p>-0,25</text:p>
          </table:table-cell>
          <table:table-cell/>
          <table:table-cell table:formula="of:=[.K8]" office:value-type="float" office:value="1.125" calcext:value-type="float">
            <text:p>1,125</text:p>
          </table:table-cell>
          <table:table-cell table:formula="of:=[.P8]/[.H8]" office:value-type="float" office:value="0.000149402390438247" calcext:value-type="float">
            <text:p>0,000149402390438</text:p>
          </table:table-cell>
        </table:table-row>
        <table:table-row table:style-name="ro1">
          <table:table-cell office:value-type="float" office:value="336389" calcext:value-type="float">
            <text:p>336389</text:p>
          </table:table-cell>
          <table:table-cell office:value-type="string" calcext:value-type="string">
            <text:p>512Gb SSD Silicon Power P34A60 (SP512GBP34A60M28)</text:p>
          </table:table-cell>
          <table:table-cell office:value-type="float" office:value="512" calcext:value-type="float">
            <text:p>512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]/[.C9]" office:value-type="float" office:value="1.66015625" calcext:value-type="float">
            <text:p>1,66015625</text:p>
          </table:table-cell>
          <table:table-cell office:value-type="float" office:value="7610" calcext:value-type="float">
            <text:p>7610</text:p>
          </table:table-cell>
          <table:table-cell/>
          <table:table-cell table:formula="of:=([.C9]-[.$C$2])/[.$C$2]" office:value-type="float" office:value="3" calcext:value-type="float">
            <text:p>3</text:p>
          </table:table-cell>
          <table:table-cell table:formula="of:=([.D9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9]-[.$F$2])/[.$F$2]" office:value-type="float" office:value="16" calcext:value-type="float">
            <text:p>16</text:p>
          </table:table-cell>
          <table:table-cell table:formula="of:=([.G9]-[.$G$2])/[.$G$2]" office:value-type="float" office:value="3.25" calcext:value-type="float">
            <text:p>3,25</text:p>
          </table:table-cell>
          <table:table-cell/>
          <table:table-cell table:formula="of:=[.K9]" office:value-type="float" office:value="0.375" calcext:value-type="float">
            <text:p>0,375</text:p>
          </table:table-cell>
          <table:table-cell table:formula="of:=[.P9]/[.H9]" office:value-type="float" office:value="0.0000492772667542707" calcext:value-type="float">
            <text:p>4,92772667542707E-05</text:p>
          </table:table-cell>
        </table:table-row>
        <table:table-row table:style-name="ro1">
          <table:table-cell office:value-type="float" office:value="284336" calcext:value-type="float">
            <text:p>284336</text:p>
          </table:table-cell>
          <table:table-cell office:value-type="string" calcext:value-type="string">
            <text:p>256Gb SSD Intel 760p Series (SSDPEKKW256G801)</text:p>
          </table:table-cell>
          <table:table-cell office:value-type="float" office:value="256" calcext:value-type="float">
            <text:p>256</text:p>
          </table:table-cell>
          <table:table-cell office:value-type="float" office:value="3210" calcext:value-type="float">
            <text:p>3210</text:p>
          </table:table-cell>
          <table:table-cell office:value-type="float" office:value="1315" calcext:value-type="float">
            <text:p>1315</text:p>
          </table:table-cell>
          <table:table-cell office:value-type="float" office:value="144" calcext:value-type="float">
            <text:p>144</text:p>
          </table:table-cell>
          <table:table-cell table:formula="of:=[.F10]/[.C10]" office:value-type="float" office:value="0.5625" calcext:value-type="float">
            <text:p>0,5625</text:p>
          </table:table-cell>
          <table:table-cell office:value-type="float" office:value="7800" calcext:value-type="float">
            <text:p>7800</text:p>
          </table:table-cell>
          <table:table-cell/>
          <table:table-cell table:formula="of:=([.C10]-[.$C$2])/[.$C$2]" office:value-type="float" office:value="1" calcext:value-type="float">
            <text:p>1</text:p>
          </table:table-cell>
          <table:table-cell table:formula="of:=([.D10]-[.$D$2])/[.$D$2]" office:value-type="float" office:value="1.00625" calcext:value-type="float">
            <text:p>1,00625</text:p>
          </table:table-cell>
          <table:table-cell office:value-type="float" office:value="0" calcext:value-type="float">
            <text:p>0</text:p>
          </table:table-cell>
          <table:table-cell table:formula="of:=([.F10]-[.$F$2])/[.$F$2]" office:value-type="float" office:value="1.88" calcext:value-type="float">
            <text:p>1,88</text:p>
          </table:table-cell>
          <table:table-cell table:formula="of:=([.G10]-[.$G$2])/[.$G$2]" office:value-type="float" office:value="0.44" calcext:value-type="float">
            <text:p>0,44</text:p>
          </table:table-cell>
          <table:table-cell/>
          <table:table-cell table:formula="of:=[.K10]" office:value-type="float" office:value="1.00625" calcext:value-type="float">
            <text:p>1,00625</text:p>
          </table:table-cell>
          <table:table-cell table:formula="of:=[.P10]/[.H10]" office:value-type="float" office:value="0.00012900641025641" calcext:value-type="float">
            <text:p>0,000129006410256</text:p>
          </table:table-cell>
        </table:table-row>
        <table:table-row table:style-name="ro1">
          <table:table-cell office:value-type="float" office:value="348820" calcext:value-type="float">
            <text:p>348820</text:p>
          </table:table-cell>
          <table:table-cell office:value-type="string" calcext:value-type="string">
            <text:p>500Gb SSD Seagate BarraCuda 510 (ZP500CM3A001)</text:p>
          </table:table-cell>
          <table:table-cell office:value-type="float" office:value="500" calcext:value-type="float">
            <text:p>500</text:p>
          </table:table-cell>
          <table:table-cell office:value-type="float" office:value="3400" calcext:value-type="float">
            <text:p>3400</text:p>
          </table:table-cell>
          <table:table-cell office:value-type="float" office:value="2400" calcext:value-type="float">
            <text:p>2400</text:p>
          </table:table-cell>
          <table:table-cell office:value-type="float" office:value="320" calcext:value-type="float">
            <text:p>320</text:p>
          </table:table-cell>
          <table:table-cell table:formula="of:=[.F11]/[.C11]" office:value-type="float" office:value="0.64" calcext:value-type="float">
            <text:p>0,64</text:p>
          </table:table-cell>
          <table:table-cell office:value-type="float" office:value="7840" calcext:value-type="float">
            <text:p>7840</text:p>
          </table:table-cell>
          <table:table-cell/>
          <table:table-cell table:formula="of:=([.C11]-[.$C$2])/[.$C$2]" office:value-type="float" office:value="2.90625" calcext:value-type="float">
            <text:p>2,90625</text:p>
          </table:table-cell>
          <table:table-cell table:formula="of:=([.D11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11]-[.$F$2])/[.$F$2]" office:value-type="float" office:value="5.4" calcext:value-type="float">
            <text:p>5,4</text:p>
          </table:table-cell>
          <table:table-cell table:formula="of:=([.G11]-[.$G$2])/[.$G$2]" office:value-type="float" office:value="0.6384" calcext:value-type="float">
            <text:p>0,6384</text:p>
          </table:table-cell>
          <table:table-cell/>
          <table:table-cell table:formula="of:=[.K11]" office:value-type="float" office:value="1.125" calcext:value-type="float">
            <text:p>1,125</text:p>
          </table:table-cell>
          <table:table-cell table:formula="of:=[.P11]/[.H11]" office:value-type="float" office:value="0.000143494897959184" calcext:value-type="float">
            <text:p>0,000143494897959</text:p>
          </table:table-cell>
        </table:table-row>
        <table:table-row table:style-name="ro1">
          <table:table-cell office:value-type="float" office:value="344692" calcext:value-type="float">
            <text:p>344692</text:p>
          </table:table-cell>
          <table:table-cell office:value-type="string" calcext:value-type="string">
            <text:p>500Gb SSD Western Digital Blue SN550 (WDS500G2B0C)</text:p>
          </table:table-cell>
          <table:table-cell office:value-type="float" office:value="500" calcext:value-type="float">
            <text:p>500</text:p>
          </table:table-cell>
          <table:table-cell office:value-type="float" office:value="2400" calcext:value-type="float">
            <text:p>2400</text:p>
          </table:table-cell>
          <table:table-cell office:value-type="float" office:value="1750" calcext:value-type="float">
            <text:p>17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2]/[.C12]" office:value-type="float" office:value="1.7" calcext:value-type="float">
            <text:p>1,7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([.C12]-[.$C$2])/[.$C$2]" office:value-type="float" office:value="2.90625" calcext:value-type="float">
            <text:p>2,90625</text:p>
          </table:table-cell>
          <table:table-cell table:formula="of:=([.D12]-[.$D$2])/[.$D$2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F12]-[.$F$2])/[.$F$2]" office:value-type="float" office:value="16" calcext:value-type="float">
            <text:p>16</text:p>
          </table:table-cell>
          <table:table-cell table:formula="of:=([.G12]-[.$G$2])/[.$G$2]" office:value-type="float" office:value="3.352" calcext:value-type="float">
            <text:p>3,352</text:p>
          </table:table-cell>
          <table:table-cell/>
          <table:table-cell table:formula="of:=[.K12]" office:value-type="float" office:value="0.5" calcext:value-type="float">
            <text:p>0,5</text:p>
          </table:table-cell>
          <table:table-cell table:formula="of:=[.P12]/[.H12]" office:value-type="float" office:value="0.00006265664160401" calcext:value-type="float">
            <text:p>6,265664160401E-05</text:p>
          </table:table-cell>
        </table:table-row>
        <table:table-row table:style-name="ro1">
          <table:table-cell office:value-type="float" office:value="302117" calcext:value-type="float">
            <text:p>302117</text:p>
          </table:table-cell>
          <table:table-cell office:value-type="string" calcext:value-type="string">
            <text:p>512Gb SSD Intel 660p Series (SSDPEKNW512G8X1)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3]/[.C13]" office:value-type="float" office:value="1.66015625" calcext:value-type="float">
            <text:p>1,66015625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([.C13]-[.$C$2])/[.$C$2]" office:value-type="float" office:value="3" calcext:value-type="float">
            <text:p>3</text:p>
          </table:table-cell>
          <table:table-cell table:formula="of:=([.D13]-[.$D$2])/[.$D$2]" office:value-type="float" office:value="-0.0625" calcext:value-type="float">
            <text:p>-0,0625</text:p>
          </table:table-cell>
          <table:table-cell office:value-type="float" office:value="0" calcext:value-type="float">
            <text:p>0</text:p>
          </table:table-cell>
          <table:table-cell table:formula="of:=([.F13]-[.$F$2])/[.$F$2]" office:value-type="float" office:value="16" calcext:value-type="float">
            <text:p>16</text:p>
          </table:table-cell>
          <table:table-cell table:formula="of:=([.G13]-[.$G$2])/[.$G$2]" office:value-type="float" office:value="3.25" calcext:value-type="float">
            <text:p>3,25</text:p>
          </table:table-cell>
          <table:table-cell/>
          <table:table-cell table:formula="of:=[.K13]" office:value-type="float" office:value="-0.0625" calcext:value-type="float">
            <text:p>-0,0625</text:p>
          </table:table-cell>
          <table:table-cell table:formula="of:=[.P13]/[.H13]" office:value-type="float" office:value="-0.00000783208020050125" calcext:value-type="float">
            <text:p>-7,83208020050125E-06</text:p>
          </table:table-cell>
        </table:table-row>
        <table:table-row table:style-name="ro1">
          <table:table-cell office:value-type="float" office:value="301719" calcext:value-type="float">
            <text:p>301719</text:p>
          </table:table-cell>
          <table:table-cell office:value-type="string" calcext:value-type="string">
            <text:p>512Gb SSD ADATA XPG SX6000 Pro (ASX6000PN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4]/[.C14]" office:value-type="float" office:value="1.66015625" calcext:value-type="float">
            <text:p>1,66015625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([.C14]-[.$C$2])/[.$C$2]" office:value-type="float" office:value="3" calcext:value-type="float">
            <text:p>3</text:p>
          </table:table-cell>
          <table:table-cell table:formula="of:=([.D14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14]-[.$F$2])/[.$F$2]" office:value-type="float" office:value="16" calcext:value-type="float">
            <text:p>16</text:p>
          </table:table-cell>
          <table:table-cell table:formula="of:=([.G14]-[.$G$2])/[.$G$2]" office:value-type="float" office:value="3.25" calcext:value-type="float">
            <text:p>3,25</text:p>
          </table:table-cell>
          <table:table-cell/>
          <table:table-cell table:formula="of:=[.K14]" office:value-type="float" office:value="0.3125" calcext:value-type="float">
            <text:p>0,3125</text:p>
          </table:table-cell>
          <table:table-cell table:formula="of:=[.P14]/[.H14]" office:value-type="float" office:value="0.0000388198757763975" calcext:value-type="float">
            <text:p>3,88198757763975E-05</text:p>
          </table:table-cell>
        </table:table-row>
        <table:table-row table:style-name="ro1">
          <table:table-cell office:value-type="float" office:value="278884" calcext:value-type="float">
            <text:p>278884</text:p>
          </table:table-cell>
          <table:table-cell office:value-type="string" calcext:value-type="string">
            <text:p>512Gb SSD Plextor M9Pe(G) (PX-512M9PeG)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5]/[.C15]" office:value-type="float" office:value="1.66015625" calcext:value-type="float">
            <text:p>1,66015625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([.C15]-[.$C$2])/[.$C$2]" office:value-type="float" office:value="3" calcext:value-type="float">
            <text:p>3</text:p>
          </table:table-cell>
          <table:table-cell table:formula="of:=([.D1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15]-[.$F$2])/[.$F$2]" office:value-type="float" office:value="16" calcext:value-type="float">
            <text:p>16</text:p>
          </table:table-cell>
          <table:table-cell table:formula="of:=([.G15]-[.$G$2])/[.$G$2]" office:value-type="float" office:value="3.25" calcext:value-type="float">
            <text:p>3,25</text:p>
          </table:table-cell>
          <table:table-cell/>
          <table:table-cell table:formula="of:=[.K15]" office:value-type="float" office:value="1" calcext:value-type="float">
            <text:p>1</text:p>
          </table:table-cell>
          <table:table-cell table:formula="of:=[.P15]/[.H15]" office:value-type="float" office:value="0.000121065375302663" calcext:value-type="float">
            <text:p>0,000121065375303</text:p>
          </table:table-cell>
        </table:table-row>
        <table:table-row table:style-name="ro1">
          <table:table-cell office:value-type="float" office:value="325596" calcext:value-type="float">
            <text:p>325596</text:p>
          </table:table-cell>
          <table:table-cell office:value-type="string" calcext:value-type="string">
            <text:p>500Gb SSD HP EX900 (2YY44AA)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6]/[.C16]" office:value-type="float" office:value="1.7" calcext:value-type="float">
            <text:p>1,7</text:p>
          </table:table-cell>
          <table:table-cell office:value-type="float" office:value="8270" calcext:value-type="float">
            <text:p>8270</text:p>
          </table:table-cell>
          <table:table-cell/>
          <table:table-cell table:formula="of:=([.C16]-[.$C$2])/[.$C$2]" office:value-type="float" office:value="2.90625" calcext:value-type="float">
            <text:p>2,90625</text:p>
          </table:table-cell>
          <table:table-cell table:formula="of:=([.D16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16]-[.$F$2])/[.$F$2]" office:value-type="float" office:value="16" calcext:value-type="float">
            <text:p>16</text:p>
          </table:table-cell>
          <table:table-cell table:formula="of:=([.G16]-[.$G$2])/[.$G$2]" office:value-type="float" office:value="3.352" calcext:value-type="float">
            <text:p>3,352</text:p>
          </table:table-cell>
          <table:table-cell/>
          <table:table-cell table:formula="of:=[.K16]" office:value-type="float" office:value="0.3125" calcext:value-type="float">
            <text:p>0,3125</text:p>
          </table:table-cell>
          <table:table-cell table:formula="of:=[.P16]/[.H16]" office:value-type="float" office:value="0.0000377871825876663" calcext:value-type="float">
            <text:p>3,77871825876663E-05</text:p>
          </table:table-cell>
        </table:table-row>
        <table:table-row table:style-name="ro1">
          <table:table-cell office:value-type="float" office:value="346902" calcext:value-type="float">
            <text:p>346902</text:p>
          </table:table-cell>
          <table:table-cell office:value-type="string" calcext:value-type="string">
            <text:p>500Gb SSD Kingston A2000 (SA2000M8/500G)</text:p>
          </table:table-cell>
          <table:table-cell office:value-type="float" office:value="500" calcext:value-type="float">
            <text:p>5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7]/[.C17]" office:value-type="float" office:value="1.7" calcext:value-type="float">
            <text:p>1,7</text:p>
          </table:table-cell>
          <table:table-cell office:value-type="float" office:value="8300" calcext:value-type="float">
            <text:p>8300</text:p>
          </table:table-cell>
          <table:table-cell/>
          <table:table-cell table:formula="of:=([.C17]-[.$C$2])/[.$C$2]" office:value-type="float" office:value="2.90625" calcext:value-type="float">
            <text:p>2,90625</text:p>
          </table:table-cell>
          <table:table-cell table:formula="of:=([.D17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17]-[.$F$2])/[.$F$2]" office:value-type="float" office:value="16" calcext:value-type="float">
            <text:p>16</text:p>
          </table:table-cell>
          <table:table-cell table:formula="of:=([.G17]-[.$G$2])/[.$G$2]" office:value-type="float" office:value="3.352" calcext:value-type="float">
            <text:p>3,352</text:p>
          </table:table-cell>
          <table:table-cell/>
          <table:table-cell table:formula="of:=[.K17]" office:value-type="float" office:value="0.375" calcext:value-type="float">
            <text:p>0,375</text:p>
          </table:table-cell>
          <table:table-cell table:formula="of:=[.P17]/[.H17]" office:value-type="float" office:value="0.0000451807228915663" calcext:value-type="float">
            <text:p>4,51807228915663E-05</text:p>
          </table:table-cell>
        </table:table-row>
        <table:table-row table:style-name="ro1">
          <table:table-cell office:value-type="float" office:value="343921" calcext:value-type="float">
            <text:p>343921</text:p>
          </table:table-cell>
          <table:table-cell office:value-type="string" calcext:value-type="string">
            <text:p>512Gb SSD Hikvision E2000 (HS-SSD-E2000/512G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8]/[.C18]" office:value-type="float" office:value="1.66015625" calcext:value-type="float">
            <text:p>1,66015625</text:p>
          </table:table-cell>
          <table:table-cell office:value-type="float" office:value="8350" calcext:value-type="float">
            <text:p>8350</text:p>
          </table:table-cell>
          <table:table-cell/>
          <table:table-cell table:formula="of:=([.C18]-[.$C$2])/[.$C$2]" office:value-type="float" office:value="3" calcext:value-type="float">
            <text:p>3</text:p>
          </table:table-cell>
          <table:table-cell table:formula="of:=([.D18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18]-[.$F$2])/[.$F$2]" office:value-type="float" office:value="16" calcext:value-type="float">
            <text:p>16</text:p>
          </table:table-cell>
          <table:table-cell table:formula="of:=([.G18]-[.$G$2])/[.$G$2]" office:value-type="float" office:value="3.25" calcext:value-type="float">
            <text:p>3,25</text:p>
          </table:table-cell>
          <table:table-cell/>
          <table:table-cell table:formula="of:=[.K18]" office:value-type="float" office:value="1.0625" calcext:value-type="float">
            <text:p>1,0625</text:p>
          </table:table-cell>
          <table:table-cell table:formula="of:=[.P18]/[.H18]" office:value-type="float" office:value="0.000127245508982036" calcext:value-type="float">
            <text:p>0,000127245508982</text:p>
          </table:table-cell>
        </table:table-row>
        <table:table-row table:style-name="ro1">
          <table:table-cell office:value-type="float" office:value="347275" calcext:value-type="float">
            <text:p>347275</text:p>
          </table:table-cell>
          <table:table-cell office:value-type="string" calcext:value-type="string">
            <text:p>240Gb SSD Kingston DC1000B (SEDC1000BM8/240G)</text:p>
          </table:table-cell>
          <table:table-cell office:value-type="float" office:value="240" calcext:value-type="float">
            <text:p>240</text:p>
          </table:table-cell>
          <table:table-cell office:value-type="float" office:value="2200" calcext:value-type="float">
            <text:p>2200</text:p>
          </table:table-cell>
          <table:table-cell office:value-type="float" office:value="290" calcext:value-type="float">
            <text:p>290</text:p>
          </table:table-cell>
          <table:table-cell office:value-type="float" office:value="248" calcext:value-type="float">
            <text:p>248</text:p>
          </table:table-cell>
          <table:table-cell table:formula="of:=[.F19]/[.C19]" office:value-type="float" office:value="1.03333333333333" calcext:value-type="float">
            <text:p>1,03333333333333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([.C19]-[.$C$2])/[.$C$2]" office:value-type="float" office:value="0.875" calcext:value-type="float">
            <text:p>0,875</text:p>
          </table:table-cell>
          <table:table-cell table:formula="of:=([.D19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19]-[.$F$2])/[.$F$2]" office:value-type="float" office:value="3.96" calcext:value-type="float">
            <text:p>3,96</text:p>
          </table:table-cell>
          <table:table-cell table:formula="of:=([.G19]-[.$G$2])/[.$G$2]" office:value-type="float" office:value="1.64533333333333" calcext:value-type="float">
            <text:p>1,64533333333333</text:p>
          </table:table-cell>
          <table:table-cell/>
          <table:table-cell table:formula="of:=[.K19]" office:value-type="float" office:value="0.375" calcext:value-type="float">
            <text:p>0,375</text:p>
          </table:table-cell>
          <table:table-cell table:formula="of:=[.P19]/[.H19]" office:value-type="float" office:value="0.0000446428571428571" calcext:value-type="float">
            <text:p>4,46428571428571E-05</text:p>
          </table:table-cell>
        </table:table-row>
        <table:table-row table:style-name="ro1">
          <table:table-cell office:value-type="float" office:value="308628" calcext:value-type="float">
            <text:p>308628</text:p>
          </table:table-cell>
          <table:table-cell office:value-type="string" calcext:value-type="string">
            <text:p>512Gb SSD ADATA XPG Gammix S5 (AGAMMIXS5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0]/[.C20]" office:value-type="float" office:value="1.66015625" calcext:value-type="float">
            <text:p>1,66015625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([.C20]-[.$C$2])/[.$C$2]" office:value-type="float" office:value="3" calcext:value-type="float">
            <text:p>3</text:p>
          </table:table-cell>
          <table:table-cell table:formula="of:=([.D20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20]-[.$F$2])/[.$F$2]" office:value-type="float" office:value="16" calcext:value-type="float">
            <text:p>16</text:p>
          </table:table-cell>
          <table:table-cell table:formula="of:=([.G20]-[.$G$2])/[.$G$2]" office:value-type="float" office:value="3.25" calcext:value-type="float">
            <text:p>3,25</text:p>
          </table:table-cell>
          <table:table-cell/>
          <table:table-cell table:formula="of:=[.K20]" office:value-type="float" office:value="0.3125" calcext:value-type="float">
            <text:p>0,3125</text:p>
          </table:table-cell>
          <table:table-cell table:formula="of:=[.P20]/[.H20]" office:value-type="float" office:value="0.000037202380952381" calcext:value-type="float">
            <text:p>3,7202380952381E-05</text:p>
          </table:table-cell>
        </table:table-row>
        <table:table-row table:style-name="ro1">
          <table:table-cell office:value-type="float" office:value="345242" calcext:value-type="float">
            <text:p>345242</text:p>
          </table:table-cell>
          <table:table-cell office:value-type="string" calcext:value-type="string">
            <text:p>512Gb SSD Patriot P300 (P300P512GM28)</text:p>
          </table:table-cell>
          <table:table-cell office:value-type="float" office:value="512" calcext:value-type="float">
            <text:p>512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1]/[.C21]" office:value-type="float" office:value="1.66015625" calcext:value-type="float">
            <text:p>1,66015625</text:p>
          </table:table-cell>
          <table:table-cell office:value-type="float" office:value="8490" calcext:value-type="float">
            <text:p>8490</text:p>
          </table:table-cell>
          <table:table-cell/>
          <table:table-cell table:formula="of:=([.C21]-[.$C$2])/[.$C$2]" office:value-type="float" office:value="3" calcext:value-type="float">
            <text:p>3</text:p>
          </table:table-cell>
          <table:table-cell table:formula="of:=([.D21]-[.$D$2])/[.$D$2]"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table:formula="of:=([.F21]-[.$F$2])/[.$F$2]" office:value-type="float" office:value="16" calcext:value-type="float">
            <text:p>16</text:p>
          </table:table-cell>
          <table:table-cell table:formula="of:=([.G21]-[.$G$2])/[.$G$2]" office:value-type="float" office:value="3.25" calcext:value-type="float">
            <text:p>3,25</text:p>
          </table:table-cell>
          <table:table-cell/>
          <table:table-cell table:formula="of:=[.K21]" office:value-type="float" office:value="0.0625" calcext:value-type="float">
            <text:p>0,0625</text:p>
          </table:table-cell>
          <table:table-cell table:formula="of:=[.P21]/[.H21]" office:value-type="float" office:value="0.00000736160188457008" calcext:value-type="float">
            <text:p>7,36160188457008E-06</text:p>
          </table:table-cell>
        </table:table-row>
        <table:table-row table:style-name="ro1">
          <table:table-cell office:value-type="float" office:value="308619" calcext:value-type="float">
            <text:p>308619</text:p>
          </table:table-cell>
          <table:table-cell office:value-type="string" calcext:value-type="string">
            <text:p>512Gb SSD ADATA XPG Gammix S11 Pro (AGAMMIXS11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3350" calcext:value-type="float">
            <text:p>3350</text:p>
          </table:table-cell>
          <table:table-cell office:value-type="float" office:value="2350" calcext:value-type="float">
            <text:p>23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2]/[.C22]" office:value-type="float" office:value="1.66015625" calcext:value-type="float">
            <text:p>1,66015625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([.C22]-[.$C$2])/[.$C$2]" office:value-type="float" office:value="3" calcext:value-type="float">
            <text:p>3</text:p>
          </table:table-cell>
          <table:table-cell table:formula="of:=([.D22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22]-[.$F$2])/[.$F$2]" office:value-type="float" office:value="16" calcext:value-type="float">
            <text:p>16</text:p>
          </table:table-cell>
          <table:table-cell table:formula="of:=([.G22]-[.$G$2])/[.$G$2]" office:value-type="float" office:value="3.25" calcext:value-type="float">
            <text:p>3,25</text:p>
          </table:table-cell>
          <table:table-cell/>
          <table:table-cell table:formula="of:=[.K22]" office:value-type="float" office:value="1.09375" calcext:value-type="float">
            <text:p>1,09375</text:p>
          </table:table-cell>
          <table:table-cell table:formula="of:=[.P22]/[.H22]" office:value-type="float" office:value="0.000128676470588235" calcext:value-type="float">
            <text:p>0,000128676470588</text:p>
          </table:table-cell>
        </table:table-row>
        <table:table-row table:style-name="ro1">
          <table:table-cell office:value-type="float" office:value="350043" calcext:value-type="float">
            <text:p>350043</text:p>
          </table:table-cell>
          <table:table-cell office:value-type="string" calcext:value-type="string">
            <text:p>512Gb SSD GOODRAM PX500 (SSDPR-PX500-512-80)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3]/[.C23]" office:value-type="float" office:value="1.66015625" calcext:value-type="float">
            <text:p>1,66015625</text:p>
          </table:table-cell>
          <table:table-cell office:value-type="float" office:value="8690" calcext:value-type="float">
            <text:p>8690</text:p>
          </table:table-cell>
          <table:table-cell/>
          <table:table-cell table:formula="of:=([.C23]-[.$C$2])/[.$C$2]" office:value-type="float" office:value="3" calcext:value-type="float">
            <text:p>3</text:p>
          </table:table-cell>
          <table:table-cell table:formula="of:=([.D23]-[.$D$2])/[.$D$2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F23]-[.$F$2])/[.$F$2]" office:value-type="float" office:value="16" calcext:value-type="float">
            <text:p>16</text:p>
          </table:table-cell>
          <table:table-cell table:formula="of:=([.G23]-[.$G$2])/[.$G$2]" office:value-type="float" office:value="3.25" calcext:value-type="float">
            <text:p>3,25</text:p>
          </table:table-cell>
          <table:table-cell/>
          <table:table-cell table:formula="of:=[.K23]" office:value-type="float" office:value="0.25" calcext:value-type="float">
            <text:p>0,25</text:p>
          </table:table-cell>
          <table:table-cell table:formula="of:=[.P23]/[.H23]" office:value-type="float" office:value="0.0000287686996547756" calcext:value-type="float">
            <text:p>2,87686996547756E-05</text:p>
          </table:table-cell>
        </table:table-row>
        <table:table-row table:style-name="ro1">
          <table:table-cell office:value-type="float" office:value="342423" calcext:value-type="float">
            <text:p>342423</text:p>
          </table:table-cell>
          <table:table-cell office:value-type="string" calcext:value-type="string">
            <text:p>500Gb SSD Kingston A2000R (SA2000M8R/500G)</text:p>
          </table:table-cell>
          <table:table-cell office:value-type="float" office:value="500" calcext:value-type="float">
            <text:p>5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4]/[.C24]" office:value-type="float" office:value="1.7" calcext:value-type="float">
            <text:p>1,7</text:p>
          </table:table-cell>
          <table:table-cell office:value-type="float" office:value="9130" calcext:value-type="float">
            <text:p>9130</text:p>
          </table:table-cell>
          <table:table-cell/>
          <table:table-cell table:formula="of:=([.C24]-[.$C$2])/[.$C$2]" office:value-type="float" office:value="2.90625" calcext:value-type="float">
            <text:p>2,90625</text:p>
          </table:table-cell>
          <table:table-cell table:formula="of:=([.D24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24]-[.$F$2])/[.$F$2]" office:value-type="float" office:value="16" calcext:value-type="float">
            <text:p>16</text:p>
          </table:table-cell>
          <table:table-cell table:formula="of:=([.G24]-[.$G$2])/[.$G$2]" office:value-type="float" office:value="3.352" calcext:value-type="float">
            <text:p>3,352</text:p>
          </table:table-cell>
          <table:table-cell/>
          <table:table-cell table:formula="of:=[.K24]" office:value-type="float" office:value="0.375" calcext:value-type="float">
            <text:p>0,375</text:p>
          </table:table-cell>
          <table:table-cell table:formula="of:=[.P24]/[.H24]" office:value-type="float" office:value="0.0000410733844468784" calcext:value-type="float">
            <text:p>4,10733844468784E-05</text:p>
          </table:table-cell>
        </table:table-row>
        <table:table-row table:style-name="ro1">
          <table:table-cell office:value-type="float" office:value="330370" calcext:value-type="float">
            <text:p>330370</text:p>
          </table:table-cell>
          <table:table-cell office:value-type="string" calcext:value-type="string">
            <text:p>512Gb SSD Micron 2200 (MTFDHBA512TCK-1AS1AABYY)</text:p>
          </table:table-cell>
          <table:table-cell office:value-type="float" office:value="512" calcext:value-type="float">
            <text:p>512</text:p>
          </table:table-cell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5]/[.C25]" office:value-type="float" office:value="1.66015625" calcext:value-type="float">
            <text:p>1,66015625</text:p>
          </table:table-cell>
          <table:table-cell office:value-type="float" office:value="9130" calcext:value-type="float">
            <text:p>9130</text:p>
          </table:table-cell>
          <table:table-cell/>
          <table:table-cell table:formula="of:=([.C25]-[.$C$2])/[.$C$2]" office:value-type="float" office:value="3" calcext:value-type="float">
            <text:p>3</text:p>
          </table:table-cell>
          <table:table-cell table:formula="of:=([.D25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25]-[.$F$2])/[.$F$2]" office:value-type="float" office:value="16" calcext:value-type="float">
            <text:p>16</text:p>
          </table:table-cell>
          <table:table-cell table:formula="of:=([.G25]-[.$G$2])/[.$G$2]" office:value-type="float" office:value="3.25" calcext:value-type="float">
            <text:p>3,25</text:p>
          </table:table-cell>
          <table:table-cell/>
          <table:table-cell table:formula="of:=[.K25]" office:value-type="float" office:value="0.875" calcext:value-type="float">
            <text:p>0,875</text:p>
          </table:table-cell>
          <table:table-cell table:formula="of:=[.P25]/[.H25]" office:value-type="float" office:value="0.0000958378970427163" calcext:value-type="float">
            <text:p>9,58378970427163E-05</text:p>
          </table:table-cell>
        </table:table-row>
        <table:table-row table:style-name="ro1">
          <table:table-cell office:value-type="float" office:value="325599" calcext:value-type="float">
            <text:p>325599</text:p>
          </table:table-cell>
          <table:table-cell office:value-type="string" calcext:value-type="string">
            <text:p>512Gb SSD HP EX920 (2YY46AA)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6]/[.C26]" office:value-type="float" office:value="1.66015625" calcext:value-type="float">
            <text:p>1,66015625</text:p>
          </table:table-cell>
          <table:table-cell office:value-type="float" office:value="9180" calcext:value-type="float">
            <text:p>9180</text:p>
          </table:table-cell>
          <table:table-cell/>
          <table:table-cell table:formula="of:=([.C26]-[.$C$2])/[.$C$2]" office:value-type="float" office:value="3" calcext:value-type="float">
            <text:p>3</text:p>
          </table:table-cell>
          <table:table-cell table:formula="of:=([.D26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6]-[.$F$2])/[.$F$2]" office:value-type="float" office:value="16" calcext:value-type="float">
            <text:p>16</text:p>
          </table:table-cell>
          <table:table-cell table:formula="of:=([.G26]-[.$G$2])/[.$G$2]" office:value-type="float" office:value="3.25" calcext:value-type="float">
            <text:p>3,25</text:p>
          </table:table-cell>
          <table:table-cell/>
          <table:table-cell table:formula="of:=[.K26]" office:value-type="float" office:value="1" calcext:value-type="float">
            <text:p>1</text:p>
          </table:table-cell>
          <table:table-cell table:formula="of:=[.P26]/[.H26]" office:value-type="float" office:value="0.000108932461873638" calcext:value-type="float">
            <text:p>0,000108932461874</text:p>
          </table:table-cell>
        </table:table-row>
        <table:table-row table:style-name="ro1">
          <table:table-cell office:value-type="float" office:value="311961" calcext:value-type="float">
            <text:p>311961</text:p>
          </table:table-cell>
          <table:table-cell office:value-type="string" calcext:value-type="string">
            <text:p>500Gb SSD Samsung 970 EVO Plus Series (MZ-V7S500BW)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300" calcext:value-type="float">
            <text:p>33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7]/[.C27]" office:value-type="float" office:value="1.7" calcext:value-type="float">
            <text:p>1,7</text:p>
          </table:table-cell>
          <table:table-cell office:value-type="float" office:value="9340" calcext:value-type="float">
            <text:p>9340</text:p>
          </table:table-cell>
          <table:table-cell/>
          <table:table-cell table:formula="of:=([.C27]-[.$C$2])/[.$C$2]" office:value-type="float" office:value="2.90625" calcext:value-type="float">
            <text:p>2,90625</text:p>
          </table:table-cell>
          <table:table-cell table:formula="of:=([.D2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27]-[.$F$2])/[.$F$2]" office:value-type="float" office:value="16" calcext:value-type="float">
            <text:p>16</text:p>
          </table:table-cell>
          <table:table-cell table:formula="of:=([.G27]-[.$G$2])/[.$G$2]" office:value-type="float" office:value="3.352" calcext:value-type="float">
            <text:p>3,352</text:p>
          </table:table-cell>
          <table:table-cell/>
          <table:table-cell table:formula="of:=[.K27]" office:value-type="float" office:value="1.1875" calcext:value-type="float">
            <text:p>1,1875</text:p>
          </table:table-cell>
          <table:table-cell table:formula="of:=[.P27]/[.H27]" office:value-type="float" office:value="0.000127141327623126" calcext:value-type="float">
            <text:p>0,000127141327623</text:p>
          </table:table-cell>
        </table:table-row>
        <table:table-row table:style-name="ro1">
          <table:table-cell office:value-type="float" office:value="313140" calcext:value-type="float">
            <text:p>313140</text:p>
          </table:table-cell>
          <table:table-cell office:value-type="string" calcext:value-type="string">
            <text:p>480Gb SSD Apacer AS2280P4 (AP480GAS2280P4-1)</text:p>
          </table:table-cell>
          <table:table-cell office:value-type="float" office:value="480" calcext:value-type="float">
            <text:p>480</text:p>
          </table:table-cell>
          <table:table-cell office:value-type="float" office:value="3200" calcext:value-type="float">
            <text:p>3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8]/[.C28]" office:value-type="float" office:value="1.77083333333333" calcext:value-type="float">
            <text:p>1,77083333333333</text:p>
          </table:table-cell>
          <table:table-cell office:value-type="float" office:value="9410" calcext:value-type="float">
            <text:p>9410</text:p>
          </table:table-cell>
          <table:table-cell/>
          <table:table-cell table:formula="of:=([.C28]-[.$C$2])/[.$C$2]" office:value-type="float" office:value="2.75" calcext:value-type="float">
            <text:p>2,75</text:p>
          </table:table-cell>
          <table:table-cell table:formula="of:=([.D28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8]-[.$F$2])/[.$F$2]" office:value-type="float" office:value="16" calcext:value-type="float">
            <text:p>16</text:p>
          </table:table-cell>
          <table:table-cell table:formula="of:=([.G28]-[.$G$2])/[.$G$2]" office:value-type="float" office:value="3.53333333333333" calcext:value-type="float">
            <text:p>3,53333333333333</text:p>
          </table:table-cell>
          <table:table-cell/>
          <table:table-cell table:formula="of:=[.K28]" office:value-type="float" office:value="1" calcext:value-type="float">
            <text:p>1</text:p>
          </table:table-cell>
          <table:table-cell table:formula="of:=[.P28]/[.H28]" office:value-type="float" office:value="0.000106269925611052" calcext:value-type="float">
            <text:p>0,000106269925611</text:p>
          </table:table-cell>
        </table:table-row>
        <table:table-row table:style-name="ro1">
          <table:table-cell office:value-type="float" office:value="321861" calcext:value-type="float">
            <text:p>321861</text:p>
          </table:table-cell>
          <table:table-cell office:value-type="string" calcext:value-type="string">
            <text:p>512Gb SSD Patriot Viper (VPN100-512GM28H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9]/[.C29]" office:value-type="float" office:value="1.66015625" calcext:value-type="float">
            <text:p>1,66015625</text:p>
          </table:table-cell>
          <table:table-cell office:value-type="float" office:value="9450" calcext:value-type="float">
            <text:p>9450</text:p>
          </table:table-cell>
          <table:table-cell/>
          <table:table-cell table:formula="of:=([.C29]-[.$C$2])/[.$C$2]" office:value-type="float" office:value="3" calcext:value-type="float">
            <text:p>3</text:p>
          </table:table-cell>
          <table:table-cell table:formula="of:=([.D29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29]-[.$F$2])/[.$F$2]" office:value-type="float" office:value="16" calcext:value-type="float">
            <text:p>16</text:p>
          </table:table-cell>
          <table:table-cell table:formula="of:=([.G29]-[.$G$2])/[.$G$2]" office:value-type="float" office:value="3.25" calcext:value-type="float">
            <text:p>3,25</text:p>
          </table:table-cell>
          <table:table-cell/>
          <table:table-cell table:formula="of:=[.K29]" office:value-type="float" office:value="1.0625" calcext:value-type="float">
            <text:p>1,0625</text:p>
          </table:table-cell>
          <table:table-cell table:formula="of:=[.P29]/[.H29]" office:value-type="float" office:value="0.000112433862433862" calcext:value-type="float">
            <text:p>0,000112433862434</text:p>
          </table:table-cell>
        </table:table-row>
        <table:table-row table:style-name="ro1">
          <table:table-cell office:value-type="float" office:value="348433" calcext:value-type="float">
            <text:p>348433</text:p>
          </table:table-cell>
          <table:table-cell office:value-type="string" calcext:value-type="string">
            <text:p>256Gb SSD + 16Gb Intel Optane Memory H10 (HBRPEKNX0101A01)</text:p>
          </table:table-cell>
          <table:table-cell office:value-type="float" office:value="256" calcext:value-type="float">
            <text:p>256</text:p>
          </table:table-cell>
          <table:table-cell office:value-type="float" office:value="1450" calcext:value-type="float">
            <text:p>1450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table:formula="of:=[.F30]/[.C30]" office:value-type="float" office:value="0.29296875" calcext:value-type="float">
            <text:p>0,29296875</text:p>
          </table:table-cell>
          <table:table-cell office:value-type="float" office:value="9640" calcext:value-type="float">
            <text:p>9640</text:p>
          </table:table-cell>
          <table:table-cell/>
          <table:table-cell table:formula="of:=([.C30]-[.$C$2])/[.$C$2]" office:value-type="float" office:value="1" calcext:value-type="float">
            <text:p>1</text:p>
          </table:table-cell>
          <table:table-cell table:formula="of:=([.D30]-[.$D$2])/[.$D$2]" office:value-type="float" office:value="-0.09375" calcext:value-type="float">
            <text:p>-0,09375</text:p>
          </table:table-cell>
          <table:table-cell office:value-type="float" office:value="0" calcext:value-type="float">
            <text:p>0</text:p>
          </table:table-cell>
          <table:table-cell table:formula="of:=([.F30]-[.$F$2])/[.$F$2]" office:value-type="float" office:value="0.5" calcext:value-type="float">
            <text:p>0,5</text:p>
          </table:table-cell>
          <table:table-cell table:formula="of:=([.G30]-[.$G$2])/[.$G$2]" office:value-type="float" office:value="-0.25" calcext:value-type="float">
            <text:p>-0,25</text:p>
          </table:table-cell>
          <table:table-cell/>
          <table:table-cell table:formula="of:=[.K30]" office:value-type="float" office:value="-0.09375" calcext:value-type="float">
            <text:p>-0,09375</text:p>
          </table:table-cell>
          <table:table-cell table:formula="of:=[.P30]/[.H30]" office:value-type="float" office:value="-0.00000972510373443983" calcext:value-type="float">
            <text:p>-9,72510373443983E-06</text:p>
          </table:table-cell>
        </table:table-row>
        <table:table-row table:style-name="ro1">
          <table:table-cell office:value-type="float" office:value="321981" calcext:value-type="float">
            <text:p>321981</text:p>
          </table:table-cell>
          <table:table-cell office:value-type="string" calcext:value-type="string">
            <text:p>500Gb SSD Kingston KC2000 (SKC2000M8/500G)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1]/[.C31]" office:value-type="float" office:value="1.7" calcext:value-type="float">
            <text:p>1,7</text:p>
          </table:table-cell>
          <table:table-cell office:value-type="float" office:value="9880" calcext:value-type="float">
            <text:p>9880</text:p>
          </table:table-cell>
          <table:table-cell/>
          <table:table-cell table:formula="of:=([.C31]-[.$C$2])/[.$C$2]" office:value-type="float" office:value="2.90625" calcext:value-type="float">
            <text:p>2,90625</text:p>
          </table:table-cell>
          <table:table-cell table:formula="of:=([.D31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31]-[.$F$2])/[.$F$2]" office:value-type="float" office:value="16" calcext:value-type="float">
            <text:p>16</text:p>
          </table:table-cell>
          <table:table-cell table:formula="of:=([.G31]-[.$G$2])/[.$G$2]" office:value-type="float" office:value="3.352" calcext:value-type="float">
            <text:p>3,352</text:p>
          </table:table-cell>
          <table:table-cell/>
          <table:table-cell table:formula="of:=[.K31]" office:value-type="float" office:value="0.875" calcext:value-type="float">
            <text:p>0,875</text:p>
          </table:table-cell>
          <table:table-cell table:formula="of:=[.P31]/[.H31]" office:value-type="float" office:value="0.0000885627530364373" calcext:value-type="float">
            <text:p>8,85627530364373E-05</text:p>
          </table:table-cell>
        </table:table-row>
        <table:table-row table:style-name="ro1">
          <table:table-cell office:value-type="float" office:value="313671" calcext:value-type="float">
            <text:p>313671</text:p>
          </table:table-cell>
          <table:table-cell office:value-type="string" calcext:value-type="string">
            <text:p>500Gb SSD Western Digital Black SN750 (WDS500G3X0C)</text:p>
          </table:table-cell>
          <table:table-cell office:value-type="float" office:value="500" calcext:value-type="float">
            <text:p>500</text:p>
          </table:table-cell>
          <table:table-cell office:value-type="float" office:value="3470" calcext:value-type="float">
            <text:p>3470</text:p>
          </table:table-cell>
          <table:table-cell office:value-type="float" office:value="2600" calcext:value-type="float">
            <text:p>2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2]/[.C32]" office:value-type="float" office:value="1.7" calcext:value-type="float">
            <text:p>1,7</text:p>
          </table:table-cell>
          <table:table-cell office:value-type="float" office:value="9890" calcext:value-type="float">
            <text:p>9890</text:p>
          </table:table-cell>
          <table:table-cell/>
          <table:table-cell table:formula="of:=([.C32]-[.$C$2])/[.$C$2]" office:value-type="float" office:value="2.90625" calcext:value-type="float">
            <text:p>2,90625</text:p>
          </table:table-cell>
          <table:table-cell table:formula="of:=([.D32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32]-[.$F$2])/[.$F$2]" office:value-type="float" office:value="16" calcext:value-type="float">
            <text:p>16</text:p>
          </table:table-cell>
          <table:table-cell table:formula="of:=([.G32]-[.$G$2])/[.$G$2]" office:value-type="float" office:value="3.352" calcext:value-type="float">
            <text:p>3,352</text:p>
          </table:table-cell>
          <table:table-cell/>
          <table:table-cell table:formula="of:=[.K32]" office:value-type="float" office:value="1.16875" calcext:value-type="float">
            <text:p>1,16875</text:p>
          </table:table-cell>
          <table:table-cell table:formula="of:=[.P32]/[.H32]" office:value-type="float" office:value="0.000118174924165824" calcext:value-type="float">
            <text:p>0,000118174924166</text:p>
          </table:table-cell>
        </table:table-row>
        <table:table-row table:style-name="ro1">
          <table:table-cell office:value-type="float" office:value="325673" calcext:value-type="float">
            <text:p>325673</text:p>
          </table:table-cell>
          <table:table-cell office:value-type="string" calcext:value-type="string">
            <text:p>512Gb SSD Team Cardea II (TM8FP5512G0C110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3]/[.C33]" office:value-type="float" office:value="1.66015625" calcext:value-type="float">
            <text:p>1,66015625</text:p>
          </table:table-cell>
          <table:table-cell office:value-type="float" office:value="9950" calcext:value-type="float">
            <text:p>9950</text:p>
          </table:table-cell>
          <table:table-cell/>
          <table:table-cell table:formula="of:=([.C33]-[.$C$2])/[.$C$2]" office:value-type="float" office:value="3" calcext:value-type="float">
            <text:p>3</text:p>
          </table:table-cell>
          <table:table-cell table:formula="of:=([.D3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3]-[.$F$2])/[.$F$2]" office:value-type="float" office:value="16" calcext:value-type="float">
            <text:p>16</text:p>
          </table:table-cell>
          <table:table-cell table:formula="of:=([.G33]-[.$G$2])/[.$G$2]" office:value-type="float" office:value="3.25" calcext:value-type="float">
            <text:p>3,25</text:p>
          </table:table-cell>
          <table:table-cell/>
          <table:table-cell table:formula="of:=[.K33]" office:value-type="float" office:value="1.125" calcext:value-type="float">
            <text:p>1,125</text:p>
          </table:table-cell>
          <table:table-cell table:formula="of:=[.P33]/[.H33]" office:value-type="float" office:value="0.000113065326633166" calcext:value-type="float">
            <text:p>0,000113065326633</text:p>
          </table:table-cell>
        </table:table-row>
        <table:table-row table:style-name="ro1">
          <table:table-cell office:value-type="float" office:value="302947" calcext:value-type="float">
            <text:p>302947</text:p>
          </table:table-cell>
          <table:table-cell office:value-type="string" calcext:value-type="string">
            <text:p>256Gb SSD Intel P4101 Series (SSDPEKKA256G801)</text:p>
          </table:table-cell>
          <table:table-cell office:value-type="float" office:value="256" calcext:value-type="float">
            <text:p>256</text:p>
          </table:table-cell>
          <table:table-cell office:value-type="float" office:value="2200" calcext:value-type="float">
            <text:p>2200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[.F34]/[.C34]" office:value-type="float" office:value="1.125" calcext:value-type="float">
            <text:p>1,125</text:p>
          </table:table-cell>
          <table:table-cell office:value-type="float" office:value="10180" calcext:value-type="float">
            <text:p>10180</text:p>
          </table:table-cell>
          <table:table-cell/>
          <table:table-cell table:formula="of:=([.C34]-[.$C$2])/[.$C$2]" office:value-type="float" office:value="1" calcext:value-type="float">
            <text:p>1</text:p>
          </table:table-cell>
          <table:table-cell table:formula="of:=([.D34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34]-[.$F$2])/[.$F$2]" office:value-type="float" office:value="4.76" calcext:value-type="float">
            <text:p>4,76</text:p>
          </table:table-cell>
          <table:table-cell table:formula="of:=([.G34]-[.$G$2])/[.$G$2]" office:value-type="float" office:value="1.88" calcext:value-type="float">
            <text:p>1,88</text:p>
          </table:table-cell>
          <table:table-cell/>
          <table:table-cell table:formula="of:=[.K34]" office:value-type="float" office:value="0.375" calcext:value-type="float">
            <text:p>0,375</text:p>
          </table:table-cell>
          <table:table-cell table:formula="of:=[.P34]/[.H34]" office:value-type="float" office:value="0.0000368369351669941" calcext:value-type="float">
            <text:p>3,68369351669941E-05</text:p>
          </table:table-cell>
        </table:table-row>
        <table:table-row table:style-name="ro1">
          <table:table-cell office:value-type="float" office:value="297679" calcext:value-type="float">
            <text:p>297679</text:p>
          </table:table-cell>
          <table:table-cell office:value-type="string" calcext:value-type="string">
            <text:p>500Gb SSD SanDisk Extreme Pro (SDSSDXPM2-500G-G25)</text:p>
          </table:table-cell>
          <table:table-cell office:value-type="float" office:value="500" calcext:value-type="float">
            <text:p>500</text:p>
          </table:table-cell>
          <table:table-cell office:value-type="float" office:value="3400" calcext:value-type="float">
            <text:p>3400</text:p>
          </table:table-cell>
          <table:table-cell office:value-type="float" office:value="2500" calcext:value-type="float">
            <text:p>2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5]/[.C35]" office:value-type="float" office:value="1.7" calcext:value-type="float">
            <text:p>1,7</text:p>
          </table:table-cell>
          <table:table-cell office:value-type="float" office:value="10220" calcext:value-type="float">
            <text:p>10220</text:p>
          </table:table-cell>
          <table:table-cell/>
          <table:table-cell table:formula="of:=([.C35]-[.$C$2])/[.$C$2]" office:value-type="float" office:value="2.90625" calcext:value-type="float">
            <text:p>2,90625</text:p>
          </table:table-cell>
          <table:table-cell table:formula="of:=([.D35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5]-[.$F$2])/[.$F$2]" office:value-type="float" office:value="16" calcext:value-type="float">
            <text:p>16</text:p>
          </table:table-cell>
          <table:table-cell table:formula="of:=([.G35]-[.$G$2])/[.$G$2]" office:value-type="float" office:value="3.352" calcext:value-type="float">
            <text:p>3,352</text:p>
          </table:table-cell>
          <table:table-cell/>
          <table:table-cell table:formula="of:=[.K35]" office:value-type="float" office:value="1.125" calcext:value-type="float">
            <text:p>1,125</text:p>
          </table:table-cell>
          <table:table-cell table:formula="of:=[.P35]/[.H35]" office:value-type="float" office:value="0.000110078277886497" calcext:value-type="float">
            <text:p>0,000110078277886</text:p>
          </table:table-cell>
        </table:table-row>
        <table:table-row table:style-name="ro1">
          <table:table-cell office:value-type="float" office:value="322896" calcext:value-type="float">
            <text:p>322896</text:p>
          </table:table-cell>
          <table:table-cell office:value-type="string" calcext:value-type="string">
            <text:p>512Gb SSD Seagate BarraCuda 510 (ZP512CM30041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180" calcext:value-type="float">
            <text:p>218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6]/[.C36]" office:value-type="float" office:value="1.66015625" calcext:value-type="float">
            <text:p>1,66015625</text:p>
          </table:table-cell>
          <table:table-cell office:value-type="float" office:value="10410" calcext:value-type="float">
            <text:p>10410</text:p>
          </table:table-cell>
          <table:table-cell/>
          <table:table-cell table:formula="of:=([.C36]-[.$C$2])/[.$C$2]" office:value-type="float" office:value="3" calcext:value-type="float">
            <text:p>3</text:p>
          </table:table-cell>
          <table:table-cell table:formula="of:=([.D36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6]-[.$F$2])/[.$F$2]" office:value-type="float" office:value="16" calcext:value-type="float">
            <text:p>16</text:p>
          </table:table-cell>
          <table:table-cell table:formula="of:=([.G36]-[.$G$2])/[.$G$2]" office:value-type="float" office:value="3.25" calcext:value-type="float">
            <text:p>3,25</text:p>
          </table:table-cell>
          <table:table-cell/>
          <table:table-cell table:formula="of:=[.K36]" office:value-type="float" office:value="1.125" calcext:value-type="float">
            <text:p>1,125</text:p>
          </table:table-cell>
          <table:table-cell table:formula="of:=[.P36]/[.H36]" office:value-type="float" office:value="0.00010806916426513" calcext:value-type="float">
            <text:p>0,000108069164265</text:p>
          </table:table-cell>
        </table:table-row>
        <table:table-row table:style-name="ro1">
          <table:table-cell office:value-type="float" office:value="300376" calcext:value-type="float">
            <text:p>300376</text:p>
          </table:table-cell>
          <table:table-cell office:value-type="string" calcext:value-type="string">
            <text:p>1Tb SSD Crucial P1 (CT1000P1SSD8)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7]/[.C37]" office:value-type="float" office:value="0.85" calcext:value-type="float">
            <text:p>0,85</text:p>
          </table:table-cell>
          <table:table-cell office:value-type="float" office:value="10460" calcext:value-type="float">
            <text:p>10460</text:p>
          </table:table-cell>
          <table:table-cell/>
          <table:table-cell table:formula="of:=([.C37]-[.$C$2])/[.$C$2]" office:value-type="float" office:value="6.8125" calcext:value-type="float">
            <text:p>6,8125</text:p>
          </table:table-cell>
          <table:table-cell table:formula="of:=([.D37]-[.$D$2])/[.$D$2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F37]-[.$F$2])/[.$F$2]" office:value-type="float" office:value="16" calcext:value-type="float">
            <text:p>16</text:p>
          </table:table-cell>
          <table:table-cell table:formula="of:=([.G37]-[.$G$2])/[.$G$2]" office:value-type="float" office:value="1.176" calcext:value-type="float">
            <text:p>1,176</text:p>
          </table:table-cell>
          <table:table-cell/>
          <table:table-cell table:formula="of:=[.K37]" office:value-type="float" office:value="0.25" calcext:value-type="float">
            <text:p>0,25</text:p>
          </table:table-cell>
          <table:table-cell table:formula="of:=[.P37]/[.H37]" office:value-type="float" office:value="0.0000239005736137667" calcext:value-type="float">
            <text:p>2,39005736137667E-05</text:p>
          </table:table-cell>
        </table:table-row>
        <table:table-row table:style-name="ro1">
          <table:table-cell office:value-type="float" office:value="330730" calcext:value-type="float">
            <text:p>330730</text:p>
          </table:table-cell>
          <table:table-cell office:value-type="string" calcext:value-type="string">
            <text:p>512Gb SSD HP EX950 (5MS22AA)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2250" calcext:value-type="float">
            <text:p>22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8]/[.C38]" office:value-type="float" office:value="1.66015625" calcext:value-type="float">
            <text:p>1,66015625</text:p>
          </table:table-cell>
          <table:table-cell office:value-type="float" office:value="10470" calcext:value-type="float">
            <text:p>10470</text:p>
          </table:table-cell>
          <table:table-cell/>
          <table:table-cell table:formula="of:=([.C38]-[.$C$2])/[.$C$2]" office:value-type="float" office:value="3" calcext:value-type="float">
            <text:p>3</text:p>
          </table:table-cell>
          <table:table-cell table:formula="of:=([.D38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38]-[.$F$2])/[.$F$2]" office:value-type="float" office:value="16" calcext:value-type="float">
            <text:p>16</text:p>
          </table:table-cell>
          <table:table-cell table:formula="of:=([.G38]-[.$G$2])/[.$G$2]" office:value-type="float" office:value="3.25" calcext:value-type="float">
            <text:p>3,25</text:p>
          </table:table-cell>
          <table:table-cell/>
          <table:table-cell table:formula="of:=[.K38]" office:value-type="float" office:value="1.1875" calcext:value-type="float">
            <text:p>1,1875</text:p>
          </table:table-cell>
          <table:table-cell table:formula="of:=[.P38]/[.H38]" office:value-type="float" office:value="0.00011341929321872" calcext:value-type="float">
            <text:p>0,000113419293219</text:p>
          </table:table-cell>
        </table:table-row>
        <table:table-row table:style-name="ro1">
          <table:table-cell office:value-type="float" office:value="318346" calcext:value-type="float">
            <text:p>318346</text:p>
          </table:table-cell>
          <table:table-cell office:value-type="string" calcext:value-type="string">
            <text:p>512Gb SSD Gigabyte Aorus RGB (GP-ASM2NE2512GTTDR)</text:p>
          </table:table-cell>
          <table:table-cell office:value-type="float" office:value="512" calcext:value-type="float">
            <text:p>512</text:p>
          </table:table-cell>
          <table:table-cell office:value-type="float" office:value="3480" calcext:value-type="float">
            <text:p>348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9]/[.C39]" office:value-type="float" office:value="1.66015625" calcext:value-type="float">
            <text:p>1,66015625</text:p>
          </table:table-cell>
          <table:table-cell office:value-type="float" office:value="10510" calcext:value-type="float">
            <text:p>10510</text:p>
          </table:table-cell>
          <table:table-cell/>
          <table:table-cell table:formula="of:=([.C39]-[.$C$2])/[.$C$2]" office:value-type="float" office:value="3" calcext:value-type="float">
            <text:p>3</text:p>
          </table:table-cell>
          <table:table-cell table:formula="of:=([.D39]-[.$D$2])/[.$D$2]" office:value-type="float" office:value="1.175" calcext:value-type="float">
            <text:p>1,175</text:p>
          </table:table-cell>
          <table:table-cell office:value-type="float" office:value="0" calcext:value-type="float">
            <text:p>0</text:p>
          </table:table-cell>
          <table:table-cell table:formula="of:=([.F39]-[.$F$2])/[.$F$2]" office:value-type="float" office:value="16" calcext:value-type="float">
            <text:p>16</text:p>
          </table:table-cell>
          <table:table-cell table:formula="of:=([.G39]-[.$G$2])/[.$G$2]" office:value-type="float" office:value="3.25" calcext:value-type="float">
            <text:p>3,25</text:p>
          </table:table-cell>
          <table:table-cell/>
          <table:table-cell table:formula="of:=[.K39]" office:value-type="float" office:value="1.175" calcext:value-type="float">
            <text:p>1,175</text:p>
          </table:table-cell>
          <table:table-cell table:formula="of:=[.P39]/[.H39]" office:value-type="float" office:value="0.000111798287345385" calcext:value-type="float">
            <text:p>0,000111798287345</text:p>
          </table:table-cell>
        </table:table-row>
        <table:table-row table:style-name="ro1">
          <table:table-cell office:value-type="float" office:value="336001" calcext:value-type="float">
            <text:p>336001</text:p>
          </table:table-cell>
          <table:table-cell office:value-type="string" calcext:value-type="string">
            <text:p>500Gb SSD Corsair Force MP600 (CSSD-F500GBMP600)</text:p>
          </table:table-cell>
          <table:table-cell office:value-type="float" office:value="500" calcext:value-type="float">
            <text:p>500</text:p>
          </table:table-cell>
          <table:table-cell office:value-type="float" office:value="4950" calcext:value-type="float">
            <text:p>4950</text:p>
          </table:table-cell>
          <table:table-cell office:value-type="float" office:value="2500" calcext:value-type="float">
            <text:p>2500</text:p>
          </table:table-cell>
          <table:table-cell office:value-type="float" office:value="850" calcext:value-type="float">
            <text:p>850</text:p>
          </table:table-cell>
          <table:table-cell table:formula="of:=[.F40]/[.C40]" office:value-type="float" office:value="1.7" calcext:value-type="float">
            <text:p>1,7</text:p>
          </table:table-cell>
          <table:table-cell office:value-type="float" office:value="10850" calcext:value-type="float">
            <text:p>10850</text:p>
          </table:table-cell>
          <table:table-cell/>
          <table:table-cell table:formula="of:=([.C40]-[.$C$2])/[.$C$2]" office:value-type="float" office:value="2.90625" calcext:value-type="float">
            <text:p>2,90625</text:p>
          </table:table-cell>
          <table:table-cell table:formula="of:=([.D40]-[.$D$2])/[.$D$2]" office:value-type="float" office:value="2.09375" calcext:value-type="float">
            <text:p>2,09375</text:p>
          </table:table-cell>
          <table:table-cell office:value-type="float" office:value="0" calcext:value-type="float">
            <text:p>0</text:p>
          </table:table-cell>
          <table:table-cell table:formula="of:=([.F40]-[.$F$2])/[.$F$2]" office:value-type="float" office:value="16" calcext:value-type="float">
            <text:p>16</text:p>
          </table:table-cell>
          <table:table-cell table:formula="of:=([.G40]-[.$G$2])/[.$G$2]" office:value-type="float" office:value="3.352" calcext:value-type="float">
            <text:p>3,352</text:p>
          </table:table-cell>
          <table:table-cell/>
          <table:table-cell table:formula="of:=[.K40]" office:value-type="float" office:value="2.09375" calcext:value-type="float">
            <text:p>2,09375</text:p>
          </table:table-cell>
          <table:table-cell table:formula="of:=[.P40]/[.H40]" office:value-type="float" office:value="0.000192972350230415" calcext:value-type="float">
            <text:p>0,00019297235023</text:p>
          </table:table-cell>
        </table:table-row>
        <table:table-row table:style-name="ro1">
          <table:table-cell office:value-type="float" office:value="308994" calcext:value-type="float">
            <text:p>308994</text:p>
          </table:table-cell>
          <table:table-cell office:value-type="string" calcext:value-type="string">
            <text:p>1Tb SSD Transcend MTE110 (TS1TMTE110S)</text:p>
          </table:table-cell>
          <table:table-cell office:value-type="float" office:value="1024" calcext:value-type="float">
            <text:p>1024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1]/[.C41]" office:value-type="float" office:value="0.830078125" calcext:value-type="float">
            <text:p>0,830078125</text:p>
          </table:table-cell>
          <table:table-cell office:value-type="float" office:value="11070" calcext:value-type="float">
            <text:p>11070</text:p>
          </table:table-cell>
          <table:table-cell/>
          <table:table-cell table:formula="of:=([.C41]-[.$C$2])/[.$C$2]" office:value-type="float" office:value="7" calcext:value-type="float">
            <text:p>7</text:p>
          </table:table-cell>
          <table:table-cell table:formula="of:=([.D41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41]-[.$F$2])/[.$F$2]" office:value-type="float" office:value="16" calcext:value-type="float">
            <text:p>16</text:p>
          </table:table-cell>
          <table:table-cell table:formula="of:=([.G41]-[.$G$2])/[.$G$2]" office:value-type="float" office:value="1.125" calcext:value-type="float">
            <text:p>1,125</text:p>
          </table:table-cell>
          <table:table-cell/>
          <table:table-cell table:formula="of:=[.K41]" office:value-type="float" office:value="0.125" calcext:value-type="float">
            <text:p>0,125</text:p>
          </table:table-cell>
          <table:table-cell table:formula="of:=[.P41]/[.H41]" office:value-type="float" office:value="0.0000112917795844625" calcext:value-type="float">
            <text:p>1,12917795844625E-05</text:p>
          </table:table-cell>
        </table:table-row>
        <table:table-row table:style-name="ro1">
          <table:table-cell office:value-type="float" office:value="319722" calcext:value-type="float">
            <text:p>319722</text:p>
          </table:table-cell>
          <table:table-cell office:value-type="string" calcext:value-type="string">
            <text:p>500Gb SSD Western Digital Black SN750 (WDS500G3XHC)</text:p>
          </table:table-cell>
          <table:table-cell office:value-type="float" office:value="500" calcext:value-type="float">
            <text:p>500</text:p>
          </table:table-cell>
          <table:table-cell office:value-type="float" office:value="3470" calcext:value-type="float">
            <text:p>3470</text:p>
          </table:table-cell>
          <table:table-cell office:value-type="float" office:value="2600" calcext:value-type="float">
            <text:p>2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2]/[.C42]" office:value-type="float" office:value="1.7" calcext:value-type="float">
            <text:p>1,7</text:p>
          </table:table-cell>
          <table:table-cell office:value-type="float" office:value="11650" calcext:value-type="float">
            <text:p>11650</text:p>
          </table:table-cell>
          <table:table-cell/>
          <table:table-cell table:formula="of:=([.C42]-[.$C$2])/[.$C$2]" office:value-type="float" office:value="2.90625" calcext:value-type="float">
            <text:p>2,90625</text:p>
          </table:table-cell>
          <table:table-cell table:formula="of:=([.D42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42]-[.$F$2])/[.$F$2]" office:value-type="float" office:value="16" calcext:value-type="float">
            <text:p>16</text:p>
          </table:table-cell>
          <table:table-cell table:formula="of:=([.G42]-[.$G$2])/[.$G$2]" office:value-type="float" office:value="3.352" calcext:value-type="float">
            <text:p>3,352</text:p>
          </table:table-cell>
          <table:table-cell/>
          <table:table-cell table:formula="of:=[.K42]" office:value-type="float" office:value="1.16875" calcext:value-type="float">
            <text:p>1,16875</text:p>
          </table:table-cell>
          <table:table-cell table:formula="of:=[.P42]/[.H42]" office:value-type="float" office:value="0.000100321888412017" calcext:value-type="float">
            <text:p>0,000100321888412</text:p>
          </table:table-cell>
        </table:table-row>
        <table:table-row table:style-name="ro1">
          <table:table-cell office:value-type="float" office:value="342601" calcext:value-type="float">
            <text:p>342601</text:p>
          </table:table-cell>
          <table:table-cell office:value-type="string" calcext:value-type="string">
            <text:p>512Gb SSD Patriot Viper (VPR100-512GM28H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3]/[.C43]" office:value-type="float" office:value="1.66015625" calcext:value-type="float">
            <text:p>1,66015625</text:p>
          </table:table-cell>
          <table:table-cell office:value-type="float" office:value="11660" calcext:value-type="float">
            <text:p>11660</text:p>
          </table:table-cell>
          <table:table-cell/>
          <table:table-cell table:formula="of:=([.C43]-[.$C$2])/[.$C$2]" office:value-type="float" office:value="3" calcext:value-type="float">
            <text:p>3</text:p>
          </table:table-cell>
          <table:table-cell table:formula="of:=([.D43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43]-[.$F$2])/[.$F$2]" office:value-type="float" office:value="16" calcext:value-type="float">
            <text:p>16</text:p>
          </table:table-cell>
          <table:table-cell table:formula="of:=([.G43]-[.$G$2])/[.$G$2]" office:value-type="float" office:value="3.25" calcext:value-type="float">
            <text:p>3,25</text:p>
          </table:table-cell>
          <table:table-cell/>
          <table:table-cell table:formula="of:=[.K43]" office:value-type="float" office:value="1.0625" calcext:value-type="float">
            <text:p>1,0625</text:p>
          </table:table-cell>
          <table:table-cell table:formula="of:=[.P43]/[.H43]" office:value-type="float" office:value="0.0000911234991423671" calcext:value-type="float">
            <text:p>9,11234991423671E-05</text:p>
          </table:table-cell>
        </table:table-row>
        <table:table-row table:style-name="ro1">
          <table:table-cell office:value-type="float" office:value="275629" calcext:value-type="float">
            <text:p>275629</text:p>
          </table:table-cell>
          <table:table-cell office:value-type="string" calcext:value-type="string">
            <text:p>512Gb SSD Intel 760p Series (SSDPEKKW512G8XT)</text:p>
          </table:table-cell>
          <table:table-cell office:value-type="float" office:value="512" calcext:value-type="float">
            <text:p>512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4]/[.C44]" office:value-type="float" office:value="1.66015625" calcext:value-type="float">
            <text:p>1,66015625</text:p>
          </table:table-cell>
          <table:table-cell office:value-type="float" office:value="11960" calcext:value-type="float">
            <text:p>11960</text:p>
          </table:table-cell>
          <table:table-cell/>
          <table:table-cell table:formula="of:=([.C44]-[.$C$2])/[.$C$2]" office:value-type="float" office:value="3" calcext:value-type="float">
            <text:p>3</text:p>
          </table:table-cell>
          <table:table-cell table:formula="of:=([.D44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44]-[.$F$2])/[.$F$2]" office:value-type="float" office:value="16" calcext:value-type="float">
            <text:p>16</text:p>
          </table:table-cell>
          <table:table-cell table:formula="of:=([.G44]-[.$G$2])/[.$G$2]" office:value-type="float" office:value="3.25" calcext:value-type="float">
            <text:p>3,25</text:p>
          </table:table-cell>
          <table:table-cell/>
          <table:table-cell table:formula="of:=[.K44]" office:value-type="float" office:value="1.01875" calcext:value-type="float">
            <text:p>1,01875</text:p>
          </table:table-cell>
          <table:table-cell table:formula="of:=[.P44]/[.H44]" office:value-type="float" office:value="0.0000851797658862876" calcext:value-type="float">
            <text:p>8,51797658862876E-05</text:p>
          </table:table-cell>
        </table:table-row>
        <table:table-row table:style-name="ro1">
          <table:table-cell office:value-type="float" office:value="333227" calcext:value-type="float">
            <text:p>333227</text:p>
          </table:table-cell>
          <table:table-cell office:value-type="string" calcext:value-type="string">
            <text:p>1Tb SSD Gigabyte (GP-GSM2NE3100TNTD)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5]/[.C45]" office:value-type="float" office:value="0.85" calcext:value-type="float">
            <text:p>0,85</text:p>
          </table:table-cell>
          <table:table-cell office:value-type="float" office:value="11970" calcext:value-type="float">
            <text:p>11970</text:p>
          </table:table-cell>
          <table:table-cell/>
          <table:table-cell table:formula="of:=([.C45]-[.$C$2])/[.$C$2]" office:value-type="float" office:value="6.8125" calcext:value-type="float">
            <text:p>6,8125</text:p>
          </table:table-cell>
          <table:table-cell table:formula="of:=([.D45]-[.$D$2])/[.$D$2]"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table:formula="of:=([.F45]-[.$F$2])/[.$F$2]" office:value-type="float" office:value="16" calcext:value-type="float">
            <text:p>16</text:p>
          </table:table-cell>
          <table:table-cell table:formula="of:=([.G45]-[.$G$2])/[.$G$2]" office:value-type="float" office:value="1.176" calcext:value-type="float">
            <text:p>1,176</text:p>
          </table:table-cell>
          <table:table-cell/>
          <table:table-cell table:formula="of:=[.K45]" office:value-type="float" office:value="0.5625" calcext:value-type="float">
            <text:p>0,5625</text:p>
          </table:table-cell>
          <table:table-cell table:formula="of:=[.P45]/[.H45]" office:value-type="float" office:value="0.0000469924812030075" calcext:value-type="float">
            <text:p>4,69924812030075E-05</text:p>
          </table:table-cell>
        </table:table-row>
        <table:table-row table:style-name="ro1">
          <table:table-cell office:value-type="float" office:value="282814" calcext:value-type="float">
            <text:p>282814</text:p>
          </table:table-cell>
          <table:table-cell office:value-type="string" calcext:value-type="string">
            <text:p>512Gb SSD Intel 760p Series (SSDPEKKW512G801)</text:p>
          </table:table-cell>
          <table:table-cell office:value-type="float" office:value="512" calcext:value-type="float">
            <text:p>512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6]/[.C46]" office:value-type="float" office:value="1.66015625" calcext:value-type="float">
            <text:p>1,66015625</text:p>
          </table:table-cell>
          <table:table-cell office:value-type="float" office:value="12060" calcext:value-type="float">
            <text:p>12060</text:p>
          </table:table-cell>
          <table:table-cell/>
          <table:table-cell table:formula="of:=([.C46]-[.$C$2])/[.$C$2]" office:value-type="float" office:value="3" calcext:value-type="float">
            <text:p>3</text:p>
          </table:table-cell>
          <table:table-cell table:formula="of:=([.D46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46]-[.$F$2])/[.$F$2]" office:value-type="float" office:value="16" calcext:value-type="float">
            <text:p>16</text:p>
          </table:table-cell>
          <table:table-cell table:formula="of:=([.G46]-[.$G$2])/[.$G$2]" office:value-type="float" office:value="3.25" calcext:value-type="float">
            <text:p>3,25</text:p>
          </table:table-cell>
          <table:table-cell/>
          <table:table-cell table:formula="of:=[.K46]" office:value-type="float" office:value="1.01875" calcext:value-type="float">
            <text:p>1,01875</text:p>
          </table:table-cell>
          <table:table-cell table:formula="of:=[.P46]/[.H46]" office:value-type="float" office:value="0.0000844734660033167" calcext:value-type="float">
            <text:p>8,44734660033167E-05</text:p>
          </table:table-cell>
        </table:table-row>
        <table:table-row table:style-name="ro1">
          <table:table-cell office:value-type="float" office:value="287869" calcext:value-type="float">
            <text:p>287869</text:p>
          </table:table-cell>
          <table:table-cell office:value-type="string" calcext:value-type="string">
            <text:p>512Gb SSD Samsung 970 PRO Series (MZ-V7P512BW)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2300" calcext:value-type="float">
            <text:p>23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7]/[.C47]" office:value-type="float" office:value="1.66015625" calcext:value-type="float">
            <text:p>1,66015625</text:p>
          </table:table-cell>
          <table:table-cell office:value-type="float" office:value="12710" calcext:value-type="float">
            <text:p>12710</text:p>
          </table:table-cell>
          <table:table-cell/>
          <table:table-cell table:formula="of:=([.C47]-[.$C$2])/[.$C$2]" office:value-type="float" office:value="3" calcext:value-type="float">
            <text:p>3</text:p>
          </table:table-cell>
          <table:table-cell table:formula="of:=([.D4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47]-[.$F$2])/[.$F$2]" office:value-type="float" office:value="16" calcext:value-type="float">
            <text:p>16</text:p>
          </table:table-cell>
          <table:table-cell table:formula="of:=([.G47]-[.$G$2])/[.$G$2]" office:value-type="float" office:value="3.25" calcext:value-type="float">
            <text:p>3,25</text:p>
          </table:table-cell>
          <table:table-cell/>
          <table:table-cell table:formula="of:=[.K47]" office:value-type="float" office:value="1.1875" calcext:value-type="float">
            <text:p>1,1875</text:p>
          </table:table-cell>
          <table:table-cell table:formula="of:=[.P47]/[.H47]" office:value-type="float" office:value="0.0000934303697875688" calcext:value-type="float">
            <text:p>9,34303697875688E-05</text:p>
          </table:table-cell>
        </table:table-row>
        <table:table-row table:style-name="ro1">
          <table:table-cell office:value-type="float" office:value="336386" calcext:value-type="float">
            <text:p>336386</text:p>
          </table:table-cell>
          <table:table-cell office:value-type="string" calcext:value-type="string">
            <text:p>1Tb SSD Silicon Power A60 (SP001TBP34A60M28)</text:p>
          </table:table-cell>
          <table:table-cell office:value-type="float" office:value="1024" calcext:value-type="float">
            <text:p>1024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8]/[.C48]" office:value-type="float" office:value="0.830078125" calcext:value-type="float">
            <text:p>0,830078125</text:p>
          </table:table-cell>
          <table:table-cell office:value-type="float" office:value="12780" calcext:value-type="float">
            <text:p>12780</text:p>
          </table:table-cell>
          <table:table-cell/>
          <table:table-cell table:formula="of:=([.C48]-[.$C$2])/[.$C$2]" office:value-type="float" office:value="7" calcext:value-type="float">
            <text:p>7</text:p>
          </table:table-cell>
          <table:table-cell table:formula="of:=([.D48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48]-[.$F$2])/[.$F$2]" office:value-type="float" office:value="16" calcext:value-type="float">
            <text:p>16</text:p>
          </table:table-cell>
          <table:table-cell table:formula="of:=([.G48]-[.$G$2])/[.$G$2]" office:value-type="float" office:value="1.125" calcext:value-type="float">
            <text:p>1,125</text:p>
          </table:table-cell>
          <table:table-cell/>
          <table:table-cell table:formula="of:=[.K48]" office:value-type="float" office:value="0.375" calcext:value-type="float">
            <text:p>0,375</text:p>
          </table:table-cell>
          <table:table-cell table:formula="of:=[.P48]/[.H48]" office:value-type="float" office:value="0.0000293427230046948" calcext:value-type="float">
            <text:p>2,93427230046948E-05</text:p>
          </table:table-cell>
        </table:table-row>
        <table:table-row table:style-name="ro1">
          <table:table-cell office:value-type="float" office:value="303206" calcext:value-type="float">
            <text:p>303206</text:p>
          </table:table-cell>
          <table:table-cell office:value-type="string" calcext:value-type="string">
            <text:p>1Tb SSD Intel 660p Series (SSDPEKNW010T8X1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9]/[.C49]" office:value-type="float" office:value="0.830078125" calcext:value-type="float">
            <text:p>0,830078125</text:p>
          </table:table-cell>
          <table:table-cell office:value-type="float" office:value="12880" calcext:value-type="float">
            <text:p>12880</text:p>
          </table:table-cell>
          <table:table-cell/>
          <table:table-cell table:formula="of:=([.C49]-[.$C$2])/[.$C$2]" office:value-type="float" office:value="7" calcext:value-type="float">
            <text:p>7</text:p>
          </table:table-cell>
          <table:table-cell table:formula="of:=([.D49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49]-[.$F$2])/[.$F$2]" office:value-type="float" office:value="16" calcext:value-type="float">
            <text:p>16</text:p>
          </table:table-cell>
          <table:table-cell table:formula="of:=([.G49]-[.$G$2])/[.$G$2]" office:value-type="float" office:value="1.125" calcext:value-type="float">
            <text:p>1,125</text:p>
          </table:table-cell>
          <table:table-cell/>
          <table:table-cell table:formula="of:=[.K49]" office:value-type="float" office:value="0.125" calcext:value-type="float">
            <text:p>0,125</text:p>
          </table:table-cell>
          <table:table-cell table:formula="of:=[.P49]/[.H49]" office:value-type="float" office:value="0.00000970496894409938" calcext:value-type="float">
            <text:p>9,70496894409938E-06</text:p>
          </table:table-cell>
        </table:table-row>
        <table:table-row table:style-name="ro1">
          <table:table-cell office:value-type="float" office:value="344691" calcext:value-type="float">
            <text:p>344691</text:p>
          </table:table-cell>
          <table:table-cell office:value-type="string" calcext:value-type="string">
            <text:p>1Tb SSD Western Digital Blue SN550 (WDS100T2B0C)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1950" calcext:value-type="float">
            <text:p>19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0]/[.C50]" office:value-type="float" office:value="0.85" calcext:value-type="float">
            <text:p>0,85</text:p>
          </table:table-cell>
          <table:table-cell office:value-type="float" office:value="13080" calcext:value-type="float">
            <text:p>13080</text:p>
          </table:table-cell>
          <table:table-cell/>
          <table:table-cell table:formula="of:=([.C50]-[.$C$2])/[.$C$2]" office:value-type="float" office:value="6.8125" calcext:value-type="float">
            <text:p>6,8125</text:p>
          </table:table-cell>
          <table:table-cell table:formula="of:=([.D50]-[.$D$2])/[.$D$2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F50]-[.$F$2])/[.$F$2]" office:value-type="float" office:value="16" calcext:value-type="float">
            <text:p>16</text:p>
          </table:table-cell>
          <table:table-cell table:formula="of:=([.G50]-[.$G$2])/[.$G$2]" office:value-type="float" office:value="1.176" calcext:value-type="float">
            <text:p>1,176</text:p>
          </table:table-cell>
          <table:table-cell/>
          <table:table-cell table:formula="of:=[.K50]" office:value-type="float" office:value="0.5" calcext:value-type="float">
            <text:p>0,5</text:p>
          </table:table-cell>
          <table:table-cell table:formula="of:=[.P50]/[.H50]" office:value-type="float" office:value="0.0000382262996941896" calcext:value-type="float">
            <text:p>3,82262996941896E-05</text:p>
          </table:table-cell>
        </table:table-row>
        <table:table-row table:style-name="ro1">
          <table:table-cell office:value-type="float" office:value="347276" calcext:value-type="float">
            <text:p>347276</text:p>
          </table:table-cell>
          <table:table-cell office:value-type="string" calcext:value-type="string">
            <text:p>480Gb SSD Kingston DC1000B (SEDC1000BM8/480G)</text:p>
          </table:table-cell>
          <table:table-cell office:value-type="float" office:value="480" calcext:value-type="float">
            <text:p>480</text:p>
          </table:table-cell>
          <table:table-cell office:value-type="float" office:value="3200" calcext:value-type="float">
            <text:p>3200</text:p>
          </table:table-cell>
          <table:table-cell office:value-type="float" office:value="565" calcext:value-type="float">
            <text:p>56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1]/[.C51]" office:value-type="float" office:value="1.77083333333333" calcext:value-type="float">
            <text:p>1,77083333333333</text:p>
          </table:table-cell>
          <table:table-cell office:value-type="float" office:value="13380" calcext:value-type="float">
            <text:p>13380</text:p>
          </table:table-cell>
          <table:table-cell/>
          <table:table-cell table:formula="of:=([.C51]-[.$C$2])/[.$C$2]" office:value-type="float" office:value="2.75" calcext:value-type="float">
            <text:p>2,75</text:p>
          </table:table-cell>
          <table:table-cell table:formula="of:=([.D51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1]-[.$F$2])/[.$F$2]" office:value-type="float" office:value="16" calcext:value-type="float">
            <text:p>16</text:p>
          </table:table-cell>
          <table:table-cell table:formula="of:=([.G51]-[.$G$2])/[.$G$2]" office:value-type="float" office:value="3.53333333333333" calcext:value-type="float">
            <text:p>3,53333333333333</text:p>
          </table:table-cell>
          <table:table-cell/>
          <table:table-cell table:formula="of:=[.K51]" office:value-type="float" office:value="1" calcext:value-type="float">
            <text:p>1</text:p>
          </table:table-cell>
          <table:table-cell table:formula="of:=[.P51]/[.H51]" office:value-type="float" office:value="0.0000747384155455904" calcext:value-type="float">
            <text:p>7,47384155455904E-05</text:p>
          </table:table-cell>
        </table:table-row>
        <table:table-row table:style-name="ro1">
          <table:table-cell office:value-type="float" office:value="331639" calcext:value-type="float">
            <text:p>331639</text:p>
          </table:table-cell>
          <table:table-cell office:value-type="string" calcext:value-type="string">
            <text:p>512Gb SSD HP Turbo Drive G2 (X8U75AA)</text:p>
          </table:table-cell>
          <table:table-cell office:value-type="float" office:value="512" calcext:value-type="float">
            <text:p>512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2]/[.C52]" office:value-type="float" office:value="1.66015625" calcext:value-type="float">
            <text:p>1,66015625</text:p>
          </table:table-cell>
          <table:table-cell office:value-type="float" office:value="13910" calcext:value-type="float">
            <text:p>13910</text:p>
          </table:table-cell>
          <table:table-cell/>
          <table:table-cell table:formula="of:=([.C52]-[.$C$2])/[.$C$2]" office:value-type="float" office:value="3" calcext:value-type="float">
            <text:p>3</text:p>
          </table:table-cell>
          <table:table-cell table:formula="of:=([.D52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52]-[.$F$2])/[.$F$2]" office:value-type="float" office:value="16" calcext:value-type="float">
            <text:p>16</text:p>
          </table:table-cell>
          <table:table-cell table:formula="of:=([.G52]-[.$G$2])/[.$G$2]" office:value-type="float" office:value="3.25" calcext:value-type="float">
            <text:p>3,25</text:p>
          </table:table-cell>
          <table:table-cell/>
          <table:table-cell table:formula="of:=[.K52]" office:value-type="float" office:value="0.625" calcext:value-type="float">
            <text:p>0,625</text:p>
          </table:table-cell>
          <table:table-cell table:formula="of:=[.P52]/[.H52]" office:value-type="float" office:value="0.0000449317038102085" calcext:value-type="float">
            <text:p>4,49317038102085E-05</text:p>
          </table:table-cell>
        </table:table-row>
        <table:table-row table:style-name="ro1">
          <table:table-cell office:value-type="float" office:value="301731" calcext:value-type="float">
            <text:p>301731</text:p>
          </table:table-cell>
          <table:table-cell office:value-type="string" calcext:value-type="string">
            <text:p>1Tb SSD ADATA XPG SX6000 Pro (ASX6000P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3]/[.C53]" office:value-type="float" office:value="0.830078125" calcext:value-type="float">
            <text:p>0,830078125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([.C53]-[.$C$2])/[.$C$2]" office:value-type="float" office:value="7" calcext:value-type="float">
            <text:p>7</text:p>
          </table:table-cell>
          <table:table-cell table:formula="of:=([.D53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53]-[.$F$2])/[.$F$2]" office:value-type="float" office:value="16" calcext:value-type="float">
            <text:p>16</text:p>
          </table:table-cell>
          <table:table-cell table:formula="of:=([.G53]-[.$G$2])/[.$G$2]" office:value-type="float" office:value="1.125" calcext:value-type="float">
            <text:p>1,125</text:p>
          </table:table-cell>
          <table:table-cell/>
          <table:table-cell table:formula="of:=[.K53]" office:value-type="float" office:value="0.3125" calcext:value-type="float">
            <text:p>0,3125</text:p>
          </table:table-cell>
          <table:table-cell table:formula="of:=[.P53]/[.H53]" office:value-type="float" office:value="0.0000223214285714286" calcext:value-type="float">
            <text:p>2,23214285714286E-05</text:p>
          </table:table-cell>
        </table:table-row>
        <table:table-row table:style-name="ro1">
          <table:table-cell office:value-type="float" office:value="284042" calcext:value-type="float">
            <text:p>284042</text:p>
          </table:table-cell>
          <table:table-cell office:value-type="string" calcext:value-type="string">
            <text:p>1Tb SSD Plextor M9PeGN (PX-1TM9PeGN)</text:p>
          </table:table-cell>
          <table:table-cell office:value-type="float" office:value="1024" calcext:value-type="float">
            <text:p>1024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4]/[.C54]" office:value-type="float" office:value="0.830078125" calcext:value-type="float">
            <text:p>0,830078125</text:p>
          </table:table-cell>
          <table:table-cell office:value-type="float" office:value="14020" calcext:value-type="float">
            <text:p>14020</text:p>
          </table:table-cell>
          <table:table-cell/>
          <table:table-cell table:formula="of:=([.C54]-[.$C$2])/[.$C$2]" office:value-type="float" office:value="7" calcext:value-type="float">
            <text:p>7</text:p>
          </table:table-cell>
          <table:table-cell table:formula="of:=([.D54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4]-[.$F$2])/[.$F$2]" office:value-type="float" office:value="16" calcext:value-type="float">
            <text:p>16</text:p>
          </table:table-cell>
          <table:table-cell table:formula="of:=([.G54]-[.$G$2])/[.$G$2]" office:value-type="float" office:value="1.125" calcext:value-type="float">
            <text:p>1,125</text:p>
          </table:table-cell>
          <table:table-cell/>
          <table:table-cell table:formula="of:=[.K54]" office:value-type="float" office:value="1" calcext:value-type="float">
            <text:p>1</text:p>
          </table:table-cell>
          <table:table-cell table:formula="of:=[.P54]/[.H54]" office:value-type="float" office:value="0.0000713266761768902" calcext:value-type="float">
            <text:p>7,13266761768902E-05</text:p>
          </table:table-cell>
        </table:table-row>
        <table:table-row table:style-name="ro1">
          <table:table-cell office:value-type="float" office:value="284040" calcext:value-type="float">
            <text:p>284040</text:p>
          </table:table-cell>
          <table:table-cell office:value-type="string" calcext:value-type="string">
            <text:p>1Tb SSD Plextor M9Pe(G) (PX-1TM9PeG)</text:p>
          </table:table-cell>
          <table:table-cell office:value-type="float" office:value="1024" calcext:value-type="float">
            <text:p>1024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5]/[.C55]" office:value-type="float" office:value="0.830078125" calcext:value-type="float">
            <text:p>0,830078125</text:p>
          </table:table-cell>
          <table:table-cell office:value-type="float" office:value="14200" calcext:value-type="float">
            <text:p>14200</text:p>
          </table:table-cell>
          <table:table-cell/>
          <table:table-cell table:formula="of:=([.C55]-[.$C$2])/[.$C$2]" office:value-type="float" office:value="7" calcext:value-type="float">
            <text:p>7</text:p>
          </table:table-cell>
          <table:table-cell table:formula="of:=([.D5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5]-[.$F$2])/[.$F$2]" office:value-type="float" office:value="16" calcext:value-type="float">
            <text:p>16</text:p>
          </table:table-cell>
          <table:table-cell table:formula="of:=([.G55]-[.$G$2])/[.$G$2]" office:value-type="float" office:value="1.125" calcext:value-type="float">
            <text:p>1,125</text:p>
          </table:table-cell>
          <table:table-cell/>
          <table:table-cell table:formula="of:=[.K55]" office:value-type="float" office:value="1" calcext:value-type="float">
            <text:p>1</text:p>
          </table:table-cell>
          <table:table-cell table:formula="of:=[.P55]/[.H55]" office:value-type="float" office:value="0.0000704225352112676" calcext:value-type="float">
            <text:p>7,04225352112676E-05</text:p>
          </table:table-cell>
        </table:table-row>
        <table:table-row table:style-name="ro1">
          <table:table-cell office:value-type="float" office:value="307899" calcext:value-type="float">
            <text:p>307899</text:p>
          </table:table-cell>
          <table:table-cell office:value-type="string" calcext:value-type="string">
            <text:p>1Tb SSD ADATA XPG SX6000 Lite (ASX6000L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6]/[.C56]" office:value-type="float" office:value="0.830078125" calcext:value-type="float">
            <text:p>0,830078125</text:p>
          </table:table-cell>
          <table:table-cell office:value-type="float" office:value="14230" calcext:value-type="float">
            <text:p>14230</text:p>
          </table:table-cell>
          <table:table-cell/>
          <table:table-cell table:formula="of:=([.C56]-[.$C$2])/[.$C$2]" office:value-type="float" office:value="7" calcext:value-type="float">
            <text:p>7</text:p>
          </table:table-cell>
          <table:table-cell table:formula="of:=([.D5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56]-[.$F$2])/[.$F$2]" office:value-type="float" office:value="16" calcext:value-type="float">
            <text:p>16</text:p>
          </table:table-cell>
          <table:table-cell table:formula="of:=([.G56]-[.$G$2])/[.$G$2]" office:value-type="float" office:value="1.125" calcext:value-type="float">
            <text:p>1,125</text:p>
          </table:table-cell>
          <table:table-cell/>
          <table:table-cell table:formula="of:=[.K56]" office:value-type="float" office:value="0.125" calcext:value-type="float">
            <text:p>0,125</text:p>
          </table:table-cell>
          <table:table-cell table:formula="of:=[.P56]/[.H56]" office:value-type="float" office:value="0.00000878425860857344" calcext:value-type="float">
            <text:p>8,78425860857344E-06</text:p>
          </table:table-cell>
        </table:table-row>
        <table:table-row table:style-name="ro1">
          <table:table-cell office:value-type="float" office:value="319212" calcext:value-type="float">
            <text:p>319212</text:p>
          </table:table-cell>
          <table:table-cell office:value-type="string" calcext:value-type="string">
            <text:p>1Tb SSD Silicon Power P34A80 (SP001TBP34A80M28)</text:p>
          </table:table-cell>
          <table:table-cell office:value-type="float" office:value="1024" calcext:value-type="float">
            <text:p>1024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7]/[.C57]" office:value-type="float" office:value="0.830078125" calcext:value-type="float">
            <text:p>0,830078125</text:p>
          </table:table-cell>
          <table:table-cell office:value-type="float" office:value="14280" calcext:value-type="float">
            <text:p>14280</text:p>
          </table:table-cell>
          <table:table-cell/>
          <table:table-cell table:formula="of:=([.C57]-[.$C$2])/[.$C$2]" office:value-type="float" office:value="7" calcext:value-type="float">
            <text:p>7</text:p>
          </table:table-cell>
          <table:table-cell table:formula="of:=([.D57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57]-[.$F$2])/[.$F$2]" office:value-type="float" office:value="16" calcext:value-type="float">
            <text:p>16</text:p>
          </table:table-cell>
          <table:table-cell table:formula="of:=([.G57]-[.$G$2])/[.$G$2]" office:value-type="float" office:value="1.125" calcext:value-type="float">
            <text:p>1,125</text:p>
          </table:table-cell>
          <table:table-cell/>
          <table:table-cell table:formula="of:=[.K57]" office:value-type="float" office:value="1.125" calcext:value-type="float">
            <text:p>1,125</text:p>
          </table:table-cell>
          <table:table-cell table:formula="of:=[.P57]/[.H57]" office:value-type="float" office:value="0.000078781512605042" calcext:value-type="float">
            <text:p>7,8781512605042E-05</text:p>
          </table:table-cell>
        </table:table-row>
        <table:table-row table:style-name="ro1">
          <table:table-cell office:value-type="float" office:value="304806" calcext:value-type="float">
            <text:p>304806</text:p>
          </table:table-cell>
          <table:table-cell office:value-type="string" calcext:value-type="string">
            <text:p>1Tb SSD ADATA XPG SX8200 Pro (ASX8200P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3350" calcext:value-type="float">
            <text:p>335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8]/[.C58]" office:value-type="float" office:value="0.830078125" calcext:value-type="float">
            <text:p>0,830078125</text:p>
          </table:table-cell>
          <table:table-cell office:value-type="float" office:value="14740" calcext:value-type="float">
            <text:p>14740</text:p>
          </table:table-cell>
          <table:table-cell/>
          <table:table-cell table:formula="of:=([.C58]-[.$C$2])/[.$C$2]" office:value-type="float" office:value="7" calcext:value-type="float">
            <text:p>7</text:p>
          </table:table-cell>
          <table:table-cell table:formula="of:=([.D58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58]-[.$F$2])/[.$F$2]" office:value-type="float" office:value="16" calcext:value-type="float">
            <text:p>16</text:p>
          </table:table-cell>
          <table:table-cell table:formula="of:=([.G58]-[.$G$2])/[.$G$2]" office:value-type="float" office:value="1.125" calcext:value-type="float">
            <text:p>1,125</text:p>
          </table:table-cell>
          <table:table-cell/>
          <table:table-cell table:formula="of:=[.K58]" office:value-type="float" office:value="1.09375" calcext:value-type="float">
            <text:p>1,09375</text:p>
          </table:table-cell>
          <table:table-cell table:formula="of:=[.P58]/[.H58]" office:value-type="float" office:value="0.0000742028493894166" calcext:value-type="float">
            <text:p>7,42028493894166E-05</text:p>
          </table:table-cell>
        </table:table-row>
        <table:table-row table:style-name="ro1">
          <table:table-cell office:value-type="float" office:value="308626" calcext:value-type="float">
            <text:p>308626</text:p>
          </table:table-cell>
          <table:table-cell office:value-type="string" calcext:value-type="string">
            <text:p>1Tb SSD ADATA XPG Gammix S5 (AGAMMIXS5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9]/[.C59]" office:value-type="float" office:value="0.830078125" calcext:value-type="float">
            <text:p>0,830078125</text:p>
          </table:table-cell>
          <table:table-cell office:value-type="float" office:value="14900" calcext:value-type="float">
            <text:p>14900</text:p>
          </table:table-cell>
          <table:table-cell/>
          <table:table-cell table:formula="of:=([.C59]-[.$C$2])/[.$C$2]" office:value-type="float" office:value="7" calcext:value-type="float">
            <text:p>7</text:p>
          </table:table-cell>
          <table:table-cell table:formula="of:=([.D59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59]-[.$F$2])/[.$F$2]" office:value-type="float" office:value="16" calcext:value-type="float">
            <text:p>16</text:p>
          </table:table-cell>
          <table:table-cell table:formula="of:=([.G59]-[.$G$2])/[.$G$2]" office:value-type="float" office:value="1.125" calcext:value-type="float">
            <text:p>1,125</text:p>
          </table:table-cell>
          <table:table-cell/>
          <table:table-cell table:formula="of:=[.K59]" office:value-type="float" office:value="0.3125" calcext:value-type="float">
            <text:p>0,3125</text:p>
          </table:table-cell>
          <table:table-cell table:formula="of:=[.P59]/[.H59]" office:value-type="float" office:value="0.0000209731543624161" calcext:value-type="float">
            <text:p>2,09731543624161E-05</text:p>
          </table:table-cell>
        </table:table-row>
        <table:table-row table:style-name="ro1">
          <table:table-cell office:value-type="float" office:value="325595" calcext:value-type="float">
            <text:p>325595</text:p>
          </table:table-cell>
          <table:table-cell office:value-type="string" calcext:value-type="string">
            <text:p>1Tb SSD HP EX900 (5XM46AA)</text:p>
          </table:table-cell>
          <table:table-cell office:value-type="float" office:value="1000" calcext:value-type="float">
            <text:p>1000</text:p>
          </table:table-cell>
          <table:table-cell office:value-type="float" office:value="2150" calcext:value-type="float">
            <text:p>2150</text:p>
          </table:table-cell>
          <table:table-cell office:value-type="float" office:value="1815" calcext:value-type="float">
            <text:p>181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0]/[.C60]" office:value-type="float" office:value="0.85" calcext:value-type="float">
            <text:p>0,85</text:p>
          </table:table-cell>
          <table:table-cell office:value-type="float" office:value="15290" calcext:value-type="float">
            <text:p>15290</text:p>
          </table:table-cell>
          <table:table-cell/>
          <table:table-cell table:formula="of:=([.C60]-[.$C$2])/[.$C$2]" office:value-type="float" office:value="6.8125" calcext:value-type="float">
            <text:p>6,8125</text:p>
          </table:table-cell>
          <table:table-cell table:formula="of:=([.D60]-[.$D$2])/[.$D$2]" office:value-type="float" office:value="0.34375" calcext:value-type="float">
            <text:p>0,34375</text:p>
          </table:table-cell>
          <table:table-cell office:value-type="float" office:value="0" calcext:value-type="float">
            <text:p>0</text:p>
          </table:table-cell>
          <table:table-cell table:formula="of:=([.F60]-[.$F$2])/[.$F$2]" office:value-type="float" office:value="16" calcext:value-type="float">
            <text:p>16</text:p>
          </table:table-cell>
          <table:table-cell table:formula="of:=([.G60]-[.$G$2])/[.$G$2]" office:value-type="float" office:value="1.176" calcext:value-type="float">
            <text:p>1,176</text:p>
          </table:table-cell>
          <table:table-cell/>
          <table:table-cell table:formula="of:=[.K60]" office:value-type="float" office:value="0.34375" calcext:value-type="float">
            <text:p>0,34375</text:p>
          </table:table-cell>
          <table:table-cell table:formula="of:=[.P60]/[.H60]" office:value-type="float" office:value="0.0000224820143884892" calcext:value-type="float">
            <text:p>2,24820143884892E-05</text:p>
          </table:table-cell>
        </table:table-row>
        <table:table-row table:style-name="ro1">
          <table:table-cell office:value-type="float" office:value="308615" calcext:value-type="float">
            <text:p>308615</text:p>
          </table:table-cell>
          <table:table-cell office:value-type="string" calcext:value-type="string">
            <text:p>1Tb SSD ADATA XPG Gammix S11 Pro (AGAMMIXS11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3350" calcext:value-type="float">
            <text:p>335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1]/[.C61]" office:value-type="float" office:value="0.830078125" calcext:value-type="float">
            <text:p>0,830078125</text:p>
          </table:table-cell>
          <table:table-cell office:value-type="float" office:value="15690" calcext:value-type="float">
            <text:p>15690</text:p>
          </table:table-cell>
          <table:table-cell/>
          <table:table-cell table:formula="of:=([.C61]-[.$C$2])/[.$C$2]" office:value-type="float" office:value="7" calcext:value-type="float">
            <text:p>7</text:p>
          </table:table-cell>
          <table:table-cell table:formula="of:=([.D61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61]-[.$F$2])/[.$F$2]" office:value-type="float" office:value="16" calcext:value-type="float">
            <text:p>16</text:p>
          </table:table-cell>
          <table:table-cell table:formula="of:=([.G61]-[.$G$2])/[.$G$2]" office:value-type="float" office:value="1.125" calcext:value-type="float">
            <text:p>1,125</text:p>
          </table:table-cell>
          <table:table-cell/>
          <table:table-cell table:formula="of:=[.K61]" office:value-type="float" office:value="1.09375" calcext:value-type="float">
            <text:p>1,09375</text:p>
          </table:table-cell>
          <table:table-cell table:formula="of:=[.P61]/[.H61]" office:value-type="float" office:value="0.0000697100063734863" calcext:value-type="float">
            <text:p>6,97100063734863E-05</text:p>
          </table:table-cell>
        </table:table-row>
        <table:table-row table:style-name="ro1">
          <table:table-cell office:value-type="float" office:value="347501" calcext:value-type="float">
            <text:p>347501</text:p>
          </table:table-cell>
          <table:table-cell office:value-type="string" calcext:value-type="string">
            <text:p>1Tb SSD Kingston A2000 (SA2000M8/1000G)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2]/[.C62]" office:value-type="float" office:value="0.85" calcext:value-type="float">
            <text:p>0,85</text:p>
          </table:table-cell>
          <table:table-cell office:value-type="float" office:value="15810" calcext:value-type="float">
            <text:p>15810</text:p>
          </table:table-cell>
          <table:table-cell/>
          <table:table-cell table:formula="of:=([.C62]-[.$C$2])/[.$C$2]" office:value-type="float" office:value="6.8125" calcext:value-type="float">
            <text:p>6,8125</text:p>
          </table:table-cell>
          <table:table-cell table:formula="of:=([.D62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62]-[.$F$2])/[.$F$2]" office:value-type="float" office:value="16" calcext:value-type="float">
            <text:p>16</text:p>
          </table:table-cell>
          <table:table-cell table:formula="of:=([.G62]-[.$G$2])/[.$G$2]" office:value-type="float" office:value="1.176" calcext:value-type="float">
            <text:p>1,176</text:p>
          </table:table-cell>
          <table:table-cell/>
          <table:table-cell table:formula="of:=[.K62]" office:value-type="float" office:value="0.375" calcext:value-type="float">
            <text:p>0,375</text:p>
          </table:table-cell>
          <table:table-cell table:formula="of:=[.P62]/[.H62]" office:value-type="float" office:value="0.000023719165085389" calcext:value-type="float">
            <text:p>2,3719165085389E-05</text:p>
          </table:table-cell>
        </table:table-row>
        <table:table-row table:style-name="ro1">
          <table:table-cell office:value-type="float" office:value="350045" calcext:value-type="float">
            <text:p>350045</text:p>
          </table:table-cell>
          <table:table-cell office:value-type="string" calcext:value-type="string">
            <text:p>1Tb SSD Seagate BarraCuda 510 (ZP1000CM3A001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3]/[.C63]" office:value-type="float" office:value="0.85" calcext:value-type="float">
            <text:p>0,85</text:p>
          </table:table-cell>
          <table:table-cell office:value-type="float" office:value="15810" calcext:value-type="float">
            <text:p>15810</text:p>
          </table:table-cell>
          <table:table-cell/>
          <table:table-cell table:formula="of:=([.C63]-[.$C$2])/[.$C$2]" office:value-type="float" office:value="6.8125" calcext:value-type="float">
            <text:p>6,8125</text:p>
          </table:table-cell>
          <table:table-cell table:formula="of:=([.D6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63]-[.$F$2])/[.$F$2]" office:value-type="float" office:value="16" calcext:value-type="float">
            <text:p>16</text:p>
          </table:table-cell>
          <table:table-cell table:formula="of:=([.G63]-[.$G$2])/[.$G$2]" office:value-type="float" office:value="1.176" calcext:value-type="float">
            <text:p>1,176</text:p>
          </table:table-cell>
          <table:table-cell/>
          <table:table-cell table:formula="of:=[.K63]" office:value-type="float" office:value="1.125" calcext:value-type="float">
            <text:p>1,125</text:p>
          </table:table-cell>
          <table:table-cell table:formula="of:=[.P63]/[.H63]" office:value-type="float" office:value="0.000071157495256167" calcext:value-type="float">
            <text:p>7,1157495256167E-05</text:p>
          </table:table-cell>
        </table:table-row>
        <table:table-row table:style-name="ro1">
          <table:table-cell office:value-type="float" office:value="350039" calcext:value-type="float">
            <text:p>350039</text:p>
          </table:table-cell>
          <table:table-cell office:value-type="string" calcext:value-type="string">
            <text:p>1Tb SSD GOODRAM PX500 (SSDPR-PX500-01T-80)</text:p>
          </table:table-cell>
          <table:table-cell office:value-type="float" office:value="1024" calcext:value-type="float">
            <text:p>1024</text:p>
          </table:table-cell>
          <table:table-cell office:value-type="float" office:value="2050" calcext:value-type="float">
            <text:p>2050</text:p>
          </table:table-cell>
          <table:table-cell office:value-type="float" office:value="1650" calcext:value-type="float">
            <text:p>16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4]/[.C64]" office:value-type="float" office:value="0.830078125" calcext:value-type="float">
            <text:p>0,830078125</text:p>
          </table:table-cell>
          <table:table-cell office:value-type="float" office:value="15960" calcext:value-type="float">
            <text:p>15960</text:p>
          </table:table-cell>
          <table:table-cell/>
          <table:table-cell table:formula="of:=([.C64]-[.$C$2])/[.$C$2]" office:value-type="float" office:value="7" calcext:value-type="float">
            <text:p>7</text:p>
          </table:table-cell>
          <table:table-cell table:formula="of:=([.D64]-[.$D$2])/[.$D$2]" office:value-type="float" office:value="0.28125" calcext:value-type="float">
            <text:p>0,28125</text:p>
          </table:table-cell>
          <table:table-cell office:value-type="float" office:value="0" calcext:value-type="float">
            <text:p>0</text:p>
          </table:table-cell>
          <table:table-cell table:formula="of:=([.F64]-[.$F$2])/[.$F$2]" office:value-type="float" office:value="16" calcext:value-type="float">
            <text:p>16</text:p>
          </table:table-cell>
          <table:table-cell table:formula="of:=([.G64]-[.$G$2])/[.$G$2]" office:value-type="float" office:value="1.125" calcext:value-type="float">
            <text:p>1,125</text:p>
          </table:table-cell>
          <table:table-cell/>
          <table:table-cell table:formula="of:=[.K64]" office:value-type="float" office:value="0.28125" calcext:value-type="float">
            <text:p>0,28125</text:p>
          </table:table-cell>
          <table:table-cell table:formula="of:=[.P64]/[.H64]" office:value-type="float" office:value="0.0000176221804511278" calcext:value-type="float">
            <text:p>1,76221804511278E-05</text:p>
          </table:table-cell>
        </table:table-row>
        <table:table-row table:style-name="ro1">
          <table:table-cell office:value-type="float" office:value="343919" calcext:value-type="float">
            <text:p>343919</text:p>
          </table:table-cell>
          <table:table-cell office:value-type="string" calcext:value-type="string">
            <text:p>1Tb SSD Hikvision E2000 (HS-SSD-E2000/1024G)</text:p>
          </table:table-cell>
          <table:table-cell office:value-type="float" office:value="1024" calcext:value-type="float">
            <text:p>1024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5]/[.C65]" office:value-type="float" office:value="0.830078125" calcext:value-type="float">
            <text:p>0,830078125</text:p>
          </table:table-cell>
          <table:table-cell office:value-type="float" office:value="16090" calcext:value-type="float">
            <text:p>16090</text:p>
          </table:table-cell>
          <table:table-cell/>
          <table:table-cell table:formula="of:=([.C65]-[.$C$2])/[.$C$2]" office:value-type="float" office:value="7" calcext:value-type="float">
            <text:p>7</text:p>
          </table:table-cell>
          <table:table-cell table:formula="of:=([.D65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65]-[.$F$2])/[.$F$2]" office:value-type="float" office:value="16" calcext:value-type="float">
            <text:p>16</text:p>
          </table:table-cell>
          <table:table-cell table:formula="of:=([.G65]-[.$G$2])/[.$G$2]" office:value-type="float" office:value="1.125" calcext:value-type="float">
            <text:p>1,125</text:p>
          </table:table-cell>
          <table:table-cell/>
          <table:table-cell table:formula="of:=[.K65]" office:value-type="float" office:value="1.1875" calcext:value-type="float">
            <text:p>1,1875</text:p>
          </table:table-cell>
          <table:table-cell table:formula="of:=[.P65]/[.H65]" office:value-type="float" office:value="0.0000738036047234307" calcext:value-type="float">
            <text:p>7,38036047234307E-05</text:p>
          </table:table-cell>
        </table:table-row>
        <table:table-row table:style-name="ro1">
          <table:table-cell office:value-type="float" office:value="302948" calcext:value-type="float">
            <text:p>302948</text:p>
          </table:table-cell>
          <table:table-cell office:value-type="string" calcext:value-type="string">
            <text:p>512Gb SSD Intel P4101 Series (SSDPEKKA512G801)</text:p>
          </table:table-cell>
          <table:table-cell office:value-type="float" office:value="512" calcext:value-type="float">
            <text:p>512</text:p>
          </table:table-cell>
          <table:table-cell office:value-type="float" office:value="2550" calcext:value-type="float">
            <text:p>2550</text:p>
          </table:table-cell>
          <table:table-cell office:value-type="float" office:value="550" calcext:value-type="float">
            <text:p>5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6]/[.C66]" office:value-type="float" office:value="1.66015625" calcext:value-type="float">
            <text:p>1,66015625</text:p>
          </table:table-cell>
          <table:table-cell office:value-type="float" office:value="16140" calcext:value-type="float">
            <text:p>16140</text:p>
          </table:table-cell>
          <table:table-cell/>
          <table:table-cell table:formula="of:=([.C66]-[.$C$2])/[.$C$2]" office:value-type="float" office:value="3" calcext:value-type="float">
            <text:p>3</text:p>
          </table:table-cell>
          <table:table-cell table:formula="of:=([.D66]-[.$D$2])/[.$D$2]" office:value-type="float" office:value="0.59375" calcext:value-type="float">
            <text:p>0,59375</text:p>
          </table:table-cell>
          <table:table-cell office:value-type="float" office:value="0" calcext:value-type="float">
            <text:p>0</text:p>
          </table:table-cell>
          <table:table-cell table:formula="of:=([.F66]-[.$F$2])/[.$F$2]" office:value-type="float" office:value="16" calcext:value-type="float">
            <text:p>16</text:p>
          </table:table-cell>
          <table:table-cell table:formula="of:=([.G66]-[.$G$2])/[.$G$2]" office:value-type="float" office:value="3.25" calcext:value-type="float">
            <text:p>3,25</text:p>
          </table:table-cell>
          <table:table-cell/>
          <table:table-cell table:formula="of:=[.K66]" office:value-type="float" office:value="0.59375" calcext:value-type="float">
            <text:p>0,59375</text:p>
          </table:table-cell>
          <table:table-cell table:formula="of:=[.P66]/[.H66]" office:value-type="float" office:value="0.0000367874845105328" calcext:value-type="float">
            <text:p>3,67874845105328E-05</text:p>
          </table:table-cell>
        </table:table-row>
        <table:table-row table:style-name="ro1">
          <table:table-cell office:value-type="float" office:value="349602" calcext:value-type="float">
            <text:p>349602</text:p>
          </table:table-cell>
          <table:table-cell office:value-type="string" calcext:value-type="string">
            <text:p>1Tb SSD Plextor M9PGN+ (PX-1TM9PGN+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7]/[.C67]" office:value-type="float" office:value="0.85" calcext:value-type="float">
            <text:p>0,85</text:p>
          </table:table-cell>
          <table:table-cell office:value-type="float" office:value="16450" calcext:value-type="float">
            <text:p>16450</text:p>
          </table:table-cell>
          <table:table-cell/>
          <table:table-cell table:formula="of:=([.C67]-[.$C$2])/[.$C$2]" office:value-type="float" office:value="6.8125" calcext:value-type="float">
            <text:p>6,8125</text:p>
          </table:table-cell>
          <table:table-cell table:formula="of:=([.D67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67]-[.$F$2])/[.$F$2]" office:value-type="float" office:value="16" calcext:value-type="float">
            <text:p>16</text:p>
          </table:table-cell>
          <table:table-cell table:formula="of:=([.G67]-[.$G$2])/[.$G$2]" office:value-type="float" office:value="1.176" calcext:value-type="float">
            <text:p>1,176</text:p>
          </table:table-cell>
          <table:table-cell/>
          <table:table-cell table:formula="of:=[.K67]" office:value-type="float" office:value="1.125" calcext:value-type="float">
            <text:p>1,125</text:p>
          </table:table-cell>
          <table:table-cell table:formula="of:=[.P67]/[.H67]" office:value-type="float" office:value="0.0000683890577507599" calcext:value-type="float">
            <text:p>6,83890577507599E-05</text:p>
          </table:table-cell>
        </table:table-row>
        <table:table-row table:style-name="ro1">
          <table:table-cell office:value-type="float" office:value="330368" calcext:value-type="float">
            <text:p>330368</text:p>
          </table:table-cell>
          <table:table-cell office:value-type="string" calcext:value-type="string">
            <text:p>1Tb SSD Micron 2200 (MTFDHBA1T0TCK-1AT1AABYY)</text:p>
          </table:table-cell>
          <table:table-cell office:value-type="float" office:value="1024" calcext:value-type="float">
            <text:p>1024</text:p>
          </table:table-cell>
          <table:table-cell office:value-type="float" office:value="3000" calcext:value-type="float">
            <text:p>3000</text:p>
          </table:table-cell>
          <table:table-cell office:value-type="float" office:value="1575" calcext:value-type="float">
            <text:p>157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8]/[.C68]" office:value-type="float" office:value="0.830078125" calcext:value-type="float">
            <text:p>0,830078125</text:p>
          </table:table-cell>
          <table:table-cell office:value-type="float" office:value="16490" calcext:value-type="float">
            <text:p>16490</text:p>
          </table:table-cell>
          <table:table-cell/>
          <table:table-cell table:formula="of:=([.C68]-[.$C$2])/[.$C$2]" office:value-type="float" office:value="7" calcext:value-type="float">
            <text:p>7</text:p>
          </table:table-cell>
          <table:table-cell table:formula="of:=([.D68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68]-[.$F$2])/[.$F$2]" office:value-type="float" office:value="16" calcext:value-type="float">
            <text:p>16</text:p>
          </table:table-cell>
          <table:table-cell table:formula="of:=([.G68]-[.$G$2])/[.$G$2]" office:value-type="float" office:value="1.125" calcext:value-type="float">
            <text:p>1,125</text:p>
          </table:table-cell>
          <table:table-cell/>
          <table:table-cell table:formula="of:=[.K68]" office:value-type="float" office:value="0.875" calcext:value-type="float">
            <text:p>0,875</text:p>
          </table:table-cell>
          <table:table-cell table:formula="of:=[.P68]/[.H68]" office:value-type="float" office:value="0.0000530624620982414" calcext:value-type="float">
            <text:p>5,30624620982414E-05</text:p>
          </table:table-cell>
        </table:table-row>
        <table:table-row table:style-name="ro1">
          <table:table-cell office:value-type="float" office:value="342578" calcext:value-type="float">
            <text:p>342578</text:p>
          </table:table-cell>
          <table:table-cell office:value-type="string" calcext:value-type="string">
            <text:p>1Tb SSD Kioxia (Toshiba) XG6 (KXG60ZNV1T02BP1LGA) OEM</text:p>
          </table:table-cell>
          <table:table-cell office:value-type="float" office:value="1024" calcext:value-type="float">
            <text:p>1024</text:p>
          </table:table-cell>
          <table:table-cell office:value-type="float" office:value="3180" calcext:value-type="float">
            <text:p>3180</text:p>
          </table:table-cell>
          <table:table-cell office:value-type="float" office:value="2960" calcext:value-type="float">
            <text:p>296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9]/[.C69]" office:value-type="float" office:value="0.830078125" calcext:value-type="float">
            <text:p>0,830078125</text:p>
          </table:table-cell>
          <table:table-cell office:value-type="float" office:value="16710" calcext:value-type="float">
            <text:p>16710</text:p>
          </table:table-cell>
          <table:table-cell/>
          <table:table-cell table:formula="of:=([.C69]-[.$C$2])/[.$C$2]" office:value-type="float" office:value="7" calcext:value-type="float">
            <text:p>7</text:p>
          </table:table-cell>
          <table:table-cell table:formula="of:=([.D69]-[.$D$2])/[.$D$2]" office:value-type="float" office:value="0.9875" calcext:value-type="float">
            <text:p>0,9875</text:p>
          </table:table-cell>
          <table:table-cell office:value-type="float" office:value="0" calcext:value-type="float">
            <text:p>0</text:p>
          </table:table-cell>
          <table:table-cell table:formula="of:=([.F69]-[.$F$2])/[.$F$2]" office:value-type="float" office:value="16" calcext:value-type="float">
            <text:p>16</text:p>
          </table:table-cell>
          <table:table-cell table:formula="of:=([.G69]-[.$G$2])/[.$G$2]" office:value-type="float" office:value="1.125" calcext:value-type="float">
            <text:p>1,125</text:p>
          </table:table-cell>
          <table:table-cell/>
          <table:table-cell table:formula="of:=[.K69]" office:value-type="float" office:value="0.9875" calcext:value-type="float">
            <text:p>0,9875</text:p>
          </table:table-cell>
          <table:table-cell table:formula="of:=[.P69]/[.H69]" office:value-type="float" office:value="0.0000590963494913226" calcext:value-type="float">
            <text:p>5,90963494913226E-05</text:p>
          </table:table-cell>
        </table:table-row>
        <table:table-row table:style-name="ro1">
          <table:table-cell office:value-type="float" office:value="321862" calcext:value-type="float">
            <text:p>321862</text:p>
          </table:table-cell>
          <table:table-cell office:value-type="string" calcext:value-type="string">
            <text:p>1Tb SSD Patriot Viper (VPN100-1TBM28H)</text:p>
          </table:table-cell>
          <table:table-cell office:value-type="float" office:value="1000" calcext:value-type="float">
            <text:p>1000</text:p>
          </table:table-cell>
          <table:table-cell office:value-type="float" office:value="3450" calcext:value-type="float">
            <text:p>345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0]/[.C70]" office:value-type="float" office:value="0.85" calcext:value-type="float">
            <text:p>0,85</text:p>
          </table:table-cell>
          <table:table-cell office:value-type="float" office:value="16790" calcext:value-type="float">
            <text:p>16790</text:p>
          </table:table-cell>
          <table:table-cell/>
          <table:table-cell table:formula="of:=([.C70]-[.$C$2])/[.$C$2]" office:value-type="float" office:value="6.8125" calcext:value-type="float">
            <text:p>6,8125</text:p>
          </table:table-cell>
          <table:table-cell table:formula="of:=([.D70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70]-[.$F$2])/[.$F$2]" office:value-type="float" office:value="16" calcext:value-type="float">
            <text:p>16</text:p>
          </table:table-cell>
          <table:table-cell table:formula="of:=([.G70]-[.$G$2])/[.$G$2]" office:value-type="float" office:value="1.176" calcext:value-type="float">
            <text:p>1,176</text:p>
          </table:table-cell>
          <table:table-cell/>
          <table:table-cell table:formula="of:=[.K70]" office:value-type="float" office:value="1.15625" calcext:value-type="float">
            <text:p>1,15625</text:p>
          </table:table-cell>
          <table:table-cell table:formula="of:=[.P70]/[.H70]" office:value-type="float" office:value="0.0000688653960690887" calcext:value-type="float">
            <text:p>6,88653960690887E-05</text:p>
          </table:table-cell>
        </table:table-row>
        <table:table-row table:style-name="ro1">
          <table:table-cell office:value-type="float" office:value="349601" calcext:value-type="float">
            <text:p>349601</text:p>
          </table:table-cell>
          <table:table-cell office:value-type="string" calcext:value-type="string">
            <text:p>1Tb SSD Plextor M9P(G)+ (PX-1TM9PG+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1]/[.C71]" office:value-type="float" office:value="0.85" calcext:value-type="float">
            <text:p>0,85</text:p>
          </table:table-cell>
          <table:table-cell office:value-type="float" office:value="16800" calcext:value-type="float">
            <text:p>16800</text:p>
          </table:table-cell>
          <table:table-cell/>
          <table:table-cell table:formula="of:=([.C71]-[.$C$2])/[.$C$2]" office:value-type="float" office:value="6.8125" calcext:value-type="float">
            <text:p>6,8125</text:p>
          </table:table-cell>
          <table:table-cell table:formula="of:=([.D71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71]-[.$F$2])/[.$F$2]" office:value-type="float" office:value="16" calcext:value-type="float">
            <text:p>16</text:p>
          </table:table-cell>
          <table:table-cell table:formula="of:=([.G71]-[.$G$2])/[.$G$2]" office:value-type="float" office:value="1.176" calcext:value-type="float">
            <text:p>1,176</text:p>
          </table:table-cell>
          <table:table-cell/>
          <table:table-cell table:formula="of:=[.K71]" office:value-type="float" office:value="1.125" calcext:value-type="float">
            <text:p>1,125</text:p>
          </table:table-cell>
          <table:table-cell table:formula="of:=[.P71]/[.H71]" office:value-type="float" office:value="0.0000669642857142857" calcext:value-type="float">
            <text:p>6,69642857142857E-05</text:p>
          </table:table-cell>
        </table:table-row>
        <table:table-row table:style-name="ro1">
          <table:table-cell office:value-type="float" office:value="325597" calcext:value-type="float">
            <text:p>325597</text:p>
          </table:table-cell>
          <table:table-cell office:value-type="string" calcext:value-type="string">
            <text:p>1Tb SSD HP EX920 (2YY47AA)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2]/[.C72]" office:value-type="float" office:value="0.85" calcext:value-type="float">
            <text:p>0,85</text:p>
          </table:table-cell>
          <table:table-cell office:value-type="float" office:value="17120" calcext:value-type="float">
            <text:p>17120</text:p>
          </table:table-cell>
          <table:table-cell/>
          <table:table-cell table:formula="of:=([.C72]-[.$C$2])/[.$C$2]" office:value-type="float" office:value="6.8125" calcext:value-type="float">
            <text:p>6,8125</text:p>
          </table:table-cell>
          <table:table-cell table:formula="of:=([.D72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72]-[.$F$2])/[.$F$2]" office:value-type="float" office:value="16" calcext:value-type="float">
            <text:p>16</text:p>
          </table:table-cell>
          <table:table-cell table:formula="of:=([.G72]-[.$G$2])/[.$G$2]" office:value-type="float" office:value="1.176" calcext:value-type="float">
            <text:p>1,176</text:p>
          </table:table-cell>
          <table:table-cell/>
          <table:table-cell table:formula="of:=[.K72]" office:value-type="float" office:value="1" calcext:value-type="float">
            <text:p>1</text:p>
          </table:table-cell>
          <table:table-cell table:formula="of:=[.P72]/[.H72]" office:value-type="float" office:value="0.000058411214953271" calcext:value-type="float">
            <text:p>5,8411214953271E-05</text:p>
          </table:table-cell>
        </table:table-row>
        <table:table-row table:style-name="ro1">
          <table:table-cell office:value-type="float" office:value="314670" calcext:value-type="float">
            <text:p>314670</text:p>
          </table:table-cell>
          <table:table-cell office:value-type="string" calcext:value-type="string">
            <text:p>1Tb SSD Western Digital Black SN750 (WDS100T3X0C)</text:p>
          </table:table-cell>
          <table:table-cell office:value-type="float" office:value="1000" calcext:value-type="float">
            <text:p>1000</text:p>
          </table:table-cell>
          <table:table-cell office:value-type="float" office:value="3470" calcext:value-type="float">
            <text:p>347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3]/[.C73]" office:value-type="float" office:value="0.85" calcext:value-type="float">
            <text:p>0,85</text:p>
          </table:table-cell>
          <table:table-cell office:value-type="float" office:value="17600" calcext:value-type="float">
            <text:p>17600</text:p>
          </table:table-cell>
          <table:table-cell/>
          <table:table-cell table:formula="of:=([.C73]-[.$C$2])/[.$C$2]" office:value-type="float" office:value="6.8125" calcext:value-type="float">
            <text:p>6,8125</text:p>
          </table:table-cell>
          <table:table-cell table:formula="of:=([.D73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73]-[.$F$2])/[.$F$2]" office:value-type="float" office:value="16" calcext:value-type="float">
            <text:p>16</text:p>
          </table:table-cell>
          <table:table-cell table:formula="of:=([.G73]-[.$G$2])/[.$G$2]" office:value-type="float" office:value="1.176" calcext:value-type="float">
            <text:p>1,176</text:p>
          </table:table-cell>
          <table:table-cell/>
          <table:table-cell table:formula="of:=[.K73]" office:value-type="float" office:value="1.16875" calcext:value-type="float">
            <text:p>1,16875</text:p>
          </table:table-cell>
          <table:table-cell table:formula="of:=[.P73]/[.H73]" office:value-type="float" office:value="0.00006640625" calcext:value-type="float">
            <text:p>6,640625E-05</text:p>
          </table:table-cell>
        </table:table-row>
        <table:table-row table:style-name="ro1">
          <table:table-cell office:value-type="float" office:value="330728" calcext:value-type="float">
            <text:p>330728</text:p>
          </table:table-cell>
          <table:table-cell office:value-type="string" calcext:value-type="string">
            <text:p>1Tb SSD HP EX950 (5MS23AA)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4]/[.C74]" office:value-type="float" office:value="0.85" calcext:value-type="float">
            <text:p>0,85</text:p>
          </table:table-cell>
          <table:table-cell office:value-type="float" office:value="18740" calcext:value-type="float">
            <text:p>18740</text:p>
          </table:table-cell>
          <table:table-cell/>
          <table:table-cell table:formula="of:=([.C74]-[.$C$2])/[.$C$2]" office:value-type="float" office:value="6.8125" calcext:value-type="float">
            <text:p>6,8125</text:p>
          </table:table-cell>
          <table:table-cell table:formula="of:=([.D74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74]-[.$F$2])/[.$F$2]" office:value-type="float" office:value="16" calcext:value-type="float">
            <text:p>16</text:p>
          </table:table-cell>
          <table:table-cell table:formula="of:=([.G74]-[.$G$2])/[.$G$2]" office:value-type="float" office:value="1.176" calcext:value-type="float">
            <text:p>1,176</text:p>
          </table:table-cell>
          <table:table-cell/>
          <table:table-cell table:formula="of:=[.K74]" office:value-type="float" office:value="1.1875" calcext:value-type="float">
            <text:p>1,1875</text:p>
          </table:table-cell>
          <table:table-cell table:formula="of:=[.P74]/[.H74]" office:value-type="float" office:value="0.0000633671291355389" calcext:value-type="float">
            <text:p>6,33671291355389E-05</text:p>
          </table:table-cell>
        </table:table-row>
        <table:table-row table:style-name="ro1">
          <table:table-cell office:value-type="float" office:value="322090" calcext:value-type="float">
            <text:p>322090</text:p>
          </table:table-cell>
          <table:table-cell office:value-type="string" calcext:value-type="string">
            <text:p>1Tb SSD Kingston KC2000 (SKC2000M8/1000G)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5]/[.C75]" office:value-type="float" office:value="0.85" calcext:value-type="float">
            <text:p>0,85</text:p>
          </table:table-cell>
          <table:table-cell office:value-type="float" office:value="19540" calcext:value-type="float">
            <text:p>19540</text:p>
          </table:table-cell>
          <table:table-cell/>
          <table:table-cell table:formula="of:=([.C75]-[.$C$2])/[.$C$2]" office:value-type="float" office:value="6.8125" calcext:value-type="float">
            <text:p>6,8125</text:p>
          </table:table-cell>
          <table:table-cell table:formula="of:=([.D7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75]-[.$F$2])/[.$F$2]" office:value-type="float" office:value="16" calcext:value-type="float">
            <text:p>16</text:p>
          </table:table-cell>
          <table:table-cell table:formula="of:=([.G75]-[.$G$2])/[.$G$2]" office:value-type="float" office:value="1.176" calcext:value-type="float">
            <text:p>1,176</text:p>
          </table:table-cell>
          <table:table-cell/>
          <table:table-cell table:formula="of:=[.K75]" office:value-type="float" office:value="1" calcext:value-type="float">
            <text:p>1</text:p>
          </table:table-cell>
          <table:table-cell table:formula="of:=[.P75]/[.H75]" office:value-type="float" office:value="0.0000511770726714432" calcext:value-type="float">
            <text:p>5,11770726714432E-05</text:p>
          </table:table-cell>
        </table:table-row>
        <table:table-row table:style-name="ro1">
          <table:table-cell office:value-type="float" office:value="303207" calcext:value-type="float">
            <text:p>303207</text:p>
          </table:table-cell>
          <table:table-cell office:value-type="string" calcext:value-type="string">
            <text:p>2Tb SSD Intel 660p Series (SSDPEKNW020T8X1)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6]/[.C76]" office:value-type="float" office:value="0.4150390625" calcext:value-type="float">
            <text:p>0,4150390625</text:p>
          </table:table-cell>
          <table:table-cell office:value-type="float" office:value="19730" calcext:value-type="float">
            <text:p>19730</text:p>
          </table:table-cell>
          <table:table-cell/>
          <table:table-cell table:formula="of:=([.C76]-[.$C$2])/[.$C$2]" office:value-type="float" office:value="15" calcext:value-type="float">
            <text:p>15</text:p>
          </table:table-cell>
          <table:table-cell table:formula="of:=([.D7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76]-[.$F$2])/[.$F$2]" office:value-type="float" office:value="16" calcext:value-type="float">
            <text:p>16</text:p>
          </table:table-cell>
          <table:table-cell table:formula="of:=([.G76]-[.$G$2])/[.$G$2]" office:value-type="float" office:value="0.0625" calcext:value-type="float">
            <text:p>0,0625</text:p>
          </table:table-cell>
          <table:table-cell/>
          <table:table-cell table:formula="of:=[.K76]" office:value-type="float" office:value="0.125" calcext:value-type="float">
            <text:p>0,125</text:p>
          </table:table-cell>
          <table:table-cell table:formula="of:=[.P76]/[.H76]" office:value-type="float" office:value="0.00000633552965027876" calcext:value-type="float">
            <text:p>6,33552965027876E-06</text:p>
          </table:table-cell>
        </table:table-row>
        <table:table-row table:style-name="ro1">
          <table:table-cell office:value-type="float" office:value="323616" calcext:value-type="float">
            <text:p>323616</text:p>
          </table:table-cell>
          <table:table-cell office:value-type="string" calcext:value-type="string">
            <text:p>960Gb SSD Samsung PM983 (MZ1LB960HAJQ-00007) OEM</text:p>
          </table:table-cell>
          <table:table-cell office:value-type="float" office:value="960" calcext:value-type="float">
            <text:p>960</text:p>
          </table:table-cell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7]/[.C77]" office:value-type="float" office:value="0.885416666666667" calcext:value-type="float">
            <text:p>0,885416666666667</text:p>
          </table:table-cell>
          <table:table-cell office:value-type="float" office:value="20710" calcext:value-type="float">
            <text:p>20710</text:p>
          </table:table-cell>
          <table:table-cell/>
          <table:table-cell table:formula="of:=([.C77]-[.$C$2])/[.$C$2]" office:value-type="float" office:value="6.5" calcext:value-type="float">
            <text:p>6,5</text:p>
          </table:table-cell>
          <table:table-cell table:formula="of:=([.D77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77]-[.$F$2])/[.$F$2]" office:value-type="float" office:value="16" calcext:value-type="float">
            <text:p>16</text:p>
          </table:table-cell>
          <table:table-cell table:formula="of:=([.G77]-[.$G$2])/[.$G$2]" office:value-type="float" office:value="1.26666666666667" calcext:value-type="float">
            <text:p>1,26666666666667</text:p>
          </table:table-cell>
          <table:table-cell/>
          <table:table-cell table:formula="of:=[.K77]" office:value-type="float" office:value="0.875" calcext:value-type="float">
            <text:p>0,875</text:p>
          </table:table-cell>
          <table:table-cell table:formula="of:=[.P77]/[.H77]" office:value-type="float" office:value="0.0000422501207146306" calcext:value-type="float">
            <text:p>4,22501207146306E-05</text:p>
          </table:table-cell>
        </table:table-row>
        <table:table-row table:style-name="ro1">
          <table:table-cell office:value-type="float" office:value="323881" calcext:value-type="float">
            <text:p>323881</text:p>
          </table:table-cell>
          <table:table-cell office:value-type="string" calcext:value-type="string">
            <text:p>1Tb SSD Seagate FireCuda 510 (ZP1000GM30011)</text:p>
          </table:table-cell>
          <table:table-cell office:value-type="float" office:value="1000" calcext:value-type="float">
            <text:p>1000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8]/[.C78]" office:value-type="float" office:value="0.85" calcext:value-type="float">
            <text:p>0,85</text:p>
          </table:table-cell>
          <table:table-cell office:value-type="float" office:value="20830" calcext:value-type="float">
            <text:p>20830</text:p>
          </table:table-cell>
          <table:table-cell/>
          <table:table-cell table:formula="of:=([.C78]-[.$C$2])/[.$C$2]" office:value-type="float" office:value="6.8125" calcext:value-type="float">
            <text:p>6,8125</text:p>
          </table:table-cell>
          <table:table-cell table:formula="of:=([.D78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78]-[.$F$2])/[.$F$2]" office:value-type="float" office:value="16" calcext:value-type="float">
            <text:p>16</text:p>
          </table:table-cell>
          <table:table-cell table:formula="of:=([.G78]-[.$G$2])/[.$G$2]" office:value-type="float" office:value="1.176" calcext:value-type="float">
            <text:p>1,176</text:p>
          </table:table-cell>
          <table:table-cell/>
          <table:table-cell table:formula="of:=[.K78]" office:value-type="float" office:value="1.15625" calcext:value-type="float">
            <text:p>1,15625</text:p>
          </table:table-cell>
          <table:table-cell table:formula="of:=[.P78]/[.H78]" office:value-type="float" office:value="0.0000555088814210274" calcext:value-type="float">
            <text:p>5,55088814210274E-05</text:p>
          </table:table-cell>
        </table:table-row>
        <table:table-row table:style-name="ro1">
          <table:table-cell office:value-type="float" office:value="320211" calcext:value-type="float">
            <text:p>320211</text:p>
          </table:table-cell>
          <table:table-cell office:value-type="string" calcext:value-type="string">
            <text:p>1Tb SSD Western Digital Black SN750 (WDS100T3XHC)</text:p>
          </table:table-cell>
          <table:table-cell office:value-type="float" office:value="1000" calcext:value-type="float">
            <text:p>1000</text:p>
          </table:table-cell>
          <table:table-cell office:value-type="float" office:value="3470" calcext:value-type="float">
            <text:p>347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9]/[.C79]" office:value-type="float" office:value="0.85" calcext:value-type="float">
            <text:p>0,85</text:p>
          </table:table-cell>
          <table:table-cell office:value-type="float" office:value="20830" calcext:value-type="float">
            <text:p>20830</text:p>
          </table:table-cell>
          <table:table-cell/>
          <table:table-cell table:formula="of:=([.C79]-[.$C$2])/[.$C$2]" office:value-type="float" office:value="6.8125" calcext:value-type="float">
            <text:p>6,8125</text:p>
          </table:table-cell>
          <table:table-cell table:formula="of:=([.D79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79]-[.$F$2])/[.$F$2]" office:value-type="float" office:value="16" calcext:value-type="float">
            <text:p>16</text:p>
          </table:table-cell>
          <table:table-cell table:formula="of:=([.G79]-[.$G$2])/[.$G$2]" office:value-type="float" office:value="1.176" calcext:value-type="float">
            <text:p>1,176</text:p>
          </table:table-cell>
          <table:table-cell/>
          <table:table-cell table:formula="of:=[.K79]" office:value-type="float" office:value="1.16875" calcext:value-type="float">
            <text:p>1,16875</text:p>
          </table:table-cell>
          <table:table-cell table:formula="of:=[.P79]/[.H79]" office:value-type="float" office:value="0.0000561089774363898" calcext:value-type="float">
            <text:p>5,61089774363898E-05</text:p>
          </table:table-cell>
        </table:table-row>
        <table:table-row table:style-name="ro1">
          <table:table-cell office:value-type="float" office:value="292805" calcext:value-type="float">
            <text:p>292805</text:p>
          </table:table-cell>
          <table:table-cell office:value-type="string" calcext:value-type="string">
            <text:p>1Tb SSD Western Digital Black (WDS100T2X0C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0]/[.C80]" office:value-type="float" office:value="0.85" calcext:value-type="float">
            <text:p>0,85</text:p>
          </table:table-cell>
          <table:table-cell office:value-type="float" office:value="21940" calcext:value-type="float">
            <text:p>21940</text:p>
          </table:table-cell>
          <table:table-cell/>
          <table:table-cell table:formula="of:=([.C80]-[.$C$2])/[.$C$2]" office:value-type="float" office:value="6.8125" calcext:value-type="float">
            <text:p>6,8125</text:p>
          </table:table-cell>
          <table:table-cell table:formula="of:=([.D80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0]-[.$F$2])/[.$F$2]" office:value-type="float" office:value="16" calcext:value-type="float">
            <text:p>16</text:p>
          </table:table-cell>
          <table:table-cell table:formula="of:=([.G80]-[.$G$2])/[.$G$2]" office:value-type="float" office:value="1.176" calcext:value-type="float">
            <text:p>1,176</text:p>
          </table:table-cell>
          <table:table-cell/>
          <table:table-cell table:formula="of:=[.K80]" office:value-type="float" office:value="1.125" calcext:value-type="float">
            <text:p>1,125</text:p>
          </table:table-cell>
          <table:table-cell table:formula="of:=[.P80]/[.H80]" office:value-type="float" office:value="0.0000512762078395624" calcext:value-type="float">
            <text:p>5,12762078395624E-05</text:p>
          </table:table-cell>
        </table:table-row>
        <table:table-row table:style-name="ro1">
          <table:table-cell office:value-type="float" office:value="282905" calcext:value-type="float">
            <text:p>282905</text:p>
          </table:table-cell>
          <table:table-cell office:value-type="string" calcext:value-type="string">
            <text:p>1Tb SSD Intel 760p Series (SSDPEKKW010T8X1)</text:p>
          </table:table-cell>
          <table:table-cell office:value-type="float" office:value="1024" calcext:value-type="float">
            <text:p>1024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1]/[.C81]" office:value-type="float" office:value="0.830078125" calcext:value-type="float">
            <text:p>0,830078125</text:p>
          </table:table-cell>
          <table:table-cell office:value-type="float" office:value="22470" calcext:value-type="float">
            <text:p>22470</text:p>
          </table:table-cell>
          <table:table-cell/>
          <table:table-cell table:formula="of:=([.C81]-[.$C$2])/[.$C$2]" office:value-type="float" office:value="7" calcext:value-type="float">
            <text:p>7</text:p>
          </table:table-cell>
          <table:table-cell table:formula="of:=([.D81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81]-[.$F$2])/[.$F$2]" office:value-type="float" office:value="16" calcext:value-type="float">
            <text:p>16</text:p>
          </table:table-cell>
          <table:table-cell table:formula="of:=([.G81]-[.$G$2])/[.$G$2]" office:value-type="float" office:value="1.125" calcext:value-type="float">
            <text:p>1,125</text:p>
          </table:table-cell>
          <table:table-cell/>
          <table:table-cell table:formula="of:=[.K81]" office:value-type="float" office:value="1.01875" calcext:value-type="float">
            <text:p>1,01875</text:p>
          </table:table-cell>
          <table:table-cell table:formula="of:=[.P81]/[.H81]" office:value-type="float" office:value="0.0000453382287494437" calcext:value-type="float">
            <text:p>4,53382287494437E-05</text:p>
          </table:table-cell>
        </table:table-row>
        <table:table-row table:style-name="ro1">
          <table:table-cell office:value-type="float" office:value="350050" calcext:value-type="float">
            <text:p>350050</text:p>
          </table:table-cell>
          <table:table-cell office:value-type="string" calcext:value-type="string">
            <text:p>1Tb SSD Seagate FireCuda 520 (ZP1000GM3A002)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4400" calcext:value-type="float">
            <text:p>4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2]/[.C82]" office:value-type="float" office:value="0.85" calcext:value-type="float">
            <text:p>0,85</text:p>
          </table:table-cell>
          <table:table-cell office:value-type="float" office:value="23620" calcext:value-type="float">
            <text:p>23620</text:p>
          </table:table-cell>
          <table:table-cell/>
          <table:table-cell table:formula="of:=([.C82]-[.$C$2])/[.$C$2]" office:value-type="float" office:value="6.8125" calcext:value-type="float">
            <text:p>6,8125</text:p>
          </table:table-cell>
          <table:table-cell table:formula="of:=([.D82]-[.$D$2])/[.$D$2]"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table:formula="of:=([.F82]-[.$F$2])/[.$F$2]" office:value-type="float" office:value="16" calcext:value-type="float">
            <text:p>16</text:p>
          </table:table-cell>
          <table:table-cell table:formula="of:=([.G82]-[.$G$2])/[.$G$2]" office:value-type="float" office:value="1.176" calcext:value-type="float">
            <text:p>1,176</text:p>
          </table:table-cell>
          <table:table-cell/>
          <table:table-cell table:formula="of:=[.K82]" office:value-type="float" office:value="2.125" calcext:value-type="float">
            <text:p>2,125</text:p>
          </table:table-cell>
          <table:table-cell table:formula="of:=[.P82]/[.H82]" office:value-type="float" office:value="0.0000899661303979678" calcext:value-type="float">
            <text:p>8,99661303979678E-05</text:p>
          </table:table-cell>
        </table:table-row>
        <table:table-row table:style-name="ro1">
          <table:table-cell office:value-type="float" office:value="327129" calcext:value-type="float">
            <text:p>327129</text:p>
          </table:table-cell>
          <table:table-cell office:value-type="string" calcext:value-type="string">
            <text:p>2Tb SSD Silicon Power P34A80 (SP002TBP34A80M28)</text:p>
          </table:table-cell>
          <table:table-cell office:value-type="float" office:value="2048" calcext:value-type="float">
            <text:p>2048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3]/[.C83]" office:value-type="float" office:value="0.4150390625" calcext:value-type="float">
            <text:p>0,4150390625</text:p>
          </table:table-cell>
          <table:table-cell office:value-type="float" office:value="26520" calcext:value-type="float">
            <text:p>26520</text:p>
          </table:table-cell>
          <table:table-cell/>
          <table:table-cell table:formula="of:=([.C83]-[.$C$2])/[.$C$2]" office:value-type="float" office:value="15" calcext:value-type="float">
            <text:p>15</text:p>
          </table:table-cell>
          <table:table-cell table:formula="of:=([.D8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3]-[.$F$2])/[.$F$2]" office:value-type="float" office:value="16" calcext:value-type="float">
            <text:p>16</text:p>
          </table:table-cell>
          <table:table-cell table:formula="of:=([.G83]-[.$G$2])/[.$G$2]" office:value-type="float" office:value="0.0625" calcext:value-type="float">
            <text:p>0,0625</text:p>
          </table:table-cell>
          <table:table-cell/>
          <table:table-cell table:formula="of:=[.K83]" office:value-type="float" office:value="1.125" calcext:value-type="float">
            <text:p>1,125</text:p>
          </table:table-cell>
          <table:table-cell table:formula="of:=[.P83]/[.H83]" office:value-type="float" office:value="0.000042420814479638" calcext:value-type="float">
            <text:p>4,2420814479638E-05</text:p>
          </table:table-cell>
        </table:table-row>
        <table:table-row table:style-name="ro1">
          <table:table-cell office:value-type="float" office:value="287556" calcext:value-type="float">
            <text:p>287556</text:p>
          </table:table-cell>
          <table:table-cell office:value-type="string" calcext:value-type="string">
            <text:p>1Tb SSD Samsung 970 PRO Series (MZ-V7P1T0BW)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office:value-type="float" office:value="2700" calcext:value-type="float">
            <text:p>27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4]/[.C84]" office:value-type="float" office:value="0.85" calcext:value-type="float">
            <text:p>0,85</text:p>
          </table:table-cell>
          <table:table-cell office:value-type="float" office:value="27610" calcext:value-type="float">
            <text:p>27610</text:p>
          </table:table-cell>
          <table:table-cell/>
          <table:table-cell table:formula="of:=([.C84]-[.$C$2])/[.$C$2]" office:value-type="float" office:value="6.8125" calcext:value-type="float">
            <text:p>6,8125</text:p>
          </table:table-cell>
          <table:table-cell table:formula="of:=([.D84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84]-[.$F$2])/[.$F$2]" office:value-type="float" office:value="16" calcext:value-type="float">
            <text:p>16</text:p>
          </table:table-cell>
          <table:table-cell table:formula="of:=([.G84]-[.$G$2])/[.$G$2]" office:value-type="float" office:value="1.176" calcext:value-type="float">
            <text:p>1,176</text:p>
          </table:table-cell>
          <table:table-cell/>
          <table:table-cell table:formula="of:=[.K84]" office:value-type="float" office:value="1.1875" calcext:value-type="float">
            <text:p>1,1875</text:p>
          </table:table-cell>
          <table:table-cell table:formula="of:=[.P84]/[.H84]" office:value-type="float" office:value="0.000043009779065556" calcext:value-type="float">
            <text:p>4,3009779065556E-05</text:p>
          </table:table-cell>
        </table:table-row>
        <table:table-row table:style-name="ro1">
          <table:table-cell office:value-type="float" office:value="302949" calcext:value-type="float">
            <text:p>302949</text:p>
          </table:table-cell>
          <table:table-cell office:value-type="string" calcext:value-type="string">
            <text:p>1Tb SSD Intel P4101 Series (SSDPEKKA010T801)</text:p>
          </table:table-cell>
          <table:table-cell office:value-type="float" office:value="1024" calcext:value-type="float">
            <text:p>1024</text:p>
          </table:table-cell>
          <table:table-cell office:value-type="float" office:value="2600" calcext:value-type="float">
            <text:p>2600</text:p>
          </table:table-cell>
          <table:table-cell office:value-type="float" office:value="660" calcext:value-type="float">
            <text:p>66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5]/[.C85]" office:value-type="float" office:value="0.830078125" calcext:value-type="float">
            <text:p>0,830078125</text:p>
          </table:table-cell>
          <table:table-cell office:value-type="float" office:value="28150" calcext:value-type="float">
            <text:p>28150</text:p>
          </table:table-cell>
          <table:table-cell/>
          <table:table-cell table:formula="of:=([.C85]-[.$C$2])/[.$C$2]" office:value-type="float" office:value="7" calcext:value-type="float">
            <text:p>7</text:p>
          </table:table-cell>
          <table:table-cell table:formula="of:=([.D85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85]-[.$F$2])/[.$F$2]" office:value-type="float" office:value="16" calcext:value-type="float">
            <text:p>16</text:p>
          </table:table-cell>
          <table:table-cell table:formula="of:=([.G85]-[.$G$2])/[.$G$2]" office:value-type="float" office:value="1.125" calcext:value-type="float">
            <text:p>1,125</text:p>
          </table:table-cell>
          <table:table-cell/>
          <table:table-cell table:formula="of:=[.K85]" office:value-type="float" office:value="0.625" calcext:value-type="float">
            <text:p>0,625</text:p>
          </table:table-cell>
          <table:table-cell table:formula="of:=[.P85]/[.H85]" office:value-type="float" office:value="0.000022202486678508" calcext:value-type="float">
            <text:p>2,2202486678508E-05</text:p>
          </table:table-cell>
        </table:table-row>
        <table:table-row table:style-name="ro1">
          <table:table-cell office:value-type="float" office:value="336002" calcext:value-type="float">
            <text:p>336002</text:p>
          </table:table-cell>
          <table:table-cell office:value-type="string" calcext:value-type="string">
            <text:p>2Tb SSD ADATA XPG Gammix S11 Pro (AGAMMIXS11P-2TT-C)</text:p>
          </table:table-cell>
          <table:table-cell office:value-type="float" office:value="2048" calcext:value-type="float">
            <text:p>2048</text:p>
          </table:table-cell>
          <table:table-cell office:value-type="float" office:value="3350" calcext:value-type="float">
            <text:p>335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6]/[.C86]" office:value-type="float" office:value="0.4150390625" calcext:value-type="float">
            <text:p>0,4150390625</text:p>
          </table:table-cell>
          <table:table-cell office:value-type="float" office:value="28920" calcext:value-type="float">
            <text:p>28920</text:p>
          </table:table-cell>
          <table:table-cell/>
          <table:table-cell table:formula="of:=([.C86]-[.$C$2])/[.$C$2]" office:value-type="float" office:value="15" calcext:value-type="float">
            <text:p>15</text:p>
          </table:table-cell>
          <table:table-cell table:formula="of:=([.D86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86]-[.$F$2])/[.$F$2]" office:value-type="float" office:value="16" calcext:value-type="float">
            <text:p>16</text:p>
          </table:table-cell>
          <table:table-cell table:formula="of:=([.G86]-[.$G$2])/[.$G$2]" office:value-type="float" office:value="0.0625" calcext:value-type="float">
            <text:p>0,0625</text:p>
          </table:table-cell>
          <table:table-cell/>
          <table:table-cell table:formula="of:=[.K86]" office:value-type="float" office:value="1.09375" calcext:value-type="float">
            <text:p>1,09375</text:p>
          </table:table-cell>
          <table:table-cell table:formula="of:=[.P86]/[.H86]" office:value-type="float" office:value="0.0000378198478561549" calcext:value-type="float">
            <text:p>3,78198478561549E-05</text:p>
          </table:table-cell>
        </table:table-row>
        <table:table-row table:style-name="ro1">
          <table:table-cell office:value-type="float" office:value="341794" calcext:value-type="float">
            <text:p>341794</text:p>
          </table:table-cell>
          <table:table-cell office:value-type="string" calcext:value-type="string">
            <text:p>2Tb SSD Hikvision E2000 (HS-SSD-E2000/2048G)</text:p>
          </table:table-cell>
          <table:table-cell office:value-type="float" office:value="2048" calcext:value-type="float">
            <text:p>2048</text:p>
          </table:table-cell>
          <table:table-cell office:value-type="float" office:value="3500" calcext:value-type="float">
            <text:p>3500</text:p>
          </table:table-cell>
          <table:table-cell office:value-type="float" office:value="3400" calcext:value-type="float">
            <text:p>3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7]/[.C87]" office:value-type="float" office:value="0.4150390625" calcext:value-type="float">
            <text:p>0,4150390625</text:p>
          </table:table-cell>
          <table:table-cell office:value-type="float" office:value="29880" calcext:value-type="float">
            <text:p>29880</text:p>
          </table:table-cell>
          <table:table-cell/>
          <table:table-cell table:formula="of:=([.C87]-[.$C$2])/[.$C$2]" office:value-type="float" office:value="15" calcext:value-type="float">
            <text:p>15</text:p>
          </table:table-cell>
          <table:table-cell table:formula="of:=([.D8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87]-[.$F$2])/[.$F$2]" office:value-type="float" office:value="16" calcext:value-type="float">
            <text:p>16</text:p>
          </table:table-cell>
          <table:table-cell table:formula="of:=([.G87]-[.$G$2])/[.$G$2]" office:value-type="float" office:value="0.0625" calcext:value-type="float">
            <text:p>0,0625</text:p>
          </table:table-cell>
          <table:table-cell/>
          <table:table-cell table:formula="of:=[.K87]" office:value-type="float" office:value="1.1875" calcext:value-type="float">
            <text:p>1,1875</text:p>
          </table:table-cell>
          <table:table-cell table:formula="of:=[.P87]/[.H87]" office:value-type="float" office:value="0.0000397423025435074" calcext:value-type="float">
            <text:p>3,97423025435074E-05</text:p>
          </table:table-cell>
        </table:table-row>
        <table:table-row table:style-name="ro1">
          <table:table-cell office:value-type="float" office:value="341279" calcext:value-type="float">
            <text:p>341279</text:p>
          </table:table-cell>
          <table:table-cell office:value-type="string" calcext:value-type="string">
            <text:p>2Tb SSD Pioneer APS-SE20G (APS-SE20G-2T)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8]/[.C88]" office:value-type="float" office:value="0.425" calcext:value-type="float">
            <text:p>0,425</text:p>
          </table:table-cell>
          <table:table-cell office:value-type="float" office:value="30940" calcext:value-type="float">
            <text:p>30940</text:p>
          </table:table-cell>
          <table:table-cell/>
          <table:table-cell table:formula="of:=([.C88]-[.$C$2])/[.$C$2]" office:value-type="float" office:value="14.625" calcext:value-type="float">
            <text:p>14,625</text:p>
          </table:table-cell>
          <table:table-cell table:formula="of:=([.D88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8]-[.$F$2])/[.$F$2]" office:value-type="float" office:value="16" calcext:value-type="float">
            <text:p>16</text:p>
          </table:table-cell>
          <table:table-cell table:formula="of:=([.G88]-[.$G$2])/[.$G$2]" office:value-type="float" office:value="0.088" calcext:value-type="float">
            <text:p>0,088</text:p>
          </table:table-cell>
          <table:table-cell/>
          <table:table-cell table:formula="of:=[.K88]" office:value-type="float" office:value="1.125" calcext:value-type="float">
            <text:p>1,125</text:p>
          </table:table-cell>
          <table:table-cell table:formula="of:=[.P88]/[.H88]" office:value-type="float" office:value="0.000036360698125404" calcext:value-type="float">
            <text:p>3,6360698125404E-0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string" calcext:value-type="string">
            <text:p>2Tb SSD Patriot Viper (VPN100-2TBM28H)</text:p>
          </table:table-cell>
          <table:table-cell office:value-type="float" office:value="2000" calcext:value-type="float">
            <text:p>2000</text:p>
          </table:table-cell>
          <table:table-cell office:value-type="float" office:value="3100" calcext:value-type="float">
            <text:p>31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9]/[.C89]" office:value-type="float" office:value="0.425" calcext:value-type="float">
            <text:p>0,425</text:p>
          </table:table-cell>
          <table:table-cell office:value-type="float" office:value="31160" calcext:value-type="float">
            <text:p>31160</text:p>
          </table:table-cell>
          <table:table-cell/>
          <table:table-cell table:formula="of:=([.C89]-[.$C$2])/[.$C$2]" office:value-type="float" office:value="14.625" calcext:value-type="float">
            <text:p>14,625</text:p>
          </table:table-cell>
          <table:table-cell table:formula="of:=([.D89]-[.$D$2])/[.$D$2]" office:value-type="float" office:value="0.9375" calcext:value-type="float">
            <text:p>0,9375</text:p>
          </table:table-cell>
          <table:table-cell office:value-type="float" office:value="0" calcext:value-type="float">
            <text:p>0</text:p>
          </table:table-cell>
          <table:table-cell table:formula="of:=([.F89]-[.$F$2])/[.$F$2]" office:value-type="float" office:value="16" calcext:value-type="float">
            <text:p>16</text:p>
          </table:table-cell>
          <table:table-cell table:formula="of:=([.G89]-[.$G$2])/[.$G$2]" office:value-type="float" office:value="0.088" calcext:value-type="float">
            <text:p>0,088</text:p>
          </table:table-cell>
          <table:table-cell/>
          <table:table-cell table:formula="of:=[.K89]" office:value-type="float" office:value="0.9375" calcext:value-type="float">
            <text:p>0,9375</text:p>
          </table:table-cell>
          <table:table-cell table:formula="of:=[.P89]/[.H89]" office:value-type="float" office:value="0.000030086649550706" calcext:value-type="float">
            <text:p>3,0086649550706E-05</text:p>
          </table:table-cell>
        </table:table-row>
        <table:table-row table:style-name="ro1">
          <table:table-cell office:value-type="float" office:value="323882" calcext:value-type="float">
            <text:p>323882</text:p>
          </table:table-cell>
          <table:table-cell office:value-type="string" calcext:value-type="string">
            <text:p>2Tb SSD Seagate FireCuda 510 (ZP2000GM30021)</text:p>
          </table:table-cell>
          <table:table-cell office:value-type="float" office:value="2000" calcext:value-type="float">
            <text:p>2000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0]/[.C90]" office:value-type="float" office:value="0.425" calcext:value-type="float">
            <text:p>0,425</text:p>
          </table:table-cell>
          <table:table-cell office:value-type="float" office:value="32680" calcext:value-type="float">
            <text:p>32680</text:p>
          </table:table-cell>
          <table:table-cell/>
          <table:table-cell table:formula="of:=([.C90]-[.$C$2])/[.$C$2]" office:value-type="float" office:value="14.625" calcext:value-type="float">
            <text:p>14,625</text:p>
          </table:table-cell>
          <table:table-cell table:formula="of:=([.D90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90]-[.$F$2])/[.$F$2]" office:value-type="float" office:value="16" calcext:value-type="float">
            <text:p>16</text:p>
          </table:table-cell>
          <table:table-cell table:formula="of:=([.G90]-[.$G$2])/[.$G$2]" office:value-type="float" office:value="0.088" calcext:value-type="float">
            <text:p>0,088</text:p>
          </table:table-cell>
          <table:table-cell/>
          <table:table-cell table:formula="of:=[.K90]" office:value-type="float" office:value="1.15625" calcext:value-type="float">
            <text:p>1,15625</text:p>
          </table:table-cell>
          <table:table-cell table:formula="of:=[.P90]/[.H90]" office:value-type="float" office:value="0.0000353809669522644" calcext:value-type="float">
            <text:p>3,53809669522644E-05</text:p>
          </table:table-cell>
        </table:table-row>
        <table:table-row table:style-name="ro1">
          <table:table-cell office:value-type="float" office:value="321978" calcext:value-type="float">
            <text:p>321978</text:p>
          </table:table-cell>
          <table:table-cell office:value-type="string" calcext:value-type="string">
            <text:p>2Tb SSD Kingston KC2000 (SKC2000M8/2000G)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1]/[.C91]" office:value-type="float" office:value="0.425" calcext:value-type="float">
            <text:p>0,425</text:p>
          </table:table-cell>
          <table:table-cell office:value-type="float" office:value="36670" calcext:value-type="float">
            <text:p>36670</text:p>
          </table:table-cell>
          <table:table-cell/>
          <table:table-cell table:formula="of:=([.C91]-[.$C$2])/[.$C$2]" office:value-type="float" office:value="14.625" calcext:value-type="float">
            <text:p>14,625</text:p>
          </table:table-cell>
          <table:table-cell table:formula="of:=([.D91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91]-[.$F$2])/[.$F$2]" office:value-type="float" office:value="16" calcext:value-type="float">
            <text:p>16</text:p>
          </table:table-cell>
          <table:table-cell table:formula="of:=([.G91]-[.$G$2])/[.$G$2]" office:value-type="float" office:value="0.088" calcext:value-type="float">
            <text:p>0,088</text:p>
          </table:table-cell>
          <table:table-cell/>
          <table:table-cell table:formula="of:=[.K91]" office:value-type="float" office:value="1" calcext:value-type="float">
            <text:p>1</text:p>
          </table:table-cell>
          <table:table-cell table:formula="of:=[.P91]/[.H91]" office:value-type="float" office:value="0.0000272702481592582" calcext:value-type="float">
            <text:p>2,72702481592582E-05</text:p>
          </table:table-cell>
        </table:table-row>
        <table:table-row table:style-name="ro1">
          <table:table-cell office:value-type="float" office:value="330729" calcext:value-type="float">
            <text:p>330729</text:p>
          </table:table-cell>
          <table:table-cell office:value-type="string" calcext:value-type="string">
            <text:p>2Tb SSD HP EX950 (5MS24AA)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2]/[.C92]" office:value-type="float" office:value="0.425" calcext:value-type="float">
            <text:p>0,425</text:p>
          </table:table-cell>
          <table:table-cell office:value-type="float" office:value="37110" calcext:value-type="float">
            <text:p>37110</text:p>
          </table:table-cell>
          <table:table-cell/>
          <table:table-cell table:formula="of:=([.C92]-[.$C$2])/[.$C$2]" office:value-type="float" office:value="14.625" calcext:value-type="float">
            <text:p>14,625</text:p>
          </table:table-cell>
          <table:table-cell table:formula="of:=([.D92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92]-[.$F$2])/[.$F$2]" office:value-type="float" office:value="16" calcext:value-type="float">
            <text:p>16</text:p>
          </table:table-cell>
          <table:table-cell table:formula="of:=([.G92]-[.$G$2])/[.$G$2]" office:value-type="float" office:value="0.088" calcext:value-type="float">
            <text:p>0,088</text:p>
          </table:table-cell>
          <table:table-cell/>
          <table:table-cell table:formula="of:=[.K92]" office:value-type="float" office:value="1.1875" calcext:value-type="float">
            <text:p>1,1875</text:p>
          </table:table-cell>
          <table:table-cell table:formula="of:=[.P92]/[.H92]" office:value-type="float" office:value="0.0000319994610617084" calcext:value-type="float">
            <text:p>3,19994610617084E-05</text:p>
          </table:table-cell>
        </table:table-row>
        <table:table-row table:style-name="ro1">
          <table:table-cell office:value-type="float" office:value="323615" calcext:value-type="float">
            <text:p>323615</text:p>
          </table:table-cell>
          <table:table-cell office:value-type="string" calcext:value-type="string">
            <text:p>1.92Tb SSD Samsung PM983 (MZ1LB1T9HALS-00007) OEM</text:p>
          </table:table-cell>
          <table:table-cell office:value-type="float" office:value="1920" calcext:value-type="float">
            <text:p>1920</text:p>
          </table:table-cell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3]/[.C93]" office:value-type="float" office:value="0.442708333333333" calcext:value-type="float">
            <text:p>0,442708333333333</text:p>
          </table:table-cell>
          <table:table-cell office:value-type="float" office:value="39600" calcext:value-type="float">
            <text:p>39600</text:p>
          </table:table-cell>
          <table:table-cell/>
          <table:table-cell table:formula="of:=([.C93]-[.$C$2])/[.$C$2]" office:value-type="float" office:value="14" calcext:value-type="float">
            <text:p>14</text:p>
          </table:table-cell>
          <table:table-cell table:formula="of:=([.D93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3]-[.$F$2])/[.$F$2]" office:value-type="float" office:value="16" calcext:value-type="float">
            <text:p>16</text:p>
          </table:table-cell>
          <table:table-cell table:formula="of:=([.G93]-[.$G$2])/[.$G$2]" office:value-type="float" office:value="0.133333333333333" calcext:value-type="float">
            <text:p>0,133333333333333</text:p>
          </table:table-cell>
          <table:table-cell/>
          <table:table-cell table:formula="of:=[.K93]" office:value-type="float" office:value="0.875" calcext:value-type="float">
            <text:p>0,875</text:p>
          </table:table-cell>
          <table:table-cell table:formula="of:=[.P93]/[.H93]" office:value-type="float" office:value="0.0000220959595959596" calcext:value-type="float">
            <text:p>2,20959595959596E-05</text:p>
          </table:table-cell>
        </table:table-row>
        <table:table-row table:style-name="ro1">
          <table:table-cell office:value-type="float" office:value="283437" calcext:value-type="float">
            <text:p>283437</text:p>
          </table:table-cell>
          <table:table-cell office:value-type="string" calcext:value-type="string">
            <text:p>2Tb SSD Toshiba XG5-P (KXG50PNV2T04) OEM</text:p>
          </table:table-cell>
          <table:table-cell office:value-type="float" office:value="2048" calcext:value-type="float">
            <text:p>2048</text:p>
          </table:table-cell>
          <table:table-cell office:value-type="float" office:value="3000" calcext:value-type="float">
            <text:p>30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4]/[.C94]" office:value-type="float" office:value="0.4150390625" calcext:value-type="float">
            <text:p>0,4150390625</text:p>
          </table:table-cell>
          <table:table-cell office:value-type="float" office:value="40960" calcext:value-type="float">
            <text:p>40960</text:p>
          </table:table-cell>
          <table:table-cell/>
          <table:table-cell table:formula="of:=([.C94]-[.$C$2])/[.$C$2]" office:value-type="float" office:value="15" calcext:value-type="float">
            <text:p>15</text:p>
          </table:table-cell>
          <table:table-cell table:formula="of:=([.D94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4]-[.$F$2])/[.$F$2]" office:value-type="float" office:value="16" calcext:value-type="float">
            <text:p>16</text:p>
          </table:table-cell>
          <table:table-cell table:formula="of:=([.G94]-[.$G$2])/[.$G$2]" office:value-type="float" office:value="0.0625" calcext:value-type="float">
            <text:p>0,0625</text:p>
          </table:table-cell>
          <table:table-cell/>
          <table:table-cell table:formula="of:=[.K94]" office:value-type="float" office:value="0.875" calcext:value-type="float">
            <text:p>0,875</text:p>
          </table:table-cell>
          <table:table-cell table:formula="of:=[.P94]/[.H94]" office:value-type="float" office:value="0.0000213623046875" calcext:value-type="float">
            <text:p>2,13623046875E-05</text:p>
          </table:table-cell>
        </table:table-row>
        <table:table-row table:style-name="ro1">
          <table:table-cell office:value-type="float" office:value="326007" calcext:value-type="float">
            <text:p>326007</text:p>
          </table:table-cell>
          <table:table-cell office:value-type="string" calcext:value-type="string">
            <text:p>2Tb SSD Western Digital Black (WDS200T3X0C)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5]/[.C95]" office:value-type="float" office:value="0.425" calcext:value-type="float">
            <text:p>0,425</text:p>
          </table:table-cell>
          <table:table-cell office:value-type="float" office:value="41660" calcext:value-type="float">
            <text:p>41660</text:p>
          </table:table-cell>
          <table:table-cell/>
          <table:table-cell table:formula="of:=([.C95]-[.$C$2])/[.$C$2]" office:value-type="float" office:value="14.625" calcext:value-type="float">
            <text:p>14,625</text:p>
          </table:table-cell>
          <table:table-cell table:formula="of:=([.D95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95]-[.$F$2])/[.$F$2]" office:value-type="float" office:value="16" calcext:value-type="float">
            <text:p>16</text:p>
          </table:table-cell>
          <table:table-cell table:formula="of:=([.G95]-[.$G$2])/[.$G$2]" office:value-type="float" office:value="0.088" calcext:value-type="float">
            <text:p>0,088</text:p>
          </table:table-cell>
          <table:table-cell/>
          <table:table-cell table:formula="of:=[.K95]" office:value-type="float" office:value="1.125" calcext:value-type="float">
            <text:p>1,125</text:p>
          </table:table-cell>
          <table:table-cell table:formula="of:=[.P95]/[.H95]" office:value-type="float" office:value="0.0000270043206913106" calcext:value-type="float">
            <text:p>2,70043206913106E-05</text:p>
          </table:table-cell>
        </table:table-row>
        <table:table-row table:style-name="ro1">
          <table:table-cell office:value-type="float" office:value="282906" calcext:value-type="float">
            <text:p>282906</text:p>
          </table:table-cell>
          <table:table-cell office:value-type="string" calcext:value-type="string">
            <text:p>2Tb SSD Intel 760p Series (SSDPEKKW020T8X1)</text:p>
          </table:table-cell>
          <table:table-cell office:value-type="float" office:value="2048" calcext:value-type="float">
            <text:p>2048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6]/[.C96]" office:value-type="float" office:value="0.4150390625" calcext:value-type="float">
            <text:p>0,4150390625</text:p>
          </table:table-cell>
          <table:table-cell office:value-type="float" office:value="41830" calcext:value-type="float">
            <text:p>41830</text:p>
          </table:table-cell>
          <table:table-cell/>
          <table:table-cell table:formula="of:=([.C96]-[.$C$2])/[.$C$2]" office:value-type="float" office:value="15" calcext:value-type="float">
            <text:p>15</text:p>
          </table:table-cell>
          <table:table-cell table:formula="of:=([.D96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96]-[.$F$2])/[.$F$2]" office:value-type="float" office:value="16" calcext:value-type="float">
            <text:p>16</text:p>
          </table:table-cell>
          <table:table-cell table:formula="of:=([.G96]-[.$G$2])/[.$G$2]" office:value-type="float" office:value="0.0625" calcext:value-type="float">
            <text:p>0,0625</text:p>
          </table:table-cell>
          <table:table-cell/>
          <table:table-cell table:formula="of:=[.K96]" office:value-type="float" office:value="1.01875" calcext:value-type="float">
            <text:p>1,01875</text:p>
          </table:table-cell>
          <table:table-cell table:formula="of:=[.P96]/[.H96]" office:value-type="float" office:value="0.0000243545302414535" calcext:value-type="float">
            <text:p>2,43545302414535E-05</text:p>
          </table:table-cell>
        </table:table-row>
        <table:table-row table:style-name="ro1">
          <table:table-cell office:value-type="float" office:value="333247" calcext:value-type="float">
            <text:p>333247</text:p>
          </table:table-cell>
          <table:table-cell office:value-type="string" calcext:value-type="string">
            <text:p>2Tb SSD Patriot Viper VP4100 (VP4100-2TBM28H)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office:value-type="float" office:value="4200" calcext:value-type="float">
            <text:p>4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7]/[.C97]" office:value-type="float" office:value="0.425" calcext:value-type="float">
            <text:p>0,425</text:p>
          </table:table-cell>
          <table:table-cell office:value-type="float" office:value="45750" calcext:value-type="float">
            <text:p>45750</text:p>
          </table:table-cell>
          <table:table-cell/>
          <table:table-cell table:formula="of:=([.C97]-[.$C$2])/[.$C$2]" office:value-type="float" office:value="14.625" calcext:value-type="float">
            <text:p>14,625</text:p>
          </table:table-cell>
          <table:table-cell table:formula="of:=([.D97]-[.$D$2])/[.$D$2]" office:value-type="float" office:value="1.9375" calcext:value-type="float">
            <text:p>1,9375</text:p>
          </table:table-cell>
          <table:table-cell office:value-type="float" office:value="0" calcext:value-type="float">
            <text:p>0</text:p>
          </table:table-cell>
          <table:table-cell table:formula="of:=([.F97]-[.$F$2])/[.$F$2]" office:value-type="float" office:value="16" calcext:value-type="float">
            <text:p>16</text:p>
          </table:table-cell>
          <table:table-cell table:formula="of:=([.G97]-[.$G$2])/[.$G$2]" office:value-type="float" office:value="0.088" calcext:value-type="float">
            <text:p>0,088</text:p>
          </table:table-cell>
          <table:table-cell/>
          <table:table-cell table:formula="of:=[.K97]" office:value-type="float" office:value="1.9375" calcext:value-type="float">
            <text:p>1,9375</text:p>
          </table:table-cell>
          <table:table-cell table:formula="of:=[.P97]/[.H97]" office:value-type="float" office:value="0.0000423497267759563" calcext:value-type="float">
            <text:p>4,23497267759563E-05</text:p>
          </table:table-cell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2Tb SSD Intel P4101 Series (SSDPEKKA020T801)</text:p>
          </table:table-cell>
          <table:table-cell office:value-type="float" office:value="2048" calcext:value-type="float">
            <text:p>2048</text:p>
          </table:table-cell>
          <table:table-cell office:value-type="float" office:value="2600" calcext:value-type="float">
            <text:p>2600</text:p>
          </table:table-cell>
          <table:table-cell office:value-type="float" office:value="840" calcext:value-type="float">
            <text:p>84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8]/[.C98]" office:value-type="float" office:value="0.4150390625" calcext:value-type="float">
            <text:p>0,4150390625</text:p>
          </table:table-cell>
          <table:table-cell office:value-type="float" office:value="48500" calcext:value-type="float">
            <text:p>48500</text:p>
          </table:table-cell>
          <table:table-cell/>
          <table:table-cell table:formula="of:=([.C98]-[.$C$2])/[.$C$2]" office:value-type="float" office:value="15" calcext:value-type="float">
            <text:p>15</text:p>
          </table:table-cell>
          <table:table-cell table:formula="of:=([.D98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98]-[.$F$2])/[.$F$2]" office:value-type="float" office:value="16" calcext:value-type="float">
            <text:p>16</text:p>
          </table:table-cell>
          <table:table-cell table:formula="of:=([.G98]-[.$G$2])/[.$G$2]" office:value-type="float" office:value="0.0625" calcext:value-type="float">
            <text:p>0,0625</text:p>
          </table:table-cell>
          <table:table-cell/>
          <table:table-cell table:formula="of:=[.K98]" office:value-type="float" office:value="0.625" calcext:value-type="float">
            <text:p>0,625</text:p>
          </table:table-cell>
          <table:table-cell table:formula="of:=[.P98]/[.H98]" office:value-type="float" office:value="0.0000128865979381443" calcext:value-type="float">
            <text:p>1,28865979381443E-05</text:p>
          </table:table-cell>
        </table:table-row>
        <table:table-row table:style-name="ro1">
          <table:table-cell office:value-type="float" office:value="337978" calcext:value-type="float">
            <text:p>337978</text:p>
          </table:table-cell>
          <table:table-cell office:value-type="string" calcext:value-type="string">
            <text:p>3.84Tb SSD Samsung PM983 (MZ1LB3T8HMLA-00007) OEM</text:p>
          </table:table-cell>
          <table:table-cell office:value-type="float" office:value="3840" calcext:value-type="float">
            <text:p>3840</text:p>
          </table:table-cell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9]/[.C99]" office:value-type="float" office:value="0.221354166666667" calcext:value-type="float">
            <text:p>0,221354166666667</text:p>
          </table:table-cell>
          <table:table-cell office:value-type="float" office:value="72990" calcext:value-type="float">
            <text:p>72990</text:p>
          </table:table-cell>
          <table:table-cell/>
          <table:table-cell table:formula="of:=([.C99]-[.$C$2])/[.$C$2]" office:value-type="float" office:value="29" calcext:value-type="float">
            <text:p>29</text:p>
          </table:table-cell>
          <table:table-cell table:formula="of:=([.D99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9]-[.$F$2])/[.$F$2]" office:value-type="float" office:value="16" calcext:value-type="float">
            <text:p>16</text:p>
          </table:table-cell>
          <table:table-cell table:formula="of:=([.G99]-[.$G$2])/[.$G$2]" office:value-type="float" office:value="-0.433333333333333" calcext:value-type="float">
            <text:p>-0,433333333333333</text:p>
          </table:table-cell>
          <table:table-cell/>
          <table:table-cell table:formula="of:=[.K99]" office:value-type="float" office:value="0.875" calcext:value-type="float">
            <text:p>0,875</text:p>
          </table:table-cell>
          <table:table-cell table:formula="of:=[.P99]/[.H99]" office:value-type="float" office:value="0.0000119879435539115" calcext:value-type="float">
            <text:p>1,19879435539115E-05</text:p>
          </table:table-cell>
        </table:table-row>
        <table:table-row table:style-name="ro1">
          <table:table-cell table:number-columns-repeated="5"/>
          <table:table-cell office:value-type="float" office:value="850" calcext:value-type="float">
            <text:p>85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1"/>
        </table:table-row>
      </table:table>
      <table:table table:name="hdd" table:style-name="ta1">
        <table:shapes>
          <draw:frame draw:z-index="0" draw:style-name="gr1" draw:text-style-name="P1" svg:width="159.99mm" svg:height="186.26mm" svg:x="342.73mm" svg:y="7.38mm">
            <draw:object draw:notify-on-update-of-ranges="hdd.K1:hdd.K1 hdd.K2:hdd.K148 hdd.L1:hdd.L1 hdd.L2:hdd.L1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Seagate ST1000LM024 </text:p>
          </table:table-cell>
          <table:table-cell office:value-type="float" office:value="1000" calcext:value-type="float">
            <text:p>1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7250" calcext:value-type="float">
            <text:p>725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SQRT([.I2]^2)" office:value-type="float" office:value="0" calcext:value-type="float">
            <text:p>0</text:p>
          </table:table-cell>
          <table:table-cell table:formula="of:=[.K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40" calcext:value-type="float">
            <text:p>342740</text:p>
          </table:table-cell>
          <table:table-cell office:value-type="string" calcext:value-type="string">
            <text:p>2Tb SATA-III Western Digital Blue (WD20EZAZ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([.C3]-[.$C$2])/[.$C$2]" office:value-type="float" office:value="1" calcext:value-type="float">
            <text:p>1</text:p>
          </table:table-cell>
          <table:table-cell table:formula="of:=([.D3]-[.$D$2])/[.$D$2]" office:value-type="float" office:value="0" calcext:value-type="float">
            <text:p>0</text:p>
          </table:table-cell>
          <table:table-cell table:formula="of:=([.E3]-[.$E$2])/[.$E$2]" office:value-type="float" office:value="3" calcext:value-type="float">
            <text:p>3</text:p>
          </table:table-cell>
          <table:table-cell table:formula="of:=SQRT([.I3]^2)" office:value-type="float" office:value="0" calcext:value-type="float">
            <text:p>0</text:p>
          </table:table-cell>
          <table:table-cell table:formula="of:=[.K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30" calcext:value-type="float">
            <text:p>224130</text:p>
          </table:table-cell>
          <table:table-cell office:value-type="string" calcext:value-type="string">
            <text:p>2Tb SATA-III Toshiba P300 (HDWD120EZST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4900" calcext:value-type="float">
            <text:p>4900</text:p>
          </table:table-cell>
          <table:table-cell/>
          <table:table-cell table:formula="of:=([.C4]-[.$C$2])/[.$C$2]" office:value-type="float" office:value="1" calcext:value-type="float">
            <text:p>1</text:p>
          </table:table-cell>
          <table:table-cell table:formula="of:=([.D4]-[.$D$2])/[.$D$2]" office:value-type="float" office:value="0.333333333333333" calcext:value-type="float">
            <text:p>0,333333333333333</text:p>
          </table:table-cell>
          <table:table-cell table:formula="of:=([.E4]-[.$E$2])/[.$E$2]" office:value-type="float" office:value="0" calcext:value-type="float">
            <text:p>0</text:p>
          </table:table-cell>
          <table:table-cell table:formula="of:=SQRT([.I4]^2)" office:value-type="float" office:value="0.333333333333333" calcext:value-type="float">
            <text:p>0,333333333333333</text:p>
          </table:table-cell>
          <table:table-cell table:formula="of:=[.K4]/[.F4]" office:value-type="float" office:value="0.0000680272108843537" calcext:value-type="float">
            <text:p>6,80272108843537E-05</text:p>
          </table:table-cell>
        </table:table-row>
        <table:table-row table:style-name="ro1">
          <table:table-cell office:value-type="float" office:value="198658" calcext:value-type="float">
            <text:p>198658</text:p>
          </table:table-cell>
          <table:table-cell office:value-type="string" calcext:value-type="string">
            <text:p>2Tb SATA-III Toshiba P300 (HDWD120UZSV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5040" calcext:value-type="float">
            <text:p>5040</text:p>
          </table:table-cell>
          <table:table-cell/>
          <table:table-cell table:formula="of:=([.C5]-[.$C$2])/[.$C$2]" office:value-type="float" office:value="1" calcext:value-type="float">
            <text:p>1</text:p>
          </table:table-cell>
          <table:table-cell table:formula="of:=([.D5]-[.$D$2])/[.$D$2]" office:value-type="float" office:value="0.333333333333333" calcext:value-type="float">
            <text:p>0,333333333333333</text:p>
          </table:table-cell>
          <table:table-cell table:formula="of:=([.E5]-[.$E$2])/[.$E$2]" office:value-type="float" office:value="0" calcext:value-type="float">
            <text:p>0</text:p>
          </table:table-cell>
          <table:table-cell table:formula="of:=SQRT([.I5]^2)" office:value-type="float" office:value="0.333333333333333" calcext:value-type="float">
            <text:p>0,333333333333333</text:p>
          </table:table-cell>
          <table:table-cell table:formula="of:=[.K5]/[.F5]" office:value-type="float" office:value="0.0000661375661375661" calcext:value-type="float">
            <text:p>6,61375661375661E-05</text:p>
          </table:table-cell>
        </table:table-row>
        <table:table-row table:style-name="ro1">
          <table:table-cell office:value-type="float" office:value="290048" calcext:value-type="float">
            <text:p>290048</text:p>
          </table:table-cell>
          <table:table-cell office:value-type="string" calcext:value-type="string">
            <text:p>2Tb SATA-III Seagate Barracuda (ST2000DM008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5210" calcext:value-type="float">
            <text:p>5210</text:p>
          </table:table-cell>
          <table:table-cell/>
          <table:table-cell table:formula="of:=([.C6]-[.$C$2])/[.$C$2]" office:value-type="float" office:value="1" calcext:value-type="float">
            <text:p>1</text:p>
          </table:table-cell>
          <table:table-cell table:formula="of:=([.D6]-[.$D$2])/[.$D$2]" office:value-type="float" office:value="0.333333333333333" calcext:value-type="float">
            <text:p>0,333333333333333</text:p>
          </table:table-cell>
          <table:table-cell table:formula="of:=([.E6]-[.$E$2])/[.$E$2]" office:value-type="float" office:value="3" calcext:value-type="float">
            <text:p>3</text:p>
          </table:table-cell>
          <table:table-cell table:formula="of:=SQRT([.I6]^2)" office:value-type="float" office:value="0.333333333333333" calcext:value-type="float">
            <text:p>0,333333333333333</text:p>
          </table:table-cell>
          <table:table-cell table:formula="of:=[.K6]/[.F6]" office:value-type="float" office:value="0.0000639795265515035" calcext:value-type="float">
            <text:p>6,39795265515035E-05</text:p>
          </table:table-cell>
        </table:table-row>
        <table:table-row table:style-name="ro1">
          <table:table-cell office:value-type="float" office:value="293841" calcext:value-type="float">
            <text:p>293841</text:p>
          </table:table-cell>
          <table:table-cell office:value-type="string" calcext:value-type="string">
            <text:p>2Tb SATA-III Seagate Barracuda (ST2000DM005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5470" calcext:value-type="float">
            <text:p>5470</text:p>
          </table:table-cell>
          <table:table-cell/>
          <table:table-cell table:formula="of:=([.C7]-[.$C$2])/[.$C$2]" office:value-type="float" office:value="1" calcext:value-type="float">
            <text:p>1</text:p>
          </table:table-cell>
          <table:table-cell table:formula="of:=([.D7]-[.$D$2])/[.$D$2]" office:value-type="float" office:value="0" calcext:value-type="float">
            <text:p>0</text:p>
          </table:table-cell>
          <table:table-cell table:formula="of:=([.E7]-[.$E$2])/[.$E$2]" office:value-type="float" office:value="3" calcext:value-type="float">
            <text:p>3</text:p>
          </table:table-cell>
          <table:table-cell table:formula="of:=SQRT([.I7]^2)" office:value-type="float" office:value="0" calcext:value-type="float">
            <text:p>0</text:p>
          </table:table-cell>
          <table:table-cell table:formula="of:=[.K7]/[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59" calcext:value-type="float">
            <text:p>198659</text:p>
          </table:table-cell>
          <table:table-cell office:value-type="string" calcext:value-type="string">
            <text:p>3Tb SATA-III Toshiba P300 (HDWD130UZSVA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5820" calcext:value-type="float">
            <text:p>5820</text:p>
          </table:table-cell>
          <table:table-cell/>
          <table:table-cell table:formula="of:=([.C8]-[.$C$2])/[.$C$2]" office:value-type="float" office:value="2" calcext:value-type="float">
            <text:p>2</text:p>
          </table:table-cell>
          <table:table-cell table:formula="of:=([.D8]-[.$D$2])/[.$D$2]" office:value-type="float" office:value="0.333333333333333" calcext:value-type="float">
            <text:p>0,333333333333333</text:p>
          </table:table-cell>
          <table:table-cell table:formula="of:=([.E8]-[.$E$2])/[.$E$2]" office:value-type="float" office:value="0" calcext:value-type="float">
            <text:p>0</text:p>
          </table:table-cell>
          <table:table-cell table:formula="of:=SQRT([.I8]^2)" office:value-type="float" office:value="0.333333333333333" calcext:value-type="float">
            <text:p>0,333333333333333</text:p>
          </table:table-cell>
          <table:table-cell table:formula="of:=[.K8]/[.F8]" office:value-type="float" office:value="0.0000572737686139748" calcext:value-type="float">
            <text:p>5,72737686139748E-05</text:p>
          </table:table-cell>
        </table:table-row>
        <table:table-row table:style-name="ro1">
          <table:table-cell office:value-type="float" office:value="169700" calcext:value-type="float">
            <text:p>169700</text:p>
          </table:table-cell>
          <table:table-cell office:value-type="string" calcext:value-type="string">
            <text:p>2Tb SATA-III Seagate Surveillance (ST2000VX003)</text:p>
          </table:table-cell>
          <table:table-cell office:value-type="float" office:value="2000" calcext:value-type="float">
            <text:p>2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6010" calcext:value-type="float">
            <text:p>6010</text:p>
          </table:table-cell>
          <table:table-cell/>
          <table:table-cell table:formula="of:=([.C9]-[.$C$2])/[.$C$2]" office:value-type="float" office:value="1" calcext:value-type="float">
            <text:p>1</text:p>
          </table:table-cell>
          <table:table-cell table:formula="of:=([.D9]-[.$D$2])/[.$D$2]" office:value-type="float" office:value="0.0925925925925926" calcext:value-type="float">
            <text:p>0,092592592592593</text:p>
          </table:table-cell>
          <table:table-cell table:formula="of:=([.E9]-[.$E$2])/[.$E$2]" office:value-type="float" office:value="0" calcext:value-type="float">
            <text:p>0</text:p>
          </table:table-cell>
          <table:table-cell table:formula="of:=SQRT([.I9]^2)" office:value-type="float" office:value="0.0925925925925926" calcext:value-type="float">
            <text:p>0,092592592592593</text:p>
          </table:table-cell>
          <table:table-cell table:formula="of:=[.K9]/[.F9]" office:value-type="float" office:value="0.000015406421396438" calcext:value-type="float">
            <text:p>1,5406421396438E-05</text:p>
          </table:table-cell>
        </table:table-row>
        <table:table-row table:style-name="ro1">
          <table:table-cell office:value-type="float" office:value="86261" calcext:value-type="float">
            <text:p>86261</text:p>
          </table:table-cell>
          <table:table-cell office:value-type="string" calcext:value-type="string">
            <text:p>2Tb SATA-III Seagate IronWolf (ST2000VN004)</text:p>
          </table:table-cell>
          <table:table-cell office:value-type="float" office:value="2000" calcext:value-type="float">
            <text:p>2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6040" calcext:value-type="float">
            <text:p>6040</text:p>
          </table:table-cell>
          <table:table-cell/>
          <table:table-cell table:formula="of:=([.C10]-[.$C$2])/[.$C$2]" office:value-type="float" office:value="1" calcext:value-type="float">
            <text:p>1</text:p>
          </table:table-cell>
          <table:table-cell table:formula="of:=([.D10]-[.$D$2])/[.$D$2]" office:value-type="float" office:value="0.0925925925925926" calcext:value-type="float">
            <text:p>0,092592592592593</text:p>
          </table:table-cell>
          <table:table-cell table:formula="of:=([.E10]-[.$E$2])/[.$E$2]" office:value-type="float" office:value="0" calcext:value-type="float">
            <text:p>0</text:p>
          </table:table-cell>
          <table:table-cell table:formula="of:=SQRT([.I10]^2)" office:value-type="float" office:value="0.0925925925925926" calcext:value-type="float">
            <text:p>0,092592592592593</text:p>
          </table:table-cell>
          <table:table-cell table:formula="of:=[.K10]/[.F10]" office:value-type="float" office:value="0.0000153298994358597" calcext:value-type="float">
            <text:p>1,53298994358597E-05</text:p>
          </table:table-cell>
        </table:table-row>
        <table:table-row table:style-name="ro1">
          <table:table-cell office:value-type="float" office:value="286064" calcext:value-type="float">
            <text:p>286064</text:p>
          </table:table-cell>
          <table:table-cell office:value-type="string" calcext:value-type="string">
            <text:p>2Tb SATA-III Toshiba V300 (HDWU120UZSVA)</text:p>
          </table:table-cell>
          <table:table-cell office:value-type="float" office:value="2000" calcext:value-type="float">
            <text:p>2000</text:p>
          </table:table-cell>
          <table:table-cell office:value-type="float" office:value="5700" calcext:value-type="float">
            <text:p>5700</text:p>
          </table:table-cell>
          <table:table-cell office:value-type="float" office:value="64" calcext:value-type="float">
            <text:p>64</text:p>
          </table:table-cell>
          <table:table-cell office:value-type="float" office:value="6230" calcext:value-type="float">
            <text:p>6230</text:p>
          </table:table-cell>
          <table:table-cell/>
          <table:table-cell table:formula="of:=([.C11]-[.$C$2])/[.$C$2]" office:value-type="float" office:value="1" calcext:value-type="float">
            <text:p>1</text:p>
          </table:table-cell>
          <table:table-cell table:formula="of:=([.D11]-[.$D$2])/[.$D$2]" office:value-type="float" office:value="0.0555555555555556" calcext:value-type="float">
            <text:p>0,055555555555556</text:p>
          </table:table-cell>
          <table:table-cell table:formula="of:=([.E11]-[.$E$2])/[.$E$2]" office:value-type="float" office:value="0" calcext:value-type="float">
            <text:p>0</text:p>
          </table:table-cell>
          <table:table-cell table:formula="of:=SQRT([.I11]^2)" office:value-type="float" office:value="0.0555555555555556" calcext:value-type="float">
            <text:p>0,055555555555556</text:p>
          </table:table-cell>
          <table:table-cell table:formula="of:=[.K11]/[.F11]" office:value-type="float" office:value="0.00000891742464776173" calcext:value-type="float">
            <text:p>8,91742464776173E-06</text:p>
          </table:table-cell>
        </table:table-row>
        <table:table-row table:style-name="ro1">
          <table:table-cell office:value-type="float" office:value="141958" calcext:value-type="float">
            <text:p>141958</text:p>
          </table:table-cell>
          <table:table-cell office:value-type="string" calcext:value-type="string">
            <text:p>1Tb SATA-III Western Digital Black (WD1003FZEX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/>
          <table:table-cell table:formula="of:=([.C12]-[.$C$2])/[.$C$2]" office:value-type="float" office:value="0" calcext:value-type="float">
            <text:p>0</text:p>
          </table:table-cell>
          <table:table-cell table:formula="of:=([.D12]-[.$D$2])/[.$D$2]" office:value-type="float" office:value="0.333333333333333" calcext:value-type="float">
            <text:p>0,333333333333333</text:p>
          </table:table-cell>
          <table:table-cell table:formula="of:=([.E12]-[.$E$2])/[.$E$2]" office:value-type="float" office:value="0" calcext:value-type="float">
            <text:p>0</text:p>
          </table:table-cell>
          <table:table-cell table:formula="of:=SQRT([.I12]^2)" office:value-type="float" office:value="0.333333333333333" calcext:value-type="float">
            <text:p>0,333333333333333</text:p>
          </table:table-cell>
          <table:table-cell table:formula="of:=[.K12]/[.F12]" office:value-type="float" office:value="0.0000508130081300813" calcext:value-type="float">
            <text:p>5,08130081300813E-05</text:p>
          </table:table-cell>
        </table:table-row>
        <table:table-row table:style-name="ro1">
          <table:table-cell office:value-type="float" office:value="234806" calcext:value-type="float">
            <text:p>234806</text:p>
          </table:table-cell>
          <table:table-cell office:value-type="string" calcext:value-type="string">
            <text:p>1Tb SATA-III Western Digital (HGST) (Hitachi) Ultrastar 7K2 (1W10001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720" calcext:value-type="float">
            <text:p>6720</text:p>
          </table:table-cell>
          <table:table-cell/>
          <table:table-cell table:formula="of:=([.C13]-[.$C$2])/[.$C$2]" office:value-type="float" office:value="0" calcext:value-type="float">
            <text:p>0</text:p>
          </table:table-cell>
          <table:table-cell table:formula="of:=([.D13]-[.$D$2])/[.$D$2]" office:value-type="float" office:value="0.333333333333333" calcext:value-type="float">
            <text:p>0,333333333333333</text:p>
          </table:table-cell>
          <table:table-cell table:formula="of:=([.E13]-[.$E$2])/[.$E$2]" office:value-type="float" office:value="1" calcext:value-type="float">
            <text:p>1</text:p>
          </table:table-cell>
          <table:table-cell table:formula="of:=SQRT([.I13]^2)" office:value-type="float" office:value="0.333333333333333" calcext:value-type="float">
            <text:p>0,333333333333333</text:p>
          </table:table-cell>
          <table:table-cell table:formula="of:=[.K13]/[.F13]" office:value-type="float" office:value="0.0000496031746031746" calcext:value-type="float">
            <text:p>4,96031746031746E-05</text:p>
          </table:table-cell>
        </table:table-row>
        <table:table-row table:style-name="ro1">
          <table:table-cell office:value-type="float" office:value="120109" calcext:value-type="float">
            <text:p>120109</text:p>
          </table:table-cell>
          <table:table-cell office:value-type="string" calcext:value-type="string">
            <text:p>3Tb SATA-III Toshiba (DT01ACA300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760" calcext:value-type="float">
            <text:p>6760</text:p>
          </table:table-cell>
          <table:table-cell/>
          <table:table-cell table:formula="of:=([.C14]-[.$C$2])/[.$C$2]" office:value-type="float" office:value="2" calcext:value-type="float">
            <text:p>2</text:p>
          </table:table-cell>
          <table:table-cell table:formula="of:=([.D14]-[.$D$2])/[.$D$2]" office:value-type="float" office:value="0.333333333333333" calcext:value-type="float">
            <text:p>0,333333333333333</text:p>
          </table:table-cell>
          <table:table-cell table:formula="of:=([.E14]-[.$E$2])/[.$E$2]" office:value-type="float" office:value="0" calcext:value-type="float">
            <text:p>0</text:p>
          </table:table-cell>
          <table:table-cell table:formula="of:=SQRT([.I14]^2)" office:value-type="float" office:value="0.333333333333333" calcext:value-type="float">
            <text:p>0,333333333333333</text:p>
          </table:table-cell>
          <table:table-cell table:formula="of:=[.K14]/[.F14]" office:value-type="float" office:value="0.0000493096646942801" calcext:value-type="float">
            <text:p>4,93096646942801E-05</text:p>
          </table:table-cell>
        </table:table-row>
        <table:table-row table:style-name="ro1">
          <table:table-cell office:value-type="float" office:value="134020" calcext:value-type="float">
            <text:p>134020</text:p>
          </table:table-cell>
          <table:table-cell office:value-type="string" calcext:value-type="string">
            <text:p>1Tb SATA-III Toshiba (MG03ACA100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810" calcext:value-type="float">
            <text:p>6810</text:p>
          </table:table-cell>
          <table:table-cell/>
          <table:table-cell table:formula="of:=([.C15]-[.$C$2])/[.$C$2]" office:value-type="float" office:value="0" calcext:value-type="float">
            <text:p>0</text:p>
          </table:table-cell>
          <table:table-cell table:formula="of:=([.D15]-[.$D$2])/[.$D$2]" office:value-type="float" office:value="0.333333333333333" calcext:value-type="float">
            <text:p>0,333333333333333</text:p>
          </table:table-cell>
          <table:table-cell table:formula="of:=([.E15]-[.$E$2])/[.$E$2]" office:value-type="float" office:value="0" calcext:value-type="float">
            <text:p>0</text:p>
          </table:table-cell>
          <table:table-cell table:formula="of:=SQRT([.I15]^2)" office:value-type="float" office:value="0.333333333333333" calcext:value-type="float">
            <text:p>0,333333333333333</text:p>
          </table:table-cell>
          <table:table-cell table:formula="of:=[.K15]/[.F15]" office:value-type="float" office:value="0.0000489476260401371" calcext:value-type="float">
            <text:p>4,89476260401371E-05</text:p>
          </table:table-cell>
        </table:table-row>
        <table:table-row table:style-name="ro1">
          <table:table-cell office:value-type="float" office:value="279409" calcext:value-type="float">
            <text:p>279409</text:p>
          </table:table-cell>
          <table:table-cell office:value-type="string" calcext:value-type="string">
            <text:p>1Tb SATA-III Toshiba (MG04ACA100N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850" calcext:value-type="float">
            <text:p>6850</text:p>
          </table:table-cell>
          <table:table-cell/>
          <table:table-cell table:formula="of:=([.C16]-[.$C$2])/[.$C$2]" office:value-type="float" office:value="0" calcext:value-type="float">
            <text:p>0</text:p>
          </table:table-cell>
          <table:table-cell table:formula="of:=([.D16]-[.$D$2])/[.$D$2]" office:value-type="float" office:value="0.333333333333333" calcext:value-type="float">
            <text:p>0,333333333333333</text:p>
          </table:table-cell>
          <table:table-cell table:formula="of:=([.E16]-[.$E$2])/[.$E$2]" office:value-type="float" office:value="1" calcext:value-type="float">
            <text:p>1</text:p>
          </table:table-cell>
          <table:table-cell table:formula="of:=SQRT([.I16]^2)" office:value-type="float" office:value="0.333333333333333" calcext:value-type="float">
            <text:p>0,333333333333333</text:p>
          </table:table-cell>
          <table:table-cell table:formula="of:=[.K16]/[.F16]" office:value-type="float" office:value="0.000048661800486618" calcext:value-type="float">
            <text:p>4,8661800486618E-05</text:p>
          </table:table-cell>
        </table:table-row>
        <table:table-row table:style-name="ro1">
          <table:table-cell office:value-type="float" office:value="238734" calcext:value-type="float">
            <text:p>238734</text:p>
          </table:table-cell>
          <table:table-cell office:value-type="string" calcext:value-type="string">
            <text:p>1Tb SATA-III Western Digital Gold (WD1005FBYZ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920" calcext:value-type="float">
            <text:p>6920</text:p>
          </table:table-cell>
          <table:table-cell/>
          <table:table-cell table:formula="of:=([.C17]-[.$C$2])/[.$C$2]" office:value-type="float" office:value="0" calcext:value-type="float">
            <text:p>0</text:p>
          </table:table-cell>
          <table:table-cell table:formula="of:=([.D17]-[.$D$2])/[.$D$2]" office:value-type="float" office:value="0.333333333333333" calcext:value-type="float">
            <text:p>0,333333333333333</text:p>
          </table:table-cell>
          <table:table-cell table:formula="of:=([.E17]-[.$E$2])/[.$E$2]" office:value-type="float" office:value="1" calcext:value-type="float">
            <text:p>1</text:p>
          </table:table-cell>
          <table:table-cell table:formula="of:=SQRT([.I17]^2)" office:value-type="float" office:value="0.333333333333333" calcext:value-type="float">
            <text:p>0,333333333333333</text:p>
          </table:table-cell>
          <table:table-cell table:formula="of:=[.K17]/[.F17]" office:value-type="float" office:value="0.0000481695568400771" calcext:value-type="float">
            <text:p>4,81695568400771E-05</text:p>
          </table:table-cell>
        </table:table-row>
        <table:table-row table:style-name="ro1">
          <table:table-cell office:value-type="float" office:value="245839" calcext:value-type="float">
            <text:p>245839</text:p>
          </table:table-cell>
          <table:table-cell office:value-type="string" calcext:value-type="string">
            <text:p>1Tb SATA-III Seagate Enterprise Capacity (ST1000NM0008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7070" calcext:value-type="float">
            <text:p>7070</text:p>
          </table:table-cell>
          <table:table-cell/>
          <table:table-cell table:formula="of:=([.C18]-[.$C$2])/[.$C$2]" office:value-type="float" office:value="0" calcext:value-type="float">
            <text:p>0</text:p>
          </table:table-cell>
          <table:table-cell table:formula="of:=([.D18]-[.$D$2])/[.$D$2]" office:value-type="float" office:value="0.333333333333333" calcext:value-type="float">
            <text:p>0,333333333333333</text:p>
          </table:table-cell>
          <table:table-cell table:formula="of:=([.E18]-[.$E$2])/[.$E$2]" office:value-type="float" office:value="1" calcext:value-type="float">
            <text:p>1</text:p>
          </table:table-cell>
          <table:table-cell table:formula="of:=SQRT([.I18]^2)" office:value-type="float" office:value="0.333333333333333" calcext:value-type="float">
            <text:p>0,333333333333333</text:p>
          </table:table-cell>
          <table:table-cell table:formula="of:=[.K18]/[.F18]" office:value-type="float" office:value="0.0000471475719000471" calcext:value-type="float">
            <text:p>4,71475719000471E-05</text:p>
          </table:table-cell>
        </table:table-row>
        <table:table-row table:style-name="ro1">
          <table:table-cell office:value-type="float" office:value="269425" calcext:value-type="float">
            <text:p>269425</text:p>
          </table:table-cell>
          <table:table-cell office:value-type="string" calcext:value-type="string">
            <text:p>3Tb SATA-III Seagate Barracuda (ST3000DM007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7110" calcext:value-type="float">
            <text:p>7110</text:p>
          </table:table-cell>
          <table:table-cell/>
          <table:table-cell table:formula="of:=([.C19]-[.$C$2])/[.$C$2]" office:value-type="float" office:value="2" calcext:value-type="float">
            <text:p>2</text:p>
          </table:table-cell>
          <table:table-cell table:formula="of:=([.D19]-[.$D$2])/[.$D$2]" office:value-type="float" office:value="0" calcext:value-type="float">
            <text:p>0</text:p>
          </table:table-cell>
          <table:table-cell table:formula="of:=([.E19]-[.$E$2])/[.$E$2]" office:value-type="float" office:value="3" calcext:value-type="float">
            <text:p>3</text:p>
          </table:table-cell>
          <table:table-cell table:formula="of:=SQRT([.I19]^2)" office:value-type="float" office:value="0" calcext:value-type="float">
            <text:p>0</text:p>
          </table:table-cell>
          <table:table-cell table:formula="of:=[.K19]/[.F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98" calcext:value-type="float">
            <text:p>224298</text:p>
          </table:table-cell>
          <table:table-cell office:value-type="string" calcext:value-type="string">
            <text:p>3Tb SATA-III Toshiba P300 (HDWD130EZSTA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7360" calcext:value-type="float">
            <text:p>7360</text:p>
          </table:table-cell>
          <table:table-cell/>
          <table:table-cell table:formula="of:=([.C20]-[.$C$2])/[.$C$2]" office:value-type="float" office:value="2" calcext:value-type="float">
            <text:p>2</text:p>
          </table:table-cell>
          <table:table-cell table:formula="of:=([.D20]-[.$D$2])/[.$D$2]" office:value-type="float" office:value="0.333333333333333" calcext:value-type="float">
            <text:p>0,333333333333333</text:p>
          </table:table-cell>
          <table:table-cell table:formula="of:=([.E20]-[.$E$2])/[.$E$2]" office:value-type="float" office:value="0" calcext:value-type="float">
            <text:p>0</text:p>
          </table:table-cell>
          <table:table-cell table:formula="of:=SQRT([.I20]^2)" office:value-type="float" office:value="0.333333333333333" calcext:value-type="float">
            <text:p>0,333333333333333</text:p>
          </table:table-cell>
          <table:table-cell table:formula="of:=[.K20]/[.F20]" office:value-type="float" office:value="0.0000452898550724638" calcext:value-type="float">
            <text:p>4,52898550724638E-05</text:p>
          </table:table-cell>
        </table:table-row>
        <table:table-row table:style-name="ro1">
          <table:table-cell office:value-type="float" office:value="324832" calcext:value-type="float">
            <text:p>324832</text:p>
          </table:table-cell>
          <table:table-cell office:value-type="string" calcext:value-type="string">
            <text:p>2Tb SATA-III Western Digital Red (WD20EFAX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([.C21]-[.$C$2])/[.$C$2]" office:value-type="float" office:value="1" calcext:value-type="float">
            <text:p>1</text:p>
          </table:table-cell>
          <table:table-cell table:formula="of:=([.D21]-[.$D$2])/[.$D$2]" office:value-type="float" office:value="0" calcext:value-type="float">
            <text:p>0</text:p>
          </table:table-cell>
          <table:table-cell table:formula="of:=([.E21]-[.$E$2])/[.$E$2]" office:value-type="float" office:value="3" calcext:value-type="float">
            <text:p>3</text:p>
          </table:table-cell>
          <table:table-cell table:formula="of:=SQRT([.I21]^2)" office:value-type="float" office:value="0" calcext:value-type="float">
            <text:p>0</text:p>
          </table:table-cell>
          <table:table-cell table:formula="of:=[.K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8" calcext:value-type="float">
            <text:p>197968</text:p>
          </table:table-cell>
          <table:table-cell office:value-type="string" calcext:value-type="string">
            <text:p>3Tb SATA-III Western Digital Blue (WD30EZRZ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7510" calcext:value-type="float">
            <text:p>7510</text:p>
          </table:table-cell>
          <table:table-cell/>
          <table:table-cell table:formula="of:=([.C22]-[.$C$2])/[.$C$2]" office:value-type="float" office:value="2" calcext:value-type="float">
            <text:p>2</text:p>
          </table:table-cell>
          <table:table-cell table:formula="of:=([.D22]-[.$D$2])/[.$D$2]" office:value-type="float" office:value="0" calcext:value-type="float">
            <text:p>0</text:p>
          </table:table-cell>
          <table:table-cell table:formula="of:=([.E22]-[.$E$2])/[.$E$2]" office:value-type="float" office:value="0" calcext:value-type="float">
            <text:p>0</text:p>
          </table:table-cell>
          <table:table-cell table:formula="of:=SQRT([.I22]^2)" office:value-type="float" office:value="0" calcext:value-type="float">
            <text:p>0</text:p>
          </table:table-cell>
          <table:table-cell table:formula="of:=[.K22]/[.F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65" calcext:value-type="float">
            <text:p>286065</text:p>
          </table:table-cell>
          <table:table-cell office:value-type="string" calcext:value-type="string">
            <text:p>3Tb SATA-III Toshiba V300 (HDWU130UZSVA)</text:p>
          </table:table-cell>
          <table:table-cell office:value-type="float" office:value="3000" calcext:value-type="float">
            <text:p>3000</text:p>
          </table:table-cell>
          <table:table-cell office:value-type="float" office:value="5940" calcext:value-type="float">
            <text:p>5940</text:p>
          </table:table-cell>
          <table:table-cell office:value-type="float" office:value="64" calcext:value-type="float">
            <text:p>64</text:p>
          </table:table-cell>
          <table:table-cell office:value-type="float" office:value="7870" calcext:value-type="float">
            <text:p>7870</text:p>
          </table:table-cell>
          <table:table-cell/>
          <table:table-cell table:formula="of:=([.C23]-[.$C$2])/[.$C$2]" office:value-type="float" office:value="2" calcext:value-type="float">
            <text:p>2</text:p>
          </table:table-cell>
          <table:table-cell table:formula="of:=([.D23]-[.$D$2])/[.$D$2]" office:value-type="float" office:value="0.1" calcext:value-type="float">
            <text:p>0,1</text:p>
          </table:table-cell>
          <table:table-cell table:formula="of:=([.E23]-[.$E$2])/[.$E$2]" office:value-type="float" office:value="0" calcext:value-type="float">
            <text:p>0</text:p>
          </table:table-cell>
          <table:table-cell table:formula="of:=SQRT([.I23]^2)" office:value-type="float" office:value="0.1" calcext:value-type="float">
            <text:p>0,1</text:p>
          </table:table-cell>
          <table:table-cell table:formula="of:=[.K23]/[.F23]" office:value-type="float" office:value="0.0000127064803049555" calcext:value-type="float">
            <text:p>1,27064803049555E-05</text:p>
          </table:table-cell>
        </table:table-row>
        <table:table-row table:style-name="ro1">
          <table:table-cell office:value-type="float" office:value="340226" calcext:value-type="float">
            <text:p>340226</text:p>
          </table:table-cell>
          <table:table-cell office:value-type="string" calcext:value-type="string">
            <text:p>4Tb SATA-III Toshiba P300 (HDWD2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8040" calcext:value-type="float">
            <text:p>8040</text:p>
          </table:table-cell>
          <table:table-cell/>
          <table:table-cell table:formula="of:=([.C24]-[.$C$2])/[.$C$2]" office:value-type="float" office:value="3" calcext:value-type="float">
            <text:p>3</text:p>
          </table:table-cell>
          <table:table-cell table:formula="of:=([.D24]-[.$D$2])/[.$D$2]" office:value-type="float" office:value="0" calcext:value-type="float">
            <text:p>0</text:p>
          </table:table-cell>
          <table:table-cell table:formula="of:=([.E24]-[.$E$2])/[.$E$2]" office:value-type="float" office:value="1" calcext:value-type="float">
            <text:p>1</text:p>
          </table:table-cell>
          <table:table-cell table:formula="of:=SQRT([.I24]^2)" office:value-type="float" office:value="0" calcext:value-type="float">
            <text:p>0</text:p>
          </table:table-cell>
          <table:table-cell table:formula="of:=[.K24]/[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96" calcext:value-type="float">
            <text:p>254296</text:p>
          </table:table-cell>
          <table:table-cell office:value-type="string" calcext:value-type="string">
            <text:p>3Tb SATA-III Western Digital Purple (WD30PURZ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([.C25]-[.$C$2])/[.$C$2]" office:value-type="float" office:value="2" calcext:value-type="float">
            <text:p>2</text:p>
          </table:table-cell>
          <table:table-cell table:formula="of:=([.D25]-[.$D$2])/[.$D$2]" office:value-type="float" office:value="0" calcext:value-type="float">
            <text:p>0</text:p>
          </table:table-cell>
          <table:table-cell table:formula="of:=([.E25]-[.$E$2])/[.$E$2]" office:value-type="float" office:value="0" calcext:value-type="float">
            <text:p>0</text:p>
          </table:table-cell>
          <table:table-cell table:formula="of:=SQRT([.I25]^2)" office:value-type="float" office:value="0" calcext:value-type="float">
            <text:p>0</text:p>
          </table:table-cell>
          <table:table-cell table:formula="of:=[.K25]/[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7" calcext:value-type="float">
            <text:p>197967</text:p>
          </table:table-cell>
          <table:table-cell office:value-type="string" calcext:value-type="string">
            <text:p>4Tb SATA-III Western Digital Blue (WD40EZRZ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8620" calcext:value-type="float">
            <text:p>8620</text:p>
          </table:table-cell>
          <table:table-cell/>
          <table:table-cell table:formula="of:=([.C26]-[.$C$2])/[.$C$2]" office:value-type="float" office:value="3" calcext:value-type="float">
            <text:p>3</text:p>
          </table:table-cell>
          <table:table-cell table:formula="of:=([.D26]-[.$D$2])/[.$D$2]" office:value-type="float" office:value="0" calcext:value-type="float">
            <text:p>0</text:p>
          </table:table-cell>
          <table:table-cell table:formula="of:=([.E26]-[.$E$2])/[.$E$2]" office:value-type="float" office:value="0" calcext:value-type="float">
            <text:p>0</text:p>
          </table:table-cell>
          <table:table-cell table:formula="of:=SQRT([.I26]^2)" office:value-type="float" office:value="0" calcext:value-type="float">
            <text:p>0</text:p>
          </table:table-cell>
          <table:table-cell table:formula="of:=[.K26]/[.F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56" calcext:value-type="float">
            <text:p>252956</text:p>
          </table:table-cell>
          <table:table-cell office:value-type="string" calcext:value-type="string">
            <text:p>4Tb SATA-III Seagate Barracuda (ST4000DM004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8630" calcext:value-type="float">
            <text:p>8630</text:p>
          </table:table-cell>
          <table:table-cell/>
          <table:table-cell table:formula="of:=([.C27]-[.$C$2])/[.$C$2]" office:value-type="float" office:value="3" calcext:value-type="float">
            <text:p>3</text:p>
          </table:table-cell>
          <table:table-cell table:formula="of:=([.D27]-[.$D$2])/[.$D$2]" office:value-type="float" office:value="0" calcext:value-type="float">
            <text:p>0</text:p>
          </table:table-cell>
          <table:table-cell table:formula="of:=([.E27]-[.$E$2])/[.$E$2]" office:value-type="float" office:value="3" calcext:value-type="float">
            <text:p>3</text:p>
          </table:table-cell>
          <table:table-cell table:formula="of:=SQRT([.I27]^2)" office:value-type="float" office:value="0" calcext:value-type="float">
            <text:p>0</text:p>
          </table:table-cell>
          <table:table-cell table:formula="of:=[.K27]/[.F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258" calcext:value-type="float">
            <text:p>346258</text:p>
          </table:table-cell>
          <table:table-cell office:value-type="string" calcext:value-type="string">
            <text:p>1Tb SATA-III Seagate Exos 7E8 (ST1000NM000A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([.C28]-[.$C$2])/[.$C$2]" office:value-type="float" office:value="0" calcext:value-type="float">
            <text:p>0</text:p>
          </table:table-cell>
          <table:table-cell table:formula="of:=([.D28]-[.$D$2])/[.$D$2]" office:value-type="float" office:value="0.333333333333333" calcext:value-type="float">
            <text:p>0,333333333333333</text:p>
          </table:table-cell>
          <table:table-cell table:formula="of:=([.E28]-[.$E$2])/[.$E$2]" office:value-type="float" office:value="3" calcext:value-type="float">
            <text:p>3</text:p>
          </table:table-cell>
          <table:table-cell table:formula="of:=SQRT([.I28]^2)" office:value-type="float" office:value="0.333333333333333" calcext:value-type="float">
            <text:p>0,333333333333333</text:p>
          </table:table-cell>
          <table:table-cell table:formula="of:=[.K28]/[.F28]" office:value-type="float" office:value="0.0000378787878787879" calcext:value-type="float">
            <text:p>3,78787878787879E-05</text:p>
          </table:table-cell>
        </table:table-row>
        <table:table-row table:style-name="ro1">
          <table:table-cell office:value-type="float" office:value="235771" calcext:value-type="float">
            <text:p>235771</text:p>
          </table:table-cell>
          <table:table-cell office:value-type="string" calcext:value-type="string">
            <text:p>3Tb SATA-III Seagate IronWolf (ST3000VN007)</text:p>
          </table:table-cell>
          <table:table-cell office:value-type="float" office:value="3000" calcext:value-type="float">
            <text:p>3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110" calcext:value-type="float">
            <text:p>9110</text:p>
          </table:table-cell>
          <table:table-cell/>
          <table:table-cell table:formula="of:=([.C29]-[.$C$2])/[.$C$2]" office:value-type="float" office:value="2" calcext:value-type="float">
            <text:p>2</text:p>
          </table:table-cell>
          <table:table-cell table:formula="of:=([.D29]-[.$D$2])/[.$D$2]" office:value-type="float" office:value="0.0925925925925926" calcext:value-type="float">
            <text:p>0,092592592592593</text:p>
          </table:table-cell>
          <table:table-cell table:formula="of:=([.E29]-[.$E$2])/[.$E$2]" office:value-type="float" office:value="0" calcext:value-type="float">
            <text:p>0</text:p>
          </table:table-cell>
          <table:table-cell table:formula="of:=SQRT([.I29]^2)" office:value-type="float" office:value="0.0925925925925926" calcext:value-type="float">
            <text:p>0,092592592592593</text:p>
          </table:table-cell>
          <table:table-cell table:formula="of:=[.K29]/[.F29]" office:value-type="float" office:value="0.0000101638411188356" calcext:value-type="float">
            <text:p>1,01638411188356E-05</text:p>
          </table:table-cell>
        </table:table-row>
        <table:table-row table:style-name="ro1">
          <table:table-cell office:value-type="float" office:value="244415" calcext:value-type="float">
            <text:p>244415</text:p>
          </table:table-cell>
          <table:table-cell office:value-type="string" calcext:value-type="string">
            <text:p>2Tb SATA-III Seagate IronWolf Pro (ST2000NE0025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([.C30]-[.$C$2])/[.$C$2]" office:value-type="float" office:value="1" calcext:value-type="float">
            <text:p>1</text:p>
          </table:table-cell>
          <table:table-cell table:formula="of:=([.D30]-[.$D$2])/[.$D$2]" office:value-type="float" office:value="0.333333333333333" calcext:value-type="float">
            <text:p>0,333333333333333</text:p>
          </table:table-cell>
          <table:table-cell table:formula="of:=([.E30]-[.$E$2])/[.$E$2]" office:value-type="float" office:value="1" calcext:value-type="float">
            <text:p>1</text:p>
          </table:table-cell>
          <table:table-cell table:formula="of:=SQRT([.I30]^2)" office:value-type="float" office:value="0.333333333333333" calcext:value-type="float">
            <text:p>0,333333333333333</text:p>
          </table:table-cell>
          <table:table-cell table:formula="of:=[.K30]/[.F30]" office:value-type="float" office:value="0.0000364298724954463" calcext:value-type="float">
            <text:p>3,64298724954463E-05</text:p>
          </table:table-cell>
        </table:table-row>
        <table:table-row table:style-name="ro1">
          <table:table-cell office:value-type="float" office:value="224300" calcext:value-type="float">
            <text:p>224300</text:p>
          </table:table-cell>
          <table:table-cell office:value-type="string" calcext:value-type="string">
            <text:p>4Tb SATA-III Toshiba X300 (HDWE1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190" calcext:value-type="float">
            <text:p>9190</text:p>
          </table:table-cell>
          <table:table-cell/>
          <table:table-cell table:formula="of:=([.C31]-[.$C$2])/[.$C$2]" office:value-type="float" office:value="3" calcext:value-type="float">
            <text:p>3</text:p>
          </table:table-cell>
          <table:table-cell table:formula="of:=([.D31]-[.$D$2])/[.$D$2]" office:value-type="float" office:value="0.333333333333333" calcext:value-type="float">
            <text:p>0,333333333333333</text:p>
          </table:table-cell>
          <table:table-cell table:formula="of:=([.E31]-[.$E$2])/[.$E$2]" office:value-type="float" office:value="1" calcext:value-type="float">
            <text:p>1</text:p>
          </table:table-cell>
          <table:table-cell table:formula="of:=SQRT([.I31]^2)" office:value-type="float" office:value="0.333333333333333" calcext:value-type="float">
            <text:p>0,333333333333333</text:p>
          </table:table-cell>
          <table:table-cell table:formula="of:=[.K31]/[.F31]" office:value-type="float" office:value="0.0000362713093942691" calcext:value-type="float">
            <text:p>3,62713093942691E-05</text:p>
          </table:table-cell>
        </table:table-row>
        <table:table-row table:style-name="ro1">
          <table:table-cell office:value-type="float" office:value="325143" calcext:value-type="float">
            <text:p>325143</text:p>
          </table:table-cell>
          <table:table-cell office:value-type="string" calcext:value-type="string">
            <text:p>2Tb SATA-III Seagate Exos 7E8 (ST2000NM001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([.C32]-[.$C$2])/[.$C$2]" office:value-type="float" office:value="1" calcext:value-type="float">
            <text:p>1</text:p>
          </table:table-cell>
          <table:table-cell table:formula="of:=([.D32]-[.$D$2])/[.$D$2]" office:value-type="float" office:value="0.333333333333333" calcext:value-type="float">
            <text:p>0,333333333333333</text:p>
          </table:table-cell>
          <table:table-cell table:formula="of:=([.E32]-[.$E$2])/[.$E$2]" office:value-type="float" office:value="3" calcext:value-type="float">
            <text:p>3</text:p>
          </table:table-cell>
          <table:table-cell table:formula="of:=SQRT([.I32]^2)" office:value-type="float" office:value="0.333333333333333" calcext:value-type="float">
            <text:p>0,333333333333333</text:p>
          </table:table-cell>
          <table:table-cell table:formula="of:=[.K32]/[.F32]" office:value-type="float" office:value="0.0000360750360750361" calcext:value-type="float">
            <text:p>3,60750360750361E-05</text:p>
          </table:table-cell>
        </table:table-row>
        <table:table-row table:style-name="ro1">
          <table:table-cell office:value-type="float" office:value="153697" calcext:value-type="float">
            <text:p>153697</text:p>
          </table:table-cell>
          <table:table-cell office:value-type="string" calcext:value-type="string">
            <text:p>4Tb SATA-III Seagate Surveillance (ST4000VX000)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290" calcext:value-type="float">
            <text:p>9290</text:p>
          </table:table-cell>
          <table:table-cell/>
          <table:table-cell table:formula="of:=([.C33]-[.$C$2])/[.$C$2]" office:value-type="float" office:value="3" calcext:value-type="float">
            <text:p>3</text:p>
          </table:table-cell>
          <table:table-cell table:formula="of:=([.D33]-[.$D$2])/[.$D$2]" office:value-type="float" office:value="0.0925925925925926" calcext:value-type="float">
            <text:p>0,092592592592593</text:p>
          </table:table-cell>
          <table:table-cell table:formula="of:=([.E33]-[.$E$2])/[.$E$2]" office:value-type="float" office:value="0" calcext:value-type="float">
            <text:p>0</text:p>
          </table:table-cell>
          <table:table-cell table:formula="of:=SQRT([.I33]^2)" office:value-type="float" office:value="0.0925925925925926" calcext:value-type="float">
            <text:p>0,092592592592593</text:p>
          </table:table-cell>
          <table:table-cell table:formula="of:=[.K33]/[.F33]" office:value-type="float" office:value="0.00000996690985926723" calcext:value-type="float">
            <text:p>9,96690985926723E-06</text:p>
          </table:table-cell>
        </table:table-row>
        <table:table-row table:style-name="ro1">
          <table:table-cell office:value-type="float" office:value="245840" calcext:value-type="float">
            <text:p>245840</text:p>
          </table:table-cell>
          <table:table-cell office:value-type="string" calcext:value-type="string">
            <text:p>2Tb SATA-III Seagate Exos 7E2 (Enterprise Capacity) (ST2000NM0008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350" calcext:value-type="float">
            <text:p>9350</text:p>
          </table:table-cell>
          <table:table-cell/>
          <table:table-cell table:formula="of:=([.C34]-[.$C$2])/[.$C$2]" office:value-type="float" office:value="1" calcext:value-type="float">
            <text:p>1</text:p>
          </table:table-cell>
          <table:table-cell table:formula="of:=([.D34]-[.$D$2])/[.$D$2]" office:value-type="float" office:value="0.333333333333333" calcext:value-type="float">
            <text:p>0,333333333333333</text:p>
          </table:table-cell>
          <table:table-cell table:formula="of:=([.E34]-[.$E$2])/[.$E$2]" office:value-type="float" office:value="1" calcext:value-type="float">
            <text:p>1</text:p>
          </table:table-cell>
          <table:table-cell table:formula="of:=SQRT([.I34]^2)" office:value-type="float" office:value="0.333333333333333" calcext:value-type="float">
            <text:p>0,333333333333333</text:p>
          </table:table-cell>
          <table:table-cell table:formula="of:=[.K34]/[.F34]" office:value-type="float" office:value="0.000035650623885918" calcext:value-type="float">
            <text:p>3,5650623885918E-05</text:p>
          </table:table-cell>
        </table:table-row>
        <table:table-row table:style-name="ro1">
          <table:table-cell office:value-type="float" office:value="232824" calcext:value-type="float">
            <text:p>232824</text:p>
          </table:table-cell>
          <table:table-cell office:value-type="string" calcext:value-type="string">
            <text:p>2Tb SATA-III Western Digital (HGST) (Hitachi) Ultrastar 7K2 (1W10002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410" calcext:value-type="float">
            <text:p>9410</text:p>
          </table:table-cell>
          <table:table-cell/>
          <table:table-cell table:formula="of:=([.C35]-[.$C$2])/[.$C$2]" office:value-type="float" office:value="1" calcext:value-type="float">
            <text:p>1</text:p>
          </table:table-cell>
          <table:table-cell table:formula="of:=([.D35]-[.$D$2])/[.$D$2]" office:value-type="float" office:value="0.333333333333333" calcext:value-type="float">
            <text:p>0,333333333333333</text:p>
          </table:table-cell>
          <table:table-cell table:formula="of:=([.E35]-[.$E$2])/[.$E$2]" office:value-type="float" office:value="1" calcext:value-type="float">
            <text:p>1</text:p>
          </table:table-cell>
          <table:table-cell table:formula="of:=SQRT([.I35]^2)" office:value-type="float" office:value="0.333333333333333" calcext:value-type="float">
            <text:p>0,333333333333333</text:p>
          </table:table-cell>
          <table:table-cell table:formula="of:=[.K35]/[.F35]" office:value-type="float" office:value="0.0000354233085370174" calcext:value-type="float">
            <text:p>3,54233085370174E-05</text:p>
          </table:table-cell>
        </table:table-row>
        <table:table-row table:style-name="ro1">
          <table:table-cell office:value-type="float" office:value="208472" calcext:value-type="float">
            <text:p>208472</text:p>
          </table:table-cell>
          <table:table-cell office:value-type="string" calcext:value-type="string">
            <text:p>4Tb SATA-III Toshiba X300 (HDWE140EZST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([.C36]-[.$C$2])/[.$C$2]" office:value-type="float" office:value="3" calcext:value-type="float">
            <text:p>3</text:p>
          </table:table-cell>
          <table:table-cell table:formula="of:=([.D36]-[.$D$2])/[.$D$2]" office:value-type="float" office:value="0.333333333333333" calcext:value-type="float">
            <text:p>0,333333333333333</text:p>
          </table:table-cell>
          <table:table-cell table:formula="of:=([.E36]-[.$E$2])/[.$E$2]" office:value-type="float" office:value="1" calcext:value-type="float">
            <text:p>1</text:p>
          </table:table-cell>
          <table:table-cell table:formula="of:=SQRT([.I36]^2)" office:value-type="float" office:value="0.333333333333333" calcext:value-type="float">
            <text:p>0,333333333333333</text:p>
          </table:table-cell>
          <table:table-cell table:formula="of:=[.K36]/[.F36]" office:value-type="float" office:value="0.0000350877192982456" calcext:value-type="float">
            <text:p>3,50877192982456E-05</text:p>
          </table:table-cell>
        </table:table-row>
        <table:table-row table:style-name="ro1">
          <table:table-cell office:value-type="float" office:value="235941" calcext:value-type="float">
            <text:p>235941</text:p>
          </table:table-cell>
          <table:table-cell office:value-type="string" calcext:value-type="string">
            <text:p>4Tb SATA-III Seagate IronWolf (ST4000VN008)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750" calcext:value-type="float">
            <text:p>9750</text:p>
          </table:table-cell>
          <table:table-cell/>
          <table:table-cell table:formula="of:=([.C37]-[.$C$2])/[.$C$2]" office:value-type="float" office:value="3" calcext:value-type="float">
            <text:p>3</text:p>
          </table:table-cell>
          <table:table-cell table:formula="of:=([.D37]-[.$D$2])/[.$D$2]" office:value-type="float" office:value="0.0925925925925926" calcext:value-type="float">
            <text:p>0,092592592592593</text:p>
          </table:table-cell>
          <table:table-cell table:formula="of:=([.E37]-[.$E$2])/[.$E$2]" office:value-type="float" office:value="0" calcext:value-type="float">
            <text:p>0</text:p>
          </table:table-cell>
          <table:table-cell table:formula="of:=SQRT([.I37]^2)" office:value-type="float" office:value="0.0925925925925926" calcext:value-type="float">
            <text:p>0,092592592592593</text:p>
          </table:table-cell>
          <table:table-cell table:formula="of:=[.K37]/[.F37]" office:value-type="float" office:value="0.00000949667616334283" calcext:value-type="float">
            <text:p>9,49667616334283E-06</text:p>
          </table:table-cell>
        </table:table-row>
        <table:table-row table:style-name="ro1">
          <table:table-cell office:value-type="float" office:value="347544" calcext:value-type="float">
            <text:p>347544</text:p>
          </table:table-cell>
          <table:table-cell office:value-type="string" calcext:value-type="string">
            <text:p>3Tb SATA-III Western Digital Red (WD30EFAX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9990" calcext:value-type="float">
            <text:p>9990</text:p>
          </table:table-cell>
          <table:table-cell/>
          <table:table-cell table:formula="of:=([.C38]-[.$C$2])/[.$C$2]" office:value-type="float" office:value="2" calcext:value-type="float">
            <text:p>2</text:p>
          </table:table-cell>
          <table:table-cell table:formula="of:=([.D38]-[.$D$2])/[.$D$2]" office:value-type="float" office:value="0" calcext:value-type="float">
            <text:p>0</text:p>
          </table:table-cell>
          <table:table-cell table:formula="of:=([.E38]-[.$E$2])/[.$E$2]" office:value-type="float" office:value="3" calcext:value-type="float">
            <text:p>3</text:p>
          </table:table-cell>
          <table:table-cell table:formula="of:=SQRT([.I38]^2)" office:value-type="float" office:value="0" calcext:value-type="float">
            <text:p>0</text:p>
          </table:table-cell>
          <table:table-cell table:formula="of:=[.K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93" calcext:value-type="float">
            <text:p>237093</text:p>
          </table:table-cell>
          <table:table-cell office:value-type="string" calcext:value-type="string">
            <text:p>2Tb SATA-III Western Digital Gold (WD2005FBYZ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([.C39]-[.$C$2])/[.$C$2]" office:value-type="float" office:value="1" calcext:value-type="float">
            <text:p>1</text:p>
          </table:table-cell>
          <table:table-cell table:formula="of:=([.D39]-[.$D$2])/[.$D$2]" office:value-type="float" office:value="0.333333333333333" calcext:value-type="float">
            <text:p>0,333333333333333</text:p>
          </table:table-cell>
          <table:table-cell table:formula="of:=([.E39]-[.$E$2])/[.$E$2]" office:value-type="float" office:value="1" calcext:value-type="float">
            <text:p>1</text:p>
          </table:table-cell>
          <table:table-cell table:formula="of:=SQRT([.I39]^2)" office:value-type="float" office:value="0.333333333333333" calcext:value-type="float">
            <text:p>0,333333333333333</text:p>
          </table:table-cell>
          <table:table-cell table:formula="of:=[.K39]/[.F39]" office:value-type="float" office:value="0.0000327761389708292" calcext:value-type="float">
            <text:p>3,27761389708292E-05</text:p>
          </table:table-cell>
        </table:table-row>
        <table:table-row table:style-name="ro1">
          <table:table-cell office:value-type="float" office:value="287873" calcext:value-type="float">
            <text:p>287873</text:p>
          </table:table-cell>
          <table:table-cell office:value-type="string" calcext:value-type="string">
            <text:p>4Tb SATA-III Toshiba S300 Surveillance (HDWT1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10350" calcext:value-type="float">
            <text:p>10350</text:p>
          </table:table-cell>
          <table:table-cell/>
          <table:table-cell table:formula="of:=([.C40]-[.$C$2])/[.$C$2]" office:value-type="float" office:value="3" calcext:value-type="float">
            <text:p>3</text:p>
          </table:table-cell>
          <table:table-cell table:formula="of:=([.D40]-[.$D$2])/[.$D$2]" office:value-type="float" office:value="0" calcext:value-type="float">
            <text:p>0</text:p>
          </table:table-cell>
          <table:table-cell table:formula="of:=([.E40]-[.$E$2])/[.$E$2]" office:value-type="float" office:value="1" calcext:value-type="float">
            <text:p>1</text:p>
          </table:table-cell>
          <table:table-cell table:formula="of:=SQRT([.I40]^2)" office:value-type="float" office:value="0" calcext:value-type="float">
            <text:p>0</text:p>
          </table:table-cell>
          <table:table-cell table:formula="of:=[.K40]/[.F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65" calcext:value-type="float">
            <text:p>245565</text:p>
          </table:table-cell>
          <table:table-cell office:value-type="string" calcext:value-type="string">
            <text:p>4Tb SATA-III Toshiba N300 (HDWQ140UZSVA) OEM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520" calcext:value-type="float">
            <text:p>10520</text:p>
          </table:table-cell>
          <table:table-cell/>
          <table:table-cell table:formula="of:=([.C41]-[.$C$2])/[.$C$2]" office:value-type="float" office:value="3" calcext:value-type="float">
            <text:p>3</text:p>
          </table:table-cell>
          <table:table-cell table:formula="of:=([.D41]-[.$D$2])/[.$D$2]" office:value-type="float" office:value="0.333333333333333" calcext:value-type="float">
            <text:p>0,333333333333333</text:p>
          </table:table-cell>
          <table:table-cell table:formula="of:=([.E41]-[.$E$2])/[.$E$2]" office:value-type="float" office:value="1" calcext:value-type="float">
            <text:p>1</text:p>
          </table:table-cell>
          <table:table-cell table:formula="of:=SQRT([.I41]^2)" office:value-type="float" office:value="0.333333333333333" calcext:value-type="float">
            <text:p>0,333333333333333</text:p>
          </table:table-cell>
          <table:table-cell table:formula="of:=[.K41]/[.F41]" office:value-type="float" office:value="0.0000316856780735108" calcext:value-type="float">
            <text:p>3,16856780735108E-05</text:p>
          </table:table-cell>
        </table:table-row>
        <table:table-row table:style-name="ro1">
          <table:table-cell office:value-type="float" office:value="244247" calcext:value-type="float">
            <text:p>244247</text:p>
          </table:table-cell>
          <table:table-cell office:value-type="string" calcext:value-type="string">
            <text:p>4Tb SATA-III Toshiba N300 (HDWQ140EZST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([.C42]-[.$C$2])/[.$C$2]" office:value-type="float" office:value="3" calcext:value-type="float">
            <text:p>3</text:p>
          </table:table-cell>
          <table:table-cell table:formula="of:=([.D42]-[.$D$2])/[.$D$2]" office:value-type="float" office:value="0.333333333333333" calcext:value-type="float">
            <text:p>0,333333333333333</text:p>
          </table:table-cell>
          <table:table-cell table:formula="of:=([.E42]-[.$E$2])/[.$E$2]" office:value-type="float" office:value="1" calcext:value-type="float">
            <text:p>1</text:p>
          </table:table-cell>
          <table:table-cell table:formula="of:=SQRT([.I42]^2)" office:value-type="float" office:value="0.333333333333333" calcext:value-type="float">
            <text:p>0,333333333333333</text:p>
          </table:table-cell>
          <table:table-cell table:formula="of:=[.K42]/[.F42]" office:value-type="float" office:value="0.0000314169022934339" calcext:value-type="float">
            <text:p>3,14169022934339E-05</text:p>
          </table:table-cell>
        </table:table-row>
        <table:table-row table:style-name="ro1">
          <table:table-cell office:value-type="float" office:value="254416" calcext:value-type="float">
            <text:p>254416</text:p>
          </table:table-cell>
          <table:table-cell office:value-type="string" calcext:value-type="string">
            <text:p>4Tb SATA-III Western Digital Purple (WD40PURZ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0870" calcext:value-type="float">
            <text:p>10870</text:p>
          </table:table-cell>
          <table:table-cell/>
          <table:table-cell table:formula="of:=([.C43]-[.$C$2])/[.$C$2]" office:value-type="float" office:value="3" calcext:value-type="float">
            <text:p>3</text:p>
          </table:table-cell>
          <table:table-cell table:formula="of:=([.D43]-[.$D$2])/[.$D$2]" office:value-type="float" office:value="0" calcext:value-type="float">
            <text:p>0</text:p>
          </table:table-cell>
          <table:table-cell table:formula="of:=([.E43]-[.$E$2])/[.$E$2]" office:value-type="float" office:value="0" calcext:value-type="float">
            <text:p>0</text:p>
          </table:table-cell>
          <table:table-cell table:formula="of:=SQRT([.I43]^2)" office:value-type="float" office:value="0" calcext:value-type="float">
            <text:p>0</text:p>
          </table:table-cell>
          <table:table-cell table:formula="of:=[.K43]/[.F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37" calcext:value-type="float">
            <text:p>140237</text:p>
          </table:table-cell>
          <table:table-cell office:value-type="string" calcext:value-type="string">
            <text:p>2Tb SATA-III Western Digital Black (WD2003FZEX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10880" calcext:value-type="float">
            <text:p>10880</text:p>
          </table:table-cell>
          <table:table-cell/>
          <table:table-cell table:formula="of:=([.C44]-[.$C$2])/[.$C$2]" office:value-type="float" office:value="1" calcext:value-type="float">
            <text:p>1</text:p>
          </table:table-cell>
          <table:table-cell table:formula="of:=([.D44]-[.$D$2])/[.$D$2]" office:value-type="float" office:value="0.333333333333333" calcext:value-type="float">
            <text:p>0,333333333333333</text:p>
          </table:table-cell>
          <table:table-cell table:formula="of:=([.E44]-[.$E$2])/[.$E$2]" office:value-type="float" office:value="0" calcext:value-type="float">
            <text:p>0</text:p>
          </table:table-cell>
          <table:table-cell table:formula="of:=SQRT([.I44]^2)" office:value-type="float" office:value="0.333333333333333" calcext:value-type="float">
            <text:p>0,333333333333333</text:p>
          </table:table-cell>
          <table:table-cell table:formula="of:=[.K44]/[.F44]" office:value-type="float" office:value="0.0000306372549019608" calcext:value-type="float">
            <text:p>3,06372549019608E-05</text:p>
          </table:table-cell>
        </table:table-row>
        <table:table-row table:style-name="ro1">
          <table:table-cell office:value-type="float" office:value="172469" calcext:value-type="float">
            <text:p>172469</text:p>
          </table:table-cell>
          <table:table-cell office:value-type="string" calcext:value-type="string">
            <text:p>4Tb SATA-III Toshiba (MG04ACA400E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1010" calcext:value-type="float">
            <text:p>11010</text:p>
          </table:table-cell>
          <table:table-cell/>
          <table:table-cell table:formula="of:=([.C45]-[.$C$2])/[.$C$2]" office:value-type="float" office:value="3" calcext:value-type="float">
            <text:p>3</text:p>
          </table:table-cell>
          <table:table-cell table:formula="of:=([.D45]-[.$D$2])/[.$D$2]" office:value-type="float" office:value="0.333333333333333" calcext:value-type="float">
            <text:p>0,333333333333333</text:p>
          </table:table-cell>
          <table:table-cell table:formula="of:=([.E45]-[.$E$2])/[.$E$2]" office:value-type="float" office:value="1" calcext:value-type="float">
            <text:p>1</text:p>
          </table:table-cell>
          <table:table-cell table:formula="of:=SQRT([.I45]^2)" office:value-type="float" office:value="0.333333333333333" calcext:value-type="float">
            <text:p>0,333333333333333</text:p>
          </table:table-cell>
          <table:table-cell table:formula="of:=[.K45]/[.F45]" office:value-type="float" office:value="0.0000302755071147442" calcext:value-type="float">
            <text:p>3,02755071147442E-05</text:p>
          </table:table-cell>
        </table:table-row>
        <table:table-row table:style-name="ro1">
          <table:table-cell office:value-type="float" office:value="348840" calcext:value-type="float">
            <text:p>348840</text:p>
          </table:table-cell>
          <table:table-cell office:value-type="string" calcext:value-type="string">
            <text:p>4Tb SATA-III Western Digital Red (WD40EFAX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([.C46]-[.$C$2])/[.$C$2]" office:value-type="float" office:value="3" calcext:value-type="float">
            <text:p>3</text:p>
          </table:table-cell>
          <table:table-cell table:formula="of:=([.D46]-[.$D$2])/[.$D$2]" office:value-type="float" office:value="0" calcext:value-type="float">
            <text:p>0</text:p>
          </table:table-cell>
          <table:table-cell table:formula="of:=([.E46]-[.$E$2])/[.$E$2]" office:value-type="float" office:value="3" calcext:value-type="float">
            <text:p>3</text:p>
          </table:table-cell>
          <table:table-cell table:formula="of:=SQRT([.I46]^2)" office:value-type="float" office:value="0" calcext:value-type="float">
            <text:p>0</text:p>
          </table:table-cell>
          <table:table-cell table:formula="of:=[.K46]/[.F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57" calcext:value-type="float">
            <text:p>86457</text:p>
          </table:table-cell>
          <table:table-cell office:value-type="string" calcext:value-type="string">
            <text:p>2Tb SATA-III Western Digital Red Pro (WD2002FFSX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11450" calcext:value-type="float">
            <text:p>11450</text:p>
          </table:table-cell>
          <table:table-cell/>
          <table:table-cell table:formula="of:=([.C47]-[.$C$2])/[.$C$2]" office:value-type="float" office:value="1" calcext:value-type="float">
            <text:p>1</text:p>
          </table:table-cell>
          <table:table-cell table:formula="of:=([.D47]-[.$D$2])/[.$D$2]" office:value-type="float" office:value="0.333333333333333" calcext:value-type="float">
            <text:p>0,333333333333333</text:p>
          </table:table-cell>
          <table:table-cell table:formula="of:=([.E47]-[.$E$2])/[.$E$2]" office:value-type="float" office:value="0" calcext:value-type="float">
            <text:p>0</text:p>
          </table:table-cell>
          <table:table-cell table:formula="of:=SQRT([.I47]^2)" office:value-type="float" office:value="0.333333333333333" calcext:value-type="float">
            <text:p>0,333333333333333</text:p>
          </table:table-cell>
          <table:table-cell table:formula="of:=[.K47]/[.F47]" office:value-type="float" office:value="0.0000291120815138282" calcext:value-type="float">
            <text:p>2,91120815138282E-05</text:p>
          </table:table-cell>
        </table:table-row>
        <table:table-row table:style-name="ro1">
          <table:table-cell office:value-type="float" office:value="348715" calcext:value-type="float">
            <text:p>348715</text:p>
          </table:table-cell>
          <table:table-cell office:value-type="string" calcext:value-type="string">
            <text:p>6Tb SATA-III Toshiba P300 (HDWD2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12490" calcext:value-type="float">
            <text:p>12490</text:p>
          </table:table-cell>
          <table:table-cell/>
          <table:table-cell table:formula="of:=([.C48]-[.$C$2])/[.$C$2]" office:value-type="float" office:value="5" calcext:value-type="float">
            <text:p>5</text:p>
          </table:table-cell>
          <table:table-cell table:formula="of:=([.D48]-[.$D$2])/[.$D$2]" office:value-type="float" office:value="0" calcext:value-type="float">
            <text:p>0</text:p>
          </table:table-cell>
          <table:table-cell table:formula="of:=([.E48]-[.$E$2])/[.$E$2]" office:value-type="float" office:value="1" calcext:value-type="float">
            <text:p>1</text:p>
          </table:table-cell>
          <table:table-cell table:formula="of:=SQRT([.I48]^2)" office:value-type="float" office:value="0" calcext:value-type="float">
            <text:p>0</text:p>
          </table:table-cell>
          <table:table-cell table:formula="of:=[.K48]/[.F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41" calcext:value-type="float">
            <text:p>292241</text:p>
          </table:table-cell>
          <table:table-cell office:value-type="string" calcext:value-type="string">
            <text:p>4Tb SATA-III Western Digital (HGST) (Hitachi) Ultrastar DC HC310 (0B36040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([.C49]-[.$C$2])/[.$C$2]" office:value-type="float" office:value="3" calcext:value-type="float">
            <text:p>3</text:p>
          </table:table-cell>
          <table:table-cell table:formula="of:=([.D49]-[.$D$2])/[.$D$2]" office:value-type="float" office:value="0.333333333333333" calcext:value-type="float">
            <text:p>0,333333333333333</text:p>
          </table:table-cell>
          <table:table-cell table:formula="of:=([.E49]-[.$E$2])/[.$E$2]" office:value-type="float" office:value="3" calcext:value-type="float">
            <text:p>3</text:p>
          </table:table-cell>
          <table:table-cell table:formula="of:=SQRT([.I49]^2)" office:value-type="float" office:value="0.333333333333333" calcext:value-type="float">
            <text:p>0,333333333333333</text:p>
          </table:table-cell>
          <table:table-cell table:formula="of:=[.K49]/[.F49]" office:value-type="float" office:value="0.0000256410256410256" calcext:value-type="float">
            <text:p>2,56410256410256E-05</text:p>
          </table:table-cell>
        </table:table-row>
        <table:table-row table:style-name="ro1">
          <table:table-cell office:value-type="float" office:value="333651" calcext:value-type="float">
            <text:p>333651</text:p>
          </table:table-cell>
          <table:table-cell office:value-type="string" calcext:value-type="string">
            <text:p>4Tb SATA-III Seagate Exos 7E8 (ST4000NM000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090" calcext:value-type="float">
            <text:p>13090</text:p>
          </table:table-cell>
          <table:table-cell/>
          <table:table-cell table:formula="of:=([.C50]-[.$C$2])/[.$C$2]" office:value-type="float" office:value="3" calcext:value-type="float">
            <text:p>3</text:p>
          </table:table-cell>
          <table:table-cell table:formula="of:=([.D50]-[.$D$2])/[.$D$2]" office:value-type="float" office:value="0.333333333333333" calcext:value-type="float">
            <text:p>0,333333333333333</text:p>
          </table:table-cell>
          <table:table-cell table:formula="of:=([.E50]-[.$E$2])/[.$E$2]" office:value-type="float" office:value="3" calcext:value-type="float">
            <text:p>3</text:p>
          </table:table-cell>
          <table:table-cell table:formula="of:=SQRT([.I50]^2)" office:value-type="float" office:value="0.333333333333333" calcext:value-type="float">
            <text:p>0,333333333333333</text:p>
          </table:table-cell>
          <table:table-cell table:formula="of:=[.K50]/[.F50]" office:value-type="float" office:value="0.0000254647313470843" calcext:value-type="float">
            <text:p>2,54647313470843E-05</text:p>
          </table:table-cell>
        </table:table-row>
        <table:table-row table:style-name="ro1">
          <table:table-cell office:value-type="float" office:value="216803" calcext:value-type="float">
            <text:p>216803</text:p>
          </table:table-cell>
          <table:table-cell office:value-type="string" calcext:value-type="string">
            <text:p>6Tb SATA-III Toshiba X300 (HDWE1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280" calcext:value-type="float">
            <text:p>13280</text:p>
          </table:table-cell>
          <table:table-cell/>
          <table:table-cell table:formula="of:=([.C51]-[.$C$2])/[.$C$2]" office:value-type="float" office:value="5" calcext:value-type="float">
            <text:p>5</text:p>
          </table:table-cell>
          <table:table-cell table:formula="of:=([.D51]-[.$D$2])/[.$D$2]" office:value-type="float" office:value="0.333333333333333" calcext:value-type="float">
            <text:p>0,333333333333333</text:p>
          </table:table-cell>
          <table:table-cell table:formula="of:=([.E51]-[.$E$2])/[.$E$2]" office:value-type="float" office:value="1" calcext:value-type="float">
            <text:p>1</text:p>
          </table:table-cell>
          <table:table-cell table:formula="of:=SQRT([.I51]^2)" office:value-type="float" office:value="0.333333333333333" calcext:value-type="float">
            <text:p>0,333333333333333</text:p>
          </table:table-cell>
          <table:table-cell table:formula="of:=[.K51]/[.F51]" office:value-type="float" office:value="0.0000251004016064257" calcext:value-type="float">
            <text:p>2,51004016064257E-05</text:p>
          </table:table-cell>
        </table:table-row>
        <table:table-row table:style-name="ro1">
          <table:table-cell office:value-type="float" office:value="327756" calcext:value-type="float">
            <text:p>327756</text:p>
          </table:table-cell>
          <table:table-cell office:value-type="string" calcext:value-type="string">
            <text:p>4Tb SATA-III Seagate Exos 7E8 (ST4000NM002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290" calcext:value-type="float">
            <text:p>13290</text:p>
          </table:table-cell>
          <table:table-cell/>
          <table:table-cell table:formula="of:=([.C52]-[.$C$2])/[.$C$2]" office:value-type="float" office:value="3" calcext:value-type="float">
            <text:p>3</text:p>
          </table:table-cell>
          <table:table-cell table:formula="of:=([.D52]-[.$D$2])/[.$D$2]" office:value-type="float" office:value="0.333333333333333" calcext:value-type="float">
            <text:p>0,333333333333333</text:p>
          </table:table-cell>
          <table:table-cell table:formula="of:=([.E52]-[.$E$2])/[.$E$2]" office:value-type="float" office:value="3" calcext:value-type="float">
            <text:p>3</text:p>
          </table:table-cell>
          <table:table-cell table:formula="of:=SQRT([.I52]^2)" office:value-type="float" office:value="0.333333333333333" calcext:value-type="float">
            <text:p>0,333333333333333</text:p>
          </table:table-cell>
          <table:table-cell table:formula="of:=[.K52]/[.F52]" office:value-type="float" office:value="0.0000250815149235014" calcext:value-type="float">
            <text:p>2,50815149235014E-05</text:p>
          </table:table-cell>
        </table:table-row>
        <table:table-row table:style-name="ro1">
          <table:table-cell office:value-type="float" office:value="229691" calcext:value-type="float">
            <text:p>229691</text:p>
          </table:table-cell>
          <table:table-cell office:value-type="string" calcext:value-type="string">
            <text:p>4Tb SATA-III Seagate Enterprise Capacity (ST4000NM0035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350" calcext:value-type="float">
            <text:p>13350</text:p>
          </table:table-cell>
          <table:table-cell/>
          <table:table-cell table:formula="of:=([.C53]-[.$C$2])/[.$C$2]" office:value-type="float" office:value="3" calcext:value-type="float">
            <text:p>3</text:p>
          </table:table-cell>
          <table:table-cell table:formula="of:=([.D53]-[.$D$2])/[.$D$2]" office:value-type="float" office:value="0.333333333333333" calcext:value-type="float">
            <text:p>0,333333333333333</text:p>
          </table:table-cell>
          <table:table-cell table:formula="of:=([.E53]-[.$E$2])/[.$E$2]" office:value-type="float" office:value="1" calcext:value-type="float">
            <text:p>1</text:p>
          </table:table-cell>
          <table:table-cell table:formula="of:=SQRT([.I53]^2)" office:value-type="float" office:value="0.333333333333333" calcext:value-type="float">
            <text:p>0,333333333333333</text:p>
          </table:table-cell>
          <table:table-cell table:formula="of:=[.K53]/[.F53]" office:value-type="float" office:value="0.0000249687890137328" calcext:value-type="float">
            <text:p>2,49687890137328E-05</text:p>
          </table:table-cell>
        </table:table-row>
        <table:table-row table:style-name="ro1">
          <table:table-cell office:value-type="float" office:value="308313" calcext:value-type="float">
            <text:p>308313</text:p>
          </table:table-cell>
          <table:table-cell office:value-type="string" calcext:value-type="string">
            <text:p>4Tb SATA-III Western Digital (HGST) Ultrastar DC HC310 (0B35950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350" calcext:value-type="float">
            <text:p>13350</text:p>
          </table:table-cell>
          <table:table-cell/>
          <table:table-cell table:formula="of:=([.C54]-[.$C$2])/[.$C$2]" office:value-type="float" office:value="3" calcext:value-type="float">
            <text:p>3</text:p>
          </table:table-cell>
          <table:table-cell table:formula="of:=([.D54]-[.$D$2])/[.$D$2]" office:value-type="float" office:value="0.333333333333333" calcext:value-type="float">
            <text:p>0,333333333333333</text:p>
          </table:table-cell>
          <table:table-cell table:formula="of:=([.E54]-[.$E$2])/[.$E$2]" office:value-type="float" office:value="3" calcext:value-type="float">
            <text:p>3</text:p>
          </table:table-cell>
          <table:table-cell table:formula="of:=SQRT([.I54]^2)" office:value-type="float" office:value="0.333333333333333" calcext:value-type="float">
            <text:p>0,333333333333333</text:p>
          </table:table-cell>
          <table:table-cell table:formula="of:=[.K54]/[.F54]" office:value-type="float" office:value="0.0000249687890137328" calcext:value-type="float">
            <text:p>2,49687890137328E-05</text:p>
          </table:table-cell>
        </table:table-row>
        <table:table-row table:style-name="ro1">
          <table:table-cell office:value-type="float" office:value="200716" calcext:value-type="float">
            <text:p>200716</text:p>
          </table:table-cell>
          <table:table-cell office:value-type="string" calcext:value-type="string">
            <text:p>6Tb SATA-III Toshiba (HDWE160EZST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600" calcext:value-type="float">
            <text:p>13600</text:p>
          </table:table-cell>
          <table:table-cell/>
          <table:table-cell table:formula="of:=([.C55]-[.$C$2])/[.$C$2]" office:value-type="float" office:value="5" calcext:value-type="float">
            <text:p>5</text:p>
          </table:table-cell>
          <table:table-cell table:formula="of:=([.D55]-[.$D$2])/[.$D$2]" office:value-type="float" office:value="0.333333333333333" calcext:value-type="float">
            <text:p>0,333333333333333</text:p>
          </table:table-cell>
          <table:table-cell table:formula="of:=([.E55]-[.$E$2])/[.$E$2]" office:value-type="float" office:value="1" calcext:value-type="float">
            <text:p>1</text:p>
          </table:table-cell>
          <table:table-cell table:formula="of:=SQRT([.I55]^2)" office:value-type="float" office:value="0.333333333333333" calcext:value-type="float">
            <text:p>0,333333333333333</text:p>
          </table:table-cell>
          <table:table-cell table:formula="of:=[.K55]/[.F55]" office:value-type="float" office:value="0.0000245098039215686" calcext:value-type="float">
            <text:p>2,45098039215686E-05</text:p>
          </table:table-cell>
        </table:table-row>
        <table:table-row table:style-name="ro1">
          <table:table-cell office:value-type="float" office:value="273433" calcext:value-type="float">
            <text:p>273433</text:p>
          </table:table-cell>
          <table:table-cell office:value-type="string" calcext:value-type="string">
            <text:p>6Tb SATA-III Seagate Barracuda (ST6000DM003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3940" calcext:value-type="float">
            <text:p>13940</text:p>
          </table:table-cell>
          <table:table-cell/>
          <table:table-cell table:formula="of:=([.C56]-[.$C$2])/[.$C$2]" office:value-type="float" office:value="5" calcext:value-type="float">
            <text:p>5</text:p>
          </table:table-cell>
          <table:table-cell table:formula="of:=([.D56]-[.$D$2])/[.$D$2]" office:value-type="float" office:value="0" calcext:value-type="float">
            <text:p>0</text:p>
          </table:table-cell>
          <table:table-cell table:formula="of:=([.E56]-[.$E$2])/[.$E$2]" office:value-type="float" office:value="3" calcext:value-type="float">
            <text:p>3</text:p>
          </table:table-cell>
          <table:table-cell table:formula="of:=SQRT([.I56]^2)" office:value-type="float" office:value="0" calcext:value-type="float">
            <text:p>0</text:p>
          </table:table-cell>
          <table:table-cell table:formula="of:=[.K56]/[.F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59" calcext:value-type="float">
            <text:p>329359</text:p>
          </table:table-cell>
          <table:table-cell office:value-type="string" calcext:value-type="string">
            <text:p>6Tb SATA-III Toshiba (MG06ACA600E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940" calcext:value-type="float">
            <text:p>13940</text:p>
          </table:table-cell>
          <table:table-cell/>
          <table:table-cell table:formula="of:=([.C57]-[.$C$2])/[.$C$2]" office:value-type="float" office:value="5" calcext:value-type="float">
            <text:p>5</text:p>
          </table:table-cell>
          <table:table-cell table:formula="of:=([.D57]-[.$D$2])/[.$D$2]" office:value-type="float" office:value="0.333333333333333" calcext:value-type="float">
            <text:p>0,333333333333333</text:p>
          </table:table-cell>
          <table:table-cell table:formula="of:=([.E57]-[.$E$2])/[.$E$2]" office:value-type="float" office:value="3" calcext:value-type="float">
            <text:p>3</text:p>
          </table:table-cell>
          <table:table-cell table:formula="of:=SQRT([.I57]^2)" office:value-type="float" office:value="0.333333333333333" calcext:value-type="float">
            <text:p>0,333333333333333</text:p>
          </table:table-cell>
          <table:table-cell table:formula="of:=[.K57]/[.F57]" office:value-type="float" office:value="0.0000239120038259206" calcext:value-type="float">
            <text:p>2,39120038259206E-05</text:p>
          </table:table-cell>
        </table:table-row>
        <table:table-row table:style-name="ro1">
          <table:table-cell office:value-type="float" office:value="332488" calcext:value-type="float">
            <text:p>332488</text:p>
          </table:table-cell>
          <table:table-cell office:value-type="string" calcext:value-type="string">
            <text:p>4Tb SATA-III Western Digital Gold (WD4003FRYZ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4390" calcext:value-type="float">
            <text:p>14390</text:p>
          </table:table-cell>
          <table:table-cell/>
          <table:table-cell table:formula="of:=([.C58]-[.$C$2])/[.$C$2]" office:value-type="float" office:value="3" calcext:value-type="float">
            <text:p>3</text:p>
          </table:table-cell>
          <table:table-cell table:formula="of:=([.D58]-[.$D$2])/[.$D$2]" office:value-type="float" office:value="0.333333333333333" calcext:value-type="float">
            <text:p>0,333333333333333</text:p>
          </table:table-cell>
          <table:table-cell table:formula="of:=([.E58]-[.$E$2])/[.$E$2]" office:value-type="float" office:value="3" calcext:value-type="float">
            <text:p>3</text:p>
          </table:table-cell>
          <table:table-cell table:formula="of:=SQRT([.I58]^2)" office:value-type="float" office:value="0.333333333333333" calcext:value-type="float">
            <text:p>0,333333333333333</text:p>
          </table:table-cell>
          <table:table-cell table:formula="of:=[.K58]/[.F58]" office:value-type="float" office:value="0.0000231642344220523" calcext:value-type="float">
            <text:p>2,31642344220523E-05</text:p>
          </table:table-cell>
        </table:table-row>
        <table:table-row table:style-name="ro1">
          <table:table-cell office:value-type="float" office:value="245566" calcext:value-type="float">
            <text:p>245566</text:p>
          </table:table-cell>
          <table:table-cell office:value-type="string" calcext:value-type="string">
            <text:p>6Tb SATA-III Toshiba N300 (HDWN160UZSVA) OEM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4600" calcext:value-type="float">
            <text:p>14600</text:p>
          </table:table-cell>
          <table:table-cell/>
          <table:table-cell table:formula="of:=([.C59]-[.$C$2])/[.$C$2]" office:value-type="float" office:value="5" calcext:value-type="float">
            <text:p>5</text:p>
          </table:table-cell>
          <table:table-cell table:formula="of:=([.D59]-[.$D$2])/[.$D$2]" office:value-type="float" office:value="0.333333333333333" calcext:value-type="float">
            <text:p>0,333333333333333</text:p>
          </table:table-cell>
          <table:table-cell table:formula="of:=([.E59]-[.$E$2])/[.$E$2]" office:value-type="float" office:value="1" calcext:value-type="float">
            <text:p>1</text:p>
          </table:table-cell>
          <table:table-cell table:formula="of:=SQRT([.I59]^2)" office:value-type="float" office:value="0.333333333333333" calcext:value-type="float">
            <text:p>0,333333333333333</text:p>
          </table:table-cell>
          <table:table-cell table:formula="of:=[.K59]/[.F59]" office:value-type="float" office:value="0.0000228310502283105" calcext:value-type="float">
            <text:p>2,28310502283105E-05</text:p>
          </table:table-cell>
        </table:table-row>
        <table:table-row table:style-name="ro1">
          <table:table-cell office:value-type="float" office:value="203792" calcext:value-type="float">
            <text:p>203792</text:p>
          </table:table-cell>
          <table:table-cell office:value-type="string" calcext:value-type="string">
            <text:p>6Tb SATA-III Toshiba (MG04ACA600E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4810" calcext:value-type="float">
            <text:p>14810</text:p>
          </table:table-cell>
          <table:table-cell/>
          <table:table-cell table:formula="of:=([.C60]-[.$C$2])/[.$C$2]" office:value-type="float" office:value="5" calcext:value-type="float">
            <text:p>5</text:p>
          </table:table-cell>
          <table:table-cell table:formula="of:=([.D60]-[.$D$2])/[.$D$2]" office:value-type="float" office:value="0.333333333333333" calcext:value-type="float">
            <text:p>0,333333333333333</text:p>
          </table:table-cell>
          <table:table-cell table:formula="of:=([.E60]-[.$E$2])/[.$E$2]" office:value-type="float" office:value="1" calcext:value-type="float">
            <text:p>1</text:p>
          </table:table-cell>
          <table:table-cell table:formula="of:=SQRT([.I60]^2)" office:value-type="float" office:value="0.333333333333333" calcext:value-type="float">
            <text:p>0,333333333333333</text:p>
          </table:table-cell>
          <table:table-cell table:formula="of:=[.K60]/[.F60]" office:value-type="float" office:value="0.0000225073148773351" calcext:value-type="float">
            <text:p>2,25073148773351E-05</text:p>
          </table:table-cell>
        </table:table-row>
        <table:table-row table:style-name="ro1">
          <table:table-cell office:value-type="float" office:value="244248" calcext:value-type="float">
            <text:p>244248</text:p>
          </table:table-cell>
          <table:table-cell office:value-type="string" calcext:value-type="string">
            <text:p>6Tb SATA-III Toshiba N300 (HDWN160EZST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5100" calcext:value-type="float">
            <text:p>15100</text:p>
          </table:table-cell>
          <table:table-cell/>
          <table:table-cell table:formula="of:=([.C61]-[.$C$2])/[.$C$2]" office:value-type="float" office:value="5" calcext:value-type="float">
            <text:p>5</text:p>
          </table:table-cell>
          <table:table-cell table:formula="of:=([.D61]-[.$D$2])/[.$D$2]" office:value-type="float" office:value="0.333333333333333" calcext:value-type="float">
            <text:p>0,333333333333333</text:p>
          </table:table-cell>
          <table:table-cell table:formula="of:=([.E61]-[.$E$2])/[.$E$2]" office:value-type="float" office:value="1" calcext:value-type="float">
            <text:p>1</text:p>
          </table:table-cell>
          <table:table-cell table:formula="of:=SQRT([.I61]^2)" office:value-type="float" office:value="0.333333333333333" calcext:value-type="float">
            <text:p>0,333333333333333</text:p>
          </table:table-cell>
          <table:table-cell table:formula="of:=[.K61]/[.F61]" office:value-type="float" office:value="0.000022075055187638" calcext:value-type="float">
            <text:p>2,2075055187638E-05</text:p>
          </table:table-cell>
        </table:table-row>
        <table:table-row table:style-name="ro1">
          <table:table-cell office:value-type="float" office:value="282969" calcext:value-type="float">
            <text:p>282969</text:p>
          </table:table-cell>
          <table:table-cell office:value-type="string" calcext:value-type="string">
            <text:p>6Tb SATA-III Seagate SkyHawk (ST6000VX001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140" calcext:value-type="float">
            <text:p>15140</text:p>
          </table:table-cell>
          <table:table-cell/>
          <table:table-cell table:formula="of:=([.C62]-[.$C$2])/[.$C$2]" office:value-type="float" office:value="5" calcext:value-type="float">
            <text:p>5</text:p>
          </table:table-cell>
          <table:table-cell table:formula="of:=([.D62]-[.$D$2])/[.$D$2]" office:value-type="float" office:value="0" calcext:value-type="float">
            <text:p>0</text:p>
          </table:table-cell>
          <table:table-cell table:formula="of:=([.E62]-[.$E$2])/[.$E$2]" office:value-type="float" office:value="3" calcext:value-type="float">
            <text:p>3</text:p>
          </table:table-cell>
          <table:table-cell table:formula="of:=SQRT([.I62]^2)" office:value-type="float" office:value="0" calcext:value-type="float">
            <text:p>0</text:p>
          </table:table-cell>
          <table:table-cell table:formula="of:=[.K62]/[.F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793" calcext:value-type="float">
            <text:p>344793</text:p>
          </table:table-cell>
          <table:table-cell office:value-type="string" calcext:value-type="string">
            <text:p>6Tb SATA-III Seagate IronWolf (ST6000VN001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150" calcext:value-type="float">
            <text:p>15150</text:p>
          </table:table-cell>
          <table:table-cell/>
          <table:table-cell table:formula="of:=([.C63]-[.$C$2])/[.$C$2]" office:value-type="float" office:value="5" calcext:value-type="float">
            <text:p>5</text:p>
          </table:table-cell>
          <table:table-cell table:formula="of:=([.D63]-[.$D$2])/[.$D$2]" office:value-type="float" office:value="0" calcext:value-type="float">
            <text:p>0</text:p>
          </table:table-cell>
          <table:table-cell table:formula="of:=([.E63]-[.$E$2])/[.$E$2]" office:value-type="float" office:value="3" calcext:value-type="float">
            <text:p>3</text:p>
          </table:table-cell>
          <table:table-cell table:formula="of:=SQRT([.I63]^2)" office:value-type="float" office:value="0" calcext:value-type="float">
            <text:p>0</text:p>
          </table:table-cell>
          <table:table-cell table:formula="of:=[.K63]/[.F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481" calcext:value-type="float">
            <text:p>344481</text:p>
          </table:table-cell>
          <table:table-cell office:value-type="string" calcext:value-type="string">
            <text:p>6Tb SATA-III Seagate SkyHawk Surveillance (ST6000VX0003)</text:p>
          </table:table-cell>
          <table:table-cell office:value-type="float" office:value="6000" calcext:value-type="float">
            <text:p>6000</text:p>
          </table:table-cell>
          <table:table-cell office:value-type="float" office:value="5900" calcext:value-type="float">
            <text:p>5900</text:p>
          </table:table-cell>
          <table:table-cell office:value-type="float" office:value="256" calcext:value-type="float">
            <text:p>256</text:p>
          </table:table-cell>
          <table:table-cell office:value-type="float" office:value="15200" calcext:value-type="float">
            <text:p>15200</text:p>
          </table:table-cell>
          <table:table-cell/>
          <table:table-cell table:formula="of:=([.C64]-[.$C$2])/[.$C$2]" office:value-type="float" office:value="5" calcext:value-type="float">
            <text:p>5</text:p>
          </table:table-cell>
          <table:table-cell table:formula="of:=([.D64]-[.$D$2])/[.$D$2]" office:value-type="float" office:value="0.0925925925925926" calcext:value-type="float">
            <text:p>0,092592592592593</text:p>
          </table:table-cell>
          <table:table-cell table:formula="of:=([.E64]-[.$E$2])/[.$E$2]" office:value-type="float" office:value="3" calcext:value-type="float">
            <text:p>3</text:p>
          </table:table-cell>
          <table:table-cell table:formula="of:=SQRT([.I64]^2)" office:value-type="float" office:value="0.0925925925925926" calcext:value-type="float">
            <text:p>0,092592592592593</text:p>
          </table:table-cell>
          <table:table-cell table:formula="of:=[.K64]/[.F64]" office:value-type="float" office:value="0.0000060916179337232" calcext:value-type="float">
            <text:p>6,0916179337232E-06</text:p>
          </table:table-cell>
        </table:table-row>
        <table:table-row table:style-name="ro1">
          <table:table-cell office:value-type="float" office:value="325372" calcext:value-type="float">
            <text:p>325372</text:p>
          </table:table-cell>
          <table:table-cell office:value-type="string" calcext:value-type="string">
            <text:p>6Tb SATA-III Seagate Exos 7E8 (ST6000NM021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400" calcext:value-type="float">
            <text:p>15400</text:p>
          </table:table-cell>
          <table:table-cell/>
          <table:table-cell table:formula="of:=([.C65]-[.$C$2])/[.$C$2]" office:value-type="float" office:value="5" calcext:value-type="float">
            <text:p>5</text:p>
          </table:table-cell>
          <table:table-cell table:formula="of:=([.D65]-[.$D$2])/[.$D$2]" office:value-type="float" office:value="0.333333333333333" calcext:value-type="float">
            <text:p>0,333333333333333</text:p>
          </table:table-cell>
          <table:table-cell table:formula="of:=([.E65]-[.$E$2])/[.$E$2]" office:value-type="float" office:value="3" calcext:value-type="float">
            <text:p>3</text:p>
          </table:table-cell>
          <table:table-cell table:formula="of:=SQRT([.I65]^2)" office:value-type="float" office:value="0.333333333333333" calcext:value-type="float">
            <text:p>0,333333333333333</text:p>
          </table:table-cell>
          <table:table-cell table:formula="of:=[.K65]/[.F65]" office:value-type="float" office:value="0.0000216450216450216" calcext:value-type="float">
            <text:p>2,16450216450216E-05</text:p>
          </table:table-cell>
        </table:table-row>
        <table:table-row table:style-name="ro1">
          <table:table-cell office:value-type="float" office:value="291824" calcext:value-type="float">
            <text:p>291824</text:p>
          </table:table-cell>
          <table:table-cell office:value-type="string" calcext:value-type="string">
            <text:p>6Tb SATA-III Western Digital (HGST) (Hitachi) Ultrastar 7K6 (0B36039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680" calcext:value-type="float">
            <text:p>15680</text:p>
          </table:table-cell>
          <table:table-cell/>
          <table:table-cell table:formula="of:=([.C66]-[.$C$2])/[.$C$2]" office:value-type="float" office:value="5" calcext:value-type="float">
            <text:p>5</text:p>
          </table:table-cell>
          <table:table-cell table:formula="of:=([.D66]-[.$D$2])/[.$D$2]" office:value-type="float" office:value="0.333333333333333" calcext:value-type="float">
            <text:p>0,333333333333333</text:p>
          </table:table-cell>
          <table:table-cell table:formula="of:=([.E66]-[.$E$2])/[.$E$2]" office:value-type="float" office:value="3" calcext:value-type="float">
            <text:p>3</text:p>
          </table:table-cell>
          <table:table-cell table:formula="of:=SQRT([.I66]^2)" office:value-type="float" office:value="0.333333333333333" calcext:value-type="float">
            <text:p>0,333333333333333</text:p>
          </table:table-cell>
          <table:table-cell table:formula="of:=[.K66]/[.F66]" office:value-type="float" office:value="0.0000212585034013605" calcext:value-type="float">
            <text:p>2,12585034013605E-05</text:p>
          </table:table-cell>
        </table:table-row>
        <table:table-row table:style-name="ro1">
          <table:table-cell office:value-type="float" office:value="331694" calcext:value-type="float">
            <text:p>331694</text:p>
          </table:table-cell>
          <table:table-cell office:value-type="string" calcext:value-type="string">
            <text:p>4Tb SATA-III Seagate IronWolf Pro (ST4000NE001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5790" calcext:value-type="float">
            <text:p>15790</text:p>
          </table:table-cell>
          <table:table-cell/>
          <table:table-cell table:formula="of:=([.C67]-[.$C$2])/[.$C$2]" office:value-type="float" office:value="3" calcext:value-type="float">
            <text:p>3</text:p>
          </table:table-cell>
          <table:table-cell table:formula="of:=([.D67]-[.$D$2])/[.$D$2]" office:value-type="float" office:value="0.333333333333333" calcext:value-type="float">
            <text:p>0,333333333333333</text:p>
          </table:table-cell>
          <table:table-cell table:formula="of:=([.E67]-[.$E$2])/[.$E$2]" office:value-type="float" office:value="1" calcext:value-type="float">
            <text:p>1</text:p>
          </table:table-cell>
          <table:table-cell table:formula="of:=SQRT([.I67]^2)" office:value-type="float" office:value="0.333333333333333" calcext:value-type="float">
            <text:p>0,333333333333333</text:p>
          </table:table-cell>
          <table:table-cell table:formula="of:=[.K67]/[.F67]" office:value-type="float" office:value="0.0000211104074308634" calcext:value-type="float">
            <text:p>2,11104074308634E-05</text:p>
          </table:table-cell>
        </table:table-row>
        <table:table-row table:style-name="ro1">
          <table:table-cell office:value-type="float" office:value="312555" calcext:value-type="float">
            <text:p>312555</text:p>
          </table:table-cell>
          <table:table-cell office:value-type="string" calcext:value-type="string">
            <text:p>6Tb SATA-III Western Digital Blue (WD60EZA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910" calcext:value-type="float">
            <text:p>15910</text:p>
          </table:table-cell>
          <table:table-cell/>
          <table:table-cell table:formula="of:=([.C68]-[.$C$2])/[.$C$2]" office:value-type="float" office:value="5" calcext:value-type="float">
            <text:p>5</text:p>
          </table:table-cell>
          <table:table-cell table:formula="of:=([.D68]-[.$D$2])/[.$D$2]" office:value-type="float" office:value="0" calcext:value-type="float">
            <text:p>0</text:p>
          </table:table-cell>
          <table:table-cell table:formula="of:=([.E68]-[.$E$2])/[.$E$2]" office:value-type="float" office:value="3" calcext:value-type="float">
            <text:p>3</text:p>
          </table:table-cell>
          <table:table-cell table:formula="of:=SQRT([.I68]^2)" office:value-type="float" office:value="0" calcext:value-type="float">
            <text:p>0</text:p>
          </table:table-cell>
          <table:table-cell table:formula="of:=[.K68]/[.F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34" calcext:value-type="float">
            <text:p>333234</text:p>
          </table:table-cell>
          <table:table-cell office:value-type="string" calcext:value-type="string">
            <text:p>6Tb SATA-III Seagate Exos 7E8 (ST6000NM002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920" calcext:value-type="float">
            <text:p>15920</text:p>
          </table:table-cell>
          <table:table-cell/>
          <table:table-cell table:formula="of:=([.C69]-[.$C$2])/[.$C$2]" office:value-type="float" office:value="5" calcext:value-type="float">
            <text:p>5</text:p>
          </table:table-cell>
          <table:table-cell table:formula="of:=([.D69]-[.$D$2])/[.$D$2]" office:value-type="float" office:value="0.333333333333333" calcext:value-type="float">
            <text:p>0,333333333333333</text:p>
          </table:table-cell>
          <table:table-cell table:formula="of:=([.E69]-[.$E$2])/[.$E$2]" office:value-type="float" office:value="3" calcext:value-type="float">
            <text:p>3</text:p>
          </table:table-cell>
          <table:table-cell table:formula="of:=SQRT([.I69]^2)" office:value-type="float" office:value="0.333333333333333" calcext:value-type="float">
            <text:p>0,333333333333333</text:p>
          </table:table-cell>
          <table:table-cell table:formula="of:=[.K69]/[.F69]" office:value-type="float" office:value="0.0000209380234505863" calcext:value-type="float">
            <text:p>2,09380234505863E-05</text:p>
          </table:table-cell>
        </table:table-row>
        <table:table-row table:style-name="ro1">
          <table:table-cell office:value-type="float" office:value="254297" calcext:value-type="float">
            <text:p>254297</text:p>
          </table:table-cell>
          <table:table-cell office:value-type="string" calcext:value-type="string">
            <text:p>6Tb SATA-III Western Digital Purple (WD60PUR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6260" calcext:value-type="float">
            <text:p>16260</text:p>
          </table:table-cell>
          <table:table-cell/>
          <table:table-cell table:formula="of:=([.C70]-[.$C$2])/[.$C$2]" office:value-type="float" office:value="5" calcext:value-type="float">
            <text:p>5</text:p>
          </table:table-cell>
          <table:table-cell table:formula="of:=([.D70]-[.$D$2])/[.$D$2]" office:value-type="float" office:value="0" calcext:value-type="float">
            <text:p>0</text:p>
          </table:table-cell>
          <table:table-cell table:formula="of:=([.E70]-[.$E$2])/[.$E$2]" office:value-type="float" office:value="0" calcext:value-type="float">
            <text:p>0</text:p>
          </table:table-cell>
          <table:table-cell table:formula="of:=SQRT([.I70]^2)" office:value-type="float" office:value="0" calcext:value-type="float">
            <text:p>0</text:p>
          </table:table-cell>
          <table:table-cell table:formula="of:=[.K70]/[.F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36" calcext:value-type="float">
            <text:p>297336</text:p>
          </table:table-cell>
          <table:table-cell office:value-type="string" calcext:value-type="string">
            <text:p>6Tb SATA-III Toshiba S300 Surveillance (HDWT3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6280" calcext:value-type="float">
            <text:p>16280</text:p>
          </table:table-cell>
          <table:table-cell/>
          <table:table-cell table:formula="of:=([.C71]-[.$C$2])/[.$C$2]" office:value-type="float" office:value="5" calcext:value-type="float">
            <text:p>5</text:p>
          </table:table-cell>
          <table:table-cell table:formula="of:=([.D71]-[.$D$2])/[.$D$2]" office:value-type="float" office:value="0.333333333333333" calcext:value-type="float">
            <text:p>0,333333333333333</text:p>
          </table:table-cell>
          <table:table-cell table:formula="of:=([.E71]-[.$E$2])/[.$E$2]" office:value-type="float" office:value="3" calcext:value-type="float">
            <text:p>3</text:p>
          </table:table-cell>
          <table:table-cell table:formula="of:=SQRT([.I71]^2)" office:value-type="float" office:value="0.333333333333333" calcext:value-type="float">
            <text:p>0,333333333333333</text:p>
          </table:table-cell>
          <table:table-cell table:formula="of:=[.K71]/[.F71]" office:value-type="float" office:value="0.0000204750204750205" calcext:value-type="float">
            <text:p>2,04750204750205E-05</text:p>
          </table:table-cell>
        </table:table-row>
        <table:table-row table:style-name="ro1">
          <table:table-cell office:value-type="float" office:value="229692" calcext:value-type="float">
            <text:p>229692</text:p>
          </table:table-cell>
          <table:table-cell office:value-type="string" calcext:value-type="string">
            <text:p>6Tb SATA-III Seagate Exos 7E8 (ST6000NM0115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6360" calcext:value-type="float">
            <text:p>16360</text:p>
          </table:table-cell>
          <table:table-cell/>
          <table:table-cell table:formula="of:=([.C72]-[.$C$2])/[.$C$2]" office:value-type="float" office:value="5" calcext:value-type="float">
            <text:p>5</text:p>
          </table:table-cell>
          <table:table-cell table:formula="of:=([.D72]-[.$D$2])/[.$D$2]" office:value-type="float" office:value="0.333333333333333" calcext:value-type="float">
            <text:p>0,333333333333333</text:p>
          </table:table-cell>
          <table:table-cell table:formula="of:=([.E72]-[.$E$2])/[.$E$2]" office:value-type="float" office:value="3" calcext:value-type="float">
            <text:p>3</text:p>
          </table:table-cell>
          <table:table-cell table:formula="of:=SQRT([.I72]^2)" office:value-type="float" office:value="0.333333333333333" calcext:value-type="float">
            <text:p>0,333333333333333</text:p>
          </table:table-cell>
          <table:table-cell table:formula="of:=[.K72]/[.F72]" office:value-type="float" office:value="0.0000203748981255094" calcext:value-type="float">
            <text:p>2,03748981255094E-05</text:p>
          </table:table-cell>
        </table:table-row>
        <table:table-row table:style-name="ro1">
          <table:table-cell office:value-type="float" office:value="198670" calcext:value-type="float">
            <text:p>198670</text:p>
          </table:table-cell>
          <table:table-cell office:value-type="string" calcext:value-type="string">
            <text:p>6Tb SATA-III Western Digital Blue (WD60EZR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6710" calcext:value-type="float">
            <text:p>16710</text:p>
          </table:table-cell>
          <table:table-cell/>
          <table:table-cell table:formula="of:=([.C73]-[.$C$2])/[.$C$2]" office:value-type="float" office:value="5" calcext:value-type="float">
            <text:p>5</text:p>
          </table:table-cell>
          <table:table-cell table:formula="of:=([.D73]-[.$D$2])/[.$D$2]" office:value-type="float" office:value="0" calcext:value-type="float">
            <text:p>0</text:p>
          </table:table-cell>
          <table:table-cell table:formula="of:=([.E73]-[.$E$2])/[.$E$2]" office:value-type="float" office:value="0" calcext:value-type="float">
            <text:p>0</text:p>
          </table:table-cell>
          <table:table-cell table:formula="of:=SQRT([.I73]^2)" office:value-type="float" office:value="0" calcext:value-type="float">
            <text:p>0</text:p>
          </table:table-cell>
          <table:table-cell table:formula="of:=[.K73]/[.F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02" calcext:value-type="float">
            <text:p>269102</text:p>
          </table:table-cell>
          <table:table-cell office:value-type="string" calcext:value-type="string">
            <text:p>8Tb SATA-III Toshiba X300 (HDWF180EZST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6990" calcext:value-type="float">
            <text:p>16990</text:p>
          </table:table-cell>
          <table:table-cell/>
          <table:table-cell table:formula="of:=([.C74]-[.$C$2])/[.$C$2]" office:value-type="float" office:value="7" calcext:value-type="float">
            <text:p>7</text:p>
          </table:table-cell>
          <table:table-cell table:formula="of:=([.D74]-[.$D$2])/[.$D$2]" office:value-type="float" office:value="0.333333333333333" calcext:value-type="float">
            <text:p>0,333333333333333</text:p>
          </table:table-cell>
          <table:table-cell table:formula="of:=([.E74]-[.$E$2])/[.$E$2]" office:value-type="float" office:value="1" calcext:value-type="float">
            <text:p>1</text:p>
          </table:table-cell>
          <table:table-cell table:formula="of:=SQRT([.I74]^2)" office:value-type="float" office:value="0.333333333333333" calcext:value-type="float">
            <text:p>0,333333333333333</text:p>
          </table:table-cell>
          <table:table-cell table:formula="of:=[.K74]/[.F74]" office:value-type="float" office:value="0.0000196193839513439" calcext:value-type="float">
            <text:p>1,96193839513439E-05</text:p>
          </table:table-cell>
        </table:table-row>
        <table:table-row table:style-name="ro1">
          <table:table-cell office:value-type="float" office:value="283851" calcext:value-type="float">
            <text:p>283851</text:p>
          </table:table-cell>
          <table:table-cell office:value-type="string" calcext:value-type="string">
            <text:p>4Tb SATA-III Western Digital Red Pro (WD4003FFBX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7100" calcext:value-type="float">
            <text:p>17100</text:p>
          </table:table-cell>
          <table:table-cell/>
          <table:table-cell table:formula="of:=([.C75]-[.$C$2])/[.$C$2]" office:value-type="float" office:value="3" calcext:value-type="float">
            <text:p>3</text:p>
          </table:table-cell>
          <table:table-cell table:formula="of:=([.D75]-[.$D$2])/[.$D$2]" office:value-type="float" office:value="0.333333333333333" calcext:value-type="float">
            <text:p>0,333333333333333</text:p>
          </table:table-cell>
          <table:table-cell table:formula="of:=([.E75]-[.$E$2])/[.$E$2]" office:value-type="float" office:value="3" calcext:value-type="float">
            <text:p>3</text:p>
          </table:table-cell>
          <table:table-cell table:formula="of:=SQRT([.I75]^2)" office:value-type="float" office:value="0.333333333333333" calcext:value-type="float">
            <text:p>0,333333333333333</text:p>
          </table:table-cell>
          <table:table-cell table:formula="of:=[.K75]/[.F75]" office:value-type="float" office:value="0.0000194931773879142" calcext:value-type="float">
            <text:p>1,94931773879142E-05</text:p>
          </table:table-cell>
        </table:table-row>
        <table:table-row table:style-name="ro1">
          <table:table-cell office:value-type="float" office:value="332231" calcext:value-type="float">
            <text:p>332231</text:p>
          </table:table-cell>
          <table:table-cell office:value-type="string" calcext:value-type="string">
            <text:p>6Tb SATA-III Western Digital Gold (WD6003FRYZ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7720" calcext:value-type="float">
            <text:p>17720</text:p>
          </table:table-cell>
          <table:table-cell/>
          <table:table-cell table:formula="of:=([.C76]-[.$C$2])/[.$C$2]" office:value-type="float" office:value="5" calcext:value-type="float">
            <text:p>5</text:p>
          </table:table-cell>
          <table:table-cell table:formula="of:=([.D76]-[.$D$2])/[.$D$2]" office:value-type="float" office:value="0.333333333333333" calcext:value-type="float">
            <text:p>0,333333333333333</text:p>
          </table:table-cell>
          <table:table-cell table:formula="of:=([.E76]-[.$E$2])/[.$E$2]" office:value-type="float" office:value="3" calcext:value-type="float">
            <text:p>3</text:p>
          </table:table-cell>
          <table:table-cell table:formula="of:=SQRT([.I76]^2)" office:value-type="float" office:value="0.333333333333333" calcext:value-type="float">
            <text:p>0,333333333333333</text:p>
          </table:table-cell>
          <table:table-cell table:formula="of:=[.K76]/[.F76]" office:value-type="float" office:value="0.000018811136192626" calcext:value-type="float">
            <text:p>1,8811136192626E-05</text:p>
          </table:table-cell>
        </table:table-row>
        <table:table-row table:style-name="ro1">
          <table:table-cell office:value-type="float" office:value="273435" calcext:value-type="float">
            <text:p>273435</text:p>
          </table:table-cell>
          <table:table-cell office:value-type="string" calcext:value-type="string">
            <text:p>8Tb SATA-III Seagate Barracuda (ST8000DM004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7990" calcext:value-type="float">
            <text:p>17990</text:p>
          </table:table-cell>
          <table:table-cell/>
          <table:table-cell table:formula="of:=([.C77]-[.$C$2])/[.$C$2]" office:value-type="float" office:value="7" calcext:value-type="float">
            <text:p>7</text:p>
          </table:table-cell>
          <table:table-cell table:formula="of:=([.D77]-[.$D$2])/[.$D$2]" office:value-type="float" office:value="0" calcext:value-type="float">
            <text:p>0</text:p>
          </table:table-cell>
          <table:table-cell table:formula="of:=([.E77]-[.$E$2])/[.$E$2]" office:value-type="float" office:value="3" calcext:value-type="float">
            <text:p>3</text:p>
          </table:table-cell>
          <table:table-cell table:formula="of:=SQRT([.I77]^2)" office:value-type="float" office:value="0" calcext:value-type="float">
            <text:p>0</text:p>
          </table:table-cell>
          <table:table-cell table:formula="of:=[.K77]/[.F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11" calcext:value-type="float">
            <text:p>317211</text:p>
          </table:table-cell>
          <table:table-cell office:value-type="string" calcext:value-type="string">
            <text:p>6Tb SATA-III Western Digital Red (WD60EFAX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8080" calcext:value-type="float">
            <text:p>18080</text:p>
          </table:table-cell>
          <table:table-cell/>
          <table:table-cell table:formula="of:=([.C78]-[.$C$2])/[.$C$2]" office:value-type="float" office:value="5" calcext:value-type="float">
            <text:p>5</text:p>
          </table:table-cell>
          <table:table-cell table:formula="of:=([.D78]-[.$D$2])/[.$D$2]" office:value-type="float" office:value="0" calcext:value-type="float">
            <text:p>0</text:p>
          </table:table-cell>
          <table:table-cell table:formula="of:=([.E78]-[.$E$2])/[.$E$2]" office:value-type="float" office:value="3" calcext:value-type="float">
            <text:p>3</text:p>
          </table:table-cell>
          <table:table-cell table:formula="of:=SQRT([.I78]^2)" office:value-type="float" office:value="0" calcext:value-type="float">
            <text:p>0</text:p>
          </table:table-cell>
          <table:table-cell table:formula="of:=[.K78]/[.F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17" calcext:value-type="float">
            <text:p>328317</text:p>
          </table:table-cell>
          <table:table-cell office:value-type="string" calcext:value-type="string">
            <text:p>8Tb SATA-III Toshiba Enterprise (MG06ACA800E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8670" calcext:value-type="float">
            <text:p>18670</text:p>
          </table:table-cell>
          <table:table-cell/>
          <table:table-cell table:formula="of:=([.C79]-[.$C$2])/[.$C$2]" office:value-type="float" office:value="7" calcext:value-type="float">
            <text:p>7</text:p>
          </table:table-cell>
          <table:table-cell table:formula="of:=([.D79]-[.$D$2])/[.$D$2]" office:value-type="float" office:value="0.333333333333333" calcext:value-type="float">
            <text:p>0,333333333333333</text:p>
          </table:table-cell>
          <table:table-cell table:formula="of:=([.E79]-[.$E$2])/[.$E$2]" office:value-type="float" office:value="3" calcext:value-type="float">
            <text:p>3</text:p>
          </table:table-cell>
          <table:table-cell table:formula="of:=SQRT([.I79]^2)" office:value-type="float" office:value="0.333333333333333" calcext:value-type="float">
            <text:p>0,333333333333333</text:p>
          </table:table-cell>
          <table:table-cell table:formula="of:=[.K79]/[.F79]" office:value-type="float" office:value="0.0000178539546509552" calcext:value-type="float">
            <text:p>1,78539546509552E-05</text:p>
          </table:table-cell>
        </table:table-row>
        <table:table-row table:style-name="ro1">
          <table:table-cell office:value-type="float" office:value="252402" calcext:value-type="float">
            <text:p>252402</text:p>
          </table:table-cell>
          <table:table-cell office:value-type="string" calcext:value-type="string">
            <text:p>8Tb SATA-III Toshiba Enterprise (MG05ACA800E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8680" calcext:value-type="float">
            <text:p>18680</text:p>
          </table:table-cell>
          <table:table-cell/>
          <table:table-cell table:formula="of:=([.C80]-[.$C$2])/[.$C$2]" office:value-type="float" office:value="7" calcext:value-type="float">
            <text:p>7</text:p>
          </table:table-cell>
          <table:table-cell table:formula="of:=([.D80]-[.$D$2])/[.$D$2]" office:value-type="float" office:value="0.333333333333333" calcext:value-type="float">
            <text:p>0,333333333333333</text:p>
          </table:table-cell>
          <table:table-cell table:formula="of:=([.E80]-[.$E$2])/[.$E$2]" office:value-type="float" office:value="1" calcext:value-type="float">
            <text:p>1</text:p>
          </table:table-cell>
          <table:table-cell table:formula="of:=SQRT([.I80]^2)" office:value-type="float" office:value="0.333333333333333" calcext:value-type="float">
            <text:p>0,333333333333333</text:p>
          </table:table-cell>
          <table:table-cell table:formula="of:=[.K80]/[.F80]" office:value-type="float" office:value="0.0000178443968593862" calcext:value-type="float">
            <text:p>1,78443968593862E-05</text:p>
          </table:table-cell>
        </table:table-row>
        <table:table-row table:style-name="ro1">
          <table:table-cell office:value-type="float" office:value="249072" calcext:value-type="float">
            <text:p>249072</text:p>
          </table:table-cell>
          <table:table-cell office:value-type="string" calcext:value-type="string">
            <text:p>8Tb SATA-III Toshiba N300 (HDWN180UZSVA) OEM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9040" calcext:value-type="float">
            <text:p>19040</text:p>
          </table:table-cell>
          <table:table-cell/>
          <table:table-cell table:formula="of:=([.C81]-[.$C$2])/[.$C$2]" office:value-type="float" office:value="7" calcext:value-type="float">
            <text:p>7</text:p>
          </table:table-cell>
          <table:table-cell table:formula="of:=([.D81]-[.$D$2])/[.$D$2]" office:value-type="float" office:value="0.333333333333333" calcext:value-type="float">
            <text:p>0,333333333333333</text:p>
          </table:table-cell>
          <table:table-cell table:formula="of:=([.E81]-[.$E$2])/[.$E$2]" office:value-type="float" office:value="1" calcext:value-type="float">
            <text:p>1</text:p>
          </table:table-cell>
          <table:table-cell table:formula="of:=SQRT([.I81]^2)" office:value-type="float" office:value="0.333333333333333" calcext:value-type="float">
            <text:p>0,333333333333333</text:p>
          </table:table-cell>
          <table:table-cell table:formula="of:=[.K81]/[.F81]" office:value-type="float" office:value="0.0000175070028011204" calcext:value-type="float">
            <text:p>1,75070028011204E-05</text:p>
          </table:table-cell>
        </table:table-row>
        <table:table-row table:style-name="ro1">
          <table:table-cell office:value-type="float" office:value="250400" calcext:value-type="float">
            <text:p>250400</text:p>
          </table:table-cell>
          <table:table-cell office:value-type="string" calcext:value-type="string">
            <text:p>8Tb SATA-III Toshiba N300 (HDWN180EZST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9140" calcext:value-type="float">
            <text:p>19140</text:p>
          </table:table-cell>
          <table:table-cell/>
          <table:table-cell table:formula="of:=([.C82]-[.$C$2])/[.$C$2]" office:value-type="float" office:value="7" calcext:value-type="float">
            <text:p>7</text:p>
          </table:table-cell>
          <table:table-cell table:formula="of:=([.D82]-[.$D$2])/[.$D$2]" office:value-type="float" office:value="0.333333333333333" calcext:value-type="float">
            <text:p>0,333333333333333</text:p>
          </table:table-cell>
          <table:table-cell table:formula="of:=([.E82]-[.$E$2])/[.$E$2]" office:value-type="float" office:value="1" calcext:value-type="float">
            <text:p>1</text:p>
          </table:table-cell>
          <table:table-cell table:formula="of:=SQRT([.I82]^2)" office:value-type="float" office:value="0.333333333333333" calcext:value-type="float">
            <text:p>0,333333333333333</text:p>
          </table:table-cell>
          <table:table-cell table:formula="of:=[.K82]/[.F82]" office:value-type="float" office:value="0.000017415534656914" calcext:value-type="float">
            <text:p>1,7415534656914E-05</text:p>
          </table:table-cell>
        </table:table-row>
        <table:table-row table:style-name="ro1">
          <table:table-cell office:value-type="float" office:value="324712" calcext:value-type="float">
            <text:p>324712</text:p>
          </table:table-cell>
          <table:table-cell office:value-type="string" calcext:value-type="string">
            <text:p>8Tb SATA-III Seagate Exos 7E8 (ST8000NM000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9390" calcext:value-type="float">
            <text:p>19390</text:p>
          </table:table-cell>
          <table:table-cell/>
          <table:table-cell table:formula="of:=([.C83]-[.$C$2])/[.$C$2]" office:value-type="float" office:value="7" calcext:value-type="float">
            <text:p>7</text:p>
          </table:table-cell>
          <table:table-cell table:formula="of:=([.D83]-[.$D$2])/[.$D$2]" office:value-type="float" office:value="0.333333333333333" calcext:value-type="float">
            <text:p>0,333333333333333</text:p>
          </table:table-cell>
          <table:table-cell table:formula="of:=([.E83]-[.$E$2])/[.$E$2]" office:value-type="float" office:value="3" calcext:value-type="float">
            <text:p>3</text:p>
          </table:table-cell>
          <table:table-cell table:formula="of:=SQRT([.I83]^2)" office:value-type="float" office:value="0.333333333333333" calcext:value-type="float">
            <text:p>0,333333333333333</text:p>
          </table:table-cell>
          <table:table-cell table:formula="of:=[.K83]/[.F83]" office:value-type="float" office:value="0.0000171909919202338" calcext:value-type="float">
            <text:p>1,71909919202338E-05</text:p>
          </table:table-cell>
        </table:table-row>
        <table:table-row table:style-name="ro1">
          <table:table-cell office:value-type="float" office:value="292681" calcext:value-type="float">
            <text:p>292681</text:p>
          </table:table-cell>
          <table:table-cell office:value-type="string" calcext:value-type="string">
            <text:p>8Tb SATA-III Western Digital (HGST) Ultrastar DC HC320 (0B364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9730" calcext:value-type="float">
            <text:p>19730</text:p>
          </table:table-cell>
          <table:table-cell/>
          <table:table-cell table:formula="of:=([.C84]-[.$C$2])/[.$C$2]" office:value-type="float" office:value="7" calcext:value-type="float">
            <text:p>7</text:p>
          </table:table-cell>
          <table:table-cell table:formula="of:=([.D84]-[.$D$2])/[.$D$2]" office:value-type="float" office:value="0.333333333333333" calcext:value-type="float">
            <text:p>0,333333333333333</text:p>
          </table:table-cell>
          <table:table-cell table:formula="of:=([.E84]-[.$E$2])/[.$E$2]" office:value-type="float" office:value="3" calcext:value-type="float">
            <text:p>3</text:p>
          </table:table-cell>
          <table:table-cell table:formula="of:=SQRT([.I84]^2)" office:value-type="float" office:value="0.333333333333333" calcext:value-type="float">
            <text:p>0,333333333333333</text:p>
          </table:table-cell>
          <table:table-cell table:formula="of:=[.K84]/[.F84]" office:value-type="float" office:value="0.0000168947457340767" calcext:value-type="float">
            <text:p>1,68947457340767E-05</text:p>
          </table:table-cell>
        </table:table-row>
        <table:table-row table:style-name="ro1">
          <table:table-cell office:value-type="float" office:value="326831" calcext:value-type="float">
            <text:p>326831</text:p>
          </table:table-cell>
          <table:table-cell office:value-type="string" calcext:value-type="string">
            <text:p>8Tb SATA-III Seagate IronWolf (ST8000VN0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160" calcext:value-type="float">
            <text:p>20160</text:p>
          </table:table-cell>
          <table:table-cell/>
          <table:table-cell table:formula="of:=([.C85]-[.$C$2])/[.$C$2]" office:value-type="float" office:value="7" calcext:value-type="float">
            <text:p>7</text:p>
          </table:table-cell>
          <table:table-cell table:formula="of:=([.D85]-[.$D$2])/[.$D$2]" office:value-type="float" office:value="0.333333333333333" calcext:value-type="float">
            <text:p>0,333333333333333</text:p>
          </table:table-cell>
          <table:table-cell table:formula="of:=([.E85]-[.$E$2])/[.$E$2]" office:value-type="float" office:value="3" calcext:value-type="float">
            <text:p>3</text:p>
          </table:table-cell>
          <table:table-cell table:formula="of:=SQRT([.I85]^2)" office:value-type="float" office:value="0.333333333333333" calcext:value-type="float">
            <text:p>0,333333333333333</text:p>
          </table:table-cell>
          <table:table-cell table:formula="of:=[.K85]/[.F85]" office:value-type="float" office:value="0.0000165343915343915" calcext:value-type="float">
            <text:p>1,65343915343915E-05</text:p>
          </table:table-cell>
        </table:table-row>
        <table:table-row table:style-name="ro1">
          <table:table-cell office:value-type="float" office:value="317466" calcext:value-type="float">
            <text:p>317466</text:p>
          </table:table-cell>
          <table:table-cell office:value-type="string" calcext:value-type="string">
            <text:p>8Tb SATA-III Seagate Enterprise Capacity (ST8000NM0045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250" calcext:value-type="float">
            <text:p>20250</text:p>
          </table:table-cell>
          <table:table-cell/>
          <table:table-cell table:formula="of:=([.C86]-[.$C$2])/[.$C$2]" office:value-type="float" office:value="7" calcext:value-type="float">
            <text:p>7</text:p>
          </table:table-cell>
          <table:table-cell table:formula="of:=([.D86]-[.$D$2])/[.$D$2]" office:value-type="float" office:value="0.333333333333333" calcext:value-type="float">
            <text:p>0,333333333333333</text:p>
          </table:table-cell>
          <table:table-cell table:formula="of:=([.E86]-[.$E$2])/[.$E$2]" office:value-type="float" office:value="3" calcext:value-type="float">
            <text:p>3</text:p>
          </table:table-cell>
          <table:table-cell table:formula="of:=SQRT([.I86]^2)" office:value-type="float" office:value="0.333333333333333" calcext:value-type="float">
            <text:p>0,333333333333333</text:p>
          </table:table-cell>
          <table:table-cell table:formula="of:=[.K86]/[.F86]" office:value-type="float" office:value="0.0000164609053497942" calcext:value-type="float">
            <text:p>1,64609053497942E-05</text:p>
          </table:table-cell>
        </table:table-row>
        <table:table-row table:style-name="ro1">
          <table:table-cell office:value-type="float" office:value="333233" calcext:value-type="float">
            <text:p>333233</text:p>
          </table:table-cell>
          <table:table-cell office:value-type="string" calcext:value-type="string">
            <text:p>6Tb SATA-III Seagate IronWolf Pro (ST6000NE000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910" calcext:value-type="float">
            <text:p>20910</text:p>
          </table:table-cell>
          <table:table-cell/>
          <table:table-cell table:formula="of:=([.C87]-[.$C$2])/[.$C$2]" office:value-type="float" office:value="5" calcext:value-type="float">
            <text:p>5</text:p>
          </table:table-cell>
          <table:table-cell table:formula="of:=([.D87]-[.$D$2])/[.$D$2]" office:value-type="float" office:value="0.333333333333333" calcext:value-type="float">
            <text:p>0,333333333333333</text:p>
          </table:table-cell>
          <table:table-cell table:formula="of:=([.E87]-[.$E$2])/[.$E$2]" office:value-type="float" office:value="3" calcext:value-type="float">
            <text:p>3</text:p>
          </table:table-cell>
          <table:table-cell table:formula="of:=SQRT([.I87]^2)" office:value-type="float" office:value="0.333333333333333" calcext:value-type="float">
            <text:p>0,333333333333333</text:p>
          </table:table-cell>
          <table:table-cell table:formula="of:=[.K87]/[.F87]" office:value-type="float" office:value="0.0000159413358839471" calcext:value-type="float">
            <text:p>1,59413358839471E-0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string" calcext:value-type="string">
            <text:p>4Tb SATA-III Western Digital Gold (WD4002FYYZ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21100" calcext:value-type="float">
            <text:p>21100</text:p>
          </table:table-cell>
          <table:table-cell/>
          <table:table-cell table:formula="of:=([.C88]-[.$C$2])/[.$C$2]" office:value-type="float" office:value="3" calcext:value-type="float">
            <text:p>3</text:p>
          </table:table-cell>
          <table:table-cell table:formula="of:=([.D88]-[.$D$2])/[.$D$2]" office:value-type="float" office:value="0.333333333333333" calcext:value-type="float">
            <text:p>0,333333333333333</text:p>
          </table:table-cell>
          <table:table-cell table:formula="of:=([.E88]-[.$E$2])/[.$E$2]" office:value-type="float" office:value="1" calcext:value-type="float">
            <text:p>1</text:p>
          </table:table-cell>
          <table:table-cell table:formula="of:=SQRT([.I88]^2)" office:value-type="float" office:value="0.333333333333333" calcext:value-type="float">
            <text:p>0,333333333333333</text:p>
          </table:table-cell>
          <table:table-cell table:formula="of:=[.K88]/[.F88]" office:value-type="float" office:value="0.0000157977883096367" calcext:value-type="float">
            <text:p>1,57977883096367E-05</text:p>
          </table:table-cell>
        </table:table-row>
        <table:table-row table:style-name="ro1">
          <table:table-cell office:value-type="float" office:value="329013" calcext:value-type="float">
            <text:p>329013</text:p>
          </table:table-cell>
          <table:table-cell office:value-type="string" calcext:value-type="string">
            <text:p>8Tb SATA-III Seagate SkyHawk Surveillance (ST8000VX0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250" calcext:value-type="float">
            <text:p>21250</text:p>
          </table:table-cell>
          <table:table-cell/>
          <table:table-cell table:formula="of:=([.C89]-[.$C$2])/[.$C$2]" office:value-type="float" office:value="7" calcext:value-type="float">
            <text:p>7</text:p>
          </table:table-cell>
          <table:table-cell table:formula="of:=([.D89]-[.$D$2])/[.$D$2]" office:value-type="float" office:value="0.333333333333333" calcext:value-type="float">
            <text:p>0,333333333333333</text:p>
          </table:table-cell>
          <table:table-cell table:formula="of:=([.E89]-[.$E$2])/[.$E$2]" office:value-type="float" office:value="3" calcext:value-type="float">
            <text:p>3</text:p>
          </table:table-cell>
          <table:table-cell table:formula="of:=SQRT([.I89]^2)" office:value-type="float" office:value="0.333333333333333" calcext:value-type="float">
            <text:p>0,333333333333333</text:p>
          </table:table-cell>
          <table:table-cell table:formula="of:=[.K89]/[.F89]" office:value-type="float" office:value="0.0000156862745098039" calcext:value-type="float">
            <text:p>1,56862745098039E-05</text:p>
          </table:table-cell>
        </table:table-row>
        <table:table-row table:style-name="ro1">
          <table:table-cell office:value-type="float" office:value="297339" calcext:value-type="float">
            <text:p>297339</text:p>
          </table:table-cell>
          <table:table-cell office:value-type="string" calcext:value-type="string">
            <text:p>8Tb SATA-III Toshiba S300 Surveillance (HDWT380UZSV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320" calcext:value-type="float">
            <text:p>21320</text:p>
          </table:table-cell>
          <table:table-cell/>
          <table:table-cell table:formula="of:=([.C90]-[.$C$2])/[.$C$2]" office:value-type="float" office:value="7" calcext:value-type="float">
            <text:p>7</text:p>
          </table:table-cell>
          <table:table-cell table:formula="of:=([.D90]-[.$D$2])/[.$D$2]" office:value-type="float" office:value="0.333333333333333" calcext:value-type="float">
            <text:p>0,333333333333333</text:p>
          </table:table-cell>
          <table:table-cell table:formula="of:=([.E90]-[.$E$2])/[.$E$2]" office:value-type="float" office:value="3" calcext:value-type="float">
            <text:p>3</text:p>
          </table:table-cell>
          <table:table-cell table:formula="of:=SQRT([.I90]^2)" office:value-type="float" office:value="0.333333333333333" calcext:value-type="float">
            <text:p>0,333333333333333</text:p>
          </table:table-cell>
          <table:table-cell table:formula="of:=[.K90]/[.F90]" office:value-type="float" office:value="0.0000156347717323327" calcext:value-type="float">
            <text:p>1,56347717323327E-05</text:p>
          </table:table-cell>
        </table:table-row>
        <table:table-row table:style-name="ro1">
          <table:table-cell office:value-type="float" office:value="341073" calcext:value-type="float">
            <text:p>341073</text:p>
          </table:table-cell>
          <table:table-cell office:value-type="string" calcext:value-type="string">
            <text:p>8Tb SATA-III Seagate SkyHawk AI (ST8000VE000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490" calcext:value-type="float">
            <text:p>21490</text:p>
          </table:table-cell>
          <table:table-cell/>
          <table:table-cell table:formula="of:=([.C91]-[.$C$2])/[.$C$2]" office:value-type="float" office:value="7" calcext:value-type="float">
            <text:p>7</text:p>
          </table:table-cell>
          <table:table-cell table:formula="of:=([.D91]-[.$D$2])/[.$D$2]" office:value-type="float" office:value="0.333333333333333" calcext:value-type="float">
            <text:p>0,333333333333333</text:p>
          </table:table-cell>
          <table:table-cell table:formula="of:=([.E91]-[.$E$2])/[.$E$2]" office:value-type="float" office:value="3" calcext:value-type="float">
            <text:p>3</text:p>
          </table:table-cell>
          <table:table-cell table:formula="of:=SQRT([.I91]^2)" office:value-type="float" office:value="0.333333333333333" calcext:value-type="float">
            <text:p>0,333333333333333</text:p>
          </table:table-cell>
          <table:table-cell table:formula="of:=[.K91]/[.F91]" office:value-type="float" office:value="0.0000155110904296572" calcext:value-type="float">
            <text:p>1,55110904296572E-05</text:p>
          </table:table-cell>
        </table:table-row>
        <table:table-row table:style-name="ro1">
          <table:table-cell office:value-type="float" office:value="208272" calcext:value-type="float">
            <text:p>208272</text:p>
          </table:table-cell>
          <table:table-cell office:value-type="string" calcext:value-type="string">
            <text:p>8Tb SATA-III Seagate Enterprise Capacity (ST8000NM0055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660" calcext:value-type="float">
            <text:p>21660</text:p>
          </table:table-cell>
          <table:table-cell/>
          <table:table-cell table:formula="of:=([.C92]-[.$C$2])/[.$C$2]" office:value-type="float" office:value="7" calcext:value-type="float">
            <text:p>7</text:p>
          </table:table-cell>
          <table:table-cell table:formula="of:=([.D92]-[.$D$2])/[.$D$2]" office:value-type="float" office:value="0.333333333333333" calcext:value-type="float">
            <text:p>0,333333333333333</text:p>
          </table:table-cell>
          <table:table-cell table:formula="of:=([.E92]-[.$E$2])/[.$E$2]" office:value-type="float" office:value="3" calcext:value-type="float">
            <text:p>3</text:p>
          </table:table-cell>
          <table:table-cell table:formula="of:=SQRT([.I92]^2)" office:value-type="float" office:value="0.333333333333333" calcext:value-type="float">
            <text:p>0,333333333333333</text:p>
          </table:table-cell>
          <table:table-cell table:formula="of:=[.K92]/[.F92]" office:value-type="float" office:value="0.000015389350569406" calcext:value-type="float">
            <text:p>1,5389350569406E-05</text:p>
          </table:table-cell>
        </table:table-row>
        <table:table-row table:style-name="ro1">
          <table:table-cell office:value-type="float" office:value="293681" calcext:value-type="float">
            <text:p>293681</text:p>
          </table:table-cell>
          <table:table-cell office:value-type="string" calcext:value-type="string">
            <text:p>10Tb SATA-III Toshiba X300 Performance (HDWR11AUZSVA) OEM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([.C93]-[.$C$2])/[.$C$2]" office:value-type="float" office:value="9" calcext:value-type="float">
            <text:p>9</text:p>
          </table:table-cell>
          <table:table-cell table:formula="of:=([.D93]-[.$D$2])/[.$D$2]" office:value-type="float" office:value="0.333333333333333" calcext:value-type="float">
            <text:p>0,333333333333333</text:p>
          </table:table-cell>
          <table:table-cell table:formula="of:=([.E93]-[.$E$2])/[.$E$2]" office:value-type="float" office:value="3" calcext:value-type="float">
            <text:p>3</text:p>
          </table:table-cell>
          <table:table-cell table:formula="of:=SQRT([.I93]^2)" office:value-type="float" office:value="0.333333333333333" calcext:value-type="float">
            <text:p>0,333333333333333</text:p>
          </table:table-cell>
          <table:table-cell table:formula="of:=[.K93]/[.F93]" office:value-type="float" office:value="0.0000151515151515152" calcext:value-type="float">
            <text:p>1,51515151515152E-05</text:p>
          </table:table-cell>
        </table:table-row>
        <table:table-row table:style-name="ro1">
          <table:table-cell office:value-type="float" office:value="282279" calcext:value-type="float">
            <text:p>282279</text:p>
          </table:table-cell>
          <table:table-cell office:value-type="string" calcext:value-type="string">
            <text:p>10Tb SATA-III Toshiba Enterprise (MG06ACA10TE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2860" calcext:value-type="float">
            <text:p>22860</text:p>
          </table:table-cell>
          <table:table-cell/>
          <table:table-cell table:formula="of:=([.C94]-[.$C$2])/[.$C$2]" office:value-type="float" office:value="9" calcext:value-type="float">
            <text:p>9</text:p>
          </table:table-cell>
          <table:table-cell table:formula="of:=([.D94]-[.$D$2])/[.$D$2]" office:value-type="float" office:value="0.333333333333333" calcext:value-type="float">
            <text:p>0,333333333333333</text:p>
          </table:table-cell>
          <table:table-cell table:formula="of:=([.E94]-[.$E$2])/[.$E$2]" office:value-type="float" office:value="3" calcext:value-type="float">
            <text:p>3</text:p>
          </table:table-cell>
          <table:table-cell table:formula="of:=SQRT([.I94]^2)" office:value-type="float" office:value="0.333333333333333" calcext:value-type="float">
            <text:p>0,333333333333333</text:p>
          </table:table-cell>
          <table:table-cell table:formula="of:=[.K94]/[.F94]" office:value-type="float" office:value="0.0000145815106445028" calcext:value-type="float">
            <text:p>1,45815106445028E-05</text:p>
          </table:table-cell>
        </table:table-row>
        <table:table-row table:style-name="ro1">
          <table:table-cell office:value-type="float" office:value="332232" calcext:value-type="float">
            <text:p>332232</text:p>
          </table:table-cell>
          <table:table-cell office:value-type="string" calcext:value-type="string">
            <text:p>8Tb SATA-III Western Digital Gold (WD8004FRYZ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040" calcext:value-type="float">
            <text:p>23040</text:p>
          </table:table-cell>
          <table:table-cell/>
          <table:table-cell table:formula="of:=([.C95]-[.$C$2])/[.$C$2]" office:value-type="float" office:value="7" calcext:value-type="float">
            <text:p>7</text:p>
          </table:table-cell>
          <table:table-cell table:formula="of:=([.D95]-[.$D$2])/[.$D$2]" office:value-type="float" office:value="0.333333333333333" calcext:value-type="float">
            <text:p>0,333333333333333</text:p>
          </table:table-cell>
          <table:table-cell table:formula="of:=([.E95]-[.$E$2])/[.$E$2]" office:value-type="float" office:value="3" calcext:value-type="float">
            <text:p>3</text:p>
          </table:table-cell>
          <table:table-cell table:formula="of:=SQRT([.I95]^2)" office:value-type="float" office:value="0.333333333333333" calcext:value-type="float">
            <text:p>0,333333333333333</text:p>
          </table:table-cell>
          <table:table-cell table:formula="of:=[.K95]/[.F95]" office:value-type="float" office:value="0.0000144675925925926" calcext:value-type="float">
            <text:p>1,44675925925926E-05</text:p>
          </table:table-cell>
        </table:table-row>
        <table:table-row table:style-name="ro1">
          <table:table-cell office:value-type="float" office:value="283674" calcext:value-type="float">
            <text:p>283674</text:p>
          </table:table-cell>
          <table:table-cell office:value-type="string" calcext:value-type="string">
            <text:p>6Tb SATA-III Western Digital Black (WD6003FZBX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200" calcext:value-type="float">
            <text:p>23200</text:p>
          </table:table-cell>
          <table:table-cell/>
          <table:table-cell table:formula="of:=([.C96]-[.$C$2])/[.$C$2]" office:value-type="float" office:value="5" calcext:value-type="float">
            <text:p>5</text:p>
          </table:table-cell>
          <table:table-cell table:formula="of:=([.D96]-[.$D$2])/[.$D$2]" office:value-type="float" office:value="0.333333333333333" calcext:value-type="float">
            <text:p>0,333333333333333</text:p>
          </table:table-cell>
          <table:table-cell table:formula="of:=([.E96]-[.$E$2])/[.$E$2]" office:value-type="float" office:value="3" calcext:value-type="float">
            <text:p>3</text:p>
          </table:table-cell>
          <table:table-cell table:formula="of:=SQRT([.I96]^2)" office:value-type="float" office:value="0.333333333333333" calcext:value-type="float">
            <text:p>0,333333333333333</text:p>
          </table:table-cell>
          <table:table-cell table:formula="of:=[.K96]/[.F96]" office:value-type="float" office:value="0.000014367816091954" calcext:value-type="float">
            <text:p>1,4367816091954E-05</text:p>
          </table:table-cell>
        </table:table-row>
        <table:table-row table:style-name="ro1">
          <table:table-cell office:value-type="float" office:value="255020" calcext:value-type="float">
            <text:p>255020</text:p>
          </table:table-cell>
          <table:table-cell office:value-type="string" calcext:value-type="string">
            <text:p>8Tb SATA-III Western Digital (HGST) (Hitachi) Ultrastar He10 (0F27457/0F27612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280" calcext:value-type="float">
            <text:p>23280</text:p>
          </table:table-cell>
          <table:table-cell/>
          <table:table-cell table:formula="of:=([.C97]-[.$C$2])/[.$C$2]" office:value-type="float" office:value="7" calcext:value-type="float">
            <text:p>7</text:p>
          </table:table-cell>
          <table:table-cell table:formula="of:=([.D97]-[.$D$2])/[.$D$2]" office:value-type="float" office:value="0.333333333333333" calcext:value-type="float">
            <text:p>0,333333333333333</text:p>
          </table:table-cell>
          <table:table-cell table:formula="of:=([.E97]-[.$E$2])/[.$E$2]" office:value-type="float" office:value="3" calcext:value-type="float">
            <text:p>3</text:p>
          </table:table-cell>
          <table:table-cell table:formula="of:=SQRT([.I97]^2)" office:value-type="float" office:value="0.333333333333333" calcext:value-type="float">
            <text:p>0,333333333333333</text:p>
          </table:table-cell>
          <table:table-cell table:formula="of:=[.K97]/[.F97]" office:value-type="float" office:value="0.0000143184421534937" calcext:value-type="float">
            <text:p>1,43184421534937E-05</text:p>
          </table:table-cell>
        </table:table-row>
        <table:table-row table:style-name="ro1">
          <table:table-cell office:value-type="float" office:value="324172" calcext:value-type="float">
            <text:p>324172</text:p>
          </table:table-cell>
          <table:table-cell office:value-type="string" calcext:value-type="string">
            <text:p>8Tb SATA-III Western Digital Purple (WD82PURZ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620" calcext:value-type="float">
            <text:p>23620</text:p>
          </table:table-cell>
          <table:table-cell/>
          <table:table-cell table:formula="of:=([.C98]-[.$C$2])/[.$C$2]" office:value-type="float" office:value="7" calcext:value-type="float">
            <text:p>7</text:p>
          </table:table-cell>
          <table:table-cell table:formula="of:=([.D98]-[.$D$2])/[.$D$2]" office:value-type="float" office:value="0.333333333333333" calcext:value-type="float">
            <text:p>0,333333333333333</text:p>
          </table:table-cell>
          <table:table-cell table:formula="of:=([.E98]-[.$E$2])/[.$E$2]" office:value-type="float" office:value="3" calcext:value-type="float">
            <text:p>3</text:p>
          </table:table-cell>
          <table:table-cell table:formula="of:=SQRT([.I98]^2)" office:value-type="float" office:value="0.333333333333333" calcext:value-type="float">
            <text:p>0,333333333333333</text:p>
          </table:table-cell>
          <table:table-cell table:formula="of:=[.K98]/[.F98]" office:value-type="float" office:value="0.0000141123341800734" calcext:value-type="float">
            <text:p>1,41123341800734E-05</text:p>
          </table:table-cell>
        </table:table-row>
        <table:table-row table:style-name="ro1">
          <table:table-cell office:value-type="float" office:value="291351" calcext:value-type="float">
            <text:p>291351</text:p>
          </table:table-cell>
          <table:table-cell office:value-type="string" calcext:value-type="string">
            <text:p>8Tb SATA-III Western Digital Purple (WD81PURZ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23710" calcext:value-type="float">
            <text:p>23710</text:p>
          </table:table-cell>
          <table:table-cell/>
          <table:table-cell table:formula="of:=([.C99]-[.$C$2])/[.$C$2]" office:value-type="float" office:value="7" calcext:value-type="float">
            <text:p>7</text:p>
          </table:table-cell>
          <table:table-cell table:formula="of:=([.D99]-[.$D$2])/[.$D$2]" office:value-type="float" office:value="0" calcext:value-type="float">
            <text:p>0</text:p>
          </table:table-cell>
          <table:table-cell table:formula="of:=([.E99]-[.$E$2])/[.$E$2]" office:value-type="float" office:value="3" calcext:value-type="float">
            <text:p>3</text:p>
          </table:table-cell>
          <table:table-cell table:formula="of:=SQRT([.I99]^2)" office:value-type="float" office:value="0" calcext:value-type="float">
            <text:p>0</text:p>
          </table:table-cell>
          <table:table-cell table:formula="of:=[.K99]/[.F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55" calcext:value-type="float">
            <text:p>335755</text:p>
          </table:table-cell>
          <table:table-cell office:value-type="string" calcext:value-type="string">
            <text:p>10Tb SATA-III Western Digital Ultrastar DC HC330 (WUS721010ALE6L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370" calcext:value-type="float">
            <text:p>24370</text:p>
          </table:table-cell>
          <table:table-cell/>
          <table:table-cell table:formula="of:=([.C100]-[.$C$2])/[.$C$2]" office:value-type="float" office:value="9" calcext:value-type="float">
            <text:p>9</text:p>
          </table:table-cell>
          <table:table-cell table:formula="of:=([.D100]-[.$D$2])/[.$D$2]" office:value-type="float" office:value="0.333333333333333" calcext:value-type="float">
            <text:p>0,333333333333333</text:p>
          </table:table-cell>
          <table:table-cell table:formula="of:=([.E100]-[.$E$2])/[.$E$2]" office:value-type="float" office:value="3" calcext:value-type="float">
            <text:p>3</text:p>
          </table:table-cell>
          <table:table-cell table:formula="of:=SQRT([.I100]^2)" office:value-type="float" office:value="0.333333333333333" calcext:value-type="float">
            <text:p>0,333333333333333</text:p>
          </table:table-cell>
          <table:table-cell table:formula="of:=[.K100]/[.F100]" office:value-type="float" office:value="0.0000136780194227876" calcext:value-type="float">
            <text:p>1,36780194227876E-05</text:p>
          </table:table-cell>
        </table:table-row>
        <table:table-row table:style-name="ro1">
          <table:table-cell office:value-type="float" office:value="344079" calcext:value-type="float">
            <text:p>344079</text:p>
          </table:table-cell>
          <table:table-cell office:value-type="string" calcext:value-type="string">
            <text:p>10Tb SATA-III Seagate Exos X14 (ST10000NM047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450" calcext:value-type="float">
            <text:p>24450</text:p>
          </table:table-cell>
          <table:table-cell/>
          <table:table-cell table:formula="of:=([.C101]-[.$C$2])/[.$C$2]" office:value-type="float" office:value="9" calcext:value-type="float">
            <text:p>9</text:p>
          </table:table-cell>
          <table:table-cell table:formula="of:=([.D101]-[.$D$2])/[.$D$2]" office:value-type="float" office:value="0.333333333333333" calcext:value-type="float">
            <text:p>0,333333333333333</text:p>
          </table:table-cell>
          <table:table-cell table:formula="of:=([.E101]-[.$E$2])/[.$E$2]" office:value-type="float" office:value="3" calcext:value-type="float">
            <text:p>3</text:p>
          </table:table-cell>
          <table:table-cell table:formula="of:=SQRT([.I101]^2)" office:value-type="float" office:value="0.333333333333333" calcext:value-type="float">
            <text:p>0,333333333333333</text:p>
          </table:table-cell>
          <table:table-cell table:formula="of:=[.K101]/[.F101]" office:value-type="float" office:value="0.0000136332651670075" calcext:value-type="float">
            <text:p>1,36332651670075E-05</text:p>
          </table:table-cell>
        </table:table-row>
        <table:table-row table:style-name="ro1">
          <table:table-cell office:value-type="float" office:value="284039" calcext:value-type="float">
            <text:p>284039</text:p>
          </table:table-cell>
          <table:table-cell office:value-type="string" calcext:value-type="string">
            <text:p>6Tb SATA-III Western Digital Red Pro (WD6003FFBX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710" calcext:value-type="float">
            <text:p>24710</text:p>
          </table:table-cell>
          <table:table-cell/>
          <table:table-cell table:formula="of:=([.C102]-[.$C$2])/[.$C$2]" office:value-type="float" office:value="5" calcext:value-type="float">
            <text:p>5</text:p>
          </table:table-cell>
          <table:table-cell table:formula="of:=([.D102]-[.$D$2])/[.$D$2]" office:value-type="float" office:value="0.333333333333333" calcext:value-type="float">
            <text:p>0,333333333333333</text:p>
          </table:table-cell>
          <table:table-cell table:formula="of:=([.E102]-[.$E$2])/[.$E$2]" office:value-type="float" office:value="3" calcext:value-type="float">
            <text:p>3</text:p>
          </table:table-cell>
          <table:table-cell table:formula="of:=SQRT([.I102]^2)" office:value-type="float" office:value="0.333333333333333" calcext:value-type="float">
            <text:p>0,333333333333333</text:p>
          </table:table-cell>
          <table:table-cell table:formula="of:=[.K102]/[.F102]" office:value-type="float" office:value="0.0000134898151895319" calcext:value-type="float">
            <text:p>1,34898151895319E-05</text:p>
          </table:table-cell>
        </table:table-row>
        <table:table-row table:style-name="ro1">
          <table:table-cell office:value-type="float" office:value="286941" calcext:value-type="float">
            <text:p>286941</text:p>
          </table:table-cell>
          <table:table-cell office:value-type="string" calcext:value-type="string">
            <text:p>8Tb SATA-III Western Digital Red NAS (WD80EFAX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24880" calcext:value-type="float">
            <text:p>24880</text:p>
          </table:table-cell>
          <table:table-cell/>
          <table:table-cell table:formula="of:=([.C103]-[.$C$2])/[.$C$2]" office:value-type="float" office:value="7" calcext:value-type="float">
            <text:p>7</text:p>
          </table:table-cell>
          <table:table-cell table:formula="of:=([.D103]-[.$D$2])/[.$D$2]" office:value-type="float" office:value="0" calcext:value-type="float">
            <text:p>0</text:p>
          </table:table-cell>
          <table:table-cell table:formula="of:=([.E103]-[.$E$2])/[.$E$2]" office:value-type="float" office:value="3" calcext:value-type="float">
            <text:p>3</text:p>
          </table:table-cell>
          <table:table-cell table:formula="of:=SQRT([.I103]^2)" office:value-type="float" office:value="0" calcext:value-type="float">
            <text:p>0</text:p>
          </table:table-cell>
          <table:table-cell table:formula="of:=[.K103]/[.F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41" calcext:value-type="float">
            <text:p>233841</text:p>
          </table:table-cell>
          <table:table-cell office:value-type="string" calcext:value-type="string">
            <text:p>10Tb SATA-III Seagate Barracuda Pro (ST10000DM000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960" calcext:value-type="float">
            <text:p>24960</text:p>
          </table:table-cell>
          <table:table-cell/>
          <table:table-cell table:formula="of:=([.C104]-[.$C$2])/[.$C$2]" office:value-type="float" office:value="9" calcext:value-type="float">
            <text:p>9</text:p>
          </table:table-cell>
          <table:table-cell table:formula="of:=([.D104]-[.$D$2])/[.$D$2]" office:value-type="float" office:value="0.333333333333333" calcext:value-type="float">
            <text:p>0,333333333333333</text:p>
          </table:table-cell>
          <table:table-cell table:formula="of:=([.E104]-[.$E$2])/[.$E$2]" office:value-type="float" office:value="3" calcext:value-type="float">
            <text:p>3</text:p>
          </table:table-cell>
          <table:table-cell table:formula="of:=SQRT([.I104]^2)" office:value-type="float" office:value="0.333333333333333" calcext:value-type="float">
            <text:p>0,333333333333333</text:p>
          </table:table-cell>
          <table:table-cell table:formula="of:=[.K104]/[.F104]" office:value-type="float" office:value="0.0000133547008547009" calcext:value-type="float">
            <text:p>1,33547008547009E-05</text:p>
          </table:table-cell>
        </table:table-row>
        <table:table-row table:style-name="ro1">
          <table:table-cell office:value-type="float" office:value="220612" calcext:value-type="float">
            <text:p>220612</text:p>
          </table:table-cell>
          <table:table-cell office:value-type="string" calcext:value-type="string">
            <text:p>10Tb SATA-III Seagate Enterprise Capacity (ST10000NM0016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580" calcext:value-type="float">
            <text:p>25580</text:p>
          </table:table-cell>
          <table:table-cell/>
          <table:table-cell table:formula="of:=([.C105]-[.$C$2])/[.$C$2]" office:value-type="float" office:value="9" calcext:value-type="float">
            <text:p>9</text:p>
          </table:table-cell>
          <table:table-cell table:formula="of:=([.D105]-[.$D$2])/[.$D$2]" office:value-type="float" office:value="0.333333333333333" calcext:value-type="float">
            <text:p>0,333333333333333</text:p>
          </table:table-cell>
          <table:table-cell table:formula="of:=([.E105]-[.$E$2])/[.$E$2]" office:value-type="float" office:value="3" calcext:value-type="float">
            <text:p>3</text:p>
          </table:table-cell>
          <table:table-cell table:formula="of:=SQRT([.I105]^2)" office:value-type="float" office:value="0.333333333333333" calcext:value-type="float">
            <text:p>0,333333333333333</text:p>
          </table:table-cell>
          <table:table-cell table:formula="of:=[.K105]/[.F105]" office:value-type="float" office:value="0.0000130310138128746" calcext:value-type="float">
            <text:p>1,30310138128746E-05</text:p>
          </table:table-cell>
        </table:table-row>
        <table:table-row table:style-name="ro1">
          <table:table-cell office:value-type="float" office:value="304615" calcext:value-type="float">
            <text:p>304615</text:p>
          </table:table-cell>
          <table:table-cell office:value-type="string" calcext:value-type="string">
            <text:p>10Tb SATA-III Toshiba N300 (HDWG11AEZSTA) RTL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820" calcext:value-type="float">
            <text:p>25820</text:p>
          </table:table-cell>
          <table:table-cell/>
          <table:table-cell table:formula="of:=([.C106]-[.$C$2])/[.$C$2]" office:value-type="float" office:value="9" calcext:value-type="float">
            <text:p>9</text:p>
          </table:table-cell>
          <table:table-cell table:formula="of:=([.D106]-[.$D$2])/[.$D$2]" office:value-type="float" office:value="0.333333333333333" calcext:value-type="float">
            <text:p>0,333333333333333</text:p>
          </table:table-cell>
          <table:table-cell table:formula="of:=([.E106]-[.$E$2])/[.$E$2]" office:value-type="float" office:value="3" calcext:value-type="float">
            <text:p>3</text:p>
          </table:table-cell>
          <table:table-cell table:formula="of:=SQRT([.I106]^2)" office:value-type="float" office:value="0.333333333333333" calcext:value-type="float">
            <text:p>0,333333333333333</text:p>
          </table:table-cell>
          <table:table-cell table:formula="of:=[.K106]/[.F106]" office:value-type="float" office:value="0.0000129098889749548" calcext:value-type="float">
            <text:p>1,29098889749548E-05</text:p>
          </table:table-cell>
        </table:table-row>
        <table:table-row table:style-name="ro1">
          <table:table-cell office:value-type="float" office:value="294640" calcext:value-type="float">
            <text:p>294640</text:p>
          </table:table-cell>
          <table:table-cell office:value-type="string" calcext:value-type="string">
            <text:p>10Tb SATA-III Toshiba N300 NAS (HDWG11AUZSVA) OEM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820" calcext:value-type="float">
            <text:p>25820</text:p>
          </table:table-cell>
          <table:table-cell/>
          <table:table-cell table:formula="of:=([.C107]-[.$C$2])/[.$C$2]" office:value-type="float" office:value="9" calcext:value-type="float">
            <text:p>9</text:p>
          </table:table-cell>
          <table:table-cell table:formula="of:=([.D107]-[.$D$2])/[.$D$2]" office:value-type="float" office:value="0.333333333333333" calcext:value-type="float">
            <text:p>0,333333333333333</text:p>
          </table:table-cell>
          <table:table-cell table:formula="of:=([.E107]-[.$E$2])/[.$E$2]" office:value-type="float" office:value="3" calcext:value-type="float">
            <text:p>3</text:p>
          </table:table-cell>
          <table:table-cell table:formula="of:=SQRT([.I107]^2)" office:value-type="float" office:value="0.333333333333333" calcext:value-type="float">
            <text:p>0,333333333333333</text:p>
          </table:table-cell>
          <table:table-cell table:formula="of:=[.K107]/[.F107]" office:value-type="float" office:value="0.0000129098889749548" calcext:value-type="float">
            <text:p>1,29098889749548E-05</text:p>
          </table:table-cell>
        </table:table-row>
        <table:table-row table:style-name="ro1">
          <table:table-cell office:value-type="float" office:value="261450" calcext:value-type="float">
            <text:p>261450</text:p>
          </table:table-cell>
          <table:table-cell office:value-type="string" calcext:value-type="string">
            <text:p>10Tb SATA-III Western Digital (HGST) (Hitachi) Ultrastar He10 (0F2750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070" calcext:value-type="float">
            <text:p>26070</text:p>
          </table:table-cell>
          <table:table-cell/>
          <table:table-cell table:formula="of:=([.C108]-[.$C$2])/[.$C$2]" office:value-type="float" office:value="9" calcext:value-type="float">
            <text:p>9</text:p>
          </table:table-cell>
          <table:table-cell table:formula="of:=([.D108]-[.$D$2])/[.$D$2]" office:value-type="float" office:value="0.333333333333333" calcext:value-type="float">
            <text:p>0,333333333333333</text:p>
          </table:table-cell>
          <table:table-cell table:formula="of:=([.E108]-[.$E$2])/[.$E$2]" office:value-type="float" office:value="3" calcext:value-type="float">
            <text:p>3</text:p>
          </table:table-cell>
          <table:table-cell table:formula="of:=SQRT([.I108]^2)" office:value-type="float" office:value="0.333333333333333" calcext:value-type="float">
            <text:p>0,333333333333333</text:p>
          </table:table-cell>
          <table:table-cell table:formula="of:=[.K108]/[.F108]" office:value-type="float" office:value="0.0000127860887354558" calcext:value-type="float">
            <text:p>1,27860887354558E-05</text:p>
          </table:table-cell>
        </table:table-row>
        <table:table-row table:style-name="ro1">
          <table:table-cell office:value-type="float" office:value="331784" calcext:value-type="float">
            <text:p>331784</text:p>
          </table:table-cell>
          <table:table-cell office:value-type="string" calcext:value-type="string">
            <text:p>10Tb SATA-III Western Digital (HGST) (Hitachi) Ultrastar He10 (0F27606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070" calcext:value-type="float">
            <text:p>26070</text:p>
          </table:table-cell>
          <table:table-cell/>
          <table:table-cell table:formula="of:=([.C109]-[.$C$2])/[.$C$2]" office:value-type="float" office:value="9" calcext:value-type="float">
            <text:p>9</text:p>
          </table:table-cell>
          <table:table-cell table:formula="of:=([.D109]-[.$D$2])/[.$D$2]" office:value-type="float" office:value="0.333333333333333" calcext:value-type="float">
            <text:p>0,333333333333333</text:p>
          </table:table-cell>
          <table:table-cell table:formula="of:=([.E109]-[.$E$2])/[.$E$2]" office:value-type="float" office:value="3" calcext:value-type="float">
            <text:p>3</text:p>
          </table:table-cell>
          <table:table-cell table:formula="of:=SQRT([.I109]^2)" office:value-type="float" office:value="0.333333333333333" calcext:value-type="float">
            <text:p>0,333333333333333</text:p>
          </table:table-cell>
          <table:table-cell table:formula="of:=[.K109]/[.F109]" office:value-type="float" office:value="0.0000127860887354558" calcext:value-type="float">
            <text:p>1,27860887354558E-05</text:p>
          </table:table-cell>
        </table:table-row>
        <table:table-row table:style-name="ro1">
          <table:table-cell office:value-type="float" office:value="294641" calcext:value-type="float">
            <text:p>294641</text:p>
          </table:table-cell>
          <table:table-cell office:value-type="string" calcext:value-type="string">
            <text:p>10Tb SATA-III Toshiba Surveillance S300 (HDWT31AUZSVA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410" calcext:value-type="float">
            <text:p>26410</text:p>
          </table:table-cell>
          <table:table-cell/>
          <table:table-cell table:formula="of:=([.C110]-[.$C$2])/[.$C$2]" office:value-type="float" office:value="9" calcext:value-type="float">
            <text:p>9</text:p>
          </table:table-cell>
          <table:table-cell table:formula="of:=([.D110]-[.$D$2])/[.$D$2]" office:value-type="float" office:value="0.333333333333333" calcext:value-type="float">
            <text:p>0,333333333333333</text:p>
          </table:table-cell>
          <table:table-cell table:formula="of:=([.E110]-[.$E$2])/[.$E$2]" office:value-type="float" office:value="3" calcext:value-type="float">
            <text:p>3</text:p>
          </table:table-cell>
          <table:table-cell table:formula="of:=SQRT([.I110]^2)" office:value-type="float" office:value="0.333333333333333" calcext:value-type="float">
            <text:p>0,333333333333333</text:p>
          </table:table-cell>
          <table:table-cell table:formula="of:=[.K110]/[.F110]" office:value-type="float" office:value="0.0000126214817619589" calcext:value-type="float">
            <text:p>1,26214817619589E-05</text:p>
          </table:table-cell>
        </table:table-row>
        <table:table-row table:style-name="ro1">
          <table:table-cell office:value-type="float" office:value="284789" calcext:value-type="float">
            <text:p>284789</text:p>
          </table:table-cell>
          <table:table-cell office:value-type="string" calcext:value-type="string">
            <text:p>12Tb SATA-III Toshiba (MG07ACA12TE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410" calcext:value-type="float">
            <text:p>26410</text:p>
          </table:table-cell>
          <table:table-cell/>
          <table:table-cell table:formula="of:=([.C111]-[.$C$2])/[.$C$2]" office:value-type="float" office:value="11" calcext:value-type="float">
            <text:p>11</text:p>
          </table:table-cell>
          <table:table-cell table:formula="of:=([.D111]-[.$D$2])/[.$D$2]" office:value-type="float" office:value="0.333333333333333" calcext:value-type="float">
            <text:p>0,333333333333333</text:p>
          </table:table-cell>
          <table:table-cell table:formula="of:=([.E111]-[.$E$2])/[.$E$2]" office:value-type="float" office:value="3" calcext:value-type="float">
            <text:p>3</text:p>
          </table:table-cell>
          <table:table-cell table:formula="of:=SQRT([.I111]^2)" office:value-type="float" office:value="0.333333333333333" calcext:value-type="float">
            <text:p>0,333333333333333</text:p>
          </table:table-cell>
          <table:table-cell table:formula="of:=[.K111]/[.F111]" office:value-type="float" office:value="0.0000126214817619589" calcext:value-type="float">
            <text:p>1,26214817619589E-05</text:p>
          </table:table-cell>
        </table:table-row>
        <table:table-row table:style-name="ro1">
          <table:table-cell office:value-type="float" office:value="220611" calcext:value-type="float">
            <text:p>220611</text:p>
          </table:table-cell>
          <table:table-cell office:value-type="string" calcext:value-type="string">
            <text:p>10Tb SATA-III Western Digital (HGST) (Hitachi) Ultrastar He10 (0F2745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680" calcext:value-type="float">
            <text:p>26680</text:p>
          </table:table-cell>
          <table:table-cell/>
          <table:table-cell table:formula="of:=([.C112]-[.$C$2])/[.$C$2]" office:value-type="float" office:value="9" calcext:value-type="float">
            <text:p>9</text:p>
          </table:table-cell>
          <table:table-cell table:formula="of:=([.D112]-[.$D$2])/[.$D$2]" office:value-type="float" office:value="0.333333333333333" calcext:value-type="float">
            <text:p>0,333333333333333</text:p>
          </table:table-cell>
          <table:table-cell table:formula="of:=([.E112]-[.$E$2])/[.$E$2]" office:value-type="float" office:value="3" calcext:value-type="float">
            <text:p>3</text:p>
          </table:table-cell>
          <table:table-cell table:formula="of:=SQRT([.I112]^2)" office:value-type="float" office:value="0.333333333333333" calcext:value-type="float">
            <text:p>0,333333333333333</text:p>
          </table:table-cell>
          <table:table-cell table:formula="of:=[.K112]/[.F112]" office:value-type="float" office:value="0.0000124937531234383" calcext:value-type="float">
            <text:p>1,24937531234383E-05</text:p>
          </table:table-cell>
        </table:table-row>
        <table:table-row table:style-name="ro1">
          <table:table-cell office:value-type="float" office:value="324831" calcext:value-type="float">
            <text:p>324831</text:p>
          </table:table-cell>
          <table:table-cell office:value-type="string" calcext:value-type="string">
            <text:p>10Tb SATA-III Seagate SkyHawk AI (ST10000VE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140" calcext:value-type="float">
            <text:p>27140</text:p>
          </table:table-cell>
          <table:table-cell/>
          <table:table-cell table:formula="of:=([.C113]-[.$C$2])/[.$C$2]" office:value-type="float" office:value="9" calcext:value-type="float">
            <text:p>9</text:p>
          </table:table-cell>
          <table:table-cell table:formula="of:=([.D113]-[.$D$2])/[.$D$2]" office:value-type="float" office:value="0.333333333333333" calcext:value-type="float">
            <text:p>0,333333333333333</text:p>
          </table:table-cell>
          <table:table-cell table:formula="of:=([.E113]-[.$E$2])/[.$E$2]" office:value-type="float" office:value="3" calcext:value-type="float">
            <text:p>3</text:p>
          </table:table-cell>
          <table:table-cell table:formula="of:=SQRT([.I113]^2)" office:value-type="float" office:value="0.333333333333333" calcext:value-type="float">
            <text:p>0,333333333333333</text:p>
          </table:table-cell>
          <table:table-cell table:formula="of:=[.K113]/[.F113]" office:value-type="float" office:value="0.0000122819945959224" calcext:value-type="float">
            <text:p>1,22819945959224E-05</text:p>
          </table:table-cell>
        </table:table-row>
        <table:table-row table:style-name="ro1">
          <table:table-cell office:value-type="float" office:value="335487" calcext:value-type="float">
            <text:p>335487</text:p>
          </table:table-cell>
          <table:table-cell office:value-type="string" calcext:value-type="string">
            <text:p>8Tb SATA-III Seagate IronWolf Pro (ST8000NE001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340" calcext:value-type="float">
            <text:p>27340</text:p>
          </table:table-cell>
          <table:table-cell/>
          <table:table-cell table:formula="of:=([.C114]-[.$C$2])/[.$C$2]" office:value-type="float" office:value="7" calcext:value-type="float">
            <text:p>7</text:p>
          </table:table-cell>
          <table:table-cell table:formula="of:=([.D114]-[.$D$2])/[.$D$2]" office:value-type="float" office:value="0.333333333333333" calcext:value-type="float">
            <text:p>0,333333333333333</text:p>
          </table:table-cell>
          <table:table-cell table:formula="of:=([.E114]-[.$E$2])/[.$E$2]" office:value-type="float" office:value="3" calcext:value-type="float">
            <text:p>3</text:p>
          </table:table-cell>
          <table:table-cell table:formula="of:=SQRT([.I114]^2)" office:value-type="float" office:value="0.333333333333333" calcext:value-type="float">
            <text:p>0,333333333333333</text:p>
          </table:table-cell>
          <table:table-cell table:formula="of:=[.K114]/[.F114]" office:value-type="float" office:value="0.0000121921482565228" calcext:value-type="float">
            <text:p>1,21921482565228E-05</text:p>
          </table:table-cell>
        </table:table-row>
        <table:table-row table:style-name="ro1">
          <table:table-cell office:value-type="float" office:value="330447" calcext:value-type="float">
            <text:p>330447</text:p>
          </table:table-cell>
          <table:table-cell office:value-type="string" calcext:value-type="string">
            <text:p>10Tb SATA-III Seagate IronWolf (ST10000VN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460" calcext:value-type="float">
            <text:p>27460</text:p>
          </table:table-cell>
          <table:table-cell/>
          <table:table-cell table:formula="of:=([.C115]-[.$C$2])/[.$C$2]" office:value-type="float" office:value="9" calcext:value-type="float">
            <text:p>9</text:p>
          </table:table-cell>
          <table:table-cell table:formula="of:=([.D115]-[.$D$2])/[.$D$2]" office:value-type="float" office:value="0.333333333333333" calcext:value-type="float">
            <text:p>0,333333333333333</text:p>
          </table:table-cell>
          <table:table-cell table:formula="of:=([.E115]-[.$E$2])/[.$E$2]" office:value-type="float" office:value="3" calcext:value-type="float">
            <text:p>3</text:p>
          </table:table-cell>
          <table:table-cell table:formula="of:=SQRT([.I115]^2)" office:value-type="float" office:value="0.333333333333333" calcext:value-type="float">
            <text:p>0,333333333333333</text:p>
          </table:table-cell>
          <table:table-cell table:formula="of:=[.K115]/[.F115]" office:value-type="float" office:value="0.0000121388686574411" calcext:value-type="float">
            <text:p>1,21388686574411E-05</text:p>
          </table:table-cell>
        </table:table-row>
        <table:table-row table:style-name="ro1">
          <table:table-cell office:value-type="float" office:value="335754" calcext:value-type="float">
            <text:p>335754</text:p>
          </table:table-cell>
          <table:table-cell office:value-type="string" calcext:value-type="string">
            <text:p>10Tb SATA-III Western Digital Gold (WD102KRY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650" calcext:value-type="float">
            <text:p>27650</text:p>
          </table:table-cell>
          <table:table-cell/>
          <table:table-cell table:formula="of:=([.C116]-[.$C$2])/[.$C$2]" office:value-type="float" office:value="9" calcext:value-type="float">
            <text:p>9</text:p>
          </table:table-cell>
          <table:table-cell table:formula="of:=([.D116]-[.$D$2])/[.$D$2]" office:value-type="float" office:value="0.333333333333333" calcext:value-type="float">
            <text:p>0,333333333333333</text:p>
          </table:table-cell>
          <table:table-cell table:formula="of:=([.E116]-[.$E$2])/[.$E$2]" office:value-type="float" office:value="3" calcext:value-type="float">
            <text:p>3</text:p>
          </table:table-cell>
          <table:table-cell table:formula="of:=SQRT([.I116]^2)" office:value-type="float" office:value="0.333333333333333" calcext:value-type="float">
            <text:p>0,333333333333333</text:p>
          </table:table-cell>
          <table:table-cell table:formula="of:=[.K116]/[.F116]" office:value-type="float" office:value="0.0000120554550934298" calcext:value-type="float">
            <text:p>1,20554550934298E-05</text:p>
          </table:table-cell>
        </table:table-row>
        <table:table-row table:style-name="ro1">
          <table:table-cell office:value-type="float" office:value="314775" calcext:value-type="float">
            <text:p>314775</text:p>
          </table:table-cell>
          <table:table-cell office:value-type="string" calcext:value-type="string">
            <text:p>12Tb SATA-III Seagate Exos X14 (ST12000NM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220" calcext:value-type="float">
            <text:p>29220</text:p>
          </table:table-cell>
          <table:table-cell/>
          <table:table-cell table:formula="of:=([.C117]-[.$C$2])/[.$C$2]" office:value-type="float" office:value="11" calcext:value-type="float">
            <text:p>11</text:p>
          </table:table-cell>
          <table:table-cell table:formula="of:=([.D117]-[.$D$2])/[.$D$2]" office:value-type="float" office:value="0.333333333333333" calcext:value-type="float">
            <text:p>0,333333333333333</text:p>
          </table:table-cell>
          <table:table-cell table:formula="of:=([.E117]-[.$E$2])/[.$E$2]" office:value-type="float" office:value="3" calcext:value-type="float">
            <text:p>3</text:p>
          </table:table-cell>
          <table:table-cell table:formula="of:=SQRT([.I117]^2)" office:value-type="float" office:value="0.333333333333333" calcext:value-type="float">
            <text:p>0,333333333333333</text:p>
          </table:table-cell>
          <table:table-cell table:formula="of:=[.K117]/[.F117]" office:value-type="float" office:value="0.0000114077116130504" calcext:value-type="float">
            <text:p>1,14077116130504E-05</text:p>
          </table:table-cell>
        </table:table-row>
        <table:table-row table:style-name="ro1">
          <table:table-cell office:value-type="float" office:value="297576" calcext:value-type="float">
            <text:p>297576</text:p>
          </table:table-cell>
          <table:table-cell office:value-type="string" calcext:value-type="string">
            <text:p>10Tb SATA-III Western Digital Purple (WD101PUR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310" calcext:value-type="float">
            <text:p>29310</text:p>
          </table:table-cell>
          <table:table-cell/>
          <table:table-cell table:formula="of:=([.C118]-[.$C$2])/[.$C$2]" office:value-type="float" office:value="9" calcext:value-type="float">
            <text:p>9</text:p>
          </table:table-cell>
          <table:table-cell table:formula="of:=([.D118]-[.$D$2])/[.$D$2]" office:value-type="float" office:value="0.333333333333333" calcext:value-type="float">
            <text:p>0,333333333333333</text:p>
          </table:table-cell>
          <table:table-cell table:formula="of:=([.E118]-[.$E$2])/[.$E$2]" office:value-type="float" office:value="3" calcext:value-type="float">
            <text:p>3</text:p>
          </table:table-cell>
          <table:table-cell table:formula="of:=SQRT([.I118]^2)" office:value-type="float" office:value="0.333333333333333" calcext:value-type="float">
            <text:p>0,333333333333333</text:p>
          </table:table-cell>
          <table:table-cell table:formula="of:=[.K118]/[.F118]" office:value-type="float" office:value="0.0000113726828158763" calcext:value-type="float">
            <text:p>1,13726828158763E-05</text:p>
          </table:table-cell>
        </table:table-row>
        <table:table-row table:style-name="ro1">
          <table:table-cell office:value-type="float" office:value="348838" calcext:value-type="float">
            <text:p>348838</text:p>
          </table:table-cell>
          <table:table-cell office:value-type="string" calcext:value-type="string">
            <text:p>10Tb SATA-III Western Digital Purple (WD102PUR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310" calcext:value-type="float">
            <text:p>29310</text:p>
          </table:table-cell>
          <table:table-cell/>
          <table:table-cell table:formula="of:=([.C119]-[.$C$2])/[.$C$2]" office:value-type="float" office:value="9" calcext:value-type="float">
            <text:p>9</text:p>
          </table:table-cell>
          <table:table-cell table:formula="of:=([.D119]-[.$D$2])/[.$D$2]" office:value-type="float" office:value="0.333333333333333" calcext:value-type="float">
            <text:p>0,333333333333333</text:p>
          </table:table-cell>
          <table:table-cell table:formula="of:=([.E119]-[.$E$2])/[.$E$2]" office:value-type="float" office:value="3" calcext:value-type="float">
            <text:p>3</text:p>
          </table:table-cell>
          <table:table-cell table:formula="of:=SQRT([.I119]^2)" office:value-type="float" office:value="0.333333333333333" calcext:value-type="float">
            <text:p>0,333333333333333</text:p>
          </table:table-cell>
          <table:table-cell table:formula="of:=[.K119]/[.F119]" office:value-type="float" office:value="0.0000113726828158763" calcext:value-type="float">
            <text:p>1,13726828158763E-05</text:p>
          </table:table-cell>
        </table:table-row>
        <table:table-row table:style-name="ro1">
          <table:table-cell office:value-type="float" office:value="288018" calcext:value-type="float">
            <text:p>288018</text:p>
          </table:table-cell>
          <table:table-cell office:value-type="string" calcext:value-type="string">
            <text:p>8Tb SATA-III Western Digital Red Pro (WD8003FFBX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650" calcext:value-type="float">
            <text:p>29650</text:p>
          </table:table-cell>
          <table:table-cell/>
          <table:table-cell table:formula="of:=([.C120]-[.$C$2])/[.$C$2]" office:value-type="float" office:value="7" calcext:value-type="float">
            <text:p>7</text:p>
          </table:table-cell>
          <table:table-cell table:formula="of:=([.D120]-[.$D$2])/[.$D$2]" office:value-type="float" office:value="0.333333333333333" calcext:value-type="float">
            <text:p>0,333333333333333</text:p>
          </table:table-cell>
          <table:table-cell table:formula="of:=([.E120]-[.$E$2])/[.$E$2]" office:value-type="float" office:value="3" calcext:value-type="float">
            <text:p>3</text:p>
          </table:table-cell>
          <table:table-cell table:formula="of:=SQRT([.I120]^2)" office:value-type="float" office:value="0.333333333333333" calcext:value-type="float">
            <text:p>0,333333333333333</text:p>
          </table:table-cell>
          <table:table-cell table:formula="of:=[.K120]/[.F120]" office:value-type="float" office:value="0.0000112422709387296" calcext:value-type="float">
            <text:p>1,12422709387296E-05</text:p>
          </table:table-cell>
        </table:table-row>
        <table:table-row table:style-name="ro1">
          <table:table-cell office:value-type="float" office:value="263039" calcext:value-type="float">
            <text:p>263039</text:p>
          </table:table-cell>
          <table:table-cell office:value-type="string" calcext:value-type="string">
            <text:p>12Tb SATA-III Western Digital (HGST) (Hitachi) Ultrastar He12 (0F30146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0160" calcext:value-type="float">
            <text:p>30160</text:p>
          </table:table-cell>
          <table:table-cell/>
          <table:table-cell table:formula="of:=([.C121]-[.$C$2])/[.$C$2]" office:value-type="float" office:value="11" calcext:value-type="float">
            <text:p>11</text:p>
          </table:table-cell>
          <table:table-cell table:formula="of:=([.D121]-[.$D$2])/[.$D$2]" office:value-type="float" office:value="0.333333333333333" calcext:value-type="float">
            <text:p>0,333333333333333</text:p>
          </table:table-cell>
          <table:table-cell table:formula="of:=([.E121]-[.$E$2])/[.$E$2]" office:value-type="float" office:value="3" calcext:value-type="float">
            <text:p>3</text:p>
          </table:table-cell>
          <table:table-cell table:formula="of:=SQRT([.I121]^2)" office:value-type="float" office:value="0.333333333333333" calcext:value-type="float">
            <text:p>0,333333333333333</text:p>
          </table:table-cell>
          <table:table-cell table:formula="of:=[.K121]/[.F121]" office:value-type="float" office:value="0.00001105216622458" calcext:value-type="float">
            <text:p>1,105216622458E-05</text:p>
          </table:table-cell>
        </table:table-row>
        <table:table-row table:style-name="ro1">
          <table:table-cell office:value-type="float" office:value="254194" calcext:value-type="float">
            <text:p>254194</text:p>
          </table:table-cell>
          <table:table-cell office:value-type="string" calcext:value-type="string">
            <text:p>10Tb SATA-III Western Digital Red (WD100EFAX)</text:p>
          </table:table-cell>
          <table:table-cell office:value-type="float" office:value="10000" calcext:value-type="float">
            <text:p>10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31350" calcext:value-type="float">
            <text:p>31350</text:p>
          </table:table-cell>
          <table:table-cell/>
          <table:table-cell table:formula="of:=([.C122]-[.$C$2])/[.$C$2]" office:value-type="float" office:value="9" calcext:value-type="float">
            <text:p>9</text:p>
          </table:table-cell>
          <table:table-cell table:formula="of:=([.D122]-[.$D$2])/[.$D$2]" office:value-type="float" office:value="0" calcext:value-type="float">
            <text:p>0</text:p>
          </table:table-cell>
          <table:table-cell table:formula="of:=([.E122]-[.$E$2])/[.$E$2]" office:value-type="float" office:value="3" calcext:value-type="float">
            <text:p>3</text:p>
          </table:table-cell>
          <table:table-cell table:formula="of:=SQRT([.I122]^2)" office:value-type="float" office:value="0" calcext:value-type="float">
            <text:p>0</text:p>
          </table:table-cell>
          <table:table-cell table:formula="of:=[.K122]/[.F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89" calcext:value-type="float">
            <text:p>335489</text:p>
          </table:table-cell>
          <table:table-cell office:value-type="string" calcext:value-type="string">
            <text:p>14Tb SATA-III Western Digital Gold (WD141KRYZ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31500" calcext:value-type="float">
            <text:p>31500</text:p>
          </table:table-cell>
          <table:table-cell/>
          <table:table-cell table:formula="of:=([.C123]-[.$C$2])/[.$C$2]" office:value-type="float" office:value="13" calcext:value-type="float">
            <text:p>13</text:p>
          </table:table-cell>
          <table:table-cell table:formula="of:=([.D123]-[.$D$2])/[.$D$2]" office:value-type="float" office:value="0.333333333333333" calcext:value-type="float">
            <text:p>0,333333333333333</text:p>
          </table:table-cell>
          <table:table-cell table:formula="of:=([.E123]-[.$E$2])/[.$E$2]" office:value-type="float" office:value="7" calcext:value-type="float">
            <text:p>7</text:p>
          </table:table-cell>
          <table:table-cell table:formula="of:=SQRT([.I123]^2)" office:value-type="float" office:value="0.333333333333333" calcext:value-type="float">
            <text:p>0,333333333333333</text:p>
          </table:table-cell>
          <table:table-cell table:formula="of:=[.K123]/[.F123]" office:value-type="float" office:value="0.0000105820105820106" calcext:value-type="float">
            <text:p>1,05820105820106E-05</text:p>
          </table:table-cell>
        </table:table-row>
        <table:table-row table:style-name="ro1">
          <table:table-cell office:value-type="float" office:value="322909" calcext:value-type="float">
            <text:p>322909</text:p>
          </table:table-cell>
          <table:table-cell office:value-type="string" calcext:value-type="string">
            <text:p>12Tb SATA-III Seagate IronWolf (ST12000VN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1580" calcext:value-type="float">
            <text:p>31580</text:p>
          </table:table-cell>
          <table:table-cell/>
          <table:table-cell table:formula="of:=([.C124]-[.$C$2])/[.$C$2]" office:value-type="float" office:value="11" calcext:value-type="float">
            <text:p>11</text:p>
          </table:table-cell>
          <table:table-cell table:formula="of:=([.D124]-[.$D$2])/[.$D$2]" office:value-type="float" office:value="0.333333333333333" calcext:value-type="float">
            <text:p>0,333333333333333</text:p>
          </table:table-cell>
          <table:table-cell table:formula="of:=([.E124]-[.$E$2])/[.$E$2]" office:value-type="float" office:value="3" calcext:value-type="float">
            <text:p>3</text:p>
          </table:table-cell>
          <table:table-cell table:formula="of:=SQRT([.I124]^2)" office:value-type="float" office:value="0.333333333333333" calcext:value-type="float">
            <text:p>0,333333333333333</text:p>
          </table:table-cell>
          <table:table-cell table:formula="of:=[.K124]/[.F124]" office:value-type="float" office:value="0.0000105552037154317" calcext:value-type="float">
            <text:p>1,05552037154317E-05</text:p>
          </table:table-cell>
        </table:table-row>
        <table:table-row table:style-name="ro1">
          <table:table-cell office:value-type="float" office:value="319711" calcext:value-type="float">
            <text:p>319711</text:p>
          </table:table-cell>
          <table:table-cell office:value-type="string" calcext:value-type="string">
            <text:p>12Tb SATA-III Seagate SkyHawk AI (ST12000VE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1690" calcext:value-type="float">
            <text:p>31690</text:p>
          </table:table-cell>
          <table:table-cell/>
          <table:table-cell table:formula="of:=([.C125]-[.$C$2])/[.$C$2]" office:value-type="float" office:value="11" calcext:value-type="float">
            <text:p>11</text:p>
          </table:table-cell>
          <table:table-cell table:formula="of:=([.D125]-[.$D$2])/[.$D$2]" office:value-type="float" office:value="0.333333333333333" calcext:value-type="float">
            <text:p>0,333333333333333</text:p>
          </table:table-cell>
          <table:table-cell table:formula="of:=([.E125]-[.$E$2])/[.$E$2]" office:value-type="float" office:value="3" calcext:value-type="float">
            <text:p>3</text:p>
          </table:table-cell>
          <table:table-cell table:formula="of:=SQRT([.I125]^2)" office:value-type="float" office:value="0.333333333333333" calcext:value-type="float">
            <text:p>0,333333333333333</text:p>
          </table:table-cell>
          <table:table-cell table:formula="of:=[.K125]/[.F125]" office:value-type="float" office:value="0.0000105185652676975" calcext:value-type="float">
            <text:p>1,05185652676975E-05</text:p>
          </table:table-cell>
        </table:table-row>
        <table:table-row table:style-name="ro1">
          <table:table-cell office:value-type="float" office:value="321504" calcext:value-type="float">
            <text:p>321504</text:p>
          </table:table-cell>
          <table:table-cell office:value-type="string" calcext:value-type="string">
            <text:p>12Tb SATA-III Toshiba N300 NAS (HDWG21CUZSVA) OEM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2760" calcext:value-type="float">
            <text:p>32760</text:p>
          </table:table-cell>
          <table:table-cell/>
          <table:table-cell table:formula="of:=([.C126]-[.$C$2])/[.$C$2]" office:value-type="float" office:value="11" calcext:value-type="float">
            <text:p>11</text:p>
          </table:table-cell>
          <table:table-cell table:formula="of:=([.D126]-[.$D$2])/[.$D$2]" office:value-type="float" office:value="0.333333333333333" calcext:value-type="float">
            <text:p>0,333333333333333</text:p>
          </table:table-cell>
          <table:table-cell table:formula="of:=([.E126]-[.$E$2])/[.$E$2]" office:value-type="float" office:value="3" calcext:value-type="float">
            <text:p>3</text:p>
          </table:table-cell>
          <table:table-cell table:formula="of:=SQRT([.I126]^2)" office:value-type="float" office:value="0.333333333333333" calcext:value-type="float">
            <text:p>0,333333333333333</text:p>
          </table:table-cell>
          <table:table-cell table:formula="of:=[.K126]/[.F126]" office:value-type="float" office:value="0.0000101750101750102" calcext:value-type="float">
            <text:p>1,01750101750102E-05</text:p>
          </table:table-cell>
        </table:table-row>
        <table:table-row table:style-name="ro1">
          <table:table-cell office:value-type="float" office:value="284630" calcext:value-type="float">
            <text:p>284630</text:p>
          </table:table-cell>
          <table:table-cell office:value-type="string" calcext:value-type="string">
            <text:p>14Tb SATA-III Toshiba (MG07ACA14TE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3520" calcext:value-type="float">
            <text:p>33520</text:p>
          </table:table-cell>
          <table:table-cell/>
          <table:table-cell table:formula="of:=([.C127]-[.$C$2])/[.$C$2]" office:value-type="float" office:value="13" calcext:value-type="float">
            <text:p>13</text:p>
          </table:table-cell>
          <table:table-cell table:formula="of:=([.D127]-[.$D$2])/[.$D$2]" office:value-type="float" office:value="0.333333333333333" calcext:value-type="float">
            <text:p>0,333333333333333</text:p>
          </table:table-cell>
          <table:table-cell table:formula="of:=([.E127]-[.$E$2])/[.$E$2]" office:value-type="float" office:value="3" calcext:value-type="float">
            <text:p>3</text:p>
          </table:table-cell>
          <table:table-cell table:formula="of:=SQRT([.I127]^2)" office:value-type="float" office:value="0.333333333333333" calcext:value-type="float">
            <text:p>0,333333333333333</text:p>
          </table:table-cell>
          <table:table-cell table:formula="of:=[.K127]/[.F127]" office:value-type="float" office:value="0.00000994431185361973" calcext:value-type="float">
            <text:p>9,94431185361973E-06</text:p>
          </table:table-cell>
        </table:table-row>
        <table:table-row table:style-name="ro1">
          <table:table-cell office:value-type="float" office:value="332070" calcext:value-type="float">
            <text:p>332070</text:p>
          </table:table-cell>
          <table:table-cell office:value-type="string" calcext:value-type="string">
            <text:p>14Tb SATA-III Seagate Exos X16 (ST14000NM001G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3940" calcext:value-type="float">
            <text:p>33940</text:p>
          </table:table-cell>
          <table:table-cell/>
          <table:table-cell table:formula="of:=([.C128]-[.$C$2])/[.$C$2]" office:value-type="float" office:value="13" calcext:value-type="float">
            <text:p>13</text:p>
          </table:table-cell>
          <table:table-cell table:formula="of:=([.D128]-[.$D$2])/[.$D$2]" office:value-type="float" office:value="0.333333333333333" calcext:value-type="float">
            <text:p>0,333333333333333</text:p>
          </table:table-cell>
          <table:table-cell table:formula="of:=([.E128]-[.$E$2])/[.$E$2]" office:value-type="float" office:value="3" calcext:value-type="float">
            <text:p>3</text:p>
          </table:table-cell>
          <table:table-cell table:formula="of:=SQRT([.I128]^2)" office:value-type="float" office:value="0.333333333333333" calcext:value-type="float">
            <text:p>0,333333333333333</text:p>
          </table:table-cell>
          <table:table-cell table:formula="of:=[.K128]/[.F128]" office:value-type="float" office:value="0.00000982125319190729" calcext:value-type="float">
            <text:p>9,82125319190729E-06</text:p>
          </table:table-cell>
        </table:table-row>
        <table:table-row table:style-name="ro1">
          <table:table-cell office:value-type="float" office:value="332230" calcext:value-type="float">
            <text:p>332230</text:p>
          </table:table-cell>
          <table:table-cell office:value-type="string" calcext:value-type="string">
            <text:p>10Tb SATA-III Seagate IronWolf Pro (ST10000NE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4100" calcext:value-type="float">
            <text:p>34100</text:p>
          </table:table-cell>
          <table:table-cell/>
          <table:table-cell table:formula="of:=([.C129]-[.$C$2])/[.$C$2]" office:value-type="float" office:value="9" calcext:value-type="float">
            <text:p>9</text:p>
          </table:table-cell>
          <table:table-cell table:formula="of:=([.D129]-[.$D$2])/[.$D$2]" office:value-type="float" office:value="0.333333333333333" calcext:value-type="float">
            <text:p>0,333333333333333</text:p>
          </table:table-cell>
          <table:table-cell table:formula="of:=([.E129]-[.$E$2])/[.$E$2]" office:value-type="float" office:value="3" calcext:value-type="float">
            <text:p>3</text:p>
          </table:table-cell>
          <table:table-cell table:formula="of:=SQRT([.I129]^2)" office:value-type="float" office:value="0.333333333333333" calcext:value-type="float">
            <text:p>0,333333333333333</text:p>
          </table:table-cell>
          <table:table-cell table:formula="of:=[.K129]/[.F129]" office:value-type="float" office:value="0.00000977517106549365" calcext:value-type="float">
            <text:p>9,77517106549365E-06</text:p>
          </table:table-cell>
        </table:table-row>
        <table:table-row table:style-name="ro1">
          <table:table-cell office:value-type="float" office:value="319712" calcext:value-type="float">
            <text:p>319712</text:p>
          </table:table-cell>
          <table:table-cell office:value-type="string" calcext:value-type="string">
            <text:p>14Tb SATA-III Seagate SkyHawk AI (ST14000VE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0]-[.$C$2])/[.$C$2]" office:value-type="float" office:value="13" calcext:value-type="float">
            <text:p>13</text:p>
          </table:table-cell>
          <table:table-cell table:formula="of:=([.D130]-[.$D$2])/[.$D$2]" office:value-type="float" office:value="0.333333333333333" calcext:value-type="float">
            <text:p>0,333333333333333</text:p>
          </table:table-cell>
          <table:table-cell table:formula="of:=([.E130]-[.$E$2])/[.$E$2]" office:value-type="float" office:value="3" calcext:value-type="float">
            <text:p>3</text:p>
          </table:table-cell>
          <table:table-cell table:formula="of:=SQRT([.I130]^2)" office:value-type="float" office:value="0.333333333333333" calcext:value-type="float">
            <text:p>0,333333333333333</text:p>
          </table:table-cell>
          <table:table-cell table:formula="of:=[.K130]/[.F130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325307" calcext:value-type="float">
            <text:p>325307</text:p>
          </table:table-cell>
          <table:table-cell office:value-type="string" calcext:value-type="string">
            <text:p>14Tb SATA-III Toshiba N300 NAS (HDWG21EEZSTA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1]-[.$C$2])/[.$C$2]" office:value-type="float" office:value="13" calcext:value-type="float">
            <text:p>13</text:p>
          </table:table-cell>
          <table:table-cell table:formula="of:=([.D131]-[.$D$2])/[.$D$2]" office:value-type="float" office:value="0.333333333333333" calcext:value-type="float">
            <text:p>0,333333333333333</text:p>
          </table:table-cell>
          <table:table-cell table:formula="of:=([.E131]-[.$E$2])/[.$E$2]" office:value-type="float" office:value="3" calcext:value-type="float">
            <text:p>3</text:p>
          </table:table-cell>
          <table:table-cell table:formula="of:=SQRT([.I131]^2)" office:value-type="float" office:value="0.333333333333333" calcext:value-type="float">
            <text:p>0,333333333333333</text:p>
          </table:table-cell>
          <table:table-cell table:formula="of:=[.K131]/[.F131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322899" calcext:value-type="float">
            <text:p>322899</text:p>
          </table:table-cell>
          <table:table-cell office:value-type="string" calcext:value-type="string">
            <text:p>14Tb SATA-III Toshiba N300 NAS (HDWG21EUZSVA) OEM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2]-[.$C$2])/[.$C$2]" office:value-type="float" office:value="13" calcext:value-type="float">
            <text:p>13</text:p>
          </table:table-cell>
          <table:table-cell table:formula="of:=([.D132]-[.$D$2])/[.$D$2]" office:value-type="float" office:value="0.333333333333333" calcext:value-type="float">
            <text:p>0,333333333333333</text:p>
          </table:table-cell>
          <table:table-cell table:formula="of:=([.E132]-[.$E$2])/[.$E$2]" office:value-type="float" office:value="3" calcext:value-type="float">
            <text:p>3</text:p>
          </table:table-cell>
          <table:table-cell table:formula="of:=SQRT([.I132]^2)" office:value-type="float" office:value="0.333333333333333" calcext:value-type="float">
            <text:p>0,333333333333333</text:p>
          </table:table-cell>
          <table:table-cell table:formula="of:=[.K132]/[.F132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265333" calcext:value-type="float">
            <text:p>265333</text:p>
          </table:table-cell>
          <table:table-cell office:value-type="string" calcext:value-type="string">
            <text:p>12Tb SATA-III Western Digital Gold (WD121KRYZ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990" calcext:value-type="float">
            <text:p>35990</text:p>
          </table:table-cell>
          <table:table-cell/>
          <table:table-cell table:formula="of:=([.C133]-[.$C$2])/[.$C$2]" office:value-type="float" office:value="11" calcext:value-type="float">
            <text:p>11</text:p>
          </table:table-cell>
          <table:table-cell table:formula="of:=([.D133]-[.$D$2])/[.$D$2]" office:value-type="float" office:value="0.333333333333333" calcext:value-type="float">
            <text:p>0,333333333333333</text:p>
          </table:table-cell>
          <table:table-cell table:formula="of:=([.E133]-[.$E$2])/[.$E$2]" office:value-type="float" office:value="3" calcext:value-type="float">
            <text:p>3</text:p>
          </table:table-cell>
          <table:table-cell table:formula="of:=SQRT([.I133]^2)" office:value-type="float" office:value="0.333333333333333" calcext:value-type="float">
            <text:p>0,333333333333333</text:p>
          </table:table-cell>
          <table:table-cell table:formula="of:=[.K133]/[.F133]" office:value-type="float" office:value="0.00000926183199036769" calcext:value-type="float">
            <text:p>9,26183199036769E-06</text:p>
          </table:table-cell>
        </table:table-row>
        <table:table-row table:style-name="ro1">
          <table:table-cell office:value-type="float" office:value="264583" calcext:value-type="float">
            <text:p>264583</text:p>
          </table:table-cell>
          <table:table-cell office:value-type="string" calcext:value-type="string">
            <text:p>12Tb SATA-III Seagate IronWolf (ST12000VN0007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6030" calcext:value-type="float">
            <text:p>36030</text:p>
          </table:table-cell>
          <table:table-cell/>
          <table:table-cell table:formula="of:=([.C134]-[.$C$2])/[.$C$2]" office:value-type="float" office:value="11" calcext:value-type="float">
            <text:p>11</text:p>
          </table:table-cell>
          <table:table-cell table:formula="of:=([.D134]-[.$D$2])/[.$D$2]" office:value-type="float" office:value="0.333333333333333" calcext:value-type="float">
            <text:p>0,333333333333333</text:p>
          </table:table-cell>
          <table:table-cell table:formula="of:=([.E134]-[.$E$2])/[.$E$2]" office:value-type="float" office:value="3" calcext:value-type="float">
            <text:p>3</text:p>
          </table:table-cell>
          <table:table-cell table:formula="of:=SQRT([.I134]^2)" office:value-type="float" office:value="0.333333333333333" calcext:value-type="float">
            <text:p>0,333333333333333</text:p>
          </table:table-cell>
          <table:table-cell table:formula="of:=[.K134]/[.F134]" office:value-type="float" office:value="0.00000925154963456379" calcext:value-type="float">
            <text:p>9,25154963456379E-06</text:p>
          </table:table-cell>
        </table:table-row>
        <table:table-row table:style-name="ro1">
          <table:table-cell office:value-type="float" office:value="297577" calcext:value-type="float">
            <text:p>297577</text:p>
          </table:table-cell>
          <table:table-cell office:value-type="string" calcext:value-type="string">
            <text:p>12Tb SATA-III Western Digital Purple (WD121PURZ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6460" calcext:value-type="float">
            <text:p>36460</text:p>
          </table:table-cell>
          <table:table-cell/>
          <table:table-cell table:formula="of:=([.C135]-[.$C$2])/[.$C$2]" office:value-type="float" office:value="11" calcext:value-type="float">
            <text:p>11</text:p>
          </table:table-cell>
          <table:table-cell table:formula="of:=([.D135]-[.$D$2])/[.$D$2]" office:value-type="float" office:value="0.333333333333333" calcext:value-type="float">
            <text:p>0,333333333333333</text:p>
          </table:table-cell>
          <table:table-cell table:formula="of:=([.E135]-[.$E$2])/[.$E$2]" office:value-type="float" office:value="3" calcext:value-type="float">
            <text:p>3</text:p>
          </table:table-cell>
          <table:table-cell table:formula="of:=SQRT([.I135]^2)" office:value-type="float" office:value="0.333333333333333" calcext:value-type="float">
            <text:p>0,333333333333333</text:p>
          </table:table-cell>
          <table:table-cell table:formula="of:=[.K135]/[.F135]" office:value-type="float" office:value="0.0000091424392027793" calcext:value-type="float">
            <text:p>9,1424392027793E-06</text:p>
          </table:table-cell>
        </table:table-row>
        <table:table-row table:style-name="ro1">
          <table:table-cell office:value-type="float" office:value="255168" calcext:value-type="float">
            <text:p>255168</text:p>
          </table:table-cell>
          <table:table-cell office:value-type="string" calcext:value-type="string">
            <text:p>10Tb SATA-III Western Digital Red Pro (WD101KFBX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7040" calcext:value-type="float">
            <text:p>37040</text:p>
          </table:table-cell>
          <table:table-cell/>
          <table:table-cell table:formula="of:=([.C136]-[.$C$2])/[.$C$2]" office:value-type="float" office:value="9" calcext:value-type="float">
            <text:p>9</text:p>
          </table:table-cell>
          <table:table-cell table:formula="of:=([.D136]-[.$D$2])/[.$D$2]" office:value-type="float" office:value="0.333333333333333" calcext:value-type="float">
            <text:p>0,333333333333333</text:p>
          </table:table-cell>
          <table:table-cell table:formula="of:=([.E136]-[.$E$2])/[.$E$2]" office:value-type="float" office:value="3" calcext:value-type="float">
            <text:p>3</text:p>
          </table:table-cell>
          <table:table-cell table:formula="of:=SQRT([.I136]^2)" office:value-type="float" office:value="0.333333333333333" calcext:value-type="float">
            <text:p>0,333333333333333</text:p>
          </table:table-cell>
          <table:table-cell table:formula="of:=[.K136]/[.F136]" office:value-type="float" office:value="0.00000899928005759539" calcext:value-type="float">
            <text:p>8,99928005759539E-06</text:p>
          </table:table-cell>
        </table:table-row>
        <table:table-row table:style-name="ro1">
          <table:table-cell office:value-type="float" office:value="349217" calcext:value-type="float">
            <text:p>349217</text:p>
          </table:table-cell>
          <table:table-cell office:value-type="string" calcext:value-type="string">
            <text:p>10Tb SATA-III Western Digital Red Pro (WD102KFBX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7630" calcext:value-type="float">
            <text:p>37630</text:p>
          </table:table-cell>
          <table:table-cell/>
          <table:table-cell table:formula="of:=([.C137]-[.$C$2])/[.$C$2]" office:value-type="float" office:value="9" calcext:value-type="float">
            <text:p>9</text:p>
          </table:table-cell>
          <table:table-cell table:formula="of:=([.D137]-[.$D$2])/[.$D$2]" office:value-type="float" office:value="0.333333333333333" calcext:value-type="float">
            <text:p>0,333333333333333</text:p>
          </table:table-cell>
          <table:table-cell table:formula="of:=([.E137]-[.$E$2])/[.$E$2]" office:value-type="float" office:value="3" calcext:value-type="float">
            <text:p>3</text:p>
          </table:table-cell>
          <table:table-cell table:formula="of:=SQRT([.I137]^2)" office:value-type="float" office:value="0.333333333333333" calcext:value-type="float">
            <text:p>0,333333333333333</text:p>
          </table:table-cell>
          <table:table-cell table:formula="of:=[.K137]/[.F137]" office:value-type="float" office:value="0.0000088581805297192" calcext:value-type="float">
            <text:p>8,8581805297192E-06</text:p>
          </table:table-cell>
        </table:table-row>
        <table:table-row table:style-name="ro1">
          <table:table-cell office:value-type="float" office:value="323586" calcext:value-type="float">
            <text:p>323586</text:p>
          </table:table-cell>
          <table:table-cell office:value-type="string" calcext:value-type="string">
            <text:p>16Tb SATA-III Seagate Exos X16 (ST16000NM001G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9900" calcext:value-type="float">
            <text:p>39900</text:p>
          </table:table-cell>
          <table:table-cell/>
          <table:table-cell table:formula="of:=([.C138]-[.$C$2])/[.$C$2]" office:value-type="float" office:value="15" calcext:value-type="float">
            <text:p>15</text:p>
          </table:table-cell>
          <table:table-cell table:formula="of:=([.D138]-[.$D$2])/[.$D$2]" office:value-type="float" office:value="0.333333333333333" calcext:value-type="float">
            <text:p>0,333333333333333</text:p>
          </table:table-cell>
          <table:table-cell table:formula="of:=([.E138]-[.$E$2])/[.$E$2]" office:value-type="float" office:value="3" calcext:value-type="float">
            <text:p>3</text:p>
          </table:table-cell>
          <table:table-cell table:formula="of:=SQRT([.I138]^2)" office:value-type="float" office:value="0.333333333333333" calcext:value-type="float">
            <text:p>0,333333333333333</text:p>
          </table:table-cell>
          <table:table-cell table:formula="of:=[.K138]/[.F138]" office:value-type="float" office:value="0.00000835421888053467" calcext:value-type="float">
            <text:p>8,35421888053467E-06</text:p>
          </table:table-cell>
        </table:table-row>
        <table:table-row table:style-name="ro1">
          <table:table-cell office:value-type="float" office:value="324718" calcext:value-type="float">
            <text:p>324718</text:p>
          </table:table-cell>
          <table:table-cell office:value-type="string" calcext:value-type="string">
            <text:p>12Tb SATA-III Western Digital Red (WD120EFAX)</text:p>
          </table:table-cell>
          <table:table-cell office:value-type="float" office:value="12000" calcext:value-type="float">
            <text:p>1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40150" calcext:value-type="float">
            <text:p>40150</text:p>
          </table:table-cell>
          <table:table-cell/>
          <table:table-cell table:formula="of:=([.C139]-[.$C$2])/[.$C$2]" office:value-type="float" office:value="11" calcext:value-type="float">
            <text:p>11</text:p>
          </table:table-cell>
          <table:table-cell table:formula="of:=([.D139]-[.$D$2])/[.$D$2]" office:value-type="float" office:value="0" calcext:value-type="float">
            <text:p>0</text:p>
          </table:table-cell>
          <table:table-cell table:formula="of:=([.E139]-[.$E$2])/[.$E$2]" office:value-type="float" office:value="3" calcext:value-type="float">
            <text:p>3</text:p>
          </table:table-cell>
          <table:table-cell table:formula="of:=SQRT([.I139]^2)" office:value-type="float" office:value="0" calcext:value-type="float">
            <text:p>0</text:p>
          </table:table-cell>
          <table:table-cell table:formula="of:=[.K139]/[.F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17" calcext:value-type="float">
            <text:p>345217</text:p>
          </table:table-cell>
          <table:table-cell office:value-type="string" calcext:value-type="string">
            <text:p>14Tb SATA-III Western Digital Red (WD140EFFX)</text:p>
          </table:table-cell>
          <table:table-cell office:value-type="float" office:value="14000" calcext:value-type="float">
            <text:p>14000</text:p>
          </table:table-cell>
          <table:table-cell office:value-type="float" office:value="5400" calcext:value-type="float">
            <text:p>5400</text:p>
          </table:table-cell>
          <table:table-cell office:value-type="float" office:value="512" calcext:value-type="float">
            <text:p>512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([.C140]-[.$C$2])/[.$C$2]" office:value-type="float" office:value="13" calcext:value-type="float">
            <text:p>13</text:p>
          </table:table-cell>
          <table:table-cell table:formula="of:=([.D140]-[.$D$2])/[.$D$2]" office:value-type="float" office:value="0" calcext:value-type="float">
            <text:p>0</text:p>
          </table:table-cell>
          <table:table-cell table:formula="of:=([.E140]-[.$E$2])/[.$E$2]" office:value-type="float" office:value="7" calcext:value-type="float">
            <text:p>7</text:p>
          </table:table-cell>
          <table:table-cell table:formula="of:=SQRT([.I140]^2)" office:value-type="float" office:value="0" calcext:value-type="float">
            <text:p>0</text:p>
          </table:table-cell>
          <table:table-cell table:formula="of:=[.K140]/[.F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76" calcext:value-type="float">
            <text:p>345376</text:p>
          </table:table-cell>
          <table:table-cell office:value-type="string" calcext:value-type="string">
            <text:p>16Tb SATA-III Toshiba MG08 (MG08ACA16TE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([.C141]-[.$C$2])/[.$C$2]" office:value-type="float" office:value="15" calcext:value-type="float">
            <text:p>15</text:p>
          </table:table-cell>
          <table:table-cell table:formula="of:=([.D141]-[.$D$2])/[.$D$2]" office:value-type="float" office:value="0.333333333333333" calcext:value-type="float">
            <text:p>0,333333333333333</text:p>
          </table:table-cell>
          <table:table-cell table:formula="of:=([.E141]-[.$E$2])/[.$E$2]" office:value-type="float" office:value="7" calcext:value-type="float">
            <text:p>7</text:p>
          </table:table-cell>
          <table:table-cell table:formula="of:=SQRT([.I141]^2)" office:value-type="float" office:value="0.333333333333333" calcext:value-type="float">
            <text:p>0,333333333333333</text:p>
          </table:table-cell>
          <table:table-cell table:formula="of:=[.K141]/[.F141]" office:value-type="float" office:value="0.00000793650793650794" calcext:value-type="float">
            <text:p>7,93650793650794E-06</text:p>
          </table:table-cell>
        </table:table-row>
        <table:table-row table:style-name="ro1">
          <table:table-cell office:value-type="float" office:value="345354" calcext:value-type="float">
            <text:p>345354</text:p>
          </table:table-cell>
          <table:table-cell office:value-type="string" calcext:value-type="string">
            <text:p>14Tb SATA-III Western Digital Purple (WD140PURZ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42670" calcext:value-type="float">
            <text:p>42670</text:p>
          </table:table-cell>
          <table:table-cell/>
          <table:table-cell table:formula="of:=([.C142]-[.$C$2])/[.$C$2]" office:value-type="float" office:value="13" calcext:value-type="float">
            <text:p>13</text:p>
          </table:table-cell>
          <table:table-cell table:formula="of:=([.D142]-[.$D$2])/[.$D$2]" office:value-type="float" office:value="0.333333333333333" calcext:value-type="float">
            <text:p>0,333333333333333</text:p>
          </table:table-cell>
          <table:table-cell table:formula="of:=([.E142]-[.$E$2])/[.$E$2]" office:value-type="float" office:value="7" calcext:value-type="float">
            <text:p>7</text:p>
          </table:table-cell>
          <table:table-cell table:formula="of:=SQRT([.I142]^2)" office:value-type="float" office:value="0.333333333333333" calcext:value-type="float">
            <text:p>0,333333333333333</text:p>
          </table:table-cell>
          <table:table-cell table:formula="of:=[.K142]/[.F142]" office:value-type="float" office:value="0.00000781188969611749" calcext:value-type="float">
            <text:p>7,81188969611749E-06</text:p>
          </table:table-cell>
        </table:table-row>
        <table:table-row table:style-name="ro1">
          <table:table-cell office:value-type="float" office:value="299906" calcext:value-type="float">
            <text:p>299906</text:p>
          </table:table-cell>
          <table:table-cell office:value-type="string" calcext:value-type="string">
            <text:p>14Tb SATA-III Seagate IronWolf (ST14000VN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3510" calcext:value-type="float">
            <text:p>43510</text:p>
          </table:table-cell>
          <table:table-cell/>
          <table:table-cell table:formula="of:=([.C143]-[.$C$2])/[.$C$2]" office:value-type="float" office:value="13" calcext:value-type="float">
            <text:p>13</text:p>
          </table:table-cell>
          <table:table-cell table:formula="of:=([.D143]-[.$D$2])/[.$D$2]" office:value-type="float" office:value="0.333333333333333" calcext:value-type="float">
            <text:p>0,333333333333333</text:p>
          </table:table-cell>
          <table:table-cell table:formula="of:=([.E143]-[.$E$2])/[.$E$2]" office:value-type="float" office:value="3" calcext:value-type="float">
            <text:p>3</text:p>
          </table:table-cell>
          <table:table-cell table:formula="of:=SQRT([.I143]^2)" office:value-type="float" office:value="0.333333333333333" calcext:value-type="float">
            <text:p>0,333333333333333</text:p>
          </table:table-cell>
          <table:table-cell table:formula="of:=[.K143]/[.F143]" office:value-type="float" office:value="0.00000766107408258638" calcext:value-type="float">
            <text:p>7,66107408258638E-06</text:p>
          </table:table-cell>
        </table:table-row>
        <table:table-row table:style-name="ro1">
          <table:table-cell office:value-type="float" office:value="337763" calcext:value-type="float">
            <text:p>337763</text:p>
          </table:table-cell>
          <table:table-cell office:value-type="string" calcext:value-type="string">
            <text:p>16Tb SATA-III Seagate SkyHawk AI (ST16000VE000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100" calcext:value-type="float">
            <text:p>44100</text:p>
          </table:table-cell>
          <table:table-cell/>
          <table:table-cell table:formula="of:=([.C144]-[.$C$2])/[.$C$2]" office:value-type="float" office:value="15" calcext:value-type="float">
            <text:p>15</text:p>
          </table:table-cell>
          <table:table-cell table:formula="of:=([.D144]-[.$D$2])/[.$D$2]" office:value-type="float" office:value="0.333333333333333" calcext:value-type="float">
            <text:p>0,333333333333333</text:p>
          </table:table-cell>
          <table:table-cell table:formula="of:=([.E144]-[.$E$2])/[.$E$2]" office:value-type="float" office:value="3" calcext:value-type="float">
            <text:p>3</text:p>
          </table:table-cell>
          <table:table-cell table:formula="of:=SQRT([.I144]^2)" office:value-type="float" office:value="0.333333333333333" calcext:value-type="float">
            <text:p>0,333333333333333</text:p>
          </table:table-cell>
          <table:table-cell table:formula="of:=[.K144]/[.F144]" office:value-type="float" office:value="0.00000755857898715042" calcext:value-type="float">
            <text:p>7,55857898715042E-06</text:p>
          </table:table-cell>
        </table:table-row>
        <table:table-row table:style-name="ro1">
          <table:table-cell office:value-type="float" office:value="307142" calcext:value-type="float">
            <text:p>307142</text:p>
          </table:table-cell>
          <table:table-cell office:value-type="string" calcext:value-type="string">
            <text:p>14Tb SATA-III Seagate IronWolf Pro (ST14000NE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340" calcext:value-type="float">
            <text:p>44340</text:p>
          </table:table-cell>
          <table:table-cell/>
          <table:table-cell table:formula="of:=([.C145]-[.$C$2])/[.$C$2]" office:value-type="float" office:value="13" calcext:value-type="float">
            <text:p>13</text:p>
          </table:table-cell>
          <table:table-cell table:formula="of:=([.D145]-[.$D$2])/[.$D$2]" office:value-type="float" office:value="0.333333333333333" calcext:value-type="float">
            <text:p>0,333333333333333</text:p>
          </table:table-cell>
          <table:table-cell table:formula="of:=([.E145]-[.$E$2])/[.$E$2]" office:value-type="float" office:value="3" calcext:value-type="float">
            <text:p>3</text:p>
          </table:table-cell>
          <table:table-cell table:formula="of:=SQRT([.I145]^2)" office:value-type="float" office:value="0.333333333333333" calcext:value-type="float">
            <text:p>0,333333333333333</text:p>
          </table:table-cell>
          <table:table-cell table:formula="of:=[.K145]/[.F145]" office:value-type="float" office:value="0.00000751766651631334" calcext:value-type="float">
            <text:p>7,51766651631334E-06</text:p>
          </table:table-cell>
        </table:table-row>
        <table:table-row table:style-name="ro1">
          <table:table-cell office:value-type="float" office:value="326996" calcext:value-type="float">
            <text:p>326996</text:p>
          </table:table-cell>
          <table:table-cell office:value-type="string" calcext:value-type="string">
            <text:p>16Tb SATA-III Seagate IronWolf (ST16000VN001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990" calcext:value-type="float">
            <text:p>44990</text:p>
          </table:table-cell>
          <table:table-cell/>
          <table:table-cell table:formula="of:=([.C146]-[.$C$2])/[.$C$2]" office:value-type="float" office:value="15" calcext:value-type="float">
            <text:p>15</text:p>
          </table:table-cell>
          <table:table-cell table:formula="of:=([.D146]-[.$D$2])/[.$D$2]" office:value-type="float" office:value="0.333333333333333" calcext:value-type="float">
            <text:p>0,333333333333333</text:p>
          </table:table-cell>
          <table:table-cell table:formula="of:=([.E146]-[.$E$2])/[.$E$2]" office:value-type="float" office:value="3" calcext:value-type="float">
            <text:p>3</text:p>
          </table:table-cell>
          <table:table-cell table:formula="of:=SQRT([.I146]^2)" office:value-type="float" office:value="0.333333333333333" calcext:value-type="float">
            <text:p>0,333333333333333</text:p>
          </table:table-cell>
          <table:table-cell table:formula="of:=[.K146]/[.F146]" office:value-type="float" office:value="0.00000740905386382159" calcext:value-type="float">
            <text:p>7,40905386382159E-06</text:p>
          </table:table-cell>
        </table:table-row>
        <table:table-row table:style-name="ro1">
          <table:table-cell office:value-type="float" office:value="326571" calcext:value-type="float">
            <text:p>326571</text:p>
          </table:table-cell>
          <table:table-cell office:value-type="string" calcext:value-type="string">
            <text:p>12Tb SATA-III Western Digital Red Pro (WD121KFBX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9630" calcext:value-type="float">
            <text:p>49630</text:p>
          </table:table-cell>
          <table:table-cell/>
          <table:table-cell table:formula="of:=([.C147]-[.$C$2])/[.$C$2]" office:value-type="float" office:value="11" calcext:value-type="float">
            <text:p>11</text:p>
          </table:table-cell>
          <table:table-cell table:formula="of:=([.D147]-[.$D$2])/[.$D$2]" office:value-type="float" office:value="0.333333333333333" calcext:value-type="float">
            <text:p>0,333333333333333</text:p>
          </table:table-cell>
          <table:table-cell table:formula="of:=([.E147]-[.$E$2])/[.$E$2]" office:value-type="float" office:value="3" calcext:value-type="float">
            <text:p>3</text:p>
          </table:table-cell>
          <table:table-cell table:formula="of:=SQRT([.I147]^2)" office:value-type="float" office:value="0.333333333333333" calcext:value-type="float">
            <text:p>0,333333333333333</text:p>
          </table:table-cell>
          <table:table-cell table:formula="of:=[.K147]/[.F147]" office:value-type="float" office:value="0.00000671636778830009" calcext:value-type="float">
            <text:p>6,71636778830009E-06</text:p>
          </table:table-cell>
        </table:table-row>
        <table:table-row table:style-name="ro1">
          <table:table-cell office:value-type="float" office:value="345355" calcext:value-type="float">
            <text:p>345355</text:p>
          </table:table-cell>
          <table:table-cell office:value-type="string" calcext:value-type="string">
            <text:p>14Tb SATA-III Western Digital Red Pro (WD141KFGX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54160" calcext:value-type="float">
            <text:p>54160</text:p>
          </table:table-cell>
          <table:table-cell/>
          <table:table-cell table:formula="of:=([.C148]-[.$C$2])/[.$C$2]" office:value-type="float" office:value="13" calcext:value-type="float">
            <text:p>13</text:p>
          </table:table-cell>
          <table:table-cell table:formula="of:=([.D148]-[.$D$2])/[.$D$2]" office:value-type="float" office:value="0.333333333333333" calcext:value-type="float">
            <text:p>0,333333333333333</text:p>
          </table:table-cell>
          <table:table-cell table:formula="of:=([.E148]-[.$E$2])/[.$E$2]" office:value-type="float" office:value="7" calcext:value-type="float">
            <text:p>7</text:p>
          </table:table-cell>
          <table:table-cell table:formula="of:=SQRT([.I148]^2)" office:value-type="float" office:value="0.333333333333333" calcext:value-type="float">
            <text:p>0,333333333333333</text:p>
          </table:table-cell>
          <table:table-cell table:formula="of:=[.K148]/[.F148]" office:value-type="float" office:value="0.00000615460364352536" calcext:value-type="float">
            <text:p>6,15460364352536E-06</text:p>
          </table:table-cell>
        </table:table-row>
      </table:table>
      <table:named-expressions/>
      <table:database-ranges>
        <table:database-range table:name="__Anonymous_Sheet_DB__5" table:target-range-address="hdd.C1:hdd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7:19:49.364651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8:52:20.631065614</dc:date>
    <meta:editing-duration>P6DT19H55M33S</meta:editing-duration>
    <meta:editing-cycles>12</meta:editing-cycles>
    <meta:generator>LibreOffice/6.1.5.2$Linux_X86_64 LibreOffice_project/10$Build-2</meta:generator>
    <meta:document-statistic meta:table-count="6" meta:cell-count="84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94cm" svg:height="13.068cm" xlink:href=".." xlink:type="simple" chart:class="chart:scatter" chart:style-name="ch1">
        <chart:legend chart:legend-position="end" svg:x="19.345cm" svg:y="6.235cm" style:legend-expansion="high" chart:style-name="ch2"/>
        <chart:plot-area chart:style-name="ch3" table:cell-range-address="cpus.A2:cpus.A51 cpus.E2:cpus.E51 cpus.I1:cpus.I51" chart:data-source-has-labels="both" svg:x="0.417cm" svg:y="0.261cm" svg:width="18.511cm" svg:height="12.546cm">
          <chartooo:coordinate-region svg:x="1.409cm" svg:y="0.46cm" svg:width="17.054cm" svg:height="11.7cm"/>
          <chart:axis chart:dimension="x" chart:name="primary-x" chart:style-name="ch4" chartooo:axis-type="auto">
            <chart:categories table:cell-range-address="cpus.A2:cpus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pus.I2:cpus.I51" chart:label-cell-address="cpus.I1:cpus.I1" chart:class="chart:scatter">
            <chart:domain table:cell-range-address="cpus.E2:cpus.E51"/>
            <chart:data-point chart:style-name="ch8" chart:repeated="4"/>
            <chart:data-point chart:repeated="2"/>
            <chart:data-point chart:style-name="ch8" chart:repeated="3"/>
            <chart:data-point chart:repeated="2"/>
            <chart:data-point chart:style-name="ch8" chart:repeated="6"/>
            <chart:data-point/>
            <chart:data-point chart:style-name="ch8"/>
            <chart:data-point/>
            <chart:data-point chart:style-name="ch8" chart:repeated="5"/>
            <chart:data-point chart:repeated="3"/>
            <chart:data-point chart:style-name="ch8"/>
            <chart:data-point/>
            <chart:data-point chart:style-name="ch8"/>
            <chart:data-point chart:repeated="2"/>
            <chart:data-point chart:style-name="ch8"/>
            <chart:data-point chart:repeated="2"/>
            <chart:data-point chart:style-name="ch8" chart:repeated="4"/>
            <chart:data-point chart:repeated="3"/>
            <chart:data-point chart:style-name="ch8" chart:repeated="3"/>
            <chart:data-point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ice</text:p>
                <draw:g>
                  <svg:desc>cpus.I1:cpu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 i3-9350KF</text:p>
                <draw:g>
                  <svg:desc>cpus.A2:cpus.A51</svg:desc>
                </draw:g>
              </table:table-cell>
              <table:table-cell office:value-type="float" office:value="137">
                <text:p>137</text:p>
                <draw:g>
                  <svg:desc>cpus.E2:cpus.E51</svg:desc>
                </draw:g>
              </table:table-cell>
              <table:table-cell office:value-type="float" office:value="11276">
                <text:p>11276</text:p>
                <draw:g>
                  <svg:desc>cpus.I2:cpus.I51</svg:desc>
                </draw:g>
              </table:table-cell>
            </table:table-row>
            <table:table-row>
              <table:table-cell office:value-type="string">
                <text:p>Intel Core i5-9600K</text:p>
              </table:table-cell>
              <table:table-cell office:value-type="float" office:value="137">
                <text:p>137</text:p>
              </table:table-cell>
              <table:table-cell office:value-type="float" office:value="14831">
                <text:p>14831</text:p>
              </table:table-cell>
            </table:table-row>
            <table:table-row>
              <table:table-cell office:value-type="string">
                <text:p>Intel Core i5-9600KF</text:p>
              </table:table-cell>
              <table:table-cell office:value-type="float" office:value="136">
                <text:p>136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AMD Ryzen 5 3600X</text:p>
              </table:table-cell>
              <table:table-cell office:value-type="float" office:value="135">
                <text:p>135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AMD Ryzen 7 3700X</text:p>
              </table:table-cell>
              <table:table-cell office:value-type="float" office:value="135">
                <text:p>135</text:p>
              </table:table-cell>
              <table:table-cell office:value-type="float" office:value="19709">
                <text:p>19709</text:p>
              </table:table-cell>
            </table:table-row>
            <table:table-row>
              <table:table-cell office:value-type="string">
                <text:p>Intel Core i5-8600K</text:p>
              </table:table-cell>
              <table:table-cell office:value-type="float" office:value="131">
                <text:p>131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AMD Ryzen 5 3600</text:p>
              </table:table-cell>
              <table:table-cell office:value-type="float" office:value="130">
                <text:p>130</text:p>
              </table:table-cell>
              <table:table-cell office:value-type="float" office:value="11535">
                <text:p>11535</text:p>
              </table:table-cell>
            </table:table-row>
            <table:table-row>
              <table:table-cell office:value-type="string">
                <text:p>Intel Core i5-8600</text:p>
              </table:table-cell>
              <table:table-cell office:value-type="float" office:value="125">
                <text:p>125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Intel Core i3-8350K</text:p>
              </table:table-cell>
              <table:table-cell office:value-type="float" office:value="125">
                <text:p>125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Intel Core i5-7600K</text:p>
              </table:table-cell>
              <table:table-cell office:value-type="float" office:value="124">
                <text:p>124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Intel Core i7-6700K</text:p>
              </table:table-cell>
              <table:table-cell office:value-type="float" office:value="124">
                <text:p>124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Intel Core i3-9100</text:p>
              </table:table-cell>
              <table:table-cell office:value-type="float" office:value="122">
                <text:p>122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Intel Core i5-9400</text:p>
              </table:table-cell>
              <table:table-cell office:value-type="float" office:value="120">
                <text:p>120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string">
                <text:p>Intel Core i3-9100F</text:p>
              </table:table-cell>
              <table:table-cell office:value-type="float" office:value="120">
                <text:p>1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Intel Core i5-9400F</text:p>
              </table:table-cell>
              <table:table-cell office:value-type="float" office:value="119">
                <text:p>119</text:p>
              </table:table-cell>
              <table:table-cell office:value-type="float" office:value="9822">
                <text:p>9822</text:p>
              </table:table-cell>
            </table:table-row>
            <table:table-row>
              <table:table-cell office:value-type="string">
                <text:p>AMD Ryzen 7 2700X</text:p>
              </table:table-cell>
              <table:table-cell office:value-type="float" office:value="118">
                <text:p>118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string">
                <text:p>AMD Ryzen 5 2600X</text:p>
              </table:table-cell>
              <table:table-cell office:value-type="float" office:value="117">
                <text:p>117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Intel Core i5-7600</text:p>
              </table:table-cell>
              <table:table-cell office:value-type="float" office:value="116">
                <text:p>116</text:p>
              </table:table-cell>
              <table:table-cell office:value-type="float" office:value="13181">
                <text:p>13181</text:p>
              </table:table-cell>
            </table:table-row>
            <table:table-row>
              <table:table-cell office:value-type="string">
                <text:p>Intel Core i5-8400</text:p>
              </table:table-cell>
              <table:table-cell office:value-type="float" office:value="115">
                <text:p>115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string">
                <text:p>Intel Core i5-6600K</text:p>
              </table:table-cell>
              <table:table-cell office:value-type="float" office:value="115">
                <text:p>115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AMD Ryzen 5 3400G</text:p>
              </table:table-cell>
              <table:table-cell office:value-type="float" office:value="115">
                <text:p>115</text:p>
              </table:table-cell>
              <table:table-cell office:value-type="float" office:value="11601">
                <text:p>11601</text:p>
              </table:table-cell>
            </table:table-row>
            <table:table-row>
              <table:table-cell office:value-type="string">
                <text:p>AMD Ryzen TR 1900X</text:p>
              </table:table-cell>
              <table:table-cell office:value-type="float" office:value="112">
                <text:p>112</text:p>
              </table:table-cell>
              <table:table-cell office:value-type="float" office:value="11865">
                <text:p>11865</text:p>
              </table:table-cell>
            </table:table-row>
            <table:table-row>
              <table:table-cell office:value-type="string">
                <text:p>AMD Ryzen TR 1920X</text:p>
              </table:table-cell>
              <table:table-cell office:value-type="float" office:value="112">
                <text:p>112</text:p>
              </table:table-cell>
              <table:table-cell office:value-type="float" office:value="17139">
                <text:p>17139</text:p>
              </table:table-cell>
            </table:table-row>
            <table:table-row>
              <table:table-cell office:value-type="string">
                <text:p>AMD Ryzen 5 2600</text:p>
              </table:table-cell>
              <table:table-cell office:value-type="float" office:value="111">
                <text:p>111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string">
                <text:p>Intel Core i3-8300</text:p>
              </table:table-cell>
              <table:table-cell office:value-type="float" office:value="110">
                <text:p>110</text:p>
              </table:table-cell>
              <table:table-cell office:value-type="float" office:value="9885">
                <text:p>9885</text:p>
              </table:table-cell>
            </table:table-row>
            <table:table-row>
              <table:table-cell office:value-type="string">
                <text:p>Intel Core i7-4770K</text:p>
              </table:table-cell>
              <table:table-cell office:value-type="float" office:value="110">
                <text:p>110</text:p>
              </table:table-cell>
              <table:table-cell office:value-type="float" office:value="19315">
                <text:p>19315</text:p>
              </table:table-cell>
            </table:table-row>
            <table:table-row>
              <table:table-cell office:value-type="string">
                <text:p>Intel Core i5-4690K</text:p>
              </table:table-cell>
              <table:table-cell office:value-type="float" office:value="110">
                <text:p>110</text:p>
              </table:table-cell>
              <table:table-cell office:value-type="float" office:value="12459">
                <text:p>12459</text:p>
              </table:table-cell>
            </table:table-row>
            <table:table-row>
              <table:table-cell office:value-type="string">
                <text:p>Intel Pentium Gold G5500</text:p>
              </table:table-cell>
              <table:table-cell office:value-type="float" office:value="108">
                <text:p>108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Intel Core i3-7100</text:p>
              </table:table-cell>
              <table:table-cell office:value-type="float" office:value="108">
                <text:p>108</text:p>
              </table:table-cell>
              <table:table-cell office:value-type="float" office:value="7779">
                <text:p>7779</text:p>
              </table:table-cell>
            </table:table-row>
            <table:table-row>
              <table:table-cell office:value-type="string">
                <text:p>Intel Core i5-4670K</text:p>
              </table:table-cell>
              <table:table-cell office:value-type="float" office:value="108">
                <text:p>108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Intel Core i3-6300</text:p>
              </table:table-cell>
              <table:table-cell office:value-type="float" office:value="107">
                <text:p>107</text:p>
              </table:table-cell>
              <table:table-cell office:value-type="float" office:value="13513">
                <text:p>13513</text:p>
              </table:table-cell>
            </table:table-row>
            <table:table-row>
              <table:table-cell office:value-type="string">
                <text:p>Intel Core i7-6700</text:p>
              </table:table-cell>
              <table:table-cell office:value-type="float" office:value="107">
                <text:p>107</text:p>
              </table:table-cell>
              <table:table-cell office:value-type="float" office:value="19446">
                <text:p>19446</text:p>
              </table:table-cell>
            </table:table-row>
            <table:table-row>
              <table:table-cell office:value-type="string">
                <text:p>Intel Core i7-5820K</text:p>
              </table:table-cell>
              <table:table-cell office:value-type="float" office:value="107">
                <text:p>107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Intel Xeon E3-1241 v3</text:p>
              </table:table-cell>
              <table:table-cell office:value-type="float" office:value="106">
                <text:p>106</text:p>
              </table:table-cell>
              <table:table-cell office:value-type="float" office:value="12524">
                <text:p>12524</text:p>
              </table:table-cell>
            </table:table-row>
            <table:table-row>
              <table:table-cell office:value-type="string">
                <text:p>Intel Pentium G4620</text:p>
              </table:table-cell>
              <table:table-cell office:value-type="float" office:value="106">
                <text:p>106</text:p>
              </table:table-cell>
              <table:table-cell office:value-type="float" office:value="16729">
                <text:p>16729</text:p>
              </table:table-cell>
            </table:table-row>
            <table:table-row>
              <table:table-cell office:value-type="string">
                <text:p>Intel Core i5-7500</text:p>
              </table:table-cell>
              <table:table-cell office:value-type="float" office:value="106">
                <text:p>106</text:p>
              </table:table-cell>
              <table:table-cell office:value-type="float" office:value="13658">
                <text:p>13658</text:p>
              </table:table-cell>
            </table:table-row>
            <table:table-row>
              <table:table-cell office:value-type="string">
                <text:p>Intel Core i3-8100</text:p>
              </table:table-cell>
              <table:table-cell office:value-type="float" office:value="106">
                <text:p>106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Intel Pentium Gold G5400</text:p>
              </table:table-cell>
              <table:table-cell office:value-type="float" office:value="105">
                <text:p>105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AMD Ryzen 3 3200G</text:p>
              </table:table-cell>
              <table:table-cell office:value-type="float" office:value="105">
                <text:p>105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Intel Core i5-6600</text:p>
              </table:table-cell>
              <table:table-cell office:value-type="float" office:value="105">
                <text:p>105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AMD Ryzen 7 2700</text:p>
              </table:table-cell>
              <table:table-cell office:value-type="float" office:value="105">
                <text:p>105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Intel Xeon E3-1245 v3</text:p>
              </table:table-cell>
              <table:table-cell office:value-type="float" office:value="104">
                <text:p>104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string">
                <text:p>Intel Core i5-4690</text:p>
              </table:table-cell>
              <table:table-cell office:value-type="float" office:value="104">
                <text:p>104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Intel Core i3-6100</text:p>
              </table:table-cell>
              <table:table-cell office:value-type="float" office:value="104">
                <text:p>104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AMD Ryzen 5 2400G</text:p>
              </table:table-cell>
              <table:table-cell office:value-type="float" office:value="104">
                <text:p>104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string">
                <text:p>AMD Ryzen 7 1700X</text:p>
              </table:table-cell>
              <table:table-cell office:value-type="float" office:value="104">
                <text:p>104</text:p>
              </table:table-cell>
              <table:table-cell office:value-type="float" office:value="17796">
                <text:p>17796</text:p>
              </table:table-cell>
            </table:table-row>
            <table:table-row>
              <table:table-cell office:value-type="string">
                <text:p>Intel Core i3-4370</text:p>
              </table:table-cell>
              <table:table-cell office:value-type="float" office:value="103">
                <text:p>103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AMD Ryzen 3 1300X</text:p>
              </table:table-cell>
              <table:table-cell office:value-type="float" office:value="103">
                <text:p>103</text:p>
              </table:table-cell>
              <table:table-cell office:value-type="float" office:value="11298">
                <text:p>11298</text:p>
              </table:table-cell>
            </table:table-row>
            <table:table-row>
              <table:table-cell office:value-type="string">
                <text:p>AMD Ryzen 5 1500X</text:p>
              </table:table-cell>
              <table:table-cell office:value-type="float" office:value="103">
                <text:p>103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Intel Pentium G4600</text:p>
              </table:table-cell>
              <table:table-cell office:value-type="float" office:value="102">
                <text:p>102</text:p>
              </table:table-cell>
              <table:table-cell office:value-type="float" office:value="5603">
                <text:p>5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8cm" svg:height="11.857cm" xlink:href=".." xlink:type="simple" chart:class="chart:scatter" chart:style-name="ch1">
        <chart:legend chart:legend-position="end" svg:x="18.499cm" svg:y="5.629cm" style:legend-expansion="high" chart:style-name="ch2"/>
        <chart:plot-area chart:style-name="ch3" table:cell-range-address="cpus.E2:cpus.E51 cpus.N1:cpus.N51" chart:data-source-has-labels="row" svg:x="0.421cm" svg:y="0.237cm" svg:width="17.657cm" svg:height="11.383cm">
          <chartooo:coordinate-region svg:x="1.228cm" svg:y="0.437cm" svg:width="16.57cm" svg:height="10.5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s.N2:cpus.N51" chart:label-cell-address="cpus.N1:cpus.N1" chart:class="chart:scatter">
            <chart:domain table:cell-range-address="cpus.E2:cpus.E51"/>
            <chart:data-point chart:repeated="13"/>
            <chart:data-point chart:style-name="ch7"/>
            <chart:data-point chart:repeated="23"/>
            <chart:data-point chart:style-name="ch7"/>
            <chart:data-point chart:repeated="8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st 1-Core</text:p>
                <draw:g>
                  <svg:desc>cpus.N1:cpu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cpus.E2:cpus.E51</svg:desc>
                </draw:g>
              </table:table-cell>
              <table:table-cell office:value-type="float" office:value="145.873221216041">
                <text:p>145.873221216041</text:p>
                <draw:g>
                  <svg:desc>cpus.N2:cpus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91.862871927555">
                <text:p>191.86287192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  <table:table-cell office:value-type="float" office:value="168.466579292267">
                <text:p>168.46657929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70.70385126162">
                <text:p>170.70385126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261.739707835325">
                <text:p>261.739707835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220.869565217391">
                <text:p>220.869565217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164.082503556188">
                <text:p>164.082503556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41.163859111792">
                <text:p>241.16385911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197.626339969372">
                <text:p>197.62633996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256.251944012442">
                <text:p>256.251944012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">
                <text:p>124</text:p>
              </table:table-cell>
              <table:table-cell office:value-type="float" office:value="281.912908242613">
                <text:p>281.912908242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143.049759229535">
                <text:p>143.049759229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07.694859038143">
                <text:p>207.694859038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102.155887230514">
                <text:p>102.155887230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65.632377740304">
                <text:p>165.632377740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">
                <text:p>118</text:p>
              </table:table-cell>
              <table:table-cell office:value-type="float" office:value="271.355060034305">
                <text:p>271.355060034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195.514834205934">
                <text:p>195.514834205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">
                <text:p>116</text:p>
              </table:table-cell>
              <table:table-cell office:value-type="float" office:value="234.120781527531">
                <text:p>234.120781527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26.473779385172">
                <text:p>226.473779385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250.289330922242">
                <text:p>250.28933092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209.783001808318">
                <text:p>209.783001808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226.864244741874">
                <text:p>226.864244741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327.705544933078">
                <text:p>327.705544933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">
                <text:p>111</text:p>
              </table:table-cell>
              <table:table-cell office:value-type="float" office:value="174.853801169591">
                <text:p>174.853801169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196.520874751491">
                <text:p>196.520874751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">
                <text:p>110</text:p>
              </table:table-cell>
              <table:table-cell office:value-type="float" office:value="383.996023856859">
                <text:p>383.996023856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247.693836978131">
                <text:p>247.693836978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278.592132505176">
                <text:p>278.592132505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61.055900621118">
                <text:p>161.05590062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286.56314699793">
                <text:p>286.56314699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85.68710359408">
                <text:p>285.68710359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">
                <text:p>107</text:p>
              </table:table-cell>
              <table:table-cell office:value-type="float" office:value="411.120507399577">
                <text:p>411.120507399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275.940803382664">
                <text:p>275.940803382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70.496760259179">
                <text:p>270.496760259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361.317494600432">
                <text:p>361.317494600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">
                <text:p>106</text:p>
              </table:table-cell>
              <table:table-cell office:value-type="float" office:value="294.989200863931">
                <text:p>294.989200863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166.565874730022">
                <text:p>166.565874730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91.6556291390729">
                <text:p>91.6556291390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">
                <text:p>105</text:p>
              </table:table-cell>
              <table:table-cell office:value-type="float" office:value="135.320088300221">
                <text:p>135.320088300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247.306843267108">
                <text:p>247.306843267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363.730684326711">
                <text:p>363.730684326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364.559819413093">
                <text:p>364.559819413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">
                <text:p>104</text:p>
              </table:table-cell>
              <table:table-cell office:value-type="float" office:value="322.031602708804">
                <text:p>322.031602708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">
                <text:p>104</text:p>
              </table:table-cell>
              <table:table-cell office:value-type="float" office:value="163.679458239278">
                <text:p>163.679458239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263.092550790068">
                <text:p>263.092550790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">
                <text:p>104</text:p>
              </table:table-cell>
              <table:table-cell office:value-type="float" office:value="401.715575620768">
                <text:p>401.715575620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">
                <text:p>103</text:p>
              </table:table-cell>
              <table:table-cell office:value-type="float" office:value="455.196304849885">
                <text:p>455.196304849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">
                <text:p>103</text:p>
              </table:table-cell>
              <table:table-cell office:value-type="float" office:value="260.923787528868">
                <text:p>260.923787528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">
                <text:p>103</text:p>
              </table:table-cell>
              <table:table-cell office:value-type="float" office:value="273.972286374134">
                <text:p>273.972286374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132.458628841608">
                <text:p>132.458628841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25cm" svg:height="11.874cm" xlink:href=".." xlink:type="simple" chart:class="chart:scatter" chart:style-name="ch1">
        <chart:legend chart:legend-position="end" svg:x="18.644cm" svg:y="5.638cm" style:legend-expansion="high" chart:style-name="ch2"/>
        <chart:plot-area chart:style-name="ch3" table:cell-range-address="cpus.F2:cpus.F51 cpus.O1:cpus.O51" chart:data-source-has-labels="row" svg:x="0.424cm" svg:y="0.237cm" svg:width="17.796cm" svg:height="11.4cm">
          <chartooo:coordinate-region svg:x="1.045cm" svg:y="0.437cm" svg:width="16.617cm" svg:height="10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s.O2:cpus.O51" chart:label-cell-address="cpus.O1:cpus.O1" chart:class="chart:scatter">
            <chart:domain table:cell-range-address="cpus.F2:cpus.F51"/>
            <chart:data-point chart:repeated="13"/>
            <chart:data-point chart:style-name="ch7" chart:repeated="2"/>
            <chart:data-point/>
            <chart:data-point chart:style-name="ch7"/>
            <chart:data-point chart:repeated="6"/>
            <chart:data-point chart:style-name="ch7"/>
            <chart:data-point chart:repeated="7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st 8-Core</text:p>
                <draw:g>
                  <svg:desc>cpus.O1:cpus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cpus.F2:cpus.F51</svg:desc>
                </draw:g>
              </table:table-cell>
              <table:table-cell office:value-type="float" office:value="28.6192893401015">
                <text:p>28.6192893401015</text:p>
                <draw:g>
                  <svg:desc>cpus.O2:cpus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23.4296998420221">
                <text:p>23.429699842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3">
                <text:p>763</text:p>
              </table:table-cell>
              <table:table-cell office:value-type="float" office:value="19.8978328173375">
                <text:p>19.897832817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6">
                <text:p>826</text:p>
              </table:table-cell>
              <table:table-cell office:value-type="float" office:value="18.12976022567">
                <text:p>18.1297602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8">
                <text:p>928</text:p>
              </table:table-cell>
              <table:table-cell office:value-type="float" office:value="24.3020961775586">
                <text:p>24.3020961775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9">
                <text:p>719</text:p>
              </table:table-cell>
              <table:table-cell office:value-type="float" office:value="26.1594684385382">
                <text:p>26.1594684385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3">
                <text:p>803</text:p>
              </table:table-cell>
              <table:table-cell office:value-type="float" office:value="16.8148688046647">
                <text:p>16.8148688046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6">
                <text:p>686</text:p>
              </table:table-cell>
              <table:table-cell office:value-type="float" office:value="27.676625659051">
                <text:p>27.676625659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0">
                <text:p>470</text:p>
              </table:table-cell>
              <table:table-cell office:value-type="float" office:value="36.5580736543909">
                <text:p>36.558073654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">
                <text:p>462</text:p>
              </table:table-cell>
              <table:table-cell office:value-type="float" office:value="47.7594202898551">
                <text:p>47.7594202898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2">
                <text:p>632</text:p>
              </table:table-cell>
              <table:table-cell office:value-type="float" office:value="35.1980582524272">
                <text:p>35.1980582524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">
                <text:p>456</text:p>
              </table:table-cell>
              <table:table-cell office:value-type="float" office:value="26.2890855457227">
                <text:p>26.2890855457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2">
                <text:p>662</text:p>
              </table:table-cell>
              <table:table-cell office:value-type="float" office:value="22.9798165137615">
                <text:p>22.9798165137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18.7804878048781">
                <text:p>18.7804878048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2">
                <text:p>652</text:p>
              </table:table-cell>
              <table:table-cell office:value-type="float" office:value="18.3588785046729">
                <text:p>18.3588785046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7">
                <text:p>847</text:p>
              </table:table-cell>
              <table:table-cell office:value-type="float" office:value="21.6712328767123">
                <text:p>21.6712328767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2">
                <text:p>722</text:p>
              </table:table-cell>
              <table:table-cell office:value-type="float" office:value="18.5173553719008">
                <text:p>18.5173553719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">
                <text:p>425</text:p>
              </table:table-cell>
              <table:table-cell office:value-type="float" office:value="42.7954545454545">
                <text:p>42.7954545454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">
                <text:p>625</text:p>
              </table:table-cell>
              <table:table-cell office:value-type="float" office:value="24.6535433070866">
                <text:p>24.6535433070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">
                <text:p>429</text:p>
              </table:table-cell>
              <table:table-cell office:value-type="float" office:value="44.3621794871795">
                <text:p>44.3621794871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3">
                <text:p>633</text:p>
              </table:table-cell>
              <table:table-cell office:value-type="float" office:value="22.4825581395349">
                <text:p>22.4825581395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3">
                <text:p>783</text:p>
              </table:table-cell>
              <table:table-cell office:value-type="float" office:value="17.8153153153153">
                <text:p>17.8153153153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3">
                <text:p>803</text:p>
              </table:table-cell>
              <table:table-cell office:value-type="float" office:value="24.9839650145773">
                <text:p>24.983965014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9">
                <text:p>689</text:p>
              </table:table-cell>
              <table:table-cell office:value-type="float" office:value="15.6818181818182">
                <text:p>15.6818181818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">
                <text:p>413</text:p>
              </table:table-cell>
              <table:table-cell office:value-type="float" office:value="33.3952702702703">
                <text:p>33.3952702702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1">
                <text:p>561</text:p>
              </table:table-cell>
              <table:table-cell office:value-type="float" office:value="43.5022522522523">
                <text:p>43.50225225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  <table:table-cell office:value-type="float" office:value="42.3775510204082">
                <text:p>42.3775510204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">
                <text:p>293</text:p>
              </table:table-cell>
              <table:table-cell office:value-type="float" office:value="76.4545454545455">
                <text:p>76.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6">
                <text:p>286</text:p>
              </table:table-cell>
              <table:table-cell office:value-type="float" office:value="46.0295857988166">
                <text:p>46.0295857988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6">
                <text:p>406</text:p>
              </table:table-cell>
              <table:table-cell office:value-type="float" office:value="47.8927335640138">
                <text:p>47.8927335640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6">
                <text:p>286</text:p>
              </table:table-cell>
              <table:table-cell office:value-type="float" office:value="79.9585798816568">
                <text:p>79.9585798816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8">
                <text:p>558</text:p>
              </table:table-cell>
              <table:table-cell office:value-type="float" office:value="44.0952380952381">
                <text:p>44.0952380952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0">
                <text:p>670</text:p>
              </table:table-cell>
              <table:table-cell office:value-type="float" office:value="23.6021699819168">
                <text:p>23.6021699819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">
                <text:p>540</text:p>
              </table:table-cell>
              <table:table-cell office:value-type="float" office:value="29.6075650118203">
                <text:p>29.6075650118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5">
                <text:p>285</text:p>
              </table:table-cell>
              <table:table-cell office:value-type="float" office:value="99.577380952381">
                <text:p>99.577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6">
                <text:p>386</text:p>
              </table:table-cell>
              <table:table-cell office:value-type="float" office:value="50.7732342007435">
                <text:p>50.7732342007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">
                <text:p>397</text:p>
              </table:table-cell>
              <table:table-cell office:value-type="float" office:value="27.5428571428571">
                <text:p>27.5428571428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2">
                <text:p>282</text:p>
              </table:table-cell>
              <table:table-cell office:value-type="float" office:value="25.1636363636364">
                <text:p>25.1636363636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">
                <text:p>413</text:p>
              </table:table-cell>
              <table:table-cell office:value-type="float" office:value="20.7094594594595">
                <text:p>20.7094594594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9">
                <text:p>389</text:p>
              </table:table-cell>
              <table:table-cell office:value-type="float" office:value="41.1875">
                <text:p>41.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7">
                <text:p>737</text:p>
              </table:table-cell>
              <table:table-cell office:value-type="float" office:value="26.5758064516129">
                <text:p>26.5758064516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2">
                <text:p>532</text:p>
              </table:table-cell>
              <table:table-cell office:value-type="float" office:value="38.9156626506024">
                <text:p>38.9156626506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2">
                <text:p>392</text:p>
              </table:table-cell>
              <table:table-cell office:value-type="float" office:value="51.8763636363636">
                <text:p>51.87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7">
                <text:p>277</text:p>
              </table:table-cell>
              <table:table-cell office:value-type="float" office:value="45.31875">
                <text:p>45.3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4">
                <text:p>584</text:p>
              </table:table-cell>
              <table:table-cell office:value-type="float" office:value="24.9571734475375">
                <text:p>24.9571734475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3">
                <text:p>763</text:p>
              </table:table-cell>
              <table:table-cell office:value-type="float" office:value="27.5479876160991">
                <text:p>27.5479876160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4">
                <text:p>274</text:p>
              </table:table-cell>
              <table:table-cell office:value-type="float" office:value="125.541401273885">
                <text:p>125.541401273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">
                <text:p>387</text:p>
              </table:table-cell>
              <table:table-cell office:value-type="float" office:value="41.8444444444444">
                <text:p>41.84444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4">
                <text:p>564</text:p>
              </table:table-cell>
              <table:table-cell office:value-type="float" office:value="26.5391498881432">
                <text:p>26.5391498881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36.3831168831169">
                <text:p>36.3831168831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6cm" svg:height="17.485cm" xlink:href=".." xlink:type="simple" chart:class="chart:scatter" chart:style-name="ch1">
        <chart:legend chart:legend-position="end" svg:x="23.491cm" svg:y="8.443cm" style:legend-expansion="high" chart:style-name="ch2"/>
        <chart:plot-area chart:style-name="ch3" table:cell-range-address="cpus.J2:cpus.K51 cpus.K1:cpus.K1" chart:data-source-has-labels="row" svg:x="0.499cm" svg:y="0.349cm" svg:width="22.493cm" svg:height="16.787cm">
          <chartooo:coordinate-region svg:x="1.12cm" svg:y="0.548cm" svg:width="21.499cm" svg:height="15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s.K2:cpus.K51" chart:label-cell-address="cpus.K1:cpus.K1" chart:class="chart:scatter">
            <chart:domain table:cell-range-address="cpus.J2:cpus.J51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6"/>
            <chart:data-point chart:style-name="ch7" chart:repeated="2"/>
            <chart:data-point/>
            <chart:data-point chart:style-name="ch7"/>
            <chart:data-point chart:repeated="4"/>
            <chart:data-point chart:style-name="ch7"/>
            <chart:data-point/>
            <chart:data-point chart:style-name="ch7"/>
            <chart:data-point chart:repeated="13"/>
            <chart:data-point chart:style-name="ch7" chart:repeated="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st</text:p>
                <draw:g>
                  <svg:desc>cpus.K1:cpu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3.249316399272">
                <text:p>733.249316399272</text:p>
                <draw:g>
                  <svg:desc>cpus.J2:cpus.J51</svg:desc>
                </draw:g>
              </table:table-cell>
              <table:table-cell office:value-type="float" office:value="15.3781254858476">
                <text:p>15.3781254858476</text:p>
                <draw:g>
                  <svg:desc>cpus.K2:cpus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4.933647230119">
                <text:p>884.933647230119</text:p>
              </table:table-cell>
              <table:table-cell office:value-type="float" office:value="16.7594486280657">
                <text:p>16.7594486280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8.765525884077">
                <text:p>888.765525884077</text:p>
              </table:table-cell>
              <table:table-cell office:value-type="float" office:value="14.462757190333">
                <text:p>14.462757190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0.358404057275">
                <text:p>930.358404057275</text:p>
              </table:table-cell>
              <table:table-cell office:value-type="float" office:value="13.8161808867894">
                <text:p>13.8161808867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.25084013823">
                <text:p>1010.25084013823</text:p>
              </table:table-cell>
              <table:table-cell office:value-type="float" office:value="19.5090161937438">
                <text:p>19.5090161937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9.313065132824">
                <text:p>829.313065132824</text:p>
              </table:table-cell>
              <table:table-cell office:value-type="float" office:value="18.9892100608324">
                <text:p>18.9892100608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7.068069541453">
                <text:p>887.068069541453</text:p>
              </table:table-cell>
              <table:table-cell office:value-type="float" office:value="13.0035116763505">
                <text:p>13.0035116763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2.439486302972">
                <text:p>772.439486302972</text:p>
              </table:table-cell>
              <table:table-cell office:value-type="float" office:value="20.387357559066">
                <text:p>20.38735755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.484543823241">
                <text:p>630.484543823241</text:p>
              </table:table-cell>
              <table:table-cell office:value-type="float" office:value="20.4683843980448">
                <text:p>20.4683843980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9.380626109665">
                <text:p>619.380626109665</text:p>
              </table:table-cell>
              <table:table-cell office:value-type="float" office:value="26.6023819690522">
                <text:p>26.6023819690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7.895844197506">
                <text:p>727.895844197506</text:p>
              </table:table-cell>
              <table:table-cell office:value-type="float" office:value="24.9032882169904">
                <text:p>24.9032882169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.763270281128">
                <text:p>602.763270281128</text:p>
              </table:table-cell>
              <table:table-cell office:value-type="float" office:value="14.7852406399007">
                <text:p>14.7852406399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7.828798550868">
                <text:p>727.828798550868</text:p>
              </table:table-cell>
              <table:table-cell office:value-type="float" office:value="17.2073432995997">
                <text:p>17.2073432995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3.347032220101">
                <text:p>583.347032220101</text:p>
              </table:table-cell>
              <table:table-cell office:value-type="float" office:value="10.5597520168334">
                <text:p>10.5597520168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5.038712238715">
                <text:p>715.038712238715</text:p>
              </table:table-cell>
              <table:table-cell office:value-type="float" office:value="13.7363192116526">
                <text:p>13.7363192116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6.273028553931">
                <text:p>866.273028553931</text:p>
              </table:table-cell>
              <table:table-cell office:value-type="float" office:value="18.2621407784198">
                <text:p>18.2621407784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9.049115670389">
                <text:p>759.049115670389</text:p>
              </table:table-cell>
              <table:table-cell office:value-type="float" office:value="14.7592557170764">
                <text:p>14.7592557170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5.641054173896">
                <text:p>545.641054173896</text:p>
              </table:table-cell>
              <table:table-cell office:value-type="float" office:value="24.1569066315146">
                <text:p>24.1569066315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3.633253335968">
                <text:p>673.633253335968</text:p>
              </table:table-cell>
              <table:table-cell office:value-type="float" office:value="18.5917187697885">
                <text:p>18.5917187697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1.351789504755">
                <text:p>541.351789504755</text:p>
              </table:table-cell>
              <table:table-cell office:value-type="float" office:value="25.5674780583291">
                <text:p>25.5674780583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9.686515976299">
                <text:p>679.686515976299</text:p>
              </table:table-cell>
              <table:table-cell office:value-type="float" office:value="17.0681626416207">
                <text:p>17.0681626416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6.520540100511">
                <text:p>786.520540100511</text:p>
              </table:table-cell>
              <table:table-cell office:value-type="float" office:value="15.0854292991302">
                <text:p>15.0854292991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3.526328131195">
                <text:p>803.526328131195</text:p>
              </table:table-cell>
              <table:table-cell office:value-type="float" office:value="21.3297304642912">
                <text:p>21.3297304642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3.99727272199">
                <text:p>703.99727272199</text:p>
              </table:table-cell>
              <table:table-cell office:value-type="float" office:value="12.7415266330759">
                <text:p>12.7415266330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.541549823436">
                <text:p>499.541549823436</text:p>
              </table:table-cell>
              <table:table-cell office:value-type="float" office:value="19.7881437559976">
                <text:p>19.7881437559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9.217623238836">
                <text:p>599.217623238836</text:p>
              </table:table-cell>
              <table:table-cell office:value-type="float" office:value="32.233698160612">
                <text:p>32.233698160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8.359067340005">
                <text:p>498.359067340005</text:p>
              </table:table-cell>
              <table:table-cell office:value-type="float" office:value="25.0000467865469">
                <text:p>25.0000467865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.595054139824">
                <text:p>424.595054139824</text:p>
              </table:table-cell>
              <table:table-cell office:value-type="float" office:value="31.6913724472372">
                <text:p>31.691372447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.741579643269">
                <text:p>421.741579643269</text:p>
              </table:table-cell>
              <table:table-cell office:value-type="float" office:value="18.4449444291926">
                <text:p>18.4449444291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2.520424438179">
                <text:p>482.520424438179</text:p>
              </table:table-cell>
              <table:table-cell office:value-type="float" office:value="28.6847961226009">
                <text:p>28.6847961226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4.424371870188">
                <text:p>414.424371870188</text:p>
              </table:table-cell>
              <table:table-cell office:value-type="float" office:value="32.6066730559773">
                <text:p>32.6066730559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1.091696722643">
                <text:p>581.091696722643</text:p>
              </table:table-cell>
              <table:table-cell office:value-type="float" office:value="33.4645979449981">
                <text:p>33.4645979449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0.071309638012">
                <text:p>670.071309638012</text:p>
              </table:table-cell>
              <table:table-cell office:value-type="float" office:value="19.4785238709161">
                <text:p>19.4785238709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2.250086705196">
                <text:p>562.250086705196</text:p>
              </table:table-cell>
              <table:table-cell office:value-type="float" office:value="22.2747853600007">
                <text:p>22.2747853600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6.718772618132">
                <text:p>406.718772618132</text:p>
              </table:table-cell>
              <table:table-cell office:value-type="float" office:value="41.1316150771994">
                <text:p>41.1316150771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7.774136447222">
                <text:p>457.774136447222</text:p>
              </table:table-cell>
              <table:table-cell office:value-type="float" office:value="29.8356742169829">
                <text:p>29.8356742169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4.323335618618">
                <text:p>464.323335618618</text:p>
              </table:table-cell>
              <table:table-cell office:value-type="float" office:value="16.6091156924631">
                <text:p>16.6091156924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.194374646353">
                <text:p>398.194374646353</text:p>
              </table:table-cell>
              <table:table-cell office:value-type="float" office:value="10.4270684478843">
                <text:p>10.4270684478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.92067703832">
                <text:p>467.92067703832</text:p>
              </table:table-cell>
              <table:table-cell office:value-type="float" office:value="13.1005110498632">
                <text:p>13.1005110498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3.120028248587">
                <text:p>453.120028248587</text:p>
              </table:table-cell>
              <table:table-cell office:value-type="float" office:value="24.7241333456439">
                <text:p>24.7241333456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8.146057567679">
                <text:p>718.146057567679</text:p>
              </table:table-cell>
              <table:table-cell office:value-type="float" office:value="22.9438006744849">
                <text:p>22.9438006744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.732865053957">
                <text:p>545.732865053957</text:p>
              </table:table-cell>
              <table:table-cell office:value-type="float" office:value="29.5932333091269">
                <text:p>29.593233309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.580382986149">
                <text:p>448.580382986149</text:p>
              </table:table-cell>
              <table:table-cell office:value-type="float" office:value="31.8025498686163">
                <text:p>31.8025498686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.843618952401">
                <text:p>388.843618952401</text:p>
              </table:table-cell>
              <table:table-cell office:value-type="float" office:value="18.6475993087792">
                <text:p>18.64759930877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6.249400852572">
                <text:p>586.249400852572</text:p>
              </table:table-cell>
              <table:table-cell office:value-type="float" office:value="19.8806173329138">
                <text:p>19.8806173329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6.827903923297">
                <text:p>736.827903923297</text:p>
              </table:table-cell>
              <table:table-cell office:value-type="float" office:value="24.1521797766396">
                <text:p>24.1521797766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.318235166288">
                <text:p>380.318235166288</text:p>
              </table:table-cell>
              <table:table-cell office:value-type="float" office:value="51.8250196217442">
                <text:p>51.8250196217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.195810544682">
                <text:p>439.195810544682</text:p>
              </table:table-cell>
              <table:table-cell office:value-type="float" office:value="25.7242890955368">
                <text:p>25.7242890955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.510353574539">
                <text:p>565.510353574539</text:p>
              </table:table-cell>
              <table:table-cell office:value-type="float" office:value="20.9775115964103">
                <text:p>20.9775115964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1.793706240437">
                <text:p>371.793706240437</text:p>
              </table:table-cell>
              <table:table-cell office:value-type="float" office:value="15.0701851751535">
                <text:p>15.0701851751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45cm" svg:height="18.78cm" xlink:href=".." xlink:type="simple" chart:class="chart:scatter" chart:style-name="ch1">
        <chart:legend chart:legend-position="end" svg:x="27.017cm" svg:y="9.091cm" style:legend-expansion="high" chart:style-name="ch2"/>
        <chart:plot-area chart:style-name="ch3" table:cell-range-address="gpu.P2:gpu.Q301 gpu.Q1:gpu.Q1" chart:data-source-has-labels="row" svg:x="0.572cm" svg:y="0.375cm" svg:width="25.873cm" svg:height="18.03cm">
          <chartooo:coordinate-region svg:x="1.299cm" svg:y="0.574cm" svg:width="24.959cm" svg:height="17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pu.Q2:gpu.Q301" chart:label-cell-address="gpu.Q1:gpu.Q1" chart:class="chart:scatter">
            <chart:domain table:cell-range-address="gpu.P2:gpu.P301"/>
            <chart:data-point/>
            <chart:data-point chart:style-name="ch7" chart:repeated="2"/>
            <chart:data-point chart:repeated="30"/>
            <chart:data-point chart:style-name="ch7"/>
            <chart:data-point chart:repeated="15"/>
            <chart:data-point chart:style-name="ch7"/>
            <chart:data-point chart:repeated="33"/>
            <chart:data-point chart:style-name="ch7"/>
            <chart:data-point chart:repeated="2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Value</text:p>
                <draw:g>
                  <svg:desc>gpu.Q1:gpu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pu.P2:gpu.P301</svg:desc>
                </draw:g>
              </table:table-cell>
              <table:table-cell office:value-type="float" office:value="0">
                <text:p>0</text:p>
                <draw:g>
                  <svg:desc>gpu.Q2:gpu.Q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5394225443867">
                <text:p>5.05394225443867</text:p>
              </table:table-cell>
              <table:table-cell office:value-type="float" office:value="3.11491048039363">
                <text:p>3.11491048039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4918331980515">
                <text:p>5.04918331980515</text:p>
              </table:table-cell>
              <table:table-cell office:value-type="float" office:value="3.083470729652">
                <text:p>3.083470729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41248674386">
                <text:p>5.041248674386</text:p>
              </table:table-cell>
              <table:table-cell office:value-type="float" office:value="2.99183897589673">
                <text:p>2.9918389758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41248674386">
                <text:p>5.041248674386</text:p>
              </table:table-cell>
              <table:table-cell office:value-type="float" office:value="2.98298738129349">
                <text:p>2.98298738129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41248674386">
                <text:p>5.041248674386</text:p>
              </table:table-cell>
              <table:table-cell office:value-type="float" office:value="2.96544039669764">
                <text:p>2.96544039669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718094018795453">
                <text:p>0.718094018795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5394225443867">
                <text:p>5.05394225443867</text:p>
              </table:table-cell>
              <table:table-cell office:value-type="float" office:value="2.87155809911288">
                <text:p>2.87155809911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5387714927827">
                <text:p>5.05387714927827</text:p>
              </table:table-cell>
              <table:table-cell office:value-type="float" office:value="2.86338648684321">
                <text:p>2.8633864868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706905585074844">
                <text:p>0.706905585074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698007472815161">
                <text:p>0.698007472815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805657118999">
                <text:p>5.05805657118999</text:p>
              </table:table-cell>
              <table:table-cell office:value-type="float" office:value="2.82968199786853">
                <text:p>2.82968199786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41248674386">
                <text:p>5.041248674386</text:p>
              </table:table-cell>
              <table:table-cell office:value-type="float" office:value="2.71399659455504">
                <text:p>2.71399659455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5387714927827">
                <text:p>5.05387714927827</text:p>
              </table:table-cell>
              <table:table-cell office:value-type="float" office:value="2.68110193595664">
                <text:p>2.68110193595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151987048832">
                <text:p>5.06151987048832</text:p>
              </table:table-cell>
              <table:table-cell office:value-type="float" office:value="2.58240809718792">
                <text:p>2.58240809718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883353765637">
                <text:p>5.05883353765637</text:p>
              </table:table-cell>
              <table:table-cell office:value-type="float" office:value="2.47982036159626">
                <text:p>2.47982036159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977571366758">
                <text:p>6.1977571366758</text:p>
              </table:table-cell>
              <table:table-cell office:value-type="float" office:value="2.14826937146475">
                <text:p>2.14826937146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9476304795928">
                <text:p>6.19476304795928</text:p>
              </table:table-cell>
              <table:table-cell office:value-type="float" office:value="2.10527206387741">
                <text:p>2.10527206387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3537642559172">
                <text:p>6.13537642559172</text:p>
              </table:table-cell>
              <table:table-cell office:value-type="float" office:value="2.05540248763542">
                <text:p>2.05540248763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376663097132">
                <text:p>6.1376663097132</text:p>
              </table:table-cell>
              <table:table-cell office:value-type="float" office:value="2.00250124297331">
                <text:p>2.00250124297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0775229958474">
                <text:p>6.20775229958474</text:p>
              </table:table-cell>
              <table:table-cell office:value-type="float" office:value="2.02371713107897">
                <text:p>2.0237171310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163776778958">
                <text:p>6.21163776778958</text:p>
              </table:table-cell>
              <table:table-cell office:value-type="float" office:value="1.97980486622775">
                <text:p>1.97980486622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3998736371673">
                <text:p>6.13998736371673</text:p>
              </table:table-cell>
              <table:table-cell office:value-type="float" office:value="1.95540998844482">
                <text:p>1.95540998844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9476304795928">
                <text:p>6.19476304795928</text:p>
              </table:table-cell>
              <table:table-cell office:value-type="float" office:value="1.93889297275721">
                <text:p>1.93889297275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476304795928">
                <text:p>6.19476304795928</text:p>
              </table:table-cell>
              <table:table-cell office:value-type="float" office:value="1.92533428064003">
                <text:p>1.92533428064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1296607432253">
                <text:p>6.21296607432253</text:p>
              </table:table-cell>
              <table:table-cell office:value-type="float" office:value="1.93099178689123">
                <text:p>1.93099178689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2699240700344">
                <text:p>7.22699240700344</text:p>
              </table:table-cell>
              <table:table-cell office:value-type="float" office:value="2.21178038469883">
                <text:p>2.2117803846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3045694791495">
                <text:p>7.23045694791495</text:p>
              </table:table-cell>
              <table:table-cell office:value-type="float" office:value="2.17784847828764">
                <text:p>2.17784847828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0580457823453">
                <text:p>6.20580457823453</text:p>
              </table:table-cell>
              <table:table-cell office:value-type="float" office:value="1.86360497844881">
                <text:p>1.86360497844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1163776778958">
                <text:p>6.21163776778958</text:p>
              </table:table-cell>
              <table:table-cell office:value-type="float" office:value="1.84184959756548">
                <text:p>1.84184959756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699508380175">
                <text:p>7.20699508380175</text:p>
              </table:table-cell>
              <table:table-cell office:value-type="float" office:value="2.13067112603156">
                <text:p>2.13067112603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3205468791714">
                <text:p>7.23205468791714</text:p>
              </table:table-cell>
              <table:table-cell office:value-type="float" office:value="2.13650064635662">
                <text:p>2.13650064635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1163776778958">
                <text:p>6.21163776778958</text:p>
              </table:table-cell>
              <table:table-cell office:value-type="float" office:value="1.83099123589965">
                <text:p>1.83099123589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1401202129257">
                <text:p>11.1401202129257</text:p>
              </table:table-cell>
              <table:table-cell office:value-type="float" office:value="3.25021742171429">
                <text:p>3.250217421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566361414913">
                <text:p>7.2566361414913</text:p>
              </table:table-cell>
              <table:table-cell office:value-type="float" office:value="2.10032883979488">
                <text:p>2.10032883979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0699508380175">
                <text:p>7.20699508380175</text:p>
              </table:table-cell>
              <table:table-cell office:value-type="float" office:value="2.08294655601207">
                <text:p>2.08294655601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7738659438641">
                <text:p>7.27738659438641</text:p>
              </table:table-cell>
              <table:table-cell office:value-type="float" office:value="2.05721175813044">
                <text:p>2.05721175813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1609504602695">
                <text:p>7.21609504602695</text:p>
              </table:table-cell>
              <table:table-cell office:value-type="float" office:value="2.03556982962678">
                <text:p>2.03556982962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1244632680286">
                <text:p>7.21244632680286</text:p>
              </table:table-cell>
              <table:table-cell office:value-type="float" office:value="2.03167502163461">
                <text:p>2.03167502163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0251184765993">
                <text:p>6.20251184765993</text:p>
              </table:table-cell>
              <table:table-cell office:value-type="float" office:value="1.74105595723787">
                <text:p>1.74105595723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2187320281233">
                <text:p>7.22187320281233</text:p>
              </table:table-cell>
              <table:table-cell office:value-type="float" office:value="2.02151804137504">
                <text:p>2.02151804137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4500451765088">
                <text:p>7.24500451765088</text:p>
              </table:table-cell>
              <table:table-cell office:value-type="float" office:value="1.99586901312696">
                <text:p>1.99586901312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1425319336671">
                <text:p>7.21425319336671</text:p>
              </table:table-cell>
              <table:table-cell office:value-type="float" office:value="1.98193769048536">
                <text:p>1.98193769048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3759305646591">
                <text:p>7.23759305646591</text:p>
              </table:table-cell>
              <table:table-cell office:value-type="float" office:value="1.97613462292585">
                <text:p>1.97613462292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4500451765088">
                <text:p>7.24500451765088</text:p>
              </table:table-cell>
              <table:table-cell office:value-type="float" office:value="1.9660799233788">
                <text:p>1.96607992337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2699240700344">
                <text:p>7.22699240700344</text:p>
              </table:table-cell>
              <table:table-cell office:value-type="float" office:value="1.96119196933608">
                <text:p>1.96119196933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2787933666719">
                <text:p>7.22787933666719</text:p>
              </table:table-cell>
              <table:table-cell office:value-type="float" office:value="1.95480171377071">
                <text:p>1.95480171377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0893765668303">
                <text:p>7.20893765668303</text:p>
              </table:table-cell>
              <table:table-cell office:value-type="float" office:value="1.94836152883325">
                <text:p>1.948361528833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21244632680286">
                <text:p>7.21244632680286</text:p>
              </table:table-cell>
              <table:table-cell office:value-type="float" office:value="1.93492859203296">
                <text:p>1.93492859203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1401202129257">
                <text:p>11.1401202129257</text:p>
              </table:table-cell>
              <table:table-cell office:value-type="float" office:value="2.90107297211607">
                <text:p>2.90107297211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2339905314442">
                <text:p>7.2339905314442</text:p>
              </table:table-cell>
              <table:table-cell office:value-type="float" office:value="1.86203102482476">
                <text:p>1.86203102482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988360202505">
                <text:p>7.21988360202505</text:p>
              </table:table-cell>
              <table:table-cell office:value-type="float" office:value="1.84769893845811">
                <text:p>1.84769893845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438360904194">
                <text:p>11.1438360904194</text:p>
              </table:table-cell>
              <table:table-cell office:value-type="float" office:value="2.85190942813037">
                <text:p>2.85190942813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458102805554">
                <text:p>11.1458102805554</text:p>
              </table:table-cell>
              <table:table-cell office:value-type="float" office:value="2.84150676368525">
                <text:p>2.84150676368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21244632680286">
                <text:p>7.21244632680286</text:p>
              </table:table-cell>
              <table:table-cell office:value-type="float" office:value="1.83756594313449">
                <text:p>1.83756594313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6473223084245">
                <text:p>7.26473223084245</text:p>
              </table:table-cell>
              <table:table-cell office:value-type="float" office:value="1.84501136021396">
                <text:p>1.84501136021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0251184765993">
                <text:p>6.20251184765993</text:p>
              </table:table-cell>
              <table:table-cell office:value-type="float" office:value="1.55548886461691">
                <text:p>1.55548886461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153829225947">
                <text:p>11.153829225947</text:p>
              </table:table-cell>
              <table:table-cell office:value-type="float" office:value="2.79020118222564">
                <text:p>2.79020118222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1797185800075">
                <text:p>7.21797185800075</text:p>
              </table:table-cell>
              <table:table-cell office:value-type="float" office:value="1.79551538756238">
                <text:p>1.79551538756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21244632680286">
                <text:p>7.21244632680286</text:p>
              </table:table-cell>
              <table:table-cell office:value-type="float" office:value="1.79414087731415">
                <text:p>1.79414087731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1420950614521">
                <text:p>11.1420950614521</text:p>
              </table:table-cell>
              <table:table-cell office:value-type="float" office:value="2.7545352438695">
                <text:p>2.7545352438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972752296893">
                <text:p>7.62972752296893</text:p>
              </table:table-cell>
              <table:table-cell office:value-type="float" office:value="1.8757781248848">
                <text:p>1.8757781248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2381177478337">
                <text:p>7.22381177478337</text:p>
              </table:table-cell>
              <table:table-cell office:value-type="float" office:value="1.75654997563121">
                <text:p>1.75654997563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144549065437">
                <text:p>11.144549065437</text:p>
              </table:table-cell>
              <table:table-cell office:value-type="float" office:value="2.68220194114006">
                <text:p>2.68220194114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156257726531">
                <text:p>11.156257726531</text:p>
              </table:table-cell>
              <table:table-cell office:value-type="float" office:value="2.68501991011575">
                <text:p>2.68501991011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56257726531">
                <text:p>11.156257726531</text:p>
              </table:table-cell>
              <table:table-cell office:value-type="float" office:value="2.68501991011575">
                <text:p>2.68501991011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1425319336671">
                <text:p>7.21425319336671</text:p>
              </table:table-cell>
              <table:table-cell office:value-type="float" office:value="1.70953867141391">
                <text:p>1.70953867141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3424151757304">
                <text:p>7.23424151757304</text:p>
              </table:table-cell>
              <table:table-cell office:value-type="float" office:value="1.66976145818189">
                <text:p>1.66976145818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2578629673184">
                <text:p>7.62578629673184</text:p>
              </table:table-cell>
              <table:table-cell office:value-type="float" office:value="1.73411854388444">
                <text:p>1.73411854388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156257726531">
                <text:p>11.156257726531</text:p>
              </table:table-cell>
              <table:table-cell office:value-type="float" office:value="2.52261339209292">
                <text:p>2.52261339209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158731533135">
                <text:p>11.158731533135</text:p>
              </table:table-cell>
              <table:table-cell office:value-type="float" office:value="2.48524087597661">
                <text:p>2.48524087597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144549065437">
                <text:p>11.144549065437</text:p>
              </table:table-cell>
              <table:table-cell office:value-type="float" office:value="2.44666280251086">
                <text:p>2.44666280251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6270446928604">
                <text:p>7.66270446928604</text:p>
              </table:table-cell>
              <table:table-cell office:value-type="float" office:value="1.67857710170559">
                <text:p>1.67857710170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63561713982425">
                <text:p>7.63561713982425</text:p>
              </table:table-cell>
              <table:table-cell office:value-type="float" office:value="1.65811447118876">
                <text:p>1.65811447118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158731533135">
                <text:p>11.158731533135</text:p>
              </table:table-cell>
              <table:table-cell office:value-type="float" office:value="2.40231034082561">
                <text:p>2.40231034082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1484010983392">
                <text:p>11.1484010983392</text:p>
              </table:table-cell>
              <table:table-cell office:value-type="float" office:value="2.38851657168487">
                <text:p>2.38851657168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2979077056773">
                <text:p>7.62979077056773</text:p>
              </table:table-cell>
              <table:table-cell office:value-type="float" office:value="1.57640305177019">
                <text:p>1.57640305177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6867967101721">
                <text:p>7.66867967101721</text:p>
              </table:table-cell>
              <table:table-cell office:value-type="float" office:value="1.56583556325007">
                <text:p>1.56583556325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2979077056773">
                <text:p>7.62979077056773</text:p>
              </table:table-cell>
              <table:table-cell office:value-type="float" office:value="1.51459866413255">
                <text:p>1.51459866413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497306851135">
                <text:p>11.1497306851135</text:p>
              </table:table-cell>
              <table:table-cell office:value-type="float" office:value="2.17449647686271">
                <text:p>2.17449647686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2979077056773">
                <text:p>7.62979077056773</text:p>
              </table:table-cell>
              <table:table-cell office:value-type="float" office:value="1.48367346048959">
                <text:p>1.48367346048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2578629673184">
                <text:p>7.62578629673184</text:p>
              </table:table-cell>
              <table:table-cell office:value-type="float" office:value="1.46649736475612">
                <text:p>1.466497364756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5707281472481">
                <text:p>7.65707281472481</text:p>
              </table:table-cell>
              <table:table-cell office:value-type="float" office:value="1.4703932433461">
                <text:p>1.4703932433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3631401738134">
                <text:p>13.3631401738134</text:p>
              </table:table-cell>
              <table:table-cell office:value-type="float" office:value="2.54900146376984">
                <text:p>2.54900146376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62979077056773">
                <text:p>7.62979077056773</text:p>
              </table:table-cell>
              <table:table-cell office:value-type="float" office:value="1.45260176498196">
                <text:p>1.45260176498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6867967101721">
                <text:p>7.66867967101721</text:p>
              </table:table-cell>
              <table:table-cell office:value-type="float" office:value="1.44215884739393">
                <text:p>1.44215884739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66474594398543">
                <text:p>7.66474594398543</text:p>
              </table:table-cell>
              <table:table-cell office:value-type="float" office:value="1.44141907738325">
                <text:p>1.44141907738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66867967101721">
                <text:p>7.66867967101721</text:p>
              </table:table-cell>
              <table:table-cell office:value-type="float" office:value="1.44215884739393">
                <text:p>1.44215884739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3561713982425">
                <text:p>7.63561713982425</text:p>
              </table:table-cell>
              <table:table-cell office:value-type="float" office:value="1.43324582633961">
                <text:p>1.43324582633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353001501759">
                <text:p>13.353001501759</text:p>
              </table:table-cell>
              <table:table-cell office:value-type="float" office:value="2.50525356505797">
                <text:p>2.50525356505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61843505212345">
                <text:p>7.61843505212345</text:p>
              </table:table-cell>
              <table:table-cell office:value-type="float" office:value="1.42667323073473">
                <text:p>1.42667323073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639666287196">
                <text:p>7.639666287196</text:p>
              </table:table-cell>
              <table:table-cell office:value-type="float" office:value="1.42730804057842">
                <text:p>1.42730804057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3561713982425">
                <text:p>7.63561713982425</text:p>
              </table:table-cell>
              <table:table-cell office:value-type="float" office:value="1.42655154410542">
                <text:p>1.42655154410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2.46600923637122">
                <text:p>2.46600923637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3496706776849">
                <text:p>13.3496706776849</text:p>
              </table:table-cell>
              <table:table-cell office:value-type="float" office:value="2.45963531601749">
                <text:p>2.459635316017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7267804069157">
                <text:p>7.67267804069157</text:p>
              </table:table-cell>
              <table:table-cell office:value-type="float" office:value="1.41301621375535">
                <text:p>1.41301621375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3549486373396">
                <text:p>13.3549486373396</text:p>
              </table:table-cell>
              <table:table-cell office:value-type="float" office:value="2.45608250801647">
                <text:p>2.45608250801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6867967101721">
                <text:p>7.66867967101721</text:p>
              </table:table-cell>
              <table:table-cell office:value-type="float" office:value="1.40387728531207">
                <text:p>1.40387728531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3696795169458">
                <text:p>13.3696795169458</text:p>
              </table:table-cell>
              <table:table-cell office:value-type="float" office:value="2.41985149627979">
                <text:p>2.41985149627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353001501759">
                <text:p>13.353001501759</text:p>
              </table:table-cell>
              <table:table-cell office:value-type="float" office:value="2.38659544267364">
                <text:p>2.38659544267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64374546947053">
                <text:p>7.64374546947053</text:p>
              </table:table-cell>
              <table:table-cell office:value-type="float" office:value="1.3582844015052">
                <text:p>1.3582844015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496706776849">
                <text:p>13.3496706776849</text:p>
              </table:table-cell>
              <table:table-cell office:value-type="float" office:value="2.36696288611435">
                <text:p>2.36696288611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353689653573">
                <text:p>13.353689653573</text:p>
              </table:table-cell>
              <table:table-cell office:value-type="float" office:value="2.36767547049166">
                <text:p>2.36767547049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3496706776849">
                <text:p>13.3496706776849</text:p>
              </table:table-cell>
              <table:table-cell office:value-type="float" office:value="2.35340161792594">
                <text:p>2.35340161792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6785646864603">
                <text:p>7.6785646864603</text:p>
              </table:table-cell>
              <table:table-cell office:value-type="float" office:value="1.35067100905194">
                <text:p>1.35067100905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2.34287079881261">
                <text:p>2.34287079881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5707281472481">
                <text:p>7.65707281472481</text:p>
              </table:table-cell>
              <table:table-cell office:value-type="float" office:value="1.33166483734345">
                <text:p>1.33166483734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538194667504">
                <text:p>13.3538194667504</text:p>
              </table:table-cell>
              <table:table-cell office:value-type="float" office:value="2.32240338552181">
                <text:p>2.32240338552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3674618302659">
                <text:p>13.3674618302659</text:p>
              </table:table-cell>
              <table:table-cell office:value-type="float" office:value="2.30672335293631">
                <text:p>2.30672335293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3549486373396">
                <text:p>13.3549486373396</text:p>
              </table:table-cell>
              <table:table-cell office:value-type="float" office:value="2.30059408050638">
                <text:p>2.30059408050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3696795169458">
                <text:p>13.3696795169458</text:p>
              </table:table-cell>
              <table:table-cell office:value-type="float" office:value="2.29325549175743">
                <text:p>2.293255491757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67674095200269">
                <text:p>7.67674095200269</text:p>
              </table:table-cell>
              <table:table-cell office:value-type="float" office:value="1.31170285382361">
                <text:p>1.31170285382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3518721665002">
                <text:p>13.3518721665002</text:p>
              </table:table-cell>
              <table:table-cell office:value-type="float" office:value="2.27265909217024">
                <text:p>2.27265909217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3496706776849">
                <text:p>13.3496706776849</text:p>
              </table:table-cell>
              <table:table-cell office:value-type="float" office:value="2.27228437066977">
                <text:p>2.27228437066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319305361613">
                <text:p>11.4319305361613</text:p>
              </table:table-cell>
              <table:table-cell office:value-type="float" office:value="1.93925878476018">
                <text:p>1.93925878476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3652820430396">
                <text:p>13.3652820430396</text:p>
              </table:table-cell>
              <table:table-cell office:value-type="float" office:value="2.26626232183801">
                <text:p>2.266262321838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765597835974">
                <text:p>13.3765597835974</text:p>
              </table:table-cell>
              <table:table-cell office:value-type="float" office:value="2.23969188507282">
                <text:p>2.23969188507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356096859326">
                <text:p>13.356096859326</text:p>
              </table:table-cell>
              <table:table-cell office:value-type="float" office:value="2.19763008791871">
                <text:p>2.19763008791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2.166372634139">
                <text:p>2.166372634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64310504875314">
                <text:p>7.64310504875314</text:p>
              </table:table-cell>
              <table:table-cell office:value-type="float" office:value="1.21319127757986">
                <text:p>1.21319127757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4081433601501">
                <text:p>11.4081433601501</text:p>
              </table:table-cell>
              <table:table-cell office:value-type="float" office:value="1.80938039019034">
                <text:p>1.80938039019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3542024635179">
                <text:p>13.3542024635179</text:p>
              </table:table-cell>
              <table:table-cell office:value-type="float" office:value="2.08415176956971">
                <text:p>2.084151769569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572641277965">
                <text:p>13.3572641277965</text:p>
              </table:table-cell>
              <table:table-cell office:value-type="float" office:value="2.0700913022544">
                <text:p>2.0700913022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411973644649">
                <text:p>11.411973644649</text:p>
              </table:table-cell>
              <table:table-cell office:value-type="float" office:value="1.75839347375178">
                <text:p>1.75839347375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3652820430396">
                <text:p>13.3652820430396</text:p>
              </table:table-cell>
              <table:table-cell office:value-type="float" office:value="2.05778014519471">
                <text:p>2.05778014519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26145073675066">
                <text:p>8.26145073675066</text:p>
              </table:table-cell>
              <table:table-cell office:value-type="float" office:value="1.2714814523664">
                <text:p>1.2714814523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4425675284944">
                <text:p>11.4425675284944</text:p>
              </table:table-cell>
              <table:table-cell office:value-type="float" office:value="1.75701612721604">
                <text:p>1.75701612721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3549486373396">
                <text:p>13.3549486373396</text:p>
              </table:table-cell>
              <table:table-cell office:value-type="float" office:value="2.03503979235651">
                <text:p>2.03503979235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3572641277965">
                <text:p>13.3572641277965</text:p>
              </table:table-cell>
              <table:table-cell office:value-type="float" office:value="2.02843798447935">
                <text:p>2.02843798447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4106746148092">
                <text:p>11.4106746148092</text:p>
              </table:table-cell>
              <table:table-cell office:value-type="float" office:value="1.73282833937878">
                <text:p>1.73282833937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4371608319842">
                <text:p>11.4371608319842</text:p>
              </table:table-cell>
              <table:table-cell office:value-type="float" office:value="1.73159134473644">
                <text:p>1.73159134473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4106746148092">
                <text:p>11.4106746148092</text:p>
              </table:table-cell>
              <table:table-cell office:value-type="float" office:value="1.7210670610572">
                <text:p>1.72106706105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4268768832514">
                <text:p>11.4268768832514</text:p>
              </table:table-cell>
              <table:table-cell office:value-type="float" office:value="1.70550401242559">
                <text:p>1.705504012425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4398421455941">
                <text:p>11.4398421455941</text:p>
              </table:table-cell>
              <table:table-cell office:value-type="float" office:value="1.70235746214198">
                <text:p>1.70235746214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165658335289">
                <text:p>11.4165658335289</text:p>
              </table:table-cell>
              <table:table-cell office:value-type="float" office:value="1.68759288004862">
                <text:p>1.687592880048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411973644649">
                <text:p>11.411973644649</text:p>
              </table:table-cell>
              <table:table-cell office:value-type="float" office:value="1.68691406424967">
                <text:p>1.686914064249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4081433601501">
                <text:p>11.4081433601501</text:p>
              </table:table-cell>
              <table:table-cell office:value-type="float" office:value="1.68634787289728">
                <text:p>1.68634787289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356096859326">
                <text:p>13.356096859326</text:p>
              </table:table-cell>
              <table:table-cell office:value-type="float" office:value="1.94270499772014">
                <text:p>1.942704997720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4319305361613">
                <text:p>11.4319305361613</text:p>
              </table:table-cell>
              <table:table-cell office:value-type="float" office:value="1.65680152697989">
                <text:p>1.656801526979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4425675284944">
                <text:p>11.4425675284944</text:p>
              </table:table-cell>
              <table:table-cell office:value-type="float" office:value="1.63523651711246">
                <text:p>1.635236517112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3549522369421">
                <text:p>13.3549522369421</text:p>
              </table:table-cell>
              <table:table-cell office:value-type="float" office:value="1.7980413647852">
                <text:p>1.7980413647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3354032792148">
                <text:p>13.3354032792148</text:p>
              </table:table-cell>
              <table:table-cell office:value-type="float" office:value="1.7569701290138">
                <text:p>1.7569701290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420729170516">
                <text:p>11.420729170516</text:p>
              </table:table-cell>
              <table:table-cell office:value-type="float" office:value="1.48949842458638">
                <text:p>1.489498424586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610362408228">
                <text:p>13.3610362408228</text:p>
              </table:table-cell>
              <table:table-cell office:value-type="float" office:value="1.73519951179517">
                <text:p>1.73519951179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3530002250065">
                <text:p>13.3530002250065</text:p>
              </table:table-cell>
              <table:table-cell office:value-type="float" office:value="1.72630901422192">
                <text:p>1.72630901422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3354032792148">
                <text:p>13.3354032792148</text:p>
              </table:table-cell>
              <table:table-cell office:value-type="float" office:value="1.68110977361674">
                <text:p>1.681109773616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3383350528565">
                <text:p>13.3383350528565</text:p>
              </table:table-cell>
              <table:table-cell office:value-type="float" office:value="1.67936229812484">
                <text:p>1.67936229812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3631401738134">
                <text:p>13.3631401738134</text:p>
              </table:table-cell>
              <table:table-cell office:value-type="float" office:value="1.68036971692089">
                <text:p>1.680369716920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3510862357956">
                <text:p>13.3510862357956</text:p>
              </table:table-cell>
              <table:table-cell office:value-type="float" office:value="1.67885397495072">
                <text:p>1.678853974950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3610362408228">
                <text:p>13.3610362408228</text:p>
              </table:table-cell>
              <table:table-cell office:value-type="float" office:value="1.66648409614254">
                <text:p>1.66648409614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3549522369421">
                <text:p>13.3549522369421</text:p>
              </table:table-cell>
              <table:table-cell office:value-type="float" office:value="1.66572525562109">
                <text:p>1.66572525562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3354032792148">
                <text:p>13.3354032792148</text:p>
              </table:table-cell>
              <table:table-cell office:value-type="float" office:value="1.66018092489446">
                <text:p>1.660180924894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3458440246319">
                <text:p>13.3458440246319</text:p>
              </table:table-cell>
              <table:table-cell office:value-type="float" office:value="1.64357685032412">
                <text:p>1.64357685032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3510862357956">
                <text:p>13.3510862357956</text:p>
              </table:table-cell>
              <table:table-cell office:value-type="float" office:value="1.64270516589303">
                <text:p>1.642705165893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337338692819">
                <text:p>13.337338692819</text:p>
              </table:table-cell>
              <table:table-cell office:value-type="float" office:value="1.59014470257157">
                <text:p>1.59014470257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3510862357956">
                <text:p>13.3510862357956</text:p>
              </table:table-cell>
              <table:table-cell office:value-type="float" office:value="1.57627936668189">
                <text:p>1.57627936668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25466560653779">
                <text:p>8.25466560653779</text:p>
              </table:table-cell>
              <table:table-cell office:value-type="float" office:value="0.971422842781735">
                <text:p>0.971422842781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1.57039754365507">
                <text:p>1.57039754365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1.56580036115023">
                <text:p>1.56580036115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3549522369421">
                <text:p>13.3549522369421</text:p>
              </table:table-cell>
              <table:table-cell office:value-type="float" office:value="1.54392511409735">
                <text:p>1.54392511409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337338692819">
                <text:p>13.337338692819</text:p>
              </table:table-cell>
              <table:table-cell office:value-type="float" office:value="1.53788857801315">
                <text:p>1.53788857801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9491485407224">
                <text:p>9.29491485407224</text:p>
              </table:table-cell>
              <table:table-cell office:value-type="float" office:value="1.06961045501407">
                <text:p>1.069610455014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337338692819">
                <text:p>13.337338692819</text:p>
              </table:table-cell>
              <table:table-cell office:value-type="float" office:value="1.51517622184823">
                <text:p>1.51517622184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339350509371">
                <text:p>13.339350509371</text:p>
              </table:table-cell>
              <table:table-cell office:value-type="float" office:value="1.51154113420635">
                <text:p>1.51154113420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1.51968776830632">
                <text:p>1.519687768306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724239478055">
                <text:p>13.724239478055</text:p>
              </table:table-cell>
              <table:table-cell office:value-type="float" office:value="1.51649055006133">
                <text:p>1.51649055006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1.50508741917354">
                <text:p>1.505087419173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3383350528565">
                <text:p>13.3383350528565</text:p>
              </table:table-cell>
              <table:table-cell office:value-type="float" office:value="1.44042495171237">
                <text:p>1.440424951712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1.43745606925267">
                <text:p>1.437456069252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7385709004191">
                <text:p>13.7385709004191</text:p>
              </table:table-cell>
              <table:table-cell office:value-type="float" office:value="1.47370028430346">
                <text:p>1.473700284303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3425114137656">
                <text:p>13.3425114137656</text:p>
              </table:table-cell>
              <table:table-cell office:value-type="float" office:value="1.42434069002034">
                <text:p>1.424340690020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7168636989191">
                <text:p>13.7168636989191</text:p>
              </table:table-cell>
              <table:table-cell office:value-type="float" office:value="1.45344251114375">
                <text:p>1.45344251114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5466560653779">
                <text:p>8.25466560653779</text:p>
              </table:table-cell>
              <table:table-cell office:value-type="float" office:value="0.871894967682893">
                <text:p>0.8718949676828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7133980992395">
                <text:p>13.7133980992395</text:p>
              </table:table-cell>
              <table:table-cell office:value-type="float" office:value="1.44656098093244">
                <text:p>1.446560980932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1.42973493299849">
                <text:p>1.42973493299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705086040981">
                <text:p>13.705086040981</text:p>
              </table:table-cell>
              <table:table-cell office:value-type="float" office:value="1.42353529379185">
                <text:p>1.423535293791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7033518614039">
                <text:p>13.7033518614039</text:p>
              </table:table-cell>
              <table:table-cell office:value-type="float" office:value="1.41673319838758">
                <text:p>1.416733198387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718652093077">
                <text:p>13.718652093077</text:p>
              </table:table-cell>
              <table:table-cell office:value-type="float" office:value="1.41502342373151">
                <text:p>1.41502342373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7204775308898">
                <text:p>13.7204775308898</text:p>
              </table:table-cell>
              <table:table-cell office:value-type="float" office:value="1.41375348077175">
                <text:p>1.41375348077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1.41242490160979">
                <text:p>1.412424901609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7204775308898">
                <text:p>13.7204775308898</text:p>
              </table:table-cell>
              <table:table-cell office:value-type="float" office:value="1.40867325779156">
                <text:p>1.40867325779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7112745516805">
                <text:p>13.7112745516805</text:p>
              </table:table-cell>
              <table:table-cell office:value-type="float" office:value="1.39554957269013">
                <text:p>1.39554957269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337338692819">
                <text:p>13.337338692819</text:p>
              </table:table-cell>
              <table:table-cell office:value-type="float" office:value="1.33540312318589">
                <text:p>1.33540312318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7204775308898">
                <text:p>13.7204775308898</text:p>
              </table:table-cell>
              <table:table-cell office:value-type="float" office:value="1.36352571735551">
                <text:p>1.363525717355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339350509371">
                <text:p>13.339350509371</text:p>
              </table:table-cell>
              <table:table-cell office:value-type="float" office:value="1.31681643725281">
                <text:p>1.31681643725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7133980992395">
                <text:p>13.7133980992395</text:p>
              </table:table-cell>
              <table:table-cell office:value-type="float" office:value="1.35374117465346">
                <text:p>1.353741174653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705086040981">
                <text:p>13.705086040981</text:p>
              </table:table-cell>
              <table:table-cell office:value-type="float" office:value="1.34330664454604">
                <text:p>1.34330664454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736412769847">
                <text:p>13.736412769847</text:p>
              </table:table-cell>
              <table:table-cell office:value-type="float" office:value="1.3170098532931">
                <text:p>1.3170098532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7195480666965">
                <text:p>13.7195480666965</text:p>
              </table:table-cell>
              <table:table-cell office:value-type="float" office:value="1.313189573266">
                <text:p>1.3131895732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7033518614039">
                <text:p>13.7033518614039</text:p>
              </table:table-cell>
              <table:table-cell office:value-type="float" office:value="1.31101189776646">
                <text:p>1.31101189776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3481610944558">
                <text:p>13.3481610944558</text:p>
              </table:table-cell>
              <table:table-cell office:value-type="float" office:value="1.27641989906343">
                <text:p>1.27641989906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7093919283054">
                <text:p>13.7093919283054</text:p>
              </table:table-cell>
              <table:table-cell office:value-type="float" office:value="1.31096265152335">
                <text:p>1.310962651523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7133980992395">
                <text:p>13.7133980992395</text:p>
              </table:table-cell>
              <table:table-cell office:value-type="float" office:value="1.30915494980807">
                <text:p>1.30915494980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7223399975742">
                <text:p>13.7223399975742</text:p>
              </table:table-cell>
              <table:table-cell office:value-type="float" office:value="1.28546510515917">
                <text:p>1.285465105159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093919283054">
                <text:p>13.7093919283054</text:p>
              </table:table-cell>
              <table:table-cell office:value-type="float" office:value="1.28425217126983">
                <text:p>1.28425217126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1.27393900279953">
                <text:p>1.27393900279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223399975742">
                <text:p>13.7223399975742</text:p>
              </table:table-cell>
              <table:table-cell office:value-type="float" office:value="1.27235419541717">
                <text:p>1.27235419541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05086040981">
                <text:p>13.705086040981</text:p>
              </table:table-cell>
              <table:table-cell office:value-type="float" office:value="1.27075438488465">
                <text:p>1.27075438488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29491485407224">
                <text:p>9.29491485407224</text:p>
              </table:table-cell>
              <table:table-cell office:value-type="float" office:value="0.861837260461033">
                <text:p>0.8618372604610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7103239462301">
                <text:p>13.7103239462301</text:p>
              </table:table-cell>
              <table:table-cell office:value-type="float" office:value="1.25725116425769">
                <text:p>1.257251164257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7122437407907">
                <text:p>13.7122437407907</text:p>
              </table:table-cell>
              <table:table-cell office:value-type="float" office:value="1.24628436635226">
                <text:p>1.24628436635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7181705296801">
                <text:p>13.7181705296801</text:p>
              </table:table-cell>
              <table:table-cell office:value-type="float" office:value="1.24653980278784">
                <text:p>1.24653980278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7218020328285">
                <text:p>13.7218020328285</text:p>
              </table:table-cell>
              <table:table-cell office:value-type="float" office:value="1.23926864148372">
                <text:p>1.23926864148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7107349093227">
                <text:p>13.7107349093227</text:p>
              </table:table-cell>
              <table:table-cell office:value-type="float" office:value="1.23381191534962">
                <text:p>1.233811915349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7112745516805">
                <text:p>13.7112745516805</text:p>
              </table:table-cell>
              <table:table-cell office:value-type="float" office:value="1.2220387300963">
                <text:p>1.2220387300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7093919283054">
                <text:p>13.7093919283054</text:p>
              </table:table-cell>
              <table:table-cell office:value-type="float" office:value="1.21000811370745">
                <text:p>1.210008113707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7261759569659">
                <text:p>13.7261759569659</text:p>
              </table:table-cell>
              <table:table-cell office:value-type="float" office:value="1.21148949311261">
                <text:p>1.21148949311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20273328016303">
                <text:p>1.202733280163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722956829578">
                <text:p>13.722956829578</text:p>
              </table:table-cell>
              <table:table-cell office:value-type="float" office:value="1.1998213621489">
                <text:p>1.19982136214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1241761403685">
                <text:p>14.1241761403685</text:p>
              </table:table-cell>
              <table:table-cell office:value-type="float" office:value="1.21159563717508">
                <text:p>1.21159563717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7385709004191">
                <text:p>13.7385709004191</text:p>
              </table:table-cell>
              <table:table-cell office:value-type="float" office:value="1.15815139308064">
                <text:p>1.158151393080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14602188410277">
                <text:p>1.14602188410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72207855514">
                <text:p>13.72207855514</text:p>
              </table:table-cell>
              <table:table-cell office:value-type="float" office:value="1.13947092008636">
                <text:p>1.139470920086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240723989183">
                <text:p>13.7240723989183</text:p>
              </table:table-cell>
              <table:table-cell office:value-type="float" office:value="1.12769699251588">
                <text:p>1.127696992515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7396684509218">
                <text:p>13.7396684509218</text:p>
              </table:table-cell>
              <table:table-cell office:value-type="float" office:value="1.12091931070135">
                <text:p>1.12091931070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118257917448">
                <text:p>1.1182579174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727368264784">
                <text:p>13.727368264784</text:p>
              </table:table-cell>
              <table:table-cell office:value-type="float" office:value="1.11672713156673">
                <text:p>1.11672713156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11553267475722">
                <text:p>1.115532674757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7251524768166">
                <text:p>13.7251524768166</text:p>
              </table:table-cell>
              <table:table-cell office:value-type="float" office:value="1.11382856375058">
                <text:p>1.113828563750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10765938505839">
                <text:p>1.10765938505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7342915394278">
                <text:p>13.7342915394278</text:p>
              </table:table-cell>
              <table:table-cell office:value-type="float" office:value="1.10738089412842">
                <text:p>1.107380894128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72207855514">
                <text:p>13.72207855514</text:p>
              </table:table-cell>
              <table:table-cell office:value-type="float" office:value="1.09974582689962">
                <text:p>1.099745826899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7240723989183">
                <text:p>13.7240723989183</text:p>
              </table:table-cell>
              <table:table-cell office:value-type="float" office:value="1.08986082183191">
                <text:p>1.089860821831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7230108709402">
                <text:p>13.7230108709402</text:p>
              </table:table-cell>
              <table:table-cell office:value-type="float" office:value="1.08589601352642">
                <text:p>1.08589601352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7322072262614">
                <text:p>13.7322072262614</text:p>
              </table:table-cell>
              <table:table-cell office:value-type="float" office:value="1.08148905109363">
                <text:p>1.08148905109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7251524768166">
                <text:p>13.7251524768166</text:p>
              </table:table-cell>
              <table:table-cell office:value-type="float" office:value="1.07859744415061">
                <text:p>1.078597444150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7251524768166">
                <text:p>13.7251524768166</text:p>
              </table:table-cell>
              <table:table-cell office:value-type="float" office:value="1.07690486283378">
                <text:p>1.07690486283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7385709004191">
                <text:p>13.7385709004191</text:p>
              </table:table-cell>
              <table:table-cell office:value-type="float" office:value="1.06748802645059">
                <text:p>1.06748802645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7385709004191">
                <text:p>13.7385709004191</text:p>
              </table:table-cell>
              <table:table-cell office:value-type="float" office:value="1.05987046483464">
                <text:p>1.05987046483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7219678971872">
                <text:p>13.7219678971872</text:p>
              </table:table-cell>
              <table:table-cell office:value-type="float" office:value="1.05149179288791">
                <text:p>1.05149179288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9491485407224">
                <text:p>9.29491485407224</text:p>
              </table:table-cell>
              <table:table-cell office:value-type="float" office:value="0.712254011806302">
                <text:p>0.7122540118063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736412769847">
                <text:p>13.736412769847</text:p>
              </table:table-cell>
              <table:table-cell office:value-type="float" office:value="1.04778129442006">
                <text:p>1.04778129442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726251100256">
                <text:p>13.726251100256</text:p>
              </table:table-cell>
              <table:table-cell office:value-type="float" office:value="1.02072884181119">
                <text:p>1.02072884181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7251524768166">
                <text:p>13.7251524768166</text:p>
              </table:table-cell>
              <table:table-cell office:value-type="float" office:value="1.01724309629917">
                <text:p>1.017243096299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736412769847">
                <text:p>13.736412769847</text:p>
              </table:table-cell>
              <table:table-cell office:value-type="float" office:value="1.01357039438089">
                <text:p>1.013570394380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219678971872">
                <text:p>13.7219678971872</text:p>
              </table:table-cell>
              <table:table-cell office:value-type="float" office:value="1.00600937662663">
                <text:p>1.00600937662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344603561873">
                <text:p>13.7344603561873</text:p>
              </table:table-cell>
              <table:table-cell office:value-type="float" office:value="0.972351175659278">
                <text:p>0.9723511756592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726251100256">
                <text:p>13.726251100256</text:p>
              </table:table-cell>
              <table:table-cell office:value-type="float" office:value="0.926354047596154">
                <text:p>0.9263540475961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7240723989183">
                <text:p>13.7240723989183</text:p>
              </table:table-cell>
              <table:table-cell office:value-type="float" office:value="0.90543113303106">
                <text:p>0.90543113303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7133980992395">
                <text:p>13.7133980992395</text:p>
              </table:table-cell>
              <table:table-cell office:value-type="float" office:value="0.854683583623528">
                <text:p>0.8546835836235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7385709004191">
                <text:p>13.7385709004191</text:p>
              </table:table-cell>
              <table:table-cell office:value-type="float" office:value="0.844800670279419">
                <text:p>0.8448006702794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7342915394278">
                <text:p>13.7342915394278</text:p>
              </table:table-cell>
              <table:table-cell office:value-type="float" office:value="0.835546253349219">
                <text:p>0.8355462533492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1558681724368">
                <text:p>15.1558681724368</text:p>
              </table:table-cell>
              <table:table-cell office:value-type="float" office:value="0.919652194929419">
                <text:p>0.9196521949294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91798525082815">
                <text:p>0.91798525082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1558681724368">
                <text:p>15.1558681724368</text:p>
              </table:table-cell>
              <table:table-cell office:value-type="float" office:value="0.910535786869139">
                <text:p>0.910535786869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1558681724368">
                <text:p>15.1558681724368</text:p>
              </table:table-cell>
              <table:table-cell office:value-type="float" office:value="0.893756047320467">
                <text:p>0.8937560473204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1578748188992">
                <text:p>15.1578748188992</text:p>
              </table:table-cell>
              <table:table-cell office:value-type="float" office:value="0.891639695229364">
                <text:p>0.891639695229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1656958424545">
                <text:p>15.1656958424545</text:p>
              </table:table-cell>
              <table:table-cell office:value-type="float" office:value="0.885329588000845">
                <text:p>0.885329588000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79785777580697">
                <text:p>0.879785777580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1707339960904">
                <text:p>15.1707339960904</text:p>
              </table:table-cell>
              <table:table-cell office:value-type="float" office:value="0.869134001494723">
                <text:p>0.8691340014947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656958424545">
                <text:p>15.1656958424545</text:p>
              </table:table-cell>
              <table:table-cell office:value-type="float" office:value="0.86884536479258">
                <text:p>0.868845364792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1717616526281">
                <text:p>15.1717616526281</text:p>
              </table:table-cell>
              <table:table-cell office:value-type="float" office:value="0.857646221177391">
                <text:p>0.857646221177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1676843287521">
                <text:p>15.1676843287521</text:p>
              </table:table-cell>
              <table:table-cell office:value-type="float" office:value="0.854036279772079">
                <text:p>0.8540362797720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1676843287521">
                <text:p>15.1676843287521</text:p>
              </table:table-cell>
              <table:table-cell office:value-type="float" office:value="0.853075609041177">
                <text:p>0.853075609041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1676843287521">
                <text:p>15.1676843287521</text:p>
              </table:table-cell>
              <table:table-cell office:value-type="float" office:value="0.853075609041177">
                <text:p>0.8530756090411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1589033471897">
                <text:p>15.1589033471897</text:p>
              </table:table-cell>
              <table:table-cell office:value-type="float" office:value="0.845095656986188">
                <text:p>0.8450956569861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1656958424545">
                <text:p>15.1656958424545</text:p>
              </table:table-cell>
              <table:table-cell office:value-type="float" office:value="0.842655693427114">
                <text:p>0.8426556934271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37873861913017">
                <text:p>0.8378738619130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35566305146526">
                <text:p>0.8355663051465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32813959370583">
                <text:p>0.8328139593705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1568630928599">
                <text:p>15.1568630928599</text:p>
              </table:table-cell>
              <table:table-cell office:value-type="float" office:value="0.82722680272124">
                <text:p>0.827226802721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1558681724368">
                <text:p>15.1558681724368</text:p>
              </table:table-cell>
              <table:table-cell office:value-type="float" office:value="0.812756035524162">
                <text:p>0.812756035524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13498124141852">
                <text:p>0.8134981241418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804119070762532">
                <text:p>0.8041190707625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1656958424545">
                <text:p>15.1656958424545</text:p>
              </table:table-cell>
              <table:table-cell office:value-type="float" office:value="0.801146108951637">
                <text:p>0.8011461089516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1717616526281">
                <text:p>15.1717616526281</text:p>
              </table:table-cell>
              <table:table-cell office:value-type="float" office:value="0.794125184644232">
                <text:p>0.7941251846442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578748188992">
                <text:p>15.1578748188992</text:p>
              </table:table-cell>
              <table:table-cell office:value-type="float" office:value="0.785483861583065">
                <text:p>0.7854838615830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1589033471897">
                <text:p>15.1589033471897</text:p>
              </table:table-cell>
              <table:table-cell office:value-type="float" office:value="0.776782134111696">
                <text:p>0.776782134111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1610107967904">
                <text:p>15.1610107967904</text:p>
              </table:table-cell>
              <table:table-cell office:value-type="float" office:value="0.763971317550536">
                <text:p>0.763971317550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1717616526281">
                <text:p>15.1717616526281</text:p>
              </table:table-cell>
              <table:table-cell office:value-type="float" office:value="0.729236320722329">
                <text:p>0.7292363207223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722711113384239">
                <text:p>0.7227111133842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1697062699352">
                <text:p>15.1697062699352</text:p>
              </table:table-cell>
              <table:table-cell office:value-type="float" office:value="0.717498227264286">
                <text:p>0.717498227264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5030180501367">
                <text:p>14.5030180501367</text:p>
              </table:table-cell>
              <table:table-cell office:value-type="float" office:value="0.594690642752914">
                <text:p>0.5946906427529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4952299530137">
                <text:p>14.4952299530137</text:p>
              </table:table-cell>
              <table:table-cell office:value-type="float" office:value="0.551988954798695">
                <text:p>0.551988954798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5030180501367">
                <text:p>14.5030180501367</text:p>
              </table:table-cell>
              <table:table-cell office:value-type="float" office:value="0.543795202479816">
                <text:p>0.5437952024798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4952299530137">
                <text:p>14.4952299530137</text:p>
              </table:table-cell>
              <table:table-cell office:value-type="float" office:value="0.539106646323151">
                <text:p>0.5391066463231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5006586049329">
                <text:p>14.5006586049329</text:p>
              </table:table-cell>
              <table:table-cell office:value-type="float" office:value="0.533946740492788">
                <text:p>0.5339467404927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4966930022321">
                <text:p>14.4966930022321</text:p>
              </table:table-cell>
              <table:table-cell office:value-type="float" office:value="0.532721837472928">
                <text:p>0.5327218374729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4998302980772">
                <text:p>14.4998302980772</text:p>
              </table:table-cell>
              <table:table-cell office:value-type="float" office:value="0.524833238551342">
                <text:p>0.5248332385513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5030180501367">
                <text:p>14.5030180501367</text:p>
              </table:table-cell>
              <table:table-cell office:value-type="float" office:value="0.522537130251727">
                <text:p>0.5225371302517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4998302980772">
                <text:p>14.4998302980772</text:p>
              </table:table-cell>
              <table:table-cell office:value-type="float" office:value="0.521201664201193">
                <text:p>0.521201664201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4952299530137">
                <text:p>14.4952299530137</text:p>
              </table:table-cell>
              <table:table-cell office:value-type="float" office:value="0.51819572626736">
                <text:p>0.51819572626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5147126217781">
                <text:p>14.5147126217781</text:p>
              </table:table-cell>
              <table:table-cell office:value-type="float" office:value="0.514888705987163">
                <text:p>0.5148887059871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5105922493958">
                <text:p>14.5105922493958</text:p>
              </table:table-cell>
              <table:table-cell office:value-type="float" office:value="0.514742541660015">
                <text:p>0.514742541660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5030180501367">
                <text:p>14.5030180501367</text:p>
              </table:table-cell>
              <table:table-cell office:value-type="float" office:value="0.514245831048194">
                <text:p>0.5142458310481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4959526754437">
                <text:p>14.4959526754437</text:p>
              </table:table-cell>
              <table:table-cell office:value-type="float" office:value="0.513767594380426">
                <text:p>0.5137675943804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4998302980772">
                <text:p>14.4998302980772</text:p>
              </table:table-cell>
              <table:table-cell office:value-type="float" office:value="0.495339663441018">
                <text:p>0.4953396634410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5069490184443">
                <text:p>14.5069490184443</text:p>
              </table:table-cell>
              <table:table-cell office:value-type="float" office:value="0.487915547580738">
                <text:p>0.4879155475807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959526754437">
                <text:p>14.4959526754437</text:p>
              </table:table-cell>
              <table:table-cell office:value-type="float" office:value="0.482675524030424">
                <text:p>0.482675524030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653774780069">
                <text:p>14.653774780069</text:p>
              </table:table-cell>
              <table:table-cell office:value-type="float" office:value="0.474232193529741">
                <text:p>0.4742321935297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122123443386">
                <text:p>14.5122123443386</text:p>
              </table:table-cell>
              <table:table-cell office:value-type="float" office:value="0.447665993501614">
                <text:p>0.4476659935016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01504499013">
                <text:p>14.501504499013</text:p>
              </table:table-cell>
              <table:table-cell office:value-type="float" office:value="0.433042314266905">
                <text:p>0.4330423142669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53774780069">
                <text:p>14.653774780069</text:p>
              </table:table-cell>
              <table:table-cell office:value-type="float" office:value="0.433191184097819">
                <text:p>0.4331911840978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505942430019">
                <text:p>14.505942430019</text:p>
              </table:table-cell>
              <table:table-cell office:value-type="float" office:value="0.41809893154688">
                <text:p>0.41809893154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526434160818">
                <text:p>14.526434160818</text:p>
              </table:table-cell>
              <table:table-cell office:value-type="float" office:value="0.413534528811274">
                <text:p>0.4135345288112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526434160818">
                <text:p>14.526434160818</text:p>
              </table:table-cell>
              <table:table-cell office:value-type="float" office:value="0.401144194982893">
                <text:p>0.401144194982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5290221479909">
                <text:p>14.5290221479909</text:p>
              </table:table-cell>
              <table:table-cell office:value-type="float" office:value="0.391829076267285">
                <text:p>0.391829076267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5283693271126">
                <text:p>14.5283693271126</text:p>
              </table:table-cell>
              <table:table-cell office:value-type="float" office:value="0.290045304993264">
                <text:p>0.2900453049932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7784469684104">
                <text:p>17.7784469684104</text:p>
              </table:table-cell>
              <table:table-cell office:value-type="float" office:value="0.13896468494478">
                <text:p>0.138964684944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7784469684104">
                <text:p>17.7784469684104</text:p>
              </table:table-cell>
              <table:table-cell office:value-type="float" office:value="0.13896468494478">
                <text:p>0.13896468494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69cm" svg:height="13.096cm" xlink:href=".." xlink:type="simple" chart:class="chart:scatter" chart:style-name="ch1">
        <chart:plot-area chart:style-name="ch2" table:cell-range-address="ssd.P2:ssd.Q99 ssd.Q1:ssd.Q1" chart:data-source-has-labels="row" svg:x="0.353cm" svg:y="0.261cm" svg:width="16.963cm" svg:height="12.574cm">
          <chartooo:coordinate-region svg:x="0.644cm" svg:y="0.408cm" svg:width="16.432cm" svg:height="12.1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sd.Q2:ssd.Q99" chart:label-cell-address="ssd.Q1:ssd.Q1" chart:class="chart:scatter">
            <chart:domain table:cell-range-address="ssd.P2:ssd.P99"/>
            <chart:data-point/>
            <chart:data-point chart:style-name="ch6" chart:repeated="39"/>
            <chart:data-point/>
            <chart:data-point chart:style-name="ch6" chart:repeated="2"/>
            <chart:data-point chart:repeated="7"/>
            <chart:data-point chart:style-name="ch6"/>
            <chart:data-point chart:repeated="7"/>
            <chart:data-point chart:style-name="ch6"/>
            <chart:data-point chart:repeated="2"/>
            <chart:data-point chart:style-name="ch6"/>
            <chart:data-point chart:repeated="3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Value</text:p>
                <draw:g>
                  <svg:desc>ssd.Q1:ssd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sd.P2:ssd.P99</svg:desc>
                </draw:g>
              </table:table-cell>
              <table:table-cell office:value-type="float" office:value="0">
                <text:p>0</text:p>
                <draw:g>
                  <svg:desc>ssd.Q2:ssd.Q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0000905797101449275">
                <text:p>0.0000090579710144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5">
                <text:p>0.1875</text:p>
              </table:table-cell>
              <table:table-cell office:value-type="float" office:value="0.0000269784172661871">
                <text:p>0.0000269784172661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625">
                <text:p>1.00625</text:p>
              </table:table-cell>
              <table:table-cell office:value-type="float" office:value="0.000142730496453901">
                <text:p>0.0001427304964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0000170299727520436">
                <text:p>0.0000170299727520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000166223404255319">
                <text:p>0.0000166223404255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5">
                <text:p>1.125</text:p>
              </table:table-cell>
              <table:table-cell office:value-type="float" office:value="0.000149402390438247">
                <text:p>0.00014940239043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0000492772667542707">
                <text:p>0.0000492772667542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625">
                <text:p>1.00625</text:p>
              </table:table-cell>
              <table:table-cell office:value-type="float" office:value="0.00012900641025641">
                <text:p>0.00012900641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000143494897959184">
                <text:p>0.000143494897959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006265664160401">
                <text:p>0.00006265664160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25">
                <text:p>-0.0625</text:p>
              </table:table-cell>
              <table:table-cell office:value-type="float" office:value="-0.00000783208020050125">
                <text:p>-0.0000078320802005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0.0000388198757763975">
                <text:p>0.0000388198757763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00121065375302663">
                <text:p>0.000121065375302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25">
                <text:p>0.3125</text:p>
              </table:table-cell>
              <table:table-cell office:value-type="float" office:value="0.0000377871825876663">
                <text:p>0.0000377871825876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0000451807228915663">
                <text:p>0.0000451807228915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25">
                <text:p>1.0625</text:p>
              </table:table-cell>
              <table:table-cell office:value-type="float" office:value="0.000127245508982036">
                <text:p>0.000127245508982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5">
                <text:p>0.375</text:p>
              </table:table-cell>
              <table:table-cell office:value-type="float" office:value="0.0000446428571428571">
                <text:p>0.000044642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5">
                <text:p>0.3125</text:p>
              </table:table-cell>
              <table:table-cell office:value-type="float" office:value="0.000037202380952381">
                <text:p>0.000037202380952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5">
                <text:p>0.0625</text:p>
              </table:table-cell>
              <table:table-cell office:value-type="float" office:value="0.00000736160188457008">
                <text:p>0.00000736160188457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375">
                <text:p>1.09375</text:p>
              </table:table-cell>
              <table:table-cell office:value-type="float" office:value="0.000128676470588235">
                <text:p>0.00012867647058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0000287686996547756">
                <text:p>0.0000287686996547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5">
                <text:p>0.375</text:p>
              </table:table-cell>
              <table:table-cell office:value-type="float" office:value="0.0000410733844468784">
                <text:p>0.0000410733844468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5">
                <text:p>0.875</text:p>
              </table:table-cell>
              <table:table-cell office:value-type="float" office:value="0.0000958378970427163">
                <text:p>0.0000958378970427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00108932461873638">
                <text:p>0.000108932461873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75">
                <text:p>1.1875</text:p>
              </table:table-cell>
              <table:table-cell office:value-type="float" office:value="0.000127141327623126">
                <text:p>0.000127141327623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00106269925611052">
                <text:p>0.000106269925611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25">
                <text:p>1.0625</text:p>
              </table:table-cell>
              <table:table-cell office:value-type="float" office:value="0.000112433862433862">
                <text:p>0.000112433862433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375">
                <text:p>-0.09375</text:p>
              </table:table-cell>
              <table:table-cell office:value-type="float" office:value="-0.00000972510373443983">
                <text:p>-0.000009725103734439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5">
                <text:p>0.875</text:p>
              </table:table-cell>
              <table:table-cell office:value-type="float" office:value="0.0000885627530364373">
                <text:p>0.0000885627530364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6875">
                <text:p>1.16875</text:p>
              </table:table-cell>
              <table:table-cell office:value-type="float" office:value="0.000118174924165824">
                <text:p>0.000118174924165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25">
                <text:p>1.125</text:p>
              </table:table-cell>
              <table:table-cell office:value-type="float" office:value="0.000113065326633166">
                <text:p>0.000113065326633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0000368369351669941">
                <text:p>0.0000368369351669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5">
                <text:p>1.125</text:p>
              </table:table-cell>
              <table:table-cell office:value-type="float" office:value="0.000110078277886497">
                <text:p>0.000110078277886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25">
                <text:p>1.125</text:p>
              </table:table-cell>
              <table:table-cell office:value-type="float" office:value="0.00010806916426513">
                <text:p>0.00010806916426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000239005736137667">
                <text:p>0.0000239005736137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875">
                <text:p>1.1875</text:p>
              </table:table-cell>
              <table:table-cell office:value-type="float" office:value="0.00011341929321872">
                <text:p>0.00011341929321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5">
                <text:p>1.175</text:p>
              </table:table-cell>
              <table:table-cell office:value-type="float" office:value="0.000111798287345385">
                <text:p>0.00011179828734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375">
                <text:p>2.09375</text:p>
              </table:table-cell>
              <table:table-cell office:value-type="float" office:value="0.000192972350230415">
                <text:p>0.000192972350230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0000112917795844625">
                <text:p>0.0000112917795844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6875">
                <text:p>1.16875</text:p>
              </table:table-cell>
              <table:table-cell office:value-type="float" office:value="0.000100321888412017">
                <text:p>0.000100321888412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25">
                <text:p>1.0625</text:p>
              </table:table-cell>
              <table:table-cell office:value-type="float" office:value="0.0000911234991423671">
                <text:p>0.0000911234991423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875">
                <text:p>1.01875</text:p>
              </table:table-cell>
              <table:table-cell office:value-type="float" office:value="0.0000851797658862876">
                <text:p>0.0000851797658862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25">
                <text:p>0.5625</text:p>
              </table:table-cell>
              <table:table-cell office:value-type="float" office:value="0.0000469924812030075">
                <text:p>0.0000469924812030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875">
                <text:p>1.01875</text:p>
              </table:table-cell>
              <table:table-cell office:value-type="float" office:value="0.0000844734660033167">
                <text:p>0.0000844734660033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75">
                <text:p>1.1875</text:p>
              </table:table-cell>
              <table:table-cell office:value-type="float" office:value="0.0000934303697875688">
                <text:p>0.0000934303697875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  <table:table-cell office:value-type="float" office:value="0.0000293427230046948">
                <text:p>0.00002934272300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5">
                <text:p>0.125</text:p>
              </table:table-cell>
              <table:table-cell office:value-type="float" office:value="0.00000970496894409938">
                <text:p>0.00000970496894409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0000382262996941896">
                <text:p>0.0000382262996941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000747384155455904">
                <text:p>0.0000747384155455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5">
                <text:p>0.625</text:p>
              </table:table-cell>
              <table:table-cell office:value-type="float" office:value="0.0000449317038102085">
                <text:p>0.000044931703810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25">
                <text:p>0.3125</text:p>
              </table:table-cell>
              <table:table-cell office:value-type="float" office:value="0.0000223214285714286">
                <text:p>0.00002232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000713266761768902">
                <text:p>0.0000713266761768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000704225352112676">
                <text:p>0.0000704225352112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">
                <text:p>0.125</text:p>
              </table:table-cell>
              <table:table-cell office:value-type="float" office:value="0.00000878425860857344">
                <text:p>0.00000878425860857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5">
                <text:p>1.125</text:p>
              </table:table-cell>
              <table:table-cell office:value-type="float" office:value="0.000078781512605042">
                <text:p>0.000078781512605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375">
                <text:p>1.09375</text:p>
              </table:table-cell>
              <table:table-cell office:value-type="float" office:value="0.0000742028493894166">
                <text:p>0.0000742028493894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25">
                <text:p>0.3125</text:p>
              </table:table-cell>
              <table:table-cell office:value-type="float" office:value="0.0000209731543624161">
                <text:p>0.0000209731543624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375">
                <text:p>0.34375</text:p>
              </table:table-cell>
              <table:table-cell office:value-type="float" office:value="0.0000224820143884892">
                <text:p>0.0000224820143884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375">
                <text:p>1.09375</text:p>
              </table:table-cell>
              <table:table-cell office:value-type="float" office:value="0.0000697100063734863">
                <text:p>0.0000697100063734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5">
                <text:p>0.375</text:p>
              </table:table-cell>
              <table:table-cell office:value-type="float" office:value="0.000023719165085389">
                <text:p>0.000023719165085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5">
                <text:p>1.125</text:p>
              </table:table-cell>
              <table:table-cell office:value-type="float" office:value="0.000071157495256167">
                <text:p>0.000071157495256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125">
                <text:p>0.28125</text:p>
              </table:table-cell>
              <table:table-cell office:value-type="float" office:value="0.0000176221804511278">
                <text:p>0.0000176221804511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75">
                <text:p>1.1875</text:p>
              </table:table-cell>
              <table:table-cell office:value-type="float" office:value="0.0000738036047234307">
                <text:p>0.0000738036047234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375">
                <text:p>0.59375</text:p>
              </table:table-cell>
              <table:table-cell office:value-type="float" office:value="0.0000367874845105328">
                <text:p>0.0000367874845105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5">
                <text:p>1.125</text:p>
              </table:table-cell>
              <table:table-cell office:value-type="float" office:value="0.0000683890577507599">
                <text:p>0.00006838905775075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5">
                <text:p>0.875</text:p>
              </table:table-cell>
              <table:table-cell office:value-type="float" office:value="0.0000530624620982414">
                <text:p>0.0000530624620982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75">
                <text:p>0.9875</text:p>
              </table:table-cell>
              <table:table-cell office:value-type="float" office:value="0.0000590963494913226">
                <text:p>0.000059096349491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5625">
                <text:p>1.15625</text:p>
              </table:table-cell>
              <table:table-cell office:value-type="float" office:value="0.0000688653960690887">
                <text:p>0.0000688653960690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25">
                <text:p>1.125</text:p>
              </table:table-cell>
              <table:table-cell office:value-type="float" office:value="0.0000669642857142857">
                <text:p>0.00006696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000058411214953271">
                <text:p>0.000058411214953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6875">
                <text:p>1.16875</text:p>
              </table:table-cell>
              <table:table-cell office:value-type="float" office:value="0.00006640625">
                <text:p>0.0000664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5">
                <text:p>1.1875</text:p>
              </table:table-cell>
              <table:table-cell office:value-type="float" office:value="0.0000633671291355389">
                <text:p>0.0000633671291355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0000511770726714432">
                <text:p>0.0000511770726714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5">
                <text:p>0.125</text:p>
              </table:table-cell>
              <table:table-cell office:value-type="float" office:value="0.00000633552965027876">
                <text:p>0.0000063355296502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">
                <text:p>0.875</text:p>
              </table:table-cell>
              <table:table-cell office:value-type="float" office:value="0.0000422501207146306">
                <text:p>0.0000422501207146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5625">
                <text:p>1.15625</text:p>
              </table:table-cell>
              <table:table-cell office:value-type="float" office:value="0.0000555088814210274">
                <text:p>0.0000555088814210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6875">
                <text:p>1.16875</text:p>
              </table:table-cell>
              <table:table-cell office:value-type="float" office:value="0.0000561089774363898">
                <text:p>0.0000561089774363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25">
                <text:p>1.125</text:p>
              </table:table-cell>
              <table:table-cell office:value-type="float" office:value="0.0000512762078395624">
                <text:p>0.0000512762078395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875">
                <text:p>1.01875</text:p>
              </table:table-cell>
              <table:table-cell office:value-type="float" office:value="0.0000453382287494437">
                <text:p>0.0000453382287494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25">
                <text:p>2.125</text:p>
              </table:table-cell>
              <table:table-cell office:value-type="float" office:value="0.0000899661303979678">
                <text:p>0.00008996613039796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25">
                <text:p>1.125</text:p>
              </table:table-cell>
              <table:table-cell office:value-type="float" office:value="0.000042420814479638">
                <text:p>0.000042420814479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875">
                <text:p>1.1875</text:p>
              </table:table-cell>
              <table:table-cell office:value-type="float" office:value="0.000043009779065556">
                <text:p>0.000043009779065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25">
                <text:p>0.625</text:p>
              </table:table-cell>
              <table:table-cell office:value-type="float" office:value="0.000022202486678508">
                <text:p>0.000022202486678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9375">
                <text:p>1.09375</text:p>
              </table:table-cell>
              <table:table-cell office:value-type="float" office:value="0.0000378198478561549">
                <text:p>0.0000378198478561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75">
                <text:p>1.1875</text:p>
              </table:table-cell>
              <table:table-cell office:value-type="float" office:value="0.0000397423025435074">
                <text:p>0.00003974230254350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25">
                <text:p>1.125</text:p>
              </table:table-cell>
              <table:table-cell office:value-type="float" office:value="0.000036360698125404">
                <text:p>0.00003636069812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  <table:table-cell office:value-type="float" office:value="0.000030086649550706">
                <text:p>0.000030086649550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5625">
                <text:p>1.15625</text:p>
              </table:table-cell>
              <table:table-cell office:value-type="float" office:value="0.0000353809669522644">
                <text:p>0.0000353809669522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00272702481592582">
                <text:p>0.00002727024815925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875">
                <text:p>1.1875</text:p>
              </table:table-cell>
              <table:table-cell office:value-type="float" office:value="0.0000319994610617084">
                <text:p>0.0000319994610617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5">
                <text:p>0.875</text:p>
              </table:table-cell>
              <table:table-cell office:value-type="float" office:value="0.0000220959595959596">
                <text:p>0.0000220959595959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5">
                <text:p>0.875</text:p>
              </table:table-cell>
              <table:table-cell office:value-type="float" office:value="0.0000213623046875">
                <text:p>0.000021362304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5">
                <text:p>1.125</text:p>
              </table:table-cell>
              <table:table-cell office:value-type="float" office:value="0.0000270043206913106">
                <text:p>0.0000270043206913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875">
                <text:p>1.01875</text:p>
              </table:table-cell>
              <table:table-cell office:value-type="float" office:value="0.0000243545302414535">
                <text:p>0.0000243545302414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375">
                <text:p>1.9375</text:p>
              </table:table-cell>
              <table:table-cell office:value-type="float" office:value="0.0000423497267759563">
                <text:p>0.0000423497267759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5">
                <text:p>0.625</text:p>
              </table:table-cell>
              <table:table-cell office:value-type="float" office:value="0.0000128865979381443">
                <text:p>0.00001288659793814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5">
                <text:p>0.875</text:p>
              </table:table-cell>
              <table:table-cell office:value-type="float" office:value="0.0000119879435539115">
                <text:p>0.0000119879435539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8.627cm" xlink:href=".." xlink:type="simple" chart:class="chart:scatter" chart:style-name="ch1">
        <chart:plot-area chart:style-name="ch2" table:cell-range-address="hdd.K1:hdd.L148" chart:data-source-has-labels="row" svg:x="0.32cm" svg:y="0.372cm" svg:width="15.36cm" svg:height="17.883cm">
          <chartooo:coordinate-region svg:x="1.471cm" svg:y="0.571cm" svg:width="13.877cm" svg:height="17.0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dd.L2:hdd.L148" chart:label-cell-address="hdd.L1:hdd.L1" chart:class="chart:scatter">
            <chart:domain table:cell-range-address="hdd.K2:hdd.K148"/>
            <chart:data-point/>
            <chart:data-point chart:style-name="ch6" chart:repeated="2"/>
            <chart:data-point chart:repeated="5"/>
            <chart:data-point chart:style-name="ch6"/>
            <chart:data-point chart:repeated="4"/>
            <chart:data-point chart:style-name="ch6"/>
            <chart:data-point chart:repeated="15"/>
            <chart:data-point chart:style-name="ch6"/>
            <chart:data-point chart:repeated="23"/>
            <chart:data-point chart:style-name="ch6"/>
            <chart:data-point chart:repeated="25"/>
            <chart:data-point chart:style-name="ch6"/>
            <chart:data-point chart:repeated="36"/>
            <chart:data-point chart:style-name="ch6"/>
            <chart:data-point chart:repeated="11"/>
            <chart:data-point chart:style-name="ch6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alue</text:p>
                <draw:g>
                  <svg:desc>hdd.L1:hd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dd.K2:hdd.K148</svg:desc>
                </draw:g>
              </table:table-cell>
              <table:table-cell office:value-type="float" office:value="0">
                <text:p>0</text:p>
                <draw:g>
                  <svg:desc>hdd.L2:hdd.L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80272108843537">
                <text:p>0.000068027210884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61375661375661">
                <text:p>0.0000661375661375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39795265515035">
                <text:p>0.000063979526551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572737686139748">
                <text:p>0.000057273768613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5406421396438">
                <text:p>0.000015406421396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53298994358597">
                <text:p>0.0000153298994358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0000891742464776173">
                <text:p>0.00000891742464776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508130081300813">
                <text:p>0.0000508130081300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96031746031746">
                <text:p>0.0000496031746031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93096646942801">
                <text:p>0.0000493096646942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9476260401371">
                <text:p>0.0000489476260401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661800486618">
                <text:p>0.000048661800486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1695568400771">
                <text:p>0.0000481695568400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71475719000471">
                <text:p>0.0000471475719000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52898550724638">
                <text:p>0.0000452898550724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  <table:table-cell office:value-type="float" office:value="0.0000127064803049555">
                <text:p>0.0000127064803049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78787878787879">
                <text:p>0.0000378787878787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01638411188356">
                <text:p>0.0000101638411188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4298724954463">
                <text:p>0.0000364298724954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2713093942691">
                <text:p>0.0000362713093942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0750360750361">
                <text:p>0.0000360750360750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996690985926723">
                <text:p>0.00000996690985926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650623885918">
                <text:p>0.000035650623885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4233085370174">
                <text:p>0.0000354233085370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0877192982456">
                <text:p>0.0000350877192982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949667616334283">
                <text:p>0.00000949667616334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27761389708292">
                <text:p>0.0000327761389708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16856780735108">
                <text:p>0.0000316856780735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14169022934339">
                <text:p>0.0000314169022934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06372549019608">
                <text:p>0.0000306372549019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02755071147442">
                <text:p>0.0000302755071147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91120815138282">
                <text:p>0.0000291120815138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6410256410256">
                <text:p>0.0000256410256410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4647313470843">
                <text:p>0.0000254647313470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1004016064257">
                <text:p>0.0000251004016064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0815149235014">
                <text:p>0.0000250815149235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9687890137328">
                <text:p>0.0000249687890137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9687890137328">
                <text:p>0.0000249687890137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5098039215686">
                <text:p>0.0000245098039215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39120038259206">
                <text:p>0.0000239120038259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31642344220523">
                <text:p>0.0000231642344220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8310502283105">
                <text:p>0.0000228310502283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5073148773351">
                <text:p>0.0000225073148773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075055187638">
                <text:p>0.0000220750551876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60916179337232">
                <text:p>0.0000060916179337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6450216450216">
                <text:p>0.0000216450216450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2585034013605">
                <text:p>0.0000212585034013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1104074308634">
                <text:p>0.00002111040743086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9380234505863">
                <text:p>0.0000209380234505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4750204750205">
                <text:p>0.0000204750204750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3748981255094">
                <text:p>0.00002037489812550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96193839513439">
                <text:p>0.0000196193839513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94931773879142">
                <text:p>0.0000194931773879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8811136192626">
                <text:p>0.000018811136192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8539546509552">
                <text:p>0.0000178539546509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8443968593862">
                <text:p>0.0000178443968593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5070028011204">
                <text:p>0.0000175070028011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415534656914">
                <text:p>0.000017415534656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1909919202338">
                <text:p>0.000017190991920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8947457340767">
                <text:p>0.000016894745734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5343915343915">
                <text:p>0.0000165343915343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4609053497942">
                <text:p>0.000016460905349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9413358839471">
                <text:p>0.0000159413358839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7977883096367">
                <text:p>0.0000157977883096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6862745098039">
                <text:p>0.0000156862745098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6347717323327">
                <text:p>0.0000156347717323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5110904296572">
                <text:p>0.00001551109042965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389350569406">
                <text:p>0.000015389350569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1515151515152">
                <text:p>0.0000151515151515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5815106445028">
                <text:p>0.0000145815106445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4675925925926">
                <text:p>0.0000144675925925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367816091954">
                <text:p>0.000014367816091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3184421534937">
                <text:p>0.0000143184421534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1123341800734">
                <text:p>0.0000141123341800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6780194227876">
                <text:p>0.000013678019422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6332651670075">
                <text:p>0.0000136332651670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4898151895319">
                <text:p>0.0000134898151895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3547008547009">
                <text:p>0.00001335470085470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0310138128746">
                <text:p>0.0000130310138128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9098889749548">
                <text:p>0.0000129098889749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9098889749548">
                <text:p>0.0000129098889749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7860887354558">
                <text:p>0.0000127860887354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7860887354558">
                <text:p>0.0000127860887354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6214817619589">
                <text:p>0.0000126214817619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6214817619589">
                <text:p>0.0000126214817619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4937531234383">
                <text:p>0.0000124937531234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2819945959224">
                <text:p>0.0000122819945959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1921482565228">
                <text:p>0.0000121921482565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1388686574411">
                <text:p>0.0000121388686574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0554550934298">
                <text:p>0.0000120554550934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4077116130504">
                <text:p>0.0000114077116130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3726828158763">
                <text:p>0.0000113726828158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3726828158763">
                <text:p>0.00001137268281587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2422709387296">
                <text:p>0.0000112422709387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05216622458">
                <text:p>0.00001105216622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820105820106">
                <text:p>0.0000105820105820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552037154317">
                <text:p>0.0000105552037154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185652676975">
                <text:p>0.0000105185652676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1750101750102">
                <text:p>0.0000101750101750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94431185361973">
                <text:p>0.000009944311853619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82125319190729">
                <text:p>0.00000982125319190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77517106549365">
                <text:p>0.00000977517106549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26183199036769">
                <text:p>0.00000926183199036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25154963456379">
                <text:p>0.000009251549634563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1424392027793">
                <text:p>0.0000091424392027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99928005759539">
                <text:p>0.00000899928005759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8581805297192">
                <text:p>0.00000885818052971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35421888053467">
                <text:p>0.000008354218880534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93650793650794">
                <text:p>0.00000793650793650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81188969611749">
                <text:p>0.000007811889696117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66107408258638">
                <text:p>0.00000766107408258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55857898715042">
                <text:p>0.00000755857898715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51766651631334">
                <text:p>0.00000751766651631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40905386382159">
                <text:p>0.00000740905386382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671636778830009">
                <text:p>0.00000671636778830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615460364352536">
                <text:p>0.000006154603643525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